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0264in" svg:height="5.0768in" svg:x="0.4512in" svg:y="0.2252in">
            <draw:object draw:notify-on-update-of-ranges="Sheet1.A2:Sheet1.A849 Sheet1.B1:Sheet1.B1 Sheet1.B2:Sheet1.B849 Sheet1.C1:Sheet1.C1 Sheet1.C2:Sheet1.C849 Sheet1.D1:Sheet1.D1 Sheet1.D2:Sheet1.D849 Sheet1.E1:Sheet1.E1 Sheet1.E2:Sheet1.E8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264in" svg:height="5.0772in" svg:x="9.6437in" svg:y="0.2039in">
            <draw:object draw:notify-on-update-of-ranges="Sheet1.G2:Sheet1.G848 Sheet1.H1:Sheet1.H1 Sheet1.H2:Sheet1.H848 Sheet1.I1:Sheet1.I1 Sheet1.I2:Sheet1.I848 Sheet1.J1:Sheet1.J1 Sheet1.J2:Sheet1.J848 Sheet1.K1:Sheet1.K1 Sheet1.K2:Sheet1.K8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convolve</text:p>
          </table:table-cell>
          <table:table-cell office:value-type="string" calcext:value-type="string">
            <text:p>real</text:p>
          </table:table-cell>
          <table:table-cell table:style-name="ce1" office:value-type="string" calcext:value-type="string">
            <text:p>check</text:p>
          </table:table-cell>
          <table:table-cell table:number-columns-repeated="2"/>
          <table:table-cell table:style-name="Default" office:value-type="string" calcext:value-type="string">
            <text:p>bindary</text:p>
          </table:table-cell>
          <table:table-cell office:value-type="string" calcext:value-type="string">
            <text:p>convolve</text:p>
          </table:table-cell>
          <table:table-cell office:value-type="string" calcext:value-type="string">
            <text:p>real</text:p>
          </table:table-cell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5367431640625" calcext:value-type="float">
            <text:p>9.54E-06</text:p>
          </table:table-cell>
          <table:table-cell office:value-type="float" office:value="0.000749588012695313" calcext:value-type="float">
            <text:p>0.000749588012695</text:p>
          </table:table-cell>
          <table:table-cell office:value-type="float" office:value="0.00825119018554688" calcext:value-type="float">
            <text:p>0.008251190185547</text:p>
          </table:table-cell>
          <table:table-cell table:style-name="ce1" office:value-type="float" office:value="0.00000643730163574219" calcext:value-type="float">
            <text:p>6.44E-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691413879394531" calcext:value-type="float">
            <text:p>6.91E-06</text:p>
          </table:table-cell>
          <table:table-cell office:value-type="float" office:value="0.000680446624755859" calcext:value-type="float">
            <text:p>0.000680446624756</text:p>
          </table:table-cell>
          <table:table-cell office:value-type="float" office:value="0.00821423530578613" calcext:value-type="float">
            <text:p>0.008214235305786</text:p>
          </table:table-cell>
          <table:table-cell office:value-type="float" office:value="0.00000405311584472656" calcext:value-type="float">
            <text:p>4.05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52995300292969" calcext:value-type="float">
            <text:p>4.53E-06</text:p>
          </table:table-cell>
          <table:table-cell office:value-type="float" office:value="0.000686883926391602" calcext:value-type="float">
            <text:p>0.000686883926392</text:p>
          </table:table-cell>
          <table:table-cell office:value-type="float" office:value="0.00844907760620117" calcext:value-type="float">
            <text:p>0.008449077606201</text:p>
          </table:table-cell>
          <table:table-cell table:style-name="ce1" office:value-type="float" office:value="0.00000476837158203125" calcext:value-type="float">
            <text:p>4.77E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649690628051758" calcext:value-type="float">
            <text:p>0.000649690628052</text:p>
          </table:table-cell>
          <table:table-cell office:value-type="float" office:value="0.00835514068603516" calcext:value-type="float">
            <text:p>0.008355140686035</text:p>
          </table:table-cell>
          <table:table-cell office:value-type="float" office:value="0.00000309944152832031" calcext:value-type="float">
            <text:p>3.10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611543655395508" calcext:value-type="float">
            <text:p>0.000611543655396</text:p>
          </table:table-cell>
          <table:table-cell office:value-type="float" office:value="0.0118508338928223" calcext:value-type="float">
            <text:p>0.011850833892822</text:p>
          </table:table-cell>
          <table:table-cell table:style-name="ce1" office:value-type="float" office:value="0.00000500679016113281" calcext:value-type="float">
            <text:p>5.01E-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0405311584472656" calcext:value-type="float">
            <text:p>4.05E-06</text:p>
          </table:table-cell>
          <table:table-cell office:value-type="float" office:value="0.000646591186523438" calcext:value-type="float">
            <text:p>0.000646591186523</text:p>
          </table:table-cell>
          <table:table-cell office:value-type="float" office:value="0.00819063186645508" calcext:value-type="float">
            <text:p>0.008190631866455</text:p>
          </table:table-cell>
          <table:table-cell office:value-type="float" office:value="0.00000262260437011719" calcext:value-type="float">
            <text:p>2.62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57627868652344" calcext:value-type="float">
            <text:p>3.58E-06</text:p>
          </table:table-cell>
          <table:table-cell office:value-type="float" office:value="0.00046229362487793" calcext:value-type="float">
            <text:p>0.000462293624878</text:p>
          </table:table-cell>
          <table:table-cell office:value-type="float" office:value="0.00927472114562988" calcext:value-type="float">
            <text:p>0.00927472114563</text:p>
          </table:table-cell>
          <table:table-cell table:style-name="ce1" office:value-type="float" office:value="0.00000619888305664063" calcext:value-type="float">
            <text:p>6.20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632286071777344" calcext:value-type="float">
            <text:p>0.000632286071777</text:p>
          </table:table-cell>
          <table:table-cell office:value-type="float" office:value="0.00870656967163086" calcext:value-type="float">
            <text:p>0.008706569671631</text:p>
          </table:table-cell>
          <table:table-cell office:value-type="float" office:value="0.00000262260437011719" calcext:value-type="float">
            <text:p>2.62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429153442382813" calcext:value-type="float">
            <text:p>4.29E-06</text:p>
          </table:table-cell>
          <table:table-cell office:value-type="float" office:value="0.000527381896972656" calcext:value-type="float">
            <text:p>0.000527381896973</text:p>
          </table:table-cell>
          <table:table-cell office:value-type="float" office:value="0.00806307792663574" calcext:value-type="float">
            <text:p>0.008063077926636</text:p>
          </table:table-cell>
          <table:table-cell table:style-name="ce1" office:value-type="float" office:value="0.0000057220458984375" calcext:value-type="float">
            <text:p>5.72E-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596046447753906" calcext:value-type="float">
            <text:p>5.96E-06</text:p>
          </table:table-cell>
          <table:table-cell office:value-type="float" office:value="0.000639438629150391" calcext:value-type="float">
            <text:p>0.00063943862915</text:p>
          </table:table-cell>
          <table:table-cell office:value-type="float" office:value="0.00912928581237793" calcext:value-type="float">
            <text:p>0.009129285812378</text:p>
          </table:table-cell>
          <table:table-cell office:value-type="float" office:value="0.00000452995300292969" calcext:value-type="float">
            <text:p>4.5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05311584472656" calcext:value-type="float">
            <text:p>4.05E-06</text:p>
          </table:table-cell>
          <table:table-cell office:value-type="float" office:value="0.00048065185546875" calcext:value-type="float">
            <text:p>0.000480651855469</text:p>
          </table:table-cell>
          <table:table-cell office:value-type="float" office:value="0.00946617126464844" calcext:value-type="float">
            <text:p>0.009466171264648</text:p>
          </table:table-cell>
          <table:table-cell table:style-name="ce1" office:value-type="float" office:value="0.00000643730163574219" calcext:value-type="float">
            <text:p>6.44E-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691652297973633" calcext:value-type="float">
            <text:p>0.000691652297974</text:p>
          </table:table-cell>
          <table:table-cell office:value-type="float" office:value="0.00797629356384277" calcext:value-type="float">
            <text:p>0.007976293563843</text:p>
          </table:table-cell>
          <table:table-cell office:value-type="float" office:value="0.00000333786010742187" calcext:value-type="float">
            <text:p>3.3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405311584472656" calcext:value-type="float">
            <text:p>4.05E-06</text:p>
          </table:table-cell>
          <table:table-cell office:value-type="float" office:value="0.000709295272827148" calcext:value-type="float">
            <text:p>0.000709295272827</text:p>
          </table:table-cell>
          <table:table-cell office:value-type="float" office:value="0.00862765312194824" calcext:value-type="float">
            <text:p>0.008627653121948</text:p>
          </table:table-cell>
          <table:table-cell table:style-name="ce1" office:value-type="float" office:value="0.00000691413879394531" calcext:value-type="float">
            <text:p>6.91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500679016113281" calcext:value-type="float">
            <text:p>5.01E-06</text:p>
          </table:table-cell>
          <table:table-cell office:value-type="float" office:value="0.000591278076171875" calcext:value-type="float">
            <text:p>0.000591278076172</text:p>
          </table:table-cell>
          <table:table-cell office:value-type="float" office:value="0.00853157043457031" calcext:value-type="float">
            <text:p>0.00853157043457</text:p>
          </table:table-cell>
          <table:table-cell office:value-type="float" office:value="0.00000357627868652344" calcext:value-type="float">
            <text:p>3.58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29153442382813" calcext:value-type="float">
            <text:p>4.29E-06</text:p>
          </table:table-cell>
          <table:table-cell office:value-type="float" office:value="0.000711917877197266" calcext:value-type="float">
            <text:p>0.000711917877197</text:p>
          </table:table-cell>
          <table:table-cell office:value-type="float" office:value="0.00927591323852539" calcext:value-type="float">
            <text:p>0.009275913238525</text:p>
          </table:table-cell>
          <table:table-cell table:style-name="ce1" office:value-type="float" office:value="0.00000691413879394531" calcext:value-type="float">
            <text:p>6.91E-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738859176635742" calcext:value-type="float">
            <text:p>0.000738859176636</text:p>
          </table:table-cell>
          <table:table-cell office:value-type="float" office:value="0.00817108154296875" calcext:value-type="float">
            <text:p>0.008171081542969</text:p>
          </table:table-cell>
          <table:table-cell office:value-type="float" office:value="0.00000357627868652344" calcext:value-type="float">
            <text:p>3.58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476837158203125" calcext:value-type="float">
            <text:p>4.77E-06</text:p>
          </table:table-cell>
          <table:table-cell office:value-type="float" office:value="0.000707149505615234" calcext:value-type="float">
            <text:p>0.000707149505615</text:p>
          </table:table-cell>
          <table:table-cell office:value-type="float" office:value="0.0108890533447266" calcext:value-type="float">
            <text:p>0.010889053344727</text:p>
          </table:table-cell>
          <table:table-cell table:style-name="ce1" office:value-type="float" office:value="0.0000293254852294922" calcext:value-type="float">
            <text:p>2.93E-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571012496948242" calcext:value-type="float">
            <text:p>0.000571012496948</text:p>
          </table:table-cell>
          <table:table-cell office:value-type="float" office:value="0.00926709175109863" calcext:value-type="float">
            <text:p>0.009267091751099</text:p>
          </table:table-cell>
          <table:table-cell office:value-type="float" office:value="0.00000452995300292969" calcext:value-type="float">
            <text:p>4.53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746488571166992" calcext:value-type="float">
            <text:p>0.000746488571167</text:p>
          </table:table-cell>
          <table:table-cell office:value-type="float" office:value="0.00911688804626465" calcext:value-type="float">
            <text:p>0.009116888046265</text:p>
          </table:table-cell>
          <table:table-cell table:style-name="ce1" office:value-type="float" office:value="0.00000810623168945313" calcext:value-type="float">
            <text:p>8.11E-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00548362731933594" calcext:value-type="float">
            <text:p>5.48E-06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10122489929199" calcext:value-type="float">
            <text:p>0.008101224899292</text:p>
          </table:table-cell>
          <table:table-cell office:value-type="float" office:value="0.00000357627868652344" calcext:value-type="float">
            <text:p>3.58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52995300292969" calcext:value-type="float">
            <text:p>4.53E-06</text:p>
          </table:table-cell>
          <table:table-cell office:value-type="float" office:value="0.000452280044555664" calcext:value-type="float">
            <text:p>0.000452280044556</text:p>
          </table:table-cell>
          <table:table-cell office:value-type="float" office:value="0.00941896438598633" calcext:value-type="float">
            <text:p>0.009418964385986</text:p>
          </table:table-cell>
          <table:table-cell table:style-name="ce1" office:value-type="float" office:value="0.00000858306884765625" calcext:value-type="float">
            <text:p>8.58E-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919222831726074" calcext:value-type="float">
            <text:p>0.009192228317261</text:p>
          </table:table-cell>
          <table:table-cell office:value-type="float" office:value="0.000003814697265625" calcext:value-type="float">
            <text:p>3.81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42724609375" calcext:value-type="float">
            <text:p>0.00042724609375</text:p>
          </table:table-cell>
          <table:table-cell office:value-type="float" office:value="0.00871086120605469" calcext:value-type="float">
            <text:p>0.008710861206055</text:p>
          </table:table-cell>
          <table:table-cell table:style-name="ce1" office:value-type="float" office:value="0.0000140666961669922" calcext:value-type="float">
            <text:p>1.41E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00500679016113281" calcext:value-type="float">
            <text:p>5.01E-06</text:p>
          </table:table-cell>
          <table:table-cell office:value-type="float" office:value="0.000532865524291992" calcext:value-type="float">
            <text:p>0.000532865524292</text:p>
          </table:table-cell>
          <table:table-cell office:value-type="float" office:value="0.00799727439880371" calcext:value-type="float">
            <text:p>0.007997274398804</text:p>
          </table:table-cell>
          <table:table-cell office:value-type="float" office:value="0.00000405311584472656" calcext:value-type="float">
            <text:p>4.05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725269317626953" calcext:value-type="float">
            <text:p>0.000725269317627</text:p>
          </table:table-cell>
          <table:table-cell office:value-type="float" office:value="0.00898337364196777" calcext:value-type="float">
            <text:p>0.008983373641968</text:p>
          </table:table-cell>
          <table:table-cell table:style-name="ce1" office:value-type="float" office:value="0.0000283718109130859" calcext:value-type="float">
            <text:p>2.84E-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62108039855957" calcext:value-type="float">
            <text:p>0.00062108039856</text:p>
          </table:table-cell>
          <table:table-cell office:value-type="float" office:value="0.00873851776123047" calcext:value-type="float">
            <text:p>0.00873851776123</text:p>
          </table:table-cell>
          <table:table-cell office:value-type="float" office:value="0.00000405311584472656" calcext:value-type="float">
            <text:p>4.0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500679016113281" calcext:value-type="float">
            <text:p>5.01E-06</text:p>
          </table:table-cell>
          <table:table-cell office:value-type="float" office:value="0.000433683395385742" calcext:value-type="float">
            <text:p>0.000433683395386</text:p>
          </table:table-cell>
          <table:table-cell office:value-type="float" office:value="0.00914859771728516" calcext:value-type="float">
            <text:p>0.009148597717285</text:p>
          </table:table-cell>
          <table:table-cell table:style-name="ce1" office:value-type="float" office:value="0.0000157356262207031" calcext:value-type="float">
            <text:p>1.57E-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00596046447753906" calcext:value-type="float">
            <text:p>5.96E-06</text:p>
          </table:table-cell>
          <table:table-cell office:value-type="float" office:value="0.000569581985473633" calcext:value-type="float">
            <text:p>0.000569581985474</text:p>
          </table:table-cell>
          <table:table-cell office:value-type="float" office:value="0.00823760032653809" calcext:value-type="float">
            <text:p>0.008237600326538</text:p>
          </table:table-cell>
          <table:table-cell office:value-type="float" office:value="0.0000221729278564453" calcext:value-type="float">
            <text:p>2.22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548362731933594" calcext:value-type="float">
            <text:p>5.48E-06</text:p>
          </table:table-cell>
          <table:table-cell office:value-type="float" office:value="0.000632286071777344" calcext:value-type="float">
            <text:p>0.000632286071777</text:p>
          </table:table-cell>
          <table:table-cell office:value-type="float" office:value="0.00933265686035156" calcext:value-type="float">
            <text:p>0.009332656860352</text:p>
          </table:table-cell>
          <table:table-cell table:style-name="ce1" office:value-type="float" office:value="0.0000121593475341797" calcext:value-type="float">
            <text:p>1.22E-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569343566894531" calcext:value-type="float">
            <text:p>0.000569343566895</text:p>
          </table:table-cell>
          <table:table-cell office:value-type="float" office:value="0.00983905792236328" calcext:value-type="float">
            <text:p>0.009839057922363</text:p>
          </table:table-cell>
          <table:table-cell office:value-type="float" office:value="0.0000231266021728516" calcext:value-type="float">
            <text:p>2.31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57220458984375" calcext:value-type="float">
            <text:p>5.72E-06</text:p>
          </table:table-cell>
          <table:table-cell office:value-type="float" office:value="0.000591039657592773" calcext:value-type="float">
            <text:p>0.000591039657593</text:p>
          </table:table-cell>
          <table:table-cell office:value-type="float" office:value="0.0101613998413086" calcext:value-type="float">
            <text:p>0.010161399841309</text:p>
          </table:table-cell>
          <table:table-cell table:style-name="ce1" office:value-type="float" office:value="0.0000119209289550781" calcext:value-type="float">
            <text:p>1.19E-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00548362731933594" calcext:value-type="float">
            <text:p>5.48E-06</text:p>
          </table:table-cell>
          <table:table-cell office:value-type="float" office:value="0.000540494918823242" calcext:value-type="float">
            <text:p>0.000540494918823</text:p>
          </table:table-cell>
          <table:table-cell office:value-type="float" office:value="0.00900483131408691" calcext:value-type="float">
            <text:p>0.009004831314087</text:p>
          </table:table-cell>
          <table:table-cell office:value-type="float" office:value="0.00000524520874023438" calcext:value-type="float">
            <text:p>5.25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57220458984375" calcext:value-type="float">
            <text:p>5.72E-06</text:p>
          </table:table-cell>
          <table:table-cell office:value-type="float" office:value="0.000629425048828125" calcext:value-type="float">
            <text:p>0.000629425048828</text:p>
          </table:table-cell>
          <table:table-cell office:value-type="float" office:value="0.00934219360351563" calcext:value-type="float">
            <text:p>0.009342193603516</text:p>
          </table:table-cell>
          <table:table-cell table:style-name="ce1" office:value-type="float" office:value="0.0000131130218505859" calcext:value-type="float">
            <text:p>1.31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0667572021484375" calcext:value-type="float">
            <text:p>6.68E-06</text:p>
          </table:table-cell>
          <table:table-cell office:value-type="float" office:value="0.000656843185424805" calcext:value-type="float">
            <text:p>0.000656843185425</text:p>
          </table:table-cell>
          <table:table-cell office:value-type="float" office:value="0.00844407081604004" calcext:value-type="float">
            <text:p>0.00844407081604</text:p>
          </table:table-cell>
          <table:table-cell office:value-type="float" office:value="0.0000295639038085937" calcext:value-type="float">
            <text:p>2.96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524520874023438" calcext:value-type="float">
            <text:p>5.25E-06</text:p>
          </table:table-cell>
          <table:table-cell office:value-type="float" office:value="0.000593185424804688" calcext:value-type="float">
            <text:p>0.000593185424805</text:p>
          </table:table-cell>
          <table:table-cell office:value-type="float" office:value="0.00893592834472656" calcext:value-type="float">
            <text:p>0.008935928344727</text:p>
          </table:table-cell>
          <table:table-cell table:style-name="ce1" office:value-type="float" office:value="0.0000135898590087891" calcext:value-type="float">
            <text:p>1.36E-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0057220458984375" calcext:value-type="float">
            <text:p>5.72E-06</text:p>
          </table:table-cell>
          <table:table-cell office:value-type="float" office:value="0.000597000122070313" calcext:value-type="float">
            <text:p>0.00059700012207</text:p>
          </table:table-cell>
          <table:table-cell office:value-type="float" office:value="0.00813722610473633" calcext:value-type="float">
            <text:p>0.008137226104736</text:p>
          </table:table-cell>
          <table:table-cell office:value-type="float" office:value="0.00000548362731933594" calcext:value-type="float">
            <text:p>5.48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476837158203125" calcext:value-type="float">
            <text:p>4.77E-06</text:p>
          </table:table-cell>
          <table:table-cell office:value-type="float" office:value="0.000442028045654297" calcext:value-type="float">
            <text:p>0.000442028045654</text:p>
          </table:table-cell>
          <table:table-cell office:value-type="float" office:value="0.0106306076049805" calcext:value-type="float">
            <text:p>0.010630607604981</text:p>
          </table:table-cell>
          <table:table-cell table:style-name="ce1" office:value-type="float" office:value="0.0000278949737548828" calcext:value-type="float">
            <text:p>2.79E-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00548362731933594" calcext:value-type="float">
            <text:p>5.48E-06</text:p>
          </table:table-cell>
          <table:table-cell office:value-type="float" office:value="0.000662803649902344" calcext:value-type="float">
            <text:p>0.000662803649902</text:p>
          </table:table-cell>
          <table:table-cell office:value-type="float" office:value="0.00859475135803223" calcext:value-type="float">
            <text:p>0.008594751358032</text:p>
          </table:table-cell>
          <table:table-cell office:value-type="float" office:value="0.0000245571136474609" calcext:value-type="float">
            <text:p>2.46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500679016113281" calcext:value-type="float">
            <text:p>5.01E-06</text:p>
          </table:table-cell>
          <table:table-cell office:value-type="float" office:value="0.000745534896850586" calcext:value-type="float">
            <text:p>0.000745534896851</text:p>
          </table:table-cell>
          <table:table-cell office:value-type="float" office:value="0.00845575332641602" calcext:value-type="float">
            <text:p>0.008455753326416</text:p>
          </table:table-cell>
          <table:table-cell table:style-name="ce1" office:value-type="float" office:value="0.0000159740447998047" calcext:value-type="float">
            <text:p>1.60E-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00619888305664063" calcext:value-type="float">
            <text:p>6.20E-06</text:p>
          </table:table-cell>
          <table:table-cell office:value-type="float" office:value="0.000554084777832031" calcext:value-type="float">
            <text:p>0.000554084777832</text:p>
          </table:table-cell>
          <table:table-cell office:value-type="float" office:value="0.00817775726318359" calcext:value-type="float">
            <text:p>0.008177757263184</text:p>
          </table:table-cell>
          <table:table-cell office:value-type="float" office:value="0.00000500679016113281" calcext:value-type="float">
            <text:p>5.01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181198120117187" calcext:value-type="float">
            <text:p>1.81E-05</text:p>
          </table:table-cell>
          <table:table-cell office:value-type="float" office:value="0.000463485717773438" calcext:value-type="float">
            <text:p>0.000463485717773</text:p>
          </table:table-cell>
          <table:table-cell office:value-type="float" office:value="0.0101087093353271" calcext:value-type="float">
            <text:p>0.010108709335327</text:p>
          </table:table-cell>
          <table:table-cell table:style-name="ce1" office:value-type="float" office:value="0.0000159740447998047" calcext:value-type="float">
            <text:p>1.60E-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00619888305664063" calcext:value-type="float">
            <text:p>6.20E-06</text:p>
          </table:table-cell>
          <table:table-cell office:value-type="float" office:value="0.000808954238891602" calcext:value-type="float">
            <text:p>0.000808954238892</text:p>
          </table:table-cell>
          <table:table-cell office:value-type="float" office:value="0.00815439224243164" calcext:value-type="float">
            <text:p>0.008154392242432</text:p>
          </table:table-cell>
          <table:table-cell office:value-type="float" office:value="0.00000452995300292969" calcext:value-type="float">
            <text:p>4.53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548362731933594" calcext:value-type="float">
            <text:p>5.48E-06</text:p>
          </table:table-cell>
          <table:table-cell office:value-type="float" office:value="0.000445842742919922" calcext:value-type="float">
            <text:p>0.00044584274292</text:p>
          </table:table-cell>
          <table:table-cell office:value-type="float" office:value="0.00877952575683594" calcext:value-type="float">
            <text:p>0.008779525756836</text:p>
          </table:table-cell>
          <table:table-cell table:style-name="ce1" office:value-type="float" office:value="0.0000238418579101562" calcext:value-type="float">
            <text:p>2.38E-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00619888305664063" calcext:value-type="float">
            <text:p>6.20E-06</text:p>
          </table:table-cell>
          <table:table-cell office:value-type="float" office:value="0.000557899475097656" calcext:value-type="float">
            <text:p>0.000557899475098</text:p>
          </table:table-cell>
          <table:table-cell office:value-type="float" office:value="0.00828266143798828" calcext:value-type="float">
            <text:p>0.008282661437988</text:p>
          </table:table-cell>
          <table:table-cell office:value-type="float" office:value="0.00000882148742675781" calcext:value-type="float">
            <text:p>8.82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81634521484375" calcext:value-type="float">
            <text:p>0.000816345214844</text:p>
          </table:table-cell>
          <table:table-cell office:value-type="float" office:value="0.0100347995758057" calcext:value-type="float">
            <text:p>0.010034799575806</text:p>
          </table:table-cell>
          <table:table-cell table:style-name="ce1" office:value-type="float" office:value="0.0000178813934326172" calcext:value-type="float">
            <text:p>1.79E-0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604152679443359" calcext:value-type="float">
            <text:p>0.000604152679443</text:p>
          </table:table-cell>
          <table:table-cell office:value-type="float" office:value="0.00818514823913574" calcext:value-type="float">
            <text:p>0.008185148239136</text:p>
          </table:table-cell>
          <table:table-cell office:value-type="float" office:value="0.00000452995300292969" calcext:value-type="float">
            <text:p>4.53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596046447753906" calcext:value-type="float">
            <text:p>5.96E-06</text:p>
          </table:table-cell>
          <table:table-cell office:value-type="float" office:value="0.000497817993164063" calcext:value-type="float">
            <text:p>0.000497817993164</text:p>
          </table:table-cell>
          <table:table-cell office:value-type="float" office:value="0.00949597358703613" calcext:value-type="float">
            <text:p>0.009495973587036</text:p>
          </table:table-cell>
          <table:table-cell table:style-name="ce1" office:value-type="float" office:value="0.0000209808349609375" calcext:value-type="float">
            <text:p>2.10E-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00643730163574219" calcext:value-type="float">
            <text:p>6.44E-06</text:p>
          </table:table-cell>
          <table:table-cell office:value-type="float" office:value="0.000723600387573242" calcext:value-type="float">
            <text:p>0.000723600387573</text:p>
          </table:table-cell>
          <table:table-cell office:value-type="float" office:value="0.00866103172302246" calcext:value-type="float">
            <text:p>0.008661031723022</text:p>
          </table:table-cell>
          <table:table-cell office:value-type="float" office:value="0.00000524520874023438" calcext:value-type="float">
            <text:p>5.25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643730163574219" calcext:value-type="float">
            <text:p>6.44E-06</text:p>
          </table:table-cell>
          <table:table-cell office:value-type="float" office:value="0.000501394271850586" calcext:value-type="float">
            <text:p>0.000501394271851</text:p>
          </table:table-cell>
          <table:table-cell office:value-type="float" office:value="0.00855255126953125" calcext:value-type="float">
            <text:p>0.008552551269531</text:p>
          </table:table-cell>
          <table:table-cell table:style-name="ce1" office:value-type="float" office:value="0.0000464916229248047" calcext:value-type="float">
            <text:p>4.65E-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00619888305664063" calcext:value-type="float">
            <text:p>6.20E-06</text:p>
          </table:table-cell>
          <table:table-cell office:value-type="float" office:value="0.000674962997436523" calcext:value-type="float">
            <text:p>0.000674962997437</text:p>
          </table:table-cell>
          <table:table-cell office:value-type="float" office:value="0.00844073295593262" calcext:value-type="float">
            <text:p>0.008440732955933</text:p>
          </table:table-cell>
          <table:table-cell office:value-type="float" office:value="0.00000476837158203125" calcext:value-type="float">
            <text:p>4.77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56147575378418" calcext:value-type="float">
            <text:p>0.000561475753784</text:p>
          </table:table-cell>
          <table:table-cell office:value-type="float" office:value="0.00934791564941406" calcext:value-type="float">
            <text:p>0.009347915649414</text:p>
          </table:table-cell>
          <table:table-cell table:style-name="ce1" office:value-type="float" office:value="0.0000295639038085937" calcext:value-type="float">
            <text:p>2.96E-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00596046447753906" calcext:value-type="float">
            <text:p>5.96E-06</text:p>
          </table:table-cell>
          <table:table-cell office:value-type="float" office:value="0.000723361968994141" calcext:value-type="float">
            <text:p>0.000723361968994</text:p>
          </table:table-cell>
          <table:table-cell office:value-type="float" office:value="0.00857210159301758" calcext:value-type="float">
            <text:p>0.008572101593018</text:p>
          </table:table-cell>
          <table:table-cell office:value-type="float" office:value="0.0000057220458984375" calcext:value-type="float">
            <text:p>5.72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514745712280273" calcext:value-type="float">
            <text:p>0.00051474571228</text:p>
          </table:table-cell>
          <table:table-cell office:value-type="float" office:value="0.00917577743530273" calcext:value-type="float">
            <text:p>0.009175777435303</text:p>
          </table:table-cell>
          <table:table-cell table:style-name="ce1" office:value-type="float" office:value="0.0000782012939453125" calcext:value-type="float">
            <text:p>7.82E-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0691413879394531" calcext:value-type="float">
            <text:p>6.91E-06</text:p>
          </table:table-cell>
          <table:table-cell office:value-type="float" office:value="0.00054168701171875" calcext:value-type="float">
            <text:p>0.000541687011719</text:p>
          </table:table-cell>
          <table:table-cell office:value-type="float" office:value="0.00805783271789551" calcext:value-type="float">
            <text:p>0.008057832717896</text:p>
          </table:table-cell>
          <table:table-cell office:value-type="float" office:value="0.00000476837158203125" calcext:value-type="float">
            <text:p>4.77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12192535400391" calcext:value-type="float">
            <text:p>2.12E-05</text:p>
          </table:table-cell>
          <table:table-cell office:value-type="float" office:value="0.000742912292480469" calcext:value-type="float">
            <text:p>0.00074291229248</text:p>
          </table:table-cell>
          <table:table-cell office:value-type="float" office:value="0.00858759880065918" calcext:value-type="float">
            <text:p>0.008587598800659</text:p>
          </table:table-cell>
          <table:table-cell table:style-name="ce1" office:value-type="float" office:value="0.0000226497650146484" calcext:value-type="float">
            <text:p>2.26E-0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000619888305664063" calcext:value-type="float">
            <text:p>6.20E-06</text:p>
          </table:table-cell>
          <table:table-cell office:value-type="float" office:value="0.000819921493530273" calcext:value-type="float">
            <text:p>0.00081992149353</text:p>
          </table:table-cell>
          <table:table-cell office:value-type="float" office:value="0.0153882503509521" calcext:value-type="float">
            <text:p>0.015388250350952</text:p>
          </table:table-cell>
          <table:table-cell office:value-type="float" office:value="0.00000977516174316406" calcext:value-type="float">
            <text:p>9.78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542640686035156" calcext:value-type="float">
            <text:p>0.000542640686035</text:p>
          </table:table-cell>
          <table:table-cell office:value-type="float" office:value="0.00918912887573242" calcext:value-type="float">
            <text:p>0.009189128875732</text:p>
          </table:table-cell>
          <table:table-cell table:style-name="ce1" office:value-type="float" office:value="0.0000329017639160156" calcext:value-type="float">
            <text:p>3.29E-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112056732177734" calcext:value-type="float">
            <text:p>1.12E-05</text:p>
          </table:table-cell>
          <table:table-cell office:value-type="float" office:value="0.00102782249450684" calcext:value-type="float">
            <text:p>0.001027822494507</text:p>
          </table:table-cell>
          <table:table-cell office:value-type="float" office:value="0.00946474075317383" calcext:value-type="float">
            <text:p>0.009464740753174</text:p>
          </table:table-cell>
          <table:table-cell office:value-type="float" office:value="0.00000524520874023438" calcext:value-type="float">
            <text:p>5.25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625371932983398" calcext:value-type="float">
            <text:p>0.000625371932983</text:p>
          </table:table-cell>
          <table:table-cell office:value-type="float" office:value="0.00829958915710449" calcext:value-type="float">
            <text:p>0.008299589157105</text:p>
          </table:table-cell>
          <table:table-cell table:style-name="ce1" office:value-type="float" office:value="0.0000469684600830078" calcext:value-type="float">
            <text:p>4.70E-0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000667572021484375" calcext:value-type="float">
            <text:p>6.68E-06</text:p>
          </table:table-cell>
          <table:table-cell office:value-type="float" office:value="0.000771999359130859" calcext:value-type="float">
            <text:p>0.000771999359131</text:p>
          </table:table-cell>
          <table:table-cell office:value-type="float" office:value="0.00869035720825195" calcext:value-type="float">
            <text:p>0.008690357208252</text:p>
          </table:table-cell>
          <table:table-cell office:value-type="float" office:value="0.00000596046447753906" calcext:value-type="float">
            <text:p>5.96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704288482666016" calcext:value-type="float">
            <text:p>0.000704288482666</text:p>
          </table:table-cell>
          <table:table-cell office:value-type="float" office:value="0.00972557067871094" calcext:value-type="float">
            <text:p>0.009725570678711</text:p>
          </table:table-cell>
          <table:table-cell table:style-name="ce1" office:value-type="float" office:value="0.0000450611114501953" calcext:value-type="float">
            <text:p>4.51E-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000715255737304688" calcext:value-type="float">
            <text:p>7.15E-06</text:p>
          </table:table-cell>
          <table:table-cell office:value-type="float" office:value="0.000588417053222656" calcext:value-type="float">
            <text:p>0.000588417053223</text:p>
          </table:table-cell>
          <table:table-cell office:value-type="float" office:value="0.00812888145446777" calcext:value-type="float">
            <text:p>0.008128881454468</text:p>
          </table:table-cell>
          <table:table-cell office:value-type="float" office:value="0.0000247955322265625" calcext:value-type="float">
            <text:p>2.4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667572021484375" calcext:value-type="float">
            <text:p>6.68E-06</text:p>
          </table:table-cell>
          <table:table-cell office:value-type="float" office:value="0.000449657440185547" calcext:value-type="float">
            <text:p>0.000449657440186</text:p>
          </table:table-cell>
          <table:table-cell office:value-type="float" office:value="0.00883769989013672" calcext:value-type="float">
            <text:p>0.008837699890137</text:p>
          </table:table-cell>
          <table:table-cell table:style-name="ce1" office:value-type="float" office:value="0.0000388622283935547" calcext:value-type="float">
            <text:p>3.89E-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00715255737304688" calcext:value-type="float">
            <text:p>7.15E-06</text:p>
          </table:table-cell>
          <table:table-cell office:value-type="float" office:value="0.000708818435668945" calcext:value-type="float">
            <text:p>0.000708818435669</text:p>
          </table:table-cell>
          <table:table-cell office:value-type="float" office:value="0.00866103172302246" calcext:value-type="float">
            <text:p>0.008661031723022</text:p>
          </table:table-cell>
          <table:table-cell office:value-type="float" office:value="0.00000643730163574219" calcext:value-type="float">
            <text:p>6.44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747919082641602" calcext:value-type="float">
            <text:p>0.000747919082642</text:p>
          </table:table-cell>
          <table:table-cell office:value-type="float" office:value="0.00872659683227539" calcext:value-type="float">
            <text:p>0.008726596832275</text:p>
          </table:table-cell>
          <table:table-cell table:style-name="ce1" office:value-type="float" office:value="0.0000662803649902344" calcext:value-type="float">
            <text:p>6.63E-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00219345092773437" calcext:value-type="float">
            <text:p>2.19E-05</text:p>
          </table:table-cell>
          <table:table-cell office:value-type="float" office:value="0.000830650329589844" calcext:value-type="float">
            <text:p>0.00083065032959</text:p>
          </table:table-cell>
          <table:table-cell office:value-type="float" office:value="0.00915694236755371" calcext:value-type="float">
            <text:p>0.009156942367554</text:p>
          </table:table-cell>
          <table:table-cell office:value-type="float" office:value="0.00000643730163574219" calcext:value-type="float">
            <text:p>6.44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643730163574219" calcext:value-type="float">
            <text:p>6.44E-06</text:p>
          </table:table-cell>
          <table:table-cell office:value-type="float" office:value="0.00044703483581543" calcext:value-type="float">
            <text:p>0.000447034835815</text:p>
          </table:table-cell>
          <table:table-cell office:value-type="float" office:value="0.00927853584289551" calcext:value-type="float">
            <text:p>0.009278535842896</text:p>
          </table:table-cell>
          <table:table-cell table:style-name="ce1" office:value-type="float" office:value="0.0000503063201904297" calcext:value-type="float">
            <text:p>5.03E-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00100135803222656" calcext:value-type="float">
            <text:p>1.00E-05</text:p>
          </table:table-cell>
          <table:table-cell office:value-type="float" office:value="0.000756263732910156" calcext:value-type="float">
            <text:p>0.00075626373291</text:p>
          </table:table-cell>
          <table:table-cell office:value-type="float" office:value="0.00824761390686035" calcext:value-type="float">
            <text:p>0.00824761390686</text:p>
          </table:table-cell>
          <table:table-cell office:value-type="float" office:value="0.00000691413879394531" calcext:value-type="float">
            <text:p>6.91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715255737304688" calcext:value-type="float">
            <text:p>7.15E-06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66007804870606" calcext:value-type="float">
            <text:p>0.008660078048706</text:p>
          </table:table-cell>
          <table:table-cell table:style-name="ce1" office:value-type="float" office:value="0.0000307559967041016" calcext:value-type="float">
            <text:p>3.08E-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621557235717773" calcext:value-type="float">
            <text:p>0.000621557235718</text:p>
          </table:table-cell>
          <table:table-cell office:value-type="float" office:value="0.00939583778381348" calcext:value-type="float">
            <text:p>0.009395837783813</text:p>
          </table:table-cell>
          <table:table-cell office:value-type="float" office:value="0.00000643730163574219" calcext:value-type="float">
            <text:p>6.44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691413879394531" calcext:value-type="float">
            <text:p>6.91E-06</text:p>
          </table:table-cell>
          <table:table-cell office:value-type="float" office:value="0.000447750091552734" calcext:value-type="float">
            <text:p>0.000447750091553</text:p>
          </table:table-cell>
          <table:table-cell office:value-type="float" office:value="0.0125734806060791" calcext:value-type="float">
            <text:p>0.012573480606079</text:p>
          </table:table-cell>
          <table:table-cell table:style-name="ce1" office:value-type="float" office:value="0.0000529289245605469" calcext:value-type="float">
            <text:p>5.29E-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00095367431640625" calcext:value-type="float">
            <text:p>9.54E-06</text:p>
          </table:table-cell>
          <table:table-cell office:value-type="float" office:value="0.000689983367919922" calcext:value-type="float">
            <text:p>0.00068998336792</text:p>
          </table:table-cell>
          <table:table-cell office:value-type="float" office:value="0.00846505165100098" calcext:value-type="float">
            <text:p>0.008465051651001</text:p>
          </table:table-cell>
          <table:table-cell office:value-type="float" office:value="0.00000858306884765625" calcext:value-type="float">
            <text:p>8.58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739097595214844" calcext:value-type="float">
            <text:p>7.39E-06</text:p>
          </table:table-cell>
          <table:table-cell office:value-type="float" office:value="0.000464439392089844" calcext:value-type="float">
            <text:p>0.00046443939209</text:p>
          </table:table-cell>
          <table:table-cell office:value-type="float" office:value="0.0106596946716309" calcext:value-type="float">
            <text:p>0.010659694671631</text:p>
          </table:table-cell>
          <table:table-cell table:style-name="ce1" office:value-type="float" office:value="0.0000529289245605469" calcext:value-type="float">
            <text:p>5.29E-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603437423706055" calcext:value-type="float">
            <text:p>0.000603437423706</text:p>
          </table:table-cell>
          <table:table-cell office:value-type="float" office:value="0.0086517333984375" calcext:value-type="float">
            <text:p>0.008651733398438</text:p>
          </table:table-cell>
          <table:table-cell office:value-type="float" office:value="0.0000057220458984375" calcext:value-type="float">
            <text:p>5.72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715255737304688" calcext:value-type="float">
            <text:p>7.15E-06</text:p>
          </table:table-cell>
          <table:table-cell office:value-type="float" office:value="0.000432968139648438" calcext:value-type="float">
            <text:p>0.000432968139648</text:p>
          </table:table-cell>
          <table:table-cell office:value-type="float" office:value="0.00893187522888184" calcext:value-type="float">
            <text:p>0.008931875228882</text:p>
          </table:table-cell>
          <table:table-cell table:style-name="ce1" office:value-type="float" office:value="0.0000803470611572266" calcext:value-type="float">
            <text:p>8.03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0691413879394531" calcext:value-type="float">
            <text:p>6.91E-06</text:p>
          </table:table-cell>
          <table:table-cell office:value-type="float" office:value="0.000650405883789063" calcext:value-type="float">
            <text:p>0.000650405883789</text:p>
          </table:table-cell>
          <table:table-cell office:value-type="float" office:value="0.00820589065551758" calcext:value-type="float">
            <text:p>0.008205890655518</text:p>
          </table:table-cell>
          <table:table-cell office:value-type="float" office:value="0.00000739097595214844" calcext:value-type="float">
            <text:p>7.39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739097595214844" calcext:value-type="float">
            <text:p>7.39E-06</text:p>
          </table:table-cell>
          <table:table-cell office:value-type="float" office:value="0.000458955764770508" calcext:value-type="float">
            <text:p>0.000458955764771</text:p>
          </table:table-cell>
          <table:table-cell office:value-type="float" office:value="0.0112986564636231" calcext:value-type="float">
            <text:p>0.011298656463623</text:p>
          </table:table-cell>
          <table:table-cell office:value-type="float" office:value="0.000100851058959961" calcext:value-type="float">
            <text:p>0.0001008510589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53715705871582" calcext:value-type="float">
            <text:p>0.000537157058716</text:p>
          </table:table-cell>
          <table:table-cell office:value-type="float" office:value="0.00903654098510742" calcext:value-type="float">
            <text:p>0.009036540985107</text:p>
          </table:table-cell>
          <table:table-cell office:value-type="float" office:value="0.00000715255737304688" calcext:value-type="float">
            <text:p>7.15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116825103759766" calcext:value-type="float">
            <text:p>1.17E-05</text:p>
          </table:table-cell>
          <table:table-cell office:value-type="float" office:value="0.000796794891357422" calcext:value-type="float">
            <text:p>0.000796794891357</text:p>
          </table:table-cell>
          <table:table-cell office:value-type="float" office:value="0.0157167911529541" calcext:value-type="float">
            <text:p>0.015716791152954</text:p>
          </table:table-cell>
          <table:table-cell table:style-name="ce1" office:value-type="float" office:value="0.0000522136688232422" calcext:value-type="float">
            <text:p>5.22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534772872924805" calcext:value-type="float">
            <text:p>0.000534772872925</text:p>
          </table:table-cell>
          <table:table-cell office:value-type="float" office:value="0.00903487205505371" calcext:value-type="float">
            <text:p>0.009034872055054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514030456542969" calcext:value-type="float">
            <text:p>0.000514030456543</text:p>
          </table:table-cell>
          <table:table-cell office:value-type="float" office:value="0.00825905799865723" calcext:value-type="float">
            <text:p>0.008259057998657</text:p>
          </table:table-cell>
          <table:table-cell table:style-name="ce1" office:value-type="float" office:value="0.000057220458984375" calcext:value-type="float">
            <text:p>5.72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214576721191406" calcext:value-type="float">
            <text:p>2.15E-05</text:p>
          </table:table-cell>
          <table:table-cell office:value-type="float" office:value="0.000659942626953125" calcext:value-type="float">
            <text:p>0.000659942626953</text:p>
          </table:table-cell>
          <table:table-cell office:value-type="float" office:value="0.00822830200195313" calcext:value-type="float">
            <text:p>0.008228302001953</text:p>
          </table:table-cell>
          <table:table-cell office:value-type="float" office:value="0.00000691413879394531" calcext:value-type="float">
            <text:p>6.91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739097595214844" calcext:value-type="float">
            <text:p>7.39E-06</text:p>
          </table:table-cell>
          <table:table-cell office:value-type="float" office:value="0.000522375106811523" calcext:value-type="float">
            <text:p>0.000522375106812</text:p>
          </table:table-cell>
          <table:table-cell office:value-type="float" office:value="0.00821161270141602" calcext:value-type="float">
            <text:p>0.008211612701416</text:p>
          </table:table-cell>
          <table:table-cell table:style-name="ce1" office:value-type="float" office:value="0.0000743865966796875" calcext:value-type="float">
            <text:p>7.44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00762939453125" calcext:value-type="float">
            <text:p>7.63E-06</text:p>
          </table:table-cell>
          <table:table-cell office:value-type="float" office:value="0.000612497329711914" calcext:value-type="float">
            <text:p>0.000612497329712</text:p>
          </table:table-cell>
          <table:table-cell office:value-type="float" office:value="0.00865650177001953" calcext:value-type="float">
            <text:p>0.00865650177002</text:p>
          </table:table-cell>
          <table:table-cell office:value-type="float" office:value="0.00000691413879394531" calcext:value-type="float">
            <text:p>6.91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663995742797852" calcext:value-type="float">
            <text:p>0.000663995742798</text:p>
          </table:table-cell>
          <table:table-cell office:value-type="float" office:value="0.0113892555236816" calcext:value-type="float">
            <text:p>0.011389255523682</text:p>
          </table:table-cell>
          <table:table-cell table:style-name="ce1" office:value-type="float" office:value="0.0000448226928710938" calcext:value-type="float">
            <text:p>4.48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00739097595214844" calcext:value-type="float">
            <text:p>7.39E-06</text:p>
          </table:table-cell>
          <table:table-cell office:value-type="float" office:value="0.000619649887084961" calcext:value-type="float">
            <text:p>0.000619649887085</text:p>
          </table:table-cell>
          <table:table-cell office:value-type="float" office:value="0.00938034057617188" calcext:value-type="float">
            <text:p>0.009380340576172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557184219360352" calcext:value-type="float">
            <text:p>0.00055718421936</text:p>
          </table:table-cell>
          <table:table-cell office:value-type="float" office:value="0.00832724571228027" calcext:value-type="float">
            <text:p>0.00832724571228</text:p>
          </table:table-cell>
          <table:table-cell table:style-name="ce1" office:value-type="float" office:value="0.0000574588775634766" calcext:value-type="float">
            <text:p>5.75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599145889282227" calcext:value-type="float">
            <text:p>0.000599145889282</text:p>
          </table:table-cell>
          <table:table-cell office:value-type="float" office:value="0.00844955444335938" calcext:value-type="float">
            <text:p>0.008449554443359</text:p>
          </table:table-cell>
          <table:table-cell office:value-type="float" office:value="0.00000715255737304688" calcext:value-type="float">
            <text:p>7.15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739097595214844" calcext:value-type="float">
            <text:p>7.39E-06</text:p>
          </table:table-cell>
          <table:table-cell office:value-type="float" office:value="0.000603199005126953" calcext:value-type="float">
            <text:p>0.000603199005127</text:p>
          </table:table-cell>
          <table:table-cell office:value-type="float" office:value="0.00930619239807129" calcext:value-type="float">
            <text:p>0.009306192398071</text:p>
          </table:table-cell>
          <table:table-cell table:style-name="ce1" office:value-type="float" office:value="0.0000452995300292969" calcext:value-type="float">
            <text:p>4.53E-0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700473785400391" calcext:value-type="float">
            <text:p>0.0007004737854</text:p>
          </table:table-cell>
          <table:table-cell office:value-type="float" office:value="0.00829625129699707" calcext:value-type="float">
            <text:p>0.008296251296997</text:p>
          </table:table-cell>
          <table:table-cell office:value-type="float" office:value="0.00000691413879394531" calcext:value-type="float">
            <text:p>6.91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628232955932617" calcext:value-type="float">
            <text:p>0.000628232955933</text:p>
          </table:table-cell>
          <table:table-cell office:value-type="float" office:value="0.00945305824279785" calcext:value-type="float">
            <text:p>0.009453058242798</text:p>
          </table:table-cell>
          <table:table-cell table:style-name="ce1" office:value-type="float" office:value="0.0000581741333007813" calcext:value-type="float">
            <text:p>5.82E-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641345977783203" calcext:value-type="float">
            <text:p>0.000641345977783</text:p>
          </table:table-cell>
          <table:table-cell office:value-type="float" office:value="0.00876832008361816" calcext:value-type="float">
            <text:p>0.008768320083618</text:p>
          </table:table-cell>
          <table:table-cell office:value-type="float" office:value="0.0000257492065429687" calcext:value-type="float">
            <text:p>2.57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630855560302734" calcext:value-type="float">
            <text:p>0.000630855560303</text:p>
          </table:table-cell>
          <table:table-cell office:value-type="float" office:value="0.00855803489685059" calcext:value-type="float">
            <text:p>0.008558034896851</text:p>
          </table:table-cell>
          <table:table-cell table:style-name="ce1" office:value-type="float" office:value="0.0000467300415039063" calcext:value-type="float">
            <text:p>4.67E-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65922737121582" calcext:value-type="float">
            <text:p>0.000659227371216</text:p>
          </table:table-cell>
          <table:table-cell office:value-type="float" office:value="0.00865340232849121" calcext:value-type="float">
            <text:p>0.008653402328491</text:p>
          </table:table-cell>
          <table:table-cell office:value-type="float" office:value="0.00000739097595214844" calcext:value-type="float">
            <text:p>7.39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786781311035156" calcext:value-type="float">
            <text:p>7.87E-06</text:p>
          </table:table-cell>
          <table:table-cell office:value-type="float" office:value="0.000566005706787109" calcext:value-type="float">
            <text:p>0.000566005706787</text:p>
          </table:table-cell>
          <table:table-cell office:value-type="float" office:value="0.00980901718139648" calcext:value-type="float">
            <text:p>0.009809017181396</text:p>
          </table:table-cell>
          <table:table-cell table:style-name="ce1" office:value-type="float" office:value="0.0000703334808349609" calcext:value-type="float">
            <text:p>7.03E-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00858306884765625" calcext:value-type="float">
            <text:p>8.58E-06</text:p>
          </table:table-cell>
          <table:table-cell office:value-type="float" office:value="0.000581264495849609" calcext:value-type="float">
            <text:p>0.00058126449585</text:p>
          </table:table-cell>
          <table:table-cell office:value-type="float" office:value="0.00814652442932129" calcext:value-type="float">
            <text:p>0.008146524429321</text:p>
          </table:table-cell>
          <table:table-cell office:value-type="float" office:value="0.00000762939453125" calcext:value-type="float">
            <text:p>7.63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293254852294922" calcext:value-type="float">
            <text:p>2.93E-05</text:p>
          </table:table-cell>
          <table:table-cell office:value-type="float" office:value="0.00052332878112793" calcext:value-type="float">
            <text:p>0.000523328781128</text:p>
          </table:table-cell>
          <table:table-cell office:value-type="float" office:value="0.00813364982604981" calcext:value-type="float">
            <text:p>0.00813364982605</text:p>
          </table:table-cell>
          <table:table-cell office:value-type="float" office:value="0.000115633010864258" calcext:value-type="float">
            <text:p>0.00011563301086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63633918762207" calcext:value-type="float">
            <text:p>0.000636339187622</text:p>
          </table:table-cell>
          <table:table-cell office:value-type="float" office:value="0.00888657569885254" calcext:value-type="float">
            <text:p>0.008886575698853</text:p>
          </table:table-cell>
          <table:table-cell office:value-type="float" office:value="0.00000810623168945313" calcext:value-type="float">
            <text:p>8.11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522136688232422" calcext:value-type="float">
            <text:p>0.000522136688232</text:p>
          </table:table-cell>
          <table:table-cell office:value-type="float" office:value="0.00928306579589844" calcext:value-type="float">
            <text:p>0.009283065795898</text:p>
          </table:table-cell>
          <table:table-cell table:style-name="ce1" office:value-type="float" office:value="0.0000529289245605469" calcext:value-type="float">
            <text:p>5.29E-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566005706787109" calcext:value-type="float">
            <text:p>0.000566005706787</text:p>
          </table:table-cell>
          <table:table-cell office:value-type="float" office:value="0.0080263614654541" calcext:value-type="float">
            <text:p>0.008026361465454</text:p>
          </table:table-cell>
          <table:table-cell office:value-type="float" office:value="0.00000762939453125" calcext:value-type="float">
            <text:p>7.63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444889068603516" calcext:value-type="float">
            <text:p>0.000444889068604</text:p>
          </table:table-cell>
          <table:table-cell office:value-type="float" office:value="0.00845813751220703" calcext:value-type="float">
            <text:p>0.008458137512207</text:p>
          </table:table-cell>
          <table:table-cell table:style-name="ce1" office:value-type="float" office:value="0.0000948905944824219" calcext:value-type="float">
            <text:p>9.49E-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555515289306641" calcext:value-type="float">
            <text:p>0.000555515289307</text:p>
          </table:table-cell>
          <table:table-cell office:value-type="float" office:value="0.00837230682373047" calcext:value-type="float">
            <text:p>0.00837230682373</text:p>
          </table:table-cell>
          <table:table-cell office:value-type="float" office:value="0.00000786781311035156" calcext:value-type="float">
            <text:p>7.87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140666961669922" calcext:value-type="float">
            <text:p>1.41E-05</text:p>
          </table:table-cell>
          <table:table-cell office:value-type="float" office:value="0.00050663948059082" calcext:value-type="float">
            <text:p>0.000506639480591</text:p>
          </table:table-cell>
          <table:table-cell office:value-type="float" office:value="0.00835847854614258" calcext:value-type="float">
            <text:p>0.008358478546143</text:p>
          </table:table-cell>
          <table:table-cell table:style-name="ce1" office:value-type="float" office:value="0.0000731945037841797" calcext:value-type="float">
            <text:p>7.32E-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00858306884765625" calcext:value-type="float">
            <text:p>8.58E-06</text:p>
          </table:table-cell>
          <table:table-cell office:value-type="float" office:value="0.000868082046508789" calcext:value-type="float">
            <text:p>0.000868082046509</text:p>
          </table:table-cell>
          <table:table-cell office:value-type="float" office:value="0.00794410705566406" calcext:value-type="float">
            <text:p>0.007944107055664</text:p>
          </table:table-cell>
          <table:table-cell office:value-type="float" office:value="0.00000810623168945313" calcext:value-type="float">
            <text:p>8.11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810623168945313" calcext:value-type="float">
            <text:p>8.11E-06</text:p>
          </table:table-cell>
          <table:table-cell office:value-type="float" office:value="0.000451564788818359" calcext:value-type="float">
            <text:p>0.000451564788818</text:p>
          </table:table-cell>
          <table:table-cell office:value-type="float" office:value="0.00941681861877441" calcext:value-type="float">
            <text:p>0.009416818618774</text:p>
          </table:table-cell>
          <table:table-cell office:value-type="float" office:value="0.000171422958374023" calcext:value-type="float">
            <text:p>0.00017142295837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542163848876953" calcext:value-type="float">
            <text:p>0.000542163848877</text:p>
          </table:table-cell>
          <table:table-cell office:value-type="float" office:value="0.00867724418640137" calcext:value-type="float">
            <text:p>0.008677244186401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143051147460938" calcext:value-type="float">
            <text:p>1.43E-05</text:p>
          </table:table-cell>
          <table:table-cell office:value-type="float" office:value="0.000760793685913086" calcext:value-type="float">
            <text:p>0.000760793685913</text:p>
          </table:table-cell>
          <table:table-cell office:value-type="float" office:value="0.0100328922271729" calcext:value-type="float">
            <text:p>0.010032892227173</text:p>
          </table:table-cell>
          <table:table-cell table:style-name="ce1" office:value-type="float" office:value="0.0000586509704589844" calcext:value-type="float">
            <text:p>5.87E-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541210174560547" calcext:value-type="float">
            <text:p>0.000541210174561</text:p>
          </table:table-cell>
          <table:table-cell office:value-type="float" office:value="0.00826001167297363" calcext:value-type="float">
            <text:p>0.008260011672974</text:p>
          </table:table-cell>
          <table:table-cell office:value-type="float" office:value="0.0000269412994384766" calcext:value-type="float">
            <text:p>2.69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633478164672852" calcext:value-type="float">
            <text:p>0.000633478164673</text:p>
          </table:table-cell>
          <table:table-cell office:value-type="float" office:value="0.0112965106964111" calcext:value-type="float">
            <text:p>0.011296510696411</text:p>
          </table:table-cell>
          <table:table-cell table:style-name="ce1" office:value-type="float" office:value="0.0000603199005126953" calcext:value-type="float">
            <text:p>6.03E-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555276870727539" calcext:value-type="float">
            <text:p>0.000555276870728</text:p>
          </table:table-cell>
          <table:table-cell office:value-type="float" office:value="0.00890135765075684" calcext:value-type="float">
            <text:p>0.008901357650757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834465026855469" calcext:value-type="float">
            <text:p>8.34E-06</text:p>
          </table:table-cell>
          <table:table-cell office:value-type="float" office:value="0.000485897064208984" calcext:value-type="float">
            <text:p>0.000485897064209</text:p>
          </table:table-cell>
          <table:table-cell office:value-type="float" office:value="0.00922393798828125" calcext:value-type="float">
            <text:p>0.009223937988281</text:p>
          </table:table-cell>
          <table:table-cell office:value-type="float" office:value="0.000105142593383789" calcext:value-type="float">
            <text:p>0.0001051425933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872063636779785" calcext:value-type="float">
            <text:p>0.008720636367798</text:p>
          </table:table-cell>
          <table:table-cell office:value-type="float" office:value="0.0000278949737548828" calcext:value-type="float">
            <text:p>2.79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243186950683594" calcext:value-type="float">
            <text:p>2.43E-05</text:p>
          </table:table-cell>
          <table:table-cell office:value-type="float" office:value="0.000550508499145508" calcext:value-type="float">
            <text:p>0.000550508499146</text:p>
          </table:table-cell>
          <table:table-cell office:value-type="float" office:value="0.00879716873168945" calcext:value-type="float">
            <text:p>0.008797168731689</text:p>
          </table:table-cell>
          <table:table-cell office:value-type="float" office:value="0.000118732452392578" calcext:value-type="float">
            <text:p>0.0001187324523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573873519897461" calcext:value-type="float">
            <text:p>0.000573873519897</text:p>
          </table:table-cell>
          <table:table-cell office:value-type="float" office:value="0.00828194618225098" calcext:value-type="float">
            <text:p>0.008281946182251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309944152832031" calcext:value-type="float">
            <text:p>3.10E-05</text:p>
          </table:table-cell>
          <table:table-cell office:value-type="float" office:value="0.000555992126464844" calcext:value-type="float">
            <text:p>0.000555992126465</text:p>
          </table:table-cell>
          <table:table-cell office:value-type="float" office:value="0.00957870483398438" calcext:value-type="float">
            <text:p>0.009578704833984</text:p>
          </table:table-cell>
          <table:table-cell table:style-name="ce1" office:value-type="float" office:value="0.0000681877136230469" calcext:value-type="float">
            <text:p>6.82E-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0224113464355469" calcext:value-type="float">
            <text:p>2.24E-05</text:p>
          </table:table-cell>
          <table:table-cell office:value-type="float" office:value="0.000608921051025391" calcext:value-type="float">
            <text:p>0.000608921051025</text:p>
          </table:table-cell>
          <table:table-cell office:value-type="float" office:value="0.00835013389587402" calcext:value-type="float">
            <text:p>0.008350133895874</text:p>
          </table:table-cell>
          <table:table-cell office:value-type="float" office:value="0.00000858306884765625" calcext:value-type="float">
            <text:p>8.58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51116943359375" calcext:value-type="float">
            <text:p>0.000511169433594</text:p>
          </table:table-cell>
          <table:table-cell office:value-type="float" office:value="0.00840353965759277" calcext:value-type="float">
            <text:p>0.008403539657593</text:p>
          </table:table-cell>
          <table:table-cell table:style-name="ce1" office:value-type="float" office:value="0.0000996589660644531" calcext:value-type="float">
            <text:p>9.97E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632047653198242" calcext:value-type="float">
            <text:p>0.000632047653198</text:p>
          </table:table-cell>
          <table:table-cell office:value-type="float" office:value="0.00823736190795898" calcext:value-type="float">
            <text:p>0.008237361907959</text:p>
          </table:table-cell>
          <table:table-cell office:value-type="float" office:value="0.00000882148742675781" calcext:value-type="float">
            <text:p>8.82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882148742675781" calcext:value-type="float">
            <text:p>8.82E-06</text:p>
          </table:table-cell>
          <table:table-cell office:value-type="float" office:value="0.000493288040161133" calcext:value-type="float">
            <text:p>0.000493288040161</text:p>
          </table:table-cell>
          <table:table-cell office:value-type="float" office:value="0.00887322425842285" calcext:value-type="float">
            <text:p>0.008873224258423</text:p>
          </table:table-cell>
          <table:table-cell office:value-type="float" office:value="0.000100851058959961" calcext:value-type="float">
            <text:p>0.0001008510589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612258911132813" calcext:value-type="float">
            <text:p>0.000612258911133</text:p>
          </table:table-cell>
          <table:table-cell office:value-type="float" office:value="0.00885200500488281" calcext:value-type="float">
            <text:p>0.008852005004883</text:p>
          </table:table-cell>
          <table:table-cell office:value-type="float" office:value="0.00000834465026855469" calcext:value-type="float">
            <text:p>8.34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472545623779297" calcext:value-type="float">
            <text:p>0.000472545623779</text:p>
          </table:table-cell>
          <table:table-cell office:value-type="float" office:value="0.00851750373840332" calcext:value-type="float">
            <text:p>0.008517503738403</text:p>
          </table:table-cell>
          <table:table-cell office:value-type="float" office:value="0.000140190124511719" calcext:value-type="float">
            <text:p>0.0001401901245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593662261962891" calcext:value-type="float">
            <text:p>0.000593662261963</text:p>
          </table:table-cell>
          <table:table-cell office:value-type="float" office:value="0.00806045532226563" calcext:value-type="float">
            <text:p>0.008060455322266</text:p>
          </table:table-cell>
          <table:table-cell office:value-type="float" office:value="0.00000977516174316406" calcext:value-type="float">
            <text:p>9.78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740528106689453" calcext:value-type="float">
            <text:p>0.000740528106689</text:p>
          </table:table-cell>
          <table:table-cell office:value-type="float" office:value="0.0138313770294189" calcext:value-type="float">
            <text:p>0.013831377029419</text:p>
          </table:table-cell>
          <table:table-cell office:value-type="float" office:value="0.000118494033813477" calcext:value-type="float">
            <text:p>0.000118494033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233650207519531" calcext:value-type="float">
            <text:p>2.34E-05</text:p>
          </table:table-cell>
          <table:table-cell office:value-type="float" office:value="0.000635147094726563" calcext:value-type="float">
            <text:p>0.000635147094727</text:p>
          </table:table-cell>
          <table:table-cell office:value-type="float" office:value="0.00855088233947754" calcext:value-type="float">
            <text:p>0.008550882339478</text:p>
          </table:table-cell>
          <table:table-cell office:value-type="float" office:value="0.00000882148742675781" calcext:value-type="float">
            <text:p>8.82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128746032714844" calcext:value-type="float">
            <text:p>1.29E-05</text:p>
          </table:table-cell>
          <table:table-cell office:value-type="float" office:value="0.000802993774414063" calcext:value-type="float">
            <text:p>0.000802993774414</text:p>
          </table:table-cell>
          <table:table-cell office:value-type="float" office:value="0.0133557319641113" calcext:value-type="float">
            <text:p>0.013355731964111</text:p>
          </table:table-cell>
          <table:table-cell office:value-type="float" office:value="0.000106334686279297" calcext:value-type="float">
            <text:p>0.00010633468627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00905990600585938" calcext:value-type="float">
            <text:p>9.06E-06</text:p>
          </table:table-cell>
          <table:table-cell office:value-type="float" office:value="0.000702857971191406" calcext:value-type="float">
            <text:p>0.000702857971191</text:p>
          </table:table-cell>
          <table:table-cell office:value-type="float" office:value="0.00818300247192383" calcext:value-type="float">
            <text:p>0.008183002471924</text:p>
          </table:table-cell>
          <table:table-cell office:value-type="float" office:value="0.00000882148742675781" calcext:value-type="float">
            <text:p>8.82E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544548034667969" calcext:value-type="float">
            <text:p>0.000544548034668</text:p>
          </table:table-cell>
          <table:table-cell office:value-type="float" office:value="0.00846433639526367" calcext:value-type="float">
            <text:p>0.008464336395264</text:p>
          </table:table-cell>
          <table:table-cell office:value-type="float" office:value="0.000159740447998047" calcext:value-type="float">
            <text:p>0.0001597404479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0231266021728516" calcext:value-type="float">
            <text:p>2.31E-05</text:p>
          </table:table-cell>
          <table:table-cell office:value-type="float" office:value="0.000639677047729492" calcext:value-type="float">
            <text:p>0.000639677047729</text:p>
          </table:table-cell>
          <table:table-cell office:value-type="float" office:value="0.00835537910461426" calcext:value-type="float">
            <text:p>0.008355379104614</text:p>
          </table:table-cell>
          <table:table-cell office:value-type="float" office:value="0.0000269412994384766" calcext:value-type="float">
            <text:p>2.69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317096710205078" calcext:value-type="float">
            <text:p>3.17E-05</text:p>
          </table:table-cell>
          <table:table-cell office:value-type="float" office:value="0.000664710998535156" calcext:value-type="float">
            <text:p>0.000664710998535</text:p>
          </table:table-cell>
          <table:table-cell office:value-type="float" office:value="0.0159227848052979" calcext:value-type="float">
            <text:p>0.015922784805298</text:p>
          </table:table-cell>
          <table:table-cell office:value-type="float" office:value="0.000221014022827148" calcext:value-type="float">
            <text:p>0.0002210140228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0109672546386719" calcext:value-type="float">
            <text:p>1.10E-05</text:p>
          </table:table-cell>
          <table:table-cell office:value-type="float" office:value="0.000653982162475586" calcext:value-type="float">
            <text:p>0.000653982162476</text:p>
          </table:table-cell>
          <table:table-cell office:value-type="float" office:value="0.00809001922607422" calcext:value-type="float">
            <text:p>0.008090019226074</text:p>
          </table:table-cell>
          <table:table-cell office:value-type="float" office:value="0.0000278949737548828" calcext:value-type="float">
            <text:p>2.79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843286514282227" calcext:value-type="float">
            <text:p>0.000843286514282</text:p>
          </table:table-cell>
          <table:table-cell office:value-type="float" office:value="0.00972771644592285" calcext:value-type="float">
            <text:p>0.009727716445923</text:p>
          </table:table-cell>
          <table:table-cell table:style-name="ce1" office:value-type="float" office:value="0.0000798702239990234" calcext:value-type="float">
            <text:p>7.99E-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0128746032714844" calcext:value-type="float">
            <text:p>1.29E-05</text:p>
          </table:table-cell>
          <table:table-cell office:value-type="float" office:value="0.000619173049926758" calcext:value-type="float">
            <text:p>0.000619173049927</text:p>
          </table:table-cell>
          <table:table-cell office:value-type="float" office:value="0.0081171989440918" calcext:value-type="float">
            <text:p>0.008117198944092</text:p>
          </table:table-cell>
          <table:table-cell office:value-type="float" office:value="0.0000135898590087891" calcext:value-type="float">
            <text:p>1.36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95367431640625" calcext:value-type="float">
            <text:p>9.54E-06</text:p>
          </table:table-cell>
          <table:table-cell office:value-type="float" office:value="0.000388860702514648" calcext:value-type="float">
            <text:p>0.000388860702515</text:p>
          </table:table-cell>
          <table:table-cell office:value-type="float" office:value="0.011991024017334" calcext:value-type="float">
            <text:p>0.011991024017334</text:p>
          </table:table-cell>
          <table:table-cell office:value-type="float" office:value="0.000188350677490234" calcext:value-type="float">
            <text:p>0.000188350677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100135803222656" calcext:value-type="float">
            <text:p>1.00E-05</text:p>
          </table:table-cell>
          <table:table-cell office:value-type="float" office:value="0.000509262084960938" calcext:value-type="float">
            <text:p>0.000509262084961</text:p>
          </table:table-cell>
          <table:table-cell office:value-type="float" office:value="0.00867033004760742" calcext:value-type="float">
            <text:p>0.008670330047607</text:p>
          </table:table-cell>
          <table:table-cell office:value-type="float" office:value="0.00000929832458496094" calcext:value-type="float">
            <text:p>9.30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295639038085937" calcext:value-type="float">
            <text:p>2.96E-05</text:p>
          </table:table-cell>
          <table:table-cell office:value-type="float" office:value="0.000870943069458008" calcext:value-type="float">
            <text:p>0.000870943069458</text:p>
          </table:table-cell>
          <table:table-cell office:value-type="float" office:value="0.0115692615509033" calcext:value-type="float">
            <text:p>0.011569261550903</text:p>
          </table:table-cell>
          <table:table-cell office:value-type="float" office:value="0.000121831893920898" calcext:value-type="float">
            <text:p>0.0001218318939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469207763671875" calcext:value-type="float">
            <text:p>0.000469207763672</text:p>
          </table:table-cell>
          <table:table-cell office:value-type="float" office:value="0.00835061073303223" calcext:value-type="float">
            <text:p>0.008350610733032</text:p>
          </table:table-cell>
          <table:table-cell office:value-type="float" office:value="0.00000929832458496094" calcext:value-type="float">
            <text:p>9.30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68151473999023" calcext:value-type="float">
            <text:p>0.000568151473999</text:p>
          </table:table-cell>
          <table:table-cell office:value-type="float" office:value="0.00835943222045898" calcext:value-type="float">
            <text:p>0.008359432220459</text:p>
          </table:table-cell>
          <table:table-cell table:style-name="ce1" office:value-type="float" office:value="0.0000853538513183594" calcext:value-type="float">
            <text:p>8.54E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497102737426758" calcext:value-type="float">
            <text:p>0.000497102737427</text:p>
          </table:table-cell>
          <table:table-cell office:value-type="float" office:value="0.00883102416992188" calcext:value-type="float">
            <text:p>0.008831024169922</text:p>
          </table:table-cell>
          <table:table-cell office:value-type="float" office:value="0.0000095367431640625" calcext:value-type="float">
            <text:p>9.54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95367431640625" calcext:value-type="float">
            <text:p>9.54E-06</text:p>
          </table:table-cell>
          <table:table-cell office:value-type="float" office:value="0.000601768493652344" calcext:value-type="float">
            <text:p>0.000601768493652</text:p>
          </table:table-cell>
          <table:table-cell office:value-type="float" office:value="0.00798106193542481" calcext:value-type="float">
            <text:p>0.007981061935425</text:p>
          </table:table-cell>
          <table:table-cell table:style-name="ce1" office:value-type="float" office:value="0.0000882148742675781" calcext:value-type="float">
            <text:p>8.82E-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0095367431640625" calcext:value-type="float">
            <text:p>9.54E-06</text:p>
          </table:table-cell>
          <table:table-cell office:value-type="float" office:value="0.000536203384399414" calcext:value-type="float">
            <text:p>0.000536203384399</text:p>
          </table:table-cell>
          <table:table-cell office:value-type="float" office:value="0.00830268859863281" calcext:value-type="float">
            <text:p>0.008302688598633</text:p>
          </table:table-cell>
          <table:table-cell office:value-type="float" office:value="0.0000288486480712891" calcext:value-type="float">
            <text:p>2.88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613927841186523" calcext:value-type="float">
            <text:p>0.000613927841187</text:p>
          </table:table-cell>
          <table:table-cell office:value-type="float" office:value="0.00944042205810547" calcext:value-type="float">
            <text:p>0.009440422058105</text:p>
          </table:table-cell>
          <table:table-cell office:value-type="float" office:value="0.000126361846923828" calcext:value-type="float">
            <text:p>0.0001263618469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100135803222656" calcext:value-type="float">
            <text:p>1.00E-05</text:p>
          </table:table-cell>
          <table:table-cell office:value-type="float" office:value="0.000494480133056641" calcext:value-type="float">
            <text:p>0.000494480133057</text:p>
          </table:table-cell>
          <table:table-cell office:value-type="float" office:value="0.00870275497436523" calcext:value-type="float">
            <text:p>0.008702754974365</text:p>
          </table:table-cell>
          <table:table-cell office:value-type="float" office:value="0.00000977516174316406" calcext:value-type="float">
            <text:p>9.78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135898590087891" calcext:value-type="float">
            <text:p>1.36E-05</text:p>
          </table:table-cell>
          <table:table-cell office:value-type="float" office:value="0.000594377517700195" calcext:value-type="float">
            <text:p>0.0005943775177</text:p>
          </table:table-cell>
          <table:table-cell office:value-type="float" office:value="0.00828456878662109" calcext:value-type="float">
            <text:p>0.008284568786621</text:p>
          </table:table-cell>
          <table:table-cell office:value-type="float" office:value="0.000172615051269531" calcext:value-type="float">
            <text:p>0.000172615051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0977516174316406" calcext:value-type="float">
            <text:p>9.78E-06</text:p>
          </table:table-cell>
          <table:table-cell office:value-type="float" office:value="0.00058746337890625" calcext:value-type="float">
            <text:p>0.000587463378906</text:p>
          </table:table-cell>
          <table:table-cell office:value-type="float" office:value="0.0080866813659668" calcext:value-type="float">
            <text:p>0.008086681365967</text:p>
          </table:table-cell>
          <table:table-cell office:value-type="float" office:value="0.00000977516174316406" calcext:value-type="float">
            <text:p>9.78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143051147460938" calcext:value-type="float">
            <text:p>1.43E-05</text:p>
          </table:table-cell>
          <table:table-cell office:value-type="float" office:value="0.00056004524230957" calcext:value-type="float">
            <text:p>0.00056004524231</text:p>
          </table:table-cell>
          <table:table-cell office:value-type="float" office:value="0.00994038581848145" calcext:value-type="float">
            <text:p>0.009940385818481</text:p>
          </table:table-cell>
          <table:table-cell office:value-type="float" office:value="0.000140905380249023" calcext:value-type="float">
            <text:p>0.0001409053802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627994537353516" calcext:value-type="float">
            <text:p>0.000627994537354</text:p>
          </table:table-cell>
          <table:table-cell office:value-type="float" office:value="0.00918006896972656" calcext:value-type="float">
            <text:p>0.009180068969727</text:p>
          </table:table-cell>
          <table:table-cell office:value-type="float" office:value="0.0000281333923339844" calcext:value-type="float">
            <text:p>2.81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624418258666992" calcext:value-type="float">
            <text:p>0.000624418258667</text:p>
          </table:table-cell>
          <table:table-cell office:value-type="float" office:value="0.009368896484375" calcext:value-type="float">
            <text:p>0.009368896484375</text:p>
          </table:table-cell>
          <table:table-cell office:value-type="float" office:value="0.000135660171508789" calcext:value-type="float">
            <text:p>0.0001356601715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0929832458496094" calcext:value-type="float">
            <text:p>9.30E-06</text:p>
          </table:table-cell>
          <table:table-cell office:value-type="float" office:value="0.000503301620483398" calcext:value-type="float">
            <text:p>0.000503301620483</text:p>
          </table:table-cell>
          <table:table-cell office:value-type="float" office:value="0.00824952125549316" calcext:value-type="float">
            <text:p>0.008249521255493</text:p>
          </table:table-cell>
          <table:table-cell office:value-type="float" office:value="0.0000107288360595703" calcext:value-type="float">
            <text:p>1.07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724077224731445" calcext:value-type="float">
            <text:p>0.000724077224731</text:p>
          </table:table-cell>
          <table:table-cell office:value-type="float" office:value="0.0086512565612793" calcext:value-type="float">
            <text:p>0.008651256561279</text:p>
          </table:table-cell>
          <table:table-cell office:value-type="float" office:value="0.00010228157043457" calcext:value-type="float">
            <text:p>0.00010228157043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0104904174804688" calcext:value-type="float">
            <text:p>1.05E-05</text:p>
          </table:table-cell>
          <table:table-cell office:value-type="float" office:value="0.000493764877319336" calcext:value-type="float">
            <text:p>0.000493764877319</text:p>
          </table:table-cell>
          <table:table-cell office:value-type="float" office:value="0.00827240943908691" calcext:value-type="float">
            <text:p>0.008272409439087</text:p>
          </table:table-cell>
          <table:table-cell office:value-type="float" office:value="0.0000100135803222656" calcext:value-type="float">
            <text:p>1.00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300407409667969" calcext:value-type="float">
            <text:p>3.00E-05</text:p>
          </table:table-cell>
          <table:table-cell office:value-type="float" office:value="0.000734090805053711" calcext:value-type="float">
            <text:p>0.000734090805054</text:p>
          </table:table-cell>
          <table:table-cell office:value-type="float" office:value="0.00990128517150879" calcext:value-type="float">
            <text:p>0.009901285171509</text:p>
          </table:table-cell>
          <table:table-cell office:value-type="float" office:value="0.000102996826171875" calcext:value-type="float">
            <text:p>0.0001029968261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102519989013672" calcext:value-type="float">
            <text:p>1.03E-05</text:p>
          </table:table-cell>
          <table:table-cell office:value-type="float" office:value="0.000558137893676758" calcext:value-type="float">
            <text:p>0.000558137893677</text:p>
          </table:table-cell>
          <table:table-cell office:value-type="float" office:value="0.00867128372192383" calcext:value-type="float">
            <text:p>0.008671283721924</text:p>
          </table:table-cell>
          <table:table-cell office:value-type="float" office:value="0.0000112056732177734" calcext:value-type="float">
            <text:p>1.12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104904174804688" calcext:value-type="float">
            <text:p>1.05E-05</text:p>
          </table:table-cell>
          <table:table-cell office:value-type="float" office:value="0.000805139541625977" calcext:value-type="float">
            <text:p>0.000805139541626</text:p>
          </table:table-cell>
          <table:table-cell office:value-type="float" office:value="0.00853776931762695" calcext:value-type="float">
            <text:p>0.008537769317627</text:p>
          </table:table-cell>
          <table:table-cell office:value-type="float" office:value="0.000139474868774414" calcext:value-type="float">
            <text:p>0.0001394748687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104904174804688" calcext:value-type="float">
            <text:p>1.05E-05</text:p>
          </table:table-cell>
          <table:table-cell office:value-type="float" office:value="0.000506162643432617" calcext:value-type="float">
            <text:p>0.000506162643433</text:p>
          </table:table-cell>
          <table:table-cell office:value-type="float" office:value="0.00840115547180176" calcext:value-type="float">
            <text:p>0.008401155471802</text:p>
          </table:table-cell>
          <table:table-cell office:value-type="float" office:value="0.0000290870666503906" calcext:value-type="float">
            <text:p>2.91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102519989013672" calcext:value-type="float">
            <text:p>1.03E-05</text:p>
          </table:table-cell>
          <table:table-cell office:value-type="float" office:value="0.000682353973388672" calcext:value-type="float">
            <text:p>0.000682353973389</text:p>
          </table:table-cell>
          <table:table-cell office:value-type="float" office:value="0.00957751274108887" calcext:value-type="float">
            <text:p>0.009577512741089</text:p>
          </table:table-cell>
          <table:table-cell office:value-type="float" office:value="0.000141143798828125" calcext:value-type="float">
            <text:p>0.0001411437988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100135803222656" calcext:value-type="float">
            <text:p>1.00E-05</text:p>
          </table:table-cell>
          <table:table-cell office:value-type="float" office:value="0.000452041625976563" calcext:value-type="float">
            <text:p>0.000452041625977</text:p>
          </table:table-cell>
          <table:table-cell office:value-type="float" office:value="0.00878238677978516" calcext:value-type="float">
            <text:p>0.008782386779785</text:p>
          </table:table-cell>
          <table:table-cell office:value-type="float" office:value="0.0000112056732177734" calcext:value-type="float">
            <text:p>1.12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112056732177734" calcext:value-type="float">
            <text:p>1.12E-05</text:p>
          </table:table-cell>
          <table:table-cell office:value-type="float" office:value="0.00052189826965332" calcext:value-type="float">
            <text:p>0.000521898269653</text:p>
          </table:table-cell>
          <table:table-cell office:value-type="float" office:value="0.00943207740783691" calcext:value-type="float">
            <text:p>0.009432077407837</text:p>
          </table:table-cell>
          <table:table-cell office:value-type="float" office:value="0.000130176544189453" calcext:value-type="float">
            <text:p>0.00013017654418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486373901367188" calcext:value-type="float">
            <text:p>0.000486373901367</text:p>
          </table:table-cell>
          <table:table-cell office:value-type="float" office:value="0.00858163833618164" calcext:value-type="float">
            <text:p>0.008581638336182</text:p>
          </table:table-cell>
          <table:table-cell office:value-type="float" office:value="0.0000112056732177734" calcext:value-type="float">
            <text:p>1.12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123977661132813" calcext:value-type="float">
            <text:p>1.24E-05</text:p>
          </table:table-cell>
          <table:table-cell office:value-type="float" office:value="0.000681877136230469" calcext:value-type="float">
            <text:p>0.00068187713623</text:p>
          </table:table-cell>
          <table:table-cell office:value-type="float" office:value="0.00843644142150879" calcext:value-type="float">
            <text:p>0.008436441421509</text:p>
          </table:table-cell>
          <table:table-cell office:value-type="float" office:value="0.000143766403198242" calcext:value-type="float">
            <text:p>0.0001437664031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0109672546386719" calcext:value-type="float">
            <text:p>1.10E-05</text:p>
          </table:table-cell>
          <table:table-cell office:value-type="float" office:value="0.000429868698120117" calcext:value-type="float">
            <text:p>0.00042986869812</text:p>
          </table:table-cell>
          <table:table-cell office:value-type="float" office:value="0.00908446311950684" calcext:value-type="float">
            <text:p>0.009084463119507</text:p>
          </table:table-cell>
          <table:table-cell office:value-type="float" office:value="0.0000104904174804688" calcext:value-type="float">
            <text:p>1.05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104904174804688" calcext:value-type="float">
            <text:p>1.05E-05</text:p>
          </table:table-cell>
          <table:table-cell office:value-type="float" office:value="0.000551700592041016" calcext:value-type="float">
            <text:p>0.000551700592041</text:p>
          </table:table-cell>
          <table:table-cell office:value-type="float" office:value="0.00935149192810059" calcext:value-type="float">
            <text:p>0.009351491928101</text:p>
          </table:table-cell>
          <table:table-cell office:value-type="float" office:value="0.00016021728515625" calcext:value-type="float">
            <text:p>0.00016021728515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109672546386719" calcext:value-type="float">
            <text:p>1.10E-05</text:p>
          </table:table-cell>
          <table:table-cell office:value-type="float" office:value="0.000563621520996094" calcext:value-type="float">
            <text:p>0.000563621520996</text:p>
          </table:table-cell>
          <table:table-cell office:value-type="float" office:value="0.0081477165222168" calcext:value-type="float">
            <text:p>0.008147716522217</text:p>
          </table:table-cell>
          <table:table-cell office:value-type="float" office:value="0.0000107288360595703" calcext:value-type="float">
            <text:p>1.07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119209289550781" calcext:value-type="float">
            <text:p>1.19E-05</text:p>
          </table:table-cell>
          <table:table-cell office:value-type="float" office:value="0.000542879104614258" calcext:value-type="float">
            <text:p>0.000542879104614</text:p>
          </table:table-cell>
          <table:table-cell office:value-type="float" office:value="0.00809931755065918" calcext:value-type="float">
            <text:p>0.008099317550659</text:p>
          </table:table-cell>
          <table:table-cell office:value-type="float" office:value="0.000122547149658203" calcext:value-type="float">
            <text:p>0.00012254714965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0116825103759766" calcext:value-type="float">
            <text:p>1.17E-05</text:p>
          </table:table-cell>
          <table:table-cell office:value-type="float" office:value="0.000609636306762695" calcext:value-type="float">
            <text:p>0.000609636306763</text:p>
          </table:table-cell>
          <table:table-cell office:value-type="float" office:value="0.00813484191894531" calcext:value-type="float">
            <text:p>0.008134841918945</text:p>
          </table:table-cell>
          <table:table-cell office:value-type="float" office:value="0.0000109672546386719" calcext:value-type="float">
            <text:p>1.10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444889068603516" calcext:value-type="float">
            <text:p>0.000444889068604</text:p>
          </table:table-cell>
          <table:table-cell office:value-type="float" office:value="0.00905942916870117" calcext:value-type="float">
            <text:p>0.009059429168701</text:p>
          </table:table-cell>
          <table:table-cell office:value-type="float" office:value="0.000119447708129883" calcext:value-type="float">
            <text:p>0.0001194477081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0107288360595703" calcext:value-type="float">
            <text:p>1.07E-05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18276405334473" calcext:value-type="float">
            <text:p>0.008182764053345</text:p>
          </table:table-cell>
          <table:table-cell office:value-type="float" office:value="0.0000300407409667969" calcext:value-type="float">
            <text:p>3.00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123977661132813" calcext:value-type="float">
            <text:p>1.24E-05</text:p>
          </table:table-cell>
          <table:table-cell office:value-type="float" office:value="0.000447750091552734" calcext:value-type="float">
            <text:p>0.000447750091553</text:p>
          </table:table-cell>
          <table:table-cell office:value-type="float" office:value="0.00870203971862793" calcext:value-type="float">
            <text:p>0.008702039718628</text:p>
          </table:table-cell>
          <table:table-cell office:value-type="float" office:value="0.000203371047973633" calcext:value-type="float">
            <text:p>0.00020337104797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0159740447998047" calcext:value-type="float">
            <text:p>1.60E-05</text:p>
          </table:table-cell>
          <table:table-cell office:value-type="float" office:value="0.000634908676147461" calcext:value-type="float">
            <text:p>0.000634908676147</text:p>
          </table:table-cell>
          <table:table-cell office:value-type="float" office:value="0.00837159156799316" calcext:value-type="float">
            <text:p>0.008371591567993</text:p>
          </table:table-cell>
          <table:table-cell office:value-type="float" office:value="0.0000128746032714844" calcext:value-type="float">
            <text:p>1.29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639200210571289" calcext:value-type="float">
            <text:p>0.000639200210571</text:p>
          </table:table-cell>
          <table:table-cell office:value-type="float" office:value="0.00908756256103516" calcext:value-type="float">
            <text:p>0.009087562561035</text:p>
          </table:table-cell>
          <table:table-cell office:value-type="float" office:value="0.00020289421081543" calcext:value-type="float">
            <text:p>0.0002028942108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502347946166992" calcext:value-type="float">
            <text:p>0.000502347946167</text:p>
          </table:table-cell>
          <table:table-cell office:value-type="float" office:value="0.00870394706726074" calcext:value-type="float">
            <text:p>0.008703947067261</text:p>
          </table:table-cell>
          <table:table-cell office:value-type="float" office:value="0.0000336170196533203" calcext:value-type="float">
            <text:p>3.36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176429748535156" calcext:value-type="float">
            <text:p>1.76E-05</text:p>
          </table:table-cell>
          <table:table-cell office:value-type="float" office:value="0.000592231750488281" calcext:value-type="float">
            <text:p>0.000592231750488</text:p>
          </table:table-cell>
          <table:table-cell office:value-type="float" office:value="0.00953054428100586" calcext:value-type="float">
            <text:p>0.009530544281006</text:p>
          </table:table-cell>
          <table:table-cell office:value-type="float" office:value="0.000203371047973633" calcext:value-type="float">
            <text:p>0.00020337104797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627279281616211" calcext:value-type="float">
            <text:p>0.000627279281616</text:p>
          </table:table-cell>
          <table:table-cell office:value-type="float" office:value="0.00872492790222168" calcext:value-type="float">
            <text:p>0.008724927902222</text:p>
          </table:table-cell>
          <table:table-cell office:value-type="float" office:value="0.0000300407409667969" calcext:value-type="float">
            <text:p>3.00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307559967041016" calcext:value-type="float">
            <text:p>3.08E-05</text:p>
          </table:table-cell>
          <table:table-cell office:value-type="float" office:value="0.000617027282714844" calcext:value-type="float">
            <text:p>0.000617027282715</text:p>
          </table:table-cell>
          <table:table-cell office:value-type="float" office:value="0.00858783721923828" calcext:value-type="float">
            <text:p>0.008587837219238</text:p>
          </table:table-cell>
          <table:table-cell office:value-type="float" office:value="0.000227451324462891" calcext:value-type="float">
            <text:p>0.0002274513244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157356262207031" calcext:value-type="float">
            <text:p>1.57E-05</text:p>
          </table:table-cell>
          <table:table-cell office:value-type="float" office:value="0.000591278076171875" calcext:value-type="float">
            <text:p>0.000591278076172</text:p>
          </table:table-cell>
          <table:table-cell office:value-type="float" office:value="0.00892829895019531" calcext:value-type="float">
            <text:p>0.008928298950195</text:p>
          </table:table-cell>
          <table:table-cell office:value-type="float" office:value="0.0000112056732177734" calcext:value-type="float">
            <text:p>1.12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88350677490234" calcext:value-type="float">
            <text:p>1.88E-05</text:p>
          </table:table-cell>
          <table:table-cell office:value-type="float" office:value="0.0005645751953125" calcext:value-type="float">
            <text:p>0.000564575195313</text:p>
          </table:table-cell>
          <table:table-cell office:value-type="float" office:value="0.0100231170654297" calcext:value-type="float">
            <text:p>0.01002311706543</text:p>
          </table:table-cell>
          <table:table-cell office:value-type="float" office:value="0.000192642211914063" calcext:value-type="float">
            <text:p>0.00019264221191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574111938476563" calcext:value-type="float">
            <text:p>0.000574111938477</text:p>
          </table:table-cell>
          <table:table-cell office:value-type="float" office:value="0.00818562507629395" calcext:value-type="float">
            <text:p>0.008185625076294</text:p>
          </table:table-cell>
          <table:table-cell office:value-type="float" office:value="0.0000128746032714844" calcext:value-type="float">
            <text:p>1.29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78813934326172" calcext:value-type="float">
            <text:p>1.79E-05</text:p>
          </table:table-cell>
          <table:table-cell office:value-type="float" office:value="0.000621557235717773" calcext:value-type="float">
            <text:p>0.000621557235718</text:p>
          </table:table-cell>
          <table:table-cell office:value-type="float" office:value="0.00844693183898926" calcext:value-type="float">
            <text:p>0.008446931838989</text:p>
          </table:table-cell>
          <table:table-cell office:value-type="float" office:value="0.00022125244140625" calcext:value-type="float">
            <text:p>0.0002212524414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508785247802734" calcext:value-type="float">
            <text:p>0.000508785247803</text:p>
          </table:table-cell>
          <table:table-cell office:value-type="float" office:value="0.0088493824005127" calcext:value-type="float">
            <text:p>0.008849382400513</text:p>
          </table:table-cell>
          <table:table-cell office:value-type="float" office:value="0.0000298023223876953" calcext:value-type="float">
            <text:p>2.98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535011291503906" calcext:value-type="float">
            <text:p>0.000535011291504</text:p>
          </table:table-cell>
          <table:table-cell office:value-type="float" office:value="0.0136368274688721" calcext:value-type="float">
            <text:p>0.013636827468872</text:p>
          </table:table-cell>
          <table:table-cell office:value-type="float" office:value="0.000335693359375" calcext:value-type="float">
            <text:p>0.0003356933593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0278949737548828" calcext:value-type="float">
            <text:p>2.79E-05</text:p>
          </table:table-cell>
          <table:table-cell office:value-type="float" office:value="0.000606298446655273" calcext:value-type="float">
            <text:p>0.000606298446655</text:p>
          </table:table-cell>
          <table:table-cell office:value-type="float" office:value="0.00830888748168945" calcext:value-type="float">
            <text:p>0.008308887481689</text:p>
          </table:table-cell>
          <table:table-cell office:value-type="float" office:value="0.0000123977661132813" calcext:value-type="float">
            <text:p>1.24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763416290283203" calcext:value-type="float">
            <text:p>0.000763416290283</text:p>
          </table:table-cell>
          <table:table-cell office:value-type="float" office:value="0.011754035949707" calcext:value-type="float">
            <text:p>0.011754035949707</text:p>
          </table:table-cell>
          <table:table-cell office:value-type="float" office:value="0.00017094612121582" calcext:value-type="float">
            <text:p>0.0001709461212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519752502441406" calcext:value-type="float">
            <text:p>0.000519752502441</text:p>
          </table:table-cell>
          <table:table-cell office:value-type="float" office:value="0.00821375846862793" calcext:value-type="float">
            <text:p>0.008213758468628</text:p>
          </table:table-cell>
          <table:table-cell office:value-type="float" office:value="0.0000121593475341797" calcext:value-type="float">
            <text:p>1.22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116825103759766" calcext:value-type="float">
            <text:p>1.17E-05</text:p>
          </table:table-cell>
          <table:table-cell office:value-type="float" office:value="0.000639915466308594" calcext:value-type="float">
            <text:p>0.000639915466309</text:p>
          </table:table-cell>
          <table:table-cell office:value-type="float" office:value="0.00820207595825195" calcext:value-type="float">
            <text:p>0.008202075958252</text:p>
          </table:table-cell>
          <table:table-cell office:value-type="float" office:value="0.000207901000976562" calcext:value-type="float">
            <text:p>0.0002079010009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486135482788086" calcext:value-type="float">
            <text:p>0.000486135482788</text:p>
          </table:table-cell>
          <table:table-cell office:value-type="float" office:value="0.00797629356384277" calcext:value-type="float">
            <text:p>0.007976293563843</text:p>
          </table:table-cell>
          <table:table-cell office:value-type="float" office:value="0.0000183582305908203" calcext:value-type="float">
            <text:p>1.84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119209289550781" calcext:value-type="float">
            <text:p>1.19E-05</text:p>
          </table:table-cell>
          <table:table-cell office:value-type="float" office:value="0.000471591949462891" calcext:value-type="float">
            <text:p>0.000471591949463</text:p>
          </table:table-cell>
          <table:table-cell office:value-type="float" office:value="0.00879478454589844" calcext:value-type="float">
            <text:p>0.008794784545898</text:p>
          </table:table-cell>
          <table:table-cell office:value-type="float" office:value="0.000186681747436523" calcext:value-type="float">
            <text:p>0.00018668174743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461578369140625" calcext:value-type="float">
            <text:p>0.000461578369141</text:p>
          </table:table-cell>
          <table:table-cell office:value-type="float" office:value="0.0079035758972168" calcext:value-type="float">
            <text:p>0.007903575897217</text:p>
          </table:table-cell>
          <table:table-cell office:value-type="float" office:value="0.0000135898590087891" calcext:value-type="float">
            <text:p>1.36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121593475341797" calcext:value-type="float">
            <text:p>1.22E-05</text:p>
          </table:table-cell>
          <table:table-cell office:value-type="float" office:value="0.000476837158203125" calcext:value-type="float">
            <text:p>0.000476837158203</text:p>
          </table:table-cell>
          <table:table-cell office:value-type="float" office:value="0.0117478370666504" calcext:value-type="float">
            <text:p>0.01174783706665</text:p>
          </table:table-cell>
          <table:table-cell office:value-type="float" office:value="0.000284194946289062" calcext:value-type="float">
            <text:p>0.0002841949462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72026252746582" calcext:value-type="float">
            <text:p>0.000720262527466</text:p>
          </table:table-cell>
          <table:table-cell office:value-type="float" office:value="0.00783181190490723" calcext:value-type="float">
            <text:p>0.007831811904907</text:p>
          </table:table-cell>
          <table:table-cell office:value-type="float" office:value="0.0000143051147460938" calcext:value-type="float">
            <text:p>1.43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632286071777344" calcext:value-type="float">
            <text:p>0.000632286071777</text:p>
          </table:table-cell>
          <table:table-cell office:value-type="float" office:value="0.0130236148834229" calcext:value-type="float">
            <text:p>0.013023614883423</text:p>
          </table:table-cell>
          <table:table-cell office:value-type="float" office:value="0.000178337097167969" calcext:value-type="float">
            <text:p>0.00017833709716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0169277191162109" calcext:value-type="float">
            <text:p>1.69E-05</text:p>
          </table:table-cell>
          <table:table-cell office:value-type="float" office:value="0.000591278076171875" calcext:value-type="float">
            <text:p>0.000591278076172</text:p>
          </table:table-cell>
          <table:table-cell office:value-type="float" office:value="0.00890827178955078" calcext:value-type="float">
            <text:p>0.008908271789551</text:p>
          </table:table-cell>
          <table:table-cell office:value-type="float" office:value="0.0000150203704833984" calcext:value-type="float">
            <text:p>1.50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135898590087891" calcext:value-type="float">
            <text:p>1.36E-05</text:p>
          </table:table-cell>
          <table:table-cell office:value-type="float" office:value="0.000411510467529297" calcext:value-type="float">
            <text:p>0.000411510467529</text:p>
          </table:table-cell>
          <table:table-cell office:value-type="float" office:value="0.00937318801879883" calcext:value-type="float">
            <text:p>0.009373188018799</text:p>
          </table:table-cell>
          <table:table-cell office:value-type="float" office:value="0.000301599502563477" calcext:value-type="float">
            <text:p>0.00030159950256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157356262207031" calcext:value-type="float">
            <text:p>1.57E-05</text:p>
          </table:table-cell>
          <table:table-cell office:value-type="float" office:value="0.000648021697998047" calcext:value-type="float">
            <text:p>0.000648021697998</text:p>
          </table:table-cell>
          <table:table-cell office:value-type="float" office:value="0.00847029685974121" calcext:value-type="float">
            <text:p>0.008470296859741</text:p>
          </table:table-cell>
          <table:table-cell office:value-type="float" office:value="0.0000159740447998047" calcext:value-type="float">
            <text:p>1.60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140666961669922" calcext:value-type="float">
            <text:p>1.41E-05</text:p>
          </table:table-cell>
          <table:table-cell office:value-type="float" office:value="0.000689506530761719" calcext:value-type="float">
            <text:p>0.000689506530762</text:p>
          </table:table-cell>
          <table:table-cell office:value-type="float" office:value="0.0152759552001953" calcext:value-type="float">
            <text:p>0.015275955200195</text:p>
          </table:table-cell>
          <table:table-cell office:value-type="float" office:value="0.00030827522277832" calcext:value-type="float">
            <text:p>0.0003082752227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610589981079102" calcext:value-type="float">
            <text:p>0.000610589981079</text:p>
          </table:table-cell>
          <table:table-cell office:value-type="float" office:value="0.00833201408386231" calcext:value-type="float">
            <text:p>0.008332014083862</text:p>
          </table:table-cell>
          <table:table-cell office:value-type="float" office:value="0.0000140666961669922" calcext:value-type="float">
            <text:p>1.41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685453414916992" calcext:value-type="float">
            <text:p>0.000685453414917</text:p>
          </table:table-cell>
          <table:table-cell office:value-type="float" office:value="0.0157091617584229" calcext:value-type="float">
            <text:p>0.015709161758423</text:p>
          </table:table-cell>
          <table:table-cell office:value-type="float" office:value="0.000321388244628906" calcext:value-type="float">
            <text:p>0.0003213882446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666618347167969" calcext:value-type="float">
            <text:p>0.000666618347168</text:p>
          </table:table-cell>
          <table:table-cell office:value-type="float" office:value="0.00925517082214356" calcext:value-type="float">
            <text:p>0.009255170822144</text:p>
          </table:table-cell>
          <table:table-cell office:value-type="float" office:value="0.0000123977661132813" calcext:value-type="float">
            <text:p>1.24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188350677490234" calcext:value-type="float">
            <text:p>1.88E-05</text:p>
          </table:table-cell>
          <table:table-cell office:value-type="float" office:value="0.000806093215942383" calcext:value-type="float">
            <text:p>0.000806093215942</text:p>
          </table:table-cell>
          <table:table-cell office:value-type="float" office:value="0.0108311176300049" calcext:value-type="float">
            <text:p>0.010831117630005</text:p>
          </table:table-cell>
          <table:table-cell office:value-type="float" office:value="0.000233650207519531" calcext:value-type="float">
            <text:p>0.0002336502075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652074813842773" calcext:value-type="float">
            <text:p>0.000652074813843</text:p>
          </table:table-cell>
          <table:table-cell office:value-type="float" office:value="0.00823831558227539" calcext:value-type="float">
            <text:p>0.008238315582275</text:p>
          </table:table-cell>
          <table:table-cell office:value-type="float" office:value="0.0000321865081787109" calcext:value-type="float">
            <text:p>3.22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150203704833984" calcext:value-type="float">
            <text:p>1.50E-05</text:p>
          </table:table-cell>
          <table:table-cell office:value-type="float" office:value="0.000421524047851563" calcext:value-type="float">
            <text:p>0.000421524047852</text:p>
          </table:table-cell>
          <table:table-cell office:value-type="float" office:value="0.0111169815063477" calcext:value-type="float">
            <text:p>0.011116981506348</text:p>
          </table:table-cell>
          <table:table-cell office:value-type="float" office:value="0.000341653823852539" calcext:value-type="float">
            <text:p>0.00034165382385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293254852294922" calcext:value-type="float">
            <text:p>2.93E-05</text:p>
          </table:table-cell>
          <table:table-cell office:value-type="float" office:value="0.00057220458984375" calcext:value-type="float">
            <text:p>0.000572204589844</text:p>
          </table:table-cell>
          <table:table-cell office:value-type="float" office:value="0.00956320762634277" calcext:value-type="float">
            <text:p>0.009563207626343</text:p>
          </table:table-cell>
          <table:table-cell office:value-type="float" office:value="0.0000128746032714844" calcext:value-type="float">
            <text:p>1.29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193119049072266" calcext:value-type="float">
            <text:p>1.93E-05</text:p>
          </table:table-cell>
          <table:table-cell office:value-type="float" office:value="0.000530004501342773" calcext:value-type="float">
            <text:p>0.000530004501343</text:p>
          </table:table-cell>
          <table:table-cell office:value-type="float" office:value="0.00992369651794434" calcext:value-type="float">
            <text:p>0.009923696517944</text:p>
          </table:table-cell>
          <table:table-cell office:value-type="float" office:value="0.000352144241333008" calcext:value-type="float">
            <text:p>0.00035214424133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570535659790039" calcext:value-type="float">
            <text:p>0.00057053565979</text:p>
          </table:table-cell>
          <table:table-cell office:value-type="float" office:value="0.00825142860412598" calcext:value-type="float">
            <text:p>0.008251428604126</text:p>
          </table:table-cell>
          <table:table-cell office:value-type="float" office:value="0.0000150203704833984" calcext:value-type="float">
            <text:p>1.50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774860382080078" calcext:value-type="float">
            <text:p>0.00077486038208</text:p>
          </table:table-cell>
          <table:table-cell office:value-type="float" office:value="0.00965714454650879" calcext:value-type="float">
            <text:p>0.009657144546509</text:p>
          </table:table-cell>
          <table:table-cell office:value-type="float" office:value="0.000174283981323242" calcext:value-type="float">
            <text:p>0.0001742839813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572681427001953" calcext:value-type="float">
            <text:p>0.000572681427002</text:p>
          </table:table-cell>
          <table:table-cell office:value-type="float" office:value="0.00929856300354004" calcext:value-type="float">
            <text:p>0.00929856300354</text:p>
          </table:table-cell>
          <table:table-cell office:value-type="float" office:value="0.0000157356262207031" calcext:value-type="float">
            <text:p>1.57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133514404296875" calcext:value-type="float">
            <text:p>1.34E-05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112254619598389" calcext:value-type="float">
            <text:p>0.011225461959839</text:p>
          </table:table-cell>
          <table:table-cell office:value-type="float" office:value="0.000210285186767578" calcext:value-type="float">
            <text:p>0.00021028518676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0176429748535156" calcext:value-type="float">
            <text:p>1.76E-05</text:p>
          </table:table-cell>
          <table:table-cell office:value-type="float" office:value="0.000604867935180664" calcext:value-type="float">
            <text:p>0.000604867935181</text:p>
          </table:table-cell>
          <table:table-cell office:value-type="float" office:value="0.00871419906616211" calcext:value-type="float">
            <text:p>0.008714199066162</text:p>
          </table:table-cell>
          <table:table-cell office:value-type="float" office:value="0.0000135898590087891" calcext:value-type="float">
            <text:p>1.36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126361846923828" calcext:value-type="float">
            <text:p>1.26E-05</text:p>
          </table:table-cell>
          <table:table-cell office:value-type="float" office:value="0.000514030456542969" calcext:value-type="float">
            <text:p>0.000514030456543</text:p>
          </table:table-cell>
          <table:table-cell office:value-type="float" office:value="0.00967669486999512" calcext:value-type="float">
            <text:p>0.009676694869995</text:p>
          </table:table-cell>
          <table:table-cell office:value-type="float" office:value="0.000400781631469727" calcext:value-type="float">
            <text:p>0.0004007816314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733852386474609" calcext:value-type="float">
            <text:p>0.000733852386475</text:p>
          </table:table-cell>
          <table:table-cell office:value-type="float" office:value="0.00838351249694824" calcext:value-type="float">
            <text:p>0.008383512496948</text:p>
          </table:table-cell>
          <table:table-cell office:value-type="float" office:value="0.0000312328338623047" calcext:value-type="float">
            <text:p>3.12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797271728515625" calcext:value-type="float">
            <text:p>0.000797271728516</text:p>
          </table:table-cell>
          <table:table-cell office:value-type="float" office:value="0.00941848754882813" calcext:value-type="float">
            <text:p>0.009418487548828</text:p>
          </table:table-cell>
          <table:table-cell office:value-type="float" office:value="0.000215530395507812" calcext:value-type="float">
            <text:p>0.0002155303955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588417053222656" calcext:value-type="float">
            <text:p>0.000588417053223</text:p>
          </table:table-cell>
          <table:table-cell office:value-type="float" office:value="0.00866150856018066" calcext:value-type="float">
            <text:p>0.008661508560181</text:p>
          </table:table-cell>
          <table:table-cell office:value-type="float" office:value="0.0000128746032714844" calcext:value-type="float">
            <text:p>1.29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131130218505859" calcext:value-type="float">
            <text:p>1.31E-05</text:p>
          </table:table-cell>
          <table:table-cell office:value-type="float" office:value="0.000489234924316406" calcext:value-type="float">
            <text:p>0.000489234924316</text:p>
          </table:table-cell>
          <table:table-cell office:value-type="float" office:value="0.0107989311218262" calcext:value-type="float">
            <text:p>0.010798931121826</text:p>
          </table:table-cell>
          <table:table-cell office:value-type="float" office:value="0.000236749649047852" calcext:value-type="float">
            <text:p>0.00023674964904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497579574584961" calcext:value-type="float">
            <text:p>0.000497579574585</text:p>
          </table:table-cell>
          <table:table-cell office:value-type="float" office:value="0.00820207595825195" calcext:value-type="float">
            <text:p>0.008202075958252</text:p>
          </table:table-cell>
          <table:table-cell office:value-type="float" office:value="0.0000159740447998047" calcext:value-type="float">
            <text:p>1.60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131130218505859" calcext:value-type="float">
            <text:p>1.31E-05</text:p>
          </table:table-cell>
          <table:table-cell office:value-type="float" office:value="0.000410795211791992" calcext:value-type="float">
            <text:p>0.000410795211792</text:p>
          </table:table-cell>
          <table:table-cell office:value-type="float" office:value="0.00890874862670898" calcext:value-type="float">
            <text:p>0.008908748626709</text:p>
          </table:table-cell>
          <table:table-cell office:value-type="float" office:value="0.000377655029296875" calcext:value-type="float">
            <text:p>0.0003776550292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534534454345703" calcext:value-type="float">
            <text:p>0.000534534454346</text:p>
          </table:table-cell>
          <table:table-cell office:value-type="float" office:value="0.00872111320495606" calcext:value-type="float">
            <text:p>0.008721113204956</text:p>
          </table:table-cell>
          <table:table-cell office:value-type="float" office:value="0.0000135898590087891" calcext:value-type="float">
            <text:p>1.36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233650207519531" calcext:value-type="float">
            <text:p>2.34E-05</text:p>
          </table:table-cell>
          <table:table-cell office:value-type="float" office:value="0.000715017318725586" calcext:value-type="float">
            <text:p>0.000715017318726</text:p>
          </table:table-cell>
          <table:table-cell office:value-type="float" office:value="0.0152626037597656" calcext:value-type="float">
            <text:p>0.015262603759766</text:p>
          </table:table-cell>
          <table:table-cell office:value-type="float" office:value="0.000417470932006836" calcext:value-type="float">
            <text:p>0.0004174709320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181198120117187" calcext:value-type="float">
            <text:p>1.81E-05</text:p>
          </table:table-cell>
          <table:table-cell office:value-type="float" office:value="0.00054621696472168" calcext:value-type="float">
            <text:p>0.000546216964722</text:p>
          </table:table-cell>
          <table:table-cell office:value-type="float" office:value="0.00807929039001465" calcext:value-type="float">
            <text:p>0.008079290390015</text:p>
          </table:table-cell>
          <table:table-cell office:value-type="float" office:value="0.0000162124633789062" calcext:value-type="float">
            <text:p>1.62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362396240234375" calcext:value-type="float">
            <text:p>3.62E-05</text:p>
          </table:table-cell>
          <table:table-cell office:value-type="float" office:value="0.000789642333984375" calcext:value-type="float">
            <text:p>0.000789642333984</text:p>
          </table:table-cell>
          <table:table-cell office:value-type="float" office:value="0.0107326507568359" calcext:value-type="float">
            <text:p>0.010732650756836</text:p>
          </table:table-cell>
          <table:table-cell office:value-type="float" office:value="0.00034785270690918" calcext:value-type="float">
            <text:p>0.00034785270690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0178813934326172" calcext:value-type="float">
            <text:p>1.79E-05</text:p>
          </table:table-cell>
          <table:table-cell office:value-type="float" office:value="0.000561952590942383" calcext:value-type="float">
            <text:p>0.000561952590942</text:p>
          </table:table-cell>
          <table:table-cell office:value-type="float" office:value="0.00920271873474121" calcext:value-type="float">
            <text:p>0.009202718734741</text:p>
          </table:table-cell>
          <table:table-cell office:value-type="float" office:value="0.0000174045562744141" calcext:value-type="float">
            <text:p>1.74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65159797668457" calcext:value-type="float">
            <text:p>0.000651597976685</text:p>
          </table:table-cell>
          <table:table-cell office:value-type="float" office:value="0.00822019577026367" calcext:value-type="float">
            <text:p>0.008220195770264</text:p>
          </table:table-cell>
          <table:table-cell office:value-type="float" office:value="0.000269174575805664" calcext:value-type="float">
            <text:p>0.00026917457580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459909439086914" calcext:value-type="float">
            <text:p>0.000459909439087</text:p>
          </table:table-cell>
          <table:table-cell office:value-type="float" office:value="0.00830388069152832" calcext:value-type="float">
            <text:p>0.008303880691528</text:p>
          </table:table-cell>
          <table:table-cell office:value-type="float" office:value="0.0000162124633789062" calcext:value-type="float">
            <text:p>1.62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64396858215332" calcext:value-type="float">
            <text:p>0.000643968582153</text:p>
          </table:table-cell>
          <table:table-cell office:value-type="float" office:value="0.00845074653625488" calcext:value-type="float">
            <text:p>0.008450746536255</text:p>
          </table:table-cell>
          <table:table-cell office:value-type="float" office:value="0.000252723693847656" calcext:value-type="float">
            <text:p>0.00025272369384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510931015014648" calcext:value-type="float">
            <text:p>0.000510931015015</text:p>
          </table:table-cell>
          <table:table-cell office:value-type="float" office:value="0.00912022590637207" calcext:value-type="float">
            <text:p>0.009120225906372</text:p>
          </table:table-cell>
          <table:table-cell office:value-type="float" office:value="0.0000143051147460938" calcext:value-type="float">
            <text:p>1.43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181198120117187" calcext:value-type="float">
            <text:p>1.81E-05</text:p>
          </table:table-cell>
          <table:table-cell office:value-type="float" office:value="0.000511884689331055" calcext:value-type="float">
            <text:p>0.000511884689331</text:p>
          </table:table-cell>
          <table:table-cell office:value-type="float" office:value="0.00884151458740235" calcext:value-type="float">
            <text:p>0.008841514587402</text:p>
          </table:table-cell>
          <table:table-cell office:value-type="float" office:value="0.000337362289428711" calcext:value-type="float">
            <text:p>0.00033736228942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545978546142578" calcext:value-type="float">
            <text:p>0.000545978546143</text:p>
          </table:table-cell>
          <table:table-cell office:value-type="float" office:value="0.00872087478637695" calcext:value-type="float">
            <text:p>0.008720874786377</text:p>
          </table:table-cell>
          <table:table-cell office:value-type="float" office:value="0.0000143051147460938" calcext:value-type="float">
            <text:p>1.43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221729278564453" calcext:value-type="float">
            <text:p>2.22E-05</text:p>
          </table:table-cell>
          <table:table-cell office:value-type="float" office:value="0.00046992301940918" calcext:value-type="float">
            <text:p>0.000469923019409</text:p>
          </table:table-cell>
          <table:table-cell office:value-type="float" office:value="0.0089106559753418" calcext:value-type="float">
            <text:p>0.008910655975342</text:p>
          </table:table-cell>
          <table:table-cell office:value-type="float" office:value="0.000336408615112305" calcext:value-type="float">
            <text:p>0.00033640861511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620126724243164" calcext:value-type="float">
            <text:p>0.000620126724243</text:p>
          </table:table-cell>
          <table:table-cell office:value-type="float" office:value="0.00838613510131836" calcext:value-type="float">
            <text:p>0.008386135101318</text:p>
          </table:table-cell>
          <table:table-cell office:value-type="float" office:value="0.0000138282775878906" calcext:value-type="float">
            <text:p>1.38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317096710205078" calcext:value-type="float">
            <text:p>3.17E-05</text:p>
          </table:table-cell>
          <table:table-cell office:value-type="float" office:value="0.000527858734130859" calcext:value-type="float">
            <text:p>0.000527858734131</text:p>
          </table:table-cell>
          <table:table-cell office:value-type="float" office:value="0.00863242149353027" calcext:value-type="float">
            <text:p>0.00863242149353</text:p>
          </table:table-cell>
          <table:table-cell office:value-type="float" office:value="0.000354766845703125" calcext:value-type="float">
            <text:p>0.00035476684570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500679016113281" calcext:value-type="float">
            <text:p>0.000500679016113</text:p>
          </table:table-cell>
          <table:table-cell office:value-type="float" office:value="0.00862360000610352" calcext:value-type="float">
            <text:p>0.008623600006104</text:p>
          </table:table-cell>
          <table:table-cell office:value-type="float" office:value="0.0000143051147460938" calcext:value-type="float">
            <text:p>1.43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338554382324219" calcext:value-type="float">
            <text:p>3.39E-05</text:p>
          </table:table-cell>
          <table:table-cell office:value-type="float" office:value="0.000528812408447266" calcext:value-type="float">
            <text:p>0.000528812408447</text:p>
          </table:table-cell>
          <table:table-cell office:value-type="float" office:value="0.0112929344177246" calcext:value-type="float">
            <text:p>0.011292934417725</text:p>
          </table:table-cell>
          <table:table-cell office:value-type="float" office:value="0.000332832336425781" calcext:value-type="float">
            <text:p>0.0003328323364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0193119049072266" calcext:value-type="float">
            <text:p>1.93E-05</text:p>
          </table:table-cell>
          <table:table-cell office:value-type="float" office:value="0.000557899475097656" calcext:value-type="float">
            <text:p>0.000557899475098</text:p>
          </table:table-cell>
          <table:table-cell office:value-type="float" office:value="0.00816059112548828" calcext:value-type="float">
            <text:p>0.008160591125488</text:p>
          </table:table-cell>
          <table:table-cell office:value-type="float" office:value="0.0000412464141845703" calcext:value-type="float">
            <text:p>4.12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497341156005859" calcext:value-type="float">
            <text:p>0.000497341156006</text:p>
          </table:table-cell>
          <table:table-cell office:value-type="float" office:value="0.0090169906616211" calcext:value-type="float">
            <text:p>0.009016990661621</text:p>
          </table:table-cell>
          <table:table-cell office:value-type="float" office:value="0.000337123870849609" calcext:value-type="float">
            <text:p>0.0003371238708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571727752685547" calcext:value-type="float">
            <text:p>0.000571727752686</text:p>
          </table:table-cell>
          <table:table-cell office:value-type="float" office:value="0.00838732719421387" calcext:value-type="float">
            <text:p>0.008387327194214</text:p>
          </table:table-cell>
          <table:table-cell office:value-type="float" office:value="0.0000145435333251953" calcext:value-type="float">
            <text:p>1.45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231266021728516" calcext:value-type="float">
            <text:p>2.31E-05</text:p>
          </table:table-cell>
          <table:table-cell office:value-type="float" office:value="0.000620841979980469" calcext:value-type="float">
            <text:p>0.00062084197998</text:p>
          </table:table-cell>
          <table:table-cell office:value-type="float" office:value="0.00857186317443848" calcext:value-type="float">
            <text:p>0.008571863174438</text:p>
          </table:table-cell>
          <table:table-cell office:value-type="float" office:value="0.000339984893798828" calcext:value-type="float">
            <text:p>0.0003399848937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539779663085938" calcext:value-type="float">
            <text:p>0.000539779663086</text:p>
          </table:table-cell>
          <table:table-cell office:value-type="float" office:value="0.00827836990356445" calcext:value-type="float">
            <text:p>0.008278369903564</text:p>
          </table:table-cell>
          <table:table-cell office:value-type="float" office:value="0.0000207424163818359" calcext:value-type="float">
            <text:p>2.07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221729278564453" calcext:value-type="float">
            <text:p>2.22E-05</text:p>
          </table:table-cell>
          <table:table-cell office:value-type="float" office:value="0.000639915466308594" calcext:value-type="float">
            <text:p>0.000639915466309</text:p>
          </table:table-cell>
          <table:table-cell office:value-type="float" office:value="0.00967049598693848" calcext:value-type="float">
            <text:p>0.009670495986938</text:p>
          </table:table-cell>
          <table:table-cell office:value-type="float" office:value="0.000360965728759766" calcext:value-type="float">
            <text:p>0.0003609657287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517845153808594" calcext:value-type="float">
            <text:p>0.000517845153809</text:p>
          </table:table-cell>
          <table:table-cell office:value-type="float" office:value="0.00864887237548828" calcext:value-type="float">
            <text:p>0.008648872375488</text:p>
          </table:table-cell>
          <table:table-cell office:value-type="float" office:value="0.0000257492065429687" calcext:value-type="float">
            <text:p>2.57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233650207519531" calcext:value-type="float">
            <text:p>2.34E-05</text:p>
          </table:table-cell>
          <table:table-cell office:value-type="float" office:value="0.000487804412841797" calcext:value-type="float">
            <text:p>0.000487804412842</text:p>
          </table:table-cell>
          <table:table-cell office:value-type="float" office:value="0.00824713706970215" calcext:value-type="float">
            <text:p>0.008247137069702</text:p>
          </table:table-cell>
          <table:table-cell office:value-type="float" office:value="0.000333070755004883" calcext:value-type="float">
            <text:p>0.00033307075500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0336170196533203" calcext:value-type="float">
            <text:p>3.36E-05</text:p>
          </table:table-cell>
          <table:table-cell office:value-type="float" office:value="0.00059962272644043" calcext:value-type="float">
            <text:p>0.00059962272644</text:p>
          </table:table-cell>
          <table:table-cell office:value-type="float" office:value="0.00826573371887207" calcext:value-type="float">
            <text:p>0.008265733718872</text:p>
          </table:table-cell>
          <table:table-cell office:value-type="float" office:value="0.0000140666961669922" calcext:value-type="float">
            <text:p>1.41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345092773437" calcext:value-type="float">
            <text:p>2.19E-05</text:p>
          </table:table-cell>
          <table:table-cell office:value-type="float" office:value="0.000573396682739258" calcext:value-type="float">
            <text:p>0.000573396682739</text:p>
          </table:table-cell>
          <table:table-cell office:value-type="float" office:value="0.00956916809082031" calcext:value-type="float">
            <text:p>0.00956916809082</text:p>
          </table:table-cell>
          <table:table-cell office:value-type="float" office:value="0.000329494476318359" calcext:value-type="float">
            <text:p>0.00032949447631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140666961669922" calcext:value-type="float">
            <text:p>1.41E-05</text:p>
          </table:table-cell>
          <table:table-cell office:value-type="float" office:value="0.000557661056518555" calcext:value-type="float">
            <text:p>0.000557661056519</text:p>
          </table:table-cell>
          <table:table-cell office:value-type="float" office:value="0.00908374786376953" calcext:value-type="float">
            <text:p>0.00908374786377</text:p>
          </table:table-cell>
          <table:table-cell office:value-type="float" office:value="0.0000355243682861328" calcext:value-type="float">
            <text:p>3.55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143051147460938" calcext:value-type="float">
            <text:p>1.43E-05</text:p>
          </table:table-cell>
          <table:table-cell office:value-type="float" office:value="0.00046539306640625" calcext:value-type="float">
            <text:p>0.000465393066406</text:p>
          </table:table-cell>
          <table:table-cell office:value-type="float" office:value="0.00933670997619629" calcext:value-type="float">
            <text:p>0.009336709976196</text:p>
          </table:table-cell>
          <table:table-cell office:value-type="float" office:value="0.000317096710205078" calcext:value-type="float">
            <text:p>0.0003170967102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558614730834961" calcext:value-type="float">
            <text:p>0.000558614730835</text:p>
          </table:table-cell>
          <table:table-cell office:value-type="float" office:value="0.00817775726318359" calcext:value-type="float">
            <text:p>0.008177757263184</text:p>
          </table:table-cell>
          <table:table-cell office:value-type="float" office:value="0.0000464916229248047" calcext:value-type="float">
            <text:p>4.65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464677810668945" calcext:value-type="float">
            <text:p>0.000464677810669</text:p>
          </table:table-cell>
          <table:table-cell office:value-type="float" office:value="0.00829958915710449" calcext:value-type="float">
            <text:p>0.008299589157105</text:p>
          </table:table-cell>
          <table:table-cell office:value-type="float" office:value="0.000333547592163086" calcext:value-type="float">
            <text:p>0.00033354759216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00278949737548828" calcext:value-type="float">
            <text:p>2.79E-05</text:p>
          </table:table-cell>
          <table:table-cell office:value-type="float" office:value="0.000492334365844727" calcext:value-type="float">
            <text:p>0.000492334365845</text:p>
          </table:table-cell>
          <table:table-cell office:value-type="float" office:value="0.0105233192443848" calcext:value-type="float">
            <text:p>0.010523319244385</text:p>
          </table:table-cell>
          <table:table-cell office:value-type="float" office:value="0.0000195503234863281" calcext:value-type="float">
            <text:p>1.96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219345092773437" calcext:value-type="float">
            <text:p>2.19E-05</text:p>
          </table:table-cell>
          <table:table-cell office:value-type="float" office:value="0.000720977783203125" calcext:value-type="float">
            <text:p>0.000720977783203</text:p>
          </table:table-cell>
          <table:table-cell office:value-type="float" office:value="0.00947809219360352" calcext:value-type="float">
            <text:p>0.009478092193604</text:p>
          </table:table-cell>
          <table:table-cell office:value-type="float" office:value="0.000293254852294922" calcext:value-type="float">
            <text:p>0.00029325485229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555753707885742" calcext:value-type="float">
            <text:p>0.000555753707886</text:p>
          </table:table-cell>
          <table:table-cell office:value-type="float" office:value="0.00849747657775879" calcext:value-type="float">
            <text:p>0.008497476577759</text:p>
          </table:table-cell>
          <table:table-cell office:value-type="float" office:value="0.0000152587890625" calcext:value-type="float">
            <text:p>1.53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696897506713867" calcext:value-type="float">
            <text:p>0.000696897506714</text:p>
          </table:table-cell>
          <table:table-cell office:value-type="float" office:value="0.00843667984008789" calcext:value-type="float">
            <text:p>0.008436679840088</text:p>
          </table:table-cell>
          <table:table-cell office:value-type="float" office:value="0.000308752059936523" calcext:value-type="float">
            <text:p>0.0003087520599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475168228149414" calcext:value-type="float">
            <text:p>0.000475168228149</text:p>
          </table:table-cell>
          <table:table-cell office:value-type="float" office:value="0.00834131240844727" calcext:value-type="float">
            <text:p>0.008341312408447</text:p>
          </table:table-cell>
          <table:table-cell office:value-type="float" office:value="0.0000357627868652344" calcext:value-type="float">
            <text:p>3.58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374317169189453" calcext:value-type="float">
            <text:p>3.74E-05</text:p>
          </table:table-cell>
          <table:table-cell office:value-type="float" office:value="0.000612020492553711" calcext:value-type="float">
            <text:p>0.000612020492554</text:p>
          </table:table-cell>
          <table:table-cell office:value-type="float" office:value="0.00967597961425781" calcext:value-type="float">
            <text:p>0.009675979614258</text:p>
          </table:table-cell>
          <table:table-cell office:value-type="float" office:value="0.000331640243530273" calcext:value-type="float">
            <text:p>0.0003316402435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578641891479492" calcext:value-type="float">
            <text:p>0.000578641891479</text:p>
          </table:table-cell>
          <table:table-cell office:value-type="float" office:value="0.00824117660522461" calcext:value-type="float">
            <text:p>0.008241176605225</text:p>
          </table:table-cell>
          <table:table-cell office:value-type="float" office:value="0.0000143051147460938" calcext:value-type="float">
            <text:p>1.43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400543212890625" calcext:value-type="float">
            <text:p>4.01E-05</text:p>
          </table:table-cell>
          <table:table-cell office:value-type="float" office:value="0.000509500503540039" calcext:value-type="float">
            <text:p>0.00050950050354</text:p>
          </table:table-cell>
          <table:table-cell office:value-type="float" office:value="0.00899839401245117" calcext:value-type="float">
            <text:p>0.008998394012451</text:p>
          </table:table-cell>
          <table:table-cell office:value-type="float" office:value="0.000339269638061523" calcext:value-type="float">
            <text:p>0.0003392696380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557422637939453" calcext:value-type="float">
            <text:p>0.000557422637939</text:p>
          </table:table-cell>
          <table:table-cell office:value-type="float" office:value="0.00855898857116699" calcext:value-type="float">
            <text:p>0.008558988571167</text:p>
          </table:table-cell>
          <table:table-cell office:value-type="float" office:value="0.0000174045562744141" calcext:value-type="float">
            <text:p>1.74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655412673950195" calcext:value-type="float">
            <text:p>0.00065541267395</text:p>
          </table:table-cell>
          <table:table-cell office:value-type="float" office:value="0.00865530967712402" calcext:value-type="float">
            <text:p>0.008655309677124</text:p>
          </table:table-cell>
          <table:table-cell office:value-type="float" office:value="0.000345468521118164" calcext:value-type="float">
            <text:p>0.00034546852111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601053237915039" calcext:value-type="float">
            <text:p>0.000601053237915</text:p>
          </table:table-cell>
          <table:table-cell office:value-type="float" office:value="0.00908136367797852" calcext:value-type="float">
            <text:p>0.009081363677979</text:p>
          </table:table-cell>
          <table:table-cell office:value-type="float" office:value="0.000019073486328125" calcext:value-type="float">
            <text:p>1.91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212192535400391" calcext:value-type="float">
            <text:p>2.12E-05</text:p>
          </table:table-cell>
          <table:table-cell office:value-type="float" office:value="0.000502586364746094" calcext:value-type="float">
            <text:p>0.000502586364746</text:p>
          </table:table-cell>
          <table:table-cell office:value-type="float" office:value="0.0093379020690918" calcext:value-type="float">
            <text:p>0.009337902069092</text:p>
          </table:table-cell>
          <table:table-cell office:value-type="float" office:value="0.000309944152832031" calcext:value-type="float">
            <text:p>0.0003099441528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602245330810547" calcext:value-type="float">
            <text:p>0.000602245330811</text:p>
          </table:table-cell>
          <table:table-cell office:value-type="float" office:value="0.00822758674621582" calcext:value-type="float">
            <text:p>0.008227586746216</text:p>
          </table:table-cell>
          <table:table-cell office:value-type="float" office:value="0.0000193119049072266" calcext:value-type="float">
            <text:p>1.93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145435333251953" calcext:value-type="float">
            <text:p>1.45E-05</text:p>
          </table:table-cell>
          <table:table-cell office:value-type="float" office:value="0.00048518180847168" calcext:value-type="float">
            <text:p>0.000485181808472</text:p>
          </table:table-cell>
          <table:table-cell office:value-type="float" office:value="0.00834369659423828" calcext:value-type="float">
            <text:p>0.008343696594238</text:p>
          </table:table-cell>
          <table:table-cell office:value-type="float" office:value="0.000323057174682617" calcext:value-type="float">
            <text:p>0.00032305717468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442266464233398" calcext:value-type="float">
            <text:p>0.000442266464233</text:p>
          </table:table-cell>
          <table:table-cell office:value-type="float" office:value="0.00822067260742188" calcext:value-type="float">
            <text:p>0.008220672607422</text:p>
          </table:table-cell>
          <table:table-cell office:value-type="float" office:value="0.0000340938568115234" calcext:value-type="float">
            <text:p>3.41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147819519042969" calcext:value-type="float">
            <text:p>1.48E-05</text:p>
          </table:table-cell>
          <table:table-cell office:value-type="float" office:value="0.000422477722167969" calcext:value-type="float">
            <text:p>0.000422477722168</text:p>
          </table:table-cell>
          <table:table-cell office:value-type="float" office:value="0.00990748405456543" calcext:value-type="float">
            <text:p>0.009907484054565</text:p>
          </table:table-cell>
          <table:table-cell office:value-type="float" office:value="0.000304937362670898" calcext:value-type="float">
            <text:p>0.00030493736267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00152587890625" calcext:value-type="float">
            <text:p>1.53E-05</text:p>
          </table:table-cell>
          <table:table-cell office:value-type="float" office:value="0.000472068786621094" calcext:value-type="float">
            <text:p>0.000472068786621</text:p>
          </table:table-cell>
          <table:table-cell office:value-type="float" office:value="0.0083773136138916" calcext:value-type="float">
            <text:p>0.008377313613892</text:p>
          </table:table-cell>
          <table:table-cell office:value-type="float" office:value="0.0000154972076416016" calcext:value-type="float">
            <text:p>1.55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147819519042969" calcext:value-type="float">
            <text:p>1.48E-05</text:p>
          </table:table-cell>
          <table:table-cell office:value-type="float" office:value="0.000427961349487305" calcext:value-type="float">
            <text:p>0.000427961349487</text:p>
          </table:table-cell>
          <table:table-cell office:value-type="float" office:value="0.00931572914123535" calcext:value-type="float">
            <text:p>0.009315729141235</text:p>
          </table:table-cell>
          <table:table-cell office:value-type="float" office:value="0.000331640243530273" calcext:value-type="float">
            <text:p>0.0003316402435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0150203704833984" calcext:value-type="float">
            <text:p>1.50E-05</text:p>
          </table:table-cell>
          <table:table-cell office:value-type="float" office:value="0.00045323371887207" calcext:value-type="float">
            <text:p>0.000453233718872</text:p>
          </table:table-cell>
          <table:table-cell office:value-type="float" office:value="0.00873565673828125" calcext:value-type="float">
            <text:p>0.008735656738281</text:p>
          </table:table-cell>
          <table:table-cell office:value-type="float" office:value="0.0000171661376953125" calcext:value-type="float">
            <text:p>1.72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145435333251953" calcext:value-type="float">
            <text:p>1.45E-05</text:p>
          </table:table-cell>
          <table:table-cell office:value-type="float" office:value="0.000476360321044922" calcext:value-type="float">
            <text:p>0.000476360321045</text:p>
          </table:table-cell>
          <table:table-cell office:value-type="float" office:value="0.00861406326293945" calcext:value-type="float">
            <text:p>0.008614063262939</text:p>
          </table:table-cell>
          <table:table-cell office:value-type="float" office:value="0.000345468521118164" calcext:value-type="float">
            <text:p>0.00034546852111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0147819519042969" calcext:value-type="float">
            <text:p>1.48E-05</text:p>
          </table:table-cell>
          <table:table-cell office:value-type="float" office:value="0.000450611114501953" calcext:value-type="float">
            <text:p>0.000450611114502</text:p>
          </table:table-cell>
          <table:table-cell office:value-type="float" office:value="0.00854134559631348" calcext:value-type="float">
            <text:p>0.008541345596313</text:p>
          </table:table-cell>
          <table:table-cell office:value-type="float" office:value="0.0000162124633789062" calcext:value-type="float">
            <text:p>1.62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152587890625" calcext:value-type="float">
            <text:p>1.53E-05</text:p>
          </table:table-cell>
          <table:table-cell office:value-type="float" office:value="0.000399589538574219" calcext:value-type="float">
            <text:p>0.000399589538574</text:p>
          </table:table-cell>
          <table:table-cell office:value-type="float" office:value="0.00977134704589844" calcext:value-type="float">
            <text:p>0.009771347045898</text:p>
          </table:table-cell>
          <table:table-cell office:value-type="float" office:value="0.000333547592163086" calcext:value-type="float">
            <text:p>0.0003335475921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0152587890625" calcext:value-type="float">
            <text:p>1.53E-05</text:p>
          </table:table-cell>
          <table:table-cell office:value-type="float" office:value="0.000512838363647461" calcext:value-type="float">
            <text:p>0.000512838363647</text:p>
          </table:table-cell>
          <table:table-cell office:value-type="float" office:value="0.0087738037109375" calcext:value-type="float">
            <text:p>0.008773803710938</text:p>
          </table:table-cell>
          <table:table-cell office:value-type="float" office:value="0.0000159740447998047" calcext:value-type="float">
            <text:p>1.60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2642822265625" calcext:value-type="float">
            <text:p>0.000526428222656</text:p>
          </table:table-cell>
          <table:table-cell office:value-type="float" office:value="0.00820708274841309" calcext:value-type="float">
            <text:p>0.008207082748413</text:p>
          </table:table-cell>
          <table:table-cell office:value-type="float" office:value="0.000403642654418945" calcext:value-type="float">
            <text:p>0.00040364265441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00159740447998047" calcext:value-type="float">
            <text:p>1.60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22782516479492" calcext:value-type="float">
            <text:p>0.008227825164795</text:p>
          </table:table-cell>
          <table:table-cell office:value-type="float" office:value="0.0000162124633789062" calcext:value-type="float">
            <text:p>1.62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159740447998047" calcext:value-type="float">
            <text:p>1.60E-05</text:p>
          </table:table-cell>
          <table:table-cell office:value-type="float" office:value="0.000457763671875" calcext:value-type="float">
            <text:p>0.000457763671875</text:p>
          </table:table-cell>
          <table:table-cell office:value-type="float" office:value="0.00967717170715332" calcext:value-type="float">
            <text:p>0.009677171707153</text:p>
          </table:table-cell>
          <table:table-cell office:value-type="float" office:value="0.000338315963745117" calcext:value-type="float">
            <text:p>0.00033831596374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00491142272949219" calcext:value-type="float">
            <text:p>4.91E-05</text:p>
          </table:table-cell>
          <table:table-cell office:value-type="float" office:value="0.000465631484985352" calcext:value-type="float">
            <text:p>0.000465631484985</text:p>
          </table:table-cell>
          <table:table-cell office:value-type="float" office:value="0.00835943222045898" calcext:value-type="float">
            <text:p>0.008359432220459</text:p>
          </table:table-cell>
          <table:table-cell office:value-type="float" office:value="0.0000209808349609375" calcext:value-type="float">
            <text:p>2.10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432252883911133" calcext:value-type="float">
            <text:p>0.000432252883911</text:p>
          </table:table-cell>
          <table:table-cell office:value-type="float" office:value="0.00941300392150879" calcext:value-type="float">
            <text:p>0.009413003921509</text:p>
          </table:table-cell>
          <table:table-cell office:value-type="float" office:value="0.000328779220581055" calcext:value-type="float">
            <text:p>0.00032877922058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00157356262207031" calcext:value-type="float">
            <text:p>1.57E-05</text:p>
          </table:table-cell>
          <table:table-cell office:value-type="float" office:value="0.000501871109008789" calcext:value-type="float">
            <text:p>0.000501871109009</text:p>
          </table:table-cell>
          <table:table-cell office:value-type="float" office:value="0.00881338119506836" calcext:value-type="float">
            <text:p>0.008813381195068</text:p>
          </table:table-cell>
          <table:table-cell office:value-type="float" office:value="0.0000350475311279297" calcext:value-type="float">
            <text:p>3.50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512599945068359" calcext:value-type="float">
            <text:p>0.000512599945068</text:p>
          </table:table-cell>
          <table:table-cell office:value-type="float" office:value="0.00852608680725098" calcext:value-type="float">
            <text:p>0.008526086807251</text:p>
          </table:table-cell>
          <table:table-cell office:value-type="float" office:value="0.000385284423828125" calcext:value-type="float">
            <text:p>0.0003852844238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159740447998047" calcext:value-type="float">
            <text:p>1.60E-05</text:p>
          </table:table-cell>
          <table:table-cell office:value-type="float" office:value="0.000545263290405273" calcext:value-type="float">
            <text:p>0.000545263290405</text:p>
          </table:table-cell>
          <table:table-cell office:value-type="float" office:value="0.00854277610778809" calcext:value-type="float">
            <text:p>0.008542776107788</text:p>
          </table:table-cell>
          <table:table-cell office:value-type="float" office:value="0.0000355243682861328" calcext:value-type="float">
            <text:p>3.55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42724609375" calcext:value-type="float">
            <text:p>0.00042724609375</text:p>
          </table:table-cell>
          <table:table-cell office:value-type="float" office:value="0.00950908660888672" calcext:value-type="float">
            <text:p>0.009509086608887</text:p>
          </table:table-cell>
          <table:table-cell office:value-type="float" office:value="0.00034332275390625" calcext:value-type="float">
            <text:p>0.00034332275390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632524490356445" calcext:value-type="float">
            <text:p>0.000632524490356</text:p>
          </table:table-cell>
          <table:table-cell office:value-type="float" office:value="0.0089874267578125" calcext:value-type="float">
            <text:p>0.008987426757813</text:p>
          </table:table-cell>
          <table:table-cell office:value-type="float" office:value="0.0000364780426025391" calcext:value-type="float">
            <text:p>3.65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527620315551758" calcext:value-type="float">
            <text:p>0.000527620315552</text:p>
          </table:table-cell>
          <table:table-cell office:value-type="float" office:value="0.00883150100708008" calcext:value-type="float">
            <text:p>0.00883150100708</text:p>
          </table:table-cell>
          <table:table-cell office:value-type="float" office:value="0.000539541244506836" calcext:value-type="float">
            <text:p>0.00053954124450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0152587890625" calcext:value-type="float">
            <text:p>1.53E-05</text:p>
          </table:table-cell>
          <table:table-cell office:value-type="float" office:value="0.000668525695800781" calcext:value-type="float">
            <text:p>0.000668525695801</text:p>
          </table:table-cell>
          <table:table-cell office:value-type="float" office:value="0.00857901573181152" calcext:value-type="float">
            <text:p>0.008579015731812</text:p>
          </table:table-cell>
          <table:table-cell office:value-type="float" office:value="0.0000162124633789062" calcext:value-type="float">
            <text:p>1.62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288486480712891" calcext:value-type="float">
            <text:p>2.88E-05</text:p>
          </table:table-cell>
          <table:table-cell office:value-type="float" office:value="0.000759124755859375" calcext:value-type="float">
            <text:p>0.000759124755859</text:p>
          </table:table-cell>
          <table:table-cell office:value-type="float" office:value="0.0086662769317627" calcext:value-type="float">
            <text:p>0.008666276931763</text:p>
          </table:table-cell>
          <table:table-cell office:value-type="float" office:value="0.000337362289428711" calcext:value-type="float">
            <text:p>0.00033736228942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154972076416016" calcext:value-type="float">
            <text:p>1.55E-05</text:p>
          </table:table-cell>
          <table:table-cell office:value-type="float" office:value="0.000562191009521484" calcext:value-type="float">
            <text:p>0.000562191009521</text:p>
          </table:table-cell>
          <table:table-cell office:value-type="float" office:value="0.00852441787719727" calcext:value-type="float">
            <text:p>0.008524417877197</text:p>
          </table:table-cell>
          <table:table-cell office:value-type="float" office:value="0.0000171661376953125" calcext:value-type="float">
            <text:p>1.72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474452972412109" calcext:value-type="float">
            <text:p>0.000474452972412</text:p>
          </table:table-cell>
          <table:table-cell office:value-type="float" office:value="0.00994205474853516" calcext:value-type="float">
            <text:p>0.009942054748535</text:p>
          </table:table-cell>
          <table:table-cell office:value-type="float" office:value="0.000473737716674805" calcext:value-type="float">
            <text:p>0.00047373771667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152587890625" calcext:value-type="float">
            <text:p>1.53E-05</text:p>
          </table:table-cell>
          <table:table-cell office:value-type="float" office:value="0.00045013427734375" calcext:value-type="float">
            <text:p>0.000450134277344</text:p>
          </table:table-cell>
          <table:table-cell office:value-type="float" office:value="0.00812602043151856" calcext:value-type="float">
            <text:p>0.008126020431519</text:p>
          </table:table-cell>
          <table:table-cell office:value-type="float" office:value="0.0000171661376953125" calcext:value-type="float">
            <text:p>1.72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446796417236328" calcext:value-type="float">
            <text:p>0.000446796417236</text:p>
          </table:table-cell>
          <table:table-cell office:value-type="float" office:value="0.00821828842163086" calcext:value-type="float">
            <text:p>0.008218288421631</text:p>
          </table:table-cell>
          <table:table-cell office:value-type="float" office:value="0.000370502471923828" calcext:value-type="float">
            <text:p>0.00037050247192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0288486480712891" calcext:value-type="float">
            <text:p>2.88E-05</text:p>
          </table:table-cell>
          <table:table-cell office:value-type="float" office:value="0.000506401062011719" calcext:value-type="float">
            <text:p>0.000506401062012</text:p>
          </table:table-cell>
          <table:table-cell office:value-type="float" office:value="0.00894784927368164" calcext:value-type="float">
            <text:p>0.008947849273682</text:p>
          </table:table-cell>
          <table:table-cell office:value-type="float" office:value="0.0000252723693847656" calcext:value-type="float">
            <text:p>2.53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545740127563477" calcext:value-type="float">
            <text:p>0.000545740127563</text:p>
          </table:table-cell>
          <table:table-cell office:value-type="float" office:value="0.0117485523223877" calcext:value-type="float">
            <text:p>0.011748552322388</text:p>
          </table:table-cell>
          <table:table-cell office:value-type="float" office:value="0.000828742980957031" calcext:value-type="float">
            <text:p>0.00082874298095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00369548797607422" calcext:value-type="float">
            <text:p>3.70E-05</text:p>
          </table:table-cell>
          <table:table-cell office:value-type="float" office:value="0.000551700592041016" calcext:value-type="float">
            <text:p>0.000551700592041</text:p>
          </table:table-cell>
          <table:table-cell office:value-type="float" office:value="0.00844573974609375" calcext:value-type="float">
            <text:p>0.008445739746094</text:p>
          </table:table-cell>
          <table:table-cell office:value-type="float" office:value="0.0000586509704589844" calcext:value-type="float">
            <text:p>5.87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278949737548828" calcext:value-type="float">
            <text:p>2.79E-05</text:p>
          </table:table-cell>
          <table:table-cell office:value-type="float" office:value="0.000856161117553711" calcext:value-type="float">
            <text:p>0.000856161117554</text:p>
          </table:table-cell>
          <table:table-cell office:value-type="float" office:value="0.0154044628143311" calcext:value-type="float">
            <text:p>0.015404462814331</text:p>
          </table:table-cell>
          <table:table-cell office:value-type="float" office:value="0.000377655029296875" calcext:value-type="float">
            <text:p>0.0003776550292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0467300415039063" calcext:value-type="float">
            <text:p>4.67E-05</text:p>
          </table:table-cell>
          <table:table-cell office:value-type="float" office:value="0.000553369522094727" calcext:value-type="float">
            <text:p>0.000553369522095</text:p>
          </table:table-cell>
          <table:table-cell office:value-type="float" office:value="0.00846099853515625" calcext:value-type="float">
            <text:p>0.008460998535156</text:p>
          </table:table-cell>
          <table:table-cell office:value-type="float" office:value="0.0000367164611816406" calcext:value-type="float">
            <text:p>3.67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226497650146484" calcext:value-type="float">
            <text:p>2.26E-05</text:p>
          </table:table-cell>
          <table:table-cell office:value-type="float" office:value="0.000641822814941406" calcext:value-type="float">
            <text:p>0.000641822814941</text:p>
          </table:table-cell>
          <table:table-cell office:value-type="float" office:value="0.0082390308380127" calcext:value-type="float">
            <text:p>0.008239030838013</text:p>
          </table:table-cell>
          <table:table-cell office:value-type="float" office:value="0.000401496887207031" calcext:value-type="float">
            <text:p>0.00040149688720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477075576782227" calcext:value-type="float">
            <text:p>0.000477075576782</text:p>
          </table:table-cell>
          <table:table-cell office:value-type="float" office:value="0.00890874862670898" calcext:value-type="float">
            <text:p>0.008908748626709</text:p>
          </table:table-cell>
          <table:table-cell office:value-type="float" office:value="0.0000185966491699219" calcext:value-type="float">
            <text:p>1.86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560522079467773" calcext:value-type="float">
            <text:p>0.000560522079468</text:p>
          </table:table-cell>
          <table:table-cell office:value-type="float" office:value="0.00923442840576172" calcext:value-type="float">
            <text:p>0.009234428405762</text:p>
          </table:table-cell>
          <table:table-cell office:value-type="float" office:value="0.000497817993164063" calcext:value-type="float">
            <text:p>0.00049781799316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159740447998047" calcext:value-type="float">
            <text:p>1.60E-05</text:p>
          </table:table-cell>
          <table:table-cell office:value-type="float" office:value="0.000698089599609375" calcext:value-type="float">
            <text:p>0.000698089599609</text:p>
          </table:table-cell>
          <table:table-cell office:value-type="float" office:value="0.00864148139953613" calcext:value-type="float">
            <text:p>0.008641481399536</text:p>
          </table:table-cell>
          <table:table-cell office:value-type="float" office:value="0.0000174045562744141" calcext:value-type="float">
            <text:p>1.74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628471374511719" calcext:value-type="float">
            <text:p>0.000628471374512</text:p>
          </table:table-cell>
          <table:table-cell office:value-type="float" office:value="0.0113921165466309" calcext:value-type="float">
            <text:p>0.011392116546631</text:p>
          </table:table-cell>
          <table:table-cell office:value-type="float" office:value="0.000402212142944336" calcext:value-type="float">
            <text:p>0.000402212142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169277191162109" calcext:value-type="float">
            <text:p>1.69E-05</text:p>
          </table:table-cell>
          <table:table-cell office:value-type="float" office:value="0.000582456588745117" calcext:value-type="float">
            <text:p>0.000582456588745</text:p>
          </table:table-cell>
          <table:table-cell office:value-type="float" office:value="0.00869345664978027" calcext:value-type="float">
            <text:p>0.00869345664978</text:p>
          </table:table-cell>
          <table:table-cell office:value-type="float" office:value="0.0000369548797607422" calcext:value-type="float">
            <text:p>3.70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424385070800781" calcext:value-type="float">
            <text:p>4.24E-05</text:p>
          </table:table-cell>
          <table:table-cell office:value-type="float" office:value="0.00044560432434082" calcext:value-type="float">
            <text:p>0.000445604324341</text:p>
          </table:table-cell>
          <table:table-cell office:value-type="float" office:value="0.0111865997314453" calcext:value-type="float">
            <text:p>0.011186599731445</text:p>
          </table:table-cell>
          <table:table-cell office:value-type="float" office:value="0.00037837028503418" calcext:value-type="float">
            <text:p>0.00037837028503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693798065185547" calcext:value-type="float">
            <text:p>0.000693798065186</text:p>
          </table:table-cell>
          <table:table-cell office:value-type="float" office:value="0.00845026969909668" calcext:value-type="float">
            <text:p>0.008450269699097</text:p>
          </table:table-cell>
          <table:table-cell office:value-type="float" office:value="0.0000183582305908203" calcext:value-type="float">
            <text:p>1.84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463485717773438" calcext:value-type="float">
            <text:p>0.000463485717773</text:p>
          </table:table-cell>
          <table:table-cell office:value-type="float" office:value="0.00863194465637207" calcext:value-type="float">
            <text:p>0.008631944656372</text:p>
          </table:table-cell>
          <table:table-cell office:value-type="float" office:value="0.000554323196411133" calcext:value-type="float">
            <text:p>0.00055432319641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534772872924805" calcext:value-type="float">
            <text:p>0.000534772872925</text:p>
          </table:table-cell>
          <table:table-cell office:value-type="float" office:value="0.00897026062011719" calcext:value-type="float">
            <text:p>0.008970260620117</text:p>
          </table:table-cell>
          <table:table-cell office:value-type="float" office:value="0.0000402927398681641" calcext:value-type="float">
            <text:p>4.03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524282455444336" calcext:value-type="float">
            <text:p>0.000524282455444</text:p>
          </table:table-cell>
          <table:table-cell office:value-type="float" office:value="0.00957560539245606" calcext:value-type="float">
            <text:p>0.009575605392456</text:p>
          </table:table-cell>
          <table:table-cell office:value-type="float" office:value="0.000380516052246094" calcext:value-type="float">
            <text:p>0.00038051605224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0238418579101562" calcext:value-type="float">
            <text:p>2.38E-05</text:p>
          </table:table-cell>
          <table:table-cell office:value-type="float" office:value="0.000548124313354492" calcext:value-type="float">
            <text:p>0.000548124313354</text:p>
          </table:table-cell>
          <table:table-cell office:value-type="float" office:value="0.00849246978759766" calcext:value-type="float">
            <text:p>0.008492469787598</text:p>
          </table:table-cell>
          <table:table-cell office:value-type="float" office:value="0.0000185966491699219" calcext:value-type="float">
            <text:p>1.86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470638275146484" calcext:value-type="float">
            <text:p>0.000470638275146</text:p>
          </table:table-cell>
          <table:table-cell office:value-type="float" office:value="0.0091545581817627" calcext:value-type="float">
            <text:p>0.009154558181763</text:p>
          </table:table-cell>
          <table:table-cell office:value-type="float" office:value="0.000395059585571289" calcext:value-type="float">
            <text:p>0.00039505958557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0238418579101562" calcext:value-type="float">
            <text:p>2.38E-05</text:p>
          </table:table-cell>
          <table:table-cell office:value-type="float" office:value="0.00057673454284668" calcext:value-type="float">
            <text:p>0.000576734542847</text:p>
          </table:table-cell>
          <table:table-cell office:value-type="float" office:value="0.00876188278198242" calcext:value-type="float">
            <text:p>0.008761882781982</text:p>
          </table:table-cell>
          <table:table-cell office:value-type="float" office:value="0.0000216960906982422" calcext:value-type="float">
            <text:p>2.17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551939010620117" calcext:value-type="float">
            <text:p>0.00055193901062</text:p>
          </table:table-cell>
          <table:table-cell office:value-type="float" office:value="0.00890374183654785" calcext:value-type="float">
            <text:p>0.008903741836548</text:p>
          </table:table-cell>
          <table:table-cell office:value-type="float" office:value="0.000489473342895508" calcext:value-type="float">
            <text:p>0.0004894733428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169277191162109" calcext:value-type="float">
            <text:p>1.69E-05</text:p>
          </table:table-cell>
          <table:table-cell office:value-type="float" office:value="0.000484943389892578" calcext:value-type="float">
            <text:p>0.000484943389893</text:p>
          </table:table-cell>
          <table:table-cell office:value-type="float" office:value="0.00854229927062988" calcext:value-type="float">
            <text:p>0.00854229927063</text:p>
          </table:table-cell>
          <table:table-cell office:value-type="float" office:value="0.0000195503234863281" calcext:value-type="float">
            <text:p>1.96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164508819580078" calcext:value-type="float">
            <text:p>1.65E-05</text:p>
          </table:table-cell>
          <table:table-cell office:value-type="float" office:value="0.000754833221435547" calcext:value-type="float">
            <text:p>0.000754833221436</text:p>
          </table:table-cell>
          <table:table-cell office:value-type="float" office:value="0.0095365047454834" calcext:value-type="float">
            <text:p>0.009536504745483</text:p>
          </table:table-cell>
          <table:table-cell office:value-type="float" office:value="0.000479459762573242" calcext:value-type="float">
            <text:p>0.00047945976257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502586364746094" calcext:value-type="float">
            <text:p>0.000502586364746</text:p>
          </table:table-cell>
          <table:table-cell office:value-type="float" office:value="0.00829768180847168" calcext:value-type="float">
            <text:p>0.008297681808472</text:p>
          </table:table-cell>
          <table:table-cell office:value-type="float" office:value="0.0000362396240234375" calcext:value-type="float">
            <text:p>3.62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464916229248047" calcext:value-type="float">
            <text:p>4.65E-05</text:p>
          </table:table-cell>
          <table:table-cell office:value-type="float" office:value="0.000536203384399414" calcext:value-type="float">
            <text:p>0.000536203384399</text:p>
          </table:table-cell>
          <table:table-cell office:value-type="float" office:value="0.0086064338684082" calcext:value-type="float">
            <text:p>0.008606433868408</text:p>
          </table:table-cell>
          <table:table-cell office:value-type="float" office:value="0.000507593154907227" calcext:value-type="float">
            <text:p>0.0005075931549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506401062011719" calcext:value-type="float">
            <text:p>0.000506401062012</text:p>
          </table:table-cell>
          <table:table-cell office:value-type="float" office:value="0.0114574432373047" calcext:value-type="float">
            <text:p>0.011457443237305</text:p>
          </table:table-cell>
          <table:table-cell office:value-type="float" office:value="0.0000193119049072266" calcext:value-type="float">
            <text:p>1.93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276565551757812" calcext:value-type="float">
            <text:p>2.77E-05</text:p>
          </table:table-cell>
          <table:table-cell office:value-type="float" office:value="0.000594854354858398" calcext:value-type="float">
            <text:p>0.000594854354858</text:p>
          </table:table-cell>
          <table:table-cell office:value-type="float" office:value="0.00888180732727051" calcext:value-type="float">
            <text:p>0.008881807327271</text:p>
          </table:table-cell>
          <table:table-cell office:value-type="float" office:value="0.000608444213867188" calcext:value-type="float">
            <text:p>0.00060844421386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424861907958984" calcext:value-type="float">
            <text:p>0.000424861907959</text:p>
          </table:table-cell>
          <table:table-cell office:value-type="float" office:value="0.0103836059570313" calcext:value-type="float">
            <text:p>0.010383605957031</text:p>
          </table:table-cell>
          <table:table-cell office:value-type="float" office:value="0.0000338554382324219" calcext:value-type="float">
            <text:p>3.39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588417053222656" calcext:value-type="float">
            <text:p>0.000588417053223</text:p>
          </table:table-cell>
          <table:table-cell office:value-type="float" office:value="0.0109488964080811" calcext:value-type="float">
            <text:p>0.010948896408081</text:p>
          </table:table-cell>
          <table:table-cell office:value-type="float" office:value="0.000777006149291992" calcext:value-type="float">
            <text:p>0.00077700614929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00300407409667969" calcext:value-type="float">
            <text:p>3.00E-05</text:p>
          </table:table-cell>
          <table:table-cell office:value-type="float" office:value="0.000632286071777344" calcext:value-type="float">
            <text:p>0.000632286071777</text:p>
          </table:table-cell>
          <table:table-cell office:value-type="float" office:value="0.0143167972564697" calcext:value-type="float">
            <text:p>0.01431679725647</text:p>
          </table:table-cell>
          <table:table-cell office:value-type="float" office:value="0.000030517578125" calcext:value-type="float">
            <text:p>3.05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278949737548828" calcext:value-type="float">
            <text:p>2.79E-05</text:p>
          </table:table-cell>
          <table:table-cell office:value-type="float" office:value="0.000602006912231445" calcext:value-type="float">
            <text:p>0.000602006912231</text:p>
          </table:table-cell>
          <table:table-cell office:value-type="float" office:value="0.00870704650878906" calcext:value-type="float">
            <text:p>0.008707046508789</text:p>
          </table:table-cell>
          <table:table-cell office:value-type="float" office:value="0.000457286834716797" calcext:value-type="float">
            <text:p>0.0004572868347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317096710205078" calcext:value-type="float">
            <text:p>3.17E-05</text:p>
          </table:table-cell>
          <table:table-cell office:value-type="float" office:value="0.000688314437866211" calcext:value-type="float">
            <text:p>0.000688314437866</text:p>
          </table:table-cell>
          <table:table-cell office:value-type="float" office:value="0.0104615688323975" calcext:value-type="float">
            <text:p>0.010461568832398</text:p>
          </table:table-cell>
          <table:table-cell office:value-type="float" office:value="0.00003814697265625" calcext:value-type="float">
            <text:p>3.81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259876251220703" calcext:value-type="float">
            <text:p>2.60E-05</text:p>
          </table:table-cell>
          <table:table-cell office:value-type="float" office:value="0.000710010528564453" calcext:value-type="float">
            <text:p>0.000710010528564</text:p>
          </table:table-cell>
          <table:table-cell office:value-type="float" office:value="0.00900125503540039" calcext:value-type="float">
            <text:p>0.0090012550354</text:p>
          </table:table-cell>
          <table:table-cell office:value-type="float" office:value="0.000474452972412109" calcext:value-type="float">
            <text:p>0.0004744529724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0176429748535156" calcext:value-type="float">
            <text:p>1.76E-05</text:p>
          </table:table-cell>
          <table:table-cell office:value-type="float" office:value="0.00041651725769043" calcext:value-type="float">
            <text:p>0.00041651725769</text:p>
          </table:table-cell>
          <table:table-cell office:value-type="float" office:value="0.0091555118560791" calcext:value-type="float">
            <text:p>0.009155511856079</text:p>
          </table:table-cell>
          <table:table-cell office:value-type="float" office:value="0.0000188350677490234" calcext:value-type="float">
            <text:p>1.88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464916229248047" calcext:value-type="float">
            <text:p>0.000464916229248</text:p>
          </table:table-cell>
          <table:table-cell office:value-type="float" office:value="0.0103247165679932" calcext:value-type="float">
            <text:p>0.010324716567993</text:p>
          </table:table-cell>
          <table:table-cell office:value-type="float" office:value="0.000508546829223633" calcext:value-type="float">
            <text:p>0.00050854682922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471353530883789" calcext:value-type="float">
            <text:p>0.000471353530884</text:p>
          </table:table-cell>
          <table:table-cell office:value-type="float" office:value="0.0100874900817871" calcext:value-type="float">
            <text:p>0.010087490081787</text:p>
          </table:table-cell>
          <table:table-cell office:value-type="float" office:value="0.0000219345092773437" calcext:value-type="float">
            <text:p>2.19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476837158203125" calcext:value-type="float">
            <text:p>0.000476837158203</text:p>
          </table:table-cell>
          <table:table-cell office:value-type="float" office:value="0.00860595703125" calcext:value-type="float">
            <text:p>0.00860595703125</text:p>
          </table:table-cell>
          <table:table-cell office:value-type="float" office:value="0.000454187393188477" calcext:value-type="float">
            <text:p>0.00045418739318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0176429748535156" calcext:value-type="float">
            <text:p>1.76E-05</text:p>
          </table:table-cell>
          <table:table-cell office:value-type="float" office:value="0.000475168228149414" calcext:value-type="float">
            <text:p>0.000475168228149</text:p>
          </table:table-cell>
          <table:table-cell office:value-type="float" office:value="0.00932550430297852" calcext:value-type="float">
            <text:p>0.009325504302979</text:p>
          </table:table-cell>
          <table:table-cell office:value-type="float" office:value="0.000019073486328125" calcext:value-type="float">
            <text:p>1.91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174045562744141" calcext:value-type="float">
            <text:p>1.74E-05</text:p>
          </table:table-cell>
          <table:table-cell office:value-type="float" office:value="0.00049138069152832" calcext:value-type="float">
            <text:p>0.000491380691528</text:p>
          </table:table-cell>
          <table:table-cell office:value-type="float" office:value="0.0093836784362793" calcext:value-type="float">
            <text:p>0.009383678436279</text:p>
          </table:table-cell>
          <table:table-cell office:value-type="float" office:value="0.000428915023803711" calcext:value-type="float">
            <text:p>0.00042891502380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300407409667969" calcext:value-type="float">
            <text:p>3.00E-05</text:p>
          </table:table-cell>
          <table:table-cell office:value-type="float" office:value="0.000495433807373047" calcext:value-type="float">
            <text:p>0.000495433807373</text:p>
          </table:table-cell>
          <table:table-cell office:value-type="float" office:value="0.00813055038452148" calcext:value-type="float">
            <text:p>0.008130550384521</text:p>
          </table:table-cell>
          <table:table-cell office:value-type="float" office:value="0.0000178813934326172" calcext:value-type="float">
            <text:p>1.79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174045562744141" calcext:value-type="float">
            <text:p>1.74E-05</text:p>
          </table:table-cell>
          <table:table-cell office:value-type="float" office:value="0.000396013259887695" calcext:value-type="float">
            <text:p>0.000396013259888</text:p>
          </table:table-cell>
          <table:table-cell office:value-type="float" office:value="0.00925397872924805" calcext:value-type="float">
            <text:p>0.009253978729248</text:p>
          </table:table-cell>
          <table:table-cell office:value-type="float" office:value="0.000534296035766602" calcext:value-type="float">
            <text:p>0.00053429603576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00166893005371094" calcext:value-type="float">
            <text:p>1.67E-05</text:p>
          </table:table-cell>
          <table:table-cell office:value-type="float" office:value="0.000480890274047852" calcext:value-type="float">
            <text:p>0.000480890274048</text:p>
          </table:table-cell>
          <table:table-cell office:value-type="float" office:value="0.00878763198852539" calcext:value-type="float">
            <text:p>0.008787631988525</text:p>
          </table:table-cell>
          <table:table-cell office:value-type="float" office:value="0.0000388622283935547" calcext:value-type="float">
            <text:p>3.89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269412994384766" calcext:value-type="float">
            <text:p>2.69E-05</text:p>
          </table:table-cell>
          <table:table-cell office:value-type="float" office:value="0.000607967376708984" calcext:value-type="float">
            <text:p>0.000607967376709</text:p>
          </table:table-cell>
          <table:table-cell office:value-type="float" office:value="0.01418137550354" calcext:value-type="float">
            <text:p>0.01418137550354</text:p>
          </table:table-cell>
          <table:table-cell office:value-type="float" office:value="0.000913381576538086" calcext:value-type="float">
            <text:p>0.00091338157653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174045562744141" calcext:value-type="float">
            <text:p>1.74E-05</text:p>
          </table:table-cell>
          <table:table-cell office:value-type="float" office:value="0.000508308410644531" calcext:value-type="float">
            <text:p>0.000508308410645</text:p>
          </table:table-cell>
          <table:table-cell office:value-type="float" office:value="0.00894260406494141" calcext:value-type="float">
            <text:p>0.008942604064941</text:p>
          </table:table-cell>
          <table:table-cell office:value-type="float" office:value="0.0000386238098144531" calcext:value-type="float">
            <text:p>3.86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814199447631836" calcext:value-type="float">
            <text:p>0.000814199447632</text:p>
          </table:table-cell>
          <table:table-cell office:value-type="float" office:value="0.0111873149871826" calcext:value-type="float">
            <text:p>0.011187314987183</text:p>
          </table:table-cell>
          <table:table-cell office:value-type="float" office:value="0.000445127487182617" calcext:value-type="float">
            <text:p>0.00044512748718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00271797180175781" calcext:value-type="float">
            <text:p>2.72E-05</text:p>
          </table:table-cell>
          <table:table-cell office:value-type="float" office:value="0.000509500503540039" calcext:value-type="float">
            <text:p>0.00050950050354</text:p>
          </table:table-cell>
          <table:table-cell office:value-type="float" office:value="0.00831699371337891" calcext:value-type="float">
            <text:p>0.008316993713379</text:p>
          </table:table-cell>
          <table:table-cell office:value-type="float" office:value="0.0000615119934082031" calcext:value-type="float">
            <text:p>6.15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436305999755859" calcext:value-type="float">
            <text:p>4.36E-05</text:p>
          </table:table-cell>
          <table:table-cell office:value-type="float" office:value="0.000602245330810547" calcext:value-type="float">
            <text:p>0.000602245330811</text:p>
          </table:table-cell>
          <table:table-cell office:value-type="float" office:value="0.0081634521484375" calcext:value-type="float">
            <text:p>0.008163452148438</text:p>
          </table:table-cell>
          <table:table-cell office:value-type="float" office:value="0.000487327575683594" calcext:value-type="float">
            <text:p>0.00048732757568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0257492065429687" calcext:value-type="float">
            <text:p>2.57E-05</text:p>
          </table:table-cell>
          <table:table-cell office:value-type="float" office:value="0.000765085220336914" calcext:value-type="float">
            <text:p>0.000765085220337</text:p>
          </table:table-cell>
          <table:table-cell office:value-type="float" office:value="0.0089104175567627" calcext:value-type="float">
            <text:p>0.008910417556763</text:p>
          </table:table-cell>
          <table:table-cell office:value-type="float" office:value="0.0000579357147216797" calcext:value-type="float">
            <text:p>5.79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483512878417969" calcext:value-type="float">
            <text:p>0.000483512878418</text:p>
          </table:table-cell>
          <table:table-cell office:value-type="float" office:value="0.00840830802917481" calcext:value-type="float">
            <text:p>0.008408308029175</text:p>
          </table:table-cell>
          <table:table-cell office:value-type="float" office:value="0.000562191009521484" calcext:value-type="float">
            <text:p>0.00056219100952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178813934326172" calcext:value-type="float">
            <text:p>1.79E-05</text:p>
          </table:table-cell>
          <table:table-cell office:value-type="float" office:value="0.000637531280517578" calcext:value-type="float">
            <text:p>0.000637531280518</text:p>
          </table:table-cell>
          <table:table-cell office:value-type="float" office:value="0.00871801376342773" calcext:value-type="float">
            <text:p>0.008718013763428</text:p>
          </table:table-cell>
          <table:table-cell office:value-type="float" office:value="0.0000200271606445312" calcext:value-type="float">
            <text:p>2.00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271797180175781" calcext:value-type="float">
            <text:p>2.72E-05</text:p>
          </table:table-cell>
          <table:table-cell office:value-type="float" office:value="0.00071263313293457" calcext:value-type="float">
            <text:p>0.000712633132935</text:p>
          </table:table-cell>
          <table:table-cell office:value-type="float" office:value="0.00918459892272949" calcext:value-type="float">
            <text:p>0.00918459892273</text:p>
          </table:table-cell>
          <table:table-cell office:value-type="float" office:value="0.000507593154907227" calcext:value-type="float">
            <text:p>0.00050759315490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312328338623047" calcext:value-type="float">
            <text:p>3.12E-05</text:p>
          </table:table-cell>
          <table:table-cell office:value-type="float" office:value="0.000619888305664063" calcext:value-type="float">
            <text:p>0.000619888305664</text:p>
          </table:table-cell>
          <table:table-cell office:value-type="float" office:value="0.00872206687927246" calcext:value-type="float">
            <text:p>0.008722066879272</text:p>
          </table:table-cell>
          <table:table-cell office:value-type="float" office:value="0.0000388622283935547" calcext:value-type="float">
            <text:p>3.89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0517578125" calcext:value-type="float">
            <text:p>3.05E-05</text:p>
          </table:table-cell>
          <table:table-cell office:value-type="float" office:value="0.000470638275146484" calcext:value-type="float">
            <text:p>0.000470638275146</text:p>
          </table:table-cell>
          <table:table-cell office:value-type="float" office:value="0.00942611694335938" calcext:value-type="float">
            <text:p>0.009426116943359</text:p>
          </table:table-cell>
          <table:table-cell office:value-type="float" office:value="0.000617742538452148" calcext:value-type="float">
            <text:p>0.00061774253845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00178813934326172" calcext:value-type="float">
            <text:p>1.79E-05</text:p>
          </table:table-cell>
          <table:table-cell office:value-type="float" office:value="0.000633716583251953" calcext:value-type="float">
            <text:p>0.000633716583252</text:p>
          </table:table-cell>
          <table:table-cell office:value-type="float" office:value="0.00881409645080566" calcext:value-type="float">
            <text:p>0.008814096450806</text:p>
          </table:table-cell>
          <table:table-cell office:value-type="float" office:value="0.0000813007354736328" calcext:value-type="float">
            <text:p>8.13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496387481689453" calcext:value-type="float">
            <text:p>0.000496387481689</text:p>
          </table:table-cell>
          <table:table-cell office:value-type="float" office:value="0.00851130485534668" calcext:value-type="float">
            <text:p>0.008511304855347</text:p>
          </table:table-cell>
          <table:table-cell office:value-type="float" office:value="0.000591754913330078" calcext:value-type="float">
            <text:p>0.0005917549133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00181198120117187" calcext:value-type="float">
            <text:p>1.81E-05</text:p>
          </table:table-cell>
          <table:table-cell office:value-type="float" office:value="0.000425338745117188" calcext:value-type="float">
            <text:p>0.000425338745117</text:p>
          </table:table-cell>
          <table:table-cell office:value-type="float" office:value="0.00862002372741699" calcext:value-type="float">
            <text:p>0.008620023727417</text:p>
          </table:table-cell>
          <table:table-cell office:value-type="float" office:value="0.0000400543212890625" calcext:value-type="float">
            <text:p>4.01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468730926513672" calcext:value-type="float">
            <text:p>0.000468730926514</text:p>
          </table:table-cell>
          <table:table-cell office:value-type="float" office:value="0.0109126567840576" calcext:value-type="float">
            <text:p>0.010912656784058</text:p>
          </table:table-cell>
          <table:table-cell office:value-type="float" office:value="0.000565052032470703" calcext:value-type="float">
            <text:p>0.00056505203247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627279281616211" calcext:value-type="float">
            <text:p>0.000627279281616</text:p>
          </table:table-cell>
          <table:table-cell office:value-type="float" office:value="0.00886058807373047" calcext:value-type="float">
            <text:p>0.00886058807373</text:p>
          </table:table-cell>
          <table:table-cell office:value-type="float" office:value="0.0000214576721191406" calcext:value-type="float">
            <text:p>2.15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570058822631836" calcext:value-type="float">
            <text:p>0.000570058822632</text:p>
          </table:table-cell>
          <table:table-cell office:value-type="float" office:value="0.00966787338256836" calcext:value-type="float">
            <text:p>0.009667873382568</text:p>
          </table:table-cell>
          <table:table-cell office:value-type="float" office:value="0.000654220581054688" calcext:value-type="float">
            <text:p>0.00065422058105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183582305908203" calcext:value-type="float">
            <text:p>1.84E-05</text:p>
          </table:table-cell>
          <table:table-cell office:value-type="float" office:value="0.000874757766723633" calcext:value-type="float">
            <text:p>0.000874757766724</text:p>
          </table:table-cell>
          <table:table-cell office:value-type="float" office:value="0.00834202766418457" calcext:value-type="float">
            <text:p>0.008342027664185</text:p>
          </table:table-cell>
          <table:table-cell office:value-type="float" office:value="0.0000405311584472656" calcext:value-type="float">
            <text:p>4.05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88350677490234" calcext:value-type="float">
            <text:p>1.88E-05</text:p>
          </table:table-cell>
          <table:table-cell office:value-type="float" office:value="0.000791549682617188" calcext:value-type="float">
            <text:p>0.000791549682617</text:p>
          </table:table-cell>
          <table:table-cell office:value-type="float" office:value="0.0162932872772217" calcext:value-type="float">
            <text:p>0.016293287277222</text:p>
          </table:table-cell>
          <table:table-cell office:value-type="float" office:value="0.00102925300598145" calcext:value-type="float">
            <text:p>0.00102925300598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613212585449219" calcext:value-type="float">
            <text:p>0.000613212585449</text:p>
          </table:table-cell>
          <table:table-cell office:value-type="float" office:value="0.00835275650024414" calcext:value-type="float">
            <text:p>0.008352756500244</text:p>
          </table:table-cell>
          <table:table-cell office:value-type="float" office:value="0.0000574588775634766" calcext:value-type="float">
            <text:p>5.75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472068786621094" calcext:value-type="float">
            <text:p>4.72E-05</text:p>
          </table:table-cell>
          <table:table-cell office:value-type="float" office:value="0.000742435455322266" calcext:value-type="float">
            <text:p>0.000742435455322</text:p>
          </table:table-cell>
          <table:table-cell office:value-type="float" office:value="0.0144238471984863" calcext:value-type="float">
            <text:p>0.014423847198486</text:p>
          </table:table-cell>
          <table:table-cell office:value-type="float" office:value="0.000623226165771484" calcext:value-type="float">
            <text:p>0.00062322616577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178813934326172" calcext:value-type="float">
            <text:p>1.79E-05</text:p>
          </table:table-cell>
          <table:table-cell office:value-type="float" office:value="0.000682592391967773" calcext:value-type="float">
            <text:p>0.000682592391968</text:p>
          </table:table-cell>
          <table:table-cell office:value-type="float" office:value="0.00877189636230469" calcext:value-type="float">
            <text:p>0.008771896362305</text:p>
          </table:table-cell>
          <table:table-cell office:value-type="float" office:value="0.0000209808349609375" calcext:value-type="float">
            <text:p>2.10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88350677490234" calcext:value-type="float">
            <text:p>1.88E-05</text:p>
          </table:table-cell>
          <table:table-cell office:value-type="float" office:value="0.00058293342590332" calcext:value-type="float">
            <text:p>0.000582933425903</text:p>
          </table:table-cell>
          <table:table-cell office:value-type="float" office:value="0.0113019943237305" calcext:value-type="float">
            <text:p>0.011301994323731</text:p>
          </table:table-cell>
          <table:table-cell office:value-type="float" office:value="0.000492334365844727" calcext:value-type="float">
            <text:p>0.00049233436584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492572784423828" calcext:value-type="float">
            <text:p>0.000492572784424</text:p>
          </table:table-cell>
          <table:table-cell office:value-type="float" office:value="0.00839614868164063" calcext:value-type="float">
            <text:p>0.008396148681641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88350677490234" calcext:value-type="float">
            <text:p>1.88E-05</text:p>
          </table:table-cell>
          <table:table-cell office:value-type="float" office:value="0.000412940979003906" calcext:value-type="float">
            <text:p>0.000412940979004</text:p>
          </table:table-cell>
          <table:table-cell office:value-type="float" office:value="0.00816226005554199" calcext:value-type="float">
            <text:p>0.008162260055542</text:p>
          </table:table-cell>
          <table:table-cell office:value-type="float" office:value="0.000510931015014648" calcext:value-type="float">
            <text:p>0.00051093101501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521659851074219" calcext:value-type="float">
            <text:p>0.000521659851074</text:p>
          </table:table-cell>
          <table:table-cell office:value-type="float" office:value="0.00835442543029785" calcext:value-type="float">
            <text:p>0.008354425430298</text:p>
          </table:table-cell>
          <table:table-cell office:value-type="float" office:value="0.0000207424163818359" calcext:value-type="float">
            <text:p>2.07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426292419433594" calcext:value-type="float">
            <text:p>0.000426292419434</text:p>
          </table:table-cell>
          <table:table-cell office:value-type="float" office:value="0.011343240737915" calcext:value-type="float">
            <text:p>0.011343240737915</text:p>
          </table:table-cell>
          <table:table-cell office:value-type="float" office:value="0.000542640686035156" calcext:value-type="float">
            <text:p>0.00054264068603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0185966491699219" calcext:value-type="float">
            <text:p>1.86E-05</text:p>
          </table:table-cell>
          <table:table-cell office:value-type="float" office:value="0.000566720962524414" calcext:value-type="float">
            <text:p>0.000566720962524</text:p>
          </table:table-cell>
          <table:table-cell office:value-type="float" office:value="0.00831031799316406" calcext:value-type="float">
            <text:p>0.008310317993164</text:p>
          </table:table-cell>
          <table:table-cell office:value-type="float" office:value="0.0000526905059814453" calcext:value-type="float">
            <text:p>5.27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50663948059082" calcext:value-type="float">
            <text:p>0.000506639480591</text:p>
          </table:table-cell>
          <table:table-cell office:value-type="float" office:value="0.00840616226196289" calcext:value-type="float">
            <text:p>0.008406162261963</text:p>
          </table:table-cell>
          <table:table-cell office:value-type="float" office:value="0.000573873519897461" calcext:value-type="float">
            <text:p>0.0005738735198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286102294921875" calcext:value-type="float">
            <text:p>2.86E-05</text:p>
          </table:table-cell>
          <table:table-cell office:value-type="float" office:value="0.000578403472900391" calcext:value-type="float">
            <text:p>0.0005784034729</text:p>
          </table:table-cell>
          <table:table-cell office:value-type="float" office:value="0.00851202011108398" calcext:value-type="float">
            <text:p>0.008512020111084</text:p>
          </table:table-cell>
          <table:table-cell office:value-type="float" office:value="0.0000205039978027344" calcext:value-type="float">
            <text:p>2.05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250339508056641" calcext:value-type="float">
            <text:p>2.50E-05</text:p>
          </table:table-cell>
          <table:table-cell office:value-type="float" office:value="0.000702142715454102" calcext:value-type="float">
            <text:p>0.000702142715454</text:p>
          </table:table-cell>
          <table:table-cell office:value-type="float" office:value="0.00897407531738281" calcext:value-type="float">
            <text:p>0.008974075317383</text:p>
          </table:table-cell>
          <table:table-cell office:value-type="float" office:value="0.000551462173461914" calcext:value-type="float">
            <text:p>0.00055146217346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544071197509766" calcext:value-type="float">
            <text:p>0.00054407119751</text:p>
          </table:table-cell>
          <table:table-cell office:value-type="float" office:value="0.00869965553283691" calcext:value-type="float">
            <text:p>0.008699655532837</text:p>
          </table:table-cell>
          <table:table-cell office:value-type="float" office:value="0.0000400543212890625" calcext:value-type="float">
            <text:p>4.01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493049621582031" calcext:value-type="float">
            <text:p>0.000493049621582</text:p>
          </table:table-cell>
          <table:table-cell office:value-type="float" office:value="0.0096580982208252" calcext:value-type="float">
            <text:p>0.009658098220825</text:p>
          </table:table-cell>
          <table:table-cell office:value-type="float" office:value="0.000877618789672852" calcext:value-type="float">
            <text:p>0.00087761878967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19073486328125" calcext:value-type="float">
            <text:p>1.91E-05</text:p>
          </table:table-cell>
          <table:table-cell office:value-type="float" office:value="0.000586271286010742" calcext:value-type="float">
            <text:p>0.000586271286011</text:p>
          </table:table-cell>
          <table:table-cell office:value-type="float" office:value="0.00907540321350098" calcext:value-type="float">
            <text:p>0.009075403213501</text:p>
          </table:table-cell>
          <table:table-cell office:value-type="float" office:value="0.0000405311584472656" calcext:value-type="float">
            <text:p>4.05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264644622802734" calcext:value-type="float">
            <text:p>2.65E-05</text:p>
          </table:table-cell>
          <table:table-cell office:value-type="float" office:value="0.000486373901367188" calcext:value-type="float">
            <text:p>0.000486373901367</text:p>
          </table:table-cell>
          <table:table-cell office:value-type="float" office:value="0.00815701484680176" calcext:value-type="float">
            <text:p>0.008157014846802</text:p>
          </table:table-cell>
          <table:table-cell office:value-type="float" office:value="0.000741481781005859" calcext:value-type="float">
            <text:p>0.00074148178100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460624694824219" calcext:value-type="float">
            <text:p>0.000460624694824</text:p>
          </table:table-cell>
          <table:table-cell office:value-type="float" office:value="0.00881314277648926" calcext:value-type="float">
            <text:p>0.008813142776489</text:p>
          </table:table-cell>
          <table:table-cell office:value-type="float" office:value="0.0000214576721191406" calcext:value-type="float">
            <text:p>2.15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867128372192383" calcext:value-type="float">
            <text:p>0.000867128372192</text:p>
          </table:table-cell>
          <table:table-cell office:value-type="float" office:value="0.0101158618927002" calcext:value-type="float">
            <text:p>0.0101158618927</text:p>
          </table:table-cell>
          <table:table-cell office:value-type="float" office:value="0.000607728958129883" calcext:value-type="float">
            <text:p>0.000607728958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466108322143555" calcext:value-type="float">
            <text:p>0.000466108322144</text:p>
          </table:table-cell>
          <table:table-cell office:value-type="float" office:value="0.00859212875366211" calcext:value-type="float">
            <text:p>0.008592128753662</text:p>
          </table:table-cell>
          <table:table-cell office:value-type="float" office:value="0.0000581741333007813" calcext:value-type="float">
            <text:p>5.82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509977340698242" calcext:value-type="float">
            <text:p>0.000509977340698</text:p>
          </table:table-cell>
          <table:table-cell office:value-type="float" office:value="0.00839757919311523" calcext:value-type="float">
            <text:p>0.008397579193115</text:p>
          </table:table-cell>
          <table:table-cell office:value-type="float" office:value="0.000908374786376953" calcext:value-type="float">
            <text:p>0.00090837478637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449657440185547" calcext:value-type="float">
            <text:p>0.000449657440186</text:p>
          </table:table-cell>
          <table:table-cell office:value-type="float" office:value="0.00848913192749023" calcext:value-type="float">
            <text:p>0.00848913192749</text:p>
          </table:table-cell>
          <table:table-cell office:value-type="float" office:value="0.0000207424163818359" calcext:value-type="float">
            <text:p>2.07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557899475097656" calcext:value-type="float">
            <text:p>5.58E-05</text:p>
          </table:table-cell>
          <table:table-cell office:value-type="float" office:value="0.000682830810546875" calcext:value-type="float">
            <text:p>0.000682830810547</text:p>
          </table:table-cell>
          <table:table-cell office:value-type="float" office:value="0.00861811637878418" calcext:value-type="float">
            <text:p>0.008618116378784</text:p>
          </table:table-cell>
          <table:table-cell office:value-type="float" office:value="0.000723600387573242" calcext:value-type="float">
            <text:p>0.00072360038757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000319480895996094" calcext:value-type="float">
            <text:p>3.19E-05</text:p>
          </table:table-cell>
          <table:table-cell office:value-type="float" office:value="0.000445127487182617" calcext:value-type="float">
            <text:p>0.000445127487183</text:p>
          </table:table-cell>
          <table:table-cell office:value-type="float" office:value="0.00865888595581055" calcext:value-type="float">
            <text:p>0.008658885955811</text:p>
          </table:table-cell>
          <table:table-cell office:value-type="float" office:value="0.0000400543212890625" calcext:value-type="float">
            <text:p>4.01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577926635742188" calcext:value-type="float">
            <text:p>0.000577926635742</text:p>
          </table:table-cell>
          <table:table-cell office:value-type="float" office:value="0.00913214683532715" calcext:value-type="float">
            <text:p>0.009132146835327</text:p>
          </table:table-cell>
          <table:table-cell office:value-type="float" office:value="0.000681400299072266" calcext:value-type="float">
            <text:p>0.00068140029907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471353530883789" calcext:value-type="float">
            <text:p>0.000471353530884</text:p>
          </table:table-cell>
          <table:table-cell office:value-type="float" office:value="0.00801563262939453" calcext:value-type="float">
            <text:p>0.008015632629395</text:p>
          </table:table-cell>
          <table:table-cell office:value-type="float" office:value="0.0000221729278564453" calcext:value-type="float">
            <text:p>2.22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653266906738281" calcext:value-type="float">
            <text:p>0.000653266906738</text:p>
          </table:table-cell>
          <table:table-cell office:value-type="float" office:value="0.00893950462341309" calcext:value-type="float">
            <text:p>0.008939504623413</text:p>
          </table:table-cell>
          <table:table-cell office:value-type="float" office:value="0.000837564468383789" calcext:value-type="float">
            <text:p>0.00083756446838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392436981201172" calcext:value-type="float">
            <text:p>0.000392436981201</text:p>
          </table:table-cell>
          <table:table-cell office:value-type="float" office:value="0.00835967063903809" calcext:value-type="float">
            <text:p>0.008359670639038</text:p>
          </table:table-cell>
          <table:table-cell office:value-type="float" office:value="0.0000612735748291016" calcext:value-type="float">
            <text:p>6.13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350475311279297" calcext:value-type="float">
            <text:p>3.50E-05</text:p>
          </table:table-cell>
          <table:table-cell office:value-type="float" office:value="0.000778913497924805" calcext:value-type="float">
            <text:p>0.000778913497925</text:p>
          </table:table-cell>
          <table:table-cell office:value-type="float" office:value="0.00867414474487305" calcext:value-type="float">
            <text:p>0.008674144744873</text:p>
          </table:table-cell>
          <table:table-cell office:value-type="float" office:value="0.000650882720947266" calcext:value-type="float">
            <text:p>0.00065088272094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487565994262695" calcext:value-type="float">
            <text:p>0.000487565994263</text:p>
          </table:table-cell>
          <table:table-cell office:value-type="float" office:value="0.00882506370544434" calcext:value-type="float">
            <text:p>0.008825063705444</text:p>
          </table:table-cell>
          <table:table-cell office:value-type="float" office:value="0.0000469684600830078" calcext:value-type="float">
            <text:p>4.70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00271606445312" calcext:value-type="float">
            <text:p>2.00E-05</text:p>
          </table:table-cell>
          <table:table-cell office:value-type="float" office:value="0.000569581985473633" calcext:value-type="float">
            <text:p>0.000569581985474</text:p>
          </table:table-cell>
          <table:table-cell office:value-type="float" office:value="0.00922179222106934" calcext:value-type="float">
            <text:p>0.009221792221069</text:p>
          </table:table-cell>
          <table:table-cell office:value-type="float" office:value="0.000713586807250977" calcext:value-type="float">
            <text:p>0.00071358680725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498294830322266" calcext:value-type="float">
            <text:p>0.000498294830322</text:p>
          </table:table-cell>
          <table:table-cell office:value-type="float" office:value="0.00838708877563477" calcext:value-type="float">
            <text:p>0.008387088775635</text:p>
          </table:table-cell>
          <table:table-cell office:value-type="float" office:value="0.0000402927398681641" calcext:value-type="float">
            <text:p>4.03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00271606445312" calcext:value-type="float">
            <text:p>2.00E-05</text:p>
          </table:table-cell>
          <table:table-cell office:value-type="float" office:value="0.000527858734130859" calcext:value-type="float">
            <text:p>0.000527858734131</text:p>
          </table:table-cell>
          <table:table-cell office:value-type="float" office:value="0.00842547416687012" calcext:value-type="float">
            <text:p>0.00842547416687</text:p>
          </table:table-cell>
          <table:table-cell office:value-type="float" office:value="0.000706672668457031" calcext:value-type="float">
            <text:p>0.000706672668457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0924277305603027" calcext:value-type="float">
            <text:p>0.00924277305603</text:p>
          </table:table-cell>
          <table:table-cell office:value-type="float" office:value="0.0000224113464355469" calcext:value-type="float">
            <text:p>2.24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336170196533203" calcext:value-type="float">
            <text:p>3.36E-05</text:p>
          </table:table-cell>
          <table:table-cell office:value-type="float" office:value="0.000748634338378906" calcext:value-type="float">
            <text:p>0.000748634338379</text:p>
          </table:table-cell>
          <table:table-cell office:value-type="float" office:value="0.00918126106262207" calcext:value-type="float">
            <text:p>0.009181261062622</text:p>
          </table:table-cell>
          <table:table-cell office:value-type="float" office:value="0.000600814819335938" calcext:value-type="float">
            <text:p>0.00060081481933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00193119049072266" calcext:value-type="float">
            <text:p>1.93E-05</text:p>
          </table:table-cell>
          <table:table-cell office:value-type="float" office:value="0.000459909439086914" calcext:value-type="float">
            <text:p>0.000459909439087</text:p>
          </table:table-cell>
          <table:table-cell office:value-type="float" office:value="0.00907516479492188" calcext:value-type="float">
            <text:p>0.009075164794922</text:p>
          </table:table-cell>
          <table:table-cell office:value-type="float" office:value="0.0000493526458740234" calcext:value-type="float">
            <text:p>4.94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410556793212891" calcext:value-type="float">
            <text:p>0.000410556793213</text:p>
          </table:table-cell>
          <table:table-cell office:value-type="float" office:value="0.00939011573791504" calcext:value-type="float">
            <text:p>0.009390115737915</text:p>
          </table:table-cell>
          <table:table-cell office:value-type="float" office:value="0.000667572021484375" calcext:value-type="float">
            <text:p>0.0006675720214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0197887420654297" calcext:value-type="float">
            <text:p>1.98E-05</text:p>
          </table:table-cell>
          <table:table-cell office:value-type="float" office:value="0.000571966171264648" calcext:value-type="float">
            <text:p>0.000571966171265</text:p>
          </table:table-cell>
          <table:table-cell office:value-type="float" office:value="0.00885772705078125" calcext:value-type="float">
            <text:p>0.008857727050781</text:p>
          </table:table-cell>
          <table:table-cell office:value-type="float" office:value="0.0000221729278564453" calcext:value-type="float">
            <text:p>2.22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493049621582031" calcext:value-type="float">
            <text:p>0.000493049621582</text:p>
          </table:table-cell>
          <table:table-cell office:value-type="float" office:value="0.00834727287292481" calcext:value-type="float">
            <text:p>0.008347272872925</text:p>
          </table:table-cell>
          <table:table-cell office:value-type="float" office:value="0.000654935836791992" calcext:value-type="float">
            <text:p>0.00065493583679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000195503234863281" calcext:value-type="float">
            <text:p>1.96E-05</text:p>
          </table:table-cell>
          <table:table-cell office:value-type="float" office:value="0.000444650650024414" calcext:value-type="float">
            <text:p>0.000444650650024</text:p>
          </table:table-cell>
          <table:table-cell office:value-type="float" office:value="0.00826787948608398" calcext:value-type="float">
            <text:p>0.008267879486084</text:p>
          </table:table-cell>
          <table:table-cell office:value-type="float" office:value="0.0000216960906982422" calcext:value-type="float">
            <text:p>2.17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49138069152832" calcext:value-type="float">
            <text:p>0.000491380691528</text:p>
          </table:table-cell>
          <table:table-cell office:value-type="float" office:value="0.00948643684387207" calcext:value-type="float">
            <text:p>0.009486436843872</text:p>
          </table:table-cell>
          <table:table-cell office:value-type="float" office:value="0.000831127166748047" calcext:value-type="float">
            <text:p>0.00083112716674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653505325317383" calcext:value-type="float">
            <text:p>0.000653505325317</text:p>
          </table:table-cell>
          <table:table-cell office:value-type="float" office:value="0.00847029685974121" calcext:value-type="float">
            <text:p>0.008470296859741</text:p>
          </table:table-cell>
          <table:table-cell office:value-type="float" office:value="0.0000240802764892578" calcext:value-type="float">
            <text:p>2.41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336170196533203" calcext:value-type="float">
            <text:p>3.36E-05</text:p>
          </table:table-cell>
          <table:table-cell office:value-type="float" office:value="0.000487565994262695" calcext:value-type="float">
            <text:p>0.000487565994263</text:p>
          </table:table-cell>
          <table:table-cell office:value-type="float" office:value="0.00812935829162598" calcext:value-type="float">
            <text:p>0.008129358291626</text:p>
          </table:table-cell>
          <table:table-cell office:value-type="float" office:value="0.000966787338256836" calcext:value-type="float">
            <text:p>0.00096678733825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573635101318359" calcext:value-type="float">
            <text:p>0.000573635101318</text:p>
          </table:table-cell>
          <table:table-cell office:value-type="float" office:value="0.00845885276794434" calcext:value-type="float">
            <text:p>0.008458852767944</text:p>
          </table:table-cell>
          <table:table-cell office:value-type="float" office:value="0.0000216960906982422" calcext:value-type="float">
            <text:p>2.17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556707382202148" calcext:value-type="float">
            <text:p>0.000556707382202</text:p>
          </table:table-cell>
          <table:table-cell office:value-type="float" office:value="0.0094747543334961" calcext:value-type="float">
            <text:p>0.009474754333496</text:p>
          </table:table-cell>
          <table:table-cell office:value-type="float" office:value="0.000641584396362305" calcext:value-type="float">
            <text:p>0.00064158439636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599861145019531" calcext:value-type="float">
            <text:p>0.00059986114502</text:p>
          </table:table-cell>
          <table:table-cell office:value-type="float" office:value="0.00835514068603516" calcext:value-type="float">
            <text:p>0.008355140686035</text:p>
          </table:table-cell>
          <table:table-cell office:value-type="float" office:value="0.0000371932983398437" calcext:value-type="float">
            <text:p>3.72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463008880615234" calcext:value-type="float">
            <text:p>0.000463008880615</text:p>
          </table:table-cell>
          <table:table-cell office:value-type="float" office:value="0.00938558578491211" calcext:value-type="float">
            <text:p>0.009385585784912</text:p>
          </table:table-cell>
          <table:table-cell office:value-type="float" office:value="0.000698566436767578" calcext:value-type="float">
            <text:p>0.00069856643676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453472137451172" calcext:value-type="float">
            <text:p>0.000453472137451</text:p>
          </table:table-cell>
          <table:table-cell office:value-type="float" office:value="0.00851082801818848" calcext:value-type="float">
            <text:p>0.008510828018188</text:p>
          </table:table-cell>
          <table:table-cell office:value-type="float" office:value="0.0000238418579101562" calcext:value-type="float">
            <text:p>2.38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30517578125" calcext:value-type="float">
            <text:p>3.05E-05</text:p>
          </table:table-cell>
          <table:table-cell office:value-type="float" office:value="0.000693559646606445" calcext:value-type="float">
            <text:p>0.000693559646606</text:p>
          </table:table-cell>
          <table:table-cell office:value-type="float" office:value="0.0161440372467041" calcext:value-type="float">
            <text:p>0.016144037246704</text:p>
          </table:table-cell>
          <table:table-cell office:value-type="float" office:value="0.00126361846923828" calcext:value-type="float">
            <text:p>0.00126361846923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2952766418457" calcext:value-type="float">
            <text:p>0.000529527664185</text:p>
          </table:table-cell>
          <table:table-cell office:value-type="float" office:value="0.00803685188293457" calcext:value-type="float">
            <text:p>0.008036851882935</text:p>
          </table:table-cell>
          <table:table-cell office:value-type="float" office:value="0.0000236034393310547" calcext:value-type="float">
            <text:p>2.36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34332275390625" calcext:value-type="float">
            <text:p>3.43E-05</text:p>
          </table:table-cell>
          <table:table-cell office:value-type="float" office:value="0.000642061233520508" calcext:value-type="float">
            <text:p>0.000642061233521</text:p>
          </table:table-cell>
          <table:table-cell office:value-type="float" office:value="0.0138576030731201" calcext:value-type="float">
            <text:p>0.01385760307312</text:p>
          </table:table-cell>
          <table:table-cell office:value-type="float" office:value="0.000687599182128906" calcext:value-type="float">
            <text:p>0.00068759918212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212192535400391" calcext:value-type="float">
            <text:p>2.12E-05</text:p>
          </table:table-cell>
          <table:table-cell office:value-type="float" office:value="0.000458240509033203" calcext:value-type="float">
            <text:p>0.000458240509033</text:p>
          </table:table-cell>
          <table:table-cell office:value-type="float" office:value="0.00864291191101074" calcext:value-type="float">
            <text:p>0.008642911911011</text:p>
          </table:table-cell>
          <table:table-cell office:value-type="float" office:value="0.0000581741333007813" calcext:value-type="float">
            <text:p>5.82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496864318847656" calcext:value-type="float">
            <text:p>0.000496864318848</text:p>
          </table:table-cell>
          <table:table-cell office:value-type="float" office:value="0.0112974643707275" calcext:value-type="float">
            <text:p>0.011297464370728</text:p>
          </table:table-cell>
          <table:table-cell office:value-type="float" office:value="0.000847578048706055" calcext:value-type="float">
            <text:p>0.00084757804870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0000214576721191406" calcext:value-type="float">
            <text:p>2.15E-05</text:p>
          </table:table-cell>
          <table:table-cell office:value-type="float" office:value="0.00046229362487793" calcext:value-type="float">
            <text:p>0.000462293624878</text:p>
          </table:table-cell>
          <table:table-cell office:value-type="float" office:value="0.00822043418884277" calcext:value-type="float">
            <text:p>0.008220434188843</text:p>
          </table:table-cell>
          <table:table-cell office:value-type="float" office:value="0.0000238418579101562" calcext:value-type="float">
            <text:p>2.38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471353530883789" calcext:value-type="float">
            <text:p>0.000471353530884</text:p>
          </table:table-cell>
          <table:table-cell office:value-type="float" office:value="0.00813627243041992" calcext:value-type="float">
            <text:p>0.00813627243042</text:p>
          </table:table-cell>
          <table:table-cell office:value-type="float" office:value="0.000753879547119141" calcext:value-type="float">
            <text:p>0.00075387954711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380277633666992" calcext:value-type="float">
            <text:p>0.000380277633667</text:p>
          </table:table-cell>
          <table:table-cell office:value-type="float" office:value="0.00822973251342773" calcext:value-type="float">
            <text:p>0.008229732513428</text:p>
          </table:table-cell>
          <table:table-cell office:value-type="float" office:value="0.0000574588775634766" calcext:value-type="float">
            <text:p>5.75E-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820159912109375" calcext:value-type="float">
            <text:p>0.000820159912109</text:p>
          </table:table-cell>
          <table:table-cell office:value-type="float" office:value="0.0098416805267334" calcext:value-type="float">
            <text:p>0.009841680526733</text:p>
          </table:table-cell>
          <table:table-cell office:value-type="float" office:value="0.000687599182128906" calcext:value-type="float">
            <text:p>0.00068759918212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414371490478516" calcext:value-type="float">
            <text:p>0.000414371490479</text:p>
          </table:table-cell>
          <table:table-cell office:value-type="float" office:value="0.00844407081604004" calcext:value-type="float">
            <text:p>0.00844407081604</text:p>
          </table:table-cell>
          <table:table-cell office:value-type="float" office:value="0.0000517368316650391" calcext:value-type="float">
            <text:p>5.17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202655792236328" calcext:value-type="float">
            <text:p>2.03E-05</text:p>
          </table:table-cell>
          <table:table-cell office:value-type="float" office:value="0.000578880310058594" calcext:value-type="float">
            <text:p>0.000578880310059</text:p>
          </table:table-cell>
          <table:table-cell office:value-type="float" office:value="0.0085289478302002" calcext:value-type="float">
            <text:p>0.0085289478302</text:p>
          </table:table-cell>
          <table:table-cell office:value-type="float" office:value="0.0008087158203125" calcext:value-type="float">
            <text:p>0.00080871582031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.0000200271606445312" calcext:value-type="float">
            <text:p>2.00E-05</text:p>
          </table:table-cell>
          <table:table-cell office:value-type="float" office:value="0.000536680221557617" calcext:value-type="float">
            <text:p>0.000536680221558</text:p>
          </table:table-cell>
          <table:table-cell office:value-type="float" office:value="0.00844240188598633" calcext:value-type="float">
            <text:p>0.008442401885986</text:p>
          </table:table-cell>
          <table:table-cell office:value-type="float" office:value="0.0000233650207519531" calcext:value-type="float">
            <text:p>2.34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345706939697266" calcext:value-type="float">
            <text:p>3.46E-05</text:p>
          </table:table-cell>
          <table:table-cell office:value-type="float" office:value="0.000685453414916992" calcext:value-type="float">
            <text:p>0.000685453414917</text:p>
          </table:table-cell>
          <table:table-cell office:value-type="float" office:value="0.00928544998168945" calcext:value-type="float">
            <text:p>0.009285449981689</text:p>
          </table:table-cell>
          <table:table-cell office:value-type="float" office:value="0.000839948654174805" calcext:value-type="float">
            <text:p>0.00083994865417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516414642333984" calcext:value-type="float">
            <text:p>0.000516414642334</text:p>
          </table:table-cell>
          <table:table-cell office:value-type="float" office:value="0.00805187225341797" calcext:value-type="float">
            <text:p>0.008051872253418</text:p>
          </table:table-cell>
          <table:table-cell office:value-type="float" office:value="0.0000400543212890625" calcext:value-type="float">
            <text:p>4.01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207424163818359" calcext:value-type="float">
            <text:p>2.07E-05</text:p>
          </table:table-cell>
          <table:table-cell office:value-type="float" office:value="0.000631570816040039" calcext:value-type="float">
            <text:p>0.00063157081604</text:p>
          </table:table-cell>
          <table:table-cell office:value-type="float" office:value="0.0107998847961426" calcext:value-type="float">
            <text:p>0.010799884796143</text:p>
          </table:table-cell>
          <table:table-cell office:value-type="float" office:value="0.00108909606933594" calcext:value-type="float">
            <text:p>0.00108909606933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628948211669922" calcext:value-type="float">
            <text:p>0.00062894821167</text:p>
          </table:table-cell>
          <table:table-cell office:value-type="float" office:value="0.00824308395385742" calcext:value-type="float">
            <text:p>0.008243083953857</text:p>
          </table:table-cell>
          <table:table-cell office:value-type="float" office:value="0.0000236034393310547" calcext:value-type="float">
            <text:p>2.36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286102294921875" calcext:value-type="float">
            <text:p>2.86E-05</text:p>
          </table:table-cell>
          <table:table-cell office:value-type="float" office:value="0.000531435012817383" calcext:value-type="float">
            <text:p>0.000531435012817</text:p>
          </table:table-cell>
          <table:table-cell office:value-type="float" office:value="0.00847601890563965" calcext:value-type="float">
            <text:p>0.00847601890564</text:p>
          </table:table-cell>
          <table:table-cell office:value-type="float" office:value="0.000712156295776367" calcext:value-type="float">
            <text:p>0.00071215629577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0000209808349609375" calcext:value-type="float">
            <text:p>2.10E-05</text:p>
          </table:table-cell>
          <table:table-cell office:value-type="float" office:value="0.000537395477294922" calcext:value-type="float">
            <text:p>0.000537395477295</text:p>
          </table:table-cell>
          <table:table-cell office:value-type="float" office:value="0.00841069221496582" calcext:value-type="float">
            <text:p>0.008410692214966</text:p>
          </table:table-cell>
          <table:table-cell office:value-type="float" office:value="0.0000231266021728516" calcext:value-type="float">
            <text:p>2.31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374317169189453" calcext:value-type="float">
            <text:p>3.74E-05</text:p>
          </table:table-cell>
          <table:table-cell office:value-type="float" office:value="0.000664234161376953" calcext:value-type="float">
            <text:p>0.000664234161377</text:p>
          </table:table-cell>
          <table:table-cell office:value-type="float" office:value="0.0109686851501465" calcext:value-type="float">
            <text:p>0.010968685150147</text:p>
          </table:table-cell>
          <table:table-cell office:value-type="float" office:value="0.000704288482666016" calcext:value-type="float">
            <text:p>0.00070428848266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563383102416992" calcext:value-type="float">
            <text:p>0.000563383102417</text:p>
          </table:table-cell>
          <table:table-cell office:value-type="float" office:value="0.00841069221496582" calcext:value-type="float">
            <text:p>0.008410692214966</text:p>
          </table:table-cell>
          <table:table-cell office:value-type="float" office:value="0.0000422000885009766" calcext:value-type="float">
            <text:p>4.22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219345092773437" calcext:value-type="float">
            <text:p>2.19E-05</text:p>
          </table:table-cell>
          <table:table-cell office:value-type="float" office:value="0.000604391098022461" calcext:value-type="float">
            <text:p>0.000604391098022</text:p>
          </table:table-cell>
          <table:table-cell office:value-type="float" office:value="0.0102148056030273" calcext:value-type="float">
            <text:p>0.010214805603027</text:p>
          </table:table-cell>
          <table:table-cell office:value-type="float" office:value="0.000714540481567383" calcext:value-type="float">
            <text:p>0.00071454048156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.0000212192535400391" calcext:value-type="float">
            <text:p>2.12E-05</text:p>
          </table:table-cell>
          <table:table-cell office:value-type="float" office:value="0.000486135482788086" calcext:value-type="float">
            <text:p>0.000486135482788</text:p>
          </table:table-cell>
          <table:table-cell office:value-type="float" office:value="0.00862336158752441" calcext:value-type="float">
            <text:p>0.008623361587524</text:p>
          </table:table-cell>
          <table:table-cell office:value-type="float" office:value="0.0000307559967041016" calcext:value-type="float">
            <text:p>3.08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212192535400391" calcext:value-type="float">
            <text:p>2.12E-05</text:p>
          </table:table-cell>
          <table:table-cell office:value-type="float" office:value="0.000493526458740234" calcext:value-type="float">
            <text:p>0.00049352645874</text:p>
          </table:table-cell>
          <table:table-cell office:value-type="float" office:value="0.00848960876464844" calcext:value-type="float">
            <text:p>0.008489608764648</text:p>
          </table:table-cell>
          <table:table-cell office:value-type="float" office:value="0.0010221004486084" calcext:value-type="float">
            <text:p>0.00102210044860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000350475311279297" calcext:value-type="float">
            <text:p>3.50E-05</text:p>
          </table:table-cell>
          <table:table-cell office:value-type="float" office:value="0.000545501708984375" calcext:value-type="float">
            <text:p>0.000545501708984</text:p>
          </table:table-cell>
          <table:table-cell office:value-type="float" office:value="0.00822067260742188" calcext:value-type="float">
            <text:p>0.008220672607422</text:p>
          </table:table-cell>
          <table:table-cell office:value-type="float" office:value="0.0000257492065429687" calcext:value-type="float">
            <text:p>2.57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38418579101562" calcext:value-type="float">
            <text:p>2.38E-05</text:p>
          </table:table-cell>
          <table:table-cell office:value-type="float" office:value="0.000537872314453125" calcext:value-type="float">
            <text:p>0.000537872314453</text:p>
          </table:table-cell>
          <table:table-cell office:value-type="float" office:value="0.00879430770874023" calcext:value-type="float">
            <text:p>0.00879430770874</text:p>
          </table:table-cell>
          <table:table-cell office:value-type="float" office:value="0.000720977783203125" calcext:value-type="float">
            <text:p>0.00072097778320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64539909362793" calcext:value-type="float">
            <text:p>0.000645399093628</text:p>
          </table:table-cell>
          <table:table-cell office:value-type="float" office:value="0.0085444450378418" calcext:value-type="float">
            <text:p>0.008544445037842</text:p>
          </table:table-cell>
          <table:table-cell office:value-type="float" office:value="0.0000422000885009766" calcext:value-type="float">
            <text:p>4.22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340938568115234" calcext:value-type="float">
            <text:p>3.41E-05</text:p>
          </table:table-cell>
          <table:table-cell office:value-type="float" office:value="0.000449895858764648" calcext:value-type="float">
            <text:p>0.000449895858765</text:p>
          </table:table-cell>
          <table:table-cell office:value-type="float" office:value="0.00924110412597656" calcext:value-type="float">
            <text:p>0.009241104125977</text:p>
          </table:table-cell>
          <table:table-cell office:value-type="float" office:value="0.000772237777709961" calcext:value-type="float">
            <text:p>0.0007722377777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.0000216960906982422" calcext:value-type="float">
            <text:p>2.17E-05</text:p>
          </table:table-cell>
          <table:table-cell office:value-type="float" office:value="0.00041961669921875" calcext:value-type="float">
            <text:p>0.000419616699219</text:p>
          </table:table-cell>
          <table:table-cell office:value-type="float" office:value="0.00892138481140137" calcext:value-type="float">
            <text:p>0.008921384811401</text:p>
          </table:table-cell>
          <table:table-cell office:value-type="float" office:value="0.0000231266021728516" calcext:value-type="float">
            <text:p>2.31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345706939697266" calcext:value-type="float">
            <text:p>3.46E-05</text:p>
          </table:table-cell>
          <table:table-cell office:value-type="float" office:value="0.000563859939575195" calcext:value-type="float">
            <text:p>0.000563859939575</text:p>
          </table:table-cell>
          <table:table-cell office:value-type="float" office:value="0.00846338272094727" calcext:value-type="float">
            <text:p>0.008463382720947</text:p>
          </table:table-cell>
          <table:table-cell office:value-type="float" office:value="0.00086212158203125" calcext:value-type="float">
            <text:p>0.00086212158203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0000205039978027344" calcext:value-type="float">
            <text:p>2.05E-05</text:p>
          </table:table-cell>
          <table:table-cell office:value-type="float" office:value="0.000496625900268555" calcext:value-type="float">
            <text:p>0.000496625900269</text:p>
          </table:table-cell>
          <table:table-cell office:value-type="float" office:value="0.00841832160949707" calcext:value-type="float">
            <text:p>0.008418321609497</text:p>
          </table:table-cell>
          <table:table-cell office:value-type="float" office:value="0.0000240802764892578" calcext:value-type="float">
            <text:p>2.41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214576721191406" calcext:value-type="float">
            <text:p>2.15E-05</text:p>
          </table:table-cell>
          <table:table-cell office:value-type="float" office:value="0.000533819198608398" calcext:value-type="float">
            <text:p>0.000533819198608</text:p>
          </table:table-cell>
          <table:table-cell office:value-type="float" office:value="0.00966572761535645" calcext:value-type="float">
            <text:p>0.009665727615356</text:p>
          </table:table-cell>
          <table:table-cell office:value-type="float" office:value="0.000735282897949219" calcext:value-type="float">
            <text:p>0.00073528289794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0000221729278564453" calcext:value-type="float">
            <text:p>2.22E-05</text:p>
          </table:table-cell>
          <table:table-cell office:value-type="float" office:value="0.000470161437988281" calcext:value-type="float">
            <text:p>0.000470161437988</text:p>
          </table:table-cell>
          <table:table-cell office:value-type="float" office:value="0.00831151008605957" calcext:value-type="float">
            <text:p>0.00831151008606</text:p>
          </table:table-cell>
          <table:table-cell office:value-type="float" office:value="0.0000245571136474609" calcext:value-type="float">
            <text:p>2.46E-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355243682861328" calcext:value-type="float">
            <text:p>3.55E-05</text:p>
          </table:table-cell>
          <table:table-cell office:value-type="float" office:value="0.000467061996459961" calcext:value-type="float">
            <text:p>0.00046706199646</text:p>
          </table:table-cell>
          <table:table-cell office:value-type="float" office:value="0.00952243804931641" calcext:value-type="float">
            <text:p>0.009522438049316</text:p>
          </table:table-cell>
          <table:table-cell office:value-type="float" office:value="0.000761985778808594" calcext:value-type="float">
            <text:p>0.00076198577880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0000221729278564453" calcext:value-type="float">
            <text:p>2.22E-05</text:p>
          </table:table-cell>
          <table:table-cell office:value-type="float" office:value="0.000458002090454102" calcext:value-type="float">
            <text:p>0.000458002090454</text:p>
          </table:table-cell>
          <table:table-cell office:value-type="float" office:value="0.00851273536682129" calcext:value-type="float">
            <text:p>0.008512735366821</text:p>
          </table:table-cell>
          <table:table-cell office:value-type="float" office:value="0.0000250339508056641" calcext:value-type="float">
            <text:p>2.50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216960906982422" calcext:value-type="float">
            <text:p>2.17E-05</text:p>
          </table:table-cell>
          <table:table-cell office:value-type="float" office:value="0.000498294830322266" calcext:value-type="float">
            <text:p>0.000498294830322</text:p>
          </table:table-cell>
          <table:table-cell office:value-type="float" office:value="0.00832033157348633" calcext:value-type="float">
            <text:p>0.008320331573486</text:p>
          </table:table-cell>
          <table:table-cell office:value-type="float" office:value="0.000703811645507813" calcext:value-type="float">
            <text:p>0.00070381164550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0219345092773437" calcext:value-type="float">
            <text:p>2.19E-05</text:p>
          </table:table-cell>
          <table:table-cell office:value-type="float" office:value="0.00046229362487793" calcext:value-type="float">
            <text:p>0.000462293624878</text:p>
          </table:table-cell>
          <table:table-cell office:value-type="float" office:value="0.00882434844970703" calcext:value-type="float">
            <text:p>0.008824348449707</text:p>
          </table:table-cell>
          <table:table-cell office:value-type="float" office:value="0.0000233650207519531" calcext:value-type="float">
            <text:p>2.34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224113464355469" calcext:value-type="float">
            <text:p>2.24E-05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963354110717773" calcext:value-type="float">
            <text:p>0.009633541107178</text:p>
          </table:table-cell>
          <table:table-cell office:value-type="float" office:value="0.000931501388549805" calcext:value-type="float">
            <text:p>0.0009315013885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0000216960906982422" calcext:value-type="float">
            <text:p>2.17E-05</text:p>
          </table:table-cell>
          <table:table-cell office:value-type="float" office:value="0.000478744506835938" calcext:value-type="float">
            <text:p>0.000478744506836</text:p>
          </table:table-cell>
          <table:table-cell office:value-type="float" office:value="0.00855183601379395" calcext:value-type="float">
            <text:p>0.008551836013794</text:p>
          </table:table-cell>
          <table:table-cell office:value-type="float" office:value="0.0000255107879638672" calcext:value-type="float">
            <text:p>2.55E-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214576721191406" calcext:value-type="float">
            <text:p>2.15E-05</text:p>
          </table:table-cell>
          <table:table-cell office:value-type="float" office:value="0.000650405883789063" calcext:value-type="float">
            <text:p>0.000650405883789</text:p>
          </table:table-cell>
          <table:table-cell office:value-type="float" office:value="0.0094602108001709" calcext:value-type="float">
            <text:p>0.009460210800171</text:p>
          </table:table-cell>
          <table:table-cell office:value-type="float" office:value="0.00104117393493652" calcext:value-type="float">
            <text:p>0.00104117393493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440359115600586" calcext:value-type="float">
            <text:p>0.000440359115601</text:p>
          </table:table-cell>
          <table:table-cell office:value-type="float" office:value="0.00914430618286133" calcext:value-type="float">
            <text:p>0.009144306182861</text:p>
          </table:table-cell>
          <table:table-cell office:value-type="float" office:value="0.0000352859497070312" calcext:value-type="float">
            <text:p>3.53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472068786621094" calcext:value-type="float">
            <text:p>0.000472068786621</text:p>
          </table:table-cell>
          <table:table-cell office:value-type="float" office:value="0.00822854042053223" calcext:value-type="float">
            <text:p>0.008228540420532</text:p>
          </table:table-cell>
          <table:table-cell office:value-type="float" office:value="0.000768661499023438" calcext:value-type="float">
            <text:p>0.0007686614990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0000338554382324219" calcext:value-type="float">
            <text:p>3.39E-05</text:p>
          </table:table-cell>
          <table:table-cell office:value-type="float" office:value="0.000461578369140625" calcext:value-type="float">
            <text:p>0.000461578369141</text:p>
          </table:table-cell>
          <table:table-cell office:value-type="float" office:value="0.00823640823364258" calcext:value-type="float">
            <text:p>0.008236408233643</text:p>
          </table:table-cell>
          <table:table-cell office:value-type="float" office:value="0.0000252723693847656" calcext:value-type="float">
            <text:p>2.53E-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224113464355469" calcext:value-type="float">
            <text:p>2.24E-05</text:p>
          </table:table-cell>
          <table:table-cell office:value-type="float" office:value="0.000444889068603516" calcext:value-type="float">
            <text:p>0.000444889068604</text:p>
          </table:table-cell>
          <table:table-cell office:value-type="float" office:value="0.00956368446350098" calcext:value-type="float">
            <text:p>0.009563684463501</text:p>
          </table:table-cell>
          <table:table-cell office:value-type="float" office:value="0.00084996223449707" calcext:value-type="float">
            <text:p>0.00084996223449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240802764892578" calcext:value-type="float">
            <text:p>2.41E-05</text:p>
          </table:table-cell>
          <table:table-cell office:value-type="float" office:value="0.000550985336303711" calcext:value-type="float">
            <text:p>0.000550985336304</text:p>
          </table:table-cell>
          <table:table-cell office:value-type="float" office:value="0.0111312866210938" calcext:value-type="float">
            <text:p>0.011131286621094</text:p>
          </table:table-cell>
          <table:table-cell office:value-type="float" office:value="0.0000669956207275391" calcext:value-type="float">
            <text:p>6.70E-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226497650146484" calcext:value-type="float">
            <text:p>2.26E-05</text:p>
          </table:table-cell>
          <table:table-cell office:value-type="float" office:value="0.000541448593139648" calcext:value-type="float">
            <text:p>0.00054144859314</text:p>
          </table:table-cell>
          <table:table-cell office:value-type="float" office:value="0.00837922096252441" calcext:value-type="float">
            <text:p>0.008379220962524</text:p>
          </table:table-cell>
          <table:table-cell office:value-type="float" office:value="0.000899314880371094" calcext:value-type="float">
            <text:p>0.00089931488037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.0000405311584472656" calcext:value-type="float">
            <text:p>4.05E-05</text:p>
          </table:table-cell>
          <table:table-cell office:value-type="float" office:value="0.000735998153686523" calcext:value-type="float">
            <text:p>0.000735998153687</text:p>
          </table:table-cell>
          <table:table-cell office:value-type="float" office:value="0.014209508895874" calcext:value-type="float">
            <text:p>0.014209508895874</text:p>
          </table:table-cell>
          <table:table-cell office:value-type="float" office:value="0.0000600814819335938" calcext:value-type="float">
            <text:p>6.01E-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721454620361328" calcext:value-type="float">
            <text:p>0.000721454620361</text:p>
          </table:table-cell>
          <table:table-cell office:value-type="float" office:value="0.0108716487884521" calcext:value-type="float">
            <text:p>0.010871648788452</text:p>
          </table:table-cell>
          <table:table-cell office:value-type="float" office:value="0.000827789306640625" calcext:value-type="float">
            <text:p>0.00082778930664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596284866333008" calcext:value-type="float">
            <text:p>0.000596284866333</text:p>
          </table:table-cell>
          <table:table-cell office:value-type="float" office:value="0.0084226131439209" calcext:value-type="float">
            <text:p>0.008422613143921</text:p>
          </table:table-cell>
          <table:table-cell office:value-type="float" office:value="0.0000236034393310547" calcext:value-type="float">
            <text:p>2.36E-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233650207519531" calcext:value-type="float">
            <text:p>2.34E-05</text:p>
          </table:table-cell>
          <table:table-cell office:value-type="float" office:value="0.000474452972412109" calcext:value-type="float">
            <text:p>0.000474452972412</text:p>
          </table:table-cell>
          <table:table-cell office:value-type="float" office:value="0.0115790367126465" calcext:value-type="float">
            <text:p>0.011579036712647</text:p>
          </table:table-cell>
          <table:table-cell office:value-type="float" office:value="0.000832557678222656" calcext:value-type="float">
            <text:p>0.000832557678223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221729278564453" calcext:value-type="float">
            <text:p>2.22E-05</text:p>
          </table:table-cell>
          <table:table-cell office:value-type="float" office:value="0.000625848770141602" calcext:value-type="float">
            <text:p>0.000625848770142</text:p>
          </table:table-cell>
          <table:table-cell office:value-type="float" office:value="0.0154731273651123" calcext:value-type="float">
            <text:p>0.015473127365112</text:p>
          </table:table-cell>
          <table:table-cell office:value-type="float" office:value="0.0000677108764648437" calcext:value-type="float">
            <text:p>6.77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360012054443359" calcext:value-type="float">
            <text:p>3.60E-05</text:p>
          </table:table-cell>
          <table:table-cell office:value-type="float" office:value="0.000541925430297852" calcext:value-type="float">
            <text:p>0.000541925430298</text:p>
          </table:table-cell>
          <table:table-cell office:value-type="float" office:value="0.00990986824035645" calcext:value-type="float">
            <text:p>0.009909868240356</text:p>
          </table:table-cell>
          <table:table-cell office:value-type="float" office:value="0.000957727432250977" calcext:value-type="float">
            <text:p>0.00095772743225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730514526367188" calcext:value-type="float">
            <text:p>0.000730514526367</text:p>
          </table:table-cell>
          <table:table-cell office:value-type="float" office:value="0.0111896991729736" calcext:value-type="float">
            <text:p>0.011189699172974</text:p>
          </table:table-cell>
          <table:table-cell office:value-type="float" office:value="0.0000245571136474609" calcext:value-type="float">
            <text:p>2.46E-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606536865234375" calcext:value-type="float">
            <text:p>0.000606536865234</text:p>
          </table:table-cell>
          <table:table-cell office:value-type="float" office:value="0.0158722400665283" calcext:value-type="float">
            <text:p>0.015872240066528</text:p>
          </table:table-cell>
          <table:table-cell office:value-type="float" office:value="0.00167059898376465" calcext:value-type="float">
            <text:p>0.00167059898376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599384307861328" calcext:value-type="float">
            <text:p>0.000599384307861</text:p>
          </table:table-cell>
          <table:table-cell office:value-type="float" office:value="0.00885224342346191" calcext:value-type="float">
            <text:p>0.008852243423462</text:p>
          </table:table-cell>
          <table:table-cell office:value-type="float" office:value="0.0000555515289306641" calcext:value-type="float">
            <text:p>5.56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386238098144531" calcext:value-type="float">
            <text:p>3.86E-05</text:p>
          </table:table-cell>
          <table:table-cell office:value-type="float" office:value="0.000705242156982422" calcext:value-type="float">
            <text:p>0.000705242156982</text:p>
          </table:table-cell>
          <table:table-cell office:value-type="float" office:value="0.0102920532226563" calcext:value-type="float">
            <text:p>0.010292053222656</text:p>
          </table:table-cell>
          <table:table-cell office:value-type="float" office:value="0.00089716911315918" calcext:value-type="float">
            <text:p>0.00089716911315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643730163574219" calcext:value-type="float">
            <text:p>6.44E-05</text:p>
          </table:table-cell>
          <table:table-cell office:value-type="float" office:value="0.000700473785400391" calcext:value-type="float">
            <text:p>0.0007004737854</text:p>
          </table:table-cell>
          <table:table-cell office:value-type="float" office:value="0.0165295600891113" calcext:value-type="float">
            <text:p>0.016529560089111</text:p>
          </table:table-cell>
          <table:table-cell office:value-type="float" office:value="0.0000262260437011719" calcext:value-type="float">
            <text:p>2.62E-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226497650146484" calcext:value-type="float">
            <text:p>2.26E-05</text:p>
          </table:table-cell>
          <table:table-cell office:value-type="float" office:value="0.000578165054321289" calcext:value-type="float">
            <text:p>0.000578165054321</text:p>
          </table:table-cell>
          <table:table-cell office:value-type="float" office:value="0.0129332542419434" calcext:value-type="float">
            <text:p>0.012933254241943</text:p>
          </table:table-cell>
          <table:table-cell office:value-type="float" office:value="0.00124526023864746" calcext:value-type="float">
            <text:p>0.00124526023864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0000374317169189453" calcext:value-type="float">
            <text:p>3.74E-05</text:p>
          </table:table-cell>
          <table:table-cell office:value-type="float" office:value="0.000622034072875977" calcext:value-type="float">
            <text:p>0.000622034072876</text:p>
          </table:table-cell>
          <table:table-cell office:value-type="float" office:value="0.00870561599731445" calcext:value-type="float">
            <text:p>0.008705615997314</text:p>
          </table:table-cell>
          <table:table-cell office:value-type="float" office:value="0.0000250339508056641" calcext:value-type="float">
            <text:p>2.50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709295272827148" calcext:value-type="float">
            <text:p>0.000709295272827</text:p>
          </table:table-cell>
          <table:table-cell office:value-type="float" office:value="0.0143723487854004" calcext:value-type="float">
            <text:p>0.0143723487854</text:p>
          </table:table-cell>
          <table:table-cell office:value-type="float" office:value="0.00143671035766602" calcext:value-type="float">
            <text:p>0.00143671035766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0000240802764892578" calcext:value-type="float">
            <text:p>2.41E-05</text:p>
          </table:table-cell>
          <table:table-cell office:value-type="float" office:value="0.00049591064453125" calcext:value-type="float">
            <text:p>0.000495910644531</text:p>
          </table:table-cell>
          <table:table-cell office:value-type="float" office:value="0.0115237236022949" calcext:value-type="float">
            <text:p>0.011523723602295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472068786621094" calcext:value-type="float">
            <text:p>4.72E-05</text:p>
          </table:table-cell>
          <table:table-cell office:value-type="float" office:value="0.000642538070678711" calcext:value-type="float">
            <text:p>0.000642538070679</text:p>
          </table:table-cell>
          <table:table-cell office:value-type="float" office:value="0.0145771503448486" calcext:value-type="float">
            <text:p>0.014577150344849</text:p>
          </table:table-cell>
          <table:table-cell office:value-type="float" office:value="0.000940084457397461" calcext:value-type="float">
            <text:p>0.00094008445739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0000603199005126953" calcext:value-type="float">
            <text:p>6.03E-05</text:p>
          </table:table-cell>
          <table:table-cell office:value-type="float" office:value="0.000709056854248047" calcext:value-type="float">
            <text:p>0.000709056854248</text:p>
          </table:table-cell>
          <table:table-cell office:value-type="float" office:value="0.015880823135376" calcext:value-type="float">
            <text:p>0.015880823135376</text:p>
          </table:table-cell>
          <table:table-cell office:value-type="float" office:value="0.0000464916229248047" calcext:value-type="float">
            <text:p>4.65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504016876220703" calcext:value-type="float">
            <text:p>0.000504016876221</text:p>
          </table:table-cell>
          <table:table-cell office:value-type="float" office:value="0.0083460807800293" calcext:value-type="float">
            <text:p>0.008346080780029</text:p>
          </table:table-cell>
          <table:table-cell office:value-type="float" office:value="0.000856399536132813" calcext:value-type="float">
            <text:p>0.00085639953613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000240802764892578" calcext:value-type="float">
            <text:p>2.41E-05</text:p>
          </table:table-cell>
          <table:table-cell office:value-type="float" office:value="0.000634670257568359" calcext:value-type="float">
            <text:p>0.000634670257568</text:p>
          </table:table-cell>
          <table:table-cell office:value-type="float" office:value="0.00926566123962403" calcext:value-type="float">
            <text:p>0.009265661239624</text:p>
          </table:table-cell>
          <table:table-cell office:value-type="float" office:value="0.0000989437103271484" calcext:value-type="float">
            <text:p>9.89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352859497070312" calcext:value-type="float">
            <text:p>3.53E-05</text:p>
          </table:table-cell>
          <table:table-cell office:value-type="float" office:value="0.000531673431396484" calcext:value-type="float">
            <text:p>0.000531673431396</text:p>
          </table:table-cell>
          <table:table-cell office:value-type="float" office:value="0.0126206874847412" calcext:value-type="float">
            <text:p>0.012620687484741</text:p>
          </table:table-cell>
          <table:table-cell office:value-type="float" office:value="0.00170636177062988" calcext:value-type="float">
            <text:p>0.0017063617706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0000360012054443359" calcext:value-type="float">
            <text:p>3.60E-05</text:p>
          </table:table-cell>
          <table:table-cell office:value-type="float" office:value="0.000712871551513672" calcext:value-type="float">
            <text:p>0.000712871551514</text:p>
          </table:table-cell>
          <table:table-cell office:value-type="float" office:value="0.015291690826416" calcext:value-type="float">
            <text:p>0.015291690826416</text:p>
          </table:table-cell>
          <table:table-cell office:value-type="float" office:value="0.0000483989715576172" calcext:value-type="float">
            <text:p>4.84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441074371337891" calcext:value-type="float">
            <text:p>4.41E-05</text:p>
          </table:table-cell>
          <table:table-cell office:value-type="float" office:value="0.000661373138427734" calcext:value-type="float">
            <text:p>0.000661373138428</text:p>
          </table:table-cell>
          <table:table-cell office:value-type="float" office:value="0.00911736488342285" calcext:value-type="float">
            <text:p>0.009117364883423</text:p>
          </table:table-cell>
          <table:table-cell office:value-type="float" office:value="0.00129175186157227" calcext:value-type="float">
            <text:p>0.00129175186157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678300857543945" calcext:value-type="float">
            <text:p>0.000678300857544</text:p>
          </table:table-cell>
          <table:table-cell office:value-type="float" office:value="0.0103886127471924" calcext:value-type="float">
            <text:p>0.010388612747192</text:p>
          </table:table-cell>
          <table:table-cell office:value-type="float" office:value="0.0000629425048828125" calcext:value-type="float">
            <text:p>6.29E-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455379486083984" calcext:value-type="float">
            <text:p>4.55E-05</text:p>
          </table:table-cell>
          <table:table-cell office:value-type="float" office:value="0.000506401062011719" calcext:value-type="float">
            <text:p>0.000506401062012</text:p>
          </table:table-cell>
          <table:table-cell office:value-type="float" office:value="0.00838923454284668" calcext:value-type="float">
            <text:p>0.008389234542847</text:p>
          </table:table-cell>
          <table:table-cell office:value-type="float" office:value="0.000899791717529297" calcext:value-type="float">
            <text:p>0.00089979171752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554800033569336" calcext:value-type="float">
            <text:p>0.000554800033569</text:p>
          </table:table-cell>
          <table:table-cell office:value-type="float" office:value="0.00884199142456055" calcext:value-type="float">
            <text:p>0.008841991424561</text:p>
          </table:table-cell>
          <table:table-cell office:value-type="float" office:value="0.0000271797180175781" calcext:value-type="float">
            <text:p>2.72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586509704589844" calcext:value-type="float">
            <text:p>0.00058650970459</text:p>
          </table:table-cell>
          <table:table-cell office:value-type="float" office:value="0.0097804069519043" calcext:value-type="float">
            <text:p>0.009780406951904</text:p>
          </table:table-cell>
          <table:table-cell office:value-type="float" office:value="0.00101780891418457" calcext:value-type="float">
            <text:p>0.00101780891418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.00002288818359375" calcext:value-type="float">
            <text:p>2.29E-05</text:p>
          </table:table-cell>
          <table:table-cell office:value-type="float" office:value="0.000500202178955078" calcext:value-type="float">
            <text:p>0.000500202178955</text:p>
          </table:table-cell>
          <table:table-cell office:value-type="float" office:value="0.00876379013061523" calcext:value-type="float">
            <text:p>0.008763790130615</text:p>
          </table:table-cell>
          <table:table-cell office:value-type="float" office:value="0.0000433921813964844" calcext:value-type="float">
            <text:p>4.34E-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376701354980469" calcext:value-type="float">
            <text:p>3.77E-05</text:p>
          </table:table-cell>
          <table:table-cell office:value-type="float" office:value="0.000547170639038086" calcext:value-type="float">
            <text:p>0.000547170639038</text:p>
          </table:table-cell>
          <table:table-cell office:value-type="float" office:value="0.00852155685424805" calcext:value-type="float">
            <text:p>0.008521556854248</text:p>
          </table:table-cell>
          <table:table-cell office:value-type="float" office:value="0.00136637687683105" calcext:value-type="float">
            <text:p>0.00136637687683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00250339508056641" calcext:value-type="float">
            <text:p>2.50E-05</text:p>
          </table:table-cell>
          <table:table-cell office:value-type="float" office:value="0.000544548034667969" calcext:value-type="float">
            <text:p>0.000544548034668</text:p>
          </table:table-cell>
          <table:table-cell office:value-type="float" office:value="0.00866532325744629" calcext:value-type="float">
            <text:p>0.008665323257446</text:p>
          </table:table-cell>
          <table:table-cell office:value-type="float" office:value="0.0000402927398681641" calcext:value-type="float">
            <text:p>4.03E-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414848327636719" calcext:value-type="float">
            <text:p>4.15E-05</text:p>
          </table:table-cell>
          <table:table-cell office:value-type="float" office:value="0.00072932243347168" calcext:value-type="float">
            <text:p>0.000729322433472</text:p>
          </table:table-cell>
          <table:table-cell office:value-type="float" office:value="0.008514404296875" calcext:value-type="float">
            <text:p>0.008514404296875</text:p>
          </table:table-cell>
          <table:table-cell office:value-type="float" office:value="0.000876665115356445" calcext:value-type="float">
            <text:p>0.00087666511535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441074371337891" calcext:value-type="float">
            <text:p>0.000441074371338</text:p>
          </table:table-cell>
          <table:table-cell office:value-type="float" office:value="0.00790214538574219" calcext:value-type="float">
            <text:p>0.007902145385742</text:p>
          </table:table-cell>
          <table:table-cell office:value-type="float" office:value="0.0000250339508056641" calcext:value-type="float">
            <text:p>2.50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243186950683594" calcext:value-type="float">
            <text:p>2.43E-05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0955367088317871" calcext:value-type="float">
            <text:p>0.009553670883179</text:p>
          </table:table-cell>
          <table:table-cell office:value-type="float" office:value="0.000965595245361328" calcext:value-type="float">
            <text:p>0.00096559524536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0000236034393310547" calcext:value-type="float">
            <text:p>2.36E-05</text:p>
          </table:table-cell>
          <table:table-cell office:value-type="float" office:value="0.000771284103393555" calcext:value-type="float">
            <text:p>0.000771284103394</text:p>
          </table:table-cell>
          <table:table-cell office:value-type="float" office:value="0.00813984870910645" calcext:value-type="float">
            <text:p>0.008139848709106</text:p>
          </table:table-cell>
          <table:table-cell office:value-type="float" office:value="0.0000634193420410156" calcext:value-type="float">
            <text:p>6.34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566482543945313" calcext:value-type="float">
            <text:p>0.000566482543945</text:p>
          </table:table-cell>
          <table:table-cell office:value-type="float" office:value="0.00834441184997559" calcext:value-type="float">
            <text:p>0.008344411849976</text:p>
          </table:table-cell>
          <table:table-cell office:value-type="float" office:value="0.00107526779174805" calcext:value-type="float">
            <text:p>0.00107526779174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0245571136474609" calcext:value-type="float">
            <text:p>2.46E-05</text:p>
          </table:table-cell>
          <table:table-cell office:value-type="float" office:value="0.000460386276245117" calcext:value-type="float">
            <text:p>0.000460386276245</text:p>
          </table:table-cell>
          <table:table-cell office:value-type="float" office:value="0.00855517387390137" calcext:value-type="float">
            <text:p>0.008555173873901</text:p>
          </table:table-cell>
          <table:table-cell office:value-type="float" office:value="0.0000846385955810547" calcext:value-type="float">
            <text:p>8.46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374317169189453" calcext:value-type="float">
            <text:p>3.74E-05</text:p>
          </table:table-cell>
          <table:table-cell office:value-type="float" office:value="0.000572681427001953" calcext:value-type="float">
            <text:p>0.000572681427002</text:p>
          </table:table-cell>
          <table:table-cell office:value-type="float" office:value="0.00919795036315918" calcext:value-type="float">
            <text:p>0.009197950363159</text:p>
          </table:table-cell>
          <table:table-cell office:value-type="float" office:value="0.000891923904418945" calcext:value-type="float">
            <text:p>0.00089192390441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000255107879638672" calcext:value-type="float">
            <text:p>2.55E-05</text:p>
          </table:table-cell>
          <table:table-cell office:value-type="float" office:value="0.000451326370239258" calcext:value-type="float">
            <text:p>0.000451326370239</text:p>
          </table:table-cell>
          <table:table-cell office:value-type="float" office:value="0.0084230899810791" calcext:value-type="float">
            <text:p>0.008423089981079</text:p>
          </table:table-cell>
          <table:table-cell office:value-type="float" office:value="0.0000290870666503906" calcext:value-type="float">
            <text:p>2.91E-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240802764892578" calcext:value-type="float">
            <text:p>2.41E-05</text:p>
          </table:table-cell>
          <table:table-cell office:value-type="float" office:value="0.000460624694824219" calcext:value-type="float">
            <text:p>0.000460624694824</text:p>
          </table:table-cell>
          <table:table-cell office:value-type="float" office:value="0.00965380668640137" calcext:value-type="float">
            <text:p>0.009653806686401</text:p>
          </table:table-cell>
          <table:table-cell office:value-type="float" office:value="0.00110197067260742" calcext:value-type="float">
            <text:p>0.00110197067260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000259876251220703" calcext:value-type="float">
            <text:p>2.60E-05</text:p>
          </table:table-cell>
          <table:table-cell office:value-type="float" office:value="0.00064396858215332" calcext:value-type="float">
            <text:p>0.000643968582153</text:p>
          </table:table-cell>
          <table:table-cell office:value-type="float" office:value="0.00891184806823731" calcext:value-type="float">
            <text:p>0.008911848068237</text:p>
          </table:table-cell>
          <table:table-cell office:value-type="float" office:value="0.0000269412994384766" calcext:value-type="float">
            <text:p>2.69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516653060913086" calcext:value-type="float">
            <text:p>0.000516653060913</text:p>
          </table:table-cell>
          <table:table-cell office:value-type="float" office:value="0.00811338424682617" calcext:value-type="float">
            <text:p>0.008113384246826</text:p>
          </table:table-cell>
          <table:table-cell office:value-type="float" office:value="0.00083160400390625" calcext:value-type="float">
            <text:p>0.00083160400390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00369548797607422" calcext:value-type="float">
            <text:p>3.70E-05</text:p>
          </table:table-cell>
          <table:table-cell office:value-type="float" office:value="0.000675201416015625" calcext:value-type="float">
            <text:p>0.000675201416016</text:p>
          </table:table-cell>
          <table:table-cell office:value-type="float" office:value="0.00906825065612793" calcext:value-type="float">
            <text:p>0.009068250656128</text:p>
          </table:table-cell>
          <table:table-cell office:value-type="float" office:value="0.0000264644622802734" calcext:value-type="float">
            <text:p>2.65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245571136474609" calcext:value-type="float">
            <text:p>2.46E-05</text:p>
          </table:table-cell>
          <table:table-cell office:value-type="float" office:value="0.000571966171264648" calcext:value-type="float">
            <text:p>0.000571966171265</text:p>
          </table:table-cell>
          <table:table-cell office:value-type="float" office:value="0.00907444953918457" calcext:value-type="float">
            <text:p>0.009074449539185</text:p>
          </table:table-cell>
          <table:table-cell office:value-type="float" office:value="0.00113487243652344" calcext:value-type="float">
            <text:p>0.00113487243652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637292861938477" calcext:value-type="float">
            <text:p>0.000637292861938</text:p>
          </table:table-cell>
          <table:table-cell office:value-type="float" office:value="0.00895857810974121" calcext:value-type="float">
            <text:p>0.008958578109741</text:p>
          </table:table-cell>
          <table:table-cell office:value-type="float" office:value="0.0000617504119873047" calcext:value-type="float">
            <text:p>6.18E-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483036041259766" calcext:value-type="float">
            <text:p>0.00048303604126</text:p>
          </table:table-cell>
          <table:table-cell office:value-type="float" office:value="0.00913619995117188" calcext:value-type="float">
            <text:p>0.009136199951172</text:p>
          </table:table-cell>
          <table:table-cell office:value-type="float" office:value="0.00118160247802734" calcext:value-type="float">
            <text:p>0.00118160247802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577449798583984" calcext:value-type="float">
            <text:p>0.000577449798584</text:p>
          </table:table-cell>
          <table:table-cell office:value-type="float" office:value="0.00826358795166016" calcext:value-type="float">
            <text:p>0.00826358795166</text:p>
          </table:table-cell>
          <table:table-cell office:value-type="float" office:value="0.000026702880859375" calcext:value-type="float">
            <text:p>2.67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715017318725586" calcext:value-type="float">
            <text:p>0.000715017318726</text:p>
          </table:table-cell>
          <table:table-cell office:value-type="float" office:value="0.00844311714172363" calcext:value-type="float">
            <text:p>0.008443117141724</text:p>
          </table:table-cell>
          <table:table-cell office:value-type="float" office:value="0.000950813293457031" calcext:value-type="float">
            <text:p>0.00095081329345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0000245571136474609" calcext:value-type="float">
            <text:p>2.46E-05</text:p>
          </table:table-cell>
          <table:table-cell office:value-type="float" office:value="0.000545024871826172" calcext:value-type="float">
            <text:p>0.000545024871826</text:p>
          </table:table-cell>
          <table:table-cell office:value-type="float" office:value="0.00881552696228027" calcext:value-type="float">
            <text:p>0.00881552696228</text:p>
          </table:table-cell>
          <table:table-cell office:value-type="float" office:value="0.0000457763671875" calcext:value-type="float">
            <text:p>4.58E-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257492065429687" calcext:value-type="float">
            <text:p>2.57E-05</text:p>
          </table:table-cell>
          <table:table-cell office:value-type="float" office:value="0.00052952766418457" calcext:value-type="float">
            <text:p>0.000529527664185</text:p>
          </table:table-cell>
          <table:table-cell office:value-type="float" office:value="0.00955724716186523" calcext:value-type="float">
            <text:p>0.009557247161865</text:p>
          </table:table-cell>
          <table:table-cell office:value-type="float" office:value="0.00100898742675781" calcext:value-type="float">
            <text:p>0.00100898742675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.0000243186950683594" calcext:value-type="float">
            <text:p>2.43E-05</text:p>
          </table:table-cell>
          <table:table-cell office:value-type="float" office:value="0.000607490539550781" calcext:value-type="float">
            <text:p>0.000607490539551</text:p>
          </table:table-cell>
          <table:table-cell office:value-type="float" office:value="0.00872468948364258" calcext:value-type="float">
            <text:p>0.008724689483643</text:p>
          </table:table-cell>
          <table:table-cell office:value-type="float" office:value="0.0000469684600830078" calcext:value-type="float">
            <text:p>4.70E-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597715377807617" calcext:value-type="float">
            <text:p>0.000597715377808</text:p>
          </table:table-cell>
          <table:table-cell office:value-type="float" office:value="0.00914573669433594" calcext:value-type="float">
            <text:p>0.009145736694336</text:p>
          </table:table-cell>
          <table:table-cell office:value-type="float" office:value="0.00112700462341309" calcext:value-type="float">
            <text:p>0.00112700462341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0000252723693847656" calcext:value-type="float">
            <text:p>2.53E-05</text:p>
          </table:table-cell>
          <table:table-cell office:value-type="float" office:value="0.000619888305664063" calcext:value-type="float">
            <text:p>0.000619888305664</text:p>
          </table:table-cell>
          <table:table-cell office:value-type="float" office:value="0.00870656967163086" calcext:value-type="float">
            <text:p>0.008706569671631</text:p>
          </table:table-cell>
          <table:table-cell office:value-type="float" office:value="0.0000276565551757812" calcext:value-type="float">
            <text:p>2.77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571012496948242" calcext:value-type="float">
            <text:p>0.000571012496948</text:p>
          </table:table-cell>
          <table:table-cell office:value-type="float" office:value="0.00847339630126953" calcext:value-type="float">
            <text:p>0.00847339630127</text:p>
          </table:table-cell>
          <table:table-cell office:value-type="float" office:value="0.00104546546936035" calcext:value-type="float">
            <text:p>0.0010454654693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620603561401367" calcext:value-type="float">
            <text:p>0.000620603561401</text:p>
          </table:table-cell>
          <table:table-cell office:value-type="float" office:value="0.00855875015258789" calcext:value-type="float">
            <text:p>0.008558750152588</text:p>
          </table:table-cell>
          <table:table-cell office:value-type="float" office:value="0.000026702880859375" calcext:value-type="float">
            <text:p>2.67E-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255107879638672" calcext:value-type="float">
            <text:p>2.55E-05</text:p>
          </table:table-cell>
          <table:table-cell office:value-type="float" office:value="0.000578403472900391" calcext:value-type="float">
            <text:p>0.0005784034729</text:p>
          </table:table-cell>
          <table:table-cell office:value-type="float" office:value="0.00944924354553223" calcext:value-type="float">
            <text:p>0.009449243545532</text:p>
          </table:table-cell>
          <table:table-cell office:value-type="float" office:value="0.00102615356445313" calcext:value-type="float">
            <text:p>0.00102615356445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656366348266602" calcext:value-type="float">
            <text:p>0.000656366348267</text:p>
          </table:table-cell>
          <table:table-cell office:value-type="float" office:value="0.00845813751220703" calcext:value-type="float">
            <text:p>0.008458137512207</text:p>
          </table:table-cell>
          <table:table-cell office:value-type="float" office:value="0.0000276565551757812" calcext:value-type="float">
            <text:p>2.77E-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250339508056641" calcext:value-type="float">
            <text:p>2.50E-05</text:p>
          </table:table-cell>
          <table:table-cell office:value-type="float" office:value="0.000518560409545898" calcext:value-type="float">
            <text:p>0.000518560409546</text:p>
          </table:table-cell>
          <table:table-cell office:value-type="float" office:value="0.00927591323852539" calcext:value-type="float">
            <text:p>0.009275913238525</text:p>
          </table:table-cell>
          <table:table-cell office:value-type="float" office:value="0.00143742561340332" calcext:value-type="float">
            <text:p>0.00143742561340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0000247955322265625" calcext:value-type="float">
            <text:p>2.48E-05</text:p>
          </table:table-cell>
          <table:table-cell office:value-type="float" office:value="0.000571250915527344" calcext:value-type="float">
            <text:p>0.000571250915527</text:p>
          </table:table-cell>
          <table:table-cell office:value-type="float" office:value="0.00858497619628906" calcext:value-type="float">
            <text:p>0.008584976196289</text:p>
          </table:table-cell>
          <table:table-cell office:value-type="float" office:value="0.0000276565551757812" calcext:value-type="float">
            <text:p>2.77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565052032470703" calcext:value-type="float">
            <text:p>5.65E-05</text:p>
          </table:table-cell>
          <table:table-cell office:value-type="float" office:value="0.000819921493530273" calcext:value-type="float">
            <text:p>0.00081992149353</text:p>
          </table:table-cell>
          <table:table-cell office:value-type="float" office:value="0.00840616226196289" calcext:value-type="float">
            <text:p>0.008406162261963</text:p>
          </table:table-cell>
          <table:table-cell office:value-type="float" office:value="0.0010068416595459" calcext:value-type="float">
            <text:p>0.0010068416595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386238098144531" calcext:value-type="float">
            <text:p>3.86E-05</text:p>
          </table:table-cell>
          <table:table-cell office:value-type="float" office:value="0.000634431838989258" calcext:value-type="float">
            <text:p>0.000634431838989</text:p>
          </table:table-cell>
          <table:table-cell office:value-type="float" office:value="0.00818419456481934" calcext:value-type="float">
            <text:p>0.008184194564819</text:p>
          </table:table-cell>
          <table:table-cell office:value-type="float" office:value="0.0000269412994384766" calcext:value-type="float">
            <text:p>2.69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708103179931641" calcext:value-type="float">
            <text:p>7.08E-05</text:p>
          </table:table-cell>
          <table:table-cell office:value-type="float" office:value="0.000539541244506836" calcext:value-type="float">
            <text:p>0.000539541244507</text:p>
          </table:table-cell>
          <table:table-cell office:value-type="float" office:value="0.00977683067321777" calcext:value-type="float">
            <text:p>0.009776830673218</text:p>
          </table:table-cell>
          <table:table-cell office:value-type="float" office:value="0.00102901458740234" calcext:value-type="float">
            <text:p>0.00102901458740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0000243186950683594" calcext:value-type="float">
            <text:p>2.43E-05</text:p>
          </table:table-cell>
          <table:table-cell office:value-type="float" office:value="0.000682353973388672" calcext:value-type="float">
            <text:p>0.000682353973389</text:p>
          </table:table-cell>
          <table:table-cell office:value-type="float" office:value="0.00896906852722168" calcext:value-type="float">
            <text:p>0.008969068527222</text:p>
          </table:table-cell>
          <table:table-cell office:value-type="float" office:value="0.0000474452972412109" calcext:value-type="float">
            <text:p>4.74E-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3814697265625" calcext:value-type="float">
            <text:p>3.81E-05</text:p>
          </table:table-cell>
          <table:table-cell office:value-type="float" office:value="0.000462532043457031" calcext:value-type="float">
            <text:p>0.000462532043457</text:p>
          </table:table-cell>
          <table:table-cell office:value-type="float" office:value="0.00898957252502441" calcext:value-type="float">
            <text:p>0.008989572525024</text:p>
          </table:table-cell>
          <table:table-cell office:value-type="float" office:value="0.00120782852172852" calcext:value-type="float">
            <text:p>0.001207828521729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0000452995300292969" calcext:value-type="float">
            <text:p>4.53E-05</text:p>
          </table:table-cell>
          <table:table-cell office:value-type="float" office:value="0.000623464584350586" calcext:value-type="float">
            <text:p>0.000623464584351</text:p>
          </table:table-cell>
          <table:table-cell office:value-type="float" office:value="0.00867414474487305" calcext:value-type="float">
            <text:p>0.008674144744873</text:p>
          </table:table-cell>
          <table:table-cell office:value-type="float" office:value="0.0000476837158203125" calcext:value-type="float">
            <text:p>4.77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383853912353516" calcext:value-type="float">
            <text:p>3.84E-05</text:p>
          </table:table-cell>
          <table:table-cell office:value-type="float" office:value="0.000622749328613281" calcext:value-type="float">
            <text:p>0.000622749328613</text:p>
          </table:table-cell>
          <table:table-cell office:value-type="float" office:value="0.0138165950775146" calcext:value-type="float">
            <text:p>0.013816595077515</text:p>
          </table:table-cell>
          <table:table-cell office:value-type="float" office:value="0.00180697441101074" calcext:value-type="float">
            <text:p>0.00180697441101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0000264644622802734" calcext:value-type="float">
            <text:p>2.65E-05</text:p>
          </table:table-cell>
          <table:table-cell office:value-type="float" office:value="0.000656843185424805" calcext:value-type="float">
            <text:p>0.000656843185425</text:p>
          </table:table-cell>
          <table:table-cell office:value-type="float" office:value="0.00854849815368652" calcext:value-type="float">
            <text:p>0.008548498153687</text:p>
          </table:table-cell>
          <table:table-cell office:value-type="float" office:value="0.0000295639038085937" calcext:value-type="float">
            <text:p>2.96E-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450611114501953" calcext:value-type="float">
            <text:p>4.51E-05</text:p>
          </table:table-cell>
          <table:table-cell office:value-type="float" office:value="0.000799655914306641" calcext:value-type="float">
            <text:p>0.000799655914307</text:p>
          </table:table-cell>
          <table:table-cell office:value-type="float" office:value="0.00912737846374512" calcext:value-type="float">
            <text:p>0.009127378463745</text:p>
          </table:table-cell>
          <table:table-cell office:value-type="float" office:value="0.00112509727478027" calcext:value-type="float">
            <text:p>0.0011250972747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0000257492065429687" calcext:value-type="float">
            <text:p>2.57E-05</text:p>
          </table:table-cell>
          <table:table-cell office:value-type="float" office:value="0.000448465347290039" calcext:value-type="float">
            <text:p>0.00044846534729</text:p>
          </table:table-cell>
          <table:table-cell office:value-type="float" office:value="0.00855445861816406" calcext:value-type="float">
            <text:p>0.008554458618164</text:p>
          </table:table-cell>
          <table:table-cell office:value-type="float" office:value="0.0000438690185546875" calcext:value-type="float">
            <text:p>4.39E-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474214553833008" calcext:value-type="float">
            <text:p>0.000474214553833</text:p>
          </table:table-cell>
          <table:table-cell office:value-type="float" office:value="0.00805401802062988" calcext:value-type="float">
            <text:p>0.00805401802063</text:p>
          </table:table-cell>
          <table:table-cell office:value-type="float" office:value="0.00121068954467773" calcext:value-type="float">
            <text:p>0.00121068954467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0000400543212890625" calcext:value-type="float">
            <text:p>4.01E-05</text:p>
          </table:table-cell>
          <table:table-cell office:value-type="float" office:value="0.000532150268554688" calcext:value-type="float">
            <text:p>0.000532150268555</text:p>
          </table:table-cell>
          <table:table-cell office:value-type="float" office:value="0.0084836483001709" calcext:value-type="float">
            <text:p>0.008483648300171</text:p>
          </table:table-cell>
          <table:table-cell office:value-type="float" office:value="0.0000281333923339844" calcext:value-type="float">
            <text:p>2.81E-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452280044555664" calcext:value-type="float">
            <text:p>0.000452280044556</text:p>
          </table:table-cell>
          <table:table-cell office:value-type="float" office:value="0.00775218009948731" calcext:value-type="float">
            <text:p>0.007752180099487</text:p>
          </table:table-cell>
          <table:table-cell office:value-type="float" office:value="0.00137138366699219" calcext:value-type="float">
            <text:p>0.00137138366699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536203384399414" calcext:value-type="float">
            <text:p>0.000536203384399</text:p>
          </table:table-cell>
          <table:table-cell office:value-type="float" office:value="0.00884890556335449" calcext:value-type="float">
            <text:p>0.008848905563355</text:p>
          </table:table-cell>
          <table:table-cell office:value-type="float" office:value="0.0000622272491455078" calcext:value-type="float">
            <text:p>6.22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52995300292969" calcext:value-type="float">
            <text:p>4.53E-05</text:p>
          </table:table-cell>
          <table:table-cell office:value-type="float" office:value="0.00056767463684082" calcext:value-type="float">
            <text:p>0.000567674636841</text:p>
          </table:table-cell>
          <table:table-cell office:value-type="float" office:value="0.00968766212463379" calcext:value-type="float">
            <text:p>0.009687662124634</text:p>
          </table:table-cell>
          <table:table-cell office:value-type="float" office:value="0.00105857849121094" calcext:value-type="float">
            <text:p>0.00105857849121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.0000386238098144531" calcext:value-type="float">
            <text:p>3.86E-05</text:p>
          </table:table-cell>
          <table:table-cell office:value-type="float" office:value="0.000490665435791016" calcext:value-type="float">
            <text:p>0.000490665435791</text:p>
          </table:table-cell>
          <table:table-cell office:value-type="float" office:value="0.00833463668823242" calcext:value-type="float">
            <text:p>0.008334636688232</text:p>
          </table:table-cell>
          <table:table-cell office:value-type="float" office:value="0.0000298023223876953" calcext:value-type="float">
            <text:p>2.98E-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472068786621094" calcext:value-type="float">
            <text:p>0.000472068786621</text:p>
          </table:table-cell>
          <table:table-cell office:value-type="float" office:value="0.00942564010620117" calcext:value-type="float">
            <text:p>0.009425640106201</text:p>
          </table:table-cell>
          <table:table-cell office:value-type="float" office:value="0.00108480453491211" calcext:value-type="float">
            <text:p>0.0010848045349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0000255107879638672" calcext:value-type="float">
            <text:p>2.55E-05</text:p>
          </table:table-cell>
          <table:table-cell office:value-type="float" office:value="0.000414848327636719" calcext:value-type="float">
            <text:p>0.000414848327637</text:p>
          </table:table-cell>
          <table:table-cell office:value-type="float" office:value="0.0087590217590332" calcext:value-type="float">
            <text:p>0.008759021759033</text:p>
          </table:table-cell>
          <table:table-cell office:value-type="float" office:value="0.0000617504119873047" calcext:value-type="float">
            <text:p>6.18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474214553833008" calcext:value-type="float">
            <text:p>0.000474214553833</text:p>
          </table:table-cell>
          <table:table-cell office:value-type="float" office:value="0.00833439826965332" calcext:value-type="float">
            <text:p>0.008334398269653</text:p>
          </table:table-cell>
          <table:table-cell office:value-type="float" office:value="0.00104093551635742" calcext:value-type="float">
            <text:p>0.001040935516357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0000391006469726562" calcext:value-type="float">
            <text:p>3.91E-05</text:p>
          </table:table-cell>
          <table:table-cell office:value-type="float" office:value="0.000489473342895508" calcext:value-type="float">
            <text:p>0.000489473342896</text:p>
          </table:table-cell>
          <table:table-cell office:value-type="float" office:value="0.00853109359741211" calcext:value-type="float">
            <text:p>0.008531093597412</text:p>
          </table:table-cell>
          <table:table-cell office:value-type="float" office:value="0.0000281333923339844" calcext:value-type="float">
            <text:p>2.81E-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269412994384766" calcext:value-type="float">
            <text:p>2.69E-05</text:p>
          </table:table-cell>
          <table:table-cell office:value-type="float" office:value="0.000418663024902344" calcext:value-type="float">
            <text:p>0.000418663024902</text:p>
          </table:table-cell>
          <table:table-cell office:value-type="float" office:value="0.00981640815734863" calcext:value-type="float">
            <text:p>0.009816408157349</text:p>
          </table:table-cell>
          <table:table-cell office:value-type="float" office:value="0.000988960266113281" calcext:value-type="float">
            <text:p>0.00098896026611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257492065429687" calcext:value-type="float">
            <text:p>2.57E-05</text:p>
          </table:table-cell>
          <table:table-cell office:value-type="float" office:value="0.000486612319946289" calcext:value-type="float">
            <text:p>0.000486612319946</text:p>
          </table:table-cell>
          <table:table-cell office:value-type="float" office:value="0.0087132453918457" calcext:value-type="float">
            <text:p>0.008713245391846</text:p>
          </table:table-cell>
          <table:table-cell office:value-type="float" office:value="0.0000422000885009766" calcext:value-type="float">
            <text:p>4.22E-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440359115600586" calcext:value-type="float">
            <text:p>0.000440359115601</text:p>
          </table:table-cell>
          <table:table-cell office:value-type="float" office:value="0.00931119918823242" calcext:value-type="float">
            <text:p>0.009311199188232</text:p>
          </table:table-cell>
          <table:table-cell office:value-type="float" office:value="0.00108098983764648" calcext:value-type="float">
            <text:p>0.00108098983764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475168228149414" calcext:value-type="float">
            <text:p>0.000475168228149</text:p>
          </table:table-cell>
          <table:table-cell office:value-type="float" office:value="0.00849294662475586" calcext:value-type="float">
            <text:p>0.008492946624756</text:p>
          </table:table-cell>
          <table:table-cell office:value-type="float" office:value="0.0000512599945068359" calcext:value-type="float">
            <text:p>5.13E-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250339508056641" calcext:value-type="float">
            <text:p>2.50E-05</text:p>
          </table:table-cell>
          <table:table-cell office:value-type="float" office:value="0.000494718551635742" calcext:value-type="float">
            <text:p>0.000494718551636</text:p>
          </table:table-cell>
          <table:table-cell office:value-type="float" office:value="0.00846552848815918" calcext:value-type="float">
            <text:p>0.008465528488159</text:p>
          </table:table-cell>
          <table:table-cell office:value-type="float" office:value="0.00104141235351563" calcext:value-type="float">
            <text:p>0.001041412353516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496625900268555" calcext:value-type="float">
            <text:p>0.000496625900269</text:p>
          </table:table-cell>
          <table:table-cell office:value-type="float" office:value="0.00848269462585449" calcext:value-type="float">
            <text:p>0.008482694625855</text:p>
          </table:table-cell>
          <table:table-cell office:value-type="float" office:value="0.0000290870666503906" calcext:value-type="float">
            <text:p>2.91E-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448226928710938" calcext:value-type="float">
            <text:p>4.48E-05</text:p>
          </table:table-cell>
          <table:table-cell office:value-type="float" office:value="0.000423908233642578" calcext:value-type="float">
            <text:p>0.000423908233643</text:p>
          </table:table-cell>
          <table:table-cell office:value-type="float" office:value="0.0124738216400146" calcext:value-type="float">
            <text:p>0.012473821640015</text:p>
          </table:table-cell>
          <table:table-cell office:value-type="float" office:value="0.00197553634643555" calcext:value-type="float">
            <text:p>0.001975536346436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0000259876251220703" calcext:value-type="float">
            <text:p>2.60E-05</text:p>
          </table:table-cell>
          <table:table-cell office:value-type="float" office:value="0.000433444976806641" calcext:value-type="float">
            <text:p>0.000433444976807</text:p>
          </table:table-cell>
          <table:table-cell office:value-type="float" office:value="0.00910472869873047" calcext:value-type="float">
            <text:p>0.00910472869873</text:p>
          </table:table-cell>
          <table:table-cell office:value-type="float" office:value="0.0000782012939453125" calcext:value-type="float">
            <text:p>7.82E-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755071640014648" calcext:value-type="float">
            <text:p>0.000755071640015</text:p>
          </table:table-cell>
          <table:table-cell office:value-type="float" office:value="0.0125010013580322" calcext:value-type="float">
            <text:p>0.012501001358032</text:p>
          </table:table-cell>
          <table:table-cell office:value-type="float" office:value="0.00116682052612305" calcext:value-type="float">
            <text:p>0.00116682052612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429153442382813" calcext:value-type="float">
            <text:p>0.000429153442383</text:p>
          </table:table-cell>
          <table:table-cell office:value-type="float" office:value="0.00876450538635254" calcext:value-type="float">
            <text:p>0.008764505386353</text:p>
          </table:table-cell>
          <table:table-cell office:value-type="float" office:value="0.0000293254852294922" calcext:value-type="float">
            <text:p>2.93E-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271797180175781" calcext:value-type="float">
            <text:p>2.72E-05</text:p>
          </table:table-cell>
          <table:table-cell office:value-type="float" office:value="0.000554561614990234" calcext:value-type="float">
            <text:p>0.00055456161499</text:p>
          </table:table-cell>
          <table:table-cell office:value-type="float" office:value="0.00821375846862793" calcext:value-type="float">
            <text:p>0.008213758468628</text:p>
          </table:table-cell>
          <table:table-cell office:value-type="float" office:value="0.00103545188903809" calcext:value-type="float">
            <text:p>0.00103545188903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0.0000259876251220703" calcext:value-type="float">
            <text:p>2.60E-05</text:p>
          </table:table-cell>
          <table:table-cell office:value-type="float" office:value="0.000474929809570313" calcext:value-type="float">
            <text:p>0.00047492980957</text:p>
          </table:table-cell>
          <table:table-cell office:value-type="float" office:value="0.00863218307495117" calcext:value-type="float">
            <text:p>0.008632183074951</text:p>
          </table:table-cell>
          <table:table-cell office:value-type="float" office:value="0.0000283718109130859" calcext:value-type="float">
            <text:p>2.84E-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257492065429687" calcext:value-type="float">
            <text:p>2.57E-05</text:p>
          </table:table-cell>
          <table:table-cell office:value-type="float" office:value="0.000530481338500977" calcext:value-type="float">
            <text:p>0.000530481338501</text:p>
          </table:table-cell>
          <table:table-cell office:value-type="float" office:value="0.0082402229309082" calcext:value-type="float">
            <text:p>0.008240222930908</text:p>
          </table:table-cell>
          <table:table-cell office:value-type="float" office:value="0.00114536285400391" calcext:value-type="float">
            <text:p>0.00114536285400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0000393390655517578" calcext:value-type="float">
            <text:p>3.93E-05</text:p>
          </table:table-cell>
          <table:table-cell office:value-type="float" office:value="0.000571966171264648" calcext:value-type="float">
            <text:p>0.000571966171265</text:p>
          </table:table-cell>
          <table:table-cell office:value-type="float" office:value="0.00853323936462402" calcext:value-type="float">
            <text:p>0.008533239364624</text:p>
          </table:table-cell>
          <table:table-cell office:value-type="float" office:value="0.0000302791595458984" calcext:value-type="float">
            <text:p>3.03E-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259876251220703" calcext:value-type="float">
            <text:p>2.60E-05</text:p>
          </table:table-cell>
          <table:table-cell office:value-type="float" office:value="0.000483274459838867" calcext:value-type="float">
            <text:p>0.000483274459839</text:p>
          </table:table-cell>
          <table:table-cell office:value-type="float" office:value="0.00972199440002441" calcext:value-type="float">
            <text:p>0.009721994400024</text:p>
          </table:table-cell>
          <table:table-cell office:value-type="float" office:value="0.00122737884521484" calcext:value-type="float">
            <text:p>0.00122737884521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.0000276565551757812" calcext:value-type="float">
            <text:p>2.77E-05</text:p>
          </table:table-cell>
          <table:table-cell office:value-type="float" office:value="0.000402688980102539" calcext:value-type="float">
            <text:p>0.000402688980103</text:p>
          </table:table-cell>
          <table:table-cell office:value-type="float" office:value="0.00894975662231445" calcext:value-type="float">
            <text:p>0.008949756622314</text:p>
          </table:table-cell>
          <table:table-cell office:value-type="float" office:value="0.0000293254852294922" calcext:value-type="float">
            <text:p>2.93E-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815391540527344" calcext:value-type="float">
            <text:p>8.15E-05</text:p>
          </table:table-cell>
          <table:table-cell office:value-type="float" office:value="0.000640630722045898" calcext:value-type="float">
            <text:p>0.000640630722046</text:p>
          </table:table-cell>
          <table:table-cell office:value-type="float" office:value="0.00980615615844727" calcext:value-type="float">
            <text:p>0.009806156158447</text:p>
          </table:table-cell>
          <table:table-cell office:value-type="float" office:value="0.00125813484191895" calcext:value-type="float">
            <text:p>0.001258134841919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533580780029297" calcext:value-type="float">
            <text:p>0.000533580780029</text:p>
          </table:table-cell>
          <table:table-cell office:value-type="float" office:value="0.00916576385498047" calcext:value-type="float">
            <text:p>0.00916576385498</text:p>
          </table:table-cell>
          <table:table-cell office:value-type="float" office:value="0.0000493526458740234" calcext:value-type="float">
            <text:p>4.94E-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274181365966797" calcext:value-type="float">
            <text:p>2.74E-05</text:p>
          </table:table-cell>
          <table:table-cell office:value-type="float" office:value="0.000736474990844727" calcext:value-type="float">
            <text:p>0.000736474990845</text:p>
          </table:table-cell>
          <table:table-cell office:value-type="float" office:value="0.00847601890563965" calcext:value-type="float">
            <text:p>0.00847601890564</text:p>
          </table:table-cell>
          <table:table-cell office:value-type="float" office:value="0.00128865242004395" calcext:value-type="float">
            <text:p>0.001288652420044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608921051025391" calcext:value-type="float">
            <text:p>0.000608921051025</text:p>
          </table:table-cell>
          <table:table-cell office:value-type="float" office:value="0.00866532325744629" calcext:value-type="float">
            <text:p>0.008665323257446</text:p>
          </table:table-cell>
          <table:table-cell office:value-type="float" office:value="0.0000312328338623047" calcext:value-type="float">
            <text:p>3.12E-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262260437011719" calcext:value-type="float">
            <text:p>2.62E-05</text:p>
          </table:table-cell>
          <table:table-cell office:value-type="float" office:value="0.000640869140625" calcext:value-type="float">
            <text:p>0.000640869140625</text:p>
          </table:table-cell>
          <table:table-cell office:value-type="float" office:value="0.0110952854156494" calcext:value-type="float">
            <text:p>0.01109528541565</text:p>
          </table:table-cell>
          <table:table-cell office:value-type="float" office:value="0.00109195709228516" calcext:value-type="float">
            <text:p>0.00109195709228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420331954956055" calcext:value-type="float">
            <text:p>0.000420331954956</text:p>
          </table:table-cell>
          <table:table-cell office:value-type="float" office:value="0.00927829742431641" calcext:value-type="float">
            <text:p>0.009278297424316</text:p>
          </table:table-cell>
          <table:table-cell office:value-type="float" office:value="0.0000329017639160156" calcext:value-type="float">
            <text:p>3.29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264644622802734" calcext:value-type="float">
            <text:p>2.65E-05</text:p>
          </table:table-cell>
          <table:table-cell office:value-type="float" office:value="0.000468969345092773" calcext:value-type="float">
            <text:p>0.000468969345093</text:p>
          </table:table-cell>
          <table:table-cell office:value-type="float" office:value="0.00928902626037598" calcext:value-type="float">
            <text:p>0.009289026260376</text:p>
          </table:table-cell>
          <table:table-cell office:value-type="float" office:value="0.00120806694030762" calcext:value-type="float">
            <text:p>0.001208066940308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.0000276565551757812" calcext:value-type="float">
            <text:p>2.77E-05</text:p>
          </table:table-cell>
          <table:table-cell office:value-type="float" office:value="0.000511407852172852" calcext:value-type="float">
            <text:p>0.000511407852173</text:p>
          </table:table-cell>
          <table:table-cell office:value-type="float" office:value="0.00833630561828613" calcext:value-type="float">
            <text:p>0.008336305618286</text:p>
          </table:table-cell>
          <table:table-cell office:value-type="float" office:value="0.0000593662261962891" calcext:value-type="float">
            <text:p>5.94E-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274181365966797" calcext:value-type="float">
            <text:p>2.74E-05</text:p>
          </table:table-cell>
          <table:table-cell office:value-type="float" office:value="0.000487565994262695" calcext:value-type="float">
            <text:p>0.000487565994263</text:p>
          </table:table-cell>
          <table:table-cell office:value-type="float" office:value="0.00837349891662598" calcext:value-type="float">
            <text:p>0.008373498916626</text:p>
          </table:table-cell>
          <table:table-cell office:value-type="float" office:value="0.00116324424743652" calcext:value-type="float">
            <text:p>0.00116324424743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0000269412994384766" calcext:value-type="float">
            <text:p>2.69E-05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846481323242188" calcext:value-type="float">
            <text:p>0.008464813232422</text:p>
          </table:table-cell>
          <table:table-cell office:value-type="float" office:value="0.000049591064453125" calcext:value-type="float">
            <text:p>4.96E-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525712966918945" calcext:value-type="float">
            <text:p>0.000525712966919</text:p>
          </table:table-cell>
          <table:table-cell office:value-type="float" office:value="0.0134909152984619" calcext:value-type="float">
            <text:p>0.013490915298462</text:p>
          </table:table-cell>
          <table:table-cell office:value-type="float" office:value="0.00197839736938477" calcext:value-type="float">
            <text:p>0.0019783973693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722646713256836" calcext:value-type="float">
            <text:p>0.000722646713257</text:p>
          </table:table-cell>
          <table:table-cell office:value-type="float" office:value="0.00832414627075195" calcext:value-type="float">
            <text:p>0.008324146270752</text:p>
          </table:table-cell>
          <table:table-cell office:value-type="float" office:value="0.0000493526458740234" calcext:value-type="float">
            <text:p>4.94E-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479221343994141" calcext:value-type="float">
            <text:p>4.79E-05</text:p>
          </table:table-cell>
          <table:table-cell office:value-type="float" office:value="0.000733375549316406" calcext:value-type="float">
            <text:p>0.000733375549316</text:p>
          </table:table-cell>
          <table:table-cell office:value-type="float" office:value="0.0127949714660645" calcext:value-type="float">
            <text:p>0.012794971466065</text:p>
          </table:table-cell>
          <table:table-cell office:value-type="float" office:value="0.00125694274902344" calcext:value-type="float">
            <text:p>0.00125694274902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0000274181365966797" calcext:value-type="float">
            <text:p>2.74E-05</text:p>
          </table:table-cell>
          <table:table-cell office:value-type="float" office:value="0.000559329986572266" calcext:value-type="float">
            <text:p>0.000559329986572</text:p>
          </table:table-cell>
          <table:table-cell office:value-type="float" office:value="0.00911521911621094" calcext:value-type="float">
            <text:p>0.009115219116211</text:p>
          </table:table-cell>
          <table:table-cell office:value-type="float" office:value="0.0000684261322021484" calcext:value-type="float">
            <text:p>6.84E-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26702880859375" calcext:value-type="float">
            <text:p>2.67E-05</text:p>
          </table:table-cell>
          <table:table-cell office:value-type="float" office:value="0.000541210174560547" calcext:value-type="float">
            <text:p>0.000541210174561</text:p>
          </table:table-cell>
          <table:table-cell office:value-type="float" office:value="0.00801444053649902" calcext:value-type="float">
            <text:p>0.008014440536499</text:p>
          </table:table-cell>
          <table:table-cell office:value-type="float" office:value="0.0012507438659668" calcext:value-type="float">
            <text:p>0.00125074386596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.0000410079956054688" calcext:value-type="float">
            <text:p>4.10E-05</text:p>
          </table:table-cell>
          <table:table-cell office:value-type="float" office:value="0.00070643424987793" calcext:value-type="float">
            <text:p>0.000706434249878</text:p>
          </table:table-cell>
          <table:table-cell office:value-type="float" office:value="0.00870037078857422" calcext:value-type="float">
            <text:p>0.008700370788574</text:p>
          </table:table-cell>
          <table:table-cell office:value-type="float" office:value="0.000049591064453125" calcext:value-type="float">
            <text:p>4.96E-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631809234619141" calcext:value-type="float">
            <text:p>6.32E-05</text:p>
          </table:table-cell>
          <table:table-cell office:value-type="float" office:value="0.000576496124267578" calcext:value-type="float">
            <text:p>0.000576496124268</text:p>
          </table:table-cell>
          <table:table-cell office:value-type="float" office:value="0.0088801383972168" calcext:value-type="float">
            <text:p>0.008880138397217</text:p>
          </table:table-cell>
          <table:table-cell office:value-type="float" office:value="0.00148296356201172" calcext:value-type="float">
            <text:p>0.00148296356201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0000469684600830078" calcext:value-type="float">
            <text:p>4.70E-05</text:p>
          </table:table-cell>
          <table:table-cell office:value-type="float" office:value="0.000671863555908203" calcext:value-type="float">
            <text:p>0.000671863555908</text:p>
          </table:table-cell>
          <table:table-cell office:value-type="float" office:value="0.00836682319641113" calcext:value-type="float">
            <text:p>0.008366823196411</text:p>
          </table:table-cell>
          <table:table-cell office:value-type="float" office:value="0.0000722408294677734" calcext:value-type="float">
            <text:p>7.22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422000885009766" calcext:value-type="float">
            <text:p>4.22E-05</text:p>
          </table:table-cell>
          <table:table-cell office:value-type="float" office:value="0.000519275665283203" calcext:value-type="float">
            <text:p>0.000519275665283</text:p>
          </table:table-cell>
          <table:table-cell office:value-type="float" office:value="0.0083768367767334" calcext:value-type="float">
            <text:p>0.008376836776733</text:p>
          </table:table-cell>
          <table:table-cell office:value-type="float" office:value="0.00123143196105957" calcext:value-type="float">
            <text:p>0.0012314319610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.0000395774841308594" calcext:value-type="float">
            <text:p>3.96E-05</text:p>
          </table:table-cell>
          <table:table-cell office:value-type="float" office:value="0.000466346740722656" calcext:value-type="float">
            <text:p>0.000466346740723</text:p>
          </table:table-cell>
          <table:table-cell office:value-type="float" office:value="0.00981760025024414" calcext:value-type="float">
            <text:p>0.009817600250244</text:p>
          </table:table-cell>
          <table:table-cell office:value-type="float" office:value="0.000057220458984375" calcext:value-type="float">
            <text:p>5.72E-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527620315551758" calcext:value-type="float">
            <text:p>0.000527620315552</text:p>
          </table:table-cell>
          <table:table-cell office:value-type="float" office:value="0.00977802276611328" calcext:value-type="float">
            <text:p>0.009778022766113</text:p>
          </table:table-cell>
          <table:table-cell office:value-type="float" office:value="0.00128722190856934" calcext:value-type="float">
            <text:p>0.00128722190856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0000395774841308594" calcext:value-type="float">
            <text:p>3.96E-05</text:p>
          </table:table-cell>
          <table:table-cell office:value-type="float" office:value="0.000536680221557617" calcext:value-type="float">
            <text:p>0.000536680221558</text:p>
          </table:table-cell>
          <table:table-cell office:value-type="float" office:value="0.00863742828369141" calcext:value-type="float">
            <text:p>0.008637428283691</text:p>
          </table:table-cell>
          <table:table-cell office:value-type="float" office:value="0.0000314712524414062" calcext:value-type="float">
            <text:p>3.15E-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544071197509766" calcext:value-type="float">
            <text:p>0.00054407119751</text:p>
          </table:table-cell>
          <table:table-cell office:value-type="float" office:value="0.00892734527587891" calcext:value-type="float">
            <text:p>0.008927345275879</text:p>
          </table:table-cell>
          <table:table-cell office:value-type="float" office:value="0.00147533416748047" calcext:value-type="float">
            <text:p>0.0014753341674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664710998535156" calcext:value-type="float">
            <text:p>0.000664710998535</text:p>
          </table:table-cell>
          <table:table-cell office:value-type="float" office:value="0.00934433937072754" calcext:value-type="float">
            <text:p>0.009344339370728</text:p>
          </table:table-cell>
          <table:table-cell office:value-type="float" office:value="0.0000615119934082031" calcext:value-type="float">
            <text:p>6.15E-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276565551757812" calcext:value-type="float">
            <text:p>2.77E-05</text:p>
          </table:table-cell>
          <table:table-cell office:value-type="float" office:value="0.000527381896972656" calcext:value-type="float">
            <text:p>0.000527381896973</text:p>
          </table:table-cell>
          <table:table-cell office:value-type="float" office:value="0.00842928886413574" calcext:value-type="float">
            <text:p>0.008429288864136</text:p>
          </table:table-cell>
          <table:table-cell office:value-type="float" office:value="0.00120711326599121" calcext:value-type="float">
            <text:p>0.0012071132659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616073608398438" calcext:value-type="float">
            <text:p>0.000616073608398</text:p>
          </table:table-cell>
          <table:table-cell office:value-type="float" office:value="0.00844979286193848" calcext:value-type="float">
            <text:p>0.008449792861938</text:p>
          </table:table-cell>
          <table:table-cell office:value-type="float" office:value="0.0000324249267578125" calcext:value-type="float">
            <text:p>3.24E-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71797180175781" calcext:value-type="float">
            <text:p>2.72E-05</text:p>
          </table:table-cell>
          <table:table-cell office:value-type="float" office:value="0.000497817993164063" calcext:value-type="float">
            <text:p>0.000497817993164</text:p>
          </table:table-cell>
          <table:table-cell office:value-type="float" office:value="0.0107729434967041" calcext:value-type="float">
            <text:p>0.010772943496704</text:p>
          </table:table-cell>
          <table:table-cell office:value-type="float" office:value="0.00118160247802734" calcext:value-type="float">
            <text:p>0.00118160247802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0000276565551757812" calcext:value-type="float">
            <text:p>2.77E-05</text:p>
          </table:table-cell>
          <table:table-cell office:value-type="float" office:value="0.000464677810668945" calcext:value-type="float">
            <text:p>0.000464677810669</text:p>
          </table:table-cell>
          <table:table-cell office:value-type="float" office:value="0.00857281684875488" calcext:value-type="float">
            <text:p>0.008572816848755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3814697265625" calcext:value-type="float">
            <text:p>3.81E-05</text:p>
          </table:table-cell>
          <table:table-cell office:value-type="float" office:value="0.00054621696472168" calcext:value-type="float">
            <text:p>0.000546216964722</text:p>
          </table:table-cell>
          <table:table-cell office:value-type="float" office:value="0.0092611312866211" calcext:value-type="float">
            <text:p>0.009261131286621</text:p>
          </table:table-cell>
          <table:table-cell office:value-type="float" office:value="0.00229191780090332" calcext:value-type="float">
            <text:p>0.002291917800903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0000412464141845703" calcext:value-type="float">
            <text:p>4.12E-05</text:p>
          </table:table-cell>
          <table:table-cell office:value-type="float" office:value="0.000611066818237305" calcext:value-type="float">
            <text:p>0.000611066818237</text:p>
          </table:table-cell>
          <table:table-cell office:value-type="float" office:value="0.00858139991760254" calcext:value-type="float">
            <text:p>0.008581399917603</text:p>
          </table:table-cell>
          <table:table-cell office:value-type="float" office:value="0.0000514984130859375" calcext:value-type="float">
            <text:p>5.15E-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424385070800781" calcext:value-type="float">
            <text:p>4.24E-05</text:p>
          </table:table-cell>
          <table:table-cell office:value-type="float" office:value="0.000819683074951172" calcext:value-type="float">
            <text:p>0.000819683074951</text:p>
          </table:table-cell>
          <table:table-cell office:value-type="float" office:value="0.00918292999267578" calcext:value-type="float">
            <text:p>0.009182929992676</text:p>
          </table:table-cell>
          <table:table-cell office:value-type="float" office:value="0.00138616561889648" calcext:value-type="float">
            <text:p>0.00138616561889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6004524230957" calcext:value-type="float">
            <text:p>0.00056004524231</text:p>
          </table:table-cell>
          <table:table-cell office:value-type="float" office:value="0.00897216796875" calcext:value-type="float">
            <text:p>0.00897216796875</text:p>
          </table:table-cell>
          <table:table-cell office:value-type="float" office:value="0.00008392333984375" calcext:value-type="float">
            <text:p>8.39E-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538825988769531" calcext:value-type="float">
            <text:p>5.39E-05</text:p>
          </table:table-cell>
          <table:table-cell office:value-type="float" office:value="0.000507354736328125" calcext:value-type="float">
            <text:p>0.000507354736328</text:p>
          </table:table-cell>
          <table:table-cell office:value-type="float" office:value="0.00944566726684571" calcext:value-type="float">
            <text:p>0.009445667266846</text:p>
          </table:table-cell>
          <table:table-cell office:value-type="float" office:value="0.00130605697631836" calcext:value-type="float">
            <text:p>0.0013060569763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574588775634766" calcext:value-type="float">
            <text:p>0.000574588775635</text:p>
          </table:table-cell>
          <table:table-cell office:value-type="float" office:value="0.00956034660339356" calcext:value-type="float">
            <text:p>0.009560346603394</text:p>
          </table:table-cell>
          <table:table-cell office:value-type="float" office:value="0.0000314712524414062" calcext:value-type="float">
            <text:p>3.15E-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638961791992187" calcext:value-type="float">
            <text:p>6.39E-05</text:p>
          </table:table-cell>
          <table:table-cell office:value-type="float" office:value="0.000534534454345703" calcext:value-type="float">
            <text:p>0.000534534454346</text:p>
          </table:table-cell>
          <table:table-cell office:value-type="float" office:value="0.0100839138031006" calcext:value-type="float">
            <text:p>0.010083913803101</text:p>
          </table:table-cell>
          <table:table-cell office:value-type="float" office:value="0.00141000747680664" calcext:value-type="float">
            <text:p>0.00141000747680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0000281333923339844" calcext:value-type="float">
            <text:p>2.81E-05</text:p>
          </table:table-cell>
          <table:table-cell office:value-type="float" office:value="0.000444889068603516" calcext:value-type="float">
            <text:p>0.000444889068604</text:p>
          </table:table-cell>
          <table:table-cell office:value-type="float" office:value="0.00842928886413574" calcext:value-type="float">
            <text:p>0.008429288864136</text:p>
          </table:table-cell>
          <table:table-cell office:value-type="float" office:value="0.0000662803649902344" calcext:value-type="float">
            <text:p>6.63E-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488758087158203" calcext:value-type="float">
            <text:p>4.89E-05</text:p>
          </table:table-cell>
          <table:table-cell office:value-type="float" office:value="0.000494241714477539" calcext:value-type="float">
            <text:p>0.000494241714478</text:p>
          </table:table-cell>
          <table:table-cell office:value-type="float" office:value="0.00850820541381836" calcext:value-type="float">
            <text:p>0.008508205413818</text:p>
          </table:table-cell>
          <table:table-cell office:value-type="float" office:value="0.00206756591796875" calcext:value-type="float">
            <text:p>0.00206756591796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30481338500977" calcext:value-type="float">
            <text:p>0.000530481338501</text:p>
          </table:table-cell>
          <table:table-cell office:value-type="float" office:value="0.00874018669128418" calcext:value-type="float">
            <text:p>0.008740186691284</text:p>
          </table:table-cell>
          <table:table-cell office:value-type="float" office:value="0.0000319480895996094" calcext:value-type="float">
            <text:p>3.19E-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500679016113281" calcext:value-type="float">
            <text:p>5.01E-05</text:p>
          </table:table-cell>
          <table:table-cell office:value-type="float" office:value="0.000649690628051758" calcext:value-type="float">
            <text:p>0.000649690628052</text:p>
          </table:table-cell>
          <table:table-cell office:value-type="float" office:value="0.0138115882873535" calcext:value-type="float">
            <text:p>0.013811588287354</text:p>
          </table:table-cell>
          <table:table-cell office:value-type="float" office:value="0.0022120475769043" calcext:value-type="float">
            <text:p>0.00221204757690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433683395385742" calcext:value-type="float">
            <text:p>0.000433683395386</text:p>
          </table:table-cell>
          <table:table-cell office:value-type="float" office:value="0.00850486755371094" calcext:value-type="float">
            <text:p>0.008504867553711</text:p>
          </table:table-cell>
          <table:table-cell office:value-type="float" office:value="0.0000295639038085937" calcext:value-type="float">
            <text:p>2.96E-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522136688232422" calcext:value-type="float">
            <text:p>5.22E-05</text:p>
          </table:table-cell>
          <table:table-cell office:value-type="float" office:value="0.000841140747070313" calcext:value-type="float">
            <text:p>0.00084114074707</text:p>
          </table:table-cell>
          <table:table-cell office:value-type="float" office:value="0.0116426944732666" calcext:value-type="float">
            <text:p>0.011642694473267</text:p>
          </table:table-cell>
          <table:table-cell office:value-type="float" office:value="0.0015416145324707" calcext:value-type="float">
            <text:p>0.00154161453247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000400543212890625" calcext:value-type="float">
            <text:p>4.01E-05</text:p>
          </table:table-cell>
          <table:table-cell office:value-type="float" office:value="0.000699996948242188" calcext:value-type="float">
            <text:p>0.000699996948242</text:p>
          </table:table-cell>
          <table:table-cell office:value-type="float" office:value="0.00899863243103027" calcext:value-type="float">
            <text:p>0.00899863243103</text:p>
          </table:table-cell>
          <table:table-cell office:value-type="float" office:value="0.0000483989715576172" calcext:value-type="float">
            <text:p>4.84E-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476837158203125" calcext:value-type="float">
            <text:p>4.77E-05</text:p>
          </table:table-cell>
          <table:table-cell office:value-type="float" office:value="0.000528812408447266" calcext:value-type="float">
            <text:p>0.000528812408447</text:p>
          </table:table-cell>
          <table:table-cell office:value-type="float" office:value="0.0115621089935303" calcext:value-type="float">
            <text:p>0.01156210899353</text:p>
          </table:table-cell>
          <table:table-cell office:value-type="float" office:value="0.00246977806091309" calcext:value-type="float">
            <text:p>0.00246977806091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0000281333923339844" calcext:value-type="float">
            <text:p>2.81E-05</text:p>
          </table:table-cell>
          <table:table-cell office:value-type="float" office:value="0.000643014907836914" calcext:value-type="float">
            <text:p>0.000643014907837</text:p>
          </table:table-cell>
          <table:table-cell office:value-type="float" office:value="0.00946307182312012" calcext:value-type="float">
            <text:p>0.00946307182312</text:p>
          </table:table-cell>
          <table:table-cell office:value-type="float" office:value="0.000087738037109375" calcext:value-type="float">
            <text:p>8.77E-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512599945068359" calcext:value-type="float">
            <text:p>5.13E-05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0.0143060684204102" calcext:value-type="float">
            <text:p>0.01430606842041</text:p>
          </table:table-cell>
          <table:table-cell office:value-type="float" office:value="0.00144720077514648" calcext:value-type="float">
            <text:p>0.00144720077514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0000286102294921875" calcext:value-type="float">
            <text:p>2.86E-05</text:p>
          </table:table-cell>
          <table:table-cell office:value-type="float" office:value="0.000553607940673828" calcext:value-type="float">
            <text:p>0.000553607940674</text:p>
          </table:table-cell>
          <table:table-cell office:value-type="float" office:value="0.00850462913513184" calcext:value-type="float">
            <text:p>0.008504629135132</text:p>
          </table:table-cell>
          <table:table-cell office:value-type="float" office:value="0.0000319480895996094" calcext:value-type="float">
            <text:p>3.19E-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407695770263672" calcext:value-type="float">
            <text:p>4.08E-05</text:p>
          </table:table-cell>
          <table:table-cell office:value-type="float" office:value="0.000611066818237305" calcext:value-type="float">
            <text:p>0.000611066818237</text:p>
          </table:table-cell>
          <table:table-cell office:value-type="float" office:value="0.0090935230255127" calcext:value-type="float">
            <text:p>0.009093523025513</text:p>
          </table:table-cell>
          <table:table-cell office:value-type="float" office:value="0.00235843658447266" calcext:value-type="float">
            <text:p>0.00235843658447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520944595336914" calcext:value-type="float">
            <text:p>0.000520944595337</text:p>
          </table:table-cell>
          <table:table-cell office:value-type="float" office:value="0.00865530967712402" calcext:value-type="float">
            <text:p>0.008655309677124</text:p>
          </table:table-cell>
          <table:table-cell office:value-type="float" office:value="0.00008392333984375" calcext:value-type="float">
            <text:p>8.39E-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503063201904297" calcext:value-type="float">
            <text:p>5.03E-05</text:p>
          </table:table-cell>
          <table:table-cell office:value-type="float" office:value="0.000758171081542969" calcext:value-type="float">
            <text:p>0.000758171081543</text:p>
          </table:table-cell>
          <table:table-cell office:value-type="float" office:value="0.0149028301239014" calcext:value-type="float">
            <text:p>0.014902830123901</text:p>
          </table:table-cell>
          <table:table-cell office:value-type="float" office:value="0.00127339363098145" calcext:value-type="float">
            <text:p>0.001273393630981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485658645629883" calcext:value-type="float">
            <text:p>0.00048565864563</text:p>
          </table:table-cell>
          <table:table-cell office:value-type="float" office:value="0.00850462913513184" calcext:value-type="float">
            <text:p>0.008504629135132</text:p>
          </table:table-cell>
          <table:table-cell office:value-type="float" office:value="0.0000317096710205078" calcext:value-type="float">
            <text:p>3.17E-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293254852294922" calcext:value-type="float">
            <text:p>2.93E-05</text:p>
          </table:table-cell>
          <table:table-cell office:value-type="float" office:value="0.0004730224609375" calcext:value-type="float">
            <text:p>0.000473022460938</text:p>
          </table:table-cell>
          <table:table-cell office:value-type="float" office:value="0.00843667984008789" calcext:value-type="float">
            <text:p>0.008436679840088</text:p>
          </table:table-cell>
          <table:table-cell office:value-type="float" office:value="0.00128173828125" calcext:value-type="float">
            <text:p>0.0012817382812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000041961669921875" calcext:value-type="float">
            <text:p>4.20E-05</text:p>
          </table:table-cell>
          <table:table-cell office:value-type="float" office:value="0.000487089157104492" calcext:value-type="float">
            <text:p>0.000487089157104</text:p>
          </table:table-cell>
          <table:table-cell office:value-type="float" office:value="0.00848746299743652" calcext:value-type="float">
            <text:p>0.008487462997437</text:p>
          </table:table-cell>
          <table:table-cell office:value-type="float" office:value="0.0000658035278320312" calcext:value-type="float">
            <text:p>6.58E-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405311584472656" calcext:value-type="float">
            <text:p>4.05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39614868164063" calcext:value-type="float">
            <text:p>0.008396148681641</text:p>
          </table:table-cell>
          <table:table-cell office:value-type="float" office:value="0.00144052505493164" calcext:value-type="float">
            <text:p>0.00144052505493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604867935180664" calcext:value-type="float">
            <text:p>0.000604867935181</text:p>
          </table:table-cell>
          <table:table-cell office:value-type="float" office:value="0.00837898254394531" calcext:value-type="float">
            <text:p>0.008378982543945</text:p>
          </table:table-cell>
          <table:table-cell office:value-type="float" office:value="0.0000505447387695313" calcext:value-type="float">
            <text:p>5.05E-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499248504638672" calcext:value-type="float">
            <text:p>0.000499248504639</text:p>
          </table:table-cell>
          <table:table-cell office:value-type="float" office:value="0.0115728378295898" calcext:value-type="float">
            <text:p>0.01157283782959</text:p>
          </table:table-cell>
          <table:table-cell office:value-type="float" office:value="0.00128459930419922" calcext:value-type="float">
            <text:p>0.00128459930419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0000283718109130859" calcext:value-type="float">
            <text:p>2.84E-05</text:p>
          </table:table-cell>
          <table:table-cell office:value-type="float" office:value="0.000746011734008789" calcext:value-type="float">
            <text:p>0.000746011734009</text:p>
          </table:table-cell>
          <table:table-cell office:value-type="float" office:value="0.00887203216552735" calcext:value-type="float">
            <text:p>0.008872032165527</text:p>
          </table:table-cell>
          <table:table-cell office:value-type="float" office:value="0.000072479248046875" calcext:value-type="float">
            <text:p>7.25E-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41961669921875" calcext:value-type="float">
            <text:p>4.20E-05</text:p>
          </table:table-cell>
          <table:table-cell office:value-type="float" office:value="0.000497341156005859" calcext:value-type="float">
            <text:p>0.000497341156006</text:p>
          </table:table-cell>
          <table:table-cell office:value-type="float" office:value="0.0117435455322266" calcext:value-type="float">
            <text:p>0.011743545532227</text:p>
          </table:table-cell>
          <table:table-cell office:value-type="float" office:value="0.0014030933380127" calcext:value-type="float">
            <text:p>0.00140309333801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0000424385070800781" calcext:value-type="float">
            <text:p>4.24E-05</text:p>
          </table:table-cell>
          <table:table-cell office:value-type="float" office:value="0.000646591186523438" calcext:value-type="float">
            <text:p>0.000646591186523</text:p>
          </table:table-cell>
          <table:table-cell office:value-type="float" office:value="0.00967955589294434" calcext:value-type="float">
            <text:p>0.009679555892944</text:p>
          </table:table-cell>
          <table:table-cell office:value-type="float" office:value="0.0000653266906738281" calcext:value-type="float">
            <text:p>6.53E-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41961669921875" calcext:value-type="float">
            <text:p>4.20E-05</text:p>
          </table:table-cell>
          <table:table-cell office:value-type="float" office:value="0.000451087951660156" calcext:value-type="float">
            <text:p>0.00045108795166</text:p>
          </table:table-cell>
          <table:table-cell office:value-type="float" office:value="0.00976634025573731" calcext:value-type="float">
            <text:p>0.009766340255737</text:p>
          </table:table-cell>
          <table:table-cell office:value-type="float" office:value="0.00156354904174805" calcext:value-type="float">
            <text:p>0.00156354904174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467538833618164" calcext:value-type="float">
            <text:p>0.000467538833618</text:p>
          </table:table-cell>
          <table:table-cell office:value-type="float" office:value="0.00824189186096191" calcext:value-type="float">
            <text:p>0.008241891860962</text:p>
          </table:table-cell>
          <table:table-cell office:value-type="float" office:value="0.0000326633453369141" calcext:value-type="float">
            <text:p>3.27E-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307559967041016" calcext:value-type="float">
            <text:p>3.08E-05</text:p>
          </table:table-cell>
          <table:table-cell office:value-type="float" office:value="0.000476598739624023" calcext:value-type="float">
            <text:p>0.000476598739624</text:p>
          </table:table-cell>
          <table:table-cell office:value-type="float" office:value="0.00838065147399902" calcext:value-type="float">
            <text:p>0.008380651473999</text:p>
          </table:table-cell>
          <table:table-cell office:value-type="float" office:value="0.00130081176757813" calcext:value-type="float">
            <text:p>0.00130081176757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0000288486480712891" calcext:value-type="float">
            <text:p>2.88E-05</text:p>
          </table:table-cell>
          <table:table-cell office:value-type="float" office:value="0.000451087951660156" calcext:value-type="float">
            <text:p>0.00045108795166</text:p>
          </table:table-cell>
          <table:table-cell office:value-type="float" office:value="0.00877046585083008" calcext:value-type="float">
            <text:p>0.00877046585083</text:p>
          </table:table-cell>
          <table:table-cell office:value-type="float" office:value="0.0000514984130859375" calcext:value-type="float">
            <text:p>5.15E-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293254852294922" calcext:value-type="float">
            <text:p>2.93E-05</text:p>
          </table:table-cell>
          <table:table-cell office:value-type="float" office:value="0.000654935836791992" calcext:value-type="float">
            <text:p>0.000654935836792</text:p>
          </table:table-cell>
          <table:table-cell office:value-type="float" office:value="0.0110759735107422" calcext:value-type="float">
            <text:p>0.011075973510742</text:p>
          </table:table-cell>
          <table:table-cell office:value-type="float" office:value="0.00131034851074219" calcext:value-type="float">
            <text:p>0.00131034851074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290870666503906" calcext:value-type="float">
            <text:p>2.91E-05</text:p>
          </table:table-cell>
          <table:table-cell office:value-type="float" office:value="0.000496864318847656" calcext:value-type="float">
            <text:p>0.000496864318848</text:p>
          </table:table-cell>
          <table:table-cell office:value-type="float" office:value="0.00854873657226563" calcext:value-type="float">
            <text:p>0.008548736572266</text:p>
          </table:table-cell>
          <table:table-cell office:value-type="float" office:value="0.0000312328338623047" calcext:value-type="float">
            <text:p>3.12E-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295639038085937" calcext:value-type="float">
            <text:p>2.96E-05</text:p>
          </table:table-cell>
          <table:table-cell office:value-type="float" office:value="0.000484466552734375" calcext:value-type="float">
            <text:p>0.000484466552734</text:p>
          </table:table-cell>
          <table:table-cell office:value-type="float" office:value="0.00935244560241699" calcext:value-type="float">
            <text:p>0.009352445602417</text:p>
          </table:table-cell>
          <table:table-cell office:value-type="float" office:value="0.00172948837280273" calcext:value-type="float">
            <text:p>0.0017294883728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59199333190918" calcext:value-type="float">
            <text:p>0.000591993331909</text:p>
          </table:table-cell>
          <table:table-cell office:value-type="float" office:value="0.00884628295898438" calcext:value-type="float">
            <text:p>0.008846282958984</text:p>
          </table:table-cell>
          <table:table-cell office:value-type="float" office:value="0.0000517368316650391" calcext:value-type="float">
            <text:p>5.17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567436218261719" calcext:value-type="float">
            <text:p>0.000567436218262</text:p>
          </table:table-cell>
          <table:table-cell office:value-type="float" office:value="0.00857615470886231" calcext:value-type="float">
            <text:p>0.008576154708862</text:p>
          </table:table-cell>
          <table:table-cell office:value-type="float" office:value="0.00144672393798828" calcext:value-type="float">
            <text:p>0.00144672393798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427961349487305" calcext:value-type="float">
            <text:p>0.000427961349487</text:p>
          </table:table-cell>
          <table:table-cell office:value-type="float" office:value="0.00899338722229004" calcext:value-type="float">
            <text:p>0.00899338722229</text:p>
          </table:table-cell>
          <table:table-cell office:value-type="float" office:value="0.0000321865081787109" calcext:value-type="float">
            <text:p>3.22E-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302791595458984" calcext:value-type="float">
            <text:p>3.03E-05</text:p>
          </table:table-cell>
          <table:table-cell office:value-type="float" office:value="0.000483989715576172" calcext:value-type="float">
            <text:p>0.000483989715576</text:p>
          </table:table-cell>
          <table:table-cell office:value-type="float" office:value="0.00972151756286621" calcext:value-type="float">
            <text:p>0.009721517562866</text:p>
          </table:table-cell>
          <table:table-cell office:value-type="float" office:value="0.00155782699584961" calcext:value-type="float">
            <text:p>0.0015578269958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0000286102294921875" calcext:value-type="float">
            <text:p>2.86E-05</text:p>
          </table:table-cell>
          <table:table-cell office:value-type="float" office:value="0.000620126724243164" calcext:value-type="float">
            <text:p>0.000620126724243</text:p>
          </table:table-cell>
          <table:table-cell office:value-type="float" office:value="0.00904345512390137" calcext:value-type="float">
            <text:p>0.009043455123901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302791595458984" calcext:value-type="float">
            <text:p>3.03E-05</text:p>
          </table:table-cell>
          <table:table-cell office:value-type="float" office:value="0.000535011291503906" calcext:value-type="float">
            <text:p>0.000535011291504</text:p>
          </table:table-cell>
          <table:table-cell office:value-type="float" office:value="0.0093531608581543" calcext:value-type="float">
            <text:p>0.009353160858154</text:p>
          </table:table-cell>
          <table:table-cell office:value-type="float" office:value="0.00148487091064453" calcext:value-type="float">
            <text:p>0.00148487091064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0000472068786621094" calcext:value-type="float">
            <text:p>4.72E-05</text:p>
          </table:table-cell>
          <table:table-cell office:value-type="float" office:value="0.000525712966918945" calcext:value-type="float">
            <text:p>0.000525712966919</text:p>
          </table:table-cell>
          <table:table-cell office:value-type="float" office:value="0.00863957405090332" calcext:value-type="float">
            <text:p>0.008639574050903</text:p>
          </table:table-cell>
          <table:table-cell office:value-type="float" office:value="0.0000331401824951172" calcext:value-type="float">
            <text:p>3.31E-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455379486083984" calcext:value-type="float">
            <text:p>4.55E-05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089106559753418" calcext:value-type="float">
            <text:p>0.008910655975342</text:p>
          </table:table-cell>
          <table:table-cell office:value-type="float" office:value="0.00151824951171875" calcext:value-type="float">
            <text:p>0.00151824951171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557184219360352" calcext:value-type="float">
            <text:p>0.00055718421936</text:p>
          </table:table-cell>
          <table:table-cell office:value-type="float" office:value="0.00870728492736816" calcext:value-type="float">
            <text:p>0.008707284927368</text:p>
          </table:table-cell>
          <table:table-cell office:value-type="float" office:value="0.0000481605529785156" calcext:value-type="float">
            <text:p>4.82E-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469684600830078" calcext:value-type="float">
            <text:p>4.70E-05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100288391113281" calcext:value-type="float">
            <text:p>0.010028839111328</text:p>
          </table:table-cell>
          <table:table-cell office:value-type="float" office:value="0.00188827514648438" calcext:value-type="float">
            <text:p>0.001888275146484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0000290870666503906" calcext:value-type="float">
            <text:p>2.91E-05</text:p>
          </table:table-cell>
          <table:table-cell office:value-type="float" office:value="0.000680446624755859" calcext:value-type="float">
            <text:p>0.000680446624756</text:p>
          </table:table-cell>
          <table:table-cell office:value-type="float" office:value="0.00916481018066406" calcext:value-type="float">
            <text:p>0.009164810180664</text:p>
          </table:table-cell>
          <table:table-cell office:value-type="float" office:value="0.0000333786010742187" calcext:value-type="float">
            <text:p>3.34E-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455379486083984" calcext:value-type="float">
            <text:p>4.55E-05</text:p>
          </table:table-cell>
          <table:table-cell office:value-type="float" office:value="0.000604152679443359" calcext:value-type="float">
            <text:p>0.000604152679443</text:p>
          </table:table-cell>
          <table:table-cell office:value-type="float" office:value="0.0116100311279297" calcext:value-type="float">
            <text:p>0.01161003112793</text:p>
          </table:table-cell>
          <table:table-cell office:value-type="float" office:value="0.00138473510742188" calcext:value-type="float">
            <text:p>0.00138473510742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0000300407409667969" calcext:value-type="float">
            <text:p>3.00E-05</text:p>
          </table:table-cell>
          <table:table-cell office:value-type="float" office:value="0.000658035278320313" calcext:value-type="float">
            <text:p>0.00065803527832</text:p>
          </table:table-cell>
          <table:table-cell office:value-type="float" office:value="0.00823020935058594" calcext:value-type="float">
            <text:p>0.008230209350586</text:p>
          </table:table-cell>
          <table:table-cell office:value-type="float" office:value="0.0000333786010742187" calcext:value-type="float">
            <text:p>3.34E-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309944152832031" calcext:value-type="float">
            <text:p>3.10E-05</text:p>
          </table:table-cell>
          <table:table-cell office:value-type="float" office:value="0.000473499298095703" calcext:value-type="float">
            <text:p>0.000473499298096</text:p>
          </table:table-cell>
          <table:table-cell office:value-type="float" office:value="0.00945854187011719" calcext:value-type="float">
            <text:p>0.009458541870117</text:p>
          </table:table-cell>
          <table:table-cell office:value-type="float" office:value="0.00245022773742676" calcext:value-type="float">
            <text:p>0.00245022773742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618934631347656" calcext:value-type="float">
            <text:p>0.000618934631348</text:p>
          </table:table-cell>
          <table:table-cell office:value-type="float" office:value="0.00849008560180664" calcext:value-type="float">
            <text:p>0.008490085601807</text:p>
          </table:table-cell>
          <table:table-cell office:value-type="float" office:value="0.0000522136688232422" calcext:value-type="float">
            <text:p>5.22E-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476837158203125" calcext:value-type="float">
            <text:p>4.77E-05</text:p>
          </table:table-cell>
          <table:table-cell office:value-type="float" office:value="0.000759363174438477" calcext:value-type="float">
            <text:p>0.000759363174438</text:p>
          </table:table-cell>
          <table:table-cell office:value-type="float" office:value="0.0109348297119141" calcext:value-type="float">
            <text:p>0.010934829711914</text:p>
          </table:table-cell>
          <table:table-cell office:value-type="float" office:value="0.00264286994934082" calcext:value-type="float">
            <text:p>0.0026428699493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319480895996094" calcext:value-type="float">
            <text:p>3.19E-05</text:p>
          </table:table-cell>
          <table:table-cell office:value-type="float" office:value="0.000580787658691406" calcext:value-type="float">
            <text:p>0.000580787658691</text:p>
          </table:table-cell>
          <table:table-cell office:value-type="float" office:value="0.00813889503479004" calcext:value-type="float">
            <text:p>0.00813889503479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870227813720703" calcext:value-type="float">
            <text:p>8.70E-05</text:p>
          </table:table-cell>
          <table:table-cell office:value-type="float" office:value="0.00077509880065918" calcext:value-type="float">
            <text:p>0.000775098800659</text:p>
          </table:table-cell>
          <table:table-cell office:value-type="float" office:value="0.00933980941772461" calcext:value-type="float">
            <text:p>0.009339809417725</text:p>
          </table:table-cell>
          <table:table-cell office:value-type="float" office:value="0.0016632080078125" calcext:value-type="float">
            <text:p>0.00166320800781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636577606201172" calcext:value-type="float">
            <text:p>0.000636577606201</text:p>
          </table:table-cell>
          <table:table-cell office:value-type="float" office:value="0.00841736793518066" calcext:value-type="float">
            <text:p>0.008417367935181</text:p>
          </table:table-cell>
          <table:table-cell office:value-type="float" office:value="0.0000677108764648437" calcext:value-type="float">
            <text:p>6.77E-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309944152832031" calcext:value-type="float">
            <text:p>3.10E-05</text:p>
          </table:table-cell>
          <table:table-cell office:value-type="float" office:value="0.000646114349365234" calcext:value-type="float">
            <text:p>0.000646114349365</text:p>
          </table:table-cell>
          <table:table-cell office:value-type="float" office:value="0.00911974906921387" calcext:value-type="float">
            <text:p>0.009119749069214</text:p>
          </table:table-cell>
          <table:table-cell office:value-type="float" office:value="0.0014801025390625" calcext:value-type="float">
            <text:p>0.00148010253906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537872314453125" calcext:value-type="float">
            <text:p>0.000537872314453</text:p>
          </table:table-cell>
          <table:table-cell office:value-type="float" office:value="0.00802087783813477" calcext:value-type="float">
            <text:p>0.008020877838135</text:p>
          </table:table-cell>
          <table:table-cell office:value-type="float" office:value="0.0000555515289306641" calcext:value-type="float">
            <text:p>5.56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298023223876953" calcext:value-type="float">
            <text:p>2.98E-05</text:p>
          </table:table-cell>
          <table:table-cell office:value-type="float" office:value="0.000438213348388672" calcext:value-type="float">
            <text:p>0.000438213348389</text:p>
          </table:table-cell>
          <table:table-cell office:value-type="float" office:value="0.00886869430541992" calcext:value-type="float">
            <text:p>0.00886869430542</text:p>
          </table:table-cell>
          <table:table-cell office:value-type="float" office:value="0.00229692459106445" calcext:value-type="float">
            <text:p>0.00229692459106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.0000307559967041016" calcext:value-type="float">
            <text:p>3.08E-05</text:p>
          </table:table-cell>
          <table:table-cell office:value-type="float" office:value="0.000613212585449219" calcext:value-type="float">
            <text:p>0.000613212585449</text:p>
          </table:table-cell>
          <table:table-cell office:value-type="float" office:value="0.00790166854858398" calcext:value-type="float">
            <text:p>0.007901668548584</text:p>
          </table:table-cell>
          <table:table-cell office:value-type="float" office:value="0.0000350475311279297" calcext:value-type="float">
            <text:p>3.50E-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522136688232422" calcext:value-type="float">
            <text:p>5.22E-05</text:p>
          </table:table-cell>
          <table:table-cell office:value-type="float" office:value="0.000992298126220703" calcext:value-type="float">
            <text:p>0.000992298126221</text:p>
          </table:table-cell>
          <table:table-cell office:value-type="float" office:value="0.0118498802185059" calcext:value-type="float">
            <text:p>0.011849880218506</text:p>
          </table:table-cell>
          <table:table-cell office:value-type="float" office:value="0.00168704986572266" calcext:value-type="float">
            <text:p>0.001687049865723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0000488758087158203" calcext:value-type="float">
            <text:p>4.89E-05</text:p>
          </table:table-cell>
          <table:table-cell office:value-type="float" office:value="0.000474691390991211" calcext:value-type="float">
            <text:p>0.000474691390991</text:p>
          </table:table-cell>
          <table:table-cell office:value-type="float" office:value="0.00834965705871582" calcext:value-type="float">
            <text:p>0.008349657058716</text:p>
          </table:table-cell>
          <table:table-cell office:value-type="float" office:value="0.0000665187835693359" calcext:value-type="float">
            <text:p>6.65E-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577449798583984" calcext:value-type="float">
            <text:p>0.000577449798584</text:p>
          </table:table-cell>
          <table:table-cell office:value-type="float" office:value="0.00856947898864746" calcext:value-type="float">
            <text:p>0.008569478988647</text:p>
          </table:table-cell>
          <table:table-cell office:value-type="float" office:value="0.00162720680236816" calcext:value-type="float">
            <text:p>0.00162720680236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0000629425048828125" calcext:value-type="float">
            <text:p>6.29E-05</text:p>
          </table:table-cell>
          <table:table-cell office:value-type="float" office:value="0.000603437423706055" calcext:value-type="float">
            <text:p>0.000603437423706</text:p>
          </table:table-cell>
          <table:table-cell office:value-type="float" office:value="0.00856637954711914" calcext:value-type="float">
            <text:p>0.008566379547119</text:p>
          </table:table-cell>
          <table:table-cell office:value-type="float" office:value="0.0000331401824951172" calcext:value-type="float">
            <text:p>3.31E-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309944152832031" calcext:value-type="float">
            <text:p>3.10E-05</text:p>
          </table:table-cell>
          <table:table-cell office:value-type="float" office:value="0.000607490539550781" calcext:value-type="float">
            <text:p>0.000607490539551</text:p>
          </table:table-cell>
          <table:table-cell office:value-type="float" office:value="0.00935006141662598" calcext:value-type="float">
            <text:p>0.009350061416626</text:p>
          </table:table-cell>
          <table:table-cell office:value-type="float" office:value="0.0014948844909668" calcext:value-type="float">
            <text:p>0.00149488449096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0000422000885009766" calcext:value-type="float">
            <text:p>4.22E-05</text:p>
          </table:table-cell>
          <table:table-cell office:value-type="float" office:value="0.000599145889282227" calcext:value-type="float">
            <text:p>0.000599145889282</text:p>
          </table:table-cell>
          <table:table-cell office:value-type="float" office:value="0.00877976417541504" calcext:value-type="float">
            <text:p>0.008779764175415</text:p>
          </table:table-cell>
          <table:table-cell office:value-type="float" office:value="0.0000691413879394531" calcext:value-type="float">
            <text:p>6.91E-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312328338623047" calcext:value-type="float">
            <text:p>3.12E-05</text:p>
          </table:table-cell>
          <table:table-cell office:value-type="float" office:value="0.000632524490356445" calcext:value-type="float">
            <text:p>0.000632524490356</text:p>
          </table:table-cell>
          <table:table-cell office:value-type="float" office:value="0.00951051712036133" calcext:value-type="float">
            <text:p>0.009510517120361</text:p>
          </table:table-cell>
          <table:table-cell office:value-type="float" office:value="0.00186514854431152" calcext:value-type="float">
            <text:p>0.00186514854431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0000302791595458984" calcext:value-type="float">
            <text:p>3.03E-05</text:p>
          </table:table-cell>
          <table:table-cell office:value-type="float" office:value="0.00058746337890625" calcext:value-type="float">
            <text:p>0.000587463378906</text:p>
          </table:table-cell>
          <table:table-cell office:value-type="float" office:value="0.00843906402587891" calcext:value-type="float">
            <text:p>0.008439064025879</text:p>
          </table:table-cell>
          <table:table-cell office:value-type="float" office:value="0.0000336170196533203" calcext:value-type="float">
            <text:p>3.36E-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650882720947266" calcext:value-type="float">
            <text:p>6.51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06188583374023" calcext:value-type="float">
            <text:p>0.00806188583374</text:p>
          </table:table-cell>
          <table:table-cell office:value-type="float" office:value="0.00177621841430664" calcext:value-type="float">
            <text:p>0.00177621841430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696897506713867" calcext:value-type="float">
            <text:p>0.000696897506714</text:p>
          </table:table-cell>
          <table:table-cell office:value-type="float" office:value="0.00867509841918945" calcext:value-type="float">
            <text:p>0.008675098419189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307559967041016" calcext:value-type="float">
            <text:p>3.08E-05</text:p>
          </table:table-cell>
          <table:table-cell office:value-type="float" office:value="0.000512123107910156" calcext:value-type="float">
            <text:p>0.00051212310791</text:p>
          </table:table-cell>
          <table:table-cell office:value-type="float" office:value="0.0121378898620606" calcext:value-type="float">
            <text:p>0.012137889862061</text:p>
          </table:table-cell>
          <table:table-cell office:value-type="float" office:value="0.00166177749633789" calcext:value-type="float">
            <text:p>0.00166177749633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000030517578125" calcext:value-type="float">
            <text:p>3.05E-05</text:p>
          </table:table-cell>
          <table:table-cell office:value-type="float" office:value="0.000619173049926758" calcext:value-type="float">
            <text:p>0.000619173049927</text:p>
          </table:table-cell>
          <table:table-cell office:value-type="float" office:value="0.00842738151550293" calcext:value-type="float">
            <text:p>0.008427381515503</text:p>
          </table:table-cell>
          <table:table-cell office:value-type="float" office:value="0.0000352859497070312" calcext:value-type="float">
            <text:p>3.53E-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443458557128906" calcext:value-type="float">
            <text:p>4.43E-05</text:p>
          </table:table-cell>
          <table:table-cell office:value-type="float" office:value="0.000581264495849609" calcext:value-type="float">
            <text:p>0.00058126449585</text:p>
          </table:table-cell>
          <table:table-cell office:value-type="float" office:value="0.00944209098815918" calcext:value-type="float">
            <text:p>0.009442090988159</text:p>
          </table:table-cell>
          <table:table-cell office:value-type="float" office:value="0.00155925750732422" calcext:value-type="float">
            <text:p>0.00155925750732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0000424385070800781" calcext:value-type="float">
            <text:p>4.24E-05</text:p>
          </table:table-cell>
          <table:table-cell office:value-type="float" office:value="0.000686407089233398" calcext:value-type="float">
            <text:p>0.000686407089233</text:p>
          </table:table-cell>
          <table:table-cell office:value-type="float" office:value="0.00819993019104004" calcext:value-type="float">
            <text:p>0.00819993019104</text:p>
          </table:table-cell>
          <table:table-cell office:value-type="float" office:value="0.0000512599945068359" calcext:value-type="float">
            <text:p>5.13E-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312328338623047" calcext:value-type="float">
            <text:p>3.12E-05</text:p>
          </table:table-cell>
          <table:table-cell office:value-type="float" office:value="0.000510692596435547" calcext:value-type="float">
            <text:p>0.000510692596436</text:p>
          </table:table-cell>
          <table:table-cell office:value-type="float" office:value="0.00909519195556641" calcext:value-type="float">
            <text:p>0.009095191955566</text:p>
          </table:table-cell>
          <table:table-cell office:value-type="float" office:value="0.00157546997070313" calcext:value-type="float">
            <text:p>0.00157546997070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605106353759766" calcext:value-type="float">
            <text:p>0.00060510635376</text:p>
          </table:table-cell>
          <table:table-cell office:value-type="float" office:value="0.0141746997833252" calcext:value-type="float">
            <text:p>0.014174699783325</text:p>
          </table:table-cell>
          <table:table-cell office:value-type="float" office:value="0.0000684261322021484" calcext:value-type="float">
            <text:p>6.84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329017639160156" calcext:value-type="float">
            <text:p>3.29E-05</text:p>
          </table:table-cell>
          <table:table-cell office:value-type="float" office:value="0.000698566436767578" calcext:value-type="float">
            <text:p>0.000698566436768</text:p>
          </table:table-cell>
          <table:table-cell office:value-type="float" office:value="0.00821065902709961" calcext:value-type="float">
            <text:p>0.0082106590271</text:p>
          </table:table-cell>
          <table:table-cell office:value-type="float" office:value="0.00180649757385254" calcext:value-type="float">
            <text:p>0.00180649757385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0588893890380859" calcext:value-type="float">
            <text:p>5.89E-05</text:p>
          </table:table-cell>
          <table:table-cell office:value-type="float" office:value="0.000617504119873047" calcext:value-type="float">
            <text:p>0.000617504119873</text:p>
          </table:table-cell>
          <table:table-cell office:value-type="float" office:value="0.0124297142028809" calcext:value-type="float">
            <text:p>0.012429714202881</text:p>
          </table:table-cell>
          <table:table-cell office:value-type="float" office:value="0.0000507831573486328" calcext:value-type="float">
            <text:p>5.08E-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314712524414062" calcext:value-type="float">
            <text:p>3.15E-05</text:p>
          </table:table-cell>
          <table:table-cell office:value-type="float" office:value="0.000624418258666992" calcext:value-type="float">
            <text:p>0.000624418258667</text:p>
          </table:table-cell>
          <table:table-cell office:value-type="float" office:value="0.00949954986572266" calcext:value-type="float">
            <text:p>0.009499549865723</text:p>
          </table:table-cell>
          <table:table-cell office:value-type="float" office:value="0.00162506103515625" calcext:value-type="float">
            <text:p>0.00162506103515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0000312328338623047" calcext:value-type="float">
            <text:p>3.12E-05</text:p>
          </table:table-cell>
          <table:table-cell office:value-type="float" office:value="0.000463247299194336" calcext:value-type="float">
            <text:p>0.000463247299194</text:p>
          </table:table-cell>
          <table:table-cell office:value-type="float" office:value="0.010246753692627" calcext:value-type="float">
            <text:p>0.010246753692627</text:p>
          </table:table-cell>
          <table:table-cell office:value-type="float" office:value="0.0000700950622558594" calcext:value-type="float">
            <text:p>7.01E-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59199333190918" calcext:value-type="float">
            <text:p>0.000591993331909</text:p>
          </table:table-cell>
          <table:table-cell office:value-type="float" office:value="0.00931024551391602" calcext:value-type="float">
            <text:p>0.009310245513916</text:p>
          </table:table-cell>
          <table:table-cell office:value-type="float" office:value="0.00185084342956543" calcext:value-type="float">
            <text:p>0.00185084342956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00006103515625" calcext:value-type="float">
            <text:p>6.10E-05</text:p>
          </table:table-cell>
          <table:table-cell office:value-type="float" office:value="0.000687360763549805" calcext:value-type="float">
            <text:p>0.00068736076355</text:p>
          </table:table-cell>
          <table:table-cell office:value-type="float" office:value="0.00851893424987793" calcext:value-type="float">
            <text:p>0.008518934249878</text:p>
          </table:table-cell>
          <table:table-cell office:value-type="float" office:value="0.0000550746917724609" calcext:value-type="float">
            <text:p>5.51E-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598430633544922" calcext:value-type="float">
            <text:p>5.98E-05</text:p>
          </table:table-cell>
          <table:table-cell office:value-type="float" office:value="0.000586032867431641" calcext:value-type="float">
            <text:p>0.000586032867432</text:p>
          </table:table-cell>
          <table:table-cell office:value-type="float" office:value="0.00890874862670898" calcext:value-type="float">
            <text:p>0.008908748626709</text:p>
          </table:table-cell>
          <table:table-cell office:value-type="float" office:value="0.00206255912780762" calcext:value-type="float">
            <text:p>0.00206255912780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0000319480895996094" calcext:value-type="float">
            <text:p>3.19E-05</text:p>
          </table:table-cell>
          <table:table-cell office:value-type="float" office:value="0.000526189804077148" calcext:value-type="float">
            <text:p>0.000526189804077</text:p>
          </table:table-cell>
          <table:table-cell office:value-type="float" office:value="0.00941228866577148" calcext:value-type="float">
            <text:p>0.009412288665771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575065612792969" calcext:value-type="float">
            <text:p>0.000575065612793</text:p>
          </table:table-cell>
          <table:table-cell office:value-type="float" office:value="0.0143594741821289" calcext:value-type="float">
            <text:p>0.014359474182129</text:p>
          </table:table-cell>
          <table:table-cell office:value-type="float" office:value="0.0029900074005127" calcext:value-type="float">
            <text:p>0.002990007400513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0000319480895996094" calcext:value-type="float">
            <text:p>3.19E-05</text:p>
          </table:table-cell>
          <table:table-cell office:value-type="float" office:value="0.000499725341796875" calcext:value-type="float">
            <text:p>0.000499725341797</text:p>
          </table:table-cell>
          <table:table-cell office:value-type="float" office:value="0.00840663909912109" calcext:value-type="float">
            <text:p>0.008406639099121</text:p>
          </table:table-cell>
          <table:table-cell office:value-type="float" office:value="0.0000386238098144531" calcext:value-type="float">
            <text:p>3.86E-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736713409423828" calcext:value-type="float">
            <text:p>7.37E-05</text:p>
          </table:table-cell>
          <table:table-cell office:value-type="float" office:value="0.000753879547119141" calcext:value-type="float">
            <text:p>0.000753879547119</text:p>
          </table:table-cell>
          <table:table-cell office:value-type="float" office:value="0.00998282432556153" calcext:value-type="float">
            <text:p>0.009982824325562</text:p>
          </table:table-cell>
          <table:table-cell office:value-type="float" office:value="0.00161457061767578" calcext:value-type="float">
            <text:p>0.00161457061767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461816787719727" calcext:value-type="float">
            <text:p>0.00046181678772</text:p>
          </table:table-cell>
          <table:table-cell office:value-type="float" office:value="0.00878524780273438" calcext:value-type="float">
            <text:p>0.008785247802734</text:p>
          </table:table-cell>
          <table:table-cell office:value-type="float" office:value="0.0000348091125488281" calcext:value-type="float">
            <text:p>3.48E-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595808029174805" calcext:value-type="float">
            <text:p>0.000595808029175</text:p>
          </table:table-cell>
          <table:table-cell office:value-type="float" office:value="0.0104155540466309" calcext:value-type="float">
            <text:p>0.010415554046631</text:p>
          </table:table-cell>
          <table:table-cell office:value-type="float" office:value="0.00150942802429199" calcext:value-type="float">
            <text:p>0.00150942802429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0000314712524414062" calcext:value-type="float">
            <text:p>3.15E-05</text:p>
          </table:table-cell>
          <table:table-cell office:value-type="float" office:value="0.000463008880615234" calcext:value-type="float">
            <text:p>0.000463008880615</text:p>
          </table:table-cell>
          <table:table-cell office:value-type="float" office:value="0.0087425708770752" calcext:value-type="float">
            <text:p>0.008742570877075</text:p>
          </table:table-cell>
          <table:table-cell office:value-type="float" office:value="0.0000700950622558594" calcext:value-type="float">
            <text:p>7.01E-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321865081787109" calcext:value-type="float">
            <text:p>3.22E-05</text:p>
          </table:table-cell>
          <table:table-cell office:value-type="float" office:value="0.000450372695922852" calcext:value-type="float">
            <text:p>0.000450372695923</text:p>
          </table:table-cell>
          <table:table-cell office:value-type="float" office:value="0.0108387470245361" calcext:value-type="float">
            <text:p>0.010838747024536</text:p>
          </table:table-cell>
          <table:table-cell office:value-type="float" office:value="0.00206303596496582" calcext:value-type="float">
            <text:p>0.00206303596496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0000455379486083984" calcext:value-type="float">
            <text:p>4.55E-05</text:p>
          </table:table-cell>
          <table:table-cell office:value-type="float" office:value="0.000543117523193359" calcext:value-type="float">
            <text:p>0.000543117523193</text:p>
          </table:table-cell>
          <table:table-cell office:value-type="float" office:value="0.00811266899108887" calcext:value-type="float">
            <text:p>0.008112668991089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324249267578125" calcext:value-type="float">
            <text:p>3.24E-05</text:p>
          </table:table-cell>
          <table:table-cell office:value-type="float" office:value="0.000504255294799805" calcext:value-type="float">
            <text:p>0.0005042552948</text:p>
          </table:table-cell>
          <table:table-cell office:value-type="float" office:value="0.00932502746582031" calcext:value-type="float">
            <text:p>0.00932502746582</text:p>
          </table:table-cell>
          <table:table-cell office:value-type="float" office:value="0.00286483764648437" calcext:value-type="float">
            <text:p>0.002864837646484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0000317096710205078" calcext:value-type="float">
            <text:p>3.17E-05</text:p>
          </table:table-cell>
          <table:table-cell office:value-type="float" office:value="0.00048065185546875" calcext:value-type="float">
            <text:p>0.000480651855469</text:p>
          </table:table-cell>
          <table:table-cell office:value-type="float" office:value="0.00882172584533691" calcext:value-type="float">
            <text:p>0.008821725845337</text:p>
          </table:table-cell>
          <table:table-cell office:value-type="float" office:value="0.000034332275390625" calcext:value-type="float">
            <text:p>3.43E-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510215759277344" calcext:value-type="float">
            <text:p>5.10E-05</text:p>
          </table:table-cell>
          <table:table-cell office:value-type="float" office:value="0.000692129135131836" calcext:value-type="float">
            <text:p>0.000692129135132</text:p>
          </table:table-cell>
          <table:table-cell office:value-type="float" office:value="0.00871992111206055" calcext:value-type="float">
            <text:p>0.008719921112061</text:p>
          </table:table-cell>
          <table:table-cell office:value-type="float" office:value="0.00228309631347656" calcext:value-type="float">
            <text:p>0.00228309631347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0000314712524414062" calcext:value-type="float">
            <text:p>3.15E-05</text:p>
          </table:table-cell>
          <table:table-cell office:value-type="float" office:value="0.000480890274047852" calcext:value-type="float">
            <text:p>0.000480890274048</text:p>
          </table:table-cell>
          <table:table-cell office:value-type="float" office:value="0.00835037231445313" calcext:value-type="float">
            <text:p>0.008350372314453</text:p>
          </table:table-cell>
          <table:table-cell office:value-type="float" office:value="0.0000543594360351563" calcext:value-type="float">
            <text:p>5.44E-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557899475097656" calcext:value-type="float">
            <text:p>5.58E-05</text:p>
          </table:table-cell>
          <table:table-cell office:value-type="float" office:value="0.000707149505615234" calcext:value-type="float">
            <text:p>0.000707149505615</text:p>
          </table:table-cell>
          <table:table-cell office:value-type="float" office:value="0.0141682624816895" calcext:value-type="float">
            <text:p>0.01416826248169</text:p>
          </table:table-cell>
          <table:table-cell office:value-type="float" office:value="0.00281715393066406" calcext:value-type="float">
            <text:p>0.00281715393066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319480895996094" calcext:value-type="float">
            <text:p>3.19E-05</text:p>
          </table:table-cell>
          <table:table-cell office:value-type="float" office:value="0.000605106353759766" calcext:value-type="float">
            <text:p>0.00060510635376</text:p>
          </table:table-cell>
          <table:table-cell office:value-type="float" office:value="0.00944304466247559" calcext:value-type="float">
            <text:p>0.009443044662476</text:p>
          </table:table-cell>
          <table:table-cell office:value-type="float" office:value="0.0000746250152587891" calcext:value-type="float">
            <text:p>7.46E-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646114349365234" calcext:value-type="float">
            <text:p>6.46E-05</text:p>
          </table:table-cell>
          <table:table-cell office:value-type="float" office:value="0.000745534896850586" calcext:value-type="float">
            <text:p>0.000745534896851</text:p>
          </table:table-cell>
          <table:table-cell office:value-type="float" office:value="0.0118803977966309" calcext:value-type="float">
            <text:p>0.011880397796631</text:p>
          </table:table-cell>
          <table:table-cell office:value-type="float" office:value="0.00178647041320801" calcext:value-type="float">
            <text:p>0.001786470413208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0000450611114501953" calcext:value-type="float">
            <text:p>4.51E-05</text:p>
          </table:table-cell>
          <table:table-cell office:value-type="float" office:value="0.000585079193115234" calcext:value-type="float">
            <text:p>0.000585079193115</text:p>
          </table:table-cell>
          <table:table-cell office:value-type="float" office:value="0.00929450988769531" calcext:value-type="float">
            <text:p>0.009294509887695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486373901367188" calcext:value-type="float">
            <text:p>4.86E-05</text:p>
          </table:table-cell>
          <table:table-cell office:value-type="float" office:value="0.000579833984375" calcext:value-type="float">
            <text:p>0.000579833984375</text:p>
          </table:table-cell>
          <table:table-cell office:value-type="float" office:value="0.0119185447692871" calcext:value-type="float">
            <text:p>0.011918544769287</text:p>
          </table:table-cell>
          <table:table-cell office:value-type="float" office:value="0.0031735897064209" calcext:value-type="float">
            <text:p>0.00317358970642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0000329017639160156" calcext:value-type="float">
            <text:p>3.29E-05</text:p>
          </table:table-cell>
          <table:table-cell office:value-type="float" office:value="0.000574111938476563" calcext:value-type="float">
            <text:p>0.000574111938477</text:p>
          </table:table-cell>
          <table:table-cell office:value-type="float" office:value="0.00865864753723145" calcext:value-type="float">
            <text:p>0.008658647537231</text:p>
          </table:table-cell>
          <table:table-cell office:value-type="float" office:value="0.000087738037109375" calcext:value-type="float">
            <text:p>8.77E-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574588775634766" calcext:value-type="float">
            <text:p>5.75E-05</text:p>
          </table:table-cell>
          <table:table-cell office:value-type="float" office:value="0.00071263313293457" calcext:value-type="float">
            <text:p>0.000712633132935</text:p>
          </table:table-cell>
          <table:table-cell office:value-type="float" office:value="0.0126895904541016" calcext:value-type="float">
            <text:p>0.012689590454102</text:p>
          </table:table-cell>
          <table:table-cell office:value-type="float" office:value="0.00182080268859863" calcext:value-type="float">
            <text:p>0.001820802688599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0000450611114501953" calcext:value-type="float">
            <text:p>4.51E-05</text:p>
          </table:table-cell>
          <table:table-cell office:value-type="float" office:value="0.000582456588745117" calcext:value-type="float">
            <text:p>0.000582456588745</text:p>
          </table:table-cell>
          <table:table-cell office:value-type="float" office:value="0.00945234298706055" calcext:value-type="float">
            <text:p>0.009452342987061</text:p>
          </table:table-cell>
          <table:table-cell office:value-type="float" office:value="0.0000538825988769531" calcext:value-type="float">
            <text:p>5.39E-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317096710205078" calcext:value-type="float">
            <text:p>3.17E-05</text:p>
          </table:table-cell>
          <table:table-cell office:value-type="float" office:value="0.000571250915527344" calcext:value-type="float">
            <text:p>0.000571250915527</text:p>
          </table:table-cell>
          <table:table-cell office:value-type="float" office:value="0.00850915908813477" calcext:value-type="float">
            <text:p>0.008509159088135</text:p>
          </table:table-cell>
          <table:table-cell office:value-type="float" office:value="0.00163364410400391" calcext:value-type="float">
            <text:p>0.00163364410400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0000448226928710938" calcext:value-type="float">
            <text:p>4.48E-05</text:p>
          </table:table-cell>
          <table:table-cell office:value-type="float" office:value="0.000630855560302734" calcext:value-type="float">
            <text:p>0.000630855560303</text:p>
          </table:table-cell>
          <table:table-cell office:value-type="float" office:value="0.00828647613525391" calcext:value-type="float">
            <text:p>0.008286476135254</text:p>
          </table:table-cell>
          <table:table-cell office:value-type="float" office:value="0.0000543594360351563" calcext:value-type="float">
            <text:p>5.44E-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464916229248047" calcext:value-type="float">
            <text:p>4.65E-05</text:p>
          </table:table-cell>
          <table:table-cell office:value-type="float" office:value="0.000442266464233398" calcext:value-type="float">
            <text:p>0.000442266464233</text:p>
          </table:table-cell>
          <table:table-cell office:value-type="float" office:value="0.00885176658630371" calcext:value-type="float">
            <text:p>0.008851766586304</text:p>
          </table:table-cell>
          <table:table-cell office:value-type="float" office:value="0.00216579437255859" calcext:value-type="float">
            <text:p>0.00216579437255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54931640625" calcext:value-type="float">
            <text:p>0.00054931640625</text:p>
          </table:table-cell>
          <table:table-cell office:value-type="float" office:value="0.00922083854675293" calcext:value-type="float">
            <text:p>0.009220838546753</text:p>
          </table:table-cell>
          <table:table-cell office:value-type="float" office:value="0.0000541210174560547" calcext:value-type="float">
            <text:p>5.41E-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338554382324219" calcext:value-type="float">
            <text:p>3.39E-05</text:p>
          </table:table-cell>
          <table:table-cell office:value-type="float" office:value="0.000533342361450195" calcext:value-type="float">
            <text:p>0.00053334236145</text:p>
          </table:table-cell>
          <table:table-cell office:value-type="float" office:value="0.0081779956817627" calcext:value-type="float">
            <text:p>0.008177995681763</text:p>
          </table:table-cell>
          <table:table-cell office:value-type="float" office:value="0.00197553634643555" calcext:value-type="float">
            <text:p>0.00197553634643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602960586547852" calcext:value-type="float">
            <text:p>0.000602960586548</text:p>
          </table:table-cell>
          <table:table-cell office:value-type="float" office:value="0.00889754295349121" calcext:value-type="float">
            <text:p>0.008897542953491</text:p>
          </table:table-cell>
          <table:table-cell office:value-type="float" office:value="0.0000553131103515625" calcext:value-type="float">
            <text:p>5.53E-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517368316650391" calcext:value-type="float">
            <text:p>0.00051736831665</text:p>
          </table:table-cell>
          <table:table-cell office:value-type="float" office:value="0.00988030433654785" calcext:value-type="float">
            <text:p>0.009880304336548</text:p>
          </table:table-cell>
          <table:table-cell office:value-type="float" office:value="0.00168132781982422" calcext:value-type="float">
            <text:p>0.00168132781982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345706939697266" calcext:value-type="float">
            <text:p>3.46E-05</text:p>
          </table:table-cell>
          <table:table-cell office:value-type="float" office:value="0.000709295272827148" calcext:value-type="float">
            <text:p>0.000709295272827</text:p>
          </table:table-cell>
          <table:table-cell office:value-type="float" office:value="0.00901031494140625" calcext:value-type="float">
            <text:p>0.009010314941406</text:p>
          </table:table-cell>
          <table:table-cell office:value-type="float" office:value="0.0000369548797607422" calcext:value-type="float">
            <text:p>3.70E-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481128692626953" calcext:value-type="float">
            <text:p>0.000481128692627</text:p>
          </table:table-cell>
          <table:table-cell office:value-type="float" office:value="0.00943732261657715" calcext:value-type="float">
            <text:p>0.009437322616577</text:p>
          </table:table-cell>
          <table:table-cell office:value-type="float" office:value="0.00243234634399414" calcext:value-type="float">
            <text:p>0.00243234634399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0000348091125488281" calcext:value-type="float">
            <text:p>3.48E-05</text:p>
          </table:table-cell>
          <table:table-cell office:value-type="float" office:value="0.000569581985473633" calcext:value-type="float">
            <text:p>0.000569581985474</text:p>
          </table:table-cell>
          <table:table-cell office:value-type="float" office:value="0.00921225547790527" calcext:value-type="float">
            <text:p>0.009212255477905</text:p>
          </table:table-cell>
          <table:table-cell office:value-type="float" office:value="0.0000352859497070312" calcext:value-type="float">
            <text:p>3.53E-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803470611572266" calcext:value-type="float">
            <text:p>8.03E-05</text:p>
          </table:table-cell>
          <table:table-cell office:value-type="float" office:value="0.000773429870605469" calcext:value-type="float">
            <text:p>0.000773429870605</text:p>
          </table:table-cell>
          <table:table-cell office:value-type="float" office:value="0.0158743858337402" calcext:value-type="float">
            <text:p>0.01587438583374</text:p>
          </table:table-cell>
          <table:table-cell office:value-type="float" office:value="0.00321245193481445" calcext:value-type="float">
            <text:p>0.00321245193481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692844390869141" calcext:value-type="float">
            <text:p>0.000692844390869</text:p>
          </table:table-cell>
          <table:table-cell office:value-type="float" office:value="0.00905466079711914" calcext:value-type="float">
            <text:p>0.009054660797119</text:p>
          </table:table-cell>
          <table:table-cell office:value-type="float" office:value="0.0000696182250976562" calcext:value-type="float">
            <text:p>6.96E-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603199005126953" calcext:value-type="float">
            <text:p>6.03E-05</text:p>
          </table:table-cell>
          <table:table-cell office:value-type="float" office:value="0.000822305679321289" calcext:value-type="float">
            <text:p>0.000822305679321</text:p>
          </table:table-cell>
          <table:table-cell office:value-type="float" office:value="0.0152440071105957" calcext:value-type="float">
            <text:p>0.015244007110596</text:p>
          </table:table-cell>
          <table:table-cell office:value-type="float" office:value="0.00183415412902832" calcext:value-type="float">
            <text:p>0.00183415412902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630617141723633" calcext:value-type="float">
            <text:p>0.000630617141724</text:p>
          </table:table-cell>
          <table:table-cell office:value-type="float" office:value="0.00852823257446289" calcext:value-type="float">
            <text:p>0.008528232574463</text:p>
          </table:table-cell>
          <table:table-cell office:value-type="float" office:value="0.0000374317169189453" calcext:value-type="float">
            <text:p>3.74E-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519752502441406" calcext:value-type="float">
            <text:p>0.000519752502441</text:p>
          </table:table-cell>
          <table:table-cell office:value-type="float" office:value="0.0086216926574707" calcext:value-type="float">
            <text:p>0.008621692657471</text:p>
          </table:table-cell>
          <table:table-cell office:value-type="float" office:value="0.00177121162414551" calcext:value-type="float">
            <text:p>0.001771211624146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522613525390625" calcext:value-type="float">
            <text:p>0.000522613525391</text:p>
          </table:table-cell>
          <table:table-cell office:value-type="float" office:value="0.00815963745117188" calcext:value-type="float">
            <text:p>0.008159637451172</text:p>
          </table:table-cell>
          <table:table-cell office:value-type="float" office:value="0.0000567436218261719" calcext:value-type="float">
            <text:p>5.67E-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340938568115234" calcext:value-type="float">
            <text:p>3.41E-05</text:p>
          </table:table-cell>
          <table:table-cell office:value-type="float" office:value="0.000520229339599609" calcext:value-type="float">
            <text:p>0.0005202293396</text:p>
          </table:table-cell>
          <table:table-cell office:value-type="float" office:value="0.00814652442932129" calcext:value-type="float">
            <text:p>0.008146524429321</text:p>
          </table:table-cell>
          <table:table-cell office:value-type="float" office:value="0.00181245803833008" calcext:value-type="float">
            <text:p>0.0018124580383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0000391006469726562" calcext:value-type="float">
            <text:p>3.91E-05</text:p>
          </table:table-cell>
          <table:table-cell office:value-type="float" office:value="0.000595808029174805" calcext:value-type="float">
            <text:p>0.000595808029175</text:p>
          </table:table-cell>
          <table:table-cell office:value-type="float" office:value="0.00876069068908691" calcext:value-type="float">
            <text:p>0.008760690689087</text:p>
          </table:table-cell>
          <table:table-cell office:value-type="float" office:value="0.0000681877136230469" calcext:value-type="float">
            <text:p>6.82E-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464916229248047" calcext:value-type="float">
            <text:p>4.65E-05</text:p>
          </table:table-cell>
          <table:table-cell office:value-type="float" office:value="0.000537395477294922" calcext:value-type="float">
            <text:p>0.000537395477295</text:p>
          </table:table-cell>
          <table:table-cell office:value-type="float" office:value="0.00915622711181641" calcext:value-type="float">
            <text:p>0.009156227111816</text:p>
          </table:table-cell>
          <table:table-cell office:value-type="float" office:value="0.0020744800567627" calcext:value-type="float">
            <text:p>0.002074480056763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0000505447387695313" calcext:value-type="float">
            <text:p>5.05E-05</text:p>
          </table:table-cell>
          <table:table-cell office:value-type="float" office:value="0.000486612319946289" calcext:value-type="float">
            <text:p>0.000486612319946</text:p>
          </table:table-cell>
          <table:table-cell office:value-type="float" office:value="0.00802230834960938" calcext:value-type="float">
            <text:p>0.008022308349609</text:p>
          </table:table-cell>
          <table:table-cell office:value-type="float" office:value="0.0000717639923095703" calcext:value-type="float">
            <text:p>7.18E-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570058822631836" calcext:value-type="float">
            <text:p>0.000570058822632</text:p>
          </table:table-cell>
          <table:table-cell office:value-type="float" office:value="0.00954413414001465" calcext:value-type="float">
            <text:p>0.009544134140015</text:p>
          </table:table-cell>
          <table:table-cell office:value-type="float" office:value="0.00188255310058594" calcext:value-type="float">
            <text:p>0.00188255310058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0000467300415039063" calcext:value-type="float">
            <text:p>4.67E-05</text:p>
          </table:table-cell>
          <table:table-cell office:value-type="float" office:value="0.000429630279541016" calcext:value-type="float">
            <text:p>0.000429630279541</text:p>
          </table:table-cell>
          <table:table-cell office:value-type="float" office:value="0.00905752182006836" calcext:value-type="float">
            <text:p>0.009057521820068</text:p>
          </table:table-cell>
          <table:table-cell office:value-type="float" office:value="0.0000371932983398437" calcext:value-type="float">
            <text:p>3.72E-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338554382324219" calcext:value-type="float">
            <text:p>3.39E-05</text:p>
          </table:table-cell>
          <table:table-cell office:value-type="float" office:value="0.000585794448852539" calcext:value-type="float">
            <text:p>0.000585794448853</text:p>
          </table:table-cell>
          <table:table-cell office:value-type="float" office:value="0.00862264633178711" calcext:value-type="float">
            <text:p>0.008622646331787</text:p>
          </table:table-cell>
          <table:table-cell office:value-type="float" office:value="0.00209784507751465" calcext:value-type="float">
            <text:p>0.00209784507751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432014465332031" calcext:value-type="float">
            <text:p>0.000432014465332</text:p>
          </table:table-cell>
          <table:table-cell office:value-type="float" office:value="0.00926995277404785" calcext:value-type="float">
            <text:p>0.009269952774048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507831573486328" calcext:value-type="float">
            <text:p>5.08E-05</text:p>
          </table:table-cell>
          <table:table-cell office:value-type="float" office:value="0.000657796859741211" calcext:value-type="float">
            <text:p>0.000657796859741</text:p>
          </table:table-cell>
          <table:table-cell office:value-type="float" office:value="0.0142946243286133" calcext:value-type="float">
            <text:p>0.014294624328613</text:p>
          </table:table-cell>
          <table:table-cell office:value-type="float" office:value="0.00378608703613281" calcext:value-type="float">
            <text:p>0.00378608703613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0000345706939697266" calcext:value-type="float">
            <text:p>3.46E-05</text:p>
          </table:table-cell>
          <table:table-cell office:value-type="float" office:value="0.00049901008605957" calcext:value-type="float">
            <text:p>0.00049901008606</text:p>
          </table:table-cell>
          <table:table-cell office:value-type="float" office:value="0.00855135917663574" calcext:value-type="float">
            <text:p>0.008551359176636</text:p>
          </table:table-cell>
          <table:table-cell office:value-type="float" office:value="0.0000560283660888672" calcext:value-type="float">
            <text:p>5.60E-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float" office:value="0.000113010406494141" calcext:value-type="float">
            <text:p>0.000113010406494</text:p>
          </table:table-cell>
          <table:table-cell office:value-type="float" office:value="0.000883340835571289" calcext:value-type="float">
            <text:p>0.000883340835571</text:p>
          </table:table-cell>
          <table:table-cell office:value-type="float" office:value="0.00978255271911621" calcext:value-type="float">
            <text:p>0.009782552719116</text:p>
          </table:table-cell>
          <table:table-cell office:value-type="float" office:value="0.00183558464050293" calcext:value-type="float">
            <text:p>0.00183558464050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0000493526458740234" calcext:value-type="float">
            <text:p>4.94E-05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909924507141113" calcext:value-type="float">
            <text:p>0.009099245071411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331401824951172" calcext:value-type="float">
            <text:p>3.31E-05</text:p>
          </table:table-cell>
          <table:table-cell office:value-type="float" office:value="0.000480890274047852" calcext:value-type="float">
            <text:p>0.000480890274048</text:p>
          </table:table-cell>
          <table:table-cell office:value-type="float" office:value="0.012258768081665" calcext:value-type="float">
            <text:p>0.012258768081665</text:p>
          </table:table-cell>
          <table:table-cell office:value-type="float" office:value="0.00313162803649902" calcext:value-type="float">
            <text:p>0.00313162803649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660896301269531" calcext:value-type="float">
            <text:p>0.00066089630127</text:p>
          </table:table-cell>
          <table:table-cell office:value-type="float" office:value="0.0088803768157959" calcext:value-type="float">
            <text:p>0.008880376815796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591278076171875" calcext:value-type="float">
            <text:p>5.91E-05</text:p>
          </table:table-cell>
          <table:table-cell office:value-type="float" office:value="0.000743865966796875" calcext:value-type="float">
            <text:p>0.000743865966797</text:p>
          </table:table-cell>
          <table:table-cell office:value-type="float" office:value="0.0123810768127441" calcext:value-type="float">
            <text:p>0.012381076812744</text:p>
          </table:table-cell>
          <table:table-cell office:value-type="float" office:value="0.00192523002624512" calcext:value-type="float">
            <text:p>0.00192523002624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0000846385955810547" calcext:value-type="float">
            <text:p>8.46E-05</text:p>
          </table:table-cell>
          <table:table-cell office:value-type="float" office:value="0.000660181045532227" calcext:value-type="float">
            <text:p>0.000660181045532</text:p>
          </table:table-cell>
          <table:table-cell office:value-type="float" office:value="0.00923728942871094" calcext:value-type="float">
            <text:p>0.009237289428711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326633453369141" calcext:value-type="float">
            <text:p>3.27E-05</text:p>
          </table:table-cell>
          <table:table-cell office:value-type="float" office:value="0.000578880310058594" calcext:value-type="float">
            <text:p>0.000578880310059</text:p>
          </table:table-cell>
          <table:table-cell office:value-type="float" office:value="0.0142087936401367" calcext:value-type="float">
            <text:p>0.014208793640137</text:p>
          </table:table-cell>
          <table:table-cell office:value-type="float" office:value="0.00298905372619629" calcext:value-type="float">
            <text:p>0.00298905372619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591278076171875" calcext:value-type="float">
            <text:p>0.000591278076172</text:p>
          </table:table-cell>
          <table:table-cell office:value-type="float" office:value="0.00992202758789063" calcext:value-type="float">
            <text:p>0.009922027587891</text:p>
          </table:table-cell>
          <table:table-cell office:value-type="float" office:value="0.0000720024108886719" calcext:value-type="float">
            <text:p>7.20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731945037841797" calcext:value-type="float">
            <text:p>7.32E-05</text:p>
          </table:table-cell>
          <table:table-cell office:value-type="float" office:value="0.000627756118774414" calcext:value-type="float">
            <text:p>0.000627756118774</text:p>
          </table:table-cell>
          <table:table-cell office:value-type="float" office:value="0.0159010887145996" calcext:value-type="float">
            <text:p>0.0159010887146</text:p>
          </table:table-cell>
          <table:table-cell office:value-type="float" office:value="0.00343823432922363" calcext:value-type="float">
            <text:p>0.003438234329224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0000355243682861328" calcext:value-type="float">
            <text:p>3.55E-05</text:p>
          </table:table-cell>
          <table:table-cell office:value-type="float" office:value="0.000486612319946289" calcext:value-type="float">
            <text:p>0.000486612319946</text:p>
          </table:table-cell>
          <table:table-cell office:value-type="float" office:value="0.00838375091552734" calcext:value-type="float">
            <text:p>0.008383750915527</text:p>
          </table:table-cell>
          <table:table-cell office:value-type="float" office:value="0.0000734329223632812" calcext:value-type="float">
            <text:p>7.34E-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float" office:value="0.000113248825073242" calcext:value-type="float">
            <text:p>0.000113248825073</text:p>
          </table:table-cell>
          <table:table-cell office:value-type="float" office:value="0.000689029693603516" calcext:value-type="float">
            <text:p>0.000689029693604</text:p>
          </table:table-cell>
          <table:table-cell office:value-type="float" office:value="0.0130062103271484" calcext:value-type="float">
            <text:p>0.013006210327149</text:p>
          </table:table-cell>
          <table:table-cell office:value-type="float" office:value="0.00194478034973145" calcext:value-type="float">
            <text:p>0.00194478034973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63409042358398" calcext:value-type="float">
            <text:p>0.008634090423584</text:p>
          </table:table-cell>
          <table:table-cell office:value-type="float" office:value="0.0000531673431396484" calcext:value-type="float">
            <text:p>5.32E-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562667846679688" calcext:value-type="float">
            <text:p>5.63E-05</text:p>
          </table:table-cell>
          <table:table-cell office:value-type="float" office:value="0.000524997711181641" calcext:value-type="float">
            <text:p>0.000524997711182</text:p>
          </table:table-cell>
          <table:table-cell office:value-type="float" office:value="0.0149765014648438" calcext:value-type="float">
            <text:p>0.014976501464844</text:p>
          </table:table-cell>
          <table:table-cell office:value-type="float" office:value="0.00188374519348145" calcext:value-type="float">
            <text:p>0.00188374519348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0000734329223632812" calcext:value-type="float">
            <text:p>7.34E-05</text:p>
          </table:table-cell>
          <table:table-cell office:value-type="float" office:value="0.000690698623657227" calcext:value-type="float">
            <text:p>0.000690698623657</text:p>
          </table:table-cell>
          <table:table-cell office:value-type="float" office:value="0.0151376724243164" calcext:value-type="float">
            <text:p>0.015137672424316</text:p>
          </table:table-cell>
          <table:table-cell office:value-type="float" office:value="0.0000770092010498047" calcext:value-type="float">
            <text:p>7.70E-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357627868652344" calcext:value-type="float">
            <text:p>3.58E-05</text:p>
          </table:table-cell>
          <table:table-cell office:value-type="float" office:value="0.000668048858642578" calcext:value-type="float">
            <text:p>0.000668048858643</text:p>
          </table:table-cell>
          <table:table-cell office:value-type="float" office:value="0.00889229774475098" calcext:value-type="float">
            <text:p>0.008892297744751</text:p>
          </table:table-cell>
          <table:table-cell office:value-type="float" office:value="0.00186848640441895" calcext:value-type="float">
            <text:p>0.00186848640441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699043273925781" calcext:value-type="float">
            <text:p>0.000699043273926</text:p>
          </table:table-cell>
          <table:table-cell office:value-type="float" office:value="0.0108935832977295" calcext:value-type="float">
            <text:p>0.01089358329773</text:p>
          </table:table-cell>
          <table:table-cell office:value-type="float" office:value="0.00003814697265625" calcext:value-type="float">
            <text:p>3.81E-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333786010742187" calcext:value-type="float">
            <text:p>3.34E-05</text:p>
          </table:table-cell>
          <table:table-cell office:value-type="float" office:value="0.000574588775634766" calcext:value-type="float">
            <text:p>0.000574588775635</text:p>
          </table:table-cell>
          <table:table-cell office:value-type="float" office:value="0.00809073448181152" calcext:value-type="float">
            <text:p>0.008090734481812</text:p>
          </table:table-cell>
          <table:table-cell office:value-type="float" office:value="0.00186491012573242" calcext:value-type="float">
            <text:p>0.00186491012573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.0000352859497070312" calcext:value-type="float">
            <text:p>3.53E-05</text:p>
          </table:table-cell>
          <table:table-cell office:value-type="float" office:value="0.000579357147216797" calcext:value-type="float">
            <text:p>0.000579357147217</text:p>
          </table:table-cell>
          <table:table-cell office:value-type="float" office:value="0.00832915306091309" calcext:value-type="float">
            <text:p>0.008329153060913</text:p>
          </table:table-cell>
          <table:table-cell office:value-type="float" office:value="0.0000522136688232422" calcext:value-type="float">
            <text:p>5.22E-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34332275390625" calcext:value-type="float">
            <text:p>3.43E-05</text:p>
          </table:table-cell>
          <table:table-cell office:value-type="float" office:value="0.000576257705688477" calcext:value-type="float">
            <text:p>0.000576257705688</text:p>
          </table:table-cell>
          <table:table-cell office:value-type="float" office:value="0.0096282958984375" calcext:value-type="float">
            <text:p>0.009628295898438</text:p>
          </table:table-cell>
          <table:table-cell office:value-type="float" office:value="0.00192904472351074" calcext:value-type="float">
            <text:p>0.00192904472351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0000662803649902344" calcext:value-type="float">
            <text:p>6.63E-05</text:p>
          </table:table-cell>
          <table:table-cell office:value-type="float" office:value="0.000467061996459961" calcext:value-type="float">
            <text:p>0.00046706199646</text:p>
          </table:table-cell>
          <table:table-cell office:value-type="float" office:value="0.00849080085754395" calcext:value-type="float">
            <text:p>0.008490800857544</text:p>
          </table:table-cell>
          <table:table-cell office:value-type="float" office:value="0.0000541210174560547" calcext:value-type="float">
            <text:p>5.41E-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376701354980469" calcext:value-type="float">
            <text:p>3.77E-05</text:p>
          </table:table-cell>
          <table:table-cell office:value-type="float" office:value="0.000476598739624023" calcext:value-type="float">
            <text:p>0.000476598739624</text:p>
          </table:table-cell>
          <table:table-cell office:value-type="float" office:value="0.00822854042053223" calcext:value-type="float">
            <text:p>0.008228540420532</text:p>
          </table:table-cell>
          <table:table-cell office:value-type="float" office:value="0.00189709663391113" calcext:value-type="float">
            <text:p>0.00189709663391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0000479221343994141" calcext:value-type="float">
            <text:p>4.79E-05</text:p>
          </table:table-cell>
          <table:table-cell office:value-type="float" office:value="0.000533342361450195" calcext:value-type="float">
            <text:p>0.00053334236145</text:p>
          </table:table-cell>
          <table:table-cell office:value-type="float" office:value="0.00852060317993164" calcext:value-type="float">
            <text:p>0.008520603179932</text:p>
          </table:table-cell>
          <table:table-cell office:value-type="float" office:value="0.0000574588775634766" calcext:value-type="float">
            <text:p>5.75E-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687360763549805" calcext:value-type="float">
            <text:p>0.00068736076355</text:p>
          </table:table-cell>
          <table:table-cell office:value-type="float" office:value="0.00905370712280273" calcext:value-type="float">
            <text:p>0.009053707122803</text:p>
          </table:table-cell>
          <table:table-cell office:value-type="float" office:value="0.00218939781188965" calcext:value-type="float">
            <text:p>0.00218939781189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0000348091125488281" calcext:value-type="float">
            <text:p>3.48E-05</text:p>
          </table:table-cell>
          <table:table-cell office:value-type="float" office:value="0.000467300415039063" calcext:value-type="float">
            <text:p>0.000467300415039</text:p>
          </table:table-cell>
          <table:table-cell office:value-type="float" office:value="0.00871944427490235" calcext:value-type="float">
            <text:p>0.008719444274902</text:p>
          </table:table-cell>
          <table:table-cell office:value-type="float" office:value="0.0000395774841308594" calcext:value-type="float">
            <text:p>3.96E-0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12123107910156" calcext:value-type="float">
            <text:p>0.00051212310791</text:p>
          </table:table-cell>
          <table:table-cell office:value-type="float" office:value="0.00998187065124512" calcext:value-type="float">
            <text:p>0.009981870651245</text:p>
          </table:table-cell>
          <table:table-cell office:value-type="float" office:value="0.00204229354858398" calcext:value-type="float">
            <text:p>0.002042293548584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0000348091125488281" calcext:value-type="float">
            <text:p>3.48E-05</text:p>
          </table:table-cell>
          <table:table-cell office:value-type="float" office:value="0.000394105911254883" calcext:value-type="float">
            <text:p>0.000394105911255</text:p>
          </table:table-cell>
          <table:table-cell office:value-type="float" office:value="0.00797724723815918" calcext:value-type="float">
            <text:p>0.007977247238159</text:p>
          </table:table-cell>
          <table:table-cell office:value-type="float" office:value="0.0000574588775634766" calcext:value-type="float">
            <text:p>5.75E-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352859497070312" calcext:value-type="float">
            <text:p>3.53E-05</text:p>
          </table:table-cell>
          <table:table-cell office:value-type="float" office:value="0.000604629516601563" calcext:value-type="float">
            <text:p>0.000604629516602</text:p>
          </table:table-cell>
          <table:table-cell office:value-type="float" office:value="0.00847887992858887" calcext:value-type="float">
            <text:p>0.008478879928589</text:p>
          </table:table-cell>
          <table:table-cell office:value-type="float" office:value="0.00257015228271484" calcext:value-type="float">
            <text:p>0.0025701522827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352859497070312" calcext:value-type="float">
            <text:p>3.53E-05</text:p>
          </table:table-cell>
          <table:table-cell office:value-type="float" office:value="0.000461339950561523" calcext:value-type="float">
            <text:p>0.000461339950562</text:p>
          </table:table-cell>
          <table:table-cell office:value-type="float" office:value="0.00889873504638672" calcext:value-type="float">
            <text:p>0.008898735046387</text:p>
          </table:table-cell>
          <table:table-cell office:value-type="float" office:value="0.000057220458984375" calcext:value-type="float">
            <text:p>5.72E-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550746917724609" calcext:value-type="float">
            <text:p>5.51E-05</text:p>
          </table:table-cell>
          <table:table-cell office:value-type="float" office:value="0.000639915466308594" calcext:value-type="float">
            <text:p>0.000639915466309</text:p>
          </table:table-cell>
          <table:table-cell office:value-type="float" office:value="0.0154099464416504" calcext:value-type="float">
            <text:p>0.01540994644165</text:p>
          </table:table-cell>
          <table:table-cell office:value-type="float" office:value="0.00384283065795898" calcext:value-type="float">
            <text:p>0.00384283065795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0.0000364780426025391" calcext:value-type="float">
            <text:p>3.65E-05</text:p>
          </table:table-cell>
          <table:table-cell office:value-type="float" office:value="0.000499725341796875" calcext:value-type="float">
            <text:p>0.000499725341797</text:p>
          </table:table-cell>
          <table:table-cell office:value-type="float" office:value="0.0089406967163086" calcext:value-type="float">
            <text:p>0.008940696716309</text:p>
          </table:table-cell>
          <table:table-cell office:value-type="float" office:value="0.0000634193420410156" calcext:value-type="float">
            <text:p>6.34E-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751018524169922" calcext:value-type="float">
            <text:p>7.51E-05</text:p>
          </table:table-cell>
          <table:table-cell office:value-type="float" office:value="0.000743389129638672" calcext:value-type="float">
            <text:p>0.000743389129639</text:p>
          </table:table-cell>
          <table:table-cell office:value-type="float" office:value="0.00950241088867188" calcext:value-type="float">
            <text:p>0.009502410888672</text:p>
          </table:table-cell>
          <table:table-cell office:value-type="float" office:value="0.00207424163818359" calcext:value-type="float">
            <text:p>0.0020742416381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0000445842742919922" calcext:value-type="float">
            <text:p>4.46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929021835327148" calcext:value-type="float">
            <text:p>0.009290218353271</text:p>
          </table:table-cell>
          <table:table-cell office:value-type="float" office:value="0.0000553131103515625" calcext:value-type="float">
            <text:p>5.53E-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34332275390625" calcext:value-type="float">
            <text:p>3.43E-05</text:p>
          </table:table-cell>
          <table:table-cell office:value-type="float" office:value="0.000675678253173828" calcext:value-type="float">
            <text:p>0.000675678253174</text:p>
          </table:table-cell>
          <table:table-cell office:value-type="float" office:value="0.00814175605773926" calcext:value-type="float">
            <text:p>0.008141756057739</text:p>
          </table:table-cell>
          <table:table-cell office:value-type="float" office:value="0.0023503303527832" calcext:value-type="float">
            <text:p>0.002350330352783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0.0000452995300292969" calcext:value-type="float">
            <text:p>4.53E-05</text:p>
          </table:table-cell>
          <table:table-cell office:value-type="float" office:value="0.000459671020507813" calcext:value-type="float">
            <text:p>0.000459671020508</text:p>
          </table:table-cell>
          <table:table-cell office:value-type="float" office:value="0.00843954086303711" calcext:value-type="float">
            <text:p>0.008439540863037</text:p>
          </table:table-cell>
          <table:table-cell office:value-type="float" office:value="0.0000584125518798828" calcext:value-type="float">
            <text:p>5.84E-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483989715576172" calcext:value-type="float">
            <text:p>4.84E-05</text:p>
          </table:table-cell>
          <table:table-cell office:value-type="float" office:value="0.000483036041259766" calcext:value-type="float">
            <text:p>0.00048303604126</text:p>
          </table:table-cell>
          <table:table-cell office:value-type="float" office:value="0.00966238975524903" calcext:value-type="float">
            <text:p>0.009662389755249</text:p>
          </table:table-cell>
          <table:table-cell office:value-type="float" office:value="0.00195550918579102" calcext:value-type="float">
            <text:p>0.00195550918579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731945037841797" calcext:value-type="float">
            <text:p>0.000731945037842</text:p>
          </table:table-cell>
          <table:table-cell office:value-type="float" office:value="0.00886678695678711" calcext:value-type="float">
            <text:p>0.008866786956787</text:p>
          </table:table-cell>
          <table:table-cell office:value-type="float" office:value="0.0000581741333007813" calcext:value-type="float">
            <text:p>5.82E-0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491142272949219" calcext:value-type="float">
            <text:p>4.91E-05</text:p>
          </table:table-cell>
          <table:table-cell office:value-type="float" office:value="0.000529766082763672" calcext:value-type="float">
            <text:p>0.000529766082764</text:p>
          </table:table-cell>
          <table:table-cell office:value-type="float" office:value="0.0100908279418945" calcext:value-type="float">
            <text:p>0.010090827941895</text:p>
          </table:table-cell>
          <table:table-cell office:value-type="float" office:value="0.00215864181518555" calcext:value-type="float">
            <text:p>0.00215864181518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543594360351563" calcext:value-type="float">
            <text:p>5.44E-05</text:p>
          </table:table-cell>
          <table:table-cell office:value-type="float" office:value="0.00046992301940918" calcext:value-type="float">
            <text:p>0.000469923019409</text:p>
          </table:table-cell>
          <table:table-cell office:value-type="float" office:value="0.00908851623535156" calcext:value-type="float">
            <text:p>0.009088516235352</text:p>
          </table:table-cell>
          <table:table-cell office:value-type="float" office:value="0.0000584125518798828" calcext:value-type="float">
            <text:p>5.84E-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360012054443359" calcext:value-type="float">
            <text:p>3.60E-05</text:p>
          </table:table-cell>
          <table:table-cell office:value-type="float" office:value="0.000481605529785156" calcext:value-type="float">
            <text:p>0.000481605529785</text:p>
          </table:table-cell>
          <table:table-cell office:value-type="float" office:value="0.00861048698425293" calcext:value-type="float">
            <text:p>0.008610486984253</text:p>
          </table:table-cell>
          <table:table-cell office:value-type="float" office:value="0.00225234031677246" calcext:value-type="float">
            <text:p>0.00225234031677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527143478393555" calcext:value-type="float">
            <text:p>0.000527143478394</text:p>
          </table:table-cell>
          <table:table-cell office:value-type="float" office:value="0.00848484039306641" calcext:value-type="float">
            <text:p>0.008484840393066</text:p>
          </table:table-cell>
          <table:table-cell office:value-type="float" office:value="0.0000388622283935547" calcext:value-type="float">
            <text:p>3.89E-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560283660888672" calcext:value-type="float">
            <text:p>5.60E-05</text:p>
          </table:table-cell>
          <table:table-cell office:value-type="float" office:value="0.000797271728515625" calcext:value-type="float">
            <text:p>0.000797271728516</text:p>
          </table:table-cell>
          <table:table-cell office:value-type="float" office:value="0.00873661041259766" calcext:value-type="float">
            <text:p>0.008736610412598</text:p>
          </table:table-cell>
          <table:table-cell office:value-type="float" office:value="0.0023806095123291" calcext:value-type="float">
            <text:p>0.002380609512329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451803207397461" calcext:value-type="float">
            <text:p>0.000451803207397</text:p>
          </table:table-cell>
          <table:table-cell office:value-type="float" office:value="0.00863099098205566" calcext:value-type="float">
            <text:p>0.008630990982056</text:p>
          </table:table-cell>
          <table:table-cell office:value-type="float" office:value="0.0000395774841308594" calcext:value-type="float">
            <text:p>3.96E-0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519752502441406" calcext:value-type="float">
            <text:p>5.20E-05</text:p>
          </table:table-cell>
          <table:table-cell office:value-type="float" office:value="0.000488996505737305" calcext:value-type="float">
            <text:p>0.000488996505737</text:p>
          </table:table-cell>
          <table:table-cell office:value-type="float" office:value="0.00989198684692383" calcext:value-type="float">
            <text:p>0.009891986846924</text:p>
          </table:table-cell>
          <table:table-cell office:value-type="float" office:value="0.00205397605895996" calcext:value-type="float">
            <text:p>0.00205397605896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0000362396240234375" calcext:value-type="float">
            <text:p>3.62E-05</text:p>
          </table:table-cell>
          <table:table-cell office:value-type="float" office:value="0.000459671020507813" calcext:value-type="float">
            <text:p>0.000459671020508</text:p>
          </table:table-cell>
          <table:table-cell office:value-type="float" office:value="0.0086214542388916" calcext:value-type="float">
            <text:p>0.008621454238892</text:p>
          </table:table-cell>
          <table:table-cell office:value-type="float" office:value="0.0000712871551513672" calcext:value-type="float">
            <text:p>7.13E-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357627868652344" calcext:value-type="float">
            <text:p>3.58E-05</text:p>
          </table:table-cell>
          <table:table-cell office:value-type="float" office:value="0.000416755676269531" calcext:value-type="float">
            <text:p>0.00041675567627</text:p>
          </table:table-cell>
          <table:table-cell office:value-type="float" office:value="0.00918984413146973" calcext:value-type="float">
            <text:p>0.00918984413147</text:p>
          </table:table-cell>
          <table:table-cell office:value-type="float" office:value="0.00212502479553223" calcext:value-type="float">
            <text:p>0.00212502479553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355243682861328" calcext:value-type="float">
            <text:p>3.55E-05</text:p>
          </table:table-cell>
          <table:table-cell office:value-type="float" office:value="0.000513792037963867" calcext:value-type="float">
            <text:p>0.000513792037964</text:p>
          </table:table-cell>
          <table:table-cell office:value-type="float" office:value="0.00900840759277344" calcext:value-type="float">
            <text:p>0.009008407592773</text:p>
          </table:table-cell>
          <table:table-cell office:value-type="float" office:value="0.0000424385070800781" calcext:value-type="float">
            <text:p>4.24E-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364780426025391" calcext:value-type="float">
            <text:p>3.65E-05</text:p>
          </table:table-cell>
          <table:table-cell office:value-type="float" office:value="0.000475406646728516" calcext:value-type="float">
            <text:p>0.000475406646729</text:p>
          </table:table-cell>
          <table:table-cell office:value-type="float" office:value="0.00830364227294922" calcext:value-type="float">
            <text:p>0.008303642272949</text:p>
          </table:table-cell>
          <table:table-cell office:value-type="float" office:value="0.00215458869934082" calcext:value-type="float">
            <text:p>0.00215458869934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369548797607422" calcext:value-type="float">
            <text:p>3.70E-05</text:p>
          </table:table-cell>
          <table:table-cell office:value-type="float" office:value="0.000415325164794922" calcext:value-type="float">
            <text:p>0.000415325164795</text:p>
          </table:table-cell>
          <table:table-cell office:value-type="float" office:value="0.00843334197998047" calcext:value-type="float">
            <text:p>0.00843334197998</text:p>
          </table:table-cell>
          <table:table-cell office:value-type="float" office:value="0.0000751018524169922" calcext:value-type="float">
            <text:p>7.51E-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360012054443359" calcext:value-type="float">
            <text:p>3.60E-05</text:p>
          </table:table-cell>
          <table:table-cell office:value-type="float" office:value="0.000579595565795898" calcext:value-type="float">
            <text:p>0.000579595565796</text:p>
          </table:table-cell>
          <table:table-cell office:value-type="float" office:value="0.00939083099365235" calcext:value-type="float">
            <text:p>0.009390830993652</text:p>
          </table:table-cell>
          <table:table-cell office:value-type="float" office:value="0.00231361389160156" calcext:value-type="float">
            <text:p>0.00231361389160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0000362396240234375" calcext:value-type="float">
            <text:p>3.62E-05</text:p>
          </table:table-cell>
          <table:table-cell office:value-type="float" office:value="0.000527143478393555" calcext:value-type="float">
            <text:p>0.000527143478394</text:p>
          </table:table-cell>
          <table:table-cell office:value-type="float" office:value="0.0089409351348877" calcext:value-type="float">
            <text:p>0.008940935134888</text:p>
          </table:table-cell>
          <table:table-cell office:value-type="float" office:value="0.0000593662261962891" calcext:value-type="float">
            <text:p>5.94E-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 office:value-type="float" office:value="0.000124216079711914" calcext:value-type="float">
            <text:p>0.000124216079712</text:p>
          </table:table-cell>
          <table:table-cell office:value-type="float" office:value="0.000565767288208008" calcext:value-type="float">
            <text:p>0.000565767288208</text:p>
          </table:table-cell>
          <table:table-cell office:value-type="float" office:value="0.0100164413452148" calcext:value-type="float">
            <text:p>0.010016441345215</text:p>
          </table:table-cell>
          <table:table-cell office:value-type="float" office:value="0.00219964981079102" calcext:value-type="float">
            <text:p>0.00219964981079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17129898071289" calcext:value-type="float">
            <text:p>0.000517129898071</text:p>
          </table:table-cell>
          <table:table-cell office:value-type="float" office:value="0.00869560241699219" calcext:value-type="float">
            <text:p>0.008695602416992</text:p>
          </table:table-cell>
          <table:table-cell office:value-type="float" office:value="0.0000731945037841797" calcext:value-type="float">
            <text:p>7.32E-0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57220458984375" calcext:value-type="float">
            <text:p>5.72E-05</text:p>
          </table:table-cell>
          <table:table-cell office:value-type="float" office:value="0.000586271286010742" calcext:value-type="float">
            <text:p>0.000586271286011</text:p>
          </table:table-cell>
          <table:table-cell office:value-type="float" office:value="0.00902366638183594" calcext:value-type="float">
            <text:p>0.009023666381836</text:p>
          </table:table-cell>
          <table:table-cell office:value-type="float" office:value="0.00245428085327148" calcext:value-type="float">
            <text:p>0.00245428085327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500679016113281" calcext:value-type="float">
            <text:p>5.01E-05</text:p>
          </table:table-cell>
          <table:table-cell office:value-type="float" office:value="0.000578880310058594" calcext:value-type="float">
            <text:p>0.000578880310059</text:p>
          </table:table-cell>
          <table:table-cell office:value-type="float" office:value="0.00858521461486816" calcext:value-type="float">
            <text:p>0.008585214614868</text:p>
          </table:table-cell>
          <table:table-cell office:value-type="float" office:value="0.0000586509704589844" calcext:value-type="float">
            <text:p>5.87E-0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362396240234375" calcext:value-type="float">
            <text:p>3.62E-05</text:p>
          </table:table-cell>
          <table:table-cell office:value-type="float" office:value="0.000592708587646484" calcext:value-type="float">
            <text:p>0.000592708587646</text:p>
          </table:table-cell>
          <table:table-cell office:value-type="float" office:value="0.0144319534301758" calcext:value-type="float">
            <text:p>0.014431953430176</text:p>
          </table:table-cell>
          <table:table-cell office:value-type="float" office:value="0.00219416618347168" calcext:value-type="float">
            <text:p>0.002194166183472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0000362396240234375" calcext:value-type="float">
            <text:p>3.62E-05</text:p>
          </table:table-cell>
          <table:table-cell office:value-type="float" office:value="0.000440120697021484" calcext:value-type="float">
            <text:p>0.000440120697021</text:p>
          </table:table-cell>
          <table:table-cell office:value-type="float" office:value="0.00855779647827148" calcext:value-type="float">
            <text:p>0.008557796478271</text:p>
          </table:table-cell>
          <table:table-cell office:value-type="float" office:value="0.0000407695770263672" calcext:value-type="float">
            <text:p>4.08E-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569820404052734" calcext:value-type="float">
            <text:p>5.70E-05</text:p>
          </table:table-cell>
          <table:table-cell office:value-type="float" office:value="0.000780344009399414" calcext:value-type="float">
            <text:p>0.000780344009399</text:p>
          </table:table-cell>
          <table:table-cell office:value-type="float" office:value="0.00903749465942383" calcext:value-type="float">
            <text:p>0.009037494659424</text:p>
          </table:table-cell>
          <table:table-cell office:value-type="float" office:value="0.00230288505554199" calcext:value-type="float">
            <text:p>0.00230288505554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352859497070312" calcext:value-type="float">
            <text:p>3.53E-05</text:p>
          </table:table-cell>
          <table:table-cell office:value-type="float" office:value="0.000467538833618164" calcext:value-type="float">
            <text:p>0.000467538833618</text:p>
          </table:table-cell>
          <table:table-cell office:value-type="float" office:value="0.00836086273193359" calcext:value-type="float">
            <text:p>0.008360862731934</text:p>
          </table:table-cell>
          <table:table-cell office:value-type="float" office:value="0.0000472068786621094" calcext:value-type="float">
            <text:p>4.72E-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348091125488281" calcext:value-type="float">
            <text:p>3.48E-05</text:p>
          </table:table-cell>
          <table:table-cell office:value-type="float" office:value="0.000534534454345703" calcext:value-type="float">
            <text:p>0.000534534454346</text:p>
          </table:table-cell>
          <table:table-cell office:value-type="float" office:value="0.0079498291015625" calcext:value-type="float">
            <text:p>0.007949829101563</text:p>
          </table:table-cell>
          <table:table-cell office:value-type="float" office:value="0.00224041938781738" calcext:value-type="float">
            <text:p>0.00224041938781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3095817565918" calcext:value-type="float">
            <text:p>0.000530958175659</text:p>
          </table:table-cell>
          <table:table-cell office:value-type="float" office:value="0.00869131088256836" calcext:value-type="float">
            <text:p>0.008691310882568</text:p>
          </table:table-cell>
          <table:table-cell office:value-type="float" office:value="0.0000452995300292969" calcext:value-type="float">
            <text:p>4.53E-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402212142944336" calcext:value-type="float">
            <text:p>0.000402212142944</text:p>
          </table:table-cell>
          <table:table-cell office:value-type="float" office:value="0.00905060768127441" calcext:value-type="float">
            <text:p>0.009050607681274</text:p>
          </table:table-cell>
          <table:table-cell office:value-type="float" office:value="0.00411009788513184" calcext:value-type="float">
            <text:p>0.00411009788513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514984130859375" calcext:value-type="float">
            <text:p>5.15E-05</text:p>
          </table:table-cell>
          <table:table-cell office:value-type="float" office:value="0.000557184219360352" calcext:value-type="float">
            <text:p>0.00055718421936</text:p>
          </table:table-cell>
          <table:table-cell office:value-type="float" office:value="0.00836968421936035" calcext:value-type="float">
            <text:p>0.00836968421936</text:p>
          </table:table-cell>
          <table:table-cell office:value-type="float" office:value="0.0000786781311035156" calcext:value-type="float">
            <text:p>7.87E-0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727176666259766" calcext:value-type="float">
            <text:p>7.27E-05</text:p>
          </table:table-cell>
          <table:table-cell office:value-type="float" office:value="0.000743389129638672" calcext:value-type="float">
            <text:p>0.000743389129639</text:p>
          </table:table-cell>
          <table:table-cell office:value-type="float" office:value="0.011962890625" calcext:value-type="float">
            <text:p>0.011962890625</text:p>
          </table:table-cell>
          <table:table-cell office:value-type="float" office:value="0.0024864673614502" calcext:value-type="float">
            <text:p>0.0024864673614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0000798702239990234" calcext:value-type="float">
            <text:p>7.99E-05</text:p>
          </table:table-cell>
          <table:table-cell office:value-type="float" office:value="0.000530719757080078" calcext:value-type="float">
            <text:p>0.00053071975708</text:p>
          </table:table-cell>
          <table:table-cell office:value-type="float" office:value="0.00871419906616211" calcext:value-type="float">
            <text:p>0.008714199066162</text:p>
          </table:table-cell>
          <table:table-cell office:value-type="float" office:value="0.0000569820404052734" calcext:value-type="float">
            <text:p>5.70E-0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493526458740234" calcext:value-type="float">
            <text:p>4.94E-05</text:p>
          </table:table-cell>
          <table:table-cell office:value-type="float" office:value="0.000461101531982422" calcext:value-type="float">
            <text:p>0.000461101531982</text:p>
          </table:table-cell>
          <table:table-cell office:value-type="float" office:value="0.00828886032104492" calcext:value-type="float">
            <text:p>0.008288860321045</text:p>
          </table:table-cell>
          <table:table-cell office:value-type="float" office:value="0.00262999534606934" calcext:value-type="float">
            <text:p>0.00262999534606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0000545978546142578" calcext:value-type="float">
            <text:p>5.46E-05</text:p>
          </table:table-cell>
          <table:table-cell office:value-type="float" office:value="0.000512599945068359" calcext:value-type="float">
            <text:p>0.000512599945068</text:p>
          </table:table-cell>
          <table:table-cell office:value-type="float" office:value="0.00852036476135254" calcext:value-type="float">
            <text:p>0.008520364761353</text:p>
          </table:table-cell>
          <table:table-cell table:style-name="Default" office:value-type="float" office:value="0.000115871429443359" calcext:value-type="float">
            <text:p>0.0001158714294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536441802978516" calcext:value-type="float">
            <text:p>5.36E-05</text:p>
          </table:table-cell>
          <table:table-cell office:value-type="float" office:value="0.000600576400756836" calcext:value-type="float">
            <text:p>0.000600576400757</text:p>
          </table:table-cell>
          <table:table-cell office:value-type="float" office:value="0.00868010520935059" calcext:value-type="float">
            <text:p>0.008680105209351</text:p>
          </table:table-cell>
          <table:table-cell office:value-type="float" office:value="0.0022425651550293" calcext:value-type="float">
            <text:p>0.00224256515502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474929809570313" calcext:value-type="float">
            <text:p>0.00047492980957</text:p>
          </table:table-cell>
          <table:table-cell office:value-type="float" office:value="0.00846195220947266" calcext:value-type="float">
            <text:p>0.008461952209473</text:p>
          </table:table-cell>
          <table:table-cell office:value-type="float" office:value="0.0000619888305664062" calcext:value-type="float">
            <text:p>6.20E-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617504119873047" calcext:value-type="float">
            <text:p>0.000617504119873</text:p>
          </table:table-cell>
          <table:table-cell office:value-type="float" office:value="0.0107500553131104" calcext:value-type="float">
            <text:p>0.01075005531311</text:p>
          </table:table-cell>
          <table:table-cell office:value-type="float" office:value="0.00417327880859375" calcext:value-type="float">
            <text:p>0.004173278808594</text:p>
          </table:table-cell>
          <table:table-cell/>
          <table:table-cell office:value-type="float" office:value="381" calcext:value-type="float">
            <text:p>381</text:p>
          </table:table-cell>
          <table:table-cell table:style-name="Default" office:value-type="float" office:value="0.000120401382446289" calcext:value-type="float">
            <text:p>0.000120401382446</text:p>
          </table:table-cell>
          <table:table-cell office:value-type="float" office:value="0.000577926635742188" calcext:value-type="float">
            <text:p>0.000577926635742</text:p>
          </table:table-cell>
          <table:table-cell office:value-type="float" office:value="0.0108137130737305" calcext:value-type="float">
            <text:p>0.010813713073731</text:p>
          </table:table-cell>
          <table:table-cell office:value-type="float" office:value="0.0000464916229248047" calcext:value-type="float">
            <text:p>4.65E-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696182250976562" calcext:value-type="float">
            <text:p>6.96E-05</text:p>
          </table:table-cell>
          <table:table-cell office:value-type="float" office:value="0.000654697418212891" calcext:value-type="float">
            <text:p>0.000654697418213</text:p>
          </table:table-cell>
          <table:table-cell office:value-type="float" office:value="0.0140457153320313" calcext:value-type="float">
            <text:p>0.014045715332031</text:p>
          </table:table-cell>
          <table:table-cell office:value-type="float" office:value="0.00249457359313965" calcext:value-type="float">
            <text:p>0.00249457359314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555515289306641" calcext:value-type="float">
            <text:p>5.56E-05</text:p>
          </table:table-cell>
          <table:table-cell office:value-type="float" office:value="0.000454902648925781" calcext:value-type="float">
            <text:p>0.000454902648926</text:p>
          </table:table-cell>
          <table:table-cell office:value-type="float" office:value="0.00844526290893555" calcext:value-type="float">
            <text:p>0.008445262908936</text:p>
          </table:table-cell>
          <table:table-cell office:value-type="float" office:value="0.0000782012939453125" calcext:value-type="float">
            <text:p>7.82E-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357627868652344" calcext:value-type="float">
            <text:p>3.58E-05</text:p>
          </table:table-cell>
          <table:table-cell office:value-type="float" office:value="0.000762939453125" calcext:value-type="float">
            <text:p>0.000762939453125</text:p>
          </table:table-cell>
          <table:table-cell office:value-type="float" office:value="0.00921702384948731" calcext:value-type="float">
            <text:p>0.009217023849487</text:p>
          </table:table-cell>
          <table:table-cell office:value-type="float" office:value="0.00416302680969238" calcext:value-type="float">
            <text:p>0.00416302680969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903606414794922" calcext:value-type="float">
            <text:p>9.04E-05</text:p>
          </table:table-cell>
          <table:table-cell office:value-type="float" office:value="0.000567197799682617" calcext:value-type="float">
            <text:p>0.000567197799683</text:p>
          </table:table-cell>
          <table:table-cell office:value-type="float" office:value="0.0086674690246582" calcext:value-type="float">
            <text:p>0.008667469024658</text:p>
          </table:table-cell>
          <table:table-cell office:value-type="float" office:value="0.0000469684600830078" calcext:value-type="float">
            <text:p>4.70E-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853538513183594" calcext:value-type="float">
            <text:p>8.54E-05</text:p>
          </table:table-cell>
          <table:table-cell office:value-type="float" office:value="0.000814676284790039" calcext:value-type="float">
            <text:p>0.00081467628479</text:p>
          </table:table-cell>
          <table:table-cell office:value-type="float" office:value="0.0142731666564941" calcext:value-type="float">
            <text:p>0.014273166656494</text:p>
          </table:table-cell>
          <table:table-cell office:value-type="float" office:value="0.0023198127746582" calcext:value-type="float">
            <text:p>0.0023198127746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0550746917724609" calcext:value-type="float">
            <text:p>5.51E-05</text:p>
          </table:table-cell>
          <table:table-cell office:value-type="float" office:value="0.000531911849975586" calcext:value-type="float">
            <text:p>0.000531911849976</text:p>
          </table:table-cell>
          <table:table-cell office:value-type="float" office:value="0.00832033157348633" calcext:value-type="float">
            <text:p>0.008320331573486</text:p>
          </table:table-cell>
          <table:table-cell table:style-name="Default" office:value-type="float" office:value="0.000133991241455078" calcext:value-type="float">
            <text:p>0.0001339912414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367164611816406" calcext:value-type="float">
            <text:p>3.67E-05</text:p>
          </table:table-cell>
          <table:table-cell office:value-type="float" office:value="0.000644207000732422" calcext:value-type="float">
            <text:p>0.000644207000732</text:p>
          </table:table-cell>
          <table:table-cell office:value-type="float" office:value="0.00799393653869629" calcext:value-type="float">
            <text:p>0.007993936538696</text:p>
          </table:table-cell>
          <table:table-cell office:value-type="float" office:value="0.00243663787841797" calcext:value-type="float">
            <text:p>0.002436637878418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434637069702148" calcext:value-type="float">
            <text:p>0.000434637069702</text:p>
          </table:table-cell>
          <table:table-cell office:value-type="float" office:value="0.00872039794921875" calcext:value-type="float">
            <text:p>0.008720397949219</text:p>
          </table:table-cell>
          <table:table-cell office:value-type="float" office:value="0.0000448226928710938" calcext:value-type="float">
            <text:p>4.48E-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774860382080078" calcext:value-type="float">
            <text:p>7.75E-05</text:p>
          </table:table-cell>
          <table:table-cell office:value-type="float" office:value="0.000522136688232422" calcext:value-type="float">
            <text:p>0.000522136688232</text:p>
          </table:table-cell>
          <table:table-cell office:value-type="float" office:value="0.00864601135253906" calcext:value-type="float">
            <text:p>0.008646011352539</text:p>
          </table:table-cell>
          <table:table-cell office:value-type="float" office:value="0.00300192832946777" calcext:value-type="float">
            <text:p>0.00300192832946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541210174560547" calcext:value-type="float">
            <text:p>0.000541210174561</text:p>
          </table:table-cell>
          <table:table-cell office:value-type="float" office:value="0.00872421264648438" calcext:value-type="float">
            <text:p>0.008724212646484</text:p>
          </table:table-cell>
          <table:table-cell office:value-type="float" office:value="0.0000627040863037109" calcext:value-type="float">
            <text:p>6.27E-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Default" office:value-type="float" office:value="0.000104188919067383" calcext:value-type="float">
            <text:p>0.000104188919067</text:p>
          </table:table-cell>
          <table:table-cell office:value-type="float" office:value="0.000567436218261719" calcext:value-type="float">
            <text:p>0.000567436218262</text:p>
          </table:table-cell>
          <table:table-cell office:value-type="float" office:value="0.00916481018066406" calcext:value-type="float">
            <text:p>0.009164810180664</text:p>
          </table:table-cell>
          <table:table-cell office:value-type="float" office:value="0.00255227088928223" calcext:value-type="float">
            <text:p>0.00255227088928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594854354858398" calcext:value-type="float">
            <text:p>0.000594854354858</text:p>
          </table:table-cell>
          <table:table-cell office:value-type="float" office:value="0.00824642181396484" calcext:value-type="float">
            <text:p>0.008246421813965</text:p>
          </table:table-cell>
          <table:table-cell office:value-type="float" office:value="0.0000934600830078125" calcext:value-type="float">
            <text:p>9.35E-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555515289306641" calcext:value-type="float">
            <text:p>5.56E-05</text:p>
          </table:table-cell>
          <table:table-cell office:value-type="float" office:value="0.000554323196411133" calcext:value-type="float">
            <text:p>0.000554323196411</text:p>
          </table:table-cell>
          <table:table-cell office:value-type="float" office:value="0.00954174995422363" calcext:value-type="float">
            <text:p>0.009541749954224</text:p>
          </table:table-cell>
          <table:table-cell office:value-type="float" office:value="0.00226593017578125" calcext:value-type="float">
            <text:p>0.00226593017578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507831573486328" calcext:value-type="float">
            <text:p>5.08E-05</text:p>
          </table:table-cell>
          <table:table-cell office:value-type="float" office:value="0.000475168228149414" calcext:value-type="float">
            <text:p>0.000475168228149</text:p>
          </table:table-cell>
          <table:table-cell office:value-type="float" office:value="0.00905871391296387" calcext:value-type="float">
            <text:p>0.009058713912964</text:p>
          </table:table-cell>
          <table:table-cell office:value-type="float" office:value="0.0000751018524169922" calcext:value-type="float">
            <text:p>7.51E-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774860382080078" calcext:value-type="float">
            <text:p>7.75E-05</text:p>
          </table:table-cell>
          <table:table-cell office:value-type="float" office:value="0.00046539306640625" calcext:value-type="float">
            <text:p>0.000465393066406</text:p>
          </table:table-cell>
          <table:table-cell office:value-type="float" office:value="0.0100102424621582" calcext:value-type="float">
            <text:p>0.010010242462158</text:p>
          </table:table-cell>
          <table:table-cell office:value-type="float" office:value="0.0023343563079834" calcext:value-type="float">
            <text:p>0.00233435630798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0000407695770263672" calcext:value-type="float">
            <text:p>4.08E-05</text:p>
          </table:table-cell>
          <table:table-cell office:value-type="float" office:value="0.000650405883789063" calcext:value-type="float">
            <text:p>0.000650405883789</text:p>
          </table:table-cell>
          <table:table-cell office:value-type="float" office:value="0.00815272331237793" calcext:value-type="float">
            <text:p>0.008152723312378</text:p>
          </table:table-cell>
          <table:table-cell office:value-type="float" office:value="0.0000817775726318359" calcext:value-type="float">
            <text:p>8.18E-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753402709960937" calcext:value-type="float">
            <text:p>7.53E-05</text:p>
          </table:table-cell>
          <table:table-cell office:value-type="float" office:value="0.00048518180847168" calcext:value-type="float">
            <text:p>0.000485181808472</text:p>
          </table:table-cell>
          <table:table-cell office:value-type="float" office:value="0.00910139083862305" calcext:value-type="float">
            <text:p>0.009101390838623</text:p>
          </table:table-cell>
          <table:table-cell office:value-type="float" office:value="0.00405979156494141" calcext:value-type="float">
            <text:p>0.00405979156494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376701354980469" calcext:value-type="float">
            <text:p>3.77E-05</text:p>
          </table:table-cell>
          <table:table-cell office:value-type="float" office:value="0.00047612190246582" calcext:value-type="float">
            <text:p>0.000476121902466</text:p>
          </table:table-cell>
          <table:table-cell office:value-type="float" office:value="0.00871515274047852" calcext:value-type="float">
            <text:p>0.008715152740479</text:p>
          </table:table-cell>
          <table:table-cell office:value-type="float" office:value="0.0000414848327636719" calcext:value-type="float">
            <text:p>4.15E-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738859176635742" calcext:value-type="float">
            <text:p>0.000738859176636</text:p>
          </table:table-cell>
          <table:table-cell office:value-type="float" office:value="0.00931167602539063" calcext:value-type="float">
            <text:p>0.009311676025391</text:p>
          </table:table-cell>
          <table:table-cell office:value-type="float" office:value="0.00252914428710937" calcext:value-type="float">
            <text:p>0.002529144287109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00003814697265625" calcext:value-type="float">
            <text:p>3.81E-05</text:p>
          </table:table-cell>
          <table:table-cell office:value-type="float" office:value="0.000445842742919922" calcext:value-type="float">
            <text:p>0.00044584274292</text:p>
          </table:table-cell>
          <table:table-cell office:value-type="float" office:value="0.00811958312988281" calcext:value-type="float">
            <text:p>0.008119583129883</text:p>
          </table:table-cell>
          <table:table-cell office:value-type="float" office:value="0.0000746250152587891" calcext:value-type="float">
            <text:p>7.46E-0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588893890380859" calcext:value-type="float">
            <text:p>5.89E-05</text:p>
          </table:table-cell>
          <table:table-cell office:value-type="float" office:value="0.000617504119873047" calcext:value-type="float">
            <text:p>0.000617504119873</text:p>
          </table:table-cell>
          <table:table-cell office:value-type="float" office:value="0.00890660285949707" calcext:value-type="float">
            <text:p>0.008906602859497</text:p>
          </table:table-cell>
          <table:table-cell office:value-type="float" office:value="0.00223851203918457" calcext:value-type="float">
            <text:p>0.002238512039185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000514984130859375" calcext:value-type="float">
            <text:p>5.15E-05</text:p>
          </table:table-cell>
          <table:table-cell office:value-type="float" office:value="0.000564098358154297" calcext:value-type="float">
            <text:p>0.000564098358154</text:p>
          </table:table-cell>
          <table:table-cell office:value-type="float" office:value="0.00858044624328613" calcext:value-type="float">
            <text:p>0.008580446243286</text:p>
          </table:table-cell>
          <table:table-cell office:value-type="float" office:value="0.0000612735748291016" calcext:value-type="float">
            <text:p>6.13E-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505447387695313" calcext:value-type="float">
            <text:p>5.05E-05</text:p>
          </table:table-cell>
          <table:table-cell office:value-type="float" office:value="0.000549554824829102" calcext:value-type="float">
            <text:p>0.000549554824829</text:p>
          </table:table-cell>
          <table:table-cell office:value-type="float" office:value="0.0096888542175293" calcext:value-type="float">
            <text:p>0.009688854217529</text:p>
          </table:table-cell>
          <table:table-cell office:value-type="float" office:value="0.00237202644348145" calcext:value-type="float">
            <text:p>0.00237202644348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000379085540771484" calcext:value-type="float">
            <text:p>3.79E-05</text:p>
          </table:table-cell>
          <table:table-cell office:value-type="float" office:value="0.000479221343994141" calcext:value-type="float">
            <text:p>0.000479221343994</text:p>
          </table:table-cell>
          <table:table-cell office:value-type="float" office:value="0.00835156440734863" calcext:value-type="float">
            <text:p>0.008351564407349</text:p>
          </table:table-cell>
          <table:table-cell office:value-type="float" office:value="0.0000627040863037109" calcext:value-type="float">
            <text:p>6.27E-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388622283935547" calcext:value-type="float">
            <text:p>3.89E-05</text:p>
          </table:table-cell>
          <table:table-cell office:value-type="float" office:value="0.000499486923217773" calcext:value-type="float">
            <text:p>0.000499486923218</text:p>
          </table:table-cell>
          <table:table-cell office:value-type="float" office:value="0.00897383689880371" calcext:value-type="float">
            <text:p>0.008973836898804</text:p>
          </table:table-cell>
          <table:table-cell office:value-type="float" office:value="0.00276947021484375" calcext:value-type="float">
            <text:p>0.002769470214844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499248504638672" calcext:value-type="float">
            <text:p>0.000499248504639</text:p>
          </table:table-cell>
          <table:table-cell office:value-type="float" office:value="0.0086214542388916" calcext:value-type="float">
            <text:p>0.008621454238892</text:p>
          </table:table-cell>
          <table:table-cell office:value-type="float" office:value="0.000041961669921875" calcext:value-type="float">
            <text:p>4.20E-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410079956054688" calcext:value-type="float">
            <text:p>4.10E-05</text:p>
          </table:table-cell>
          <table:table-cell office:value-type="float" office:value="0.000457525253295898" calcext:value-type="float">
            <text:p>0.000457525253296</text:p>
          </table:table-cell>
          <table:table-cell office:value-type="float" office:value="0.00843954086303711" calcext:value-type="float">
            <text:p>0.008439540863037</text:p>
          </table:table-cell>
          <table:table-cell office:value-type="float" office:value="0.00244641304016113" calcext:value-type="float">
            <text:p>0.002446413040161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000371932983398437" calcext:value-type="float">
            <text:p>3.72E-05</text:p>
          </table:table-cell>
          <table:table-cell office:value-type="float" office:value="0.000495433807373047" calcext:value-type="float">
            <text:p>0.000495433807373</text:p>
          </table:table-cell>
          <table:table-cell office:value-type="float" office:value="0.00861835479736328" calcext:value-type="float">
            <text:p>0.008618354797363</text:p>
          </table:table-cell>
          <table:table-cell office:value-type="float" office:value="0.0000774860382080078" calcext:value-type="float">
            <text:p>7.75E-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395774841308594" calcext:value-type="float">
            <text:p>3.96E-05</text:p>
          </table:table-cell>
          <table:table-cell office:value-type="float" office:value="0.000645160675048828" calcext:value-type="float">
            <text:p>0.000645160675049</text:p>
          </table:table-cell>
          <table:table-cell office:value-type="float" office:value="0.00995373725891113" calcext:value-type="float">
            <text:p>0.009953737258911</text:p>
          </table:table-cell>
          <table:table-cell office:value-type="float" office:value="0.00231552124023437" calcext:value-type="float">
            <text:p>0.002315521240234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000391006469726562" calcext:value-type="float">
            <text:p>3.91E-05</text:p>
          </table:table-cell>
          <table:table-cell office:value-type="float" office:value="0.000531673431396484" calcext:value-type="float">
            <text:p>0.000531673431396</text:p>
          </table:table-cell>
          <table:table-cell office:value-type="float" office:value="0.00807428359985352" calcext:value-type="float">
            <text:p>0.008074283599854</text:p>
          </table:table-cell>
          <table:table-cell office:value-type="float" office:value="0.0000569820404052734" calcext:value-type="float">
            <text:p>5.70E-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586509704589844" calcext:value-type="float">
            <text:p>5.87E-05</text:p>
          </table:table-cell>
          <table:table-cell office:value-type="float" office:value="0.000498056411743164" calcext:value-type="float">
            <text:p>0.000498056411743</text:p>
          </table:table-cell>
          <table:table-cell office:value-type="float" office:value="0.00954699516296387" calcext:value-type="float">
            <text:p>0.009546995162964</text:p>
          </table:table-cell>
          <table:table-cell office:value-type="float" office:value="0.00232768058776855" calcext:value-type="float">
            <text:p>0.002327680587769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000462532043457031" calcext:value-type="float">
            <text:p>4.63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0872373580932617" calcext:value-type="float">
            <text:p>0.008723735809326</text:p>
          </table:table-cell>
          <table:table-cell office:value-type="float" office:value="0.0000600814819335938" calcext:value-type="float">
            <text:p>6.01E-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710487365722656" calcext:value-type="float">
            <text:p>7.10E-05</text:p>
          </table:table-cell>
          <table:table-cell office:value-type="float" office:value="0.000586271286010742" calcext:value-type="float">
            <text:p>0.000586271286011</text:p>
          </table:table-cell>
          <table:table-cell office:value-type="float" office:value="0.00908684730529785" calcext:value-type="float">
            <text:p>0.009086847305298</text:p>
          </table:table-cell>
          <table:table-cell office:value-type="float" office:value="0.0025179386138916" calcext:value-type="float">
            <text:p>0.002517938613892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0000369548797607422" calcext:value-type="float">
            <text:p>3.70E-05</text:p>
          </table:table-cell>
          <table:table-cell office:value-type="float" office:value="0.000592470169067383" calcext:value-type="float">
            <text:p>0.000592470169067</text:p>
          </table:table-cell>
          <table:table-cell office:value-type="float" office:value="0.00840997695922852" calcext:value-type="float">
            <text:p>0.008409976959229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391006469726562" calcext:value-type="float">
            <text:p>3.91E-05</text:p>
          </table:table-cell>
          <table:table-cell office:value-type="float" office:value="0.000651836395263672" calcext:value-type="float">
            <text:p>0.000651836395264</text:p>
          </table:table-cell>
          <table:table-cell office:value-type="float" office:value="0.0146369934082031" calcext:value-type="float">
            <text:p>0.014636993408203</text:p>
          </table:table-cell>
          <table:table-cell office:value-type="float" office:value="0.00310349464416504" calcext:value-type="float">
            <text:p>0.00310349464416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506877899169922" calcext:value-type="float">
            <text:p>0.00050687789917</text:p>
          </table:table-cell>
          <table:table-cell office:value-type="float" office:value="0.00891184806823731" calcext:value-type="float">
            <text:p>0.008911848068237</text:p>
          </table:table-cell>
          <table:table-cell office:value-type="float" office:value="0.0000612735748291016" calcext:value-type="float">
            <text:p>6.13E-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51569938659668" calcext:value-type="float">
            <text:p>0.000515699386597</text:p>
          </table:table-cell>
          <table:table-cell office:value-type="float" office:value="0.00876760482788086" calcext:value-type="float">
            <text:p>0.008767604827881</text:p>
          </table:table-cell>
          <table:table-cell office:value-type="float" office:value="0.00269269943237305" calcext:value-type="float">
            <text:p>0.0026926994323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386238098144531" calcext:value-type="float">
            <text:p>3.86E-05</text:p>
          </table:table-cell>
          <table:table-cell office:value-type="float" office:value="0.000539302825927734" calcext:value-type="float">
            <text:p>0.000539302825928</text:p>
          </table:table-cell>
          <table:table-cell office:value-type="float" office:value="0.00845146179199219" calcext:value-type="float">
            <text:p>0.008451461791992</text:p>
          </table:table-cell>
          <table:table-cell office:value-type="float" office:value="0.0000605583190917969" calcext:value-type="float">
            <text:p>6.06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412464141845703" calcext:value-type="float">
            <text:p>4.12E-05</text:p>
          </table:table-cell>
          <table:table-cell office:value-type="float" office:value="0.000573396682739258" calcext:value-type="float">
            <text:p>0.000573396682739</text:p>
          </table:table-cell>
          <table:table-cell office:value-type="float" office:value="0.0101966857910156" calcext:value-type="float">
            <text:p>0.010196685791016</text:p>
          </table:table-cell>
          <table:table-cell office:value-type="float" office:value="0.0024569034576416" calcext:value-type="float">
            <text:p>0.00245690345764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568151473999023" calcext:value-type="float">
            <text:p>0.000568151473999</text:p>
          </table:table-cell>
          <table:table-cell office:value-type="float" office:value="0.00904631614685059" calcext:value-type="float">
            <text:p>0.009046316146851</text:p>
          </table:table-cell>
          <table:table-cell office:value-type="float" office:value="0.000057220458984375" calcext:value-type="float">
            <text:p>5.72E-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393390655517578" calcext:value-type="float">
            <text:p>3.93E-05</text:p>
          </table:table-cell>
          <table:table-cell office:value-type="float" office:value="0.000416755676269531" calcext:value-type="float">
            <text:p>0.00041675567627</text:p>
          </table:table-cell>
          <table:table-cell office:value-type="float" office:value="0.0111403465270996" calcext:value-type="float">
            <text:p>0.0111403465271</text:p>
          </table:table-cell>
          <table:table-cell office:value-type="float" office:value="0.00268220901489258" calcext:value-type="float">
            <text:p>0.00268220901489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000715255737304687" calcext:value-type="float">
            <text:p>7.15E-05</text:p>
          </table:table-cell>
          <table:table-cell office:value-type="float" office:value="0.000463724136352539" calcext:value-type="float">
            <text:p>0.000463724136353</text:p>
          </table:table-cell>
          <table:table-cell office:value-type="float" office:value="0.00882959365844727" calcext:value-type="float">
            <text:p>0.008829593658447</text:p>
          </table:table-cell>
          <table:table-cell office:value-type="float" office:value="0.0000753402709960937" calcext:value-type="float">
            <text:p>7.53E-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52189826965332" calcext:value-type="float">
            <text:p>0.000521898269653</text:p>
          </table:table-cell>
          <table:table-cell office:value-type="float" office:value="0.00972199440002441" calcext:value-type="float">
            <text:p>0.009721994400024</text:p>
          </table:table-cell>
          <table:table-cell office:value-type="float" office:value="0.00242924690246582" calcext:value-type="float">
            <text:p>0.00242924690246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467538833618164" calcext:value-type="float">
            <text:p>0.000467538833618</text:p>
          </table:table-cell>
          <table:table-cell office:value-type="float" office:value="0.00876045227050781" calcext:value-type="float">
            <text:p>0.008760452270508</text:p>
          </table:table-cell>
          <table:table-cell office:value-type="float" office:value="0.0000782012939453125" calcext:value-type="float">
            <text:p>7.82E-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53715705871582" calcext:value-type="float">
            <text:p>0.000537157058716</text:p>
          </table:table-cell>
          <table:table-cell office:value-type="float" office:value="0.0101571083068848" calcext:value-type="float">
            <text:p>0.010157108306885</text:p>
          </table:table-cell>
          <table:table-cell office:value-type="float" office:value="0.00272130966186523" calcext:value-type="float">
            <text:p>0.00272130966186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527858734130859" calcext:value-type="float">
            <text:p>0.000527858734131</text:p>
          </table:table-cell>
          <table:table-cell office:value-type="float" office:value="0.00887203216552735" calcext:value-type="float">
            <text:p>0.008872032165527</text:p>
          </table:table-cell>
          <table:table-cell office:value-type="float" office:value="0.0000436305999755859" calcext:value-type="float">
            <text:p>4.36E-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767707824707031" calcext:value-type="float">
            <text:p>7.68E-05</text:p>
          </table:table-cell>
          <table:table-cell office:value-type="float" office:value="0.00060582160949707" calcext:value-type="float">
            <text:p>0.000605821609497</text:p>
          </table:table-cell>
          <table:table-cell office:value-type="float" office:value="0.00843477249145508" calcext:value-type="float">
            <text:p>0.008434772491455</text:p>
          </table:table-cell>
          <table:table-cell office:value-type="float" office:value="0.00402522087097168" calcext:value-type="float">
            <text:p>0.00402522087097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0000388622283935547" calcext:value-type="float">
            <text:p>3.89E-05</text:p>
          </table:table-cell>
          <table:table-cell office:value-type="float" office:value="0.000453472137451172" calcext:value-type="float">
            <text:p>0.000453472137451</text:p>
          </table:table-cell>
          <table:table-cell office:value-type="float" office:value="0.00844407081604004" calcext:value-type="float">
            <text:p>0.00844407081604</text:p>
          </table:table-cell>
          <table:table-cell office:value-type="float" office:value="0.000057220458984375" calcext:value-type="float">
            <text:p>5.72E-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730514526367188" calcext:value-type="float">
            <text:p>0.000730514526367</text:p>
          </table:table-cell>
          <table:table-cell office:value-type="float" office:value="0.00886893272399902" calcext:value-type="float">
            <text:p>0.008868932723999</text:p>
          </table:table-cell>
          <table:table-cell office:value-type="float" office:value="0.00249409675598145" calcext:value-type="float">
            <text:p>0.00249409675598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507831573486328" calcext:value-type="float">
            <text:p>5.08E-05</text:p>
          </table:table-cell>
          <table:table-cell office:value-type="float" office:value="0.000518321990966797" calcext:value-type="float">
            <text:p>0.000518321990967</text:p>
          </table:table-cell>
          <table:table-cell office:value-type="float" office:value="0.00926089286804199" calcext:value-type="float">
            <text:p>0.009260892868042</text:p>
          </table:table-cell>
          <table:table-cell office:value-type="float" office:value="0.0000765323638916016" calcext:value-type="float">
            <text:p>7.65E-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594139099121094" calcext:value-type="float">
            <text:p>0.000594139099121</text:p>
          </table:table-cell>
          <table:table-cell office:value-type="float" office:value="0.00956463813781738" calcext:value-type="float">
            <text:p>0.009564638137817</text:p>
          </table:table-cell>
          <table:table-cell office:value-type="float" office:value="0.00245356559753418" calcext:value-type="float">
            <text:p>0.002453565597534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0000715255737304687" calcext:value-type="float">
            <text:p>7.15E-05</text:p>
          </table:table-cell>
          <table:table-cell office:value-type="float" office:value="0.000467300415039063" calcext:value-type="float">
            <text:p>0.000467300415039</text:p>
          </table:table-cell>
          <table:table-cell office:value-type="float" office:value="0.00783443450927734" calcext:value-type="float">
            <text:p>0.007834434509277</text:p>
          </table:table-cell>
          <table:table-cell office:value-type="float" office:value="0.0000710487365722656" calcext:value-type="float">
            <text:p>7.10E-0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54478645324707" calcext:value-type="float">
            <text:p>0.000544786453247</text:p>
          </table:table-cell>
          <table:table-cell office:value-type="float" office:value="0.00909972190856934" calcext:value-type="float">
            <text:p>0.009099721908569</text:p>
          </table:table-cell>
          <table:table-cell office:value-type="float" office:value="0.00292205810546875" calcext:value-type="float">
            <text:p>0.002922058105469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576972961425781" calcext:value-type="float">
            <text:p>5.77E-05</text:p>
          </table:table-cell>
          <table:table-cell office:value-type="float" office:value="0.000641822814941406" calcext:value-type="float">
            <text:p>0.000641822814941</text:p>
          </table:table-cell>
          <table:table-cell office:value-type="float" office:value="0.00812697410583496" calcext:value-type="float">
            <text:p>0.008126974105835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405311584472656" calcext:value-type="float">
            <text:p>4.05E-05</text:p>
          </table:table-cell>
          <table:table-cell office:value-type="float" office:value="0.000514030456542969" calcext:value-type="float">
            <text:p>0.000514030456543</text:p>
          </table:table-cell>
          <table:table-cell office:value-type="float" office:value="0.00909233093261719" calcext:value-type="float">
            <text:p>0.009092330932617</text:p>
          </table:table-cell>
          <table:table-cell office:value-type="float" office:value="0.0024569034576416" calcext:value-type="float">
            <text:p>0.002456903457642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472545623779297" calcext:value-type="float">
            <text:p>0.000472545623779</text:p>
          </table:table-cell>
          <table:table-cell office:value-type="float" office:value="0.00831270217895508" calcext:value-type="float">
            <text:p>0.008312702178955</text:p>
          </table:table-cell>
          <table:table-cell table:style-name="Default" office:value-type="float" office:value="0.000115633010864258" calcext:value-type="float">
            <text:p>0.0001156330108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627756118774414" calcext:value-type="float">
            <text:p>0.000627756118774</text:p>
          </table:table-cell>
          <table:table-cell office:value-type="float" office:value="0.0160679817199707" calcext:value-type="float">
            <text:p>0.016067981719971</text:p>
          </table:table-cell>
          <table:table-cell office:value-type="float" office:value="0.0031132698059082" calcext:value-type="float">
            <text:p>0.003113269805908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000803470611572266" calcext:value-type="float">
            <text:p>8.03E-05</text:p>
          </table:table-cell>
          <table:table-cell office:value-type="float" office:value="0.000559806823730469" calcext:value-type="float">
            <text:p>0.00055980682373</text:p>
          </table:table-cell>
          <table:table-cell office:value-type="float" office:value="0.0082390308380127" calcext:value-type="float">
            <text:p>0.008239030838013</text:p>
          </table:table-cell>
          <table:table-cell office:value-type="float" office:value="0.0000486373901367188" calcext:value-type="float">
            <text:p>4.86E-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414848327636719" calcext:value-type="float">
            <text:p>4.15E-05</text:p>
          </table:table-cell>
          <table:table-cell office:value-type="float" office:value="0.000685930252075195" calcext:value-type="float">
            <text:p>0.000685930252075</text:p>
          </table:table-cell>
          <table:table-cell office:value-type="float" office:value="0.00871634483337402" calcext:value-type="float">
            <text:p>0.008716344833374</text:p>
          </table:table-cell>
          <table:table-cell office:value-type="float" office:value="0.0027165412902832" calcext:value-type="float">
            <text:p>0.002716541290283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450849533081055" calcext:value-type="float">
            <text:p>0.000450849533081</text:p>
          </table:table-cell>
          <table:table-cell office:value-type="float" office:value="0.00900673866271973" calcext:value-type="float">
            <text:p>0.00900673866272</text:p>
          </table:table-cell>
          <table:table-cell office:value-type="float" office:value="0.0000627040863037109" calcext:value-type="float">
            <text:p>6.27E-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417232513427734" calcext:value-type="float">
            <text:p>4.17E-05</text:p>
          </table:table-cell>
          <table:table-cell office:value-type="float" office:value="0.000708580017089844" calcext:value-type="float">
            <text:p>0.00070858001709</text:p>
          </table:table-cell>
          <table:table-cell office:value-type="float" office:value="0.00852632522583008" calcext:value-type="float">
            <text:p>0.00852632522583</text:p>
          </table:table-cell>
          <table:table-cell office:value-type="float" office:value="0.00269722938537598" calcext:value-type="float">
            <text:p>0.00269722938537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0000388622283935547" calcext:value-type="float">
            <text:p>3.89E-05</text:p>
          </table:table-cell>
          <table:table-cell office:value-type="float" office:value="0.000501871109008789" calcext:value-type="float">
            <text:p>0.000501871109009</text:p>
          </table:table-cell>
          <table:table-cell office:value-type="float" office:value="0.00818443298339844" calcext:value-type="float">
            <text:p>0.008184432983398</text:p>
          </table:table-cell>
          <table:table-cell office:value-type="float" office:value="0.0000438690185546875" calcext:value-type="float">
            <text:p>4.39E-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952887535095215" calcext:value-type="float">
            <text:p>0.009528875350952</text:p>
          </table:table-cell>
          <table:table-cell office:value-type="float" office:value="0.00271129608154297" calcext:value-type="float">
            <text:p>0.002711296081543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.0000388622283935547" calcext:value-type="float">
            <text:p>3.89E-05</text:p>
          </table:table-cell>
          <table:table-cell office:value-type="float" office:value="0.000478744506835938" calcext:value-type="float">
            <text:p>0.000478744506836</text:p>
          </table:table-cell>
          <table:table-cell office:value-type="float" office:value="0.00865817070007324" calcext:value-type="float">
            <text:p>0.008658170700073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481843948364258" calcext:value-type="float">
            <text:p>0.000481843948364</text:p>
          </table:table-cell>
          <table:table-cell office:value-type="float" office:value="0.00967645645141602" calcext:value-type="float">
            <text:p>0.009676456451416</text:p>
          </table:table-cell>
          <table:table-cell office:value-type="float" office:value="0.00270605087280273" calcext:value-type="float">
            <text:p>0.00270605087280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454902648925781" calcext:value-type="float">
            <text:p>0.000454902648926</text:p>
          </table:table-cell>
          <table:table-cell office:value-type="float" office:value="0.0143251419067383" calcext:value-type="float">
            <text:p>0.014325141906738</text:p>
          </table:table-cell>
          <table:table-cell table:style-name="Default" office:value-type="float" office:value="0.000116109848022461" calcext:value-type="float">
            <text:p>0.0001161098480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627040863037109" calcext:value-type="float">
            <text:p>6.27E-05</text:p>
          </table:table-cell>
          <table:table-cell office:value-type="float" office:value="0.000588178634643555" calcext:value-type="float">
            <text:p>0.000588178634644</text:p>
          </table:table-cell>
          <table:table-cell office:value-type="float" office:value="0.00897359848022461" calcext:value-type="float">
            <text:p>0.008973598480225</text:p>
          </table:table-cell>
          <table:table-cell office:value-type="float" office:value="0.00261282920837402" calcext:value-type="float">
            <text:p>0.002612829208374</text:p>
          </table:table-cell>
          <table:table-cell/>
          <table:table-cell office:value-type="float" office:value="415" calcext:value-type="float">
            <text:p>415</text:p>
          </table:table-cell>
          <table:table-cell table:style-name="Default" office:value-type="float" office:value="0.000108003616333008" calcext:value-type="float">
            <text:p>0.000108003616333</text:p>
          </table:table-cell>
          <table:table-cell office:value-type="float" office:value="0.00074315071105957" calcext:value-type="float">
            <text:p>0.00074315071106</text:p>
          </table:table-cell>
          <table:table-cell office:value-type="float" office:value="0.0161798000335693" calcext:value-type="float">
            <text:p>0.016179800033569</text:p>
          </table:table-cell>
          <table:table-cell table:style-name="Default" office:value-type="float" office:value="0.000157594680786133" calcext:value-type="float">
            <text:p>0.0001575946807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604629516601563" calcext:value-type="float">
            <text:p>0.000604629516602</text:p>
          </table:table-cell>
          <table:table-cell office:value-type="float" office:value="0.00861358642578125" calcext:value-type="float">
            <text:p>0.008613586425781</text:p>
          </table:table-cell>
          <table:table-cell office:value-type="float" office:value="0.0030524730682373" calcext:value-type="float">
            <text:p>0.003052473068237</text:p>
          </table:table-cell>
          <table:table-cell/>
          <table:table-cell office:value-type="float" office:value="416" calcext:value-type="float">
            <text:p>416</text:p>
          </table:table-cell>
          <table:table-cell table:style-name="Default" office:value-type="float" office:value="0.000110864639282227" calcext:value-type="float">
            <text:p>0.000110864639282</text:p>
          </table:table-cell>
          <table:table-cell office:value-type="float" office:value="0.000813484191894531" calcext:value-type="float">
            <text:p>0.000813484191895</text:p>
          </table:table-cell>
          <table:table-cell office:value-type="float" office:value="0.0114517211914063" calcext:value-type="float">
            <text:p>0.011451721191406</text:p>
          </table:table-cell>
          <table:table-cell office:value-type="float" office:value="0.0000431537628173828" calcext:value-type="float">
            <text:p>4.32E-0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41961669921875" calcext:value-type="float">
            <text:p>4.20E-05</text:p>
          </table:table-cell>
          <table:table-cell office:value-type="float" office:value="0.000644922256469727" calcext:value-type="float">
            <text:p>0.00064492225647</text:p>
          </table:table-cell>
          <table:table-cell office:value-type="float" office:value="0.00920200347900391" calcext:value-type="float">
            <text:p>0.009202003479004</text:p>
          </table:table-cell>
          <table:table-cell office:value-type="float" office:value="0.00259566307067871" calcext:value-type="float">
            <text:p>0.00259566307067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0.0000524520874023438" calcext:value-type="float">
            <text:p>5.25E-05</text:p>
          </table:table-cell>
          <table:table-cell office:value-type="float" office:value="0.000616550445556641" calcext:value-type="float">
            <text:p>0.000616550445557</text:p>
          </table:table-cell>
          <table:table-cell office:value-type="float" office:value="0.00912928581237793" calcext:value-type="float">
            <text:p>0.009129285812378</text:p>
          </table:table-cell>
          <table:table-cell table:style-name="Default" office:value-type="float" office:value="0.000121831893920898" calcext:value-type="float">
            <text:p>0.0001218318939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591278076171875" calcext:value-type="float">
            <text:p>0.000591278076172</text:p>
          </table:table-cell>
          <table:table-cell office:value-type="float" office:value="0.0098564624786377" calcext:value-type="float">
            <text:p>0.009856462478638</text:p>
          </table:table-cell>
          <table:table-cell office:value-type="float" office:value="0.00267457962036133" calcext:value-type="float">
            <text:p>0.002674579620361</text:p>
          </table:table-cell>
          <table:table-cell/>
          <table:table-cell office:value-type="float" office:value="418" calcext:value-type="float">
            <text:p>418</text:p>
          </table:table-cell>
          <table:table-cell table:style-name="Default" office:value-type="float" office:value="0.000106573104858398" calcext:value-type="float">
            <text:p>0.000106573104858</text:p>
          </table:table-cell>
          <table:table-cell office:value-type="float" office:value="0.000739574432373047" calcext:value-type="float">
            <text:p>0.000739574432373</text:p>
          </table:table-cell>
          <table:table-cell office:value-type="float" office:value="0.0155036449432373" calcext:value-type="float">
            <text:p>0.015503644943237</text:p>
          </table:table-cell>
          <table:table-cell office:value-type="float" office:value="0.0000588893890380859" calcext:value-type="float">
            <text:p>5.89E-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796318054199219" calcext:value-type="float">
            <text:p>7.96E-05</text:p>
          </table:table-cell>
          <table:table-cell office:value-type="float" office:value="0.000429868698120117" calcext:value-type="float">
            <text:p>0.00042986869812</text:p>
          </table:table-cell>
          <table:table-cell office:value-type="float" office:value="0.00941681861877441" calcext:value-type="float">
            <text:p>0.009416818618774</text:p>
          </table:table-cell>
          <table:table-cell office:value-type="float" office:value="0.00314140319824219" calcext:value-type="float">
            <text:p>0.00314140319824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0000936985015869141" calcext:value-type="float">
            <text:p>9.37E-05</text:p>
          </table:table-cell>
          <table:table-cell office:value-type="float" office:value="0.000737190246582031" calcext:value-type="float">
            <text:p>0.000737190246582</text:p>
          </table:table-cell>
          <table:table-cell office:value-type="float" office:value="0.00809335708618164" calcext:value-type="float">
            <text:p>0.008093357086182</text:p>
          </table:table-cell>
          <table:table-cell office:value-type="float" office:value="0.0000617504119873047" calcext:value-type="float">
            <text:p>6.18E-0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600814819335938" calcext:value-type="float">
            <text:p>6.01E-05</text:p>
          </table:table-cell>
          <table:table-cell office:value-type="float" office:value="0.000649213790893555" calcext:value-type="float">
            <text:p>0.000649213790894</text:p>
          </table:table-cell>
          <table:table-cell office:value-type="float" office:value="0.00843453407287598" calcext:value-type="float">
            <text:p>0.008434534072876</text:p>
          </table:table-cell>
          <table:table-cell office:value-type="float" office:value="0.00302672386169434" calcext:value-type="float">
            <text:p>0.00302672386169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000576972961425781" calcext:value-type="float">
            <text:p>5.77E-05</text:p>
          </table:table-cell>
          <table:table-cell office:value-type="float" office:value="0.000553131103515625" calcext:value-type="float">
            <text:p>0.000553131103516</text:p>
          </table:table-cell>
          <table:table-cell office:value-type="float" office:value="0.0126008987426758" calcext:value-type="float">
            <text:p>0.012600898742676</text:p>
          </table:table-cell>
          <table:table-cell table:style-name="Default" office:value-type="float" office:value="0.000118732452392578" calcext:value-type="float">
            <text:p>0.00011873245239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612020492553711" calcext:value-type="float">
            <text:p>0.000612020492554</text:p>
          </table:table-cell>
          <table:table-cell office:value-type="float" office:value="0.0104517936706543" calcext:value-type="float">
            <text:p>0.010451793670654</text:p>
          </table:table-cell>
          <table:table-cell office:value-type="float" office:value="0.00287747383117676" calcext:value-type="float">
            <text:p>0.00287747383117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0.0000741481781005859" calcext:value-type="float">
            <text:p>7.41E-05</text:p>
          </table:table-cell>
          <table:table-cell office:value-type="float" office:value="0.000776052474975586" calcext:value-type="float">
            <text:p>0.000776052474976</text:p>
          </table:table-cell>
          <table:table-cell office:value-type="float" office:value="0.0123081207275391" calcext:value-type="float">
            <text:p>0.012308120727539</text:p>
          </table:table-cell>
          <table:table-cell office:value-type="float" office:value="0.0000963211059570313" calcext:value-type="float">
            <text:p>9.63E-0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536918640136719" calcext:value-type="float">
            <text:p>0.000536918640137</text:p>
          </table:table-cell>
          <table:table-cell office:value-type="float" office:value="0.00922584533691406" calcext:value-type="float">
            <text:p>0.009225845336914</text:p>
          </table:table-cell>
          <table:table-cell office:value-type="float" office:value="0.00277066230773926" calcext:value-type="float">
            <text:p>0.00277066230773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0000536441802978516" calcext:value-type="float">
            <text:p>5.36E-05</text:p>
          </table:table-cell>
          <table:table-cell office:value-type="float" office:value="0.000474452972412109" calcext:value-type="float">
            <text:p>0.000474452972412</text:p>
          </table:table-cell>
          <table:table-cell office:value-type="float" office:value="0.00919914245605469" calcext:value-type="float">
            <text:p>0.009199142456055</text:p>
          </table:table-cell>
          <table:table-cell office:value-type="float" office:value="0.0000455379486083984" calcext:value-type="float">
            <text:p>4.55E-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475406646728516" calcext:value-type="float">
            <text:p>0.000475406646729</text:p>
          </table:table-cell>
          <table:table-cell office:value-type="float" office:value="0.00940394401550293" calcext:value-type="float">
            <text:p>0.009403944015503</text:p>
          </table:table-cell>
          <table:table-cell office:value-type="float" office:value="0.00309491157531738" calcext:value-type="float">
            <text:p>0.00309491157531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0.0000395774841308594" calcext:value-type="float">
            <text:p>3.96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34178924560547" calcext:value-type="float">
            <text:p>0.008341789245605</text:p>
          </table:table-cell>
          <table:table-cell office:value-type="float" office:value="0.0000972747802734375" calcext:value-type="float">
            <text:p>9.73E-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407695770263672" calcext:value-type="float">
            <text:p>4.08E-05</text:p>
          </table:table-cell>
          <table:table-cell office:value-type="float" office:value="0.000589609146118164" calcext:value-type="float">
            <text:p>0.000589609146118</text:p>
          </table:table-cell>
          <table:table-cell office:value-type="float" office:value="0.00946640968322754" calcext:value-type="float">
            <text:p>0.009466409683228</text:p>
          </table:table-cell>
          <table:table-cell office:value-type="float" office:value="0.00267839431762695" calcext:value-type="float">
            <text:p>0.00267839431762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63144683837891" calcext:value-type="float">
            <text:p>0.000563144683838</text:p>
          </table:table-cell>
          <table:table-cell office:value-type="float" office:value="0.0086052417755127" calcext:value-type="float">
            <text:p>0.008605241775513</text:p>
          </table:table-cell>
          <table:table-cell office:value-type="float" office:value="0.0000629425048828125" calcext:value-type="float">
            <text:p>6.29E-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443458557128906" calcext:value-type="float">
            <text:p>4.43E-05</text:p>
          </table:table-cell>
          <table:table-cell office:value-type="float" office:value="0.000687599182128906" calcext:value-type="float">
            <text:p>0.000687599182129</text:p>
          </table:table-cell>
          <table:table-cell office:value-type="float" office:value="0.0133049488067627" calcext:value-type="float">
            <text:p>0.013304948806763</text:p>
          </table:table-cell>
          <table:table-cell office:value-type="float" office:value="0.00314593315124512" calcext:value-type="float">
            <text:p>0.003145933151245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0.0000393390655517578" calcext:value-type="float">
            <text:p>3.93E-05</text:p>
          </table:table-cell>
          <table:table-cell office:value-type="float" office:value="0.000600576400756836" calcext:value-type="float">
            <text:p>0.000600576400757</text:p>
          </table:table-cell>
          <table:table-cell office:value-type="float" office:value="0.00854849815368652" calcext:value-type="float">
            <text:p>0.008548498153687</text:p>
          </table:table-cell>
          <table:table-cell office:value-type="float" office:value="0.0000779628753662109" calcext:value-type="float">
            <text:p>7.80E-0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548362731933594" calcext:value-type="float">
            <text:p>5.48E-05</text:p>
          </table:table-cell>
          <table:table-cell office:value-type="float" office:value="0.000570535659790039" calcext:value-type="float">
            <text:p>0.00057053565979</text:p>
          </table:table-cell>
          <table:table-cell office:value-type="float" office:value="0.00886106491088867" calcext:value-type="float">
            <text:p>0.008861064910889</text:p>
          </table:table-cell>
          <table:table-cell office:value-type="float" office:value="0.00290894508361816" calcext:value-type="float">
            <text:p>0.00290894508361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0000410079956054688" calcext:value-type="float">
            <text:p>4.10E-05</text:p>
          </table:table-cell>
          <table:table-cell office:value-type="float" office:value="0.000473499298095703" calcext:value-type="float">
            <text:p>0.000473499298096</text:p>
          </table:table-cell>
          <table:table-cell office:value-type="float" office:value="0.00925827026367188" calcext:value-type="float">
            <text:p>0.009258270263672</text:p>
          </table:table-cell>
          <table:table-cell office:value-type="float" office:value="0.0000464916229248047" calcext:value-type="float">
            <text:p>4.65E-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412464141845703" calcext:value-type="float">
            <text:p>4.12E-05</text:p>
          </table:table-cell>
          <table:table-cell office:value-type="float" office:value="0.000768661499023438" calcext:value-type="float">
            <text:p>0.000768661499023</text:p>
          </table:table-cell>
          <table:table-cell office:value-type="float" office:value="0.00807356834411621" calcext:value-type="float">
            <text:p>0.008073568344116</text:p>
          </table:table-cell>
          <table:table-cell office:value-type="float" office:value="0.00282526016235352" calcext:value-type="float">
            <text:p>0.002825260162354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0.0000400543212890625" calcext:value-type="float">
            <text:p>4.01E-05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0877833366394043" calcext:value-type="float">
            <text:p>0.00877833366394</text:p>
          </table:table-cell>
          <table:table-cell office:value-type="float" office:value="0.0000445842742919922" calcext:value-type="float">
            <text:p>4.46E-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398159027099609" calcext:value-type="float">
            <text:p>3.98E-05</text:p>
          </table:table-cell>
          <table:table-cell office:value-type="float" office:value="0.000449657440185547" calcext:value-type="float">
            <text:p>0.000449657440186</text:p>
          </table:table-cell>
          <table:table-cell office:value-type="float" office:value="0.0101511478424072" calcext:value-type="float">
            <text:p>0.010151147842407</text:p>
          </table:table-cell>
          <table:table-cell office:value-type="float" office:value="0.00260066986083984" calcext:value-type="float">
            <text:p>0.0026006698608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0000402927398681641" calcext:value-type="float">
            <text:p>4.03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47315788269043" calcext:value-type="float">
            <text:p>0.00847315788269</text:p>
          </table:table-cell>
          <table:table-cell office:value-type="float" office:value="0.0000462532043457031" calcext:value-type="float">
            <text:p>4.63E-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536441802978516" calcext:value-type="float">
            <text:p>5.36E-05</text:p>
          </table:table-cell>
          <table:table-cell office:value-type="float" office:value="0.000506401062011719" calcext:value-type="float">
            <text:p>0.000506401062012</text:p>
          </table:table-cell>
          <table:table-cell office:value-type="float" office:value="0.00965476036071777" calcext:value-type="float">
            <text:p>0.009654760360718</text:p>
          </table:table-cell>
          <table:table-cell office:value-type="float" office:value="0.00277352333068848" calcext:value-type="float">
            <text:p>0.002773523330688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0.0000596046447753906" calcext:value-type="float">
            <text:p>5.96E-05</text:p>
          </table:table-cell>
          <table:table-cell office:value-type="float" office:value="0.00051426887512207" calcext:value-type="float">
            <text:p>0.000514268875122</text:p>
          </table:table-cell>
          <table:table-cell office:value-type="float" office:value="0.00901579856872559" calcext:value-type="float">
            <text:p>0.009015798568726</text:p>
          </table:table-cell>
          <table:table-cell office:value-type="float" office:value="0.0000591278076171875" calcext:value-type="float">
            <text:p>5.91E-0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410079956054688" calcext:value-type="float">
            <text:p>4.10E-05</text:p>
          </table:table-cell>
          <table:table-cell office:value-type="float" office:value="0.000547885894775391" calcext:value-type="float">
            <text:p>0.000547885894775</text:p>
          </table:table-cell>
          <table:table-cell office:value-type="float" office:value="0.00866985321044922" calcext:value-type="float">
            <text:p>0.008669853210449</text:p>
          </table:table-cell>
          <table:table-cell office:value-type="float" office:value="0.00347590446472168" calcext:value-type="float">
            <text:p>0.00347590446472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000591278076171875" calcext:value-type="float">
            <text:p>5.91E-05</text:p>
          </table:table-cell>
          <table:table-cell office:value-type="float" office:value="0.000463962554931641" calcext:value-type="float">
            <text:p>0.000463962554932</text:p>
          </table:table-cell>
          <table:table-cell office:value-type="float" office:value="0.00875115394592285" calcext:value-type="float">
            <text:p>0.008751153945923</text:p>
          </table:table-cell>
          <table:table-cell office:value-type="float" office:value="0.0000469684600830078" calcext:value-type="float">
            <text:p>4.70E-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460147857666016" calcext:value-type="float">
            <text:p>4.60E-05</text:p>
          </table:table-cell>
          <table:table-cell office:value-type="float" office:value="0.000559091567993164" calcext:value-type="float">
            <text:p>0.000559091567993</text:p>
          </table:table-cell>
          <table:table-cell office:value-type="float" office:value="0.010028600692749" calcext:value-type="float">
            <text:p>0.010028600692749</text:p>
          </table:table-cell>
          <table:table-cell office:value-type="float" office:value="0.00288248062133789" calcext:value-type="float">
            <text:p>0.00288248062133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0.0000600814819335938" calcext:value-type="float">
            <text:p>6.01E-05</text:p>
          </table:table-cell>
          <table:table-cell office:value-type="float" office:value="0.000442981719970703" calcext:value-type="float">
            <text:p>0.000442981719971</text:p>
          </table:table-cell>
          <table:table-cell office:value-type="float" office:value="0.00861740112304688" calcext:value-type="float">
            <text:p>0.008617401123047</text:p>
          </table:table-cell>
          <table:table-cell office:value-type="float" office:value="0.0000457763671875" calcext:value-type="float">
            <text:p>4.58E-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545978546142578" calcext:value-type="float">
            <text:p>5.46E-05</text:p>
          </table:table-cell>
          <table:table-cell office:value-type="float" office:value="0.000605583190917969" calcext:value-type="float">
            <text:p>0.000605583190918</text:p>
          </table:table-cell>
          <table:table-cell office:value-type="float" office:value="0.00903987884521485" calcext:value-type="float">
            <text:p>0.009039878845215</text:p>
          </table:table-cell>
          <table:table-cell office:value-type="float" office:value="0.00276017189025879" calcext:value-type="float">
            <text:p>0.00276017189025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0.0000412464141845703" calcext:value-type="float">
            <text:p>4.12E-05</text:p>
          </table:table-cell>
          <table:table-cell office:value-type="float" office:value="0.000465869903564453" calcext:value-type="float">
            <text:p>0.000465869903564</text:p>
          </table:table-cell>
          <table:table-cell office:value-type="float" office:value="0.00849103927612305" calcext:value-type="float">
            <text:p>0.008491039276123</text:p>
          </table:table-cell>
          <table:table-cell office:value-type="float" office:value="0.0000789165496826172" calcext:value-type="float">
            <text:p>7.89E-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6866455078125" calcext:value-type="float">
            <text:p>6.87E-05</text:p>
          </table:table-cell>
          <table:table-cell office:value-type="float" office:value="0.000539779663085938" calcext:value-type="float">
            <text:p>0.000539779663086</text:p>
          </table:table-cell>
          <table:table-cell office:value-type="float" office:value="0.00998687744140625" calcext:value-type="float">
            <text:p>0.009986877441406</text:p>
          </table:table-cell>
          <table:table-cell office:value-type="float" office:value="0.00270414352416992" calcext:value-type="float">
            <text:p>0.0027041435241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441551208496094" calcext:value-type="float">
            <text:p>0.000441551208496</text:p>
          </table:table-cell>
          <table:table-cell office:value-type="float" office:value="0.00899291038513184" calcext:value-type="float">
            <text:p>0.008992910385132</text:p>
          </table:table-cell>
          <table:table-cell office:value-type="float" office:value="0.0000617504119873047" calcext:value-type="float">
            <text:p>6.18E-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407695770263672" calcext:value-type="float">
            <text:p>4.08E-05</text:p>
          </table:table-cell>
          <table:table-cell office:value-type="float" office:value="0.000494003295898438" calcext:value-type="float">
            <text:p>0.000494003295898</text:p>
          </table:table-cell>
          <table:table-cell office:value-type="float" office:value="0.00919890403747559" calcext:value-type="float">
            <text:p>0.009198904037476</text:p>
          </table:table-cell>
          <table:table-cell office:value-type="float" office:value="0.00285840034484863" calcext:value-type="float">
            <text:p>0.002858400344849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.000041961669921875" calcext:value-type="float">
            <text:p>4.20E-05</text:p>
          </table:table-cell>
          <table:table-cell office:value-type="float" office:value="0.000478982925415039" calcext:value-type="float">
            <text:p>0.000478982925415</text:p>
          </table:table-cell>
          <table:table-cell office:value-type="float" office:value="0.00847744941711426" calcext:value-type="float">
            <text:p>0.008477449417114</text:p>
          </table:table-cell>
          <table:table-cell office:value-type="float" office:value="0.0000767707824707031" calcext:value-type="float">
            <text:p>7.68E-0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639677047729492" calcext:value-type="float">
            <text:p>0.000639677047729</text:p>
          </table:table-cell>
          <table:table-cell office:value-type="float" office:value="0.00848841667175293" calcext:value-type="float">
            <text:p>0.008488416671753</text:p>
          </table:table-cell>
          <table:table-cell office:value-type="float" office:value="0.00342869758605957" calcext:value-type="float">
            <text:p>0.0034286975860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0000641345977783203" calcext:value-type="float">
            <text:p>6.41E-05</text:p>
          </table:table-cell>
          <table:table-cell office:value-type="float" office:value="0.000453948974609375" calcext:value-type="float">
            <text:p>0.000453948974609</text:p>
          </table:table-cell>
          <table:table-cell office:value-type="float" office:value="0.00850796699523926" calcext:value-type="float">
            <text:p>0.008507966995239</text:p>
          </table:table-cell>
          <table:table-cell office:value-type="float" office:value="0.0000660419464111328" calcext:value-type="float">
            <text:p>6.60E-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441074371337891" calcext:value-type="float">
            <text:p>4.41E-05</text:p>
          </table:table-cell>
          <table:table-cell office:value-type="float" office:value="0.000620126724243164" calcext:value-type="float">
            <text:p>0.000620126724243</text:p>
          </table:table-cell>
          <table:table-cell office:value-type="float" office:value="0.0117447376251221" calcext:value-type="float">
            <text:p>0.011744737625122</text:p>
          </table:table-cell>
          <table:table-cell office:value-type="float" office:value="0.00330662727355957" calcext:value-type="float">
            <text:p>0.0033066272735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493288040161133" calcext:value-type="float">
            <text:p>0.000493288040161</text:p>
          </table:table-cell>
          <table:table-cell office:value-type="float" office:value="0.00908589363098145" calcext:value-type="float">
            <text:p>0.009085893630981</text:p>
          </table:table-cell>
          <table:table-cell office:value-type="float" office:value="0.0000591278076171875" calcext:value-type="float">
            <text:p>5.91E-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445842742919922" calcext:value-type="float">
            <text:p>4.46E-05</text:p>
          </table:table-cell>
          <table:table-cell office:value-type="float" office:value="0.000658750534057617" calcext:value-type="float">
            <text:p>0.000658750534058</text:p>
          </table:table-cell>
          <table:table-cell office:value-type="float" office:value="0.0113761425018311" calcext:value-type="float">
            <text:p>0.011376142501831</text:p>
          </table:table-cell>
          <table:table-cell office:value-type="float" office:value="0.00323843955993652" calcext:value-type="float">
            <text:p>0.00323843955993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0.0000598430633544922" calcext:value-type="float">
            <text:p>5.98E-05</text:p>
          </table:table-cell>
          <table:table-cell office:value-type="float" office:value="0.000491619110107422" calcext:value-type="float">
            <text:p>0.000491619110107</text:p>
          </table:table-cell>
          <table:table-cell office:value-type="float" office:value="0.00816702842712402" calcext:value-type="float">
            <text:p>0.008167028427124</text:p>
          </table:table-cell>
          <table:table-cell office:value-type="float" office:value="0.0000791549682617187" calcext:value-type="float">
            <text:p>7.92E-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450611114501953" calcext:value-type="float">
            <text:p>4.51E-05</text:p>
          </table:table-cell>
          <table:table-cell office:value-type="float" office:value="0.000699996948242188" calcext:value-type="float">
            <text:p>0.000699996948242</text:p>
          </table:table-cell>
          <table:table-cell office:value-type="float" office:value="0.00853562355041504" calcext:value-type="float">
            <text:p>0.008535623550415</text:p>
          </table:table-cell>
          <table:table-cell office:value-type="float" office:value="0.0029604434967041" calcext:value-type="float">
            <text:p>0.002960443496704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0000498294830322266" calcext:value-type="float">
            <text:p>4.98E-05</text:p>
          </table:table-cell>
          <table:table-cell office:value-type="float" office:value="0.000601053237915039" calcext:value-type="float">
            <text:p>0.000601053237915</text:p>
          </table:table-cell>
          <table:table-cell office:value-type="float" office:value="0.00890207290649414" calcext:value-type="float">
            <text:p>0.008902072906494</text:p>
          </table:table-cell>
          <table:table-cell office:value-type="float" office:value="0.0000684261322021484" calcext:value-type="float">
            <text:p>6.84E-0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436305999755859" calcext:value-type="float">
            <text:p>4.36E-05</text:p>
          </table:table-cell>
          <table:table-cell office:value-type="float" office:value="0.000668764114379883" calcext:value-type="float">
            <text:p>0.00066876411438</text:p>
          </table:table-cell>
          <table:table-cell office:value-type="float" office:value="0.0117833614349365" calcext:value-type="float">
            <text:p>0.011783361434937</text:p>
          </table:table-cell>
          <table:table-cell office:value-type="float" office:value="0.00289082527160645" calcext:value-type="float">
            <text:p>0.00289082527160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0000817775726318359" calcext:value-type="float">
            <text:p>8.18E-05</text:p>
          </table:table-cell>
          <table:table-cell office:value-type="float" office:value="0.000711441040039063" calcext:value-type="float">
            <text:p>0.000711441040039</text:p>
          </table:table-cell>
          <table:table-cell office:value-type="float" office:value="0.00813889503479004" calcext:value-type="float">
            <text:p>0.00813889503479</text:p>
          </table:table-cell>
          <table:table-cell office:value-type="float" office:value="0.0000832080841064453" calcext:value-type="float">
            <text:p>8.32E-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519990921020508" calcext:value-type="float">
            <text:p>0.000519990921021</text:p>
          </table:table-cell>
          <table:table-cell office:value-type="float" office:value="0.0117015838623047" calcext:value-type="float">
            <text:p>0.011701583862305</text:p>
          </table:table-cell>
          <table:table-cell office:value-type="float" office:value="0.00287485122680664" calcext:value-type="float">
            <text:p>0.00287485122680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000560283660888672" calcext:value-type="float">
            <text:p>5.60E-05</text:p>
          </table:table-cell>
          <table:table-cell office:value-type="float" office:value="0.000439167022705078" calcext:value-type="float">
            <text:p>0.000439167022705</text:p>
          </table:table-cell>
          <table:table-cell office:value-type="float" office:value="0.00910139083862305" calcext:value-type="float">
            <text:p>0.009101390838623</text:p>
          </table:table-cell>
          <table:table-cell office:value-type="float" office:value="0.000080108642578125" calcext:value-type="float">
            <text:p>8.01E-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502824783325195" calcext:value-type="float">
            <text:p>0.000502824783325</text:p>
          </table:table-cell>
          <table:table-cell office:value-type="float" office:value="0.0105822086334229" calcext:value-type="float">
            <text:p>0.010582208633423</text:p>
          </table:table-cell>
          <table:table-cell office:value-type="float" office:value="0.00369715690612793" calcext:value-type="float">
            <text:p>0.00369715690612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404119491577148" calcext:value-type="float">
            <text:p>0.000404119491577</text:p>
          </table:table-cell>
          <table:table-cell office:value-type="float" office:value="0.00879669189453125" calcext:value-type="float">
            <text:p>0.008796691894531</text:p>
          </table:table-cell>
          <table:table-cell table:style-name="Default" office:value-type="float" office:value="0.000147104263305664" calcext:value-type="float">
            <text:p>0.0001471042633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422000885009766" calcext:value-type="float">
            <text:p>4.22E-05</text:p>
          </table:table-cell>
          <table:table-cell office:value-type="float" office:value="0.000491857528686523" calcext:value-type="float">
            <text:p>0.000491857528687</text:p>
          </table:table-cell>
          <table:table-cell office:value-type="float" office:value="0.00863504409790039" calcext:value-type="float">
            <text:p>0.0086350440979</text:p>
          </table:table-cell>
          <table:table-cell office:value-type="float" office:value="0.00475621223449707" calcext:value-type="float">
            <text:p>0.004756212234497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0000569820404052734" calcext:value-type="float">
            <text:p>5.70E-05</text:p>
          </table:table-cell>
          <table:table-cell office:value-type="float" office:value="0.000523567199707031" calcext:value-type="float">
            <text:p>0.000523567199707</text:p>
          </table:table-cell>
          <table:table-cell office:value-type="float" office:value="0.00832152366638184" calcext:value-type="float">
            <text:p>0.008321523666382</text:p>
          </table:table-cell>
          <table:table-cell office:value-type="float" office:value="0.0000474452972412109" calcext:value-type="float">
            <text:p>4.74E-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713586807250977" calcext:value-type="float">
            <text:p>0.000713586807251</text:p>
          </table:table-cell>
          <table:table-cell office:value-type="float" office:value="0.00867128372192383" calcext:value-type="float">
            <text:p>0.008671283721924</text:p>
          </table:table-cell>
          <table:table-cell office:value-type="float" office:value="0.00397968292236328" calcext:value-type="float">
            <text:p>0.003979682922363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0000410079956054688" calcext:value-type="float">
            <text:p>4.10E-05</text:p>
          </table:table-cell>
          <table:table-cell office:value-type="float" office:value="0.000507593154907227" calcext:value-type="float">
            <text:p>0.000507593154907</text:p>
          </table:table-cell>
          <table:table-cell office:value-type="float" office:value="0.00872230529785156" calcext:value-type="float">
            <text:p>0.008722305297852</text:p>
          </table:table-cell>
          <table:table-cell office:value-type="float" office:value="0.0000486373901367188" calcext:value-type="float">
            <text:p>4.86E-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582695007324219" calcext:value-type="float">
            <text:p>0.000582695007324</text:p>
          </table:table-cell>
          <table:table-cell office:value-type="float" office:value="0.00857877731323242" calcext:value-type="float">
            <text:p>0.008578777313232</text:p>
          </table:table-cell>
          <table:table-cell office:value-type="float" office:value="0.00293874740600586" calcext:value-type="float">
            <text:p>0.00293874740600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474691390991211" calcext:value-type="float">
            <text:p>0.000474691390991</text:p>
          </table:table-cell>
          <table:table-cell office:value-type="float" office:value="0.00828409194946289" calcext:value-type="float">
            <text:p>0.008284091949463</text:p>
          </table:table-cell>
          <table:table-cell office:value-type="float" office:value="0.0000483989715576172" calcext:value-type="float">
            <text:p>4.84E-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529766082763672" calcext:value-type="float">
            <text:p>0.000529766082764</text:p>
          </table:table-cell>
          <table:table-cell office:value-type="float" office:value="0.00950217247009277" calcext:value-type="float">
            <text:p>0.009502172470093</text:p>
          </table:table-cell>
          <table:table-cell office:value-type="float" office:value="0.0028834342956543" calcext:value-type="float">
            <text:p>0.002883434295654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0.0000414848327636719" calcext:value-type="float">
            <text:p>4.15E-05</text:p>
          </table:table-cell>
          <table:table-cell office:value-type="float" office:value="0.00051426887512207" calcext:value-type="float">
            <text:p>0.000514268875122</text:p>
          </table:table-cell>
          <table:table-cell office:value-type="float" office:value="0.00879883766174316" calcext:value-type="float">
            <text:p>0.008798837661743</text:p>
          </table:table-cell>
          <table:table-cell office:value-type="float" office:value="0.0000481605529785156" calcext:value-type="float">
            <text:p>4.82E-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533103942871094" calcext:value-type="float">
            <text:p>0.000533103942871</text:p>
          </table:table-cell>
          <table:table-cell office:value-type="float" office:value="0.00910234451293945" calcext:value-type="float">
            <text:p>0.009102344512939</text:p>
          </table:table-cell>
          <table:table-cell office:value-type="float" office:value="0.00309610366821289" calcext:value-type="float">
            <text:p>0.00309610366821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0000422000885009766" calcext:value-type="float">
            <text:p>4.22E-05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832486152648926" calcext:value-type="float">
            <text:p>0.008324861526489</text:p>
          </table:table-cell>
          <table:table-cell office:value-type="float" office:value="0.0000472068786621094" calcext:value-type="float">
            <text:p>4.72E-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417232513427734" calcext:value-type="float">
            <text:p>4.17E-05</text:p>
          </table:table-cell>
          <table:table-cell office:value-type="float" office:value="0.000480413436889648" calcext:value-type="float">
            <text:p>0.00048041343689</text:p>
          </table:table-cell>
          <table:table-cell office:value-type="float" office:value="0.00922322273254395" calcext:value-type="float">
            <text:p>0.009223222732544</text:p>
          </table:table-cell>
          <table:table-cell office:value-type="float" office:value="0.00345921516418457" calcext:value-type="float">
            <text:p>0.00345921516418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0.0000426769256591797" calcext:value-type="float">
            <text:p>4.27E-05</text:p>
          </table:table-cell>
          <table:table-cell office:value-type="float" office:value="0.000511646270751953" calcext:value-type="float">
            <text:p>0.000511646270752</text:p>
          </table:table-cell>
          <table:table-cell office:value-type="float" office:value="0.00898575782775879" calcext:value-type="float">
            <text:p>0.008985757827759</text:p>
          </table:table-cell>
          <table:table-cell office:value-type="float" office:value="0.0000848770141601563" calcext:value-type="float">
            <text:p>8.49E-0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57530403137207" calcext:value-type="float">
            <text:p>0.000575304031372</text:p>
          </table:table-cell>
          <table:table-cell office:value-type="float" office:value="0.00826764106750488" calcext:value-type="float">
            <text:p>0.008267641067505</text:p>
          </table:table-cell>
          <table:table-cell office:value-type="float" office:value="0.00303745269775391" calcext:value-type="float">
            <text:p>0.003037452697754</text:p>
          </table:table-cell>
          <table:table-cell/>
          <table:table-cell office:value-type="float" office:value="448" calcext:value-type="float">
            <text:p>448</text:p>
          </table:table-cell>
          <table:table-cell table:style-name="Default" office:value-type="float" office:value="0.000118494033813477" calcext:value-type="float">
            <text:p>0.000118494033813</text:p>
          </table:table-cell>
          <table:table-cell office:value-type="float" office:value="0.000543355941772461" calcext:value-type="float">
            <text:p>0.000543355941772</text:p>
          </table:table-cell>
          <table:table-cell office:value-type="float" office:value="0.00823116302490234" calcext:value-type="float">
            <text:p>0.008231163024902</text:p>
          </table:table-cell>
          <table:table-cell office:value-type="float" office:value="0.0000574588775634766" calcext:value-type="float">
            <text:p>5.75E-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736713409423828" calcext:value-type="float">
            <text:p>7.37E-05</text:p>
          </table:table-cell>
          <table:table-cell office:value-type="float" office:value="0.000581026077270508" calcext:value-type="float">
            <text:p>0.000581026077271</text:p>
          </table:table-cell>
          <table:table-cell office:value-type="float" office:value="0.00880503654479981" calcext:value-type="float">
            <text:p>0.0088050365448</text:p>
          </table:table-cell>
          <table:table-cell office:value-type="float" office:value="0.00310564041137695" calcext:value-type="float">
            <text:p>0.003105640411377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0.0000622272491455078" calcext:value-type="float">
            <text:p>6.22E-05</text:p>
          </table:table-cell>
          <table:table-cell office:value-type="float" office:value="0.000657081604003906" calcext:value-type="float">
            <text:p>0.000657081604004</text:p>
          </table:table-cell>
          <table:table-cell office:value-type="float" office:value="0.0091097354888916" calcext:value-type="float">
            <text:p>0.009109735488892</text:p>
          </table:table-cell>
          <table:table-cell office:value-type="float" office:value="0.0000898838043212891" calcext:value-type="float">
            <text:p>8.99E-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550270080566406" calcext:value-type="float">
            <text:p>0.000550270080566</text:p>
          </table:table-cell>
          <table:table-cell office:value-type="float" office:value="0.00932931900024414" calcext:value-type="float">
            <text:p>0.009329319000244</text:p>
          </table:table-cell>
          <table:table-cell office:value-type="float" office:value="0.00299334526062012" calcext:value-type="float">
            <text:p>0.0029933452606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95367431640625" calcext:value-type="float">
            <text:p>9.54E-05</text:p>
          </table:table-cell>
          <table:table-cell office:value-type="float" office:value="0.000507354736328125" calcext:value-type="float">
            <text:p>0.000507354736328</text:p>
          </table:table-cell>
          <table:table-cell office:value-type="float" office:value="0.00902915000915527" calcext:value-type="float">
            <text:p>0.009029150009155</text:p>
          </table:table-cell>
          <table:table-cell table:style-name="Default" office:value-type="float" office:value="0.0001220703125" calcext:value-type="float">
            <text:p>0.0001220703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28573989868164" calcext:value-type="float">
            <text:p>0.000528573989868</text:p>
          </table:table-cell>
          <table:table-cell office:value-type="float" office:value="0.0102829933166504" calcext:value-type="float">
            <text:p>0.01028299331665</text:p>
          </table:table-cell>
          <table:table-cell office:value-type="float" office:value="0.00303101539611816" calcext:value-type="float">
            <text:p>0.00303101539611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491857528686523" calcext:value-type="float">
            <text:p>0.000491857528687</text:p>
          </table:table-cell>
          <table:table-cell office:value-type="float" office:value="0.00827360153198242" calcext:value-type="float">
            <text:p>0.008273601531982</text:p>
          </table:table-cell>
          <table:table-cell office:value-type="float" office:value="0.0000679492950439453" calcext:value-type="float">
            <text:p>6.79E-0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467300415039063" calcext:value-type="float">
            <text:p>0.000467300415039</text:p>
          </table:table-cell>
          <table:table-cell office:value-type="float" office:value="0.00833868980407715" calcext:value-type="float">
            <text:p>0.008338689804077</text:p>
          </table:table-cell>
          <table:table-cell office:value-type="float" office:value="0.00403833389282227" calcext:value-type="float">
            <text:p>0.004038333892822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478029251098633" calcext:value-type="float">
            <text:p>0.000478029251099</text:p>
          </table:table-cell>
          <table:table-cell office:value-type="float" office:value="0.00855708122253418" calcext:value-type="float">
            <text:p>0.008557081222534</text:p>
          </table:table-cell>
          <table:table-cell office:value-type="float" office:value="0.0000622272491455078" calcext:value-type="float">
            <text:p>6.22E-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462532043457031" calcext:value-type="float">
            <text:p>4.63E-05</text:p>
          </table:table-cell>
          <table:table-cell office:value-type="float" office:value="0.00043177604675293" calcext:value-type="float">
            <text:p>0.000431776046753</text:p>
          </table:table-cell>
          <table:table-cell office:value-type="float" office:value="0.00863242149353027" calcext:value-type="float">
            <text:p>0.00863242149353</text:p>
          </table:table-cell>
          <table:table-cell office:value-type="float" office:value="0.00329852104187012" calcext:value-type="float">
            <text:p>0.00329852104187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.0000429153442382813" calcext:value-type="float">
            <text:p>4.29E-05</text:p>
          </table:table-cell>
          <table:table-cell office:value-type="float" office:value="0.000531196594238281" calcext:value-type="float">
            <text:p>0.000531196594238</text:p>
          </table:table-cell>
          <table:table-cell office:value-type="float" office:value="0.00839519500732422" calcext:value-type="float">
            <text:p>0.008395195007324</text:p>
          </table:table-cell>
          <table:table-cell office:value-type="float" office:value="0.0000624656677246094" calcext:value-type="float">
            <text:p>6.25E-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61345100402832" calcext:value-type="float">
            <text:p>0.000613451004028</text:p>
          </table:table-cell>
          <table:table-cell office:value-type="float" office:value="0.00973892211914063" calcext:value-type="float">
            <text:p>0.009738922119141</text:p>
          </table:table-cell>
          <table:table-cell office:value-type="float" office:value="0.00311613082885742" calcext:value-type="float">
            <text:p>0.00311613082885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0000450611114501953" calcext:value-type="float">
            <text:p>4.51E-05</text:p>
          </table:table-cell>
          <table:table-cell office:value-type="float" office:value="0.000505447387695313" calcext:value-type="float">
            <text:p>0.000505447387695</text:p>
          </table:table-cell>
          <table:table-cell office:value-type="float" office:value="0.00880908966064453" calcext:value-type="float">
            <text:p>0.008809089660645</text:p>
          </table:table-cell>
          <table:table-cell office:value-type="float" office:value="0.0000808238983154297" calcext:value-type="float">
            <text:p>8.08E-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425100326538086" calcext:value-type="float">
            <text:p>0.000425100326538</text:p>
          </table:table-cell>
          <table:table-cell office:value-type="float" office:value="0.00945806503295898" calcext:value-type="float">
            <text:p>0.009458065032959</text:p>
          </table:table-cell>
          <table:table-cell office:value-type="float" office:value="0.00317859649658203" calcext:value-type="float">
            <text:p>0.003178596496582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0.0000560283660888672" calcext:value-type="float">
            <text:p>5.60E-05</text:p>
          </table:table-cell>
          <table:table-cell office:value-type="float" office:value="0.000409364700317383" calcext:value-type="float">
            <text:p>0.000409364700317</text:p>
          </table:table-cell>
          <table:table-cell office:value-type="float" office:value="0.012739896774292" calcext:value-type="float">
            <text:p>0.012739896774292</text:p>
          </table:table-cell>
          <table:table-cell office:value-type="float" office:value="0.0000672340393066406" calcext:value-type="float">
            <text:p>6.72E-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436305999755859" calcext:value-type="float">
            <text:p>4.36E-05</text:p>
          </table:table-cell>
          <table:table-cell office:value-type="float" office:value="0.000490665435791016" calcext:value-type="float">
            <text:p>0.000490665435791</text:p>
          </table:table-cell>
          <table:table-cell office:value-type="float" office:value="0.00884389877319336" calcext:value-type="float">
            <text:p>0.008843898773193</text:p>
          </table:table-cell>
          <table:table-cell office:value-type="float" office:value="0.00359559059143066" calcext:value-type="float">
            <text:p>0.00359559059143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0000562667846679688" calcext:value-type="float">
            <text:p>5.63E-05</text:p>
          </table:table-cell>
          <table:table-cell office:value-type="float" office:value="0.000571966171264648" calcext:value-type="float">
            <text:p>0.000571966171265</text:p>
          </table:table-cell>
          <table:table-cell office:value-type="float" office:value="0.00826787948608398" calcext:value-type="float">
            <text:p>0.008267879486084</text:p>
          </table:table-cell>
          <table:table-cell office:value-type="float" office:value="0.0000689029693603516" calcext:value-type="float">
            <text:p>6.89E-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462532043457031" calcext:value-type="float">
            <text:p>4.63E-05</text:p>
          </table:table-cell>
          <table:table-cell office:value-type="float" office:value="0.000470638275146484" calcext:value-type="float">
            <text:p>0.000470638275146</text:p>
          </table:table-cell>
          <table:table-cell office:value-type="float" office:value="0.00856781005859375" calcext:value-type="float">
            <text:p>0.008567810058594</text:p>
          </table:table-cell>
          <table:table-cell office:value-type="float" office:value="0.00357317924499512" calcext:value-type="float">
            <text:p>0.003573179244995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0.0000565052032470703" calcext:value-type="float">
            <text:p>5.65E-05</text:p>
          </table:table-cell>
          <table:table-cell office:value-type="float" office:value="0.000544309616088867" calcext:value-type="float">
            <text:p>0.000544309616089</text:p>
          </table:table-cell>
          <table:table-cell office:value-type="float" office:value="0.00882506370544434" calcext:value-type="float">
            <text:p>0.008825063705444</text:p>
          </table:table-cell>
          <table:table-cell office:value-type="float" office:value="0.000049591064453125" calcext:value-type="float">
            <text:p>4.96E-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553607940673828" calcext:value-type="float">
            <text:p>0.000553607940674</text:p>
          </table:table-cell>
          <table:table-cell office:value-type="float" office:value="0.0141370296478271" calcext:value-type="float">
            <text:p>0.014137029647827</text:p>
          </table:table-cell>
          <table:table-cell office:value-type="float" office:value="0.00583863258361816" calcext:value-type="float">
            <text:p>0.00583863258361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0000436305999755859" calcext:value-type="float">
            <text:p>4.36E-05</text:p>
          </table:table-cell>
          <table:table-cell office:value-type="float" office:value="0.000488519668579102" calcext:value-type="float">
            <text:p>0.000488519668579</text:p>
          </table:table-cell>
          <table:table-cell office:value-type="float" office:value="0.00829982757568359" calcext:value-type="float">
            <text:p>0.008299827575684</text:p>
          </table:table-cell>
          <table:table-cell office:value-type="float" office:value="0.0000889301300048828" calcext:value-type="float">
            <text:p>8.89E-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700950622558594" calcext:value-type="float">
            <text:p>7.01E-05</text:p>
          </table:table-cell>
          <table:table-cell office:value-type="float" office:value="0.000558614730834961" calcext:value-type="float">
            <text:p>0.000558614730835</text:p>
          </table:table-cell>
          <table:table-cell office:value-type="float" office:value="0.0109121799468994" calcext:value-type="float">
            <text:p>0.0109121799469</text:p>
          </table:table-cell>
          <table:table-cell office:value-type="float" office:value="0.00291848182678223" calcext:value-type="float">
            <text:p>0.00291848182678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0.0000753402709960937" calcext:value-type="float">
            <text:p>7.53E-05</text:p>
          </table:table-cell>
          <table:table-cell office:value-type="float" office:value="0.000430107116699219" calcext:value-type="float">
            <text:p>0.000430107116699</text:p>
          </table:table-cell>
          <table:table-cell office:value-type="float" office:value="0.00887656211853027" calcext:value-type="float">
            <text:p>0.00887656211853</text:p>
          </table:table-cell>
          <table:table-cell office:value-type="float" office:value="0.0000493526458740234" calcext:value-type="float">
            <text:p>4.94E-0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0844931602478027" calcext:value-type="float">
            <text:p>0.00844931602478</text:p>
          </table:table-cell>
          <table:table-cell office:value-type="float" office:value="0.00313067436218262" calcext:value-type="float">
            <text:p>0.003130674362183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000448226928710938" calcext:value-type="float">
            <text:p>4.48E-05</text:p>
          </table:table-cell>
          <table:table-cell office:value-type="float" office:value="0.000526905059814453" calcext:value-type="float">
            <text:p>0.000526905059814</text:p>
          </table:table-cell>
          <table:table-cell office:value-type="float" office:value="0.0104403495788574" calcext:value-type="float">
            <text:p>0.010440349578858</text:p>
          </table:table-cell>
          <table:table-cell office:value-type="float" office:value="0.0000684261322021484" calcext:value-type="float">
            <text:p>6.84E-0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720024108886719" calcext:value-type="float">
            <text:p>7.20E-05</text:p>
          </table:table-cell>
          <table:table-cell office:value-type="float" office:value="0.000618696212768555" calcext:value-type="float">
            <text:p>0.000618696212769</text:p>
          </table:table-cell>
          <table:table-cell office:value-type="float" office:value="0.00900840759277344" calcext:value-type="float">
            <text:p>0.009008407592773</text:p>
          </table:table-cell>
          <table:table-cell office:value-type="float" office:value="0.00306391716003418" calcext:value-type="float">
            <text:p>0.00306391716003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.0000433921813964844" calcext:value-type="float">
            <text:p>4.34E-05</text:p>
          </table:table-cell>
          <table:table-cell office:value-type="float" office:value="0.000440835952758789" calcext:value-type="float">
            <text:p>0.000440835952759</text:p>
          </table:table-cell>
          <table:table-cell office:value-type="float" office:value="0.00878667831420898" calcext:value-type="float">
            <text:p>0.008786678314209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677108764648437" calcext:value-type="float">
            <text:p>6.77E-05</text:p>
          </table:table-cell>
          <table:table-cell office:value-type="float" office:value="0.000473499298095703" calcext:value-type="float">
            <text:p>0.000473499298096</text:p>
          </table:table-cell>
          <table:table-cell office:value-type="float" office:value="0.0116403102874756" calcext:value-type="float">
            <text:p>0.011640310287476</text:p>
          </table:table-cell>
          <table:table-cell office:value-type="float" office:value="0.00302338600158691" calcext:value-type="float">
            <text:p>0.003023386001587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424861907958984" calcext:value-type="float">
            <text:p>0.000424861907959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0.0000500679016113281" calcext:value-type="float">
            <text:p>5.01E-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865459442138672" calcext:value-type="float">
            <text:p>8.65E-05</text:p>
          </table:table-cell>
          <table:table-cell office:value-type="float" office:value="0.000535726547241211" calcext:value-type="float">
            <text:p>0.000535726547241</text:p>
          </table:table-cell>
          <table:table-cell office:value-type="float" office:value="0.0114457607269287" calcext:value-type="float">
            <text:p>0.011445760726929</text:p>
          </table:table-cell>
          <table:table-cell office:value-type="float" office:value="0.00333333015441895" calcext:value-type="float">
            <text:p>0.003333330154419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0.0000445842742919922" calcext:value-type="float">
            <text:p>4.46E-05</text:p>
          </table:table-cell>
          <table:table-cell office:value-type="float" office:value="0.00044560432434082" calcext:value-type="float">
            <text:p>0.000445604324341</text:p>
          </table:table-cell>
          <table:table-cell office:value-type="float" office:value="0.00823211669921875" calcext:value-type="float">
            <text:p>0.008232116699219</text:p>
          </table:table-cell>
          <table:table-cell office:value-type="float" office:value="0.0000486373901367188" calcext:value-type="float">
            <text:p>4.86E-0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665187835693359" calcext:value-type="float">
            <text:p>6.65E-05</text:p>
          </table:table-cell>
          <table:table-cell office:value-type="float" office:value="0.000482082366943359" calcext:value-type="float">
            <text:p>0.000482082366943</text:p>
          </table:table-cell>
          <table:table-cell office:value-type="float" office:value="0.0113208293914795" calcext:value-type="float">
            <text:p>0.01132082939148</text:p>
          </table:table-cell>
          <table:table-cell office:value-type="float" office:value="0.00323796272277832" calcext:value-type="float">
            <text:p>0.003237962722778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0000441074371337891" calcext:value-type="float">
            <text:p>4.41E-05</text:p>
          </table:table-cell>
          <table:table-cell office:value-type="float" office:value="0.00112009048461914" calcext:value-type="float">
            <text:p>0.001120090484619</text:p>
          </table:table-cell>
          <table:table-cell office:value-type="float" office:value="0.00860404968261719" calcext:value-type="float">
            <text:p>0.008604049682617</text:p>
          </table:table-cell>
          <table:table-cell office:value-type="float" office:value="0.0000817775726318359" calcext:value-type="float">
            <text:p>8.18E-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829696655273438" calcext:value-type="float">
            <text:p>8.30E-05</text:p>
          </table:table-cell>
          <table:table-cell office:value-type="float" office:value="0.000528097152709961" calcext:value-type="float">
            <text:p>0.00052809715271</text:p>
          </table:table-cell>
          <table:table-cell office:value-type="float" office:value="0.0100274085998535" calcext:value-type="float">
            <text:p>0.010027408599854</text:p>
          </table:table-cell>
          <table:table-cell office:value-type="float" office:value="0.00344538688659668" calcext:value-type="float">
            <text:p>0.003445386886597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0.000057220458984375" calcext:value-type="float">
            <text:p>5.72E-05</text:p>
          </table:table-cell>
          <table:table-cell office:value-type="float" office:value="0.000489473342895508" calcext:value-type="float">
            <text:p>0.000489473342896</text:p>
          </table:table-cell>
          <table:table-cell office:value-type="float" office:value="0.00874137878417969" calcext:value-type="float">
            <text:p>0.00874137878418</text:p>
          </table:table-cell>
          <table:table-cell office:value-type="float" office:value="0.0000777244567871094" calcext:value-type="float">
            <text:p>7.77E-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574827194213867" calcext:value-type="float">
            <text:p>0.000574827194214</text:p>
          </table:table-cell>
          <table:table-cell office:value-type="float" office:value="0.0089716911315918" calcext:value-type="float">
            <text:p>0.008971691131592</text:p>
          </table:table-cell>
          <table:table-cell office:value-type="float" office:value="0.00361514091491699" calcext:value-type="float">
            <text:p>0.00361514091491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0000641345977783203" calcext:value-type="float">
            <text:p>6.41E-05</text:p>
          </table:table-cell>
          <table:table-cell office:value-type="float" office:value="0.000511407852172852" calcext:value-type="float">
            <text:p>0.000511407852173</text:p>
          </table:table-cell>
          <table:table-cell office:value-type="float" office:value="0.00878238677978516" calcext:value-type="float">
            <text:p>0.008782386779785</text:p>
          </table:table-cell>
          <table:table-cell office:value-type="float" office:value="0.0000700950622558594" calcext:value-type="float">
            <text:p>7.01E-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460147857666016" calcext:value-type="float">
            <text:p>4.60E-05</text:p>
          </table:table-cell>
          <table:table-cell office:value-type="float" office:value="0.000616312026977539" calcext:value-type="float">
            <text:p>0.000616312026978</text:p>
          </table:table-cell>
          <table:table-cell office:value-type="float" office:value="0.0151762962341309" calcext:value-type="float">
            <text:p>0.015176296234131</text:p>
          </table:table-cell>
          <table:table-cell office:value-type="float" office:value="0.00536704063415527" calcext:value-type="float">
            <text:p>0.00536704063415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66460800170898" calcext:value-type="float">
            <text:p>0.008664608001709</text:p>
          </table:table-cell>
          <table:table-cell office:value-type="float" office:value="0.0000703334808349609" calcext:value-type="float">
            <text:p>7.03E-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586509704589844" calcext:value-type="float">
            <text:p>5.87E-05</text:p>
          </table:table-cell>
          <table:table-cell office:value-type="float" office:value="0.000680208206176758" calcext:value-type="float">
            <text:p>0.000680208206177</text:p>
          </table:table-cell>
          <table:table-cell office:value-type="float" office:value="0.00832605361938477" calcext:value-type="float">
            <text:p>0.008326053619385</text:p>
          </table:table-cell>
          <table:table-cell office:value-type="float" office:value="0.00301170349121094" calcext:value-type="float">
            <text:p>0.00301170349121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0000908374786376953" calcext:value-type="float">
            <text:p>9.08E-05</text:p>
          </table:table-cell>
          <table:table-cell office:value-type="float" office:value="0.000665187835693359" calcext:value-type="float">
            <text:p>0.000665187835693</text:p>
          </table:table-cell>
          <table:table-cell office:value-type="float" office:value="0.00870943069458008" calcext:value-type="float">
            <text:p>0.00870943069458</text:p>
          </table:table-cell>
          <table:table-cell office:value-type="float" office:value="0.0000627040863037109" calcext:value-type="float">
            <text:p>6.27E-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445842742919922" calcext:value-type="float">
            <text:p>4.46E-05</text:p>
          </table:table-cell>
          <table:table-cell office:value-type="float" office:value="0.000499486923217773" calcext:value-type="float">
            <text:p>0.000499486923218</text:p>
          </table:table-cell>
          <table:table-cell office:value-type="float" office:value="0.00818514823913574" calcext:value-type="float">
            <text:p>0.008185148239136</text:p>
          </table:table-cell>
          <table:table-cell office:value-type="float" office:value="0.00341796875" calcext:value-type="float">
            <text:p>0.0034179687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.0000739097595214844" calcext:value-type="float">
            <text:p>7.39E-05</text:p>
          </table:table-cell>
          <table:table-cell office:value-type="float" office:value="0.00042271614074707" calcext:value-type="float">
            <text:p>0.000422716140747</text:p>
          </table:table-cell>
          <table:table-cell office:value-type="float" office:value="0.00966429710388184" calcext:value-type="float">
            <text:p>0.009664297103882</text:p>
          </table:table-cell>
          <table:table-cell office:value-type="float" office:value="0.0000777244567871094" calcext:value-type="float">
            <text:p>7.77E-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813007354736328" calcext:value-type="float">
            <text:p>8.13E-05</text:p>
          </table:table-cell>
          <table:table-cell office:value-type="float" office:value="0.000744104385375977" calcext:value-type="float">
            <text:p>0.000744104385376</text:p>
          </table:table-cell>
          <table:table-cell office:value-type="float" office:value="0.00917720794677735" calcext:value-type="float">
            <text:p>0.009177207946777</text:p>
          </table:table-cell>
          <table:table-cell office:value-type="float" office:value="0.00321817398071289" calcext:value-type="float">
            <text:p>0.00321817398071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558614730834961" calcext:value-type="float">
            <text:p>0.000558614730835</text:p>
          </table:table-cell>
          <table:table-cell office:value-type="float" office:value="0.00849747657775879" calcext:value-type="float">
            <text:p>0.008497476577759</text:p>
          </table:table-cell>
          <table:table-cell office:value-type="float" office:value="0.0000698566436767578" calcext:value-type="float">
            <text:p>6.99E-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452995300292969" calcext:value-type="float">
            <text:p>4.53E-05</text:p>
          </table:table-cell>
          <table:table-cell office:value-type="float" office:value="0.00062251091003418" calcext:value-type="float">
            <text:p>0.000622510910034</text:p>
          </table:table-cell>
          <table:table-cell office:value-type="float" office:value="0.00966095924377441" calcext:value-type="float">
            <text:p>0.009660959243774</text:p>
          </table:table-cell>
          <table:table-cell office:value-type="float" office:value="0.00319600105285645" calcext:value-type="float">
            <text:p>0.00319600105285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.0000576972961425781" calcext:value-type="float">
            <text:p>5.77E-05</text:p>
          </table:table-cell>
          <table:table-cell office:value-type="float" office:value="0.000507354736328125" calcext:value-type="float">
            <text:p>0.000507354736328</text:p>
          </table:table-cell>
          <table:table-cell office:value-type="float" office:value="0.00900912284851074" calcext:value-type="float">
            <text:p>0.009009122848511</text:p>
          </table:table-cell>
          <table:table-cell table:style-name="Default" office:value-type="float" office:value="0.000101089477539063" calcext:value-type="float">
            <text:p>0.00010108947753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443458557128906" calcext:value-type="float">
            <text:p>4.43E-05</text:p>
          </table:table-cell>
          <table:table-cell office:value-type="float" office:value="0.000683307647705078" calcext:value-type="float">
            <text:p>0.000683307647705</text:p>
          </table:table-cell>
          <table:table-cell office:value-type="float" office:value="0.011744499206543" calcext:value-type="float">
            <text:p>0.011744499206543</text:p>
          </table:table-cell>
          <table:table-cell office:value-type="float" office:value="0.0032649040222168" calcext:value-type="float">
            <text:p>0.003264904022217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0000784397125244141" calcext:value-type="float">
            <text:p>7.84E-05</text:p>
          </table:table-cell>
          <table:table-cell office:value-type="float" office:value="0.000494956970214844" calcext:value-type="float">
            <text:p>0.000494956970215</text:p>
          </table:table-cell>
          <table:table-cell office:value-type="float" office:value="0.00888800621032715" calcext:value-type="float">
            <text:p>0.008888006210327</text:p>
          </table:table-cell>
          <table:table-cell office:value-type="float" office:value="0.0000920295715332031" calcext:value-type="float">
            <text:p>9.20E-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460147857666016" calcext:value-type="float">
            <text:p>4.60E-05</text:p>
          </table:table-cell>
          <table:table-cell office:value-type="float" office:value="0.000473260879516602" calcext:value-type="float">
            <text:p>0.000473260879517</text:p>
          </table:table-cell>
          <table:table-cell office:value-type="float" office:value="0.00979089736938477" calcext:value-type="float">
            <text:p>0.009790897369385</text:p>
          </table:table-cell>
          <table:table-cell office:value-type="float" office:value="0.00342130661010742" calcext:value-type="float">
            <text:p>0.003421306610107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0.0000567436218261719" calcext:value-type="float">
            <text:p>5.67E-05</text:p>
          </table:table-cell>
          <table:table-cell office:value-type="float" office:value="0.000618457794189453" calcext:value-type="float">
            <text:p>0.000618457794189</text:p>
          </table:table-cell>
          <table:table-cell office:value-type="float" office:value="0.00822329521179199" calcext:value-type="float">
            <text:p>0.008223295211792</text:p>
          </table:table-cell>
          <table:table-cell office:value-type="float" office:value="0.0000503063201904297" calcext:value-type="float">
            <text:p>5.03E-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460147857666016" calcext:value-type="float">
            <text:p>4.60E-05</text:p>
          </table:table-cell>
          <table:table-cell office:value-type="float" office:value="0.000500679016113281" calcext:value-type="float">
            <text:p>0.000500679016113</text:p>
          </table:table-cell>
          <table:table-cell office:value-type="float" office:value="0.00857901573181152" calcext:value-type="float">
            <text:p>0.008579015731812</text:p>
          </table:table-cell>
          <table:table-cell office:value-type="float" office:value="0.00419735908508301" calcext:value-type="float">
            <text:p>0.00419735908508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0000452995300292969" calcext:value-type="float">
            <text:p>4.53E-05</text:p>
          </table:table-cell>
          <table:table-cell office:value-type="float" office:value="0.000486850738525391" calcext:value-type="float">
            <text:p>0.000486850738525</text:p>
          </table:table-cell>
          <table:table-cell office:value-type="float" office:value="0.00904226303100586" calcext:value-type="float">
            <text:p>0.009042263031006</text:p>
          </table:table-cell>
          <table:table-cell office:value-type="float" office:value="0.0000500679016113281" calcext:value-type="float">
            <text:p>5.01E-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533819198608398" calcext:value-type="float">
            <text:p>0.000533819198608</text:p>
          </table:table-cell>
          <table:table-cell office:value-type="float" office:value="0.00856232643127441" calcext:value-type="float">
            <text:p>0.008562326431274</text:p>
          </table:table-cell>
          <table:table-cell office:value-type="float" office:value="0.00342226028442383" calcext:value-type="float">
            <text:p>0.00342226028442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0.0000445842742919922" calcext:value-type="float">
            <text:p>4.46E-05</text:p>
          </table:table-cell>
          <table:table-cell office:value-type="float" office:value="0.000561714172363281" calcext:value-type="float">
            <text:p>0.000561714172363</text:p>
          </table:table-cell>
          <table:table-cell office:value-type="float" office:value="0.00811576843261719" calcext:value-type="float">
            <text:p>0.008115768432617</text:p>
          </table:table-cell>
          <table:table-cell office:value-type="float" office:value="0.0000729560852050781" calcext:value-type="float">
            <text:p>7.30E-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514507293701172" calcext:value-type="float">
            <text:p>0.000514507293701</text:p>
          </table:table-cell>
          <table:table-cell office:value-type="float" office:value="0.00937962532043457" calcext:value-type="float">
            <text:p>0.009379625320435</text:p>
          </table:table-cell>
          <table:table-cell office:value-type="float" office:value="0.00322341918945313" calcext:value-type="float">
            <text:p>0.003223419189453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0000782012939453125" calcext:value-type="float">
            <text:p>7.82E-05</text:p>
          </table:table-cell>
          <table:table-cell office:value-type="float" office:value="0.000466108322143555" calcext:value-type="float">
            <text:p>0.000466108322144</text:p>
          </table:table-cell>
          <table:table-cell office:value-type="float" office:value="0.0094606876373291" calcext:value-type="float">
            <text:p>0.009460687637329</text:p>
          </table:table-cell>
          <table:table-cell office:value-type="float" office:value="0.000049591064453125" calcext:value-type="float">
            <text:p>4.96E-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457763671875" calcext:value-type="float">
            <text:p>4.58E-05</text:p>
          </table:table-cell>
          <table:table-cell office:value-type="float" office:value="0.00046849250793457" calcext:value-type="float">
            <text:p>0.000468492507935</text:p>
          </table:table-cell>
          <table:table-cell office:value-type="float" office:value="0.0100886821746826" calcext:value-type="float">
            <text:p>0.010088682174683</text:p>
          </table:table-cell>
          <table:table-cell office:value-type="float" office:value="0.00337815284729004" calcext:value-type="float">
            <text:p>0.0033781528472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0.0000431537628173828" calcext:value-type="float">
            <text:p>4.32E-05</text:p>
          </table:table-cell>
          <table:table-cell office:value-type="float" office:value="0.000550031661987305" calcext:value-type="float">
            <text:p>0.000550031661987</text:p>
          </table:table-cell>
          <table:table-cell office:value-type="float" office:value="0.0083010196685791" calcext:value-type="float">
            <text:p>0.008301019668579</text:p>
          </table:table-cell>
          <table:table-cell office:value-type="float" office:value="0.0000517368316650391" calcext:value-type="float">
            <text:p>5.17E-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569820404052734" calcext:value-type="float">
            <text:p>5.70E-05</text:p>
          </table:table-cell>
          <table:table-cell office:value-type="float" office:value="0.000570535659790039" calcext:value-type="float">
            <text:p>0.00057053565979</text:p>
          </table:table-cell>
          <table:table-cell office:value-type="float" office:value="0.0111424922943115" calcext:value-type="float">
            <text:p>0.011142492294312</text:p>
          </table:table-cell>
          <table:table-cell office:value-type="float" office:value="0.00615119934082031" calcext:value-type="float">
            <text:p>0.00615119934082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0000774860382080078" calcext:value-type="float">
            <text:p>7.75E-05</text:p>
          </table:table-cell>
          <table:table-cell office:value-type="float" office:value="0.000438928604125977" calcext:value-type="float">
            <text:p>0.000438928604126</text:p>
          </table:table-cell>
          <table:table-cell office:value-type="float" office:value="0.00882148742675781" calcext:value-type="float">
            <text:p>0.008821487426758</text:p>
          </table:table-cell>
          <table:table-cell office:value-type="float" office:value="0.0000531673431396484" calcext:value-type="float">
            <text:p>5.32E-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874996185302734" calcext:value-type="float">
            <text:p>8.75E-05</text:p>
          </table:table-cell>
          <table:table-cell office:value-type="float" office:value="0.000626564025878906" calcext:value-type="float">
            <text:p>0.000626564025879</text:p>
          </table:table-cell>
          <table:table-cell office:value-type="float" office:value="0.0113434791564941" calcext:value-type="float">
            <text:p>0.011343479156494</text:p>
          </table:table-cell>
          <table:table-cell office:value-type="float" office:value="0.00351309776306152" calcext:value-type="float">
            <text:p>0.00351309776306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.000087738037109375" calcext:value-type="float">
            <text:p>8.77E-05</text:p>
          </table:table-cell>
          <table:table-cell office:value-type="float" office:value="0.000446319580078125" calcext:value-type="float">
            <text:p>0.000446319580078</text:p>
          </table:table-cell>
          <table:table-cell office:value-type="float" office:value="0.00803732872009277" calcext:value-type="float">
            <text:p>0.008037328720093</text:p>
          </table:table-cell>
          <table:table-cell table:style-name="Default" office:value-type="float" office:value="0.00011754035949707" calcext:value-type="float">
            <text:p>0.00011754035949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692844390869141" calcext:value-type="float">
            <text:p>0.000692844390869</text:p>
          </table:table-cell>
          <table:table-cell office:value-type="float" office:value="0.00995278358459473" calcext:value-type="float">
            <text:p>0.009952783584595</text:p>
          </table:table-cell>
          <table:table-cell office:value-type="float" office:value="0.00338840484619141" calcext:value-type="float">
            <text:p>0.00338840484619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000920295715332031" calcext:value-type="float">
            <text:p>9.20E-05</text:p>
          </table:table-cell>
          <table:table-cell office:value-type="float" office:value="0.00052642822265625" calcext:value-type="float">
            <text:p>0.000526428222656</text:p>
          </table:table-cell>
          <table:table-cell office:value-type="float" office:value="0.00913715362548828" calcext:value-type="float">
            <text:p>0.009137153625488</text:p>
          </table:table-cell>
          <table:table-cell office:value-type="float" office:value="0.0000908374786376953" calcext:value-type="float">
            <text:p>9.08E-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464916229248047" calcext:value-type="float">
            <text:p>4.65E-05</text:p>
          </table:table-cell>
          <table:table-cell office:value-type="float" office:value="0.000665426254272461" calcext:value-type="float">
            <text:p>0.000665426254272</text:p>
          </table:table-cell>
          <table:table-cell office:value-type="float" office:value="0.00993227958679199" calcext:value-type="float">
            <text:p>0.009932279586792</text:p>
          </table:table-cell>
          <table:table-cell office:value-type="float" office:value="0.00550985336303711" calcext:value-type="float">
            <text:p>0.00550985336303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0.0000891685485839844" calcext:value-type="float">
            <text:p>8.92E-05</text:p>
          </table:table-cell>
          <table:table-cell office:value-type="float" office:value="0.000521659851074219" calcext:value-type="float">
            <text:p>0.000521659851074</text:p>
          </table:table-cell>
          <table:table-cell office:value-type="float" office:value="0.00871086120605469" calcext:value-type="float">
            <text:p>0.008710861206055</text:p>
          </table:table-cell>
          <table:table-cell table:style-name="Default" office:value-type="float" office:value="0.000101804733276367" calcext:value-type="float">
            <text:p>0.0001018047332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679492950439453" calcext:value-type="float">
            <text:p>0.000679492950439</text:p>
          </table:table-cell>
          <table:table-cell office:value-type="float" office:value="0.0125739574432373" calcext:value-type="float">
            <text:p>0.012573957443237</text:p>
          </table:table-cell>
          <table:table-cell office:value-type="float" office:value="0.00379657745361328" calcext:value-type="float">
            <text:p>0.003796577453613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0000739097595214844" calcext:value-type="float">
            <text:p>7.39E-05</text:p>
          </table:table-cell>
          <table:table-cell office:value-type="float" office:value="0.000509500503540039" calcext:value-type="float">
            <text:p>0.00050950050354</text:p>
          </table:table-cell>
          <table:table-cell office:value-type="float" office:value="0.00805115699768066" calcext:value-type="float">
            <text:p>0.008051156997681</text:p>
          </table:table-cell>
          <table:table-cell office:value-type="float" office:value="0.0000503063201904297" calcext:value-type="float">
            <text:p>5.03E-0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467300415039063" calcext:value-type="float">
            <text:p>4.67E-05</text:p>
          </table:table-cell>
          <table:table-cell office:value-type="float" office:value="0.000497579574584961" calcext:value-type="float">
            <text:p>0.000497579574585</text:p>
          </table:table-cell>
          <table:table-cell office:value-type="float" office:value="0.0111815929412842" calcext:value-type="float">
            <text:p>0.011181592941284</text:p>
          </table:table-cell>
          <table:table-cell office:value-type="float" office:value="0.00426506996154785" calcext:value-type="float">
            <text:p>0.00426506996154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0.0000782012939453125" calcext:value-type="float">
            <text:p>7.82E-05</text:p>
          </table:table-cell>
          <table:table-cell office:value-type="float" office:value="0.000678539276123047" calcext:value-type="float">
            <text:p>0.000678539276123</text:p>
          </table:table-cell>
          <table:table-cell office:value-type="float" office:value="0.00845980644226074" calcext:value-type="float">
            <text:p>0.008459806442261</text:p>
          </table:table-cell>
          <table:table-cell office:value-type="float" office:value="0.0000500679016113281" calcext:value-type="float">
            <text:p>5.01E-0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462532043457031" calcext:value-type="float">
            <text:p>4.63E-05</text:p>
          </table:table-cell>
          <table:table-cell office:value-type="float" office:value="0.000485897064208984" calcext:value-type="float">
            <text:p>0.000485897064209</text:p>
          </table:table-cell>
          <table:table-cell office:value-type="float" office:value="0.0100734233856201" calcext:value-type="float">
            <text:p>0.01007342338562</text:p>
          </table:table-cell>
          <table:table-cell office:value-type="float" office:value="0.00366616249084473" calcext:value-type="float">
            <text:p>0.00366616249084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000607967376708984" calcext:value-type="float">
            <text:p>6.08E-05</text:p>
          </table:table-cell>
          <table:table-cell office:value-type="float" office:value="0.000660896301269531" calcext:value-type="float">
            <text:p>0.00066089630127</text:p>
          </table:table-cell>
          <table:table-cell office:value-type="float" office:value="0.00801205635070801" calcext:value-type="float">
            <text:p>0.008012056350708</text:p>
          </table:table-cell>
          <table:table-cell office:value-type="float" office:value="0.0000851154327392578" calcext:value-type="float">
            <text:p>8.51E-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Default" office:value-type="float" office:value="0.000123262405395508" calcext:value-type="float">
            <text:p>0.000123262405396</text:p>
          </table:table-cell>
          <table:table-cell office:value-type="float" office:value="0.00064396858215332" calcext:value-type="float">
            <text:p>0.000643968582153</text:p>
          </table:table-cell>
          <table:table-cell office:value-type="float" office:value="0.00797605514526367" calcext:value-type="float">
            <text:p>0.007976055145264</text:p>
          </table:table-cell>
          <table:table-cell office:value-type="float" office:value="0.00574970245361328" calcext:value-type="float">
            <text:p>0.005749702453613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0000784397125244141" calcext:value-type="float">
            <text:p>7.84E-05</text:p>
          </table:table-cell>
          <table:table-cell office:value-type="float" office:value="0.000525951385498047" calcext:value-type="float">
            <text:p>0.000525951385498</text:p>
          </table:table-cell>
          <table:table-cell office:value-type="float" office:value="0.0108647346496582" calcext:value-type="float">
            <text:p>0.010864734649658</text:p>
          </table:table-cell>
          <table:table-cell office:value-type="float" office:value="0.0000531673431396484" calcext:value-type="float">
            <text:p>5.32E-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Default" office:value-type="float" office:value="0.000125408172607422" calcext:value-type="float">
            <text:p>0.000125408172607</text:p>
          </table:table-cell>
          <table:table-cell office:value-type="float" office:value="0.000928878784179688" calcext:value-type="float">
            <text:p>0.00092887878418</text:p>
          </table:table-cell>
          <table:table-cell office:value-type="float" office:value="0.00962948799133301" calcext:value-type="float">
            <text:p>0.009629487991333</text:p>
          </table:table-cell>
          <table:table-cell office:value-type="float" office:value="0.00461030006408691" calcext:value-type="float">
            <text:p>0.004610300064087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0000479221343994141" calcext:value-type="float">
            <text:p>4.79E-05</text:p>
          </table:table-cell>
          <table:table-cell office:value-type="float" office:value="0.000403642654418945" calcext:value-type="float">
            <text:p>0.000403642654419</text:p>
          </table:table-cell>
          <table:table-cell office:value-type="float" office:value="0.00825214385986328" calcext:value-type="float">
            <text:p>0.008252143859863</text:p>
          </table:table-cell>
          <table:table-cell office:value-type="float" office:value="0.0000782012939453125" calcext:value-type="float">
            <text:p>7.82E-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486373901367188" calcext:value-type="float">
            <text:p>4.86E-05</text:p>
          </table:table-cell>
          <table:table-cell office:value-type="float" office:value="0.00044703483581543" calcext:value-type="float">
            <text:p>0.000447034835815</text:p>
          </table:table-cell>
          <table:table-cell office:value-type="float" office:value="0.00846576690673828" calcext:value-type="float">
            <text:p>0.008465766906738</text:p>
          </table:table-cell>
          <table:table-cell office:value-type="float" office:value="0.00371003150939941" calcext:value-type="float">
            <text:p>0.003710031509399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0000689029693603516" calcext:value-type="float">
            <text:p>6.89E-05</text:p>
          </table:table-cell>
          <table:table-cell office:value-type="float" office:value="0.000501632690429688" calcext:value-type="float">
            <text:p>0.00050163269043</text:p>
          </table:table-cell>
          <table:table-cell office:value-type="float" office:value="0.0114326477050781" calcext:value-type="float">
            <text:p>0.011432647705078</text:p>
          </table:table-cell>
          <table:table-cell office:value-type="float" office:value="0.0000846385955810547" calcext:value-type="float">
            <text:p>8.46E-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665426254272461" calcext:value-type="float">
            <text:p>0.000665426254272</text:p>
          </table:table-cell>
          <table:table-cell office:value-type="float" office:value="0.00934004783630371" calcext:value-type="float">
            <text:p>0.009340047836304</text:p>
          </table:table-cell>
          <table:table-cell office:value-type="float" office:value="0.00336074829101563" calcext:value-type="float">
            <text:p>0.0033607482910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0000798702239990234" calcext:value-type="float">
            <text:p>7.99E-05</text:p>
          </table:table-cell>
          <table:table-cell office:value-type="float" office:value="0.000542640686035156" calcext:value-type="float">
            <text:p>0.000542640686035</text:p>
          </table:table-cell>
          <table:table-cell office:value-type="float" office:value="0.0119540691375732" calcext:value-type="float">
            <text:p>0.011954069137573</text:p>
          </table:table-cell>
          <table:table-cell table:style-name="Default" office:value-type="float" office:value="0.000104188919067383" calcext:value-type="float">
            <text:p>0.0001041889190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669956207275391" calcext:value-type="float">
            <text:p>6.70E-05</text:p>
          </table:table-cell>
          <table:table-cell office:value-type="float" office:value="0.000628948211669922" calcext:value-type="float">
            <text:p>0.00062894821167</text:p>
          </table:table-cell>
          <table:table-cell office:value-type="float" office:value="0.00990891456604004" calcext:value-type="float">
            <text:p>0.00990891456604</text:p>
          </table:table-cell>
          <table:table-cell office:value-type="float" office:value="0.00351166725158691" calcext:value-type="float">
            <text:p>0.003511667251587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0000874996185302734" calcext:value-type="float">
            <text:p>8.75E-05</text:p>
          </table:table-cell>
          <table:table-cell office:value-type="float" office:value="0.000619649887084961" calcext:value-type="float">
            <text:p>0.000619649887085</text:p>
          </table:table-cell>
          <table:table-cell office:value-type="float" office:value="0.0144345760345459" calcext:value-type="float">
            <text:p>0.014434576034546</text:p>
          </table:table-cell>
          <table:table-cell office:value-type="float" office:value="0.0000894069671630859" calcext:value-type="float">
            <text:p>8.94E-0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476837158203125" calcext:value-type="float">
            <text:p>4.77E-05</text:p>
          </table:table-cell>
          <table:table-cell office:value-type="float" office:value="0.000532150268554688" calcext:value-type="float">
            <text:p>0.000532150268555</text:p>
          </table:table-cell>
          <table:table-cell office:value-type="float" office:value="0.00928235054016113" calcext:value-type="float">
            <text:p>0.009282350540161</text:p>
          </table:table-cell>
          <table:table-cell office:value-type="float" office:value="0.00562334060668945" calcext:value-type="float">
            <text:p>0.00562334060668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000860691070556641" calcext:value-type="float">
            <text:p>8.61E-05</text:p>
          </table:table-cell>
          <table:table-cell office:value-type="float" office:value="0.000543117523193359" calcext:value-type="float">
            <text:p>0.000543117523193</text:p>
          </table:table-cell>
          <table:table-cell office:value-type="float" office:value="0.00884747505187988" calcext:value-type="float">
            <text:p>0.00884747505188</text:p>
          </table:table-cell>
          <table:table-cell table:style-name="Default" office:value-type="float" office:value="0.000104427337646484" calcext:value-type="float">
            <text:p>0.0001044273376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Default" office:value-type="float" office:value="0.000125408172607422" calcext:value-type="float">
            <text:p>0.000125408172607</text:p>
          </table:table-cell>
          <table:table-cell office:value-type="float" office:value="0.000762462615966797" calcext:value-type="float">
            <text:p>0.000762462615967</text:p>
          </table:table-cell>
          <table:table-cell office:value-type="float" office:value="0.0145032405853271" calcext:value-type="float">
            <text:p>0.014503240585327</text:p>
          </table:table-cell>
          <table:table-cell office:value-type="float" office:value="0.0036776065826416" calcext:value-type="float">
            <text:p>0.00367760658264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0000679492950439453" calcext:value-type="float">
            <text:p>6.79E-05</text:p>
          </table:table-cell>
          <table:table-cell office:value-type="float" office:value="0.000526189804077148" calcext:value-type="float">
            <text:p>0.000526189804077</text:p>
          </table:table-cell>
          <table:table-cell office:value-type="float" office:value="0.0092005729675293" calcext:value-type="float">
            <text:p>0.009200572967529</text:p>
          </table:table-cell>
          <table:table-cell office:value-type="float" office:value="0.0000946521759033203" calcext:value-type="float">
            <text:p>9.47E-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865459442138672" calcext:value-type="float">
            <text:p>8.65E-05</text:p>
          </table:table-cell>
          <table:table-cell office:value-type="float" office:value="0.000546932220458984" calcext:value-type="float">
            <text:p>0.000546932220459</text:p>
          </table:table-cell>
          <table:table-cell office:value-type="float" office:value="0.00934815406799316" calcext:value-type="float">
            <text:p>0.009348154067993</text:p>
          </table:table-cell>
          <table:table-cell office:value-type="float" office:value="0.00392413139343262" calcext:value-type="float">
            <text:p>0.003924131393433</text:p>
          </table:table-cell>
          <table:table-cell/>
          <table:table-cell office:value-type="float" office:value="492" calcext:value-type="float">
            <text:p>492</text:p>
          </table:table-cell>
          <table:table-cell table:style-name="Default" office:value-type="float" office:value="0.000112295150756836" calcext:value-type="float">
            <text:p>0.000112295150757</text:p>
          </table:table-cell>
          <table:table-cell office:value-type="float" office:value="0.000655174255371094" calcext:value-type="float">
            <text:p>0.000655174255371</text:p>
          </table:table-cell>
          <table:table-cell office:value-type="float" office:value="0.00904965400695801" calcext:value-type="float">
            <text:p>0.009049654006958</text:p>
          </table:table-cell>
          <table:table-cell table:style-name="Default" office:value-type="float" office:value="0.000106573104858398" calcext:value-type="float">
            <text:p>0.0001065731048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708103179931641" calcext:value-type="float">
            <text:p>7.08E-05</text:p>
          </table:table-cell>
          <table:table-cell office:value-type="float" office:value="0.000526189804077148" calcext:value-type="float">
            <text:p>0.000526189804077</text:p>
          </table:table-cell>
          <table:table-cell office:value-type="float" office:value="0.0091238021850586" calcext:value-type="float">
            <text:p>0.009123802185059</text:p>
          </table:table-cell>
          <table:table-cell office:value-type="float" office:value="0.00404930114746094" calcext:value-type="float">
            <text:p>0.00404930114746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0.0000548362731933594" calcext:value-type="float">
            <text:p>5.48E-05</text:p>
          </table:table-cell>
          <table:table-cell office:value-type="float" office:value="0.000532865524291992" calcext:value-type="float">
            <text:p>0.000532865524292</text:p>
          </table:table-cell>
          <table:table-cell office:value-type="float" office:value="0.00852060317993164" calcext:value-type="float">
            <text:p>0.008520603179932</text:p>
          </table:table-cell>
          <table:table-cell office:value-type="float" office:value="0.0000863075256347656" calcext:value-type="float">
            <text:p>8.63E-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483989715576172" calcext:value-type="float">
            <text:p>4.84E-05</text:p>
          </table:table-cell>
          <table:table-cell office:value-type="float" office:value="0.000557661056518555" calcext:value-type="float">
            <text:p>0.000557661056519</text:p>
          </table:table-cell>
          <table:table-cell office:value-type="float" office:value="0.00841736793518066" calcext:value-type="float">
            <text:p>0.008417367935181</text:p>
          </table:table-cell>
          <table:table-cell office:value-type="float" office:value="0.00433564186096191" calcext:value-type="float">
            <text:p>0.00433564186096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0000805854797363281" calcext:value-type="float">
            <text:p>8.06E-05</text:p>
          </table:table-cell>
          <table:table-cell office:value-type="float" office:value="0.000487327575683594" calcext:value-type="float">
            <text:p>0.000487327575684</text:p>
          </table:table-cell>
          <table:table-cell office:value-type="float" office:value="0.00914478302001953" calcext:value-type="float">
            <text:p>0.00914478302002</text:p>
          </table:table-cell>
          <table:table-cell office:value-type="float" office:value="0.0000934600830078125" calcext:value-type="float">
            <text:p>9.35E-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500679016113281" calcext:value-type="float">
            <text:p>5.01E-05</text:p>
          </table:table-cell>
          <table:table-cell office:value-type="float" office:value="0.000610589981079102" calcext:value-type="float">
            <text:p>0.000610589981079</text:p>
          </table:table-cell>
          <table:table-cell office:value-type="float" office:value="0.0125045776367188" calcext:value-type="float">
            <text:p>0.012504577636719</text:p>
          </table:table-cell>
          <table:table-cell office:value-type="float" office:value="0.00420665740966797" calcext:value-type="float">
            <text:p>0.004206657409668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0000944137573242188" calcext:value-type="float">
            <text:p>9.44E-05</text:p>
          </table:table-cell>
          <table:table-cell office:value-type="float" office:value="0.000457048416137695" calcext:value-type="float">
            <text:p>0.000457048416138</text:p>
          </table:table-cell>
          <table:table-cell office:value-type="float" office:value="0.00845789909362793" calcext:value-type="float">
            <text:p>0.008457899093628</text:p>
          </table:table-cell>
          <table:table-cell office:value-type="float" office:value="0.0000658035278320312" calcext:value-type="float">
            <text:p>6.58E-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514984130859375" calcext:value-type="float">
            <text:p>5.15E-05</text:p>
          </table:table-cell>
          <table:table-cell office:value-type="float" office:value="0.000541925430297852" calcext:value-type="float">
            <text:p>0.000541925430298</text:p>
          </table:table-cell>
          <table:table-cell office:value-type="float" office:value="0.00832939147949219" calcext:value-type="float">
            <text:p>0.008329391479492</text:p>
          </table:table-cell>
          <table:table-cell office:value-type="float" office:value="0.00426626205444336" calcext:value-type="float">
            <text:p>0.004266262054443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000777244567871094" calcext:value-type="float">
            <text:p>7.77E-05</text:p>
          </table:table-cell>
          <table:table-cell office:value-type="float" office:value="0.000429868698120117" calcext:value-type="float">
            <text:p>0.00042986869812</text:p>
          </table:table-cell>
          <table:table-cell office:value-type="float" office:value="0.0113201141357422" calcext:value-type="float">
            <text:p>0.011320114135742</text:p>
          </table:table-cell>
          <table:table-cell table:style-name="Default" office:value-type="float" office:value="0.000132083892822266" calcext:value-type="float">
            <text:p>0.0001320838928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820159912109375" calcext:value-type="float">
            <text:p>8.20E-05</text:p>
          </table:table-cell>
          <table:table-cell office:value-type="float" office:value="0.000591516494750977" calcext:value-type="float">
            <text:p>0.000591516494751</text:p>
          </table:table-cell>
          <table:table-cell office:value-type="float" office:value="0.00893020629882813" calcext:value-type="float">
            <text:p>0.008930206298828</text:p>
          </table:table-cell>
          <table:table-cell office:value-type="float" office:value="0.00345039367675781" calcext:value-type="float">
            <text:p>0.003450393676758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0.0000982284545898438" calcext:value-type="float">
            <text:p>9.82E-05</text:p>
          </table:table-cell>
          <table:table-cell office:value-type="float" office:value="0.000992059707641602" calcext:value-type="float">
            <text:p>0.000992059707642</text:p>
          </table:table-cell>
          <table:table-cell office:value-type="float" office:value="0.0119144916534424" calcext:value-type="float">
            <text:p>0.011914491653442</text:p>
          </table:table-cell>
          <table:table-cell office:value-type="float" office:value="0.0000863075256347656" calcext:value-type="float">
            <text:p>8.63E-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607967376708984" calcext:value-type="float">
            <text:p>6.08E-05</text:p>
          </table:table-cell>
          <table:table-cell office:value-type="float" office:value="0.000561952590942383" calcext:value-type="float">
            <text:p>0.000561952590942</text:p>
          </table:table-cell>
          <table:table-cell office:value-type="float" office:value="0.00963163375854492" calcext:value-type="float">
            <text:p>0.009631633758545</text:p>
          </table:table-cell>
          <table:table-cell office:value-type="float" office:value="0.00388145446777344" calcext:value-type="float">
            <text:p>0.003881454467773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0000910758972167969" calcext:value-type="float">
            <text:p>9.11E-05</text:p>
          </table:table-cell>
          <table:table-cell office:value-type="float" office:value="0.000586748123168945" calcext:value-type="float">
            <text:p>0.000586748123169</text:p>
          </table:table-cell>
          <table:table-cell office:value-type="float" office:value="0.00818634033203125" calcext:value-type="float">
            <text:p>0.008186340332031</text:p>
          </table:table-cell>
          <table:table-cell office:value-type="float" office:value="0.0000829696655273438" calcext:value-type="float">
            <text:p>8.30E-0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483989715576172" calcext:value-type="float">
            <text:p>4.84E-05</text:p>
          </table:table-cell>
          <table:table-cell office:value-type="float" office:value="0.00053858757019043" calcext:value-type="float">
            <text:p>0.00053858757019</text:p>
          </table:table-cell>
          <table:table-cell office:value-type="float" office:value="0.00920343399047852" calcext:value-type="float">
            <text:p>0.009203433990479</text:p>
          </table:table-cell>
          <table:table-cell office:value-type="float" office:value="0.00390720367431641" calcext:value-type="float">
            <text:p>0.00390720367431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0000503063201904297" calcext:value-type="float">
            <text:p>5.03E-05</text:p>
          </table:table-cell>
          <table:table-cell office:value-type="float" office:value="0.000555276870727539" calcext:value-type="float">
            <text:p>0.000555276870728</text:p>
          </table:table-cell>
          <table:table-cell office:value-type="float" office:value="0.00868582725524902" calcext:value-type="float">
            <text:p>0.008685827255249</text:p>
          </table:table-cell>
          <table:table-cell office:value-type="float" office:value="0.0000674724578857422" calcext:value-type="float">
            <text:p>6.75E-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476837158203125" calcext:value-type="float">
            <text:p>4.77E-05</text:p>
          </table:table-cell>
          <table:table-cell office:value-type="float" office:value="0.000457763671875" calcext:value-type="float">
            <text:p>0.000457763671875</text:p>
          </table:table-cell>
          <table:table-cell office:value-type="float" office:value="0.00935745239257813" calcext:value-type="float">
            <text:p>0.009357452392578</text:p>
          </table:table-cell>
          <table:table-cell office:value-type="float" office:value="0.00399088859558106" calcext:value-type="float">
            <text:p>0.0039908885955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605583190917969" calcext:value-type="float">
            <text:p>6.06E-05</text:p>
          </table:table-cell>
          <table:table-cell office:value-type="float" office:value="0.000455856323242188" calcext:value-type="float">
            <text:p>0.000455856323242</text:p>
          </table:table-cell>
          <table:table-cell office:value-type="float" office:value="0.00834918022155762" calcext:value-type="float">
            <text:p>0.008349180221558</text:p>
          </table:table-cell>
          <table:table-cell office:value-type="float" office:value="0.0000882148742675781" calcext:value-type="float">
            <text:p>8.82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483989715576172" calcext:value-type="float">
            <text:p>4.84E-05</text:p>
          </table:table-cell>
          <table:table-cell office:value-type="float" office:value="0.000479698181152344" calcext:value-type="float">
            <text:p>0.000479698181152</text:p>
          </table:table-cell>
          <table:table-cell office:value-type="float" office:value="0.00849747657775879" calcext:value-type="float">
            <text:p>0.008497476577759</text:p>
          </table:table-cell>
          <table:table-cell office:value-type="float" office:value="0.00452589988708496" calcext:value-type="float">
            <text:p>0.004525899887085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484228134155273" calcext:value-type="float">
            <text:p>0.000484228134155</text:p>
          </table:table-cell>
          <table:table-cell office:value-type="float" office:value="0.00823211669921875" calcext:value-type="float">
            <text:p>0.008232116699219</text:p>
          </table:table-cell>
          <table:table-cell office:value-type="float" office:value="0.0000557899475097656" calcext:value-type="float">
            <text:p>5.58E-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486373901367188" calcext:value-type="float">
            <text:p>4.86E-05</text:p>
          </table:table-cell>
          <table:table-cell office:value-type="float" office:value="0.000490665435791016" calcext:value-type="float">
            <text:p>0.000490665435791</text:p>
          </table:table-cell>
          <table:table-cell office:value-type="float" office:value="0.00866532325744629" calcext:value-type="float">
            <text:p>0.008665323257446</text:p>
          </table:table-cell>
          <table:table-cell office:value-type="float" office:value="0.00448799133300781" calcext:value-type="float">
            <text:p>0.004487991333008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488758087158203" calcext:value-type="float">
            <text:p>0.000488758087158</text:p>
          </table:table-cell>
          <table:table-cell office:value-type="float" office:value="0.0081484317779541" calcext:value-type="float">
            <text:p>0.008148431777954</text:p>
          </table:table-cell>
          <table:table-cell office:value-type="float" office:value="0.0000863075256347656" calcext:value-type="float">
            <text:p>8.63E-0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500679016113281" calcext:value-type="float">
            <text:p>5.01E-05</text:p>
          </table:table-cell>
          <table:table-cell office:value-type="float" office:value="0.000545024871826172" calcext:value-type="float">
            <text:p>0.000545024871826</text:p>
          </table:table-cell>
          <table:table-cell office:value-type="float" office:value="0.0089411735534668" calcext:value-type="float">
            <text:p>0.008941173553467</text:p>
          </table:table-cell>
          <table:table-cell office:value-type="float" office:value="0.0036773681640625" calcext:value-type="float">
            <text:p>0.003677368164063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.0000805854797363281" calcext:value-type="float">
            <text:p>8.06E-05</text:p>
          </table:table-cell>
          <table:table-cell office:value-type="float" office:value="0.000496864318847656" calcext:value-type="float">
            <text:p>0.000496864318848</text:p>
          </table:table-cell>
          <table:table-cell office:value-type="float" office:value="0.00773501396179199" calcext:value-type="float">
            <text:p>0.007735013961792</text:p>
          </table:table-cell>
          <table:table-cell table:style-name="Default" office:value-type="float" office:value="0.000105619430541992" calcext:value-type="float">
            <text:p>0.0001056194305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Default" office:value-type="float" office:value="0.000102043151855469" calcext:value-type="float">
            <text:p>0.000102043151855</text:p>
          </table:table-cell>
          <table:table-cell office:value-type="float" office:value="0.000574588775634766" calcext:value-type="float">
            <text:p>0.000574588775635</text:p>
          </table:table-cell>
          <table:table-cell office:value-type="float" office:value="0.00970530509948731" calcext:value-type="float">
            <text:p>0.009705305099487</text:p>
          </table:table-cell>
          <table:table-cell office:value-type="float" office:value="0.0036318302154541" calcext:value-type="float">
            <text:p>0.00363183021545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00006103515625" calcext:value-type="float">
            <text:p>6.10E-05</text:p>
          </table:table-cell>
          <table:table-cell office:value-type="float" office:value="0.000507354736328125" calcext:value-type="float">
            <text:p>0.000507354736328</text:p>
          </table:table-cell>
          <table:table-cell office:value-type="float" office:value="0.00861978530883789" calcext:value-type="float">
            <text:p>0.008619785308838</text:p>
          </table:table-cell>
          <table:table-cell office:value-type="float" office:value="0.0000548362731933594" calcext:value-type="float">
            <text:p>5.48E-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541448593139648" calcext:value-type="float">
            <text:p>0.00054144859314</text:p>
          </table:table-cell>
          <table:table-cell office:value-type="float" office:value="0.00928902626037598" calcext:value-type="float">
            <text:p>0.009289026260376</text:p>
          </table:table-cell>
          <table:table-cell office:value-type="float" office:value="0.00401830673217773" calcext:value-type="float">
            <text:p>0.00401830673217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0.0000474452972412109" calcext:value-type="float">
            <text:p>4.74E-05</text:p>
          </table:table-cell>
          <table:table-cell office:value-type="float" office:value="0.000434637069702148" calcext:value-type="float">
            <text:p>0.000434637069702</text:p>
          </table:table-cell>
          <table:table-cell office:value-type="float" office:value="0.00792002677917481" calcext:value-type="float">
            <text:p>0.007920026779175</text:p>
          </table:table-cell>
          <table:table-cell office:value-type="float" office:value="0.0000874996185302734" calcext:value-type="float">
            <text:p>8.75E-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479221343994141" calcext:value-type="float">
            <text:p>4.79E-05</text:p>
          </table:table-cell>
          <table:table-cell office:value-type="float" office:value="0.000569581985473633" calcext:value-type="float">
            <text:p>0.000569581985474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0.00406169891357422" calcext:value-type="float">
            <text:p>0.00406169891357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507116317749023" calcext:value-type="float">
            <text:p>0.000507116317749</text:p>
          </table:table-cell>
          <table:table-cell office:value-type="float" office:value="0.00870752334594727" calcext:value-type="float">
            <text:p>0.008707523345947</text:p>
          </table:table-cell>
          <table:table-cell office:value-type="float" office:value="0.00005340576171875" calcext:value-type="float">
            <text:p>5.34E-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483989715576172" calcext:value-type="float">
            <text:p>4.84E-05</text:p>
          </table:table-cell>
          <table:table-cell office:value-type="float" office:value="0.000709772109985352" calcext:value-type="float">
            <text:p>0.000709772109985</text:p>
          </table:table-cell>
          <table:table-cell office:value-type="float" office:value="0.00952887535095215" calcext:value-type="float">
            <text:p>0.009528875350952</text:p>
          </table:table-cell>
          <table:table-cell office:value-type="float" office:value="0.00377368927001953" calcext:value-type="float">
            <text:p>0.0037736892700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0000479221343994141" calcext:value-type="float">
            <text:p>4.79E-05</text:p>
          </table:table-cell>
          <table:table-cell office:value-type="float" office:value="0.000410318374633789" calcext:value-type="float">
            <text:p>0.000410318374634</text:p>
          </table:table-cell>
          <table:table-cell office:value-type="float" office:value="0.00849127769470215" calcext:value-type="float">
            <text:p>0.008491277694702</text:p>
          </table:table-cell>
          <table:table-cell office:value-type="float" office:value="0.0000536441802978516" calcext:value-type="float">
            <text:p>5.36E-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507831573486328" calcext:value-type="float">
            <text:p>5.08E-05</text:p>
          </table:table-cell>
          <table:table-cell office:value-type="float" office:value="0.000511884689331055" calcext:value-type="float">
            <text:p>0.000511884689331</text:p>
          </table:table-cell>
          <table:table-cell office:value-type="float" office:value="0.00847554206848145" calcext:value-type="float">
            <text:p>0.008475542068481</text:p>
          </table:table-cell>
          <table:table-cell office:value-type="float" office:value="0.0045018196105957" calcext:value-type="float">
            <text:p>0.004501819610596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0000820159912109375" calcext:value-type="float">
            <text:p>8.20E-05</text:p>
          </table:table-cell>
          <table:table-cell office:value-type="float" office:value="0.000481128692626953" calcext:value-type="float">
            <text:p>0.000481128692627</text:p>
          </table:table-cell>
          <table:table-cell office:value-type="float" office:value="0.0089254379272461" calcext:value-type="float">
            <text:p>0.008925437927246</text:p>
          </table:table-cell>
          <table:table-cell office:value-type="float" office:value="0.0000553131103515625" calcext:value-type="float">
            <text:p>5.53E-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49591064453125" calcext:value-type="float">
            <text:p>4.96E-05</text:p>
          </table:table-cell>
          <table:table-cell office:value-type="float" office:value="0.000502586364746094" calcext:value-type="float">
            <text:p>0.000502586364746</text:p>
          </table:table-cell>
          <table:table-cell office:value-type="float" office:value="0.00892138481140137" calcext:value-type="float">
            <text:p>0.008921384811401</text:p>
          </table:table-cell>
          <table:table-cell office:value-type="float" office:value="0.00389766693115234" calcext:value-type="float">
            <text:p>0.00389766693115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551939010620117" calcext:value-type="float">
            <text:p>0.00055193901062</text:p>
          </table:table-cell>
          <table:table-cell office:value-type="float" office:value="0.00886821746826172" calcext:value-type="float">
            <text:p>0.008868217468262</text:p>
          </table:table-cell>
          <table:table-cell table:style-name="Default" office:value-type="float" office:value="0.000126838684082031" calcext:value-type="float">
            <text:p>0.00012683868408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619888305664062" calcext:value-type="float">
            <text:p>6.20E-05</text:p>
          </table:table-cell>
          <table:table-cell office:value-type="float" office:value="0.000575542449951172" calcext:value-type="float">
            <text:p>0.000575542449951</text:p>
          </table:table-cell>
          <table:table-cell office:value-type="float" office:value="0.00961446762084961" calcext:value-type="float">
            <text:p>0.00961446762085</text:p>
          </table:table-cell>
          <table:table-cell office:value-type="float" office:value="0.0039525032043457" calcext:value-type="float">
            <text:p>0.00395250320434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0000834465026855469" calcext:value-type="float">
            <text:p>8.34E-05</text:p>
          </table:table-cell>
          <table:table-cell office:value-type="float" office:value="0.000742673873901367" calcext:value-type="float">
            <text:p>0.000742673873901</text:p>
          </table:table-cell>
          <table:table-cell office:value-type="float" office:value="0.00838971138000488" calcext:value-type="float">
            <text:p>0.008389711380005</text:p>
          </table:table-cell>
          <table:table-cell office:value-type="float" office:value="0.0000870227813720703" calcext:value-type="float">
            <text:p>8.70E-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49591064453125" calcext:value-type="float">
            <text:p>4.96E-05</text:p>
          </table:table-cell>
          <table:table-cell office:value-type="float" office:value="0.000477075576782227" calcext:value-type="float">
            <text:p>0.000477075576782</text:p>
          </table:table-cell>
          <table:table-cell office:value-type="float" office:value="0.00972318649291992" calcext:value-type="float">
            <text:p>0.00972318649292</text:p>
          </table:table-cell>
          <table:table-cell office:value-type="float" office:value="0.0037078857421875" calcext:value-type="float">
            <text:p>0.00370788574218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0.0000612735748291016" calcext:value-type="float">
            <text:p>6.13E-05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928783416748047" calcext:value-type="float">
            <text:p>0.00928783416748</text:p>
          </table:table-cell>
          <table:table-cell office:value-type="float" office:value="0.0000543594360351563" calcext:value-type="float">
            <text:p>5.44E-0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481605529785156" calcext:value-type="float">
            <text:p>4.82E-05</text:p>
          </table:table-cell>
          <table:table-cell office:value-type="float" office:value="0.000528335571289063" calcext:value-type="float">
            <text:p>0.000528335571289</text:p>
          </table:table-cell>
          <table:table-cell office:value-type="float" office:value="0.00919985771179199" calcext:value-type="float">
            <text:p>0.009199857711792</text:p>
          </table:table-cell>
          <table:table-cell office:value-type="float" office:value="0.00397062301635742" calcext:value-type="float">
            <text:p>0.00397062301635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000481605529785156" calcext:value-type="float">
            <text:p>4.82E-05</text:p>
          </table:table-cell>
          <table:table-cell office:value-type="float" office:value="0.000468015670776367" calcext:value-type="float">
            <text:p>0.000468015670776</text:p>
          </table:table-cell>
          <table:table-cell office:value-type="float" office:value="0.00811314582824707" calcext:value-type="float">
            <text:p>0.008113145828247</text:p>
          </table:table-cell>
          <table:table-cell office:value-type="float" office:value="0.0000865459442138672" calcext:value-type="float">
            <text:p>8.65E-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07831573486328" calcext:value-type="float">
            <text:p>5.08E-05</text:p>
          </table:table-cell>
          <table:table-cell office:value-type="float" office:value="0.000546693801879883" calcext:value-type="float">
            <text:p>0.00054669380188</text:p>
          </table:table-cell>
          <table:table-cell office:value-type="float" office:value="0.00892376899719238" calcext:value-type="float">
            <text:p>0.008923768997192</text:p>
          </table:table-cell>
          <table:table-cell office:value-type="float" office:value="0.00423550605773926" calcext:value-type="float">
            <text:p>0.004235506057739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0000810623168945313" calcext:value-type="float">
            <text:p>8.11E-05</text:p>
          </table:table-cell>
          <table:table-cell office:value-type="float" office:value="0.000504732131958008" calcext:value-type="float">
            <text:p>0.000504732131958</text:p>
          </table:table-cell>
          <table:table-cell office:value-type="float" office:value="0.00844049453735352" calcext:value-type="float">
            <text:p>0.008440494537354</text:p>
          </table:table-cell>
          <table:table-cell office:value-type="float" office:value="0.0000951290130615234" calcext:value-type="float">
            <text:p>9.51E-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49591064453125" calcext:value-type="float">
            <text:p>4.96E-05</text:p>
          </table:table-cell>
          <table:table-cell office:value-type="float" office:value="0.000674724578857422" calcext:value-type="float">
            <text:p>0.000674724578857</text:p>
          </table:table-cell>
          <table:table-cell office:value-type="float" office:value="0.00839853286743164" calcext:value-type="float">
            <text:p>0.008398532867432</text:p>
          </table:table-cell>
          <table:table-cell office:value-type="float" office:value="0.00464773178100586" calcext:value-type="float">
            <text:p>0.00464773178100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.0000619888305664062" calcext:value-type="float">
            <text:p>6.20E-05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0807452201843262" calcext:value-type="float">
            <text:p>0.008074522018433</text:p>
          </table:table-cell>
          <table:table-cell office:value-type="float" office:value="0.0000884532928466797" calcext:value-type="float">
            <text:p>8.85E-0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49591064453125" calcext:value-type="float">
            <text:p>4.96E-05</text:p>
          </table:table-cell>
          <table:table-cell office:value-type="float" office:value="0.000646829605102539" calcext:value-type="float">
            <text:p>0.000646829605103</text:p>
          </table:table-cell>
          <table:table-cell office:value-type="float" office:value="0.00849437713623047" calcext:value-type="float">
            <text:p>0.00849437713623</text:p>
          </table:table-cell>
          <table:table-cell office:value-type="float" office:value="0.00445461273193359" calcext:value-type="float">
            <text:p>0.004454612731934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0.0000677108764648437" calcext:value-type="float">
            <text:p>6.77E-05</text:p>
          </table:table-cell>
          <table:table-cell office:value-type="float" office:value="0.000459194183349609" calcext:value-type="float">
            <text:p>0.00045919418335</text:p>
          </table:table-cell>
          <table:table-cell office:value-type="float" office:value="0.00880742073059082" calcext:value-type="float">
            <text:p>0.008807420730591</text:p>
          </table:table-cell>
          <table:table-cell office:value-type="float" office:value="0.0000691413879394531" calcext:value-type="float">
            <text:p>6.91E-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80108642578125" calcext:value-type="float">
            <text:p>8.01E-05</text:p>
          </table:table-cell>
          <table:table-cell office:value-type="float" office:value="0.000699281692504883" calcext:value-type="float">
            <text:p>0.000699281692505</text:p>
          </table:table-cell>
          <table:table-cell office:value-type="float" office:value="0.00891447067260742" calcext:value-type="float">
            <text:p>0.008914470672607</text:p>
          </table:table-cell>
          <table:table-cell office:value-type="float" office:value="0.0038447380065918" calcext:value-type="float">
            <text:p>0.00384473800659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0.0000498294830322266" calcext:value-type="float">
            <text:p>4.98E-05</text:p>
          </table:table-cell>
          <table:table-cell office:value-type="float" office:value="0.000478267669677734" calcext:value-type="float">
            <text:p>0.000478267669678</text:p>
          </table:table-cell>
          <table:table-cell office:value-type="float" office:value="0.00831127166748047" calcext:value-type="float">
            <text:p>0.00831127166748</text:p>
          </table:table-cell>
          <table:table-cell table:style-name="Default" office:value-type="float" office:value="0.000138759613037109" calcext:value-type="float">
            <text:p>0.00013875961303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502586364746094" calcext:value-type="float">
            <text:p>0.000502586364746</text:p>
          </table:table-cell>
          <table:table-cell office:value-type="float" office:value="0.0095515251159668" calcext:value-type="float">
            <text:p>0.009551525115967</text:p>
          </table:table-cell>
          <table:table-cell office:value-type="float" office:value="0.00385808944702148" calcext:value-type="float">
            <text:p>0.00385808944702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0.0000636577606201172" calcext:value-type="float">
            <text:p>6.37E-05</text:p>
          </table:table-cell>
          <table:table-cell office:value-type="float" office:value="0.000478506088256836" calcext:value-type="float">
            <text:p>0.000478506088257</text:p>
          </table:table-cell>
          <table:table-cell office:value-type="float" office:value="0.00843667984008789" calcext:value-type="float">
            <text:p>0.008436679840088</text:p>
          </table:table-cell>
          <table:table-cell office:value-type="float" office:value="0.0000550746917724609" calcext:value-type="float">
            <text:p>5.51E-0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619888305664062" calcext:value-type="float">
            <text:p>6.20E-05</text:p>
          </table:table-cell>
          <table:table-cell office:value-type="float" office:value="0.000530004501342773" calcext:value-type="float">
            <text:p>0.000530004501343</text:p>
          </table:table-cell>
          <table:table-cell office:value-type="float" office:value="0.00920414924621582" calcext:value-type="float">
            <text:p>0.009204149246216</text:p>
          </table:table-cell>
          <table:table-cell office:value-type="float" office:value="0.00392913818359375" calcext:value-type="float">
            <text:p>0.003929138183594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0.0000677108764648437" calcext:value-type="float">
            <text:p>6.77E-05</text:p>
          </table:table-cell>
          <table:table-cell office:value-type="float" office:value="0.000461101531982422" calcext:value-type="float">
            <text:p>0.000461101531982</text:p>
          </table:table-cell>
          <table:table-cell office:value-type="float" office:value="0.00881075859069824" calcext:value-type="float">
            <text:p>0.008810758590698</text:p>
          </table:table-cell>
          <table:table-cell office:value-type="float" office:value="0.0000543594360351563" calcext:value-type="float">
            <text:p>5.44E-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607967376708984" calcext:value-type="float">
            <text:p>6.08E-05</text:p>
          </table:table-cell>
          <table:table-cell office:value-type="float" office:value="0.000458002090454102" calcext:value-type="float">
            <text:p>0.000458002090454</text:p>
          </table:table-cell>
          <table:table-cell office:value-type="float" office:value="0.00933170318603516" calcext:value-type="float">
            <text:p>0.009331703186035</text:p>
          </table:table-cell>
          <table:table-cell office:value-type="float" office:value="0.0040733814239502" calcext:value-type="float">
            <text:p>0.00407338142395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505924224853516" calcext:value-type="float">
            <text:p>0.000505924224854</text:p>
          </table:table-cell>
          <table:table-cell office:value-type="float" office:value="0.0127580165863037" calcext:value-type="float">
            <text:p>0.012758016586304</text:p>
          </table:table-cell>
          <table:table-cell table:style-name="Default" office:value-type="float" office:value="0.000104665756225586" calcext:value-type="float">
            <text:p>0.0001046657562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54931640625" calcext:value-type="float">
            <text:p>0.00054931640625</text:p>
          </table:table-cell>
          <table:table-cell office:value-type="float" office:value="0.00861859321594238" calcext:value-type="float">
            <text:p>0.008618593215942</text:p>
          </table:table-cell>
          <table:table-cell office:value-type="float" office:value="0.00472044944763184" calcext:value-type="float">
            <text:p>0.004720449447632</text:p>
          </table:table-cell>
          <table:table-cell/>
          <table:table-cell office:value-type="float" office:value="520" calcext:value-type="float">
            <text:p>520</text:p>
          </table:table-cell>
          <table:table-cell table:style-name="Default" office:value-type="float" office:value="0.000103473663330078" calcext:value-type="float">
            <text:p>0.00010347366333</text:p>
          </table:table-cell>
          <table:table-cell office:value-type="float" office:value="0.000791311264038086" calcext:value-type="float">
            <text:p>0.000791311264038</text:p>
          </table:table-cell>
          <table:table-cell office:value-type="float" office:value="0.0123653411865234" calcext:value-type="float">
            <text:p>0.012365341186524</text:p>
          </table:table-cell>
          <table:table-cell office:value-type="float" office:value="0.000087738037109375" calcext:value-type="float">
            <text:p>8.77E-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493526458740234" calcext:value-type="float">
            <text:p>4.94E-05</text:p>
          </table:table-cell>
          <table:table-cell office:value-type="float" office:value="0.000502109527587891" calcext:value-type="float">
            <text:p>0.000502109527588</text:p>
          </table:table-cell>
          <table:table-cell office:value-type="float" office:value="0.00872421264648438" calcext:value-type="float">
            <text:p>0.008724212646484</text:p>
          </table:table-cell>
          <table:table-cell office:value-type="float" office:value="0.00448322296142578" calcext:value-type="float">
            <text:p>0.004483222961426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0.0000951290130615234" calcext:value-type="float">
            <text:p>9.51E-05</text:p>
          </table:table-cell>
          <table:table-cell office:value-type="float" office:value="0.000691652297973633" calcext:value-type="float">
            <text:p>0.000691652297974</text:p>
          </table:table-cell>
          <table:table-cell office:value-type="float" office:value="0.00818681716918945" calcext:value-type="float">
            <text:p>0.008186817169189</text:p>
          </table:table-cell>
          <table:table-cell office:value-type="float" office:value="0.0000524520874023438" calcext:value-type="float">
            <text:p>5.25E-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736713409423828" calcext:value-type="float">
            <text:p>7.37E-05</text:p>
          </table:table-cell>
          <table:table-cell office:value-type="float" office:value="0.000588893890380859" calcext:value-type="float">
            <text:p>0.000588893890381</text:p>
          </table:table-cell>
          <table:table-cell office:value-type="float" office:value="0.00858378410339356" calcext:value-type="float">
            <text:p>0.008583784103394</text:p>
          </table:table-cell>
          <table:table-cell office:value-type="float" office:value="0.00399899482727051" calcext:value-type="float">
            <text:p>0.00399899482727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0.0000679492950439453" calcext:value-type="float">
            <text:p>6.79E-05</text:p>
          </table:table-cell>
          <table:table-cell office:value-type="float" office:value="0.000586748123168945" calcext:value-type="float">
            <text:p>0.000586748123169</text:p>
          </table:table-cell>
          <table:table-cell office:value-type="float" office:value="0.0157699584960938" calcext:value-type="float">
            <text:p>0.015769958496094</text:p>
          </table:table-cell>
          <table:table-cell table:style-name="Default" office:value-type="float" office:value="0.000132560729980469" calcext:value-type="float">
            <text:p>0.0001325607299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741481781005859" calcext:value-type="float">
            <text:p>7.41E-05</text:p>
          </table:table-cell>
          <table:table-cell office:value-type="float" office:value="0.000506877899169922" calcext:value-type="float">
            <text:p>0.00050687789917</text:p>
          </table:table-cell>
          <table:table-cell office:value-type="float" office:value="0.00947928428649903" calcext:value-type="float">
            <text:p>0.009479284286499</text:p>
          </table:table-cell>
          <table:table-cell office:value-type="float" office:value="0.0036625862121582" calcext:value-type="float">
            <text:p>0.003662586212158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0.0000734329223632812" calcext:value-type="float">
            <text:p>7.34E-05</text:p>
          </table:table-cell>
          <table:table-cell office:value-type="float" office:value="0.000781059265136719" calcext:value-type="float">
            <text:p>0.000781059265137</text:p>
          </table:table-cell>
          <table:table-cell office:value-type="float" office:value="0.00917649269104004" calcext:value-type="float">
            <text:p>0.00917649269104</text:p>
          </table:table-cell>
          <table:table-cell office:value-type="float" office:value="0.0000562667846679688" calcext:value-type="float">
            <text:p>5.63E-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500679016113281" calcext:value-type="float">
            <text:p>5.01E-05</text:p>
          </table:table-cell>
          <table:table-cell office:value-type="float" office:value="0.000559806823730469" calcext:value-type="float">
            <text:p>0.00055980682373</text:p>
          </table:table-cell>
          <table:table-cell office:value-type="float" office:value="0.00903105735778809" calcext:value-type="float">
            <text:p>0.009031057357788</text:p>
          </table:table-cell>
          <table:table-cell office:value-type="float" office:value="0.0066838264465332" calcext:value-type="float">
            <text:p>0.006683826446533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0000791549682617187" calcext:value-type="float">
            <text:p>7.92E-05</text:p>
          </table:table-cell>
          <table:table-cell office:value-type="float" office:value="0.000584602355957031" calcext:value-type="float">
            <text:p>0.000584602355957</text:p>
          </table:table-cell>
          <table:table-cell office:value-type="float" office:value="0.00876855850219727" calcext:value-type="float">
            <text:p>0.008768558502197</text:p>
          </table:table-cell>
          <table:table-cell office:value-type="float" office:value="0.0000910758972167969" calcext:value-type="float">
            <text:p>9.11E-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office:value-type="float" office:value="0.000111818313598633" calcext:value-type="float">
            <text:p>0.000111818313599</text:p>
          </table:table-cell>
          <table:table-cell office:value-type="float" office:value="0.000839471817016602" calcext:value-type="float">
            <text:p>0.000839471817017</text:p>
          </table:table-cell>
          <table:table-cell office:value-type="float" office:value="0.0125100612640381" calcext:value-type="float">
            <text:p>0.012510061264038</text:p>
          </table:table-cell>
          <table:table-cell office:value-type="float" office:value="0.00386285781860352" calcext:value-type="float">
            <text:p>0.00386285781860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0.0000820159912109375" calcext:value-type="float">
            <text:p>8.20E-05</text:p>
          </table:table-cell>
          <table:table-cell office:value-type="float" office:value="0.000587224960327148" calcext:value-type="float">
            <text:p>0.000587224960327</text:p>
          </table:table-cell>
          <table:table-cell office:value-type="float" office:value="0.00847649574279785" calcext:value-type="float">
            <text:p>0.008476495742798</text:p>
          </table:table-cell>
          <table:table-cell office:value-type="float" office:value="0.0000774860382080078" calcext:value-type="float">
            <text:p>7.75E-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523090362548828" calcext:value-type="float">
            <text:p>0.000523090362549</text:p>
          </table:table-cell>
          <table:table-cell office:value-type="float" office:value="0.00976014137268066" calcext:value-type="float">
            <text:p>0.009760141372681</text:p>
          </table:table-cell>
          <table:table-cell office:value-type="float" office:value="0.00392389297485352" calcext:value-type="float">
            <text:p>0.003923892974854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0.0000951290130615234" calcext:value-type="float">
            <text:p>9.51E-05</text:p>
          </table:table-cell>
          <table:table-cell office:value-type="float" office:value="0.000649452209472656" calcext:value-type="float">
            <text:p>0.000649452209473</text:p>
          </table:table-cell>
          <table:table-cell office:value-type="float" office:value="0.0081629753112793" calcext:value-type="float">
            <text:p>0.008162975311279</text:p>
          </table:table-cell>
          <table:table-cell office:value-type="float" office:value="0.0000562667846679688" calcext:value-type="float">
            <text:p>5.63E-0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861907005310059" calcext:value-type="float">
            <text:p>0.008619070053101</text:p>
          </table:table-cell>
          <table:table-cell office:value-type="float" office:value="0.00406980514526367" calcext:value-type="float">
            <text:p>0.004069805145264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0.0000488758087158203" calcext:value-type="float">
            <text:p>4.89E-05</text:p>
          </table:table-cell>
          <table:table-cell office:value-type="float" office:value="0.000626087188720703" calcext:value-type="float">
            <text:p>0.000626087188721</text:p>
          </table:table-cell>
          <table:table-cell office:value-type="float" office:value="0.00879693031311035" calcext:value-type="float">
            <text:p>0.00879693031311</text:p>
          </table:table-cell>
          <table:table-cell office:value-type="float" office:value="0.0000541210174560547" calcext:value-type="float">
            <text:p>5.41E-0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720024108886719" calcext:value-type="float">
            <text:p>7.20E-05</text:p>
          </table:table-cell>
          <table:table-cell office:value-type="float" office:value="0.000580787658691406" calcext:value-type="float">
            <text:p>0.000580787658691</text:p>
          </table:table-cell>
          <table:table-cell office:value-type="float" office:value="0.00854396820068359" calcext:value-type="float">
            <text:p>0.008543968200684</text:p>
          </table:table-cell>
          <table:table-cell office:value-type="float" office:value="0.00406718254089356" calcext:value-type="float">
            <text:p>0.004067182540894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633478164672852" calcext:value-type="float">
            <text:p>0.000633478164673</text:p>
          </table:table-cell>
          <table:table-cell office:value-type="float" office:value="0.00832676887512207" calcext:value-type="float">
            <text:p>0.008326768875122</text:p>
          </table:table-cell>
          <table:table-cell office:value-type="float" office:value="0.0000882148742675781" calcext:value-type="float">
            <text:p>8.82E-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office:value-type="float" office:value="0.000116586685180664" calcext:value-type="float">
            <text:p>0.000116586685181</text:p>
          </table:table-cell>
          <table:table-cell office:value-type="float" office:value="0.000619888305664063" calcext:value-type="float">
            <text:p>0.000619888305664</text:p>
          </table:table-cell>
          <table:table-cell office:value-type="float" office:value="0.00874042510986328" calcext:value-type="float">
            <text:p>0.008740425109863</text:p>
          </table:table-cell>
          <table:table-cell office:value-type="float" office:value="0.00415182113647461" calcext:value-type="float">
            <text:p>0.00415182113647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0000815391540527344" calcext:value-type="float">
            <text:p>8.15E-05</text:p>
          </table:table-cell>
          <table:table-cell office:value-type="float" office:value="0.000476837158203125" calcext:value-type="float">
            <text:p>0.000476837158203</text:p>
          </table:table-cell>
          <table:table-cell office:value-type="float" office:value="0.00878190994262695" calcext:value-type="float">
            <text:p>0.008781909942627</text:p>
          </table:table-cell>
          <table:table-cell office:value-type="float" office:value="0.0000874996185302734" calcext:value-type="float">
            <text:p>8.75E-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829696655273438" calcext:value-type="float">
            <text:p>8.30E-05</text:p>
          </table:table-cell>
          <table:table-cell office:value-type="float" office:value="0.000504970550537109" calcext:value-type="float">
            <text:p>0.000504970550537</text:p>
          </table:table-cell>
          <table:table-cell office:value-type="float" office:value="0.00893616676330566" calcext:value-type="float">
            <text:p>0.008936166763306</text:p>
          </table:table-cell>
          <table:table-cell office:value-type="float" office:value="0.0041346549987793" calcext:value-type="float">
            <text:p>0.00413465499877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0.000049591064453125" calcext:value-type="float">
            <text:p>4.96E-05</text:p>
          </table:table-cell>
          <table:table-cell office:value-type="float" office:value="0.000451326370239258" calcext:value-type="float">
            <text:p>0.000451326370239</text:p>
          </table:table-cell>
          <table:table-cell office:value-type="float" office:value="0.00818657875061035" calcext:value-type="float">
            <text:p>0.00818657875061</text:p>
          </table:table-cell>
          <table:table-cell office:value-type="float" office:value="0.0000569820404052734" calcext:value-type="float">
            <text:p>5.70E-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946521759033203" calcext:value-type="float">
            <text:p>9.47E-05</text:p>
          </table:table-cell>
          <table:table-cell office:value-type="float" office:value="0.000614404678344727" calcext:value-type="float">
            <text:p>0.000614404678345</text:p>
          </table:table-cell>
          <table:table-cell office:value-type="float" office:value="0.00868010520935059" calcext:value-type="float">
            <text:p>0.008680105209351</text:p>
          </table:table-cell>
          <table:table-cell office:value-type="float" office:value="0.00389289855957031" calcext:value-type="float">
            <text:p>0.00389289855957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0.0000829696655273438" calcext:value-type="float">
            <text:p>8.30E-05</text:p>
          </table:table-cell>
          <table:table-cell office:value-type="float" office:value="0.00052642822265625" calcext:value-type="float">
            <text:p>0.000526428222656</text:p>
          </table:table-cell>
          <table:table-cell office:value-type="float" office:value="0.0082852840423584" calcext:value-type="float">
            <text:p>0.008285284042358</text:p>
          </table:table-cell>
          <table:table-cell office:value-type="float" office:value="0.0000960826873779297" calcext:value-type="float">
            <text:p>9.61E-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829696655273438" calcext:value-type="float">
            <text:p>8.30E-05</text:p>
          </table:table-cell>
          <table:table-cell office:value-type="float" office:value="0.000465869903564453" calcext:value-type="float">
            <text:p>0.000465869903564</text:p>
          </table:table-cell>
          <table:table-cell office:value-type="float" office:value="0.0084688663482666" calcext:value-type="float">
            <text:p>0.008468866348267</text:p>
          </table:table-cell>
          <table:table-cell office:value-type="float" office:value="0.00426173210144043" calcext:value-type="float">
            <text:p>0.00426173210144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.0000827312469482422" calcext:value-type="float">
            <text:p>8.27E-05</text:p>
          </table:table-cell>
          <table:table-cell office:value-type="float" office:value="0.000459909439086914" calcext:value-type="float">
            <text:p>0.000459909439087</text:p>
          </table:table-cell>
          <table:table-cell office:value-type="float" office:value="0.0081789493560791" calcext:value-type="float">
            <text:p>0.008178949356079</text:p>
          </table:table-cell>
          <table:table-cell office:value-type="float" office:value="0.0000596046447753906" calcext:value-type="float">
            <text:p>5.96E-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479221343994141" calcext:value-type="float">
            <text:p>0.000479221343994</text:p>
          </table:table-cell>
          <table:table-cell office:value-type="float" office:value="0.00827169418334961" calcext:value-type="float">
            <text:p>0.00827169418335</text:p>
          </table:table-cell>
          <table:table-cell office:value-type="float" office:value="0.00397372245788574" calcext:value-type="float">
            <text:p>0.003973722457886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426530838012695" calcext:value-type="float">
            <text:p>0.000426530838013</text:p>
          </table:table-cell>
          <table:table-cell office:value-type="float" office:value="0.00874733924865723" calcext:value-type="float">
            <text:p>0.008747339248657</text:p>
          </table:table-cell>
          <table:table-cell office:value-type="float" office:value="0.0000748634338378906" calcext:value-type="float">
            <text:p>7.49E-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office:value-type="float" office:value="0.000119209289550781" calcext:value-type="float">
            <text:p>0.000119209289551</text:p>
          </table:table-cell>
          <table:table-cell office:value-type="float" office:value="0.000452995300292969" calcext:value-type="float">
            <text:p>0.000452995300293</text:p>
          </table:table-cell>
          <table:table-cell office:value-type="float" office:value="0.00799345970153809" calcext:value-type="float">
            <text:p>0.007993459701538</text:p>
          </table:table-cell>
          <table:table-cell office:value-type="float" office:value="0.00442075729370117" calcext:value-type="float">
            <text:p>0.00442075729370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440597534179688" calcext:value-type="float">
            <text:p>0.00044059753418</text:p>
          </table:table-cell>
          <table:table-cell office:value-type="float" office:value="0.00840568542480469" calcext:value-type="float">
            <text:p>0.008405685424805</text:p>
          </table:table-cell>
          <table:table-cell table:style-name="Default" office:value-type="float" office:value="0.000136852264404297" calcext:value-type="float">
            <text:p>0.00013685226440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746250152587891" calcext:value-type="float">
            <text:p>7.46E-05</text:p>
          </table:table-cell>
          <table:table-cell office:value-type="float" office:value="0.000583410263061523" calcext:value-type="float">
            <text:p>0.000583410263062</text:p>
          </table:table-cell>
          <table:table-cell office:value-type="float" office:value="0.00856828689575195" calcext:value-type="float">
            <text:p>0.008568286895752</text:p>
          </table:table-cell>
          <table:table-cell office:value-type="float" office:value="0.00389671325683594" calcext:value-type="float">
            <text:p>0.00389671325683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548362731933594" calcext:value-type="float">
            <text:p>0.000548362731934</text:p>
          </table:table-cell>
          <table:table-cell office:value-type="float" office:value="0.00781345367431641" calcext:value-type="float">
            <text:p>0.007813453674316</text:p>
          </table:table-cell>
          <table:table-cell office:value-type="float" office:value="0.0000767707824707031" calcext:value-type="float">
            <text:p>7.68E-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762939453125" calcext:value-type="float">
            <text:p>7.63E-05</text:p>
          </table:table-cell>
          <table:table-cell office:value-type="float" office:value="0.000602245330810547" calcext:value-type="float">
            <text:p>0.000602245330811</text:p>
          </table:table-cell>
          <table:table-cell office:value-type="float" office:value="0.00822973251342773" calcext:value-type="float">
            <text:p>0.008229732513428</text:p>
          </table:table-cell>
          <table:table-cell office:value-type="float" office:value="0.00423574447631836" calcext:value-type="float">
            <text:p>0.004235744476318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674962997436523" calcext:value-type="float">
            <text:p>0.000674962997437</text:p>
          </table:table-cell>
          <table:table-cell office:value-type="float" office:value="0.00884509086608887" calcext:value-type="float">
            <text:p>0.008845090866089</text:p>
          </table:table-cell>
          <table:table-cell office:value-type="float" office:value="0.0000753402709960937" calcext:value-type="float">
            <text:p>7.53E-0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float" office:value="0.000108242034912109" calcext:value-type="float">
            <text:p>0.000108242034912</text:p>
          </table:table-cell>
          <table:table-cell office:value-type="float" office:value="0.000536680221557617" calcext:value-type="float">
            <text:p>0.000536680221558</text:p>
          </table:table-cell>
          <table:table-cell office:value-type="float" office:value="0.00872087478637695" calcext:value-type="float">
            <text:p>0.008720874786377</text:p>
          </table:table-cell>
          <table:table-cell office:value-type="float" office:value="0.00438475608825684" calcext:value-type="float">
            <text:p>0.004384756088257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0.0000677108764648437" calcext:value-type="float">
            <text:p>6.77E-05</text:p>
          </table:table-cell>
          <table:table-cell office:value-type="float" office:value="0.000675439834594727" calcext:value-type="float">
            <text:p>0.000675439834595</text:p>
          </table:table-cell>
          <table:table-cell office:value-type="float" office:value="0.00807952880859375" calcext:value-type="float">
            <text:p>0.008079528808594</text:p>
          </table:table-cell>
          <table:table-cell office:value-type="float" office:value="0.0000889301300048828" calcext:value-type="float">
            <text:p>8.89E-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901222229003906" calcext:value-type="float">
            <text:p>9.01E-05</text:p>
          </table:table-cell>
          <table:table-cell office:value-type="float" office:value="0.000527620315551758" calcext:value-type="float">
            <text:p>0.000527620315552</text:p>
          </table:table-cell>
          <table:table-cell office:value-type="float" office:value="0.00847077369689941" calcext:value-type="float">
            <text:p>0.008470773696899</text:p>
          </table:table-cell>
          <table:table-cell office:value-type="float" office:value="0.00397348403930664" calcext:value-type="float">
            <text:p>0.003973484039307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.0000658035278320312" calcext:value-type="float">
            <text:p>6.58E-05</text:p>
          </table:table-cell>
          <table:table-cell office:value-type="float" office:value="0.000602960586547852" calcext:value-type="float">
            <text:p>0.000602960586548</text:p>
          </table:table-cell>
          <table:table-cell office:value-type="float" office:value="0.00870060920715332" calcext:value-type="float">
            <text:p>0.008700609207153</text:p>
          </table:table-cell>
          <table:table-cell office:value-type="float" office:value="0.0000910758972167969" calcext:value-type="float">
            <text:p>9.11E-0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office:value-type="float" office:value="0.00013279914855957" calcext:value-type="float">
            <text:p>0.00013279914856</text:p>
          </table:table-cell>
          <table:table-cell office:value-type="float" office:value="0.000565528869628906" calcext:value-type="float">
            <text:p>0.000565528869629</text:p>
          </table:table-cell>
          <table:table-cell office:value-type="float" office:value="0.0083622932434082" calcext:value-type="float">
            <text:p>0.008362293243408</text:p>
          </table:table-cell>
          <table:table-cell office:value-type="float" office:value="0.00429201126098633" calcext:value-type="float">
            <text:p>0.00429201126098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0.0000510215759277344" calcext:value-type="float">
            <text:p>5.10E-05</text:p>
          </table:table-cell>
          <table:table-cell office:value-type="float" office:value="0.000680685043334961" calcext:value-type="float">
            <text:p>0.000680685043335</text:p>
          </table:table-cell>
          <table:table-cell office:value-type="float" office:value="0.00892281532287598" calcext:value-type="float">
            <text:p>0.008922815322876</text:p>
          </table:table-cell>
          <table:table-cell office:value-type="float" office:value="0.0000936985015869141" calcext:value-type="float">
            <text:p>9.37E-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629425048828125" calcext:value-type="float">
            <text:p>6.29E-05</text:p>
          </table:table-cell>
          <table:table-cell office:value-type="float" office:value="0.000635147094726563" calcext:value-type="float">
            <text:p>0.000635147094727</text:p>
          </table:table-cell>
          <table:table-cell office:value-type="float" office:value="0.00872039794921875" calcext:value-type="float">
            <text:p>0.008720397949219</text:p>
          </table:table-cell>
          <table:table-cell office:value-type="float" office:value="0.00406193733215332" calcext:value-type="float">
            <text:p>0.00406193733215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0.0000705718994140625" calcext:value-type="float">
            <text:p>7.06E-05</text:p>
          </table:table-cell>
          <table:table-cell office:value-type="float" office:value="0.000587701797485352" calcext:value-type="float">
            <text:p>0.000587701797485</text:p>
          </table:table-cell>
          <table:table-cell office:value-type="float" office:value="0.00844931602478027" calcext:value-type="float">
            <text:p>0.00844931602478</text:p>
          </table:table-cell>
          <table:table-cell office:value-type="float" office:value="0.00009918212890625" calcext:value-type="float">
            <text:p>9.92E-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510215759277344" calcext:value-type="float">
            <text:p>5.10E-05</text:p>
          </table:table-cell>
          <table:table-cell office:value-type="float" office:value="0.000620365142822266" calcext:value-type="float">
            <text:p>0.000620365142822</text:p>
          </table:table-cell>
          <table:table-cell office:value-type="float" office:value="0.00891804695129395" calcext:value-type="float">
            <text:p>0.008918046951294</text:p>
          </table:table-cell>
          <table:table-cell office:value-type="float" office:value="0.00430440902709961" calcext:value-type="float">
            <text:p>0.0043044090271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0.0000882148742675781" calcext:value-type="float">
            <text:p>8.82E-05</text:p>
          </table:table-cell>
          <table:table-cell office:value-type="float" office:value="0.000623703002929688" calcext:value-type="float">
            <text:p>0.00062370300293</text:p>
          </table:table-cell>
          <table:table-cell office:value-type="float" office:value="0.00807094573974609" calcext:value-type="float">
            <text:p>0.008070945739746</text:p>
          </table:table-cell>
          <table:table-cell office:value-type="float" office:value="0.0000772476196289062" calcext:value-type="float">
            <text:p>7.72E-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office:value-type="float" office:value="0.000108957290649414" calcext:value-type="float">
            <text:p>0.000108957290649</text:p>
          </table:table-cell>
          <table:table-cell office:value-type="float" office:value="0.000502586364746094" calcext:value-type="float">
            <text:p>0.000502586364746</text:p>
          </table:table-cell>
          <table:table-cell office:value-type="float" office:value="0.00840854644775391" calcext:value-type="float">
            <text:p>0.008408546447754</text:p>
          </table:table-cell>
          <table:table-cell office:value-type="float" office:value="0.00410079956054688" calcext:value-type="float">
            <text:p>0.004100799560547</text:p>
          </table:table-cell>
          <table:table-cell/>
          <table:table-cell office:value-type="float" office:value="542" calcext:value-type="float">
            <text:p>542</text:p>
          </table:table-cell>
          <table:table-cell table:style-name="Default" office:value-type="float" office:value="0.000108242034912109" calcext:value-type="float">
            <text:p>0.000108242034912</text:p>
          </table:table-cell>
          <table:table-cell office:value-type="float" office:value="0.000676155090332031" calcext:value-type="float">
            <text:p>0.000676155090332</text:p>
          </table:table-cell>
          <table:table-cell office:value-type="float" office:value="0.00959849357604981" calcext:value-type="float">
            <text:p>0.00959849357605</text:p>
          </table:table-cell>
          <table:table-cell office:value-type="float" office:value="0.0000603199005126953" calcext:value-type="float">
            <text:p>6.03E-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91552734375" calcext:value-type="float">
            <text:p>9.16E-05</text:p>
          </table:table-cell>
          <table:table-cell office:value-type="float" office:value="0.00051116943359375" calcext:value-type="float">
            <text:p>0.000511169433594</text:p>
          </table:table-cell>
          <table:table-cell office:value-type="float" office:value="0.00853371620178223" calcext:value-type="float">
            <text:p>0.008533716201782</text:p>
          </table:table-cell>
          <table:table-cell office:value-type="float" office:value="0.00433111190795898" calcext:value-type="float">
            <text:p>0.004331111907959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0.0000503063201904297" calcext:value-type="float">
            <text:p>5.03E-05</text:p>
          </table:table-cell>
          <table:table-cell office:value-type="float" office:value="0.000618934631347656" calcext:value-type="float">
            <text:p>0.000618934631348</text:p>
          </table:table-cell>
          <table:table-cell office:value-type="float" office:value="0.00904703140258789" calcext:value-type="float">
            <text:p>0.009047031402588</text:p>
          </table:table-cell>
          <table:table-cell office:value-type="float" office:value="0.0000910758972167969" calcext:value-type="float">
            <text:p>9.11E-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office:value-type="float" office:value="0.000107288360595703" calcext:value-type="float">
            <text:p>0.000107288360596</text:p>
          </table:table-cell>
          <table:table-cell office:value-type="float" office:value="0.00048375129699707" calcext:value-type="float">
            <text:p>0.000483751296997</text:p>
          </table:table-cell>
          <table:table-cell office:value-type="float" office:value="0.00775742530822754" calcext:value-type="float">
            <text:p>0.007757425308228</text:p>
          </table:table-cell>
          <table:table-cell office:value-type="float" office:value="0.00453686714172363" calcext:value-type="float">
            <text:p>0.004536867141724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0000810623168945313" calcext:value-type="float">
            <text:p>8.11E-05</text:p>
          </table:table-cell>
          <table:table-cell office:value-type="float" office:value="0.000612974166870117" calcext:value-type="float">
            <text:p>0.00061297416687</text:p>
          </table:table-cell>
          <table:table-cell office:value-type="float" office:value="0.00844836235046387" calcext:value-type="float">
            <text:p>0.008448362350464</text:p>
          </table:table-cell>
          <table:table-cell office:value-type="float" office:value="0.0000710487365722656" calcext:value-type="float">
            <text:p>7.10E-0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741481781005859" calcext:value-type="float">
            <text:p>7.41E-05</text:p>
          </table:table-cell>
          <table:table-cell office:value-type="float" office:value="0.000553607940673828" calcext:value-type="float">
            <text:p>0.000553607940674</text:p>
          </table:table-cell>
          <table:table-cell office:value-type="float" office:value="0.00841903686523438" calcext:value-type="float">
            <text:p>0.008419036865234</text:p>
          </table:table-cell>
          <table:table-cell office:value-type="float" office:value="0.00448322296142578" calcext:value-type="float">
            <text:p>0.004483222961426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0.0000827312469482422" calcext:value-type="float">
            <text:p>8.27E-05</text:p>
          </table:table-cell>
          <table:table-cell office:value-type="float" office:value="0.000651121139526367" calcext:value-type="float">
            <text:p>0.000651121139526</text:p>
          </table:table-cell>
          <table:table-cell office:value-type="float" office:value="0.00884771347045898" calcext:value-type="float">
            <text:p>0.008847713470459</text:p>
          </table:table-cell>
          <table:table-cell office:value-type="float" office:value="0.0000972747802734375" calcext:value-type="float">
            <text:p>9.73E-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936985015869141" calcext:value-type="float">
            <text:p>9.37E-05</text:p>
          </table:table-cell>
          <table:table-cell office:value-type="float" office:value="0.000554800033569336" calcext:value-type="float">
            <text:p>0.000554800033569</text:p>
          </table:table-cell>
          <table:table-cell office:value-type="float" office:value="0.00871992111206055" calcext:value-type="float">
            <text:p>0.008719921112061</text:p>
          </table:table-cell>
          <table:table-cell office:value-type="float" office:value="0.00437211990356445" calcext:value-type="float">
            <text:p>0.004372119903564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857114791870117" calcext:value-type="float">
            <text:p>0.00085711479187</text:p>
          </table:table-cell>
          <table:table-cell office:value-type="float" office:value="0.00830578804016113" calcext:value-type="float">
            <text:p>0.008305788040161</text:p>
          </table:table-cell>
          <table:table-cell office:value-type="float" office:value="0.0000901222229003906" calcext:value-type="float">
            <text:p>9.01E-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office:value-type="float" office:value="0.000110149383544922" calcext:value-type="float">
            <text:p>0.000110149383545</text:p>
          </table:table-cell>
          <table:table-cell office:value-type="float" office:value="0.000498771667480469" calcext:value-type="float">
            <text:p>0.00049877166748</text:p>
          </table:table-cell>
          <table:table-cell office:value-type="float" office:value="0.01177978515625" calcext:value-type="float">
            <text:p>0.01177978515625</text:p>
          </table:table-cell>
          <table:table-cell office:value-type="float" office:value="0.00470614433288574" calcext:value-type="float">
            <text:p>0.004706144332886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0.0000827312469482422" calcext:value-type="float">
            <text:p>8.27E-05</text:p>
          </table:table-cell>
          <table:table-cell office:value-type="float" office:value="0.000677108764648438" calcext:value-type="float">
            <text:p>0.000677108764648</text:p>
          </table:table-cell>
          <table:table-cell office:value-type="float" office:value="0.00854682922363281" calcext:value-type="float">
            <text:p>0.008546829223633</text:p>
          </table:table-cell>
          <table:table-cell office:value-type="float" office:value="0.0000803470611572266" calcext:value-type="float">
            <text:p>8.03E-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550746917724609" calcext:value-type="float">
            <text:p>5.51E-05</text:p>
          </table:table-cell>
          <table:table-cell office:value-type="float" office:value="0.000615358352661133" calcext:value-type="float">
            <text:p>0.000615358352661</text:p>
          </table:table-cell>
          <table:table-cell office:value-type="float" office:value="0.00890421867370606" calcext:value-type="float">
            <text:p>0.008904218673706</text:p>
          </table:table-cell>
          <table:table-cell office:value-type="float" office:value="0.00429964065551758" calcext:value-type="float">
            <text:p>0.0042996406555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0.0000872611999511719" calcext:value-type="float">
            <text:p>8.73E-05</text:p>
          </table:table-cell>
          <table:table-cell office:value-type="float" office:value="0.000518083572387695" calcext:value-type="float">
            <text:p>0.000518083572388</text:p>
          </table:table-cell>
          <table:table-cell office:value-type="float" office:value="0.00891566276550293" calcext:value-type="float">
            <text:p>0.008915662765503</text:p>
          </table:table-cell>
          <table:table-cell table:style-name="Default" office:value-type="float" office:value="0.000123023986816406" calcext:value-type="float">
            <text:p>0.0001230239868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512599945068359" calcext:value-type="float">
            <text:p>5.13E-05</text:p>
          </table:table-cell>
          <table:table-cell office:value-type="float" office:value="0.000540256500244141" calcext:value-type="float">
            <text:p>0.000540256500244</text:p>
          </table:table-cell>
          <table:table-cell office:value-type="float" office:value="0.00909018516540527" calcext:value-type="float">
            <text:p>0.009090185165405</text:p>
          </table:table-cell>
          <table:table-cell office:value-type="float" office:value="0.00427842140197754" calcext:value-type="float">
            <text:p>0.004278421401978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832080841064453" calcext:value-type="float">
            <text:p>8.32E-05</text:p>
          </table:table-cell>
          <table:table-cell office:value-type="float" office:value="0.000489711761474609" calcext:value-type="float">
            <text:p>0.000489711761475</text:p>
          </table:table-cell>
          <table:table-cell office:value-type="float" office:value="0.0083310604095459" calcext:value-type="float">
            <text:p>0.008331060409546</text:p>
          </table:table-cell>
          <table:table-cell office:value-type="float" office:value="0.0000946521759033203" calcext:value-type="float">
            <text:p>9.47E-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517368316650391" calcext:value-type="float">
            <text:p>5.17E-05</text:p>
          </table:table-cell>
          <table:table-cell office:value-type="float" office:value="0.000642538070678711" calcext:value-type="float">
            <text:p>0.000642538070679</text:p>
          </table:table-cell>
          <table:table-cell office:value-type="float" office:value="0.00899267196655273" calcext:value-type="float">
            <text:p>0.008992671966553</text:p>
          </table:table-cell>
          <table:table-cell office:value-type="float" office:value="0.00475788116455078" calcext:value-type="float">
            <text:p>0.00475788116455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447750091552734" calcext:value-type="float">
            <text:p>0.000447750091553</text:p>
          </table:table-cell>
          <table:table-cell office:value-type="float" office:value="0.00852727890014648" calcext:value-type="float">
            <text:p>0.008527278900146</text:p>
          </table:table-cell>
          <table:table-cell office:value-type="float" office:value="0.0000758171081542969" calcext:value-type="float">
            <text:p>7.58E-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704050064086914" calcext:value-type="float">
            <text:p>0.000704050064087</text:p>
          </table:table-cell>
          <table:table-cell office:value-type="float" office:value="0.00881290435791016" calcext:value-type="float">
            <text:p>0.00881290435791</text:p>
          </table:table-cell>
          <table:table-cell office:value-type="float" office:value="0.00440716743469238" calcext:value-type="float">
            <text:p>0.00440716743469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0.0000815391540527344" calcext:value-type="float">
            <text:p>8.15E-05</text:p>
          </table:table-cell>
          <table:table-cell office:value-type="float" office:value="0.000466346740722656" calcext:value-type="float">
            <text:p>0.000466346740723</text:p>
          </table:table-cell>
          <table:table-cell office:value-type="float" office:value="0.00891256332397461" calcext:value-type="float">
            <text:p>0.008912563323975</text:p>
          </table:table-cell>
          <table:table-cell table:style-name="Default" office:value-type="float" office:value="0.000119686126708984" calcext:value-type="float">
            <text:p>0.00011968612670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658035278320312" calcext:value-type="float">
            <text:p>6.58E-05</text:p>
          </table:table-cell>
          <table:table-cell office:value-type="float" office:value="0.000734090805053711" calcext:value-type="float">
            <text:p>0.000734090805054</text:p>
          </table:table-cell>
          <table:table-cell office:value-type="float" office:value="0.00932145118713379" calcext:value-type="float">
            <text:p>0.009321451187134</text:p>
          </table:table-cell>
          <table:table-cell office:value-type="float" office:value="0.00464510917663574" calcext:value-type="float">
            <text:p>0.004645109176636</text:p>
          </table:table-cell>
          <table:table-cell/>
          <table:table-cell office:value-type="float" office:value="552" calcext:value-type="float">
            <text:p>552</text:p>
          </table:table-cell>
          <table:table-cell table:style-name="Default" office:value-type="float" office:value="0.000111103057861328" calcext:value-type="float">
            <text:p>0.000111103057861</text:p>
          </table:table-cell>
          <table:table-cell office:value-type="float" office:value="0.000428438186645508" calcext:value-type="float">
            <text:p>0.000428438186646</text:p>
          </table:table-cell>
          <table:table-cell office:value-type="float" office:value="0.00856471061706543" calcext:value-type="float">
            <text:p>0.008564710617065</text:p>
          </table:table-cell>
          <table:table-cell office:value-type="float" office:value="0.0000782012939453125" calcext:value-type="float">
            <text:p>7.82E-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522136688232422" calcext:value-type="float">
            <text:p>5.22E-05</text:p>
          </table:table-cell>
          <table:table-cell office:value-type="float" office:value="0.000520706176757813" calcext:value-type="float">
            <text:p>0.000520706176758</text:p>
          </table:table-cell>
          <table:table-cell office:value-type="float" office:value="0.00900363922119141" calcext:value-type="float">
            <text:p>0.009003639221191</text:p>
          </table:table-cell>
          <table:table-cell office:value-type="float" office:value="0.00431036949157715" calcext:value-type="float">
            <text:p>0.004310369491577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0.0000870227813720703" calcext:value-type="float">
            <text:p>8.70E-05</text:p>
          </table:table-cell>
          <table:table-cell office:value-type="float" office:value="0.000424385070800781" calcext:value-type="float">
            <text:p>0.000424385070801</text:p>
          </table:table-cell>
          <table:table-cell office:value-type="float" office:value="0.00824332237243652" calcext:value-type="float">
            <text:p>0.008243322372437</text:p>
          </table:table-cell>
          <table:table-cell table:style-name="Default" office:value-type="float" office:value="0.000124216079711914" calcext:value-type="float">
            <text:p>0.0001242160797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625371932983398" calcext:value-type="float">
            <text:p>0.000625371932983</text:p>
          </table:table-cell>
          <table:table-cell office:value-type="float" office:value="0.00870990753173828" calcext:value-type="float">
            <text:p>0.008709907531738</text:p>
          </table:table-cell>
          <table:table-cell office:value-type="float" office:value="0.00436687469482422" calcext:value-type="float">
            <text:p>0.004366874694824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0.0000717639923095703" calcext:value-type="float">
            <text:p>7.18E-05</text:p>
          </table:table-cell>
          <table:table-cell office:value-type="float" office:value="0.000473737716674805" calcext:value-type="float">
            <text:p>0.000473737716675</text:p>
          </table:table-cell>
          <table:table-cell office:value-type="float" office:value="0.00879740715026856" calcext:value-type="float">
            <text:p>0.008797407150269</text:p>
          </table:table-cell>
          <table:table-cell office:value-type="float" office:value="0.0000779628753662109" calcext:value-type="float">
            <text:p>7.80E-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601530075073242" calcext:value-type="float">
            <text:p>0.000601530075073</text:p>
          </table:table-cell>
          <table:table-cell office:value-type="float" office:value="0.00829601287841797" calcext:value-type="float">
            <text:p>0.008296012878418</text:p>
          </table:table-cell>
          <table:table-cell office:value-type="float" office:value="0.00428962707519531" calcext:value-type="float">
            <text:p>0.004289627075195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.00005340576171875" calcext:value-type="float">
            <text:p>5.34E-05</text:p>
          </table:table-cell>
          <table:table-cell office:value-type="float" office:value="0.000427961349487305" calcext:value-type="float">
            <text:p>0.000427961349487</text:p>
          </table:table-cell>
          <table:table-cell office:value-type="float" office:value="0.00848817825317383" calcext:value-type="float">
            <text:p>0.008488178253174</text:p>
          </table:table-cell>
          <table:table-cell office:value-type="float" office:value="0.0000925064086914063" calcext:value-type="float">
            <text:p>9.25E-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634431838989258" calcext:value-type="float">
            <text:p>0.000634431838989</text:p>
          </table:table-cell>
          <table:table-cell office:value-type="float" office:value="0.0084068775177002" calcext:value-type="float">
            <text:p>0.0084068775177</text:p>
          </table:table-cell>
          <table:table-cell office:value-type="float" office:value="0.00476288795471191" calcext:value-type="float">
            <text:p>0.00476288795471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508785247802734" calcext:value-type="float">
            <text:p>0.000508785247803</text:p>
          </table:table-cell>
          <table:table-cell office:value-type="float" office:value="0.0133829116821289" calcext:value-type="float">
            <text:p>0.013382911682129</text:p>
          </table:table-cell>
          <table:table-cell table:style-name="Default" office:value-type="float" office:value="0.000113964080810547" calcext:value-type="float">
            <text:p>0.0001139640808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688076019287109" calcext:value-type="float">
            <text:p>0.000688076019287</text:p>
          </table:table-cell>
          <table:table-cell office:value-type="float" office:value="0.0084843635559082" calcext:value-type="float">
            <text:p>0.008484363555908</text:p>
          </table:table-cell>
          <table:table-cell office:value-type="float" office:value="0.00430417060852051" calcext:value-type="float">
            <text:p>0.004304170608521</text:p>
          </table:table-cell>
          <table:table-cell/>
          <table:table-cell office:value-type="float" office:value="557" calcext:value-type="float">
            <text:p>557</text:p>
          </table:table-cell>
          <table:table-cell table:style-name="Default" office:value-type="float" office:value="0.000129938125610352" calcext:value-type="float">
            <text:p>0.00012993812561</text:p>
          </table:table-cell>
          <table:table-cell office:value-type="float" office:value="0.000803947448730469" calcext:value-type="float">
            <text:p>0.00080394744873</text:p>
          </table:table-cell>
          <table:table-cell office:value-type="float" office:value="0.0138781070709229" calcext:value-type="float">
            <text:p>0.013878107070923</text:p>
          </table:table-cell>
          <table:table-cell office:value-type="float" office:value="0.0000886917114257813" calcext:value-type="float">
            <text:p>8.87E-0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531673431396484" calcext:value-type="float">
            <text:p>5.32E-05</text:p>
          </table:table-cell>
          <table:table-cell office:value-type="float" office:value="0.000659942626953125" calcext:value-type="float">
            <text:p>0.000659942626953</text:p>
          </table:table-cell>
          <table:table-cell office:value-type="float" office:value="0.00877094268798828" calcext:value-type="float">
            <text:p>0.008770942687988</text:p>
          </table:table-cell>
          <table:table-cell office:value-type="float" office:value="0.00431632995605469" calcext:value-type="float">
            <text:p>0.004316329956055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0.0000641345977783203" calcext:value-type="float">
            <text:p>6.41E-05</text:p>
          </table:table-cell>
          <table:table-cell office:value-type="float" office:value="0.00046539306640625" calcext:value-type="float">
            <text:p>0.000465393066406</text:p>
          </table:table-cell>
          <table:table-cell office:value-type="float" office:value="0.00837779045104981" calcext:value-type="float">
            <text:p>0.00837779045105</text:p>
          </table:table-cell>
          <table:table-cell office:value-type="float" office:value="0.0000581741333007813" calcext:value-type="float">
            <text:p>5.82E-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514984130859375" calcext:value-type="float">
            <text:p>5.15E-05</text:p>
          </table:table-cell>
          <table:table-cell office:value-type="float" office:value="0.000806570053100586" calcext:value-type="float">
            <text:p>0.000806570053101</text:p>
          </table:table-cell>
          <table:table-cell office:value-type="float" office:value="0.00836515426635742" calcext:value-type="float">
            <text:p>0.008365154266357</text:p>
          </table:table-cell>
          <table:table-cell office:value-type="float" office:value="0.00462937355041504" calcext:value-type="float">
            <text:p>0.004629373550415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0.0000524520874023438" calcext:value-type="float">
            <text:p>5.25E-05</text:p>
          </table:table-cell>
          <table:table-cell office:value-type="float" office:value="0.000550270080566406" calcext:value-type="float">
            <text:p>0.000550270080566</text:p>
          </table:table-cell>
          <table:table-cell office:value-type="float" office:value="0.0159194469451904" calcext:value-type="float">
            <text:p>0.015919446945191</text:p>
          </table:table-cell>
          <table:table-cell table:style-name="Default" office:value-type="float" office:value="0.000213861465454102" calcext:value-type="float">
            <text:p>0.0002138614654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536203384399414" calcext:value-type="float">
            <text:p>0.000536203384399</text:p>
          </table:table-cell>
          <table:table-cell office:value-type="float" office:value="0.00895833969116211" calcext:value-type="float">
            <text:p>0.008958339691162</text:p>
          </table:table-cell>
          <table:table-cell office:value-type="float" office:value="0.00429654121398926" calcext:value-type="float">
            <text:p>0.004296541213989</text:p>
          </table:table-cell>
          <table:table-cell/>
          <table:table-cell office:value-type="float" office:value="560" calcext:value-type="float">
            <text:p>560</text:p>
          </table:table-cell>
          <table:table-cell table:style-name="Default" office:value-type="float" office:value="0.000124216079711914" calcext:value-type="float">
            <text:p>0.000124216079712</text:p>
          </table:table-cell>
          <table:table-cell office:value-type="float" office:value="0.000659465789794922" calcext:value-type="float">
            <text:p>0.000659465789795</text:p>
          </table:table-cell>
          <table:table-cell office:value-type="float" office:value="0.0166015625" calcext:value-type="float">
            <text:p>0.0166015625</text:p>
          </table:table-cell>
          <table:table-cell table:style-name="Default" office:value-type="float" office:value="0.000187397003173828" calcext:value-type="float">
            <text:p>0.0001873970031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743865966796875" calcext:value-type="float">
            <text:p>7.44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129473209381104" calcext:value-type="float">
            <text:p>0.01294732093811</text:p>
          </table:table-cell>
          <table:table-cell office:value-type="float" office:value="0.00444531440734863" calcext:value-type="float">
            <text:p>0.004445314407349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0.0000874996185302734" calcext:value-type="float">
            <text:p>8.75E-05</text:p>
          </table:table-cell>
          <table:table-cell office:value-type="float" office:value="0.000680923461914063" calcext:value-type="float">
            <text:p>0.000680923461914</text:p>
          </table:table-cell>
          <table:table-cell office:value-type="float" office:value="0.00838112831115723" calcext:value-type="float">
            <text:p>0.008381128311157</text:p>
          </table:table-cell>
          <table:table-cell office:value-type="float" office:value="0.0000891685485839844" calcext:value-type="float">
            <text:p>8.92E-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451326370239258" calcext:value-type="float">
            <text:p>0.000451326370239</text:p>
          </table:table-cell>
          <table:table-cell office:value-type="float" office:value="0.00962281227111816" calcext:value-type="float">
            <text:p>0.009622812271118</text:p>
          </table:table-cell>
          <table:table-cell office:value-type="float" office:value="0.00479221343994141" calcext:value-type="float">
            <text:p>0.00479221343994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0.0000834465026855469" calcext:value-type="float">
            <text:p>8.34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62002372741699" calcext:value-type="float">
            <text:p>0.008620023727417</text:p>
          </table:table-cell>
          <table:table-cell office:value-type="float" office:value="0.0000777244567871094" calcext:value-type="float">
            <text:p>7.77E-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538825988769531" calcext:value-type="float">
            <text:p>5.39E-05</text:p>
          </table:table-cell>
          <table:table-cell office:value-type="float" office:value="0.000447750091552734" calcext:value-type="float">
            <text:p>0.000447750091553</text:p>
          </table:table-cell>
          <table:table-cell office:value-type="float" office:value="0.00934886932373047" calcext:value-type="float">
            <text:p>0.00934886932373</text:p>
          </table:table-cell>
          <table:table-cell office:value-type="float" office:value="0.00417733192443848" calcext:value-type="float">
            <text:p>0.004177331924438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0.0000946521759033203" calcext:value-type="float">
            <text:p>9.47E-05</text:p>
          </table:table-cell>
          <table:table-cell office:value-type="float" office:value="0.000687599182128906" calcext:value-type="float">
            <text:p>0.000687599182129</text:p>
          </table:table-cell>
          <table:table-cell office:value-type="float" office:value="0.00867104530334473" calcext:value-type="float">
            <text:p>0.008671045303345</text:p>
          </table:table-cell>
          <table:table-cell office:value-type="float" office:value="0.0000932216644287109" calcext:value-type="float">
            <text:p>9.32E-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475645065307617" calcext:value-type="float">
            <text:p>0.000475645065308</text:p>
          </table:table-cell>
          <table:table-cell office:value-type="float" office:value="0.0087277889251709" calcext:value-type="float">
            <text:p>0.008727788925171</text:p>
          </table:table-cell>
          <table:table-cell office:value-type="float" office:value="0.00490021705627441" calcext:value-type="float">
            <text:p>0.00490021705627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0000758171081542969" calcext:value-type="float">
            <text:p>7.58E-05</text:p>
          </table:table-cell>
          <table:table-cell office:value-type="float" office:value="0.000457286834716797" calcext:value-type="float">
            <text:p>0.000457286834717</text:p>
          </table:table-cell>
          <table:table-cell office:value-type="float" office:value="0.00822949409484863" calcext:value-type="float">
            <text:p>0.008229494094849</text:p>
          </table:table-cell>
          <table:table-cell office:value-type="float" office:value="0.0000791549682617187" calcext:value-type="float">
            <text:p>7.92E-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522136688232422" calcext:value-type="float">
            <text:p>5.22E-05</text:p>
          </table:table-cell>
          <table:table-cell office:value-type="float" office:value="0.000499963760375977" calcext:value-type="float">
            <text:p>0.000499963760376</text:p>
          </table:table-cell>
          <table:table-cell office:value-type="float" office:value="0.0107188224792481" calcext:value-type="float">
            <text:p>0.010718822479248</text:p>
          </table:table-cell>
          <table:table-cell office:value-type="float" office:value="0.00513911247253418" calcext:value-type="float">
            <text:p>0.005139112472534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0.0000545978546142578" calcext:value-type="float">
            <text:p>5.46E-05</text:p>
          </table:table-cell>
          <table:table-cell office:value-type="float" office:value="0.000414848327636719" calcext:value-type="float">
            <text:p>0.000414848327637</text:p>
          </table:table-cell>
          <table:table-cell office:value-type="float" office:value="0.00881075859069824" calcext:value-type="float">
            <text:p>0.008810758590698</text:p>
          </table:table-cell>
          <table:table-cell office:value-type="float" office:value="0.0000889301300048828" calcext:value-type="float">
            <text:p>8.89E-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499248504638672" calcext:value-type="float">
            <text:p>0.000499248504639</text:p>
          </table:table-cell>
          <table:table-cell office:value-type="float" office:value="0.00876975059509277" calcext:value-type="float">
            <text:p>0.008769750595093</text:p>
          </table:table-cell>
          <table:table-cell office:value-type="float" office:value="0.0050196647644043" calcext:value-type="float">
            <text:p>0.00501966476440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0000829696655273438" calcext:value-type="float">
            <text:p>8.30E-05</text:p>
          </table:table-cell>
          <table:table-cell office:value-type="float" office:value="0.000520467758178711" calcext:value-type="float">
            <text:p>0.000520467758179</text:p>
          </table:table-cell>
          <table:table-cell office:value-type="float" office:value="0.00871515274047852" calcext:value-type="float">
            <text:p>0.008715152740479</text:p>
          </table:table-cell>
          <table:table-cell table:style-name="Default" office:value-type="float" office:value="0.00011897087097168" calcext:value-type="float">
            <text:p>0.0001189708709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407218933105469" calcext:value-type="float">
            <text:p>0.000407218933105</text:p>
          </table:table-cell>
          <table:table-cell office:value-type="float" office:value="0.00871992111206055" calcext:value-type="float">
            <text:p>0.008719921112061</text:p>
          </table:table-cell>
          <table:table-cell office:value-type="float" office:value="0.00421595573425293" calcext:value-type="float">
            <text:p>0.004215955734253</text:p>
          </table:table-cell>
          <table:table-cell/>
          <table:table-cell office:value-type="float" office:value="567" calcext:value-type="float">
            <text:p>567</text:p>
          </table:table-cell>
          <table:table-cell table:style-name="Default" office:value-type="float" office:value="0.000135660171508789" calcext:value-type="float">
            <text:p>0.000135660171509</text:p>
          </table:table-cell>
          <table:table-cell office:value-type="float" office:value="0.000557899475097656" calcext:value-type="float">
            <text:p>0.000557899475098</text:p>
          </table:table-cell>
          <table:table-cell office:value-type="float" office:value="0.00883936882019043" calcext:value-type="float">
            <text:p>0.00883936882019</text:p>
          </table:table-cell>
          <table:table-cell office:value-type="float" office:value="0.0000941753387451172" calcext:value-type="float">
            <text:p>9.42E-0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512599945068359" calcext:value-type="float">
            <text:p>5.13E-05</text:p>
          </table:table-cell>
          <table:table-cell office:value-type="float" office:value="0.000634908676147461" calcext:value-type="float">
            <text:p>0.000634908676147</text:p>
          </table:table-cell>
          <table:table-cell office:value-type="float" office:value="0.0086972713470459" calcext:value-type="float">
            <text:p>0.008697271347046</text:p>
          </table:table-cell>
          <table:table-cell office:value-type="float" office:value="0.00490808486938477" calcext:value-type="float">
            <text:p>0.004908084869385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0.0000662803649902344" calcext:value-type="float">
            <text:p>6.63E-05</text:p>
          </table:table-cell>
          <table:table-cell office:value-type="float" office:value="0.000483512878417969" calcext:value-type="float">
            <text:p>0.000483512878418</text:p>
          </table:table-cell>
          <table:table-cell office:value-type="float" office:value="0.00816893577575684" calcext:value-type="float">
            <text:p>0.008168935775757</text:p>
          </table:table-cell>
          <table:table-cell office:value-type="float" office:value="0.0000939369201660156" calcext:value-type="float">
            <text:p>9.39E-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598430633544922" calcext:value-type="float">
            <text:p>5.98E-05</text:p>
          </table:table-cell>
          <table:table-cell office:value-type="float" office:value="0.000705718994140625" calcext:value-type="float">
            <text:p>0.000705718994141</text:p>
          </table:table-cell>
          <table:table-cell office:value-type="float" office:value="0.00843644142150879" calcext:value-type="float">
            <text:p>0.008436441421509</text:p>
          </table:table-cell>
          <table:table-cell office:value-type="float" office:value="0.00500631332397461" calcext:value-type="float">
            <text:p>0.005006313323975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0.0000853538513183594" calcext:value-type="float">
            <text:p>8.54E-05</text:p>
          </table:table-cell>
          <table:table-cell office:value-type="float" office:value="0.000461101531982422" calcext:value-type="float">
            <text:p>0.000461101531982</text:p>
          </table:table-cell>
          <table:table-cell office:value-type="float" office:value="0.00843501091003418" calcext:value-type="float">
            <text:p>0.008435010910034</text:p>
          </table:table-cell>
          <table:table-cell table:style-name="Default" office:value-type="float" office:value="0.000107526779174805" calcext:value-type="float">
            <text:p>0.00010752677917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512599945068359" calcext:value-type="float">
            <text:p>5.13E-05</text:p>
          </table:table-cell>
          <table:table-cell office:value-type="float" office:value="0.000611066818237305" calcext:value-type="float">
            <text:p>0.000611066818237</text:p>
          </table:table-cell>
          <table:table-cell office:value-type="float" office:value="0.00869083404541016" calcext:value-type="float">
            <text:p>0.00869083404541</text:p>
          </table:table-cell>
          <table:table-cell office:value-type="float" office:value="0.0047760009765625" calcext:value-type="float">
            <text:p>0.004776000976563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0.0000567436218261719" calcext:value-type="float">
            <text:p>5.67E-05</text:p>
          </table:table-cell>
          <table:table-cell office:value-type="float" office:value="0.000433921813964844" calcext:value-type="float">
            <text:p>0.000433921813965</text:p>
          </table:table-cell>
          <table:table-cell office:value-type="float" office:value="0.00821924209594727" calcext:value-type="float">
            <text:p>0.008219242095947</text:p>
          </table:table-cell>
          <table:table-cell office:value-type="float" office:value="0.0000767707824707031" calcext:value-type="float">
            <text:p>7.68E-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810623168945313" calcext:value-type="float">
            <text:p>8.11E-05</text:p>
          </table:table-cell>
          <table:table-cell office:value-type="float" office:value="0.000808954238891602" calcext:value-type="float">
            <text:p>0.000808954238892</text:p>
          </table:table-cell>
          <table:table-cell office:value-type="float" office:value="0.0080873966217041" calcext:value-type="float">
            <text:p>0.008087396621704</text:p>
          </table:table-cell>
          <table:table-cell office:value-type="float" office:value="0.00475001335144043" calcext:value-type="float">
            <text:p>0.00475001335144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731945037841797" calcext:value-type="float">
            <text:p>0.000731945037842</text:p>
          </table:table-cell>
          <table:table-cell office:value-type="float" office:value="0.00851202011108398" calcext:value-type="float">
            <text:p>0.008512020111084</text:p>
          </table:table-cell>
          <table:table-cell office:value-type="float" office:value="0.0000925064086914063" calcext:value-type="float">
            <text:p>9.25E-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55694580078125" calcext:value-type="float">
            <text:p>0.000556945800781</text:p>
          </table:table-cell>
          <table:table-cell office:value-type="float" office:value="0.0084679126739502" calcext:value-type="float">
            <text:p>0.00846791267395</text:p>
          </table:table-cell>
          <table:table-cell office:value-type="float" office:value="0.00497651100158691" calcext:value-type="float">
            <text:p>0.004976511001587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000772476196289062" calcext:value-type="float">
            <text:p>7.72E-05</text:p>
          </table:table-cell>
          <table:table-cell office:value-type="float" office:value="0.000671625137329102" calcext:value-type="float">
            <text:p>0.000671625137329</text:p>
          </table:table-cell>
          <table:table-cell office:value-type="float" office:value="0.00921010971069336" calcext:value-type="float">
            <text:p>0.009210109710693</text:p>
          </table:table-cell>
          <table:table-cell office:value-type="float" office:value="0.0000932216644287109" calcext:value-type="float">
            <text:p>9.32E-0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646114349365234" calcext:value-type="float">
            <text:p>6.46E-05</text:p>
          </table:table-cell>
          <table:table-cell office:value-type="float" office:value="0.000543832778930664" calcext:value-type="float">
            <text:p>0.000543832778931</text:p>
          </table:table-cell>
          <table:table-cell office:value-type="float" office:value="0.0082848072052002" calcext:value-type="float">
            <text:p>0.0082848072052</text:p>
          </table:table-cell>
          <table:table-cell office:value-type="float" office:value="0.00490999221801758" calcext:value-type="float">
            <text:p>0.004909992218018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550031661987305" calcext:value-type="float">
            <text:p>0.000550031661987</text:p>
          </table:table-cell>
          <table:table-cell office:value-type="float" office:value="0.00854778289794922" calcext:value-type="float">
            <text:p>0.008547782897949</text:p>
          </table:table-cell>
          <table:table-cell office:value-type="float" office:value="0.0000605583190917969" calcext:value-type="float">
            <text:p>6.06E-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548362731933594" calcext:value-type="float">
            <text:p>5.48E-05</text:p>
          </table:table-cell>
          <table:table-cell office:value-type="float" office:value="0.000546932220458984" calcext:value-type="float">
            <text:p>0.000546932220459</text:p>
          </table:table-cell>
          <table:table-cell office:value-type="float" office:value="0.00810456275939941" calcext:value-type="float">
            <text:p>0.008104562759399</text:p>
          </table:table-cell>
          <table:table-cell office:value-type="float" office:value="0.00457119941711426" calcext:value-type="float">
            <text:p>0.00457119941711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0.0000538825988769531" calcext:value-type="float">
            <text:p>5.39E-05</text:p>
          </table:table-cell>
          <table:table-cell office:value-type="float" office:value="0.000536918640136719" calcext:value-type="float">
            <text:p>0.000536918640137</text:p>
          </table:table-cell>
          <table:table-cell office:value-type="float" office:value="0.00857019424438477" calcext:value-type="float">
            <text:p>0.008570194244385</text:p>
          </table:table-cell>
          <table:table-cell office:value-type="float" office:value="0.0000600814819335938" calcext:value-type="float">
            <text:p>6.01E-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550746917724609" calcext:value-type="float">
            <text:p>5.51E-05</text:p>
          </table:table-cell>
          <table:table-cell office:value-type="float" office:value="0.000554323196411133" calcext:value-type="float">
            <text:p>0.000554323196411</text:p>
          </table:table-cell>
          <table:table-cell office:value-type="float" office:value="0.00854396820068359" calcext:value-type="float">
            <text:p>0.008543968200684</text:p>
          </table:table-cell>
          <table:table-cell office:value-type="float" office:value="0.00507545471191406" calcext:value-type="float">
            <text:p>0.00507545471191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00005340576171875" calcext:value-type="float">
            <text:p>5.34E-05</text:p>
          </table:table-cell>
          <table:table-cell office:value-type="float" office:value="0.000609636306762695" calcext:value-type="float">
            <text:p>0.000609636306763</text:p>
          </table:table-cell>
          <table:table-cell office:value-type="float" office:value="0.0087435245513916" calcext:value-type="float">
            <text:p>0.008743524551392</text:p>
          </table:table-cell>
          <table:table-cell office:value-type="float" office:value="0.0000631809234619141" calcext:value-type="float">
            <text:p>6.32E-0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653266906738281" calcext:value-type="float">
            <text:p>6.53E-05</text:p>
          </table:table-cell>
          <table:table-cell office:value-type="float" office:value="0.000511884689331055" calcext:value-type="float">
            <text:p>0.000511884689331</text:p>
          </table:table-cell>
          <table:table-cell office:value-type="float" office:value="0.00830793380737305" calcext:value-type="float">
            <text:p>0.008307933807373</text:p>
          </table:table-cell>
          <table:table-cell office:value-type="float" office:value="0.00479388236999512" calcext:value-type="float">
            <text:p>0.004793882369995</text:p>
          </table:table-cell>
          <table:table-cell/>
          <table:table-cell office:value-type="float" office:value="576" calcext:value-type="float">
            <text:p>576</text:p>
          </table:table-cell>
          <table:table-cell table:style-name="Default" office:value-type="float" office:value="0.000133037567138672" calcext:value-type="float">
            <text:p>0.000133037567139</text:p>
          </table:table-cell>
          <table:table-cell office:value-type="float" office:value="0.000562191009521484" calcext:value-type="float">
            <text:p>0.000562191009521</text:p>
          </table:table-cell>
          <table:table-cell office:value-type="float" office:value="0.00886344909667969" calcext:value-type="float">
            <text:p>0.00886344909668</text:p>
          </table:table-cell>
          <table:table-cell office:value-type="float" office:value="0.0000927448272705078" calcext:value-type="float">
            <text:p>9.27E-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526905059814453" calcext:value-type="float">
            <text:p>5.27E-05</text:p>
          </table:table-cell>
          <table:table-cell office:value-type="float" office:value="0.000504255294799805" calcext:value-type="float">
            <text:p>0.0005042552948</text:p>
          </table:table-cell>
          <table:table-cell office:value-type="float" office:value="0.00851583480834961" calcext:value-type="float">
            <text:p>0.00851583480835</text:p>
          </table:table-cell>
          <table:table-cell office:value-type="float" office:value="0.00441217422485352" calcext:value-type="float">
            <text:p>0.004412174224854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646829605102539" calcext:value-type="float">
            <text:p>0.000646829605103</text:p>
          </table:table-cell>
          <table:table-cell office:value-type="float" office:value="0.00858044624328613" calcext:value-type="float">
            <text:p>0.008580446243286</text:p>
          </table:table-cell>
          <table:table-cell office:value-type="float" office:value="0.0000967979431152344" calcext:value-type="float">
            <text:p>9.68E-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office:value-type="float" office:value="0.000101327896118164" calcext:value-type="float">
            <text:p>0.000101327896118</text:p>
          </table:table-cell>
          <table:table-cell office:value-type="float" office:value="0.000575542449951172" calcext:value-type="float">
            <text:p>0.000575542449951</text:p>
          </table:table-cell>
          <table:table-cell office:value-type="float" office:value="0.00848507881164551" calcext:value-type="float">
            <text:p>0.008485078811646</text:p>
          </table:table-cell>
          <table:table-cell office:value-type="float" office:value="0.0050501823425293" calcext:value-type="float">
            <text:p>0.005050182342529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0.0000731945037841797" calcext:value-type="float">
            <text:p>7.32E-05</text:p>
          </table:table-cell>
          <table:table-cell office:value-type="float" office:value="0.000621795654296875" calcext:value-type="float">
            <text:p>0.000621795654297</text:p>
          </table:table-cell>
          <table:table-cell office:value-type="float" office:value="0.00880599021911621" calcext:value-type="float">
            <text:p>0.008805990219116</text:p>
          </table:table-cell>
          <table:table-cell office:value-type="float" office:value="0.0000600814819335938" calcext:value-type="float">
            <text:p>6.01E-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0861859321594238" calcext:value-type="float">
            <text:p>0.008618593215942</text:p>
          </table:table-cell>
          <table:table-cell office:value-type="float" office:value="0.00480413436889648" calcext:value-type="float">
            <text:p>0.004804134368896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0.0000865459442138672" calcext:value-type="float">
            <text:p>8.65E-05</text:p>
          </table:table-cell>
          <table:table-cell office:value-type="float" office:value="0.000578641891479492" calcext:value-type="float">
            <text:p>0.000578641891479</text:p>
          </table:table-cell>
          <table:table-cell office:value-type="float" office:value="0.00855255126953125" calcext:value-type="float">
            <text:p>0.008552551269531</text:p>
          </table:table-cell>
          <table:table-cell office:value-type="float" office:value="0.00006103515625" calcext:value-type="float">
            <text:p>6.10E-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508785247802734" calcext:value-type="float">
            <text:p>0.000508785247803</text:p>
          </table:table-cell>
          <table:table-cell office:value-type="float" office:value="0.00855922698974609" calcext:value-type="float">
            <text:p>0.008559226989746</text:p>
          </table:table-cell>
          <table:table-cell office:value-type="float" office:value="0.00455713272094727" calcext:value-type="float">
            <text:p>0.00455713272094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0000531673431396484" calcext:value-type="float">
            <text:p>5.32E-05</text:p>
          </table:table-cell>
          <table:table-cell office:value-type="float" office:value="0.000488519668579102" calcext:value-type="float">
            <text:p>0.000488519668579</text:p>
          </table:table-cell>
          <table:table-cell office:value-type="float" office:value="0.00855040550231934" calcext:value-type="float">
            <text:p>0.008550405502319</text:p>
          </table:table-cell>
          <table:table-cell office:value-type="float" office:value="0.0000612735748291016" calcext:value-type="float">
            <text:p>6.13E-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543594360351563" calcext:value-type="float">
            <text:p>5.44E-05</text:p>
          </table:table-cell>
          <table:table-cell office:value-type="float" office:value="0.000448465347290039" calcext:value-type="float">
            <text:p>0.00044846534729</text:p>
          </table:table-cell>
          <table:table-cell office:value-type="float" office:value="0.00865006446838379" calcext:value-type="float">
            <text:p>0.008650064468384</text:p>
          </table:table-cell>
          <table:table-cell office:value-type="float" office:value="0.00485587120056152" calcext:value-type="float">
            <text:p>0.004855871200562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0.0000734329223632812" calcext:value-type="float">
            <text:p>7.34E-05</text:p>
          </table:table-cell>
          <table:table-cell office:value-type="float" office:value="0.000512838363647461" calcext:value-type="float">
            <text:p>0.000512838363647</text:p>
          </table:table-cell>
          <table:table-cell office:value-type="float" office:value="0.00860810279846191" calcext:value-type="float">
            <text:p>0.008608102798462</text:p>
          </table:table-cell>
          <table:table-cell table:style-name="Default" office:value-type="float" office:value="0.000216007232666016" calcext:value-type="float">
            <text:p>0.00021600723266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529289245605469" calcext:value-type="float">
            <text:p>5.29E-05</text:p>
          </table:table-cell>
          <table:table-cell office:value-type="float" office:value="0.00054168701171875" calcext:value-type="float">
            <text:p>0.000541687011719</text:p>
          </table:table-cell>
          <table:table-cell office:value-type="float" office:value="0.0087118148803711" calcext:value-type="float">
            <text:p>0.008711814880371</text:p>
          </table:table-cell>
          <table:table-cell office:value-type="float" office:value="0.00486516952514648" calcext:value-type="float">
            <text:p>0.004865169525146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0.0000922679901123047" calcext:value-type="float">
            <text:p>9.23E-05</text:p>
          </table:table-cell>
          <table:table-cell office:value-type="float" office:value="0.000643014907836914" calcext:value-type="float">
            <text:p>0.000643014907837</text:p>
          </table:table-cell>
          <table:table-cell office:value-type="float" office:value="0.00831913948059082" calcext:value-type="float">
            <text:p>0.008319139480591</text:p>
          </table:table-cell>
          <table:table-cell table:style-name="Default" office:value-type="float" office:value="0.00010228157043457" calcext:value-type="float">
            <text:p>0.0001022815704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555515289306641" calcext:value-type="float">
            <text:p>5.56E-05</text:p>
          </table:table-cell>
          <table:table-cell office:value-type="float" office:value="0.000478744506835938" calcext:value-type="float">
            <text:p>0.000478744506836</text:p>
          </table:table-cell>
          <table:table-cell office:value-type="float" office:value="0.00938272476196289" calcext:value-type="float">
            <text:p>0.009382724761963</text:p>
          </table:table-cell>
          <table:table-cell office:value-type="float" office:value="0.00460600852966309" calcext:value-type="float">
            <text:p>0.004606008529663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0.000087738037109375" calcext:value-type="float">
            <text:p>8.77E-05</text:p>
          </table:table-cell>
          <table:table-cell office:value-type="float" office:value="0.000580072402954102" calcext:value-type="float">
            <text:p>0.000580072402954</text:p>
          </table:table-cell>
          <table:table-cell office:value-type="float" office:value="0.00845503807067871" calcext:value-type="float">
            <text:p>0.008455038070679</text:p>
          </table:table-cell>
          <table:table-cell table:style-name="Default" office:value-type="float" office:value="0.000114202499389648" calcext:value-type="float">
            <text:p>0.000114202499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553131103515625" calcext:value-type="float">
            <text:p>5.53E-05</text:p>
          </table:table-cell>
          <table:table-cell office:value-type="float" office:value="0.000531196594238281" calcext:value-type="float">
            <text:p>0.000531196594238</text:p>
          </table:table-cell>
          <table:table-cell office:value-type="float" office:value="0.00944781303405762" calcext:value-type="float">
            <text:p>0.009447813034058</text:p>
          </table:table-cell>
          <table:table-cell office:value-type="float" office:value="0.00496673583984375" calcext:value-type="float">
            <text:p>0.004966735839844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0.0000560283660888672" calcext:value-type="float">
            <text:p>5.60E-05</text:p>
          </table:table-cell>
          <table:table-cell office:value-type="float" office:value="0.000575780868530273" calcext:value-type="float">
            <text:p>0.00057578086853</text:p>
          </table:table-cell>
          <table:table-cell office:value-type="float" office:value="0.00845241546630859" calcext:value-type="float">
            <text:p>0.008452415466309</text:p>
          </table:table-cell>
          <table:table-cell table:style-name="Default" office:value-type="float" office:value="0.000128030776977539" calcext:value-type="float">
            <text:p>0.00012803077697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569820404052734" calcext:value-type="float">
            <text:p>5.70E-05</text:p>
          </table:table-cell>
          <table:table-cell office:value-type="float" office:value="0.000507593154907227" calcext:value-type="float">
            <text:p>0.000507593154907</text:p>
          </table:table-cell>
          <table:table-cell office:value-type="float" office:value="0.00866079330444336" calcext:value-type="float">
            <text:p>0.008660793304443</text:p>
          </table:table-cell>
          <table:table-cell office:value-type="float" office:value="0.00512909889221191" calcext:value-type="float">
            <text:p>0.00512909889221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.0000922679901123047" calcext:value-type="float">
            <text:p>9.23E-05</text:p>
          </table:table-cell>
          <table:table-cell office:value-type="float" office:value="0.0005035400390625" calcext:value-type="float">
            <text:p>0.000503540039063</text:p>
          </table:table-cell>
          <table:table-cell office:value-type="float" office:value="0.00850915908813477" calcext:value-type="float">
            <text:p>0.008509159088135</text:p>
          </table:table-cell>
          <table:table-cell office:value-type="float" office:value="0.0000636577606201172" calcext:value-type="float">
            <text:p>6.37E-0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541210174560547" calcext:value-type="float">
            <text:p>5.41E-05</text:p>
          </table:table-cell>
          <table:table-cell office:value-type="float" office:value="0.000475406646728516" calcext:value-type="float">
            <text:p>0.000475406646729</text:p>
          </table:table-cell>
          <table:table-cell office:value-type="float" office:value="0.0086970329284668" calcext:value-type="float">
            <text:p>0.008697032928467</text:p>
          </table:table-cell>
          <table:table-cell office:value-type="float" office:value="0.00539922714233398" calcext:value-type="float">
            <text:p>0.005399227142334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0.0000543594360351563" calcext:value-type="float">
            <text:p>5.44E-05</text:p>
          </table:table-cell>
          <table:table-cell office:value-type="float" office:value="0.000499963760375977" calcext:value-type="float">
            <text:p>0.000499963760376</text:p>
          </table:table-cell>
          <table:table-cell office:value-type="float" office:value="0.00925159454345703" calcext:value-type="float">
            <text:p>0.009251594543457</text:p>
          </table:table-cell>
          <table:table-cell office:value-type="float" office:value="0.0000925064086914063" calcext:value-type="float">
            <text:p>9.25E-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562667846679688" calcext:value-type="float">
            <text:p>5.63E-05</text:p>
          </table:table-cell>
          <table:table-cell office:value-type="float" office:value="0.000511646270751953" calcext:value-type="float">
            <text:p>0.000511646270752</text:p>
          </table:table-cell>
          <table:table-cell office:value-type="float" office:value="0.00815296173095703" calcext:value-type="float">
            <text:p>0.008152961730957</text:p>
          </table:table-cell>
          <table:table-cell office:value-type="float" office:value="0.00512862205505371" calcext:value-type="float">
            <text:p>0.005128622055054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0.0000860691070556641" calcext:value-type="float">
            <text:p>8.61E-05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841236114501953" calcext:value-type="float">
            <text:p>0.00841236114502</text:p>
          </table:table-cell>
          <table:table-cell office:value-type="float" office:value="0.0000958442687988281" calcext:value-type="float">
            <text:p>9.58E-0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555515289306641" calcext:value-type="float">
            <text:p>5.56E-05</text:p>
          </table:table-cell>
          <table:table-cell office:value-type="float" office:value="0.000775575637817383" calcext:value-type="float">
            <text:p>0.000775575637817</text:p>
          </table:table-cell>
          <table:table-cell office:value-type="float" office:value="0.00844955444335938" calcext:value-type="float">
            <text:p>0.008449554443359</text:p>
          </table:table-cell>
          <table:table-cell office:value-type="float" office:value="0.00466012954711914" calcext:value-type="float">
            <text:p>0.004660129547119</text:p>
          </table:table-cell>
          <table:table-cell/>
          <table:table-cell office:value-type="float" office:value="588" calcext:value-type="float">
            <text:p>588</text:p>
          </table:table-cell>
          <table:table-cell table:style-name="Default" office:value-type="float" office:value="0.000139713287353516" calcext:value-type="float">
            <text:p>0.000139713287354</text:p>
          </table:table-cell>
          <table:table-cell office:value-type="float" office:value="0.000505208969116211" calcext:value-type="float">
            <text:p>0.000505208969116</text:p>
          </table:table-cell>
          <table:table-cell office:value-type="float" office:value="0.00858926773071289" calcext:value-type="float">
            <text:p>0.008589267730713</text:p>
          </table:table-cell>
          <table:table-cell office:value-type="float" office:value="0.0000641345977783203" calcext:value-type="float">
            <text:p>6.41E-0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office:value-type="float" office:value="0.000101566314697266" calcext:value-type="float">
            <text:p>0.000101566314697</text:p>
          </table:table-cell>
          <table:table-cell office:value-type="float" office:value="0.000486612319946289" calcext:value-type="float">
            <text:p>0.000486612319946</text:p>
          </table:table-cell>
          <table:table-cell office:value-type="float" office:value="0.00863170623779297" calcext:value-type="float">
            <text:p>0.008631706237793</text:p>
          </table:table-cell>
          <table:table-cell office:value-type="float" office:value="0.0051424503326416" calcext:value-type="float">
            <text:p>0.005142450332642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0.0000543594360351563" calcext:value-type="float">
            <text:p>5.44E-05</text:p>
          </table:table-cell>
          <table:table-cell office:value-type="float" office:value="0.000479698181152344" calcext:value-type="float">
            <text:p>0.000479698181152</text:p>
          </table:table-cell>
          <table:table-cell office:value-type="float" office:value="0.00829267501831055" calcext:value-type="float">
            <text:p>0.008292675018311</text:p>
          </table:table-cell>
          <table:table-cell office:value-type="float" office:value="0.0000739097595214844" calcext:value-type="float">
            <text:p>7.39E-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463962554931641" calcext:value-type="float">
            <text:p>0.000463962554932</text:p>
          </table:table-cell>
          <table:table-cell office:value-type="float" office:value="0.00855660438537598" calcext:value-type="float">
            <text:p>0.008556604385376</text:p>
          </table:table-cell>
          <table:table-cell office:value-type="float" office:value="0.00527000427246094" calcext:value-type="float">
            <text:p>0.00527000427246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0.0000956058502197266" calcext:value-type="float">
            <text:p>9.56E-05</text:p>
          </table:table-cell>
          <table:table-cell office:value-type="float" office:value="0.000542640686035156" calcext:value-type="float">
            <text:p>0.000542640686035</text:p>
          </table:table-cell>
          <table:table-cell office:value-type="float" office:value="0.00876474380493164" calcext:value-type="float">
            <text:p>0.008764743804932</text:p>
          </table:table-cell>
          <table:table-cell table:style-name="Default" office:value-type="float" office:value="0.000114202499389648" calcext:value-type="float">
            <text:p>0.000114202499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545978546142578" calcext:value-type="float">
            <text:p>5.46E-05</text:p>
          </table:table-cell>
          <table:table-cell office:value-type="float" office:value="0.000555753707885742" calcext:value-type="float">
            <text:p>0.000555753707886</text:p>
          </table:table-cell>
          <table:table-cell office:value-type="float" office:value="0.00874638557434082" calcext:value-type="float">
            <text:p>0.008746385574341</text:p>
          </table:table-cell>
          <table:table-cell office:value-type="float" office:value="0.00493454933166504" calcext:value-type="float">
            <text:p>0.004934549331665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0.0000965595245361328" calcext:value-type="float">
            <text:p>9.66E-05</text:p>
          </table:table-cell>
          <table:table-cell office:value-type="float" office:value="0.000519752502441406" calcext:value-type="float">
            <text:p>0.000519752502441</text:p>
          </table:table-cell>
          <table:table-cell office:value-type="float" office:value="0.00826144218444824" calcext:value-type="float">
            <text:p>0.008261442184448</text:p>
          </table:table-cell>
          <table:table-cell office:value-type="float" office:value="0.0000979900360107422" calcext:value-type="float">
            <text:p>9.80E-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office:value-type="float" office:value="0.000109434127807617" calcext:value-type="float">
            <text:p>0.000109434127808</text:p>
          </table:table-cell>
          <table:table-cell office:value-type="float" office:value="0.000548362731933594" calcext:value-type="float">
            <text:p>0.000548362731934</text:p>
          </table:table-cell>
          <table:table-cell office:value-type="float" office:value="0.00863051414489746" calcext:value-type="float">
            <text:p>0.008630514144897</text:p>
          </table:table-cell>
          <table:table-cell office:value-type="float" office:value="0.00490999221801758" calcext:value-type="float">
            <text:p>0.00490999221801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0.0000951290130615234" calcext:value-type="float">
            <text:p>9.51E-05</text:p>
          </table:table-cell>
          <table:table-cell office:value-type="float" office:value="0.000540971755981445" calcext:value-type="float">
            <text:p>0.000540971755981</text:p>
          </table:table-cell>
          <table:table-cell office:value-type="float" office:value="0.00830411911010742" calcext:value-type="float">
            <text:p>0.008304119110107</text:p>
          </table:table-cell>
          <table:table-cell office:value-type="float" office:value="0.0000627040863037109" calcext:value-type="float">
            <text:p>6.27E-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office:value-type="float" office:value="0.00011754035949707" calcext:value-type="float">
            <text:p>0.000117540359497</text:p>
          </table:table-cell>
          <table:table-cell office:value-type="float" office:value="0.000558376312255859" calcext:value-type="float">
            <text:p>0.000558376312256</text:p>
          </table:table-cell>
          <table:table-cell office:value-type="float" office:value="0.00850820541381836" calcext:value-type="float">
            <text:p>0.008508205413818</text:p>
          </table:table-cell>
          <table:table-cell office:value-type="float" office:value="0.00537300109863281" calcext:value-type="float">
            <text:p>0.005373001098633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000080108642578125" calcext:value-type="float">
            <text:p>8.01E-05</text:p>
          </table:table-cell>
          <table:table-cell office:value-type="float" office:value="0.000404834747314453" calcext:value-type="float">
            <text:p>0.000404834747314</text:p>
          </table:table-cell>
          <table:table-cell office:value-type="float" office:value="0.00865912437438965" calcext:value-type="float">
            <text:p>0.00865912437439</text:p>
          </table:table-cell>
          <table:table-cell office:value-type="float" office:value="0.0000612735748291016" calcext:value-type="float">
            <text:p>6.13E-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office:value-type="float" office:value="0.000118494033813477" calcext:value-type="float">
            <text:p>0.000118494033813</text:p>
          </table:table-cell>
          <table:table-cell office:value-type="float" office:value="0.000524044036865234" calcext:value-type="float">
            <text:p>0.000524044036865</text:p>
          </table:table-cell>
          <table:table-cell office:value-type="float" office:value="0.0087888240814209" calcext:value-type="float">
            <text:p>0.008788824081421</text:p>
          </table:table-cell>
          <table:table-cell office:value-type="float" office:value="0.00518417358398438" calcext:value-type="float">
            <text:p>0.005184173583984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0.0000948905944824219" calcext:value-type="float">
            <text:p>9.49E-05</text:p>
          </table:table-cell>
          <table:table-cell office:value-type="float" office:value="0.000583410263061523" calcext:value-type="float">
            <text:p>0.000583410263062</text:p>
          </table:table-cell>
          <table:table-cell office:value-type="float" office:value="0.00819778442382813" calcext:value-type="float">
            <text:p>0.008197784423828</text:p>
          </table:table-cell>
          <table:table-cell office:value-type="float" office:value="0.0000958442687988281" calcext:value-type="float">
            <text:p>9.58E-0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805854797363281" calcext:value-type="float">
            <text:p>8.06E-05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29863548278809" calcext:value-type="float">
            <text:p>0.008298635482788</text:p>
          </table:table-cell>
          <table:table-cell office:value-type="float" office:value="0.00486493110656738" calcext:value-type="float">
            <text:p>0.004864931106567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0.0000696182250976562" calcext:value-type="float">
            <text:p>6.96E-05</text:p>
          </table:table-cell>
          <table:table-cell office:value-type="float" office:value="0.000436544418334961" calcext:value-type="float">
            <text:p>0.000436544418335</text:p>
          </table:table-cell>
          <table:table-cell office:value-type="float" office:value="0.00868368148803711" calcext:value-type="float">
            <text:p>0.008683681488037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office:value-type="float" office:value="0.00010228157043457" calcext:value-type="float">
            <text:p>0.000102281570435</text:p>
          </table:table-cell>
          <table:table-cell office:value-type="float" office:value="0.000624656677246094" calcext:value-type="float">
            <text:p>0.000624656677246</text:p>
          </table:table-cell>
          <table:table-cell office:value-type="float" office:value="0.00835037231445313" calcext:value-type="float">
            <text:p>0.008350372314453</text:p>
          </table:table-cell>
          <table:table-cell office:value-type="float" office:value="0.0052490234375" calcext:value-type="float">
            <text:p>0.0052490234375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0.0000903606414794922" calcext:value-type="float">
            <text:p>9.04E-05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0827455520629883" calcext:value-type="float">
            <text:p>0.008274555206299</text:p>
          </table:table-cell>
          <table:table-cell office:value-type="float" office:value="0.0000829696655273438" calcext:value-type="float">
            <text:p>8.30E-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office:value-type="float" office:value="0.000131607055664063" calcext:value-type="float">
            <text:p>0.000131607055664</text:p>
          </table:table-cell>
          <table:table-cell office:value-type="float" office:value="0.000587940216064453" calcext:value-type="float">
            <text:p>0.000587940216064</text:p>
          </table:table-cell>
          <table:table-cell office:value-type="float" office:value="0.00856804847717285" calcext:value-type="float">
            <text:p>0.008568048477173</text:p>
          </table:table-cell>
          <table:table-cell office:value-type="float" office:value="0.00517392158508301" calcext:value-type="float">
            <text:p>0.005173921585083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0.0000908374786376953" calcext:value-type="float">
            <text:p>9.08E-05</text:p>
          </table:table-cell>
          <table:table-cell office:value-type="float" office:value="0.000500917434692383" calcext:value-type="float">
            <text:p>0.000500917434692</text:p>
          </table:table-cell>
          <table:table-cell office:value-type="float" office:value="0.00926923751831055" calcext:value-type="float">
            <text:p>0.009269237518311</text:p>
          </table:table-cell>
          <table:table-cell office:value-type="float" office:value="0.0000841617584228516" calcext:value-type="float">
            <text:p>8.42E-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979900360107422" calcext:value-type="float">
            <text:p>9.80E-05</text:p>
          </table:table-cell>
          <table:table-cell office:value-type="float" office:value="0.000599384307861328" calcext:value-type="float">
            <text:p>0.000599384307861</text:p>
          </table:table-cell>
          <table:table-cell office:value-type="float" office:value="0.00854325294494629" calcext:value-type="float">
            <text:p>0.008543252944946</text:p>
          </table:table-cell>
          <table:table-cell office:value-type="float" office:value="0.00498676300048828" calcext:value-type="float">
            <text:p>0.004986763000488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0.0000917911529541016" calcext:value-type="float">
            <text:p>9.18E-05</text:p>
          </table:table-cell>
          <table:table-cell office:value-type="float" office:value="0.000515937805175781" calcext:value-type="float">
            <text:p>0.000515937805176</text:p>
          </table:table-cell>
          <table:table-cell office:value-type="float" office:value="0.00861215591430664" calcext:value-type="float">
            <text:p>0.008612155914307</text:p>
          </table:table-cell>
          <table:table-cell table:style-name="Default" office:value-type="float" office:value="0.000123262405395508" calcext:value-type="float">
            <text:p>0.0001232624053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977516174316406" calcext:value-type="float">
            <text:p>9.78E-05</text:p>
          </table:table-cell>
          <table:table-cell office:value-type="float" office:value="0.000587224960327148" calcext:value-type="float">
            <text:p>0.000587224960327</text:p>
          </table:table-cell>
          <table:table-cell office:value-type="float" office:value="0.0083458423614502" calcext:value-type="float">
            <text:p>0.00834584236145</text:p>
          </table:table-cell>
          <table:table-cell office:value-type="float" office:value="0.00510478019714356" calcext:value-type="float">
            <text:p>0.005104780197144</text:p>
          </table:table-cell>
          <table:table-cell/>
          <table:table-cell office:value-type="float" office:value="599" calcext:value-type="float">
            <text:p>599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658750534057617" calcext:value-type="float">
            <text:p>0.000658750534058</text:p>
          </table:table-cell>
          <table:table-cell office:value-type="float" office:value="0.00945377349853516" calcext:value-type="float">
            <text:p>0.009453773498535</text:p>
          </table:table-cell>
          <table:table-cell office:value-type="float" office:value="0.0000989437103271484" calcext:value-type="float">
            <text:p>9.89E-0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office:value-type="float" office:value="0.000101804733276367" calcext:value-type="float">
            <text:p>0.000101804733276</text:p>
          </table:table-cell>
          <table:table-cell office:value-type="float" office:value="0.000552654266357422" calcext:value-type="float">
            <text:p>0.000552654266357</text:p>
          </table:table-cell>
          <table:table-cell office:value-type="float" office:value="0.00866961479187012" calcext:value-type="float">
            <text:p>0.00866961479187</text:p>
          </table:table-cell>
          <table:table-cell office:value-type="float" office:value="0.00497889518737793" calcext:value-type="float">
            <text:p>0.00497889518737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0855922698974609" calcext:value-type="float">
            <text:p>8.56E-05</text:p>
          </table:table-cell>
          <table:table-cell office:value-type="float" office:value="0.000439643859863281" calcext:value-type="float">
            <text:p>0.000439643859863</text:p>
          </table:table-cell>
          <table:table-cell office:value-type="float" office:value="0.00876903533935547" calcext:value-type="float">
            <text:p>0.008769035339355</text:p>
          </table:table-cell>
          <table:table-cell table:style-name="Default" office:value-type="float" office:value="0.000104904174804688" calcext:value-type="float">
            <text:p>0.00010490417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0.00011754035949707" calcext:value-type="float">
            <text:p>0.000117540359497</text:p>
          </table:table-cell>
          <table:table-cell office:value-type="float" office:value="0.000550985336303711" calcext:value-type="float">
            <text:p>0.000550985336304</text:p>
          </table:table-cell>
          <table:table-cell office:value-type="float" office:value="0.0128328800201416" calcext:value-type="float">
            <text:p>0.012832880020142</text:p>
          </table:table-cell>
          <table:table-cell office:value-type="float" office:value="0.00884056091308594" calcext:value-type="float">
            <text:p>0.008840560913086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32247734069824" calcext:value-type="float">
            <text:p>0.008322477340698</text:p>
          </table:table-cell>
          <table:table-cell office:value-type="float" office:value="0.0000646114349365234" calcext:value-type="float">
            <text:p>6.46E-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office:value-type="float" office:value="0.000107526779174805" calcext:value-type="float">
            <text:p>0.000107526779175</text:p>
          </table:table-cell>
          <table:table-cell office:value-type="float" office:value="0.000645637512207031" calcext:value-type="float">
            <text:p>0.000645637512207</text:p>
          </table:table-cell>
          <table:table-cell office:value-type="float" office:value="0.00922369956970215" calcext:value-type="float">
            <text:p>0.009223699569702</text:p>
          </table:table-cell>
          <table:table-cell office:value-type="float" office:value="0.00576686859130859" calcext:value-type="float">
            <text:p>0.005766868591309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459671020507813" calcext:value-type="float">
            <text:p>0.000459671020508</text:p>
          </table:table-cell>
          <table:table-cell office:value-type="float" office:value="0.00909590721130371" calcext:value-type="float">
            <text:p>0.009095907211304</text:p>
          </table:table-cell>
          <table:table-cell table:style-name="Default" office:value-type="float" office:value="0.000105619430541992" calcext:value-type="float">
            <text:p>0.00010561943054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886917114257813" calcext:value-type="float">
            <text:p>8.87E-05</text:p>
          </table:table-cell>
          <table:table-cell office:value-type="float" office:value="0.000677347183227539" calcext:value-type="float">
            <text:p>0.000677347183228</text:p>
          </table:table-cell>
          <table:table-cell office:value-type="float" office:value="0.0127525329589844" calcext:value-type="float">
            <text:p>0.012752532958984</text:p>
          </table:table-cell>
          <table:table-cell office:value-type="float" office:value="0.00923705101013184" calcext:value-type="float">
            <text:p>0.00923705101013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0.0000565052032470703" calcext:value-type="float">
            <text:p>5.65E-05</text:p>
          </table:table-cell>
          <table:table-cell office:value-type="float" office:value="0.000489950180053711" calcext:value-type="float">
            <text:p>0.000489950180054</text:p>
          </table:table-cell>
          <table:table-cell office:value-type="float" office:value="0.00848054885864258" calcext:value-type="float">
            <text:p>0.008480548858643</text:p>
          </table:table-cell>
          <table:table-cell office:value-type="float" office:value="0.0000956058502197266" calcext:value-type="float">
            <text:p>9.56E-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office:value-type="float" office:value="0.000103473663330078" calcext:value-type="float">
            <text:p>0.00010347366333</text:p>
          </table:table-cell>
          <table:table-cell office:value-type="float" office:value="0.000533342361450195" calcext:value-type="float">
            <text:p>0.00053334236145</text:p>
          </table:table-cell>
          <table:table-cell office:value-type="float" office:value="0.0082707405090332" calcext:value-type="float">
            <text:p>0.008270740509033</text:p>
          </table:table-cell>
          <table:table-cell office:value-type="float" office:value="0.00577497482299805" calcext:value-type="float">
            <text:p>0.005774974822998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460147857666016" calcext:value-type="float">
            <text:p>0.000460147857666</text:p>
          </table:table-cell>
          <table:table-cell office:value-type="float" office:value="0.00880074501037598" calcext:value-type="float">
            <text:p>0.008800745010376</text:p>
          </table:table-cell>
          <table:table-cell office:value-type="float" office:value="0.0000643730163574219" calcext:value-type="float">
            <text:p>6.44E-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879764556884766" calcext:value-type="float">
            <text:p>8.80E-05</text:p>
          </table:table-cell>
          <table:table-cell office:value-type="float" office:value="0.000538349151611328" calcext:value-type="float">
            <text:p>0.000538349151611</text:p>
          </table:table-cell>
          <table:table-cell office:value-type="float" office:value="0.00897526741027832" calcext:value-type="float">
            <text:p>0.008975267410278</text:p>
          </table:table-cell>
          <table:table-cell office:value-type="float" office:value="0.00494217872619629" calcext:value-type="float">
            <text:p>0.00494217872619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0.0000596046447753906" calcext:value-type="float">
            <text:p>5.96E-05</text:p>
          </table:table-cell>
          <table:table-cell office:value-type="float" office:value="0.000416994094848633" calcext:value-type="float">
            <text:p>0.000416994094849</text:p>
          </table:table-cell>
          <table:table-cell office:value-type="float" office:value="0.00807738304138184" calcext:value-type="float">
            <text:p>0.008077383041382</text:p>
          </table:table-cell>
          <table:table-cell office:value-type="float" office:value="0.0000631809234619141" calcext:value-type="float">
            <text:p>6.32E-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485897064208984" calcext:value-type="float">
            <text:p>0.000485897064209</text:p>
          </table:table-cell>
          <table:table-cell office:value-type="float" office:value="0.00813937187194824" calcext:value-type="float">
            <text:p>0.008139371871948</text:p>
          </table:table-cell>
          <table:table-cell office:value-type="float" office:value="0.00633811950683594" calcext:value-type="float">
            <text:p>0.00633811950683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648736953735352" calcext:value-type="float">
            <text:p>0.000648736953735</text:p>
          </table:table-cell>
          <table:table-cell office:value-type="float" office:value="0.00887560844421387" calcext:value-type="float">
            <text:p>0.008875608444214</text:p>
          </table:table-cell>
          <table:table-cell office:value-type="float" office:value="0.0000827312469482422" calcext:value-type="float">
            <text:p>8.27E-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591278076171875" calcext:value-type="float">
            <text:p>5.91E-05</text:p>
          </table:table-cell>
          <table:table-cell office:value-type="float" office:value="0.000543117523193359" calcext:value-type="float">
            <text:p>0.000543117523193</text:p>
          </table:table-cell>
          <table:table-cell office:value-type="float" office:value="0.00810647010803223" calcext:value-type="float">
            <text:p>0.008106470108032</text:p>
          </table:table-cell>
          <table:table-cell office:value-type="float" office:value="0.00528883934020996" calcext:value-type="float">
            <text:p>0.00528883934021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0.0000762939453125" calcext:value-type="float">
            <text:p>7.63E-05</text:p>
          </table:table-cell>
          <table:table-cell office:value-type="float" office:value="0.000468969345092773" calcext:value-type="float">
            <text:p>0.000468969345093</text:p>
          </table:table-cell>
          <table:table-cell office:value-type="float" office:value="0.00882625579833985" calcext:value-type="float">
            <text:p>0.00882625579834</text:p>
          </table:table-cell>
          <table:table-cell office:value-type="float" office:value="0.0000863075256347656" calcext:value-type="float">
            <text:p>8.63E-0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72479248046875" calcext:value-type="float">
            <text:p>7.25E-05</text:p>
          </table:table-cell>
          <table:table-cell office:value-type="float" office:value="0.000719308853149414" calcext:value-type="float">
            <text:p>0.000719308853149</text:p>
          </table:table-cell>
          <table:table-cell office:value-type="float" office:value="0.00811290740966797" calcext:value-type="float">
            <text:p>0.008112907409668</text:p>
          </table:table-cell>
          <table:table-cell office:value-type="float" office:value="0.0052943229675293" calcext:value-type="float">
            <text:p>0.005294322967529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0000712871551513672" calcext:value-type="float">
            <text:p>7.13E-05</text:p>
          </table:table-cell>
          <table:table-cell office:value-type="float" office:value="0.000517845153808594" calcext:value-type="float">
            <text:p>0.000517845153809</text:p>
          </table:table-cell>
          <table:table-cell office:value-type="float" office:value="0.00824737548828125" calcext:value-type="float">
            <text:p>0.008247375488281</text:p>
          </table:table-cell>
          <table:table-cell table:style-name="Default" office:value-type="float" office:value="0.000110387802124023" calcext:value-type="float">
            <text:p>0.0001103878021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613689422607422" calcext:value-type="float">
            <text:p>0.000613689422607</text:p>
          </table:table-cell>
          <table:table-cell office:value-type="float" office:value="0.00902843475341797" calcext:value-type="float">
            <text:p>0.009028434753418</text:p>
          </table:table-cell>
          <table:table-cell office:value-type="float" office:value="0.00500345230102539" calcext:value-type="float">
            <text:p>0.005003452301025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0.00008392333984375" calcext:value-type="float">
            <text:p>8.39E-05</text:p>
          </table:table-cell>
          <table:table-cell office:value-type="float" office:value="0.000536918640136719" calcext:value-type="float">
            <text:p>0.000536918640137</text:p>
          </table:table-cell>
          <table:table-cell office:value-type="float" office:value="0.00897622108459473" calcext:value-type="float">
            <text:p>0.008976221084595</text:p>
          </table:table-cell>
          <table:table-cell table:style-name="Default" office:value-type="float" office:value="0.00011444091796875" calcext:value-type="float">
            <text:p>0.0001144409179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520706176757813" calcext:value-type="float">
            <text:p>0.000520706176758</text:p>
          </table:table-cell>
          <table:table-cell office:value-type="float" office:value="0.00891327857971191" calcext:value-type="float">
            <text:p>0.008913278579712</text:p>
          </table:table-cell>
          <table:table-cell office:value-type="float" office:value="0.00527501106262207" calcext:value-type="float">
            <text:p>0.005275011062622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Default" office:value-type="float" office:value="0.000112056732177734" calcext:value-type="float">
            <text:p>0.000112056732178</text:p>
          </table:table-cell>
          <table:table-cell office:value-type="float" office:value="0.00067901611328125" calcext:value-type="float">
            <text:p>0.000679016113281</text:p>
          </table:table-cell>
          <table:table-cell office:value-type="float" office:value="0.00786590576171875" calcext:value-type="float">
            <text:p>0.007865905761719</text:p>
          </table:table-cell>
          <table:table-cell office:value-type="float" office:value="0.0000970363616943359" calcext:value-type="float">
            <text:p>9.70E-0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596046447753906" calcext:value-type="float">
            <text:p>5.96E-05</text:p>
          </table:table-cell>
          <table:table-cell office:value-type="float" office:value="0.000598430633544922" calcext:value-type="float">
            <text:p>0.000598430633545</text:p>
          </table:table-cell>
          <table:table-cell office:value-type="float" office:value="0.00911211967468262" calcext:value-type="float">
            <text:p>0.009112119674683</text:p>
          </table:table-cell>
          <table:table-cell office:value-type="float" office:value="0.00610780715942383" calcext:value-type="float">
            <text:p>0.006107807159424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0.0000784397125244141" calcext:value-type="float">
            <text:p>7.84E-05</text:p>
          </table:table-cell>
          <table:table-cell office:value-type="float" office:value="0.000581741333007813" calcext:value-type="float">
            <text:p>0.000581741333008</text:p>
          </table:table-cell>
          <table:table-cell office:value-type="float" office:value="0.00866532325744629" calcext:value-type="float">
            <text:p>0.008665323257446</text:p>
          </table:table-cell>
          <table:table-cell office:value-type="float" office:value="0.0000951290130615234" calcext:value-type="float">
            <text:p>9.51E-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600814819335938" calcext:value-type="float">
            <text:p>6.01E-05</text:p>
          </table:table-cell>
          <table:table-cell office:value-type="float" office:value="0.000550508499145508" calcext:value-type="float">
            <text:p>0.000550508499146</text:p>
          </table:table-cell>
          <table:table-cell office:value-type="float" office:value="0.00840449333190918" calcext:value-type="float">
            <text:p>0.008404493331909</text:p>
          </table:table-cell>
          <table:table-cell office:value-type="float" office:value="0.00592541694641113" calcext:value-type="float">
            <text:p>0.00592541694641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0.0000934600830078125" calcext:value-type="float">
            <text:p>9.35E-05</text:p>
          </table:table-cell>
          <table:table-cell office:value-type="float" office:value="0.000478982925415039" calcext:value-type="float">
            <text:p>0.000478982925415</text:p>
          </table:table-cell>
          <table:table-cell office:value-type="float" office:value="0.00808382034301758" calcext:value-type="float">
            <text:p>0.008083820343018</text:p>
          </table:table-cell>
          <table:table-cell office:value-type="float" office:value="0.0000970363616943359" calcext:value-type="float">
            <text:p>9.70E-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607490539550781" calcext:value-type="float">
            <text:p>0.000607490539551</text:p>
          </table:table-cell>
          <table:table-cell office:value-type="float" office:value="0.00875544548034668" calcext:value-type="float">
            <text:p>0.008755445480347</text:p>
          </table:table-cell>
          <table:table-cell office:value-type="float" office:value="0.00517439842224121" calcext:value-type="float">
            <text:p>0.005174398422241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0.0000898838043212891" calcext:value-type="float">
            <text:p>8.99E-05</text:p>
          </table:table-cell>
          <table:table-cell office:value-type="float" office:value="0.000489950180053711" calcext:value-type="float">
            <text:p>0.000489950180054</text:p>
          </table:table-cell>
          <table:table-cell office:value-type="float" office:value="0.00876808166503906" calcext:value-type="float">
            <text:p>0.008768081665039</text:p>
          </table:table-cell>
          <table:table-cell office:value-type="float" office:value="0.0000646114349365234" calcext:value-type="float">
            <text:p>6.46E-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768184661865234" calcext:value-type="float">
            <text:p>0.000768184661865</text:p>
          </table:table-cell>
          <table:table-cell office:value-type="float" office:value="0.00831985473632813" calcext:value-type="float">
            <text:p>0.008319854736328</text:p>
          </table:table-cell>
          <table:table-cell office:value-type="float" office:value="0.00554394721984863" calcext:value-type="float">
            <text:p>0.00554394721984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0.0000782012939453125" calcext:value-type="float">
            <text:p>7.82E-05</text:p>
          </table:table-cell>
          <table:table-cell office:value-type="float" office:value="0.000403404235839844" calcext:value-type="float">
            <text:p>0.00040340423584</text:p>
          </table:table-cell>
          <table:table-cell office:value-type="float" office:value="0.00887060165405273" calcext:value-type="float">
            <text:p>0.008870601654053</text:p>
          </table:table-cell>
          <table:table-cell office:value-type="float" office:value="0.0000667572021484375" calcext:value-type="float">
            <text:p>6.68E-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57220458984375" calcext:value-type="float">
            <text:p>5.72E-05</text:p>
          </table:table-cell>
          <table:table-cell office:value-type="float" office:value="0.000597000122070313" calcext:value-type="float">
            <text:p>0.00059700012207</text:p>
          </table:table-cell>
          <table:table-cell office:value-type="float" office:value="0.00860452651977539" calcext:value-type="float">
            <text:p>0.008604526519775</text:p>
          </table:table-cell>
          <table:table-cell office:value-type="float" office:value="0.00583481788635254" calcext:value-type="float">
            <text:p>0.005834817886353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0.0000598430633544922" calcext:value-type="float">
            <text:p>5.98E-05</text:p>
          </table:table-cell>
          <table:table-cell office:value-type="float" office:value="0.000471591949462891" calcext:value-type="float">
            <text:p>0.000471591949463</text:p>
          </table:table-cell>
          <table:table-cell office:value-type="float" office:value="0.00842881202697754" calcext:value-type="float">
            <text:p>0.008428812026978</text:p>
          </table:table-cell>
          <table:table-cell office:value-type="float" office:value="0.0000982284545898438" calcext:value-type="float">
            <text:p>9.82E-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615119934082031" calcext:value-type="float">
            <text:p>6.15E-05</text:p>
          </table:table-cell>
          <table:table-cell office:value-type="float" office:value="0.000589847564697266" calcext:value-type="float">
            <text:p>0.000589847564697</text:p>
          </table:table-cell>
          <table:table-cell office:value-type="float" office:value="0.00835895538330078" calcext:value-type="float">
            <text:p>0.008358955383301</text:p>
          </table:table-cell>
          <table:table-cell office:value-type="float" office:value="0.00590586662292481" calcext:value-type="float">
            <text:p>0.00590586662292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0.0000736713409423828" calcext:value-type="float">
            <text:p>7.37E-05</text:p>
          </table:table-cell>
          <table:table-cell office:value-type="float" office:value="0.00052332878112793" calcext:value-type="float">
            <text:p>0.000523328781128</text:p>
          </table:table-cell>
          <table:table-cell office:value-type="float" office:value="0.00880646705627441" calcext:value-type="float">
            <text:p>0.008806467056274</text:p>
          </table:table-cell>
          <table:table-cell office:value-type="float" office:value="0.0000641345977783203" calcext:value-type="float">
            <text:p>6.41E-0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565052032470703" calcext:value-type="float">
            <text:p>5.65E-05</text:p>
          </table:table-cell>
          <table:table-cell office:value-type="float" office:value="0.000737905502319336" calcext:value-type="float">
            <text:p>0.000737905502319</text:p>
          </table:table-cell>
          <table:table-cell office:value-type="float" office:value="0.00823664665222168" calcext:value-type="float">
            <text:p>0.008236646652222</text:p>
          </table:table-cell>
          <table:table-cell office:value-type="float" office:value="0.00532388687133789" calcext:value-type="float">
            <text:p>0.005323886871338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0.0000882148742675781" calcext:value-type="float">
            <text:p>8.82E-05</text:p>
          </table:table-cell>
          <table:table-cell office:value-type="float" office:value="0.00045013427734375" calcext:value-type="float">
            <text:p>0.000450134277344</text:p>
          </table:table-cell>
          <table:table-cell office:value-type="float" office:value="0.0082242488861084" calcext:value-type="float">
            <text:p>0.008224248886108</text:p>
          </table:table-cell>
          <table:table-cell office:value-type="float" office:value="0.0000970363616943359" calcext:value-type="float">
            <text:p>9.70E-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6103515625" calcext:value-type="float">
            <text:p>6.10E-05</text:p>
          </table:table-cell>
          <table:table-cell office:value-type="float" office:value="0.00066685676574707" calcext:value-type="float">
            <text:p>0.000666856765747</text:p>
          </table:table-cell>
          <table:table-cell office:value-type="float" office:value="0.00817346572875977" calcext:value-type="float">
            <text:p>0.00817346572876</text:p>
          </table:table-cell>
          <table:table-cell office:value-type="float" office:value="0.00538182258605957" calcext:value-type="float">
            <text:p>0.00538182258606</text:p>
          </table:table-cell>
          <table:table-cell/>
          <table:table-cell office:value-type="float" office:value="618" calcext:value-type="float">
            <text:p>618</text:p>
          </table:table-cell>
          <table:table-cell table:style-name="Default" office:value-type="float" office:value="0.000107049942016602" calcext:value-type="float">
            <text:p>0.000107049942017</text:p>
          </table:table-cell>
          <table:table-cell office:value-type="float" office:value="0.000487804412841797" calcext:value-type="float">
            <text:p>0.000487804412842</text:p>
          </table:table-cell>
          <table:table-cell office:value-type="float" office:value="0.00874567031860352" calcext:value-type="float">
            <text:p>0.008745670318604</text:p>
          </table:table-cell>
          <table:table-cell office:value-type="float" office:value="0.0000641345977783203" calcext:value-type="float">
            <text:p>6.41E-0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605583190917969" calcext:value-type="float">
            <text:p>6.06E-05</text:p>
          </table:table-cell>
          <table:table-cell office:value-type="float" office:value="0.000630855560302734" calcext:value-type="float">
            <text:p>0.000630855560303</text:p>
          </table:table-cell>
          <table:table-cell office:value-type="float" office:value="0.00894761085510254" calcext:value-type="float">
            <text:p>0.008947610855103</text:p>
          </table:table-cell>
          <table:table-cell office:value-type="float" office:value="0.0050814151763916" calcext:value-type="float">
            <text:p>0.005081415176392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47755241394043" calcext:value-type="float">
            <text:p>0.00047755241394</text:p>
          </table:table-cell>
          <table:table-cell office:value-type="float" office:value="0.00820469856262207" calcext:value-type="float">
            <text:p>0.008204698562622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826358795166016" calcext:value-type="float">
            <text:p>0.000826358795166</text:p>
          </table:table-cell>
          <table:table-cell office:value-type="float" office:value="0.0085902214050293" calcext:value-type="float">
            <text:p>0.008590221405029</text:p>
          </table:table-cell>
          <table:table-cell office:value-type="float" office:value="0.00554299354553223" calcext:value-type="float">
            <text:p>0.00554299354553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486850738525391" calcext:value-type="float">
            <text:p>0.000486850738525</text:p>
          </table:table-cell>
          <table:table-cell office:value-type="float" office:value="0.00845050811767578" calcext:value-type="float">
            <text:p>0.008450508117676</text:p>
          </table:table-cell>
          <table:table-cell office:value-type="float" office:value="0.0000848770141601563" calcext:value-type="float">
            <text:p>8.49E-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647544860839844" calcext:value-type="float">
            <text:p>0.00064754486084</text:p>
          </table:table-cell>
          <table:table-cell office:value-type="float" office:value="0.0087277889251709" calcext:value-type="float">
            <text:p>0.008727788925171</text:p>
          </table:table-cell>
          <table:table-cell office:value-type="float" office:value="0.00519752502441406" calcext:value-type="float">
            <text:p>0.005197525024414</text:p>
          </table:table-cell>
          <table:table-cell/>
          <table:table-cell office:value-type="float" office:value="621" calcext:value-type="float">
            <text:p>621</text:p>
          </table:table-cell>
          <table:table-cell table:style-name="Default" office:value-type="float" office:value="0.000151157379150391" calcext:value-type="float">
            <text:p>0.00015115737915</text:p>
          </table:table-cell>
          <table:table-cell office:value-type="float" office:value="0.000611305236816406" calcext:value-type="float">
            <text:p>0.000611305236816</text:p>
          </table:table-cell>
          <table:table-cell office:value-type="float" office:value="0.00826907157897949" calcext:value-type="float">
            <text:p>0.00826907157898</text:p>
          </table:table-cell>
          <table:table-cell office:value-type="float" office:value="0.0000658035278320312" calcext:value-type="float">
            <text:p>6.58E-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586509704589844" calcext:value-type="float">
            <text:p>5.87E-05</text:p>
          </table:table-cell>
          <table:table-cell office:value-type="float" office:value="0.000633001327514648" calcext:value-type="float">
            <text:p>0.000633001327515</text:p>
          </table:table-cell>
          <table:table-cell office:value-type="float" office:value="0.0083920955657959" calcext:value-type="float">
            <text:p>0.008392095565796</text:p>
          </table:table-cell>
          <table:table-cell office:value-type="float" office:value="0.00553369522094727" calcext:value-type="float">
            <text:p>0.005533695220947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605106353759766" calcext:value-type="float">
            <text:p>0.00060510635376</text:p>
          </table:table-cell>
          <table:table-cell office:value-type="float" office:value="0.00876808166503906" calcext:value-type="float">
            <text:p>0.008768081665039</text:p>
          </table:table-cell>
          <table:table-cell office:value-type="float" office:value="0.0000653266906738281" calcext:value-type="float">
            <text:p>6.53E-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586509704589844" calcext:value-type="float">
            <text:p>5.87E-05</text:p>
          </table:table-cell>
          <table:table-cell office:value-type="float" office:value="0.000569343566894531" calcext:value-type="float">
            <text:p>0.000569343566895</text:p>
          </table:table-cell>
          <table:table-cell office:value-type="float" office:value="0.00825715065002441" calcext:value-type="float">
            <text:p>0.008257150650024</text:p>
          </table:table-cell>
          <table:table-cell office:value-type="float" office:value="0.00567698478698731" calcext:value-type="float">
            <text:p>0.00567698478698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486850738525391" calcext:value-type="float">
            <text:p>0.000486850738525</text:p>
          </table:table-cell>
          <table:table-cell office:value-type="float" office:value="0.00889897346496582" calcext:value-type="float">
            <text:p>0.008898973464966</text:p>
          </table:table-cell>
          <table:table-cell office:value-type="float" office:value="0.0000998973846435547" calcext:value-type="float">
            <text:p>9.99E-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872611999511719" calcext:value-type="float">
            <text:p>8.73E-05</text:p>
          </table:table-cell>
          <table:table-cell office:value-type="float" office:value="0.000751972198486328" calcext:value-type="float">
            <text:p>0.000751972198486</text:p>
          </table:table-cell>
          <table:table-cell office:value-type="float" office:value="0.00799894332885742" calcext:value-type="float">
            <text:p>0.007998943328857</text:p>
          </table:table-cell>
          <table:table-cell office:value-type="float" office:value="0.00576114654541016" calcext:value-type="float">
            <text:p>0.0057611465454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0.0000927448272705078" calcext:value-type="float">
            <text:p>9.27E-05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49795341491699" calcext:value-type="float">
            <text:p>0.008497953414917</text:p>
          </table:table-cell>
          <table:table-cell office:value-type="float" office:value="0.0000987052917480469" calcext:value-type="float">
            <text:p>9.87E-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844001770019531" calcext:value-type="float">
            <text:p>8.44E-05</text:p>
          </table:table-cell>
          <table:table-cell office:value-type="float" office:value="0.000525951385498047" calcext:value-type="float">
            <text:p>0.000525951385498</text:p>
          </table:table-cell>
          <table:table-cell office:value-type="float" office:value="0.00829982757568359" calcext:value-type="float">
            <text:p>0.008299827575684</text:p>
          </table:table-cell>
          <table:table-cell office:value-type="float" office:value="0.00612616539001465" calcext:value-type="float">
            <text:p>0.006126165390015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490427017211914" calcext:value-type="float">
            <text:p>0.000490427017212</text:p>
          </table:table-cell>
          <table:table-cell office:value-type="float" office:value="0.0084538459777832" calcext:value-type="float">
            <text:p>0.008453845977783</text:p>
          </table:table-cell>
          <table:table-cell office:value-type="float" office:value="0.0000655651092529297" calcext:value-type="float">
            <text:p>6.56E-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office:value-type="float" office:value="0.000108718872070313" calcext:value-type="float">
            <text:p>0.00010871887207</text:p>
          </table:table-cell>
          <table:table-cell office:value-type="float" office:value="0.000774860382080078" calcext:value-type="float">
            <text:p>0.00077486038208</text:p>
          </table:table-cell>
          <table:table-cell office:value-type="float" office:value="0.0079643726348877" calcext:value-type="float">
            <text:p>0.007964372634888</text:p>
          </table:table-cell>
          <table:table-cell office:value-type="float" office:value="0.00603318214416504" calcext:value-type="float">
            <text:p>0.006033182144165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0.0000581741333007813" calcext:value-type="float">
            <text:p>5.82E-05</text:p>
          </table:table-cell>
          <table:table-cell office:value-type="float" office:value="0.00052189826965332" calcext:value-type="float">
            <text:p>0.000521898269653</text:p>
          </table:table-cell>
          <table:table-cell office:value-type="float" office:value="0.0083622932434082" calcext:value-type="float">
            <text:p>0.008362293243408</text:p>
          </table:table-cell>
          <table:table-cell office:value-type="float" office:value="0.0000975131988525391" calcext:value-type="float">
            <text:p>9.75E-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office:value-type="float" office:value="0.000113487243652344" calcext:value-type="float">
            <text:p>0.000113487243652</text:p>
          </table:table-cell>
          <table:table-cell office:value-type="float" office:value="0.000534772872924805" calcext:value-type="float">
            <text:p>0.000534772872925</text:p>
          </table:table-cell>
          <table:table-cell office:value-type="float" office:value="0.00831270217895508" calcext:value-type="float">
            <text:p>0.008312702178955</text:p>
          </table:table-cell>
          <table:table-cell office:value-type="float" office:value="0.00542926788330078" calcext:value-type="float">
            <text:p>0.0054292678833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0.0000717639923095703" calcext:value-type="float">
            <text:p>7.18E-05</text:p>
          </table:table-cell>
          <table:table-cell office:value-type="float" office:value="0.000491619110107422" calcext:value-type="float">
            <text:p>0.000491619110107</text:p>
          </table:table-cell>
          <table:table-cell office:value-type="float" office:value="0.00861001014709473" calcext:value-type="float">
            <text:p>0.008610010147095</text:p>
          </table:table-cell>
          <table:table-cell office:value-type="float" office:value="0.0000650882720947266" calcext:value-type="float">
            <text:p>6.51E-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float" office:value="0.000124454498291016" calcext:value-type="float">
            <text:p>0.000124454498291</text:p>
          </table:table-cell>
          <table:table-cell office:value-type="float" office:value="0.000551700592041016" calcext:value-type="float">
            <text:p>0.000551700592041</text:p>
          </table:table-cell>
          <table:table-cell office:value-type="float" office:value="0.0083153247833252" calcext:value-type="float">
            <text:p>0.008315324783325</text:p>
          </table:table-cell>
          <table:table-cell office:value-type="float" office:value="0.00542807579040527" calcext:value-type="float">
            <text:p>0.005428075790405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0000579357147216797" calcext:value-type="float">
            <text:p>5.79E-05</text:p>
          </table:table-cell>
          <table:table-cell office:value-type="float" office:value="0.000479221343994141" calcext:value-type="float">
            <text:p>0.000479221343994</text:p>
          </table:table-cell>
          <table:table-cell office:value-type="float" office:value="0.00864982604980469" calcext:value-type="float">
            <text:p>0.008649826049805</text:p>
          </table:table-cell>
          <table:table-cell office:value-type="float" office:value="0.0000982284545898438" calcext:value-type="float">
            <text:p>9.82E-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office:value-type="float" office:value="0.000104904174804688" calcext:value-type="float">
            <text:p>0.000104904174805</text:p>
          </table:table-cell>
          <table:table-cell office:value-type="float" office:value="0.000494718551635742" calcext:value-type="float">
            <text:p>0.000494718551636</text:p>
          </table:table-cell>
          <table:table-cell office:value-type="float" office:value="0.00857281684875488" calcext:value-type="float">
            <text:p>0.008572816848755</text:p>
          </table:table-cell>
          <table:table-cell office:value-type="float" office:value="0.00541067123413086" calcext:value-type="float">
            <text:p>0.00541067123413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.0000710487365722656" calcext:value-type="float">
            <text:p>7.10E-05</text:p>
          </table:table-cell>
          <table:table-cell office:value-type="float" office:value="0.000519037246704102" calcext:value-type="float">
            <text:p>0.000519037246704</text:p>
          </table:table-cell>
          <table:table-cell office:value-type="float" office:value="0.00902271270751953" calcext:value-type="float">
            <text:p>0.00902271270752</text:p>
          </table:table-cell>
          <table:table-cell office:value-type="float" office:value="0.0000677108764648437" calcext:value-type="float">
            <text:p>6.77E-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office:value-type="float" office:value="0.000104188919067383" calcext:value-type="float">
            <text:p>0.000104188919067</text:p>
          </table:table-cell>
          <table:table-cell office:value-type="float" office:value="0.000660896301269531" calcext:value-type="float">
            <text:p>0.00066089630127</text:p>
          </table:table-cell>
          <table:table-cell office:value-type="float" office:value="0.00865030288696289" calcext:value-type="float">
            <text:p>0.008650302886963</text:p>
          </table:table-cell>
          <table:table-cell office:value-type="float" office:value="0.00550389289855957" calcext:value-type="float">
            <text:p>0.00550389289856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0.0000846385955810547" calcext:value-type="float">
            <text:p>8.46E-05</text:p>
          </table:table-cell>
          <table:table-cell office:value-type="float" office:value="0.000612974166870117" calcext:value-type="float">
            <text:p>0.00061297416687</text:p>
          </table:table-cell>
          <table:table-cell office:value-type="float" office:value="0.00835514068603516" calcext:value-type="float">
            <text:p>0.008355140686035</text:p>
          </table:table-cell>
          <table:table-cell table:style-name="Default" office:value-type="float" office:value="0.000165700912475586" calcext:value-type="float">
            <text:p>0.0001657009124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office:value-type="float" office:value="0.000106334686279297" calcext:value-type="float">
            <text:p>0.000106334686279</text:p>
          </table:table-cell>
          <table:table-cell office:value-type="float" office:value="0.000482082366943359" calcext:value-type="float">
            <text:p>0.000482082366943</text:p>
          </table:table-cell>
          <table:table-cell office:value-type="float" office:value="0.00895309448242188" calcext:value-type="float">
            <text:p>0.008953094482422</text:p>
          </table:table-cell>
          <table:table-cell office:value-type="float" office:value="0.00681805610656738" calcext:value-type="float">
            <text:p>0.006818056106567</text:p>
          </table:table-cell>
          <table:table-cell/>
          <table:table-cell office:value-type="float" office:value="631" calcext:value-type="float">
            <text:p>631</text:p>
          </table:table-cell>
          <table:table-cell table:style-name="Default" office:value-type="float" office:value="0.000128746032714844" calcext:value-type="float">
            <text:p>0.000128746032715</text:p>
          </table:table-cell>
          <table:table-cell office:value-type="float" office:value="0.00066685676574707" calcext:value-type="float">
            <text:p>0.000666856765747</text:p>
          </table:table-cell>
          <table:table-cell office:value-type="float" office:value="0.0131568908691406" calcext:value-type="float">
            <text:p>0.013156890869141</text:p>
          </table:table-cell>
          <table:table-cell table:style-name="Default" office:value-type="float" office:value="0.00012969970703125" calcext:value-type="float">
            <text:p>0.0001296997070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432968139648438" calcext:value-type="float">
            <text:p>0.000432968139648</text:p>
          </table:table-cell>
          <table:table-cell office:value-type="float" office:value="0.00938463211059571" calcext:value-type="float">
            <text:p>0.009384632110596</text:p>
          </table:table-cell>
          <table:table-cell office:value-type="float" office:value="0.00559043884277344" calcext:value-type="float">
            <text:p>0.005590438842773</text:p>
          </table:table-cell>
          <table:table-cell/>
          <table:table-cell office:value-type="float" office:value="632" calcext:value-type="float">
            <text:p>632</text:p>
          </table:table-cell>
          <table:table-cell table:style-name="Default" office:value-type="float" office:value="0.000123977661132813" calcext:value-type="float">
            <text:p>0.000123977661133</text:p>
          </table:table-cell>
          <table:table-cell office:value-type="float" office:value="0.000678300857543945" calcext:value-type="float">
            <text:p>0.000678300857544</text:p>
          </table:table-cell>
          <table:table-cell office:value-type="float" office:value="0.0132522583007813" calcext:value-type="float">
            <text:p>0.013252258300781</text:p>
          </table:table-cell>
          <table:table-cell office:value-type="float" office:value="0.0000660419464111328" calcext:value-type="float">
            <text:p>6.60E-0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0919008255004883" calcext:value-type="float">
            <text:p>0.009190082550049</text:p>
          </table:table-cell>
          <table:table-cell office:value-type="float" office:value="0.00586676597595215" calcext:value-type="float">
            <text:p>0.005866765975952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31055641174316" calcext:value-type="float">
            <text:p>0.008310556411743</text:p>
          </table:table-cell>
          <table:table-cell office:value-type="float" office:value="0.0000858306884765625" calcext:value-type="float">
            <text:p>8.58E-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576972961425781" calcext:value-type="float">
            <text:p>5.77E-05</text:p>
          </table:table-cell>
          <table:table-cell office:value-type="float" office:value="0.000563383102416992" calcext:value-type="float">
            <text:p>0.000563383102417</text:p>
          </table:table-cell>
          <table:table-cell office:value-type="float" office:value="0.00835442543029785" calcext:value-type="float">
            <text:p>0.008354425430298</text:p>
          </table:table-cell>
          <table:table-cell office:value-type="float" office:value="0.00628185272216797" calcext:value-type="float">
            <text:p>0.006281852722168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0.0000722408294677734" calcext:value-type="float">
            <text:p>7.22E-05</text:p>
          </table:table-cell>
          <table:table-cell office:value-type="float" office:value="0.000536918640136719" calcext:value-type="float">
            <text:p>0.000536918640137</text:p>
          </table:table-cell>
          <table:table-cell office:value-type="float" office:value="0.0157022476196289" calcext:value-type="float">
            <text:p>0.015702247619629</text:p>
          </table:table-cell>
          <table:table-cell table:style-name="Default" office:value-type="float" office:value="0.000162363052368164" calcext:value-type="float">
            <text:p>0.00016236305236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611066818237305" calcext:value-type="float">
            <text:p>0.000611066818237</text:p>
          </table:table-cell>
          <table:table-cell office:value-type="float" office:value="0.0086214542388916" calcext:value-type="float">
            <text:p>0.008621454238892</text:p>
          </table:table-cell>
          <table:table-cell office:value-type="float" office:value="0.00595378875732422" calcext:value-type="float">
            <text:p>0.005953788757324</text:p>
          </table:table-cell>
          <table:table-cell/>
          <table:table-cell office:value-type="float" office:value="635" calcext:value-type="float">
            <text:p>635</text:p>
          </table:table-cell>
          <table:table-cell table:style-name="Default" office:value-type="float" office:value="0.000128746032714844" calcext:value-type="float">
            <text:p>0.000128746032715</text:p>
          </table:table-cell>
          <table:table-cell office:value-type="float" office:value="0.000825405120849609" calcext:value-type="float">
            <text:p>0.00082540512085</text:p>
          </table:table-cell>
          <table:table-cell office:value-type="float" office:value="0.0097041130065918" calcext:value-type="float">
            <text:p>0.009704113006592</text:p>
          </table:table-cell>
          <table:table-cell office:value-type="float" office:value="0.00009918212890625" calcext:value-type="float">
            <text:p>9.92E-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568389892578125" calcext:value-type="float">
            <text:p>0.000568389892578</text:p>
          </table:table-cell>
          <table:table-cell office:value-type="float" office:value="0.00826072692871094" calcext:value-type="float">
            <text:p>0.008260726928711</text:p>
          </table:table-cell>
          <table:table-cell office:value-type="float" office:value="0.00694847106933594" calcext:value-type="float">
            <text:p>0.006948471069336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0.0000901222229003906" calcext:value-type="float">
            <text:p>9.01E-05</text:p>
          </table:table-cell>
          <table:table-cell office:value-type="float" office:value="0.000587940216064453" calcext:value-type="float">
            <text:p>0.000587940216064</text:p>
          </table:table-cell>
          <table:table-cell office:value-type="float" office:value="0.0113909244537354" calcext:value-type="float">
            <text:p>0.011390924453735</text:p>
          </table:table-cell>
          <table:table-cell table:style-name="Default" office:value-type="float" office:value="0.000143051147460938" calcext:value-type="float">
            <text:p>0.00014305114746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576972961425781" calcext:value-type="float">
            <text:p>5.77E-05</text:p>
          </table:table-cell>
          <table:table-cell office:value-type="float" office:value="0.000604152679443359" calcext:value-type="float">
            <text:p>0.000604152679443</text:p>
          </table:table-cell>
          <table:table-cell office:value-type="float" office:value="0.00809383392333984" calcext:value-type="float">
            <text:p>0.00809383392334</text:p>
          </table:table-cell>
          <table:table-cell office:value-type="float" office:value="0.00658512115478516" calcext:value-type="float">
            <text:p>0.006585121154785</text:p>
          </table:table-cell>
          <table:table-cell/>
          <table:table-cell office:value-type="float" office:value="637" calcext:value-type="float">
            <text:p>637</text:p>
          </table:table-cell>
          <table:table-cell table:style-name="Default" office:value-type="float" office:value="0.000167369842529297" calcext:value-type="float">
            <text:p>0.000167369842529</text:p>
          </table:table-cell>
          <table:table-cell office:value-type="float" office:value="0.000760555267333984" calcext:value-type="float">
            <text:p>0.000760555267334</text:p>
          </table:table-cell>
          <table:table-cell office:value-type="float" office:value="0.0152542591094971" calcext:value-type="float">
            <text:p>0.015254259109497</text:p>
          </table:table-cell>
          <table:table-cell office:value-type="float" office:value="0.0000982284545898438" calcext:value-type="float">
            <text:p>9.82E-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584125518798828" calcext:value-type="float">
            <text:p>5.84E-05</text:p>
          </table:table-cell>
          <table:table-cell office:value-type="float" office:value="0.000510931015014648" calcext:value-type="float">
            <text:p>0.000510931015015</text:p>
          </table:table-cell>
          <table:table-cell office:value-type="float" office:value="0.00826048851013184" calcext:value-type="float">
            <text:p>0.008260488510132</text:p>
          </table:table-cell>
          <table:table-cell office:value-type="float" office:value="0.00683903694152832" calcext:value-type="float">
            <text:p>0.006839036941528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0.0000898838043212891" calcext:value-type="float">
            <text:p>8.99E-05</text:p>
          </table:table-cell>
          <table:table-cell office:value-type="float" office:value="0.000603675842285156" calcext:value-type="float">
            <text:p>0.000603675842285</text:p>
          </table:table-cell>
          <table:table-cell office:value-type="float" office:value="0.00823736190795898" calcext:value-type="float">
            <text:p>0.008237361907959</text:p>
          </table:table-cell>
          <table:table-cell office:value-type="float" office:value="0.0000674724578857422" calcext:value-type="float">
            <text:p>6.75E-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57220458984375" calcext:value-type="float">
            <text:p>5.72E-05</text:p>
          </table:table-cell>
          <table:table-cell office:value-type="float" office:value="0.00050806999206543" calcext:value-type="float">
            <text:p>0.000508069992065</text:p>
          </table:table-cell>
          <table:table-cell office:value-type="float" office:value="0.00811529159545898" calcext:value-type="float">
            <text:p>0.008115291595459</text:p>
          </table:table-cell>
          <table:table-cell office:value-type="float" office:value="0.00638461112976074" calcext:value-type="float">
            <text:p>0.00638461112976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0.0000600814819335938" calcext:value-type="float">
            <text:p>6.01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3467960357666" calcext:value-type="float">
            <text:p>0.008346796035767</text:p>
          </table:table-cell>
          <table:table-cell table:style-name="Default" office:value-type="float" office:value="0.000100612640380859" calcext:value-type="float">
            <text:p>0.0001006126403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office:value-type="float" office:value="0.000106334686279297" calcext:value-type="float">
            <text:p>0.000106334686279</text:p>
          </table:table-cell>
          <table:table-cell office:value-type="float" office:value="0.00052332878112793" calcext:value-type="float">
            <text:p>0.000523328781128</text:p>
          </table:table-cell>
          <table:table-cell office:value-type="float" office:value="0.00832796096801758" calcext:value-type="float">
            <text:p>0.008327960968018</text:p>
          </table:table-cell>
          <table:table-cell office:value-type="float" office:value="0.0061647891998291" calcext:value-type="float">
            <text:p>0.00616478919982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000805854797363281" calcext:value-type="float">
            <text:p>8.06E-05</text:p>
          </table:table-cell>
          <table:table-cell office:value-type="float" office:value="0.000530481338500977" calcext:value-type="float">
            <text:p>0.000530481338501</text:p>
          </table:table-cell>
          <table:table-cell office:value-type="float" office:value="0.00911617279052735" calcext:value-type="float">
            <text:p>0.009116172790527</text:p>
          </table:table-cell>
          <table:table-cell office:value-type="float" office:value="0.0000681877136230469" calcext:value-type="float">
            <text:p>6.82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float" office:value="0.000146865844726563" calcext:value-type="float">
            <text:p>0.000146865844727</text:p>
          </table:table-cell>
          <table:table-cell office:value-type="float" office:value="0.000785112380981445" calcext:value-type="float">
            <text:p>0.000785112380981</text:p>
          </table:table-cell>
          <table:table-cell office:value-type="float" office:value="0.00871157646179199" calcext:value-type="float">
            <text:p>0.008711576461792</text:p>
          </table:table-cell>
          <table:table-cell office:value-type="float" office:value="0.00561594963073731" calcext:value-type="float">
            <text:p>0.00561594963073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0.0000660419464111328" calcext:value-type="float">
            <text:p>6.60E-05</text:p>
          </table:table-cell>
          <table:table-cell office:value-type="float" office:value="0.000413656234741211" calcext:value-type="float">
            <text:p>0.000413656234741</text:p>
          </table:table-cell>
          <table:table-cell office:value-type="float" office:value="0.00831699371337891" calcext:value-type="float">
            <text:p>0.008316993713379</text:p>
          </table:table-cell>
          <table:table-cell table:style-name="Default" office:value-type="float" office:value="0.000117778778076172" calcext:value-type="float">
            <text:p>0.0001177787780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office:value-type="float" office:value="0.000105619430541992" calcext:value-type="float">
            <text:p>0.000105619430542</text:p>
          </table:table-cell>
          <table:table-cell office:value-type="float" office:value="0.000641345977783203" calcext:value-type="float">
            <text:p>0.000641345977783</text:p>
          </table:table-cell>
          <table:table-cell office:value-type="float" office:value="0.00895023345947266" calcext:value-type="float">
            <text:p>0.008950233459473</text:p>
          </table:table-cell>
          <table:table-cell office:value-type="float" office:value="0.00567245483398438" calcext:value-type="float">
            <text:p>0.005672454833984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0.0000827312469482422" calcext:value-type="float">
            <text:p>8.27E-05</text:p>
          </table:table-cell>
          <table:table-cell office:value-type="float" office:value="0.000517606735229492" calcext:value-type="float">
            <text:p>0.000517606735229</text:p>
          </table:table-cell>
          <table:table-cell office:value-type="float" office:value="0.00953817367553711" calcext:value-type="float">
            <text:p>0.009538173675537</text:p>
          </table:table-cell>
          <table:table-cell table:style-name="Default" office:value-type="float" office:value="0.000137805938720703" calcext:value-type="float">
            <text:p>0.0001378059387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793933868408203" calcext:value-type="float">
            <text:p>7.94E-05</text:p>
          </table:table-cell>
          <table:table-cell office:value-type="float" office:value="0.00048065185546875" calcext:value-type="float">
            <text:p>0.000480651855469</text:p>
          </table:table-cell>
          <table:table-cell office:value-type="float" office:value="0.00953006744384766" calcext:value-type="float">
            <text:p>0.009530067443848</text:p>
          </table:table-cell>
          <table:table-cell office:value-type="float" office:value="0.00557780265808106" calcext:value-type="float">
            <text:p>0.005577802658081</text:p>
          </table:table-cell>
          <table:table-cell/>
          <table:table-cell office:value-type="float" office:value="643" calcext:value-type="float">
            <text:p>643</text:p>
          </table:table-cell>
          <table:table-cell table:style-name="Default" office:value-type="float" office:value="0.000108242034912109" calcext:value-type="float">
            <text:p>0.000108242034912</text:p>
          </table:table-cell>
          <table:table-cell office:value-type="float" office:value="0.00058436393737793" calcext:value-type="float">
            <text:p>0.000584363937378</text:p>
          </table:table-cell>
          <table:table-cell office:value-type="float" office:value="0.0085444450378418" calcext:value-type="float">
            <text:p>0.008544445037842</text:p>
          </table:table-cell>
          <table:table-cell table:style-name="Default" office:value-type="float" office:value="0.000125646591186523" calcext:value-type="float">
            <text:p>0.00012564659118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607967376708984" calcext:value-type="float">
            <text:p>6.08E-05</text:p>
          </table:table-cell>
          <table:table-cell office:value-type="float" office:value="0.000476598739624023" calcext:value-type="float">
            <text:p>0.000476598739624</text:p>
          </table:table-cell>
          <table:table-cell office:value-type="float" office:value="0.00887584686279297" calcext:value-type="float">
            <text:p>0.008875846862793</text:p>
          </table:table-cell>
          <table:table-cell office:value-type="float" office:value="0.00974535942077637" calcext:value-type="float">
            <text:p>0.009745359420776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522851943969727" calcext:value-type="float">
            <text:p>0.00052285194397</text:p>
          </table:table-cell>
          <table:table-cell office:value-type="float" office:value="0.00829958915710449" calcext:value-type="float">
            <text:p>0.008299589157105</text:p>
          </table:table-cell>
          <table:table-cell office:value-type="float" office:value="0.0000979900360107422" calcext:value-type="float">
            <text:p>9.80E-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Default" office:value-type="float" office:value="0.00012660026550293" calcext:value-type="float">
            <text:p>0.000126600265503</text:p>
          </table:table-cell>
          <table:table-cell office:value-type="float" office:value="0.000813007354736328" calcext:value-type="float">
            <text:p>0.000813007354736</text:p>
          </table:table-cell>
          <table:table-cell office:value-type="float" office:value="0.0161237716674805" calcext:value-type="float">
            <text:p>0.016123771667481</text:p>
          </table:table-cell>
          <table:table-cell office:value-type="float" office:value="0.00904703140258789" calcext:value-type="float">
            <text:p>0.009047031402588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0000996589660644531" calcext:value-type="float">
            <text:p>9.97E-05</text:p>
          </table:table-cell>
          <table:table-cell office:value-type="float" office:value="0.000513076782226563" calcext:value-type="float">
            <text:p>0.000513076782227</text:p>
          </table:table-cell>
          <table:table-cell office:value-type="float" office:value="0.00891351699829102" calcext:value-type="float">
            <text:p>0.008913516998291</text:p>
          </table:table-cell>
          <table:table-cell table:style-name="Default" office:value-type="float" office:value="0.000105619430541992" calcext:value-type="float">
            <text:p>0.00010561943054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588893890380859" calcext:value-type="float">
            <text:p>5.89E-05</text:p>
          </table:table-cell>
          <table:table-cell office:value-type="float" office:value="0.000610113143920898" calcext:value-type="float">
            <text:p>0.000610113143921</text:p>
          </table:table-cell>
          <table:table-cell office:value-type="float" office:value="0.00848913192749023" calcext:value-type="float">
            <text:p>0.00848913192749</text:p>
          </table:table-cell>
          <table:table-cell office:value-type="float" office:value="0.00661802291870117" calcext:value-type="float">
            <text:p>0.006618022918701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0.0000882148742675781" calcext:value-type="float">
            <text:p>8.82E-05</text:p>
          </table:table-cell>
          <table:table-cell office:value-type="float" office:value="0.000431299209594727" calcext:value-type="float">
            <text:p>0.000431299209595</text:p>
          </table:table-cell>
          <table:table-cell office:value-type="float" office:value="0.00823974609375" calcext:value-type="float">
            <text:p>0.00823974609375</text:p>
          </table:table-cell>
          <table:table-cell table:style-name="Default" office:value-type="float" office:value="0.000116586685180664" calcext:value-type="float">
            <text:p>0.00011658668518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office:value-type="float" office:value="0.000174760818481445" calcext:value-type="float">
            <text:p>0.000174760818481</text:p>
          </table:table-cell>
          <table:table-cell office:value-type="float" office:value="0.000746965408325195" calcext:value-type="float">
            <text:p>0.000746965408325</text:p>
          </table:table-cell>
          <table:table-cell office:value-type="float" office:value="0.0159058570861816" calcext:value-type="float">
            <text:p>0.015905857086182</text:p>
          </table:table-cell>
          <table:table-cell office:value-type="float" office:value="0.00972795486450195" calcext:value-type="float">
            <text:p>0.009727954864502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0.0000879764556884766" calcext:value-type="float">
            <text:p>8.80E-05</text:p>
          </table:table-cell>
          <table:table-cell office:value-type="float" office:value="0.000565290451049805" calcext:value-type="float">
            <text:p>0.00056529045105</text:p>
          </table:table-cell>
          <table:table-cell office:value-type="float" office:value="0.013033390045166" calcext:value-type="float">
            <text:p>0.013033390045166</text:p>
          </table:table-cell>
          <table:table-cell table:style-name="Default" office:value-type="float" office:value="0.000128984451293945" calcext:value-type="float">
            <text:p>0.00012898445129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619888305664062" calcext:value-type="float">
            <text:p>6.20E-05</text:p>
          </table:table-cell>
          <table:table-cell office:value-type="float" office:value="0.000554323196411133" calcext:value-type="float">
            <text:p>0.000554323196411</text:p>
          </table:table-cell>
          <table:table-cell office:value-type="float" office:value="0.00889921188354492" calcext:value-type="float">
            <text:p>0.008899211883545</text:p>
          </table:table-cell>
          <table:table-cell office:value-type="float" office:value="0.0061497688293457" calcext:value-type="float">
            <text:p>0.006149768829346</text:p>
          </table:table-cell>
          <table:table-cell/>
          <table:table-cell office:value-type="float" office:value="648" calcext:value-type="float">
            <text:p>648</text:p>
          </table:table-cell>
          <table:table-cell table:style-name="Default" office:value-type="float" office:value="0.000121831893920898" calcext:value-type="float">
            <text:p>0.000121831893921</text:p>
          </table:table-cell>
          <table:table-cell office:value-type="float" office:value="0.000631093978881836" calcext:value-type="float">
            <text:p>0.000631093978882</text:p>
          </table:table-cell>
          <table:table-cell office:value-type="float" office:value="0.0131416320800781" calcext:value-type="float">
            <text:p>0.013141632080078</text:p>
          </table:table-cell>
          <table:table-cell table:style-name="Default" office:value-type="float" office:value="0.000119924545288086" calcext:value-type="float">
            <text:p>0.00011992454528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755786895751953" calcext:value-type="float">
            <text:p>7.56E-05</text:p>
          </table:table-cell>
          <table:table-cell office:value-type="float" office:value="0.000507116317749023" calcext:value-type="float">
            <text:p>0.000507116317749</text:p>
          </table:table-cell>
          <table:table-cell office:value-type="float" office:value="0.00829243659973145" calcext:value-type="float">
            <text:p>0.008292436599731</text:p>
          </table:table-cell>
          <table:table-cell office:value-type="float" office:value="0.00630664825439453" calcext:value-type="float">
            <text:p>0.006306648254395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0.0000894069671630859" calcext:value-type="float">
            <text:p>8.94E-05</text:p>
          </table:table-cell>
          <table:table-cell office:value-type="float" office:value="0.000546693801879883" calcext:value-type="float">
            <text:p>0.00054669380188</text:p>
          </table:table-cell>
          <table:table-cell office:value-type="float" office:value="0.0094904899597168" calcext:value-type="float">
            <text:p>0.009490489959717</text:p>
          </table:table-cell>
          <table:table-cell office:value-type="float" office:value="0.0000715255737304687" calcext:value-type="float">
            <text:p>7.15E-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office:value-type="float" office:value="0.000113964080810547" calcext:value-type="float">
            <text:p>0.000113964080811</text:p>
          </table:table-cell>
          <table:table-cell office:value-type="float" office:value="0.000436782836914063" calcext:value-type="float">
            <text:p>0.000436782836914</text:p>
          </table:table-cell>
          <table:table-cell office:value-type="float" office:value="0.00818181037902832" calcext:value-type="float">
            <text:p>0.008181810379028</text:p>
          </table:table-cell>
          <table:table-cell office:value-type="float" office:value="0.00580883026123047" calcext:value-type="float">
            <text:p>0.0058088302612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0796318054199219" calcext:value-type="float">
            <text:p>7.96E-05</text:p>
          </table:table-cell>
          <table:table-cell office:value-type="float" office:value="0.000518321990966797" calcext:value-type="float">
            <text:p>0.000518321990967</text:p>
          </table:table-cell>
          <table:table-cell office:value-type="float" office:value="0.00899934768676758" calcext:value-type="float">
            <text:p>0.008999347686768</text:p>
          </table:table-cell>
          <table:table-cell table:style-name="Default" office:value-type="float" office:value="0.000104665756225586" calcext:value-type="float">
            <text:p>0.0001046657562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653266906738281" calcext:value-type="float">
            <text:p>6.53E-05</text:p>
          </table:table-cell>
          <table:table-cell office:value-type="float" office:value="0.000513792037963867" calcext:value-type="float">
            <text:p>0.000513792037964</text:p>
          </table:table-cell>
          <table:table-cell office:value-type="float" office:value="0.00896263122558594" calcext:value-type="float">
            <text:p>0.008962631225586</text:p>
          </table:table-cell>
          <table:table-cell office:value-type="float" office:value="0.00585770606994629" calcext:value-type="float">
            <text:p>0.005857706069946</text:p>
          </table:table-cell>
          <table:table-cell/>
          <table:table-cell office:value-type="float" office:value="651" calcext:value-type="float">
            <text:p>651</text:p>
          </table:table-cell>
          <table:table-cell table:style-name="Default" office:value-type="float" office:value="0.000110149383544922" calcext:value-type="float">
            <text:p>0.000110149383545</text:p>
          </table:table-cell>
          <table:table-cell office:value-type="float" office:value="0.000564813613891602" calcext:value-type="float">
            <text:p>0.000564813613892</text:p>
          </table:table-cell>
          <table:table-cell office:value-type="float" office:value="0.00861358642578125" calcext:value-type="float">
            <text:p>0.008613586425781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office:value-type="float" office:value="0.000113487243652344" calcext:value-type="float">
            <text:p>0.000113487243652</text:p>
          </table:table-cell>
          <table:table-cell office:value-type="float" office:value="0.000428438186645508" calcext:value-type="float">
            <text:p>0.000428438186646</text:p>
          </table:table-cell>
          <table:table-cell office:value-type="float" office:value="0.00851130485534668" calcext:value-type="float">
            <text:p>0.008511304855347</text:p>
          </table:table-cell>
          <table:table-cell office:value-type="float" office:value="0.00602984428405762" calcext:value-type="float">
            <text:p>0.00602984428405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0.0000865459442138672" calcext:value-type="float">
            <text:p>8.65E-05</text:p>
          </table:table-cell>
          <table:table-cell office:value-type="float" office:value="0.000645160675048828" calcext:value-type="float">
            <text:p>0.000645160675049</text:p>
          </table:table-cell>
          <table:table-cell office:value-type="float" office:value="0.00886321067810059" calcext:value-type="float">
            <text:p>0.008863210678101</text:p>
          </table:table-cell>
          <table:table-cell office:value-type="float" office:value="0.0000898838043212891" calcext:value-type="float">
            <text:p>8.99E-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416994094848633" calcext:value-type="float">
            <text:p>0.000416994094849</text:p>
          </table:table-cell>
          <table:table-cell office:value-type="float" office:value="0.00867676734924316" calcext:value-type="float">
            <text:p>0.008676767349243</text:p>
          </table:table-cell>
          <table:table-cell office:value-type="float" office:value="0.0057981014251709" calcext:value-type="float">
            <text:p>0.005798101425171</text:p>
          </table:table-cell>
          <table:table-cell/>
          <table:table-cell office:value-type="float" office:value="653" calcext:value-type="float">
            <text:p>653</text:p>
          </table:table-cell>
          <table:table-cell table:style-name="Default" office:value-type="float" office:value="0.000105619430541992" calcext:value-type="float">
            <text:p>0.000105619430542</text:p>
          </table:table-cell>
          <table:table-cell office:value-type="float" office:value="0.000597000122070313" calcext:value-type="float">
            <text:p>0.00059700012207</text:p>
          </table:table-cell>
          <table:table-cell office:value-type="float" office:value="0.0089418888092041" calcext:value-type="float">
            <text:p>0.008941888809204</text:p>
          </table:table-cell>
          <table:table-cell table:style-name="Default" office:value-type="float" office:value="0.000103473663330078" calcext:value-type="float">
            <text:p>0.000103473663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622272491455078" calcext:value-type="float">
            <text:p>6.22E-05</text:p>
          </table:table-cell>
          <table:table-cell office:value-type="float" office:value="0.000462055206298828" calcext:value-type="float">
            <text:p>0.000462055206299</text:p>
          </table:table-cell>
          <table:table-cell office:value-type="float" office:value="0.00907278060913086" calcext:value-type="float">
            <text:p>0.009072780609131</text:p>
          </table:table-cell>
          <table:table-cell office:value-type="float" office:value="0.00608205795288086" calcext:value-type="float">
            <text:p>0.006082057952881</text:p>
          </table:table-cell>
          <table:table-cell/>
          <table:table-cell office:value-type="float" office:value="654" calcext:value-type="float">
            <text:p>654</text:p>
          </table:table-cell>
          <table:table-cell table:style-name="Default" office:value-type="float" office:value="0.000123977661132813" calcext:value-type="float">
            <text:p>0.000123977661133</text:p>
          </table:table-cell>
          <table:table-cell office:value-type="float" office:value="0.000714540481567383" calcext:value-type="float">
            <text:p>0.000714540481567</text:p>
          </table:table-cell>
          <table:table-cell office:value-type="float" office:value="0.00849318504333496" calcext:value-type="float">
            <text:p>0.008493185043335</text:p>
          </table:table-cell>
          <table:table-cell office:value-type="float" office:value="0.0000729560852050781" calcext:value-type="float">
            <text:p>7.30E-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708103179931641" calcext:value-type="float">
            <text:p>7.08E-05</text:p>
          </table:table-cell>
          <table:table-cell office:value-type="float" office:value="0.000571966171264648" calcext:value-type="float">
            <text:p>0.000571966171265</text:p>
          </table:table-cell>
          <table:table-cell office:value-type="float" office:value="0.00906586647033691" calcext:value-type="float">
            <text:p>0.009065866470337</text:p>
          </table:table-cell>
          <table:table-cell office:value-type="float" office:value="0.00701904296875" calcext:value-type="float">
            <text:p>0.00701904296875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49901008605957" calcext:value-type="float">
            <text:p>0.00049901008606</text:p>
          </table:table-cell>
          <table:table-cell office:value-type="float" office:value="0.00836348533630371" calcext:value-type="float">
            <text:p>0.008363485336304</text:p>
          </table:table-cell>
          <table:table-cell table:style-name="Default" office:value-type="float" office:value="0.000102519989013672" calcext:value-type="float">
            <text:p>0.0001025199890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office:value-type="float" office:value="0.000212192535400391" calcext:value-type="float">
            <text:p>0.0002121925354</text:p>
          </table:table-cell>
          <table:table-cell office:value-type="float" office:value="0.000702381134033203" calcext:value-type="float">
            <text:p>0.000702381134033</text:p>
          </table:table-cell>
          <table:table-cell office:value-type="float" office:value="0.0144155025482178" calcext:value-type="float">
            <text:p>0.014415502548218</text:p>
          </table:table-cell>
          <table:table-cell office:value-type="float" office:value="0.0061647891998291" calcext:value-type="float">
            <text:p>0.006164789199829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0.0000767707824707031" calcext:value-type="float">
            <text:p>7.68E-05</text:p>
          </table:table-cell>
          <table:table-cell office:value-type="float" office:value="0.000509977340698242" calcext:value-type="float">
            <text:p>0.000509977340698</text:p>
          </table:table-cell>
          <table:table-cell office:value-type="float" office:value="0.00847244262695313" calcext:value-type="float">
            <text:p>0.008472442626953</text:p>
          </table:table-cell>
          <table:table-cell office:value-type="float" office:value="0.0000965595245361328" calcext:value-type="float">
            <text:p>9.66E-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593662261962891" calcext:value-type="float">
            <text:p>5.94E-05</text:p>
          </table:table-cell>
          <table:table-cell office:value-type="float" office:value="0.000590085983276367" calcext:value-type="float">
            <text:p>0.000590085983276</text:p>
          </table:table-cell>
          <table:table-cell office:value-type="float" office:value="0.0090181827545166" calcext:value-type="float">
            <text:p>0.009018182754517</text:p>
          </table:table-cell>
          <table:table-cell office:value-type="float" office:value="0.0110292434692383" calcext:value-type="float">
            <text:p>0.011029243469238</text:p>
          </table:table-cell>
          <table:table-cell/>
          <table:table-cell office:value-type="float" office:value="657" calcext:value-type="float">
            <text:p>657</text:p>
          </table:table-cell>
          <table:table-cell table:style-name="Default" office:value-type="float" office:value="0.00010371208190918" calcext:value-type="float">
            <text:p>0.000103712081909</text:p>
          </table:table-cell>
          <table:table-cell office:value-type="float" office:value="0.000571250915527344" calcext:value-type="float">
            <text:p>0.000571250915527</text:p>
          </table:table-cell>
          <table:table-cell office:value-type="float" office:value="0.00884199142456055" calcext:value-type="float">
            <text:p>0.008841991424561</text:p>
          </table:table-cell>
          <table:table-cell table:style-name="Default" office:value-type="float" office:value="0.000101804733276367" calcext:value-type="float">
            <text:p>0.00010180473327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office:value-type="float" office:value="0.000130176544189453" calcext:value-type="float">
            <text:p>0.000130176544189</text:p>
          </table:table-cell>
          <table:table-cell office:value-type="float" office:value="0.000823259353637695" calcext:value-type="float">
            <text:p>0.000823259353638</text:p>
          </table:table-cell>
          <table:table-cell office:value-type="float" office:value="0.01029372215271" calcext:value-type="float">
            <text:p>0.01029372215271</text:p>
          </table:table-cell>
          <table:table-cell office:value-type="float" office:value="0.00659036636352539" calcext:value-type="float">
            <text:p>0.006590366363525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Default" office:value-type="float" office:value="0.000103473663330078" calcext:value-type="float">
            <text:p>0.00010347366333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820016860961914" calcext:value-type="float">
            <text:p>0.008200168609619</text:p>
          </table:table-cell>
          <table:table-cell table:style-name="Default" office:value-type="float" office:value="0.000105142593383789" calcext:value-type="float">
            <text:p>0.00010514259338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634193420410156" calcext:value-type="float">
            <text:p>6.34E-05</text:p>
          </table:table-cell>
          <table:table-cell office:value-type="float" office:value="0.000493288040161133" calcext:value-type="float">
            <text:p>0.000493288040161</text:p>
          </table:table-cell>
          <table:table-cell office:value-type="float" office:value="0.00817465782165527" calcext:value-type="float">
            <text:p>0.008174657821655</text:p>
          </table:table-cell>
          <table:table-cell office:value-type="float" office:value="0.00657916069030762" calcext:value-type="float">
            <text:p>0.006579160690308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0.0000834465026855469" calcext:value-type="float">
            <text:p>8.34E-05</text:p>
          </table:table-cell>
          <table:table-cell office:value-type="float" office:value="0.000617504119873047" calcext:value-type="float">
            <text:p>0.000617504119873</text:p>
          </table:table-cell>
          <table:table-cell office:value-type="float" office:value="0.00858926773071289" calcext:value-type="float">
            <text:p>0.008589267730713</text:p>
          </table:table-cell>
          <table:table-cell table:style-name="Default" office:value-type="float" office:value="0.000122308731079102" calcext:value-type="float">
            <text:p>0.00012230873107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605583190917969" calcext:value-type="float">
            <text:p>6.06E-05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28814506530762" calcext:value-type="float">
            <text:p>0.008288145065308</text:p>
          </table:table-cell>
          <table:table-cell office:value-type="float" office:value="0.00641655921936035" calcext:value-type="float">
            <text:p>0.00641655921936</text:p>
          </table:table-cell>
          <table:table-cell/>
          <table:table-cell office:value-type="float" office:value="660" calcext:value-type="float">
            <text:p>660</text:p>
          </table:table-cell>
          <table:table-cell table:style-name="Default" office:value-type="float" office:value="0.000116586685180664" calcext:value-type="float">
            <text:p>0.000116586685181</text:p>
          </table:table-cell>
          <table:table-cell office:value-type="float" office:value="0.000657081604003906" calcext:value-type="float">
            <text:p>0.000657081604004</text:p>
          </table:table-cell>
          <table:table-cell office:value-type="float" office:value="0.00818586349487305" calcext:value-type="float">
            <text:p>0.008185863494873</text:p>
          </table:table-cell>
          <table:table-cell table:style-name="Default" office:value-type="float" office:value="0.000116348266601563" calcext:value-type="float">
            <text:p>0.0001163482666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755786895751953" calcext:value-type="float">
            <text:p>7.56E-05</text:p>
          </table:table-cell>
          <table:table-cell office:value-type="float" office:value="0.000579357147216797" calcext:value-type="float">
            <text:p>0.000579357147217</text:p>
          </table:table-cell>
          <table:table-cell office:value-type="float" office:value="0.00820803642272949" calcext:value-type="float">
            <text:p>0.00820803642273</text:p>
          </table:table-cell>
          <table:table-cell office:value-type="float" office:value="0.00612854957580566" calcext:value-type="float">
            <text:p>0.006128549575806</text:p>
          </table:table-cell>
          <table:table-cell/>
          <table:table-cell office:value-type="float" office:value="661" calcext:value-type="float">
            <text:p>661</text:p>
          </table:table-cell>
          <table:table-cell table:style-name="Default" office:value-type="float" office:value="0.000108242034912109" calcext:value-type="float">
            <text:p>0.000108242034912</text:p>
          </table:table-cell>
          <table:table-cell office:value-type="float" office:value="0.000707387924194336" calcext:value-type="float">
            <text:p>0.000707387924194</text:p>
          </table:table-cell>
          <table:table-cell office:value-type="float" office:value="0.00819849967956543" calcext:value-type="float">
            <text:p>0.008198499679565</text:p>
          </table:table-cell>
          <table:table-cell table:style-name="Default" office:value-type="float" office:value="0.000111103057861328" calcext:value-type="float">
            <text:p>0.00011110305786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688314437866211" calcext:value-type="float">
            <text:p>0.000688314437866</text:p>
          </table:table-cell>
          <table:table-cell office:value-type="float" office:value="0.00848221778869629" calcext:value-type="float">
            <text:p>0.008482217788696</text:p>
          </table:table-cell>
          <table:table-cell office:value-type="float" office:value="0.0061492919921875" calcext:value-type="float">
            <text:p>0.006149291992188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0.0000975131988525391" calcext:value-type="float">
            <text:p>9.75E-05</text:p>
          </table:table-cell>
          <table:table-cell office:value-type="float" office:value="0.000525474548339844" calcext:value-type="float">
            <text:p>0.00052547454834</text:p>
          </table:table-cell>
          <table:table-cell office:value-type="float" office:value="0.00862669944763184" calcext:value-type="float">
            <text:p>0.008626699447632</text:p>
          </table:table-cell>
          <table:table-cell office:value-type="float" office:value="0.0000731945037841797" calcext:value-type="float">
            <text:p>7.32E-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848770141601563" calcext:value-type="float">
            <text:p>8.49E-05</text:p>
          </table:table-cell>
          <table:table-cell office:value-type="float" office:value="0.000552177429199219" calcext:value-type="float">
            <text:p>0.000552177429199</text:p>
          </table:table-cell>
          <table:table-cell office:value-type="float" office:value="0.00849246978759766" calcext:value-type="float">
            <text:p>0.008492469787598</text:p>
          </table:table-cell>
          <table:table-cell office:value-type="float" office:value="0.00618720054626465" calcext:value-type="float">
            <text:p>0.006187200546265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Default" office:value-type="float" office:value="0.000125408172607422" calcext:value-type="float">
            <text:p>0.000125408172607</text:p>
          </table:table-cell>
          <table:table-cell office:value-type="float" office:value="0.000517129898071289" calcext:value-type="float">
            <text:p>0.000517129898071</text:p>
          </table:table-cell>
          <table:table-cell office:value-type="float" office:value="0.00818037986755371" calcext:value-type="float">
            <text:p>0.008180379867554</text:p>
          </table:table-cell>
          <table:table-cell office:value-type="float" office:value="0.0000882148742675781" calcext:value-type="float">
            <text:p>8.82E-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627040863037109" calcext:value-type="float">
            <text:p>6.27E-05</text:p>
          </table:table-cell>
          <table:table-cell office:value-type="float" office:value="0.00049901008605957" calcext:value-type="float">
            <text:p>0.00049901008606</text:p>
          </table:table-cell>
          <table:table-cell office:value-type="float" office:value="0.00868535041809082" calcext:value-type="float">
            <text:p>0.008685350418091</text:p>
          </table:table-cell>
          <table:table-cell office:value-type="float" office:value="0.00612998008728027" calcext:value-type="float">
            <text:p>0.00612998008728</text:p>
          </table:table-cell>
          <table:table-cell/>
          <table:table-cell office:value-type="float" office:value="664" calcext:value-type="float">
            <text:p>664</text:p>
          </table:table-cell>
          <table:table-cell table:style-name="Default" office:value-type="float" office:value="0.000121831893920898" calcext:value-type="float">
            <text:p>0.000121831893921</text:p>
          </table:table-cell>
          <table:table-cell office:value-type="float" office:value="0.000676155090332031" calcext:value-type="float">
            <text:p>0.000676155090332</text:p>
          </table:table-cell>
          <table:table-cell office:value-type="float" office:value="0.00851631164550781" calcext:value-type="float">
            <text:p>0.008516311645508</text:p>
          </table:table-cell>
          <table:table-cell table:style-name="Default" office:value-type="float" office:value="0.000116348266601563" calcext:value-type="float">
            <text:p>0.0001163482666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523805618286133" calcext:value-type="float">
            <text:p>0.000523805618286</text:p>
          </table:table-cell>
          <table:table-cell office:value-type="float" office:value="0.00849747657775879" calcext:value-type="float">
            <text:p>0.008497476577759</text:p>
          </table:table-cell>
          <table:table-cell office:value-type="float" office:value="0.00630903244018555" calcext:value-type="float">
            <text:p>0.00630903244018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0.0000879764556884766" calcext:value-type="float">
            <text:p>8.80E-05</text:p>
          </table:table-cell>
          <table:table-cell office:value-type="float" office:value="0.000559806823730469" calcext:value-type="float">
            <text:p>0.00055980682373</text:p>
          </table:table-cell>
          <table:table-cell office:value-type="float" office:value="0.00822877883911133" calcext:value-type="float">
            <text:p>0.008228778839111</text:p>
          </table:table-cell>
          <table:table-cell table:style-name="Default" office:value-type="float" office:value="0.000136852264404297" calcext:value-type="float">
            <text:p>0.00013685226440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631809234619141" calcext:value-type="float">
            <text:p>6.32E-05</text:p>
          </table:table-cell>
          <table:table-cell office:value-type="float" office:value="0.000484466552734375" calcext:value-type="float">
            <text:p>0.000484466552734</text:p>
          </table:table-cell>
          <table:table-cell office:value-type="float" office:value="0.00903606414794922" calcext:value-type="float">
            <text:p>0.009036064147949</text:p>
          </table:table-cell>
          <table:table-cell office:value-type="float" office:value="0.00584769248962402" calcext:value-type="float">
            <text:p>0.005847692489624</text:p>
          </table:table-cell>
          <table:table-cell/>
          <table:table-cell office:value-type="float" office:value="666" calcext:value-type="float">
            <text:p>666</text:p>
          </table:table-cell>
          <table:table-cell table:style-name="Default" office:value-type="float" office:value="0.000104665756225586" calcext:value-type="float">
            <text:p>0.000104665756226</text:p>
          </table:table-cell>
          <table:table-cell office:value-type="float" office:value="0.000482559204101563" calcext:value-type="float">
            <text:p>0.000482559204102</text:p>
          </table:table-cell>
          <table:table-cell office:value-type="float" office:value="0.00852322578430176" calcext:value-type="float">
            <text:p>0.008523225784302</text:p>
          </table:table-cell>
          <table:table-cell table:style-name="Default" office:value-type="float" office:value="0.000118732452392578" calcext:value-type="float">
            <text:p>0.00011873245239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607967376708984" calcext:value-type="float">
            <text:p>6.08E-05</text:p>
          </table:table-cell>
          <table:table-cell office:value-type="float" office:value="0.000536203384399414" calcext:value-type="float">
            <text:p>0.000536203384399</text:p>
          </table:table-cell>
          <table:table-cell office:value-type="float" office:value="0.00888419151306152" calcext:value-type="float">
            <text:p>0.008884191513062</text:p>
          </table:table-cell>
          <table:table-cell office:value-type="float" office:value="0.00626921653747559" calcext:value-type="float">
            <text:p>0.006269216537476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0.0000841617584228516" calcext:value-type="float">
            <text:p>8.42E-05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0864720344543457" calcext:value-type="float">
            <text:p>0.008647203445435</text:p>
          </table:table-cell>
          <table:table-cell office:value-type="float" office:value="0.0000963211059570313" calcext:value-type="float">
            <text:p>9.63E-0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743865966796875" calcext:value-type="float">
            <text:p>7.44E-05</text:p>
          </table:table-cell>
          <table:table-cell office:value-type="float" office:value="0.000461101531982422" calcext:value-type="float">
            <text:p>0.000461101531982</text:p>
          </table:table-cell>
          <table:table-cell office:value-type="float" office:value="0.00952959060668945" calcext:value-type="float">
            <text:p>0.009529590606689</text:p>
          </table:table-cell>
          <table:table-cell office:value-type="float" office:value="0.00617265701293945" calcext:value-type="float">
            <text:p>0.006172657012939</text:p>
          </table:table-cell>
          <table:table-cell/>
          <table:table-cell office:value-type="float" office:value="668" calcext:value-type="float">
            <text:p>668</text:p>
          </table:table-cell>
          <table:table-cell table:style-name="Default" office:value-type="float" office:value="0.000104665756225586" calcext:value-type="float">
            <text:p>0.000104665756226</text:p>
          </table:table-cell>
          <table:table-cell office:value-type="float" office:value="0.000563859939575195" calcext:value-type="float">
            <text:p>0.000563859939575</text:p>
          </table:table-cell>
          <table:table-cell office:value-type="float" office:value="0.00862789154052734" calcext:value-type="float">
            <text:p>0.008627891540527</text:p>
          </table:table-cell>
          <table:table-cell table:style-name="Default" office:value-type="float" office:value="0.000123023986816406" calcext:value-type="float">
            <text:p>0.0001230239868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605583190917969" calcext:value-type="float">
            <text:p>6.06E-05</text:p>
          </table:table-cell>
          <table:table-cell office:value-type="float" office:value="0.000412464141845703" calcext:value-type="float">
            <text:p>0.000412464141846</text:p>
          </table:table-cell>
          <table:table-cell office:value-type="float" office:value="0.00897741317749023" calcext:value-type="float">
            <text:p>0.00897741317749</text:p>
          </table:table-cell>
          <table:table-cell office:value-type="float" office:value="0.00591921806335449" calcext:value-type="float">
            <text:p>0.005919218063355</text:p>
          </table:table-cell>
          <table:table-cell/>
          <table:table-cell office:value-type="float" office:value="669" calcext:value-type="float">
            <text:p>669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76069068908691" calcext:value-type="float">
            <text:p>0.008760690689087</text:p>
          </table:table-cell>
          <table:table-cell office:value-type="float" office:value="0.0000758171081542969" calcext:value-type="float">
            <text:p>7.58E-0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822544097900391" calcext:value-type="float">
            <text:p>8.23E-05</text:p>
          </table:table-cell>
          <table:table-cell office:value-type="float" office:value="0.000453948974609375" calcext:value-type="float">
            <text:p>0.000453948974609</text:p>
          </table:table-cell>
          <table:table-cell office:value-type="float" office:value="0.00877881050109863" calcext:value-type="float">
            <text:p>0.008778810501099</text:p>
          </table:table-cell>
          <table:table-cell office:value-type="float" office:value="0.006134033203125" calcext:value-type="float">
            <text:p>0.00613403320312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57220458984375" calcext:value-type="float">
            <text:p>0.000572204589844</text:p>
          </table:table-cell>
          <table:table-cell office:value-type="float" office:value="0.00837159156799316" calcext:value-type="float">
            <text:p>0.008371591567993</text:p>
          </table:table-cell>
          <table:table-cell office:value-type="float" office:value="0.0000703334808349609" calcext:value-type="float">
            <text:p>7.03E-0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624656677246094" calcext:value-type="float">
            <text:p>6.25E-05</text:p>
          </table:table-cell>
          <table:table-cell office:value-type="float" office:value="0.000418901443481445" calcext:value-type="float">
            <text:p>0.000418901443481</text:p>
          </table:table-cell>
          <table:table-cell office:value-type="float" office:value="0.00856757164001465" calcext:value-type="float">
            <text:p>0.008567571640015</text:p>
          </table:table-cell>
          <table:table-cell office:value-type="float" office:value="0.00624418258666992" calcext:value-type="float">
            <text:p>0.0062441825866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0000627040863037109" calcext:value-type="float">
            <text:p>6.27E-05</text:p>
          </table:table-cell>
          <table:table-cell office:value-type="float" office:value="0.000465154647827148" calcext:value-type="float">
            <text:p>0.000465154647827</text:p>
          </table:table-cell>
          <table:table-cell office:value-type="float" office:value="0.00856280326843262" calcext:value-type="float">
            <text:p>0.008562803268433</text:p>
          </table:table-cell>
          <table:table-cell table:style-name="Default" office:value-type="float" office:value="0.000103235244750977" calcext:value-type="float">
            <text:p>0.00010323524475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office:value-type="float" office:value="0.000123977661132813" calcext:value-type="float">
            <text:p>0.000123977661133</text:p>
          </table:table-cell>
          <table:table-cell office:value-type="float" office:value="0.000524282455444336" calcext:value-type="float">
            <text:p>0.000524282455444</text:p>
          </table:table-cell>
          <table:table-cell office:value-type="float" office:value="0.0078732967376709" calcext:value-type="float">
            <text:p>0.007873296737671</text:p>
          </table:table-cell>
          <table:table-cell office:value-type="float" office:value="0.00693297386169434" calcext:value-type="float">
            <text:p>0.006932973861694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0000951290130615234" calcext:value-type="float">
            <text:p>9.51E-05</text:p>
          </table:table-cell>
          <table:table-cell office:value-type="float" office:value="0.000489711761474609" calcext:value-type="float">
            <text:p>0.000489711761475</text:p>
          </table:table-cell>
          <table:table-cell office:value-type="float" office:value="0.00823211669921875" calcext:value-type="float">
            <text:p>0.008232116699219</text:p>
          </table:table-cell>
          <table:table-cell office:value-type="float" office:value="0.0000715255737304687" calcext:value-type="float">
            <text:p>7.15E-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office:value-type="float" office:value="0.00011444091796875" calcext:value-type="float">
            <text:p>0.000114440917969</text:p>
          </table:table-cell>
          <table:table-cell office:value-type="float" office:value="0.000524044036865234" calcext:value-type="float">
            <text:p>0.000524044036865</text:p>
          </table:table-cell>
          <table:table-cell office:value-type="float" office:value="0.00854682922363281" calcext:value-type="float">
            <text:p>0.008546829223633</text:p>
          </table:table-cell>
          <table:table-cell office:value-type="float" office:value="0.00648355484008789" calcext:value-type="float">
            <text:p>0.00648355484008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0.0000631809234619141" calcext:value-type="float">
            <text:p>6.32E-05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70251655578613" calcext:value-type="float">
            <text:p>0.008702516555786</text:p>
          </table:table-cell>
          <table:table-cell office:value-type="float" office:value="0.0000705718994140625" calcext:value-type="float">
            <text:p>7.06E-0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813007354736328" calcext:value-type="float">
            <text:p>8.13E-05</text:p>
          </table:table-cell>
          <table:table-cell office:value-type="float" office:value="0.000548362731933594" calcext:value-type="float">
            <text:p>0.000548362731934</text:p>
          </table:table-cell>
          <table:table-cell office:value-type="float" office:value="0.00827717781066895" calcext:value-type="float">
            <text:p>0.008277177810669</text:p>
          </table:table-cell>
          <table:table-cell office:value-type="float" office:value="0.00705027580261231" calcext:value-type="float">
            <text:p>0.007050275802612</text:p>
          </table:table-cell>
          <table:table-cell/>
          <table:table-cell office:value-type="float" office:value="674" calcext:value-type="float">
            <text:p>674</text:p>
          </table:table-cell>
          <table:table-cell table:style-name="Default" office:value-type="float" office:value="0.000119447708129883" calcext:value-type="float">
            <text:p>0.00011944770813</text:p>
          </table:table-cell>
          <table:table-cell office:value-type="float" office:value="0.000573396682739258" calcext:value-type="float">
            <text:p>0.000573396682739</text:p>
          </table:table-cell>
          <table:table-cell office:value-type="float" office:value="0.0085141658782959" calcext:value-type="float">
            <text:p>0.008514165878296</text:p>
          </table:table-cell>
          <table:table-cell office:value-type="float" office:value="0.0000896453857421875" calcext:value-type="float">
            <text:p>8.96E-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627040863037109" calcext:value-type="float">
            <text:p>6.27E-05</text:p>
          </table:table-cell>
          <table:table-cell office:value-type="float" office:value="0.000497341156005859" calcext:value-type="float">
            <text:p>0.000497341156006</text:p>
          </table:table-cell>
          <table:table-cell office:value-type="float" office:value="0.00816917419433594" calcext:value-type="float">
            <text:p>0.008169174194336</text:p>
          </table:table-cell>
          <table:table-cell office:value-type="float" office:value="0.00732755661010742" calcext:value-type="float">
            <text:p>0.00732755661010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0.000072479248046875" calcext:value-type="float">
            <text:p>7.25E-05</text:p>
          </table:table-cell>
          <table:table-cell office:value-type="float" office:value="0.000529289245605469" calcext:value-type="float">
            <text:p>0.000529289245605</text:p>
          </table:table-cell>
          <table:table-cell office:value-type="float" office:value="0.00902056694030762" calcext:value-type="float">
            <text:p>0.009020566940308</text:p>
          </table:table-cell>
          <table:table-cell office:value-type="float" office:value="0.0000739097595214844" calcext:value-type="float">
            <text:p>7.39E-0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617504119873047" calcext:value-type="float">
            <text:p>6.18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2395076751709" calcext:value-type="float">
            <text:p>0.008239507675171</text:p>
          </table:table-cell>
          <table:table-cell office:value-type="float" office:value="0.00739812850952148" calcext:value-type="float">
            <text:p>0.00739812850952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513076782226563" calcext:value-type="float">
            <text:p>0.000513076782227</text:p>
          </table:table-cell>
          <table:table-cell office:value-type="float" office:value="0.00822067260742188" calcext:value-type="float">
            <text:p>0.008220672607422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622272491455078" calcext:value-type="float">
            <text:p>6.22E-05</text:p>
          </table:table-cell>
          <table:table-cell office:value-type="float" office:value="0.00042271614074707" calcext:value-type="float">
            <text:p>0.000422716140747</text:p>
          </table:table-cell>
          <table:table-cell office:value-type="float" office:value="0.00851511955261231" calcext:value-type="float">
            <text:p>0.008515119552612</text:p>
          </table:table-cell>
          <table:table-cell office:value-type="float" office:value="0.00751781463623047" calcext:value-type="float">
            <text:p>0.00751781463623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0.0000741481781005859" calcext:value-type="float">
            <text:p>7.41E-05</text:p>
          </table:table-cell>
          <table:table-cell office:value-type="float" office:value="0.000492095947265625" calcext:value-type="float">
            <text:p>0.000492095947266</text:p>
          </table:table-cell>
          <table:table-cell office:value-type="float" office:value="0.00828886032104492" calcext:value-type="float">
            <text:p>0.008288860321045</text:p>
          </table:table-cell>
          <table:table-cell table:style-name="Default" office:value-type="float" office:value="0.000125646591186523" calcext:value-type="float">
            <text:p>0.00012564659118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619888305664062" calcext:value-type="float">
            <text:p>6.20E-05</text:p>
          </table:table-cell>
          <table:table-cell office:value-type="float" office:value="0.000528573989868164" calcext:value-type="float">
            <text:p>0.000528573989868</text:p>
          </table:table-cell>
          <table:table-cell office:value-type="float" office:value="0.00801920890808106" calcext:value-type="float">
            <text:p>0.008019208908081</text:p>
          </table:table-cell>
          <table:table-cell office:value-type="float" office:value="0.00731682777404785" calcext:value-type="float">
            <text:p>0.007316827774048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413179397583008" calcext:value-type="float">
            <text:p>0.000413179397583</text:p>
          </table:table-cell>
          <table:table-cell office:value-type="float" office:value="0.00887823104858398" calcext:value-type="float">
            <text:p>0.008878231048584</text:p>
          </table:table-cell>
          <table:table-cell table:style-name="Default" office:value-type="float" office:value="0.000141382217407227" calcext:value-type="float">
            <text:p>0.0001413822174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office:value-type="float" office:value="0.000119209289550781" calcext:value-type="float">
            <text:p>0.000119209289551</text:p>
          </table:table-cell>
          <table:table-cell office:value-type="float" office:value="0.000545740127563477" calcext:value-type="float">
            <text:p>0.000545740127563</text:p>
          </table:table-cell>
          <table:table-cell office:value-type="float" office:value="0.00850939750671387" calcext:value-type="float">
            <text:p>0.008509397506714</text:p>
          </table:table-cell>
          <table:table-cell office:value-type="float" office:value="0.00757384300231934" calcext:value-type="float">
            <text:p>0.00757384300231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46849250793457" calcext:value-type="float">
            <text:p>0.000468492507935</text:p>
          </table:table-cell>
          <table:table-cell office:value-type="float" office:value="0.00842952728271484" calcext:value-type="float">
            <text:p>0.008429527282715</text:p>
          </table:table-cell>
          <table:table-cell office:value-type="float" office:value="0.0000970363616943359" calcext:value-type="float">
            <text:p>9.70E-0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643730163574219" calcext:value-type="float">
            <text:p>6.44E-05</text:p>
          </table:table-cell>
          <table:table-cell office:value-type="float" office:value="0.000467061996459961" calcext:value-type="float">
            <text:p>0.00046706199646</text:p>
          </table:table-cell>
          <table:table-cell office:value-type="float" office:value="0.00831890106201172" calcext:value-type="float">
            <text:p>0.008318901062012</text:p>
          </table:table-cell>
          <table:table-cell office:value-type="float" office:value="0.00754857063293457" calcext:value-type="float">
            <text:p>0.00754857063293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0000836849212646484" calcext:value-type="float">
            <text:p>8.37E-05</text:p>
          </table:table-cell>
          <table:table-cell office:value-type="float" office:value="0.000509023666381836" calcext:value-type="float">
            <text:p>0.000509023666382</text:p>
          </table:table-cell>
          <table:table-cell office:value-type="float" office:value="0.0088033676147461" calcext:value-type="float">
            <text:p>0.008803367614746</text:p>
          </table:table-cell>
          <table:table-cell office:value-type="float" office:value="0.0000925064086914063" calcext:value-type="float">
            <text:p>9.25E-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53715705871582" calcext:value-type="float">
            <text:p>0.000537157058716</text:p>
          </table:table-cell>
          <table:table-cell office:value-type="float" office:value="0.00802230834960938" calcext:value-type="float">
            <text:p>0.008022308349609</text:p>
          </table:table-cell>
          <table:table-cell office:value-type="float" office:value="0.00794553756713867" calcext:value-type="float">
            <text:p>0.007945537567139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0.0000662803649902344" calcext:value-type="float">
            <text:p>6.63E-05</text:p>
          </table:table-cell>
          <table:table-cell office:value-type="float" office:value="0.00039982795715332" calcext:value-type="float">
            <text:p>0.000399827957153</text:p>
          </table:table-cell>
          <table:table-cell office:value-type="float" office:value="0.00823330879211426" calcext:value-type="float">
            <text:p>0.008233308792114</text:p>
          </table:table-cell>
          <table:table-cell office:value-type="float" office:value="0.0000717639923095703" calcext:value-type="float">
            <text:p>7.18E-0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629425048828125" calcext:value-type="float">
            <text:p>6.29E-05</text:p>
          </table:table-cell>
          <table:table-cell office:value-type="float" office:value="0.000499248504638672" calcext:value-type="float">
            <text:p>0.000499248504639</text:p>
          </table:table-cell>
          <table:table-cell office:value-type="float" office:value="0.00843095779418945" calcext:value-type="float">
            <text:p>0.008430957794189</text:p>
          </table:table-cell>
          <table:table-cell office:value-type="float" office:value="0.00770068168640137" calcext:value-type="float">
            <text:p>0.00770068168640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0.0000624656677246094" calcext:value-type="float">
            <text:p>6.25E-05</text:p>
          </table:table-cell>
          <table:table-cell office:value-type="float" office:value="0.000598669052124023" calcext:value-type="float">
            <text:p>0.000598669052124</text:p>
          </table:table-cell>
          <table:table-cell office:value-type="float" office:value="0.00848484039306641" calcext:value-type="float">
            <text:p>0.008484840393066</text:p>
          </table:table-cell>
          <table:table-cell table:style-name="Default" office:value-type="float" office:value="0.00010371208190918" calcext:value-type="float">
            <text:p>0.0001037120819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622272491455078" calcext:value-type="float">
            <text:p>6.22E-05</text:p>
          </table:table-cell>
          <table:table-cell office:value-type="float" office:value="0.000526189804077148" calcext:value-type="float">
            <text:p>0.000526189804077</text:p>
          </table:table-cell>
          <table:table-cell office:value-type="float" office:value="0.0085606575012207" calcext:value-type="float">
            <text:p>0.008560657501221</text:p>
          </table:table-cell>
          <table:table-cell office:value-type="float" office:value="0.00788211822509766" calcext:value-type="float">
            <text:p>0.007882118225098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0.0000984668731689453" calcext:value-type="float">
            <text:p>9.85E-05</text:p>
          </table:table-cell>
          <table:table-cell office:value-type="float" office:value="0.000488519668579102" calcext:value-type="float">
            <text:p>0.000488519668579</text:p>
          </table:table-cell>
          <table:table-cell office:value-type="float" office:value="0.00837469100952148" calcext:value-type="float">
            <text:p>0.008374691009521</text:p>
          </table:table-cell>
          <table:table-cell table:style-name="Default" office:value-type="float" office:value="0.000102043151855469" calcext:value-type="float">
            <text:p>0.00010204315185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641345977783203" calcext:value-type="float">
            <text:p>6.41E-05</text:p>
          </table:table-cell>
          <table:table-cell office:value-type="float" office:value="0.000403642654418945" calcext:value-type="float">
            <text:p>0.000403642654419</text:p>
          </table:table-cell>
          <table:table-cell office:value-type="float" office:value="0.00808334350585938" calcext:value-type="float">
            <text:p>0.008083343505859</text:p>
          </table:table-cell>
          <table:table-cell office:value-type="float" office:value="0.00745701789855957" calcext:value-type="float">
            <text:p>0.0074570178985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0.0000946521759033203" calcext:value-type="float">
            <text:p>9.47E-05</text:p>
          </table:table-cell>
          <table:table-cell office:value-type="float" office:value="0.00050806999206543" calcext:value-type="float">
            <text:p>0.000508069992065</text:p>
          </table:table-cell>
          <table:table-cell office:value-type="float" office:value="0.00904011726379395" calcext:value-type="float">
            <text:p>0.009040117263794</text:p>
          </table:table-cell>
          <table:table-cell office:value-type="float" office:value="0.0000743865966796875" calcext:value-type="float">
            <text:p>7.44E-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770092010498047" calcext:value-type="float">
            <text:p>7.70E-05</text:p>
          </table:table-cell>
          <table:table-cell office:value-type="float" office:value="0.00073552131652832" calcext:value-type="float">
            <text:p>0.000735521316528</text:p>
          </table:table-cell>
          <table:table-cell office:value-type="float" office:value="0.01534104347229" calcext:value-type="float">
            <text:p>0.01534104347229</text:p>
          </table:table-cell>
          <table:table-cell office:value-type="float" office:value="0.00845599174499512" calcext:value-type="float">
            <text:p>0.008455991744995</text:p>
          </table:table-cell>
          <table:table-cell/>
          <table:table-cell office:value-type="float" office:value="685" calcext:value-type="float">
            <text:p>685</text:p>
          </table:table-cell>
          <table:table-cell table:style-name="Default" office:value-type="float" office:value="0.000132083892822266" calcext:value-type="float">
            <text:p>0.000132083892822</text:p>
          </table:table-cell>
          <table:table-cell office:value-type="float" office:value="0.00049281120300293" calcext:value-type="float">
            <text:p>0.000492811203003</text:p>
          </table:table-cell>
          <table:table-cell office:value-type="float" office:value="0.00916862487792969" calcext:value-type="float">
            <text:p>0.00916862487793</text:p>
          </table:table-cell>
          <table:table-cell table:style-name="Default" office:value-type="float" office:value="0.000183582305908203" calcext:value-type="float">
            <text:p>0.0001835823059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627040863037109" calcext:value-type="float">
            <text:p>6.27E-05</text:p>
          </table:table-cell>
          <table:table-cell office:value-type="float" office:value="0.000516176223754883" calcext:value-type="float">
            <text:p>0.000516176223755</text:p>
          </table:table-cell>
          <table:table-cell office:value-type="float" office:value="0.00822949409484863" calcext:value-type="float">
            <text:p>0.008229494094849</text:p>
          </table:table-cell>
          <table:table-cell office:value-type="float" office:value="0.00682973861694336" calcext:value-type="float">
            <text:p>0.006829738616943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552892684936523" calcext:value-type="float">
            <text:p>0.000552892684937</text:p>
          </table:table-cell>
          <table:table-cell office:value-type="float" office:value="0.00850081443786621" calcext:value-type="float">
            <text:p>0.008500814437866</text:p>
          </table:table-cell>
          <table:table-cell office:value-type="float" office:value="0.0000722408294677734" calcext:value-type="float">
            <text:p>7.22E-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636577606201172" calcext:value-type="float">
            <text:p>6.37E-05</text:p>
          </table:table-cell>
          <table:table-cell office:value-type="float" office:value="0.000504732131958008" calcext:value-type="float">
            <text:p>0.000504732131958</text:p>
          </table:table-cell>
          <table:table-cell office:value-type="float" office:value="0.0091249942779541" calcext:value-type="float">
            <text:p>0.009124994277954</text:p>
          </table:table-cell>
          <table:table-cell office:value-type="float" office:value="0.00639128684997559" calcext:value-type="float">
            <text:p>0.006391286849976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0.0000643730163574219" calcext:value-type="float">
            <text:p>6.44E-05</text:p>
          </table:table-cell>
          <table:table-cell office:value-type="float" office:value="0.000424861907958984" calcext:value-type="float">
            <text:p>0.000424861907959</text:p>
          </table:table-cell>
          <table:table-cell office:value-type="float" office:value="0.00868630409240723" calcext:value-type="float">
            <text:p>0.008686304092407</text:p>
          </table:table-cell>
          <table:table-cell table:style-name="Default" office:value-type="float" office:value="0.000124216079711914" calcext:value-type="float">
            <text:p>0.0001242160797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841617584228516" calcext:value-type="float">
            <text:p>8.42E-05</text:p>
          </table:table-cell>
          <table:table-cell office:value-type="float" office:value="0.000575542449951172" calcext:value-type="float">
            <text:p>0.000575542449951</text:p>
          </table:table-cell>
          <table:table-cell office:value-type="float" office:value="0.00943136215209961" calcext:value-type="float">
            <text:p>0.0094313621521</text:p>
          </table:table-cell>
          <table:table-cell office:value-type="float" office:value="0.00676536560058594" calcext:value-type="float">
            <text:p>0.00676536560058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0.0000965595245361328" calcext:value-type="float">
            <text:p>9.66E-05</text:p>
          </table:table-cell>
          <table:table-cell office:value-type="float" office:value="0.000473499298095703" calcext:value-type="float">
            <text:p>0.000473499298096</text:p>
          </table:table-cell>
          <table:table-cell office:value-type="float" office:value="0.0085759162902832" calcext:value-type="float">
            <text:p>0.008575916290283</text:p>
          </table:table-cell>
          <table:table-cell office:value-type="float" office:value="0.0000710487365722656" calcext:value-type="float">
            <text:p>7.10E-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0976347923278809" calcext:value-type="float">
            <text:p>0.009763479232788</text:p>
          </table:table-cell>
          <table:table-cell office:value-type="float" office:value="0.0065758228302002" calcext:value-type="float">
            <text:p>0.00657582283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0.0000965595245361328" calcext:value-type="float">
            <text:p>9.66E-05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915765762329102" calcext:value-type="float">
            <text:p>0.009157657623291</text:p>
          </table:table-cell>
          <table:table-cell table:style-name="Default" office:value-type="float" office:value="0.000105381011962891" calcext:value-type="float">
            <text:p>0.0001053810119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480413436889648" calcext:value-type="float">
            <text:p>0.00048041343689</text:p>
          </table:table-cell>
          <table:table-cell office:value-type="float" office:value="0.00911927223205566" calcext:value-type="float">
            <text:p>0.009119272232056</text:p>
          </table:table-cell>
          <table:table-cell office:value-type="float" office:value="0.00637364387512207" calcext:value-type="float">
            <text:p>0.006373643875122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0.0000774860382080078" calcext:value-type="float">
            <text:p>7.75E-05</text:p>
          </table:table-cell>
          <table:table-cell office:value-type="float" office:value="0.000514984130859375" calcext:value-type="float">
            <text:p>0.000514984130859</text:p>
          </table:table-cell>
          <table:table-cell office:value-type="float" office:value="0.00856542587280273" calcext:value-type="float">
            <text:p>0.008565425872803</text:p>
          </table:table-cell>
          <table:table-cell table:style-name="Default" office:value-type="float" office:value="0.000128507614135742" calcext:value-type="float">
            <text:p>0.0001285076141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963211059570313" calcext:value-type="float">
            <text:p>9.63E-05</text:p>
          </table:table-cell>
          <table:table-cell office:value-type="float" office:value="0.000505924224853516" calcext:value-type="float">
            <text:p>0.000505924224854</text:p>
          </table:table-cell>
          <table:table-cell office:value-type="float" office:value="0.0091392993927002" calcext:value-type="float">
            <text:p>0.0091392993927</text:p>
          </table:table-cell>
          <table:table-cell office:value-type="float" office:value="0.00649428367614746" calcext:value-type="float">
            <text:p>0.00649428367614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0.0000960826873779297" calcext:value-type="float">
            <text:p>9.61E-05</text:p>
          </table:table-cell>
          <table:table-cell office:value-type="float" office:value="0.000608682632446289" calcext:value-type="float">
            <text:p>0.000608682632446</text:p>
          </table:table-cell>
          <table:table-cell office:value-type="float" office:value="0.00898933410644531" calcext:value-type="float">
            <text:p>0.008989334106445</text:p>
          </table:table-cell>
          <table:table-cell table:style-name="Default" office:value-type="float" office:value="0.000102519989013672" calcext:value-type="float">
            <text:p>0.0001025199890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office:value-type="float" office:value="0.000106573104858398" calcext:value-type="float">
            <text:p>0.000106573104858</text:p>
          </table:table-cell>
          <table:table-cell office:value-type="float" office:value="0.000409841537475586" calcext:value-type="float">
            <text:p>0.000409841537476</text:p>
          </table:table-cell>
          <table:table-cell office:value-type="float" office:value="0.00924086570739746" calcext:value-type="float">
            <text:p>0.009240865707397</text:p>
          </table:table-cell>
          <table:table-cell office:value-type="float" office:value="0.00676846504211426" calcext:value-type="float">
            <text:p>0.006768465042114</text:p>
          </table:table-cell>
          <table:table-cell/>
          <table:table-cell office:value-type="float" office:value="692" calcext:value-type="float">
            <text:p>692</text:p>
          </table:table-cell>
          <table:table-cell table:style-name="Default" office:value-type="float" office:value="0.0001068115234375" calcext:value-type="float">
            <text:p>0.000106811523438</text:p>
          </table:table-cell>
          <table:table-cell office:value-type="float" office:value="0.000493049621582031" calcext:value-type="float">
            <text:p>0.000493049621582</text:p>
          </table:table-cell>
          <table:table-cell office:value-type="float" office:value="0.0090935230255127" calcext:value-type="float">
            <text:p>0.009093523025513</text:p>
          </table:table-cell>
          <table:table-cell table:style-name="Default" office:value-type="float" office:value="0.000152826309204102" calcext:value-type="float">
            <text:p>0.0001528263092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832080841064453" calcext:value-type="float">
            <text:p>8.32E-05</text:p>
          </table:table-cell>
          <table:table-cell office:value-type="float" office:value="0.000522375106811523" calcext:value-type="float">
            <text:p>0.000522375106812</text:p>
          </table:table-cell>
          <table:table-cell office:value-type="float" office:value="0.00956249237060547" calcext:value-type="float">
            <text:p>0.009562492370605</text:p>
          </table:table-cell>
          <table:table-cell office:value-type="float" office:value="0.00695514678955078" calcext:value-type="float">
            <text:p>0.006955146789551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0.0000860691070556641" calcext:value-type="float">
            <text:p>8.61E-05</text:p>
          </table:table-cell>
          <table:table-cell office:value-type="float" office:value="0.000446081161499023" calcext:value-type="float">
            <text:p>0.000446081161499</text:p>
          </table:table-cell>
          <table:table-cell office:value-type="float" office:value="0.00843715667724609" calcext:value-type="float">
            <text:p>0.008437156677246</text:p>
          </table:table-cell>
          <table:table-cell table:style-name="Default" office:value-type="float" office:value="0.00015711784362793" calcext:value-type="float">
            <text:p>0.0001571178436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786781311035156" calcext:value-type="float">
            <text:p>7.87E-05</text:p>
          </table:table-cell>
          <table:table-cell office:value-type="float" office:value="0.000583887100219727" calcext:value-type="float">
            <text:p>0.00058388710022</text:p>
          </table:table-cell>
          <table:table-cell office:value-type="float" office:value="0.00885200500488281" calcext:value-type="float">
            <text:p>0.008852005004883</text:p>
          </table:table-cell>
          <table:table-cell office:value-type="float" office:value="0.00661873817443848" calcext:value-type="float">
            <text:p>0.006618738174438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0.0000874996185302734" calcext:value-type="float">
            <text:p>8.75E-05</text:p>
          </table:table-cell>
          <table:table-cell office:value-type="float" office:value="0.000684022903442383" calcext:value-type="float">
            <text:p>0.000684022903442</text:p>
          </table:table-cell>
          <table:table-cell office:value-type="float" office:value="0.00901651382446289" calcext:value-type="float">
            <text:p>0.009016513824463</text:p>
          </table:table-cell>
          <table:table-cell table:style-name="Default" office:value-type="float" office:value="0.0001220703125" calcext:value-type="float">
            <text:p>0.00012207031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541925430297852" calcext:value-type="float">
            <text:p>0.000541925430298</text:p>
          </table:table-cell>
          <table:table-cell office:value-type="float" office:value="0.00897431373596191" calcext:value-type="float">
            <text:p>0.008974313735962</text:p>
          </table:table-cell>
          <table:table-cell office:value-type="float" office:value="0.00691771507263184" calcext:value-type="float">
            <text:p>0.006917715072632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0.0000846385955810547" calcext:value-type="float">
            <text:p>8.46E-05</text:p>
          </table:table-cell>
          <table:table-cell office:value-type="float" office:value="0.000458240509033203" calcext:value-type="float">
            <text:p>0.000458240509033</text:p>
          </table:table-cell>
          <table:table-cell office:value-type="float" office:value="0.00848150253295898" calcext:value-type="float">
            <text:p>0.008481502532959</text:p>
          </table:table-cell>
          <table:table-cell office:value-type="float" office:value="0.0000951290130615234" calcext:value-type="float">
            <text:p>9.51E-0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658035278320312" calcext:value-type="float">
            <text:p>6.58E-05</text:p>
          </table:table-cell>
          <table:table-cell office:value-type="float" office:value="0.000550270080566406" calcext:value-type="float">
            <text:p>0.000550270080566</text:p>
          </table:table-cell>
          <table:table-cell office:value-type="float" office:value="0.00913500785827637" calcext:value-type="float">
            <text:p>0.009135007858276</text:p>
          </table:table-cell>
          <table:table-cell office:value-type="float" office:value="0.00667881965637207" calcext:value-type="float">
            <text:p>0.006678819656372</text:p>
          </table:table-cell>
          <table:table-cell/>
          <table:table-cell office:value-type="float" office:value="696" calcext:value-type="float">
            <text:p>696</text:p>
          </table:table-cell>
          <table:table-cell table:style-name="Default" office:value-type="float" office:value="0.000146627426147461" calcext:value-type="float">
            <text:p>0.000146627426147</text:p>
          </table:table-cell>
          <table:table-cell office:value-type="float" office:value="0.000574588775634766" calcext:value-type="float">
            <text:p>0.000574588775635</text:p>
          </table:table-cell>
          <table:table-cell office:value-type="float" office:value="0.00863504409790039" calcext:value-type="float">
            <text:p>0.0086350440979</text:p>
          </table:table-cell>
          <table:table-cell office:value-type="float" office:value="0.0000994205474853516" calcext:value-type="float">
            <text:p>9.94E-0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777244567871094" calcext:value-type="float">
            <text:p>7.77E-05</text:p>
          </table:table-cell>
          <table:table-cell office:value-type="float" office:value="0.000533342361450195" calcext:value-type="float">
            <text:p>0.00053334236145</text:p>
          </table:table-cell>
          <table:table-cell office:value-type="float" office:value="0.00957798957824707" calcext:value-type="float">
            <text:p>0.009577989578247</text:p>
          </table:table-cell>
          <table:table-cell office:value-type="float" office:value="0.00709080696105957" calcext:value-type="float">
            <text:p>0.00709080696106</text:p>
          </table:table-cell>
          <table:table-cell/>
          <table:table-cell office:value-type="float" office:value="697" calcext:value-type="float">
            <text:p>697</text:p>
          </table:table-cell>
          <table:table-cell table:style-name="Default" office:value-type="float" office:value="0.000125885009765625" calcext:value-type="float">
            <text:p>0.000125885009766</text:p>
          </table:table-cell>
          <table:table-cell office:value-type="float" office:value="0.000494241714477539" calcext:value-type="float">
            <text:p>0.000494241714478</text:p>
          </table:table-cell>
          <table:table-cell office:value-type="float" office:value="0.00867819786071777" calcext:value-type="float">
            <text:p>0.008678197860718</text:p>
          </table:table-cell>
          <table:table-cell table:style-name="Default" office:value-type="float" office:value="0.000128269195556641" calcext:value-type="float">
            <text:p>0.00012826919555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660419464111328" calcext:value-type="float">
            <text:p>6.60E-05</text:p>
          </table:table-cell>
          <table:table-cell office:value-type="float" office:value="0.000555038452148438" calcext:value-type="float">
            <text:p>0.000555038452148</text:p>
          </table:table-cell>
          <table:table-cell office:value-type="float" office:value="0.00972032546997071" calcext:value-type="float">
            <text:p>0.009720325469971</text:p>
          </table:table-cell>
          <table:table-cell office:value-type="float" office:value="0.00661945343017578" calcext:value-type="float">
            <text:p>0.006619453430176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0000846385955810547" calcext:value-type="float">
            <text:p>8.46E-05</text:p>
          </table:table-cell>
          <table:table-cell office:value-type="float" office:value="0.000550746917724609" calcext:value-type="float">
            <text:p>0.000550746917725</text:p>
          </table:table-cell>
          <table:table-cell office:value-type="float" office:value="0.00830817222595215" calcext:value-type="float">
            <text:p>0.008308172225952</text:p>
          </table:table-cell>
          <table:table-cell table:style-name="Default" office:value-type="float" office:value="0.000124216079711914" calcext:value-type="float">
            <text:p>0.0001242160797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653266906738281" calcext:value-type="float">
            <text:p>6.53E-05</text:p>
          </table:table-cell>
          <table:table-cell office:value-type="float" office:value="0.000638723373413086" calcext:value-type="float">
            <text:p>0.000638723373413</text:p>
          </table:table-cell>
          <table:table-cell office:value-type="float" office:value="0.00916886329650879" calcext:value-type="float">
            <text:p>0.009168863296509</text:p>
          </table:table-cell>
          <table:table-cell office:value-type="float" office:value="0.00691676139831543" calcext:value-type="float">
            <text:p>0.006916761398315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0.0000870227813720703" calcext:value-type="float">
            <text:p>8.70E-05</text:p>
          </table:table-cell>
          <table:table-cell office:value-type="float" office:value="0.000843524932861328" calcext:value-type="float">
            <text:p>0.000843524932861</text:p>
          </table:table-cell>
          <table:table-cell office:value-type="float" office:value="0.00923919677734375" calcext:value-type="float">
            <text:p>0.009239196777344</text:p>
          </table:table-cell>
          <table:table-cell table:style-name="Default" office:value-type="float" office:value="0.000139236450195313" calcext:value-type="float">
            <text:p>0.00013923645019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507116317749023" calcext:value-type="float">
            <text:p>0.000507116317749</text:p>
          </table:table-cell>
          <table:table-cell office:value-type="float" office:value="0.00914955139160156" calcext:value-type="float">
            <text:p>0.009149551391602</text:p>
          </table:table-cell>
          <table:table-cell office:value-type="float" office:value="0.00680279731750488" calcext:value-type="float">
            <text:p>0.00680279731750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0836849212646484" calcext:value-type="float">
            <text:p>8.37E-05</text:p>
          </table:table-cell>
          <table:table-cell office:value-type="float" office:value="0.000596761703491211" calcext:value-type="float">
            <text:p>0.000596761703491</text:p>
          </table:table-cell>
          <table:table-cell office:value-type="float" office:value="0.00867366790771485" calcext:value-type="float">
            <text:p>0.008673667907715</text:p>
          </table:table-cell>
          <table:table-cell office:value-type="float" office:value="0.0000982284545898438" calcext:value-type="float">
            <text:p>9.82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0.00011754035949707" calcext:value-type="float">
            <text:p>0.000117540359497</text:p>
          </table:table-cell>
          <table:table-cell office:value-type="float" office:value="0.000501871109008789" calcext:value-type="float">
            <text:p>0.000501871109009</text:p>
          </table:table-cell>
          <table:table-cell office:value-type="float" office:value="0.00963830947875977" calcext:value-type="float">
            <text:p>0.00963830947876</text:p>
          </table:table-cell>
          <table:table-cell office:value-type="float" office:value="0.00687980651855469" calcext:value-type="float">
            <text:p>0.006879806518555</text:p>
          </table:table-cell>
          <table:table-cell/>
          <table:table-cell office:value-type="float" office:value="701" calcext:value-type="float">
            <text:p>701</text:p>
          </table:table-cell>
          <table:table-cell table:style-name="Default" office:value-type="float" office:value="0.000138521194458008" calcext:value-type="float">
            <text:p>0.000138521194458</text:p>
          </table:table-cell>
          <table:table-cell office:value-type="float" office:value="0.000576257705688477" calcext:value-type="float">
            <text:p>0.000576257705688</text:p>
          </table:table-cell>
          <table:table-cell office:value-type="float" office:value="0.00898838043212891" calcext:value-type="float">
            <text:p>0.008988380432129</text:p>
          </table:table-cell>
          <table:table-cell table:style-name="Default" office:value-type="float" office:value="0.000123977661132813" calcext:value-type="float">
            <text:p>0.0001239776611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872611999511719" calcext:value-type="float">
            <text:p>8.73E-05</text:p>
          </table:table-cell>
          <table:table-cell office:value-type="float" office:value="0.000508546829223633" calcext:value-type="float">
            <text:p>0.000508546829224</text:p>
          </table:table-cell>
          <table:table-cell office:value-type="float" office:value="0.00855898857116699" calcext:value-type="float">
            <text:p>0.008558988571167</text:p>
          </table:table-cell>
          <table:table-cell office:value-type="float" office:value="0.00678682327270508" calcext:value-type="float">
            <text:p>0.00678682327270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0.000080108642578125" calcext:value-type="float">
            <text:p>8.01E-05</text:p>
          </table:table-cell>
          <table:table-cell office:value-type="float" office:value="0.000578165054321289" calcext:value-type="float">
            <text:p>0.000578165054321</text:p>
          </table:table-cell>
          <table:table-cell office:value-type="float" office:value="0.00875449180603027" calcext:value-type="float">
            <text:p>0.00875449180603</text:p>
          </table:table-cell>
          <table:table-cell table:style-name="Default" office:value-type="float" office:value="0.000102519989013672" calcext:value-type="float">
            <text:p>0.0001025199890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984668731689453" calcext:value-type="float">
            <text:p>9.85E-05</text:p>
          </table:table-cell>
          <table:table-cell office:value-type="float" office:value="0.00052642822265625" calcext:value-type="float">
            <text:p>0.000526428222656</text:p>
          </table:table-cell>
          <table:table-cell office:value-type="float" office:value="0.00875449180603027" calcext:value-type="float">
            <text:p>0.00875449180603</text:p>
          </table:table-cell>
          <table:table-cell office:value-type="float" office:value="0.00696563720703125" calcext:value-type="float">
            <text:p>0.006965637207031</text:p>
          </table:table-cell>
          <table:table-cell/>
          <table:table-cell office:value-type="float" office:value="703" calcext:value-type="float">
            <text:p>703</text:p>
          </table:table-cell>
          <table:table-cell table:style-name="Default" office:value-type="float" office:value="0.0001220703125" calcext:value-type="float">
            <text:p>0.0001220703125</text:p>
          </table:table-cell>
          <table:table-cell office:value-type="float" office:value="0.000715017318725586" calcext:value-type="float">
            <text:p>0.000715017318726</text:p>
          </table:table-cell>
          <table:table-cell office:value-type="float" office:value="0.00885820388793945" calcext:value-type="float">
            <text:p>0.008858203887939</text:p>
          </table:table-cell>
          <table:table-cell table:style-name="Default" office:value-type="float" office:value="0.000110387802124023" calcext:value-type="float">
            <text:p>0.0001103878021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803470611572266" calcext:value-type="float">
            <text:p>8.03E-05</text:p>
          </table:table-cell>
          <table:table-cell office:value-type="float" office:value="0.000502347946166992" calcext:value-type="float">
            <text:p>0.000502347946167</text:p>
          </table:table-cell>
          <table:table-cell office:value-type="float" office:value="0.00888776779174805" calcext:value-type="float">
            <text:p>0.008887767791748</text:p>
          </table:table-cell>
          <table:table-cell office:value-type="float" office:value="0.00686812400817871" calcext:value-type="float">
            <text:p>0.006868124008179</text:p>
          </table:table-cell>
          <table:table-cell/>
          <table:table-cell office:value-type="float" office:value="704" calcext:value-type="float">
            <text:p>704</text:p>
          </table:table-cell>
          <table:table-cell table:style-name="Default" office:value-type="float" office:value="0.000113010406494141" calcext:value-type="float">
            <text:p>0.000113010406494</text:p>
          </table:table-cell>
          <table:table-cell office:value-type="float" office:value="0.000612258911132813" calcext:value-type="float">
            <text:p>0.000612258911133</text:p>
          </table:table-cell>
          <table:table-cell office:value-type="float" office:value="0.00894260406494141" calcext:value-type="float">
            <text:p>0.008942604064941</text:p>
          </table:table-cell>
          <table:table-cell table:style-name="Default" office:value-type="float" office:value="0.000138998031616211" calcext:value-type="float">
            <text:p>0.0001389980316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662803649902344" calcext:value-type="float">
            <text:p>6.63E-05</text:p>
          </table:table-cell>
          <table:table-cell office:value-type="float" office:value="0.000468254089355469" calcext:value-type="float">
            <text:p>0.000468254089355</text:p>
          </table:table-cell>
          <table:table-cell office:value-type="float" office:value="0.0089256763458252" calcext:value-type="float">
            <text:p>0.008925676345825</text:p>
          </table:table-cell>
          <table:table-cell office:value-type="float" office:value="0.00689148902893066" calcext:value-type="float">
            <text:p>0.00689148902893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0000655651092529297" calcext:value-type="float">
            <text:p>6.56E-05</text:p>
          </table:table-cell>
          <table:table-cell office:value-type="float" office:value="0.00053715705871582" calcext:value-type="float">
            <text:p>0.000537157058716</text:p>
          </table:table-cell>
          <table:table-cell office:value-type="float" office:value="0.00866341590881348" calcext:value-type="float">
            <text:p>0.008663415908813</text:p>
          </table:table-cell>
          <table:table-cell office:value-type="float" office:value="0.0000870227813720703" calcext:value-type="float">
            <text:p>8.70E-0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851154327392578" calcext:value-type="float">
            <text:p>8.51E-05</text:p>
          </table:table-cell>
          <table:table-cell office:value-type="float" office:value="0.00050044059753418" calcext:value-type="float">
            <text:p>0.000500440597534</text:p>
          </table:table-cell>
          <table:table-cell office:value-type="float" office:value="0.00868034362792969" calcext:value-type="float">
            <text:p>0.00868034362793</text:p>
          </table:table-cell>
          <table:table-cell office:value-type="float" office:value="0.00705242156982422" calcext:value-type="float">
            <text:p>0.007052421569824</text:p>
          </table:table-cell>
          <table:table-cell/>
          <table:table-cell office:value-type="float" office:value="706" calcext:value-type="float">
            <text:p>706</text:p>
          </table:table-cell>
          <table:table-cell table:style-name="Default" office:value-type="float" office:value="0.000123023986816406" calcext:value-type="float">
            <text:p>0.000123023986816</text:p>
          </table:table-cell>
          <table:table-cell office:value-type="float" office:value="0.000653982162475586" calcext:value-type="float">
            <text:p>0.000653982162476</text:p>
          </table:table-cell>
          <table:table-cell office:value-type="float" office:value="0.00859308242797852" calcext:value-type="float">
            <text:p>0.008593082427979</text:p>
          </table:table-cell>
          <table:table-cell office:value-type="float" office:value="0.0000753402709960937" calcext:value-type="float">
            <text:p>7.53E-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848770141601563" calcext:value-type="float">
            <text:p>8.49E-05</text:p>
          </table:table-cell>
          <table:table-cell office:value-type="float" office:value="0.000516653060913086" calcext:value-type="float">
            <text:p>0.000516653060913</text:p>
          </table:table-cell>
          <table:table-cell office:value-type="float" office:value="0.00860881805419922" calcext:value-type="float">
            <text:p>0.008608818054199</text:p>
          </table:table-cell>
          <table:table-cell office:value-type="float" office:value="0.00704407691955567" calcext:value-type="float">
            <text:p>0.007044076919556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0.0000660419464111328" calcext:value-type="float">
            <text:p>6.60E-05</text:p>
          </table:table-cell>
          <table:table-cell office:value-type="float" office:value="0.000528335571289063" calcext:value-type="float">
            <text:p>0.000528335571289</text:p>
          </table:table-cell>
          <table:table-cell office:value-type="float" office:value="0.00825190544128418" calcext:value-type="float">
            <text:p>0.008251905441284</text:p>
          </table:table-cell>
          <table:table-cell office:value-type="float" office:value="0.0000779628753662109" calcext:value-type="float">
            <text:p>7.80E-0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679492950439453" calcext:value-type="float">
            <text:p>6.79E-05</text:p>
          </table:table-cell>
          <table:table-cell office:value-type="float" office:value="0.000543832778930664" calcext:value-type="float">
            <text:p>0.000543832778931</text:p>
          </table:table-cell>
          <table:table-cell office:value-type="float" office:value="0.00899028778076172" calcext:value-type="float">
            <text:p>0.008990287780762</text:p>
          </table:table-cell>
          <table:table-cell office:value-type="float" office:value="0.00703501701354981" calcext:value-type="float">
            <text:p>0.0070350170135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0.0000658035278320312" calcext:value-type="float">
            <text:p>6.58E-05</text:p>
          </table:table-cell>
          <table:table-cell office:value-type="float" office:value="0.00050044059753418" calcext:value-type="float">
            <text:p>0.000500440597534</text:p>
          </table:table-cell>
          <table:table-cell office:value-type="float" office:value="0.00821566581726074" calcext:value-type="float">
            <text:p>0.008215665817261</text:p>
          </table:table-cell>
          <table:table-cell table:style-name="Default" office:value-type="float" office:value="0.000106573104858398" calcext:value-type="float">
            <text:p>0.0001065731048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786781311035156" calcext:value-type="float">
            <text:p>7.87E-05</text:p>
          </table:table-cell>
          <table:table-cell office:value-type="float" office:value="0.000781774520874023" calcext:value-type="float">
            <text:p>0.000781774520874</text:p>
          </table:table-cell>
          <table:table-cell office:value-type="float" office:value="0.00853848457336426" calcext:value-type="float">
            <text:p>0.008538484573364</text:p>
          </table:table-cell>
          <table:table-cell office:value-type="float" office:value="0.00702142715454102" calcext:value-type="float">
            <text:p>0.007021427154541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538349151611328" calcext:value-type="float">
            <text:p>0.000538349151611</text:p>
          </table:table-cell>
          <table:table-cell office:value-type="float" office:value="0.00852346420288086" calcext:value-type="float">
            <text:p>0.008523464202881</text:p>
          </table:table-cell>
          <table:table-cell table:style-name="Default" office:value-type="float" office:value="0.000142335891723633" calcext:value-type="float">
            <text:p>0.0001423358917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994205474853516" calcext:value-type="float">
            <text:p>9.94E-05</text:p>
          </table:table-cell>
          <table:table-cell office:value-type="float" office:value="0.000706672668457031" calcext:value-type="float">
            <text:p>0.000706672668457</text:p>
          </table:table-cell>
          <table:table-cell office:value-type="float" office:value="0.00890374183654785" calcext:value-type="float">
            <text:p>0.008903741836548</text:p>
          </table:table-cell>
          <table:table-cell office:value-type="float" office:value="0.00710606575012207" calcext:value-type="float">
            <text:p>0.007106065750122</text:p>
          </table:table-cell>
          <table:table-cell/>
          <table:table-cell office:value-type="float" office:value="710" calcext:value-type="float">
            <text:p>710</text:p>
          </table:table-cell>
          <table:table-cell table:style-name="Default" office:value-type="float" office:value="0.0001068115234375" calcext:value-type="float">
            <text:p>0.000106811523438</text:p>
          </table:table-cell>
          <table:table-cell office:value-type="float" office:value="0.000660181045532227" calcext:value-type="float">
            <text:p>0.000660181045532</text:p>
          </table:table-cell>
          <table:table-cell office:value-type="float" office:value="0.00838422775268555" calcext:value-type="float">
            <text:p>0.008384227752686</text:p>
          </table:table-cell>
          <table:table-cell table:style-name="Default" office:value-type="float" office:value="0.000108003616333008" calcext:value-type="float">
            <text:p>0.0001080036163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665187835693359" calcext:value-type="float">
            <text:p>6.65E-05</text:p>
          </table:table-cell>
          <table:table-cell office:value-type="float" office:value="0.000512361526489258" calcext:value-type="float">
            <text:p>0.000512361526489</text:p>
          </table:table-cell>
          <table:table-cell office:value-type="float" office:value="0.00863504409790039" calcext:value-type="float">
            <text:p>0.0086350440979</text:p>
          </table:table-cell>
          <table:table-cell office:value-type="float" office:value="0.00714826583862305" calcext:value-type="float">
            <text:p>0.007148265838623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0000803470611572266" calcext:value-type="float">
            <text:p>8.03E-05</text:p>
          </table:table-cell>
          <table:table-cell office:value-type="float" office:value="0.000600099563598633" calcext:value-type="float">
            <text:p>0.000600099563599</text:p>
          </table:table-cell>
          <table:table-cell office:value-type="float" office:value="0.00884103775024414" calcext:value-type="float">
            <text:p>0.008841037750244</text:p>
          </table:table-cell>
          <table:table-cell table:style-name="Default" office:value-type="float" office:value="0.000101804733276367" calcext:value-type="float">
            <text:p>0.0001018047332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64849853515625" calcext:value-type="float">
            <text:p>6.48E-05</text:p>
          </table:table-cell>
          <table:table-cell office:value-type="float" office:value="0.000573635101318359" calcext:value-type="float">
            <text:p>0.000573635101318</text:p>
          </table:table-cell>
          <table:table-cell office:value-type="float" office:value="0.00881290435791016" calcext:value-type="float">
            <text:p>0.00881290435791</text:p>
          </table:table-cell>
          <table:table-cell office:value-type="float" office:value="0.00692057609558106" calcext:value-type="float">
            <text:p>0.006920576095581</text:p>
          </table:table-cell>
          <table:table-cell/>
          <table:table-cell office:value-type="float" office:value="712" calcext:value-type="float">
            <text:p>712</text:p>
          </table:table-cell>
          <table:table-cell table:style-name="Default" office:value-type="float" office:value="0.000111818313598633" calcext:value-type="float">
            <text:p>0.000111818313599</text:p>
          </table:table-cell>
          <table:table-cell office:value-type="float" office:value="0.000477075576782227" calcext:value-type="float">
            <text:p>0.000477075576782</text:p>
          </table:table-cell>
          <table:table-cell office:value-type="float" office:value="0.00837492942810059" calcext:value-type="float">
            <text:p>0.008374929428101</text:p>
          </table:table-cell>
          <table:table-cell office:value-type="float" office:value="0.0000755786895751953" calcext:value-type="float">
            <text:p>7.56E-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643730163574219" calcext:value-type="float">
            <text:p>6.44E-05</text:p>
          </table:table-cell>
          <table:table-cell office:value-type="float" office:value="0.000558614730834961" calcext:value-type="float">
            <text:p>0.000558614730835</text:p>
          </table:table-cell>
          <table:table-cell office:value-type="float" office:value="0.00881576538085938" calcext:value-type="float">
            <text:p>0.008815765380859</text:p>
          </table:table-cell>
          <table:table-cell office:value-type="float" office:value="0.00696849822998047" calcext:value-type="float">
            <text:p>0.0069684982299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0.0000662803649902344" calcext:value-type="float">
            <text:p>6.63E-05</text:p>
          </table:table-cell>
          <table:table-cell office:value-type="float" office:value="0.000499725341796875" calcext:value-type="float">
            <text:p>0.000499725341797</text:p>
          </table:table-cell>
          <table:table-cell office:value-type="float" office:value="0.00865936279296875" calcext:value-type="float">
            <text:p>0.008659362792969</text:p>
          </table:table-cell>
          <table:table-cell table:style-name="Default" office:value-type="float" office:value="0.000107049942016602" calcext:value-type="float">
            <text:p>0.0001070499420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425815582275391" calcext:value-type="float">
            <text:p>0.000425815582275</text:p>
          </table:table-cell>
          <table:table-cell office:value-type="float" office:value="0.00927829742431641" calcext:value-type="float">
            <text:p>0.009278297424316</text:p>
          </table:table-cell>
          <table:table-cell office:value-type="float" office:value="0.00711679458618164" calcext:value-type="float">
            <text:p>0.007116794586182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0.0000793933868408203" calcext:value-type="float">
            <text:p>7.94E-05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861620903015137" calcext:value-type="float">
            <text:p>0.008616209030151</text:p>
          </table:table-cell>
          <table:table-cell office:value-type="float" office:value="0.0000958442687988281" calcext:value-type="float">
            <text:p>9.58E-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665187835693359" calcext:value-type="float">
            <text:p>6.65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0898313522338867" calcext:value-type="float">
            <text:p>0.008983135223389</text:p>
          </table:table-cell>
          <table:table-cell office:value-type="float" office:value="0.00719189643859863" calcext:value-type="float">
            <text:p>0.007191896438599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0.0000681877136230469" calcext:value-type="float">
            <text:p>6.82E-05</text:p>
          </table:table-cell>
          <table:table-cell office:value-type="float" office:value="0.000491142272949219" calcext:value-type="float">
            <text:p>0.000491142272949</text:p>
          </table:table-cell>
          <table:table-cell office:value-type="float" office:value="0.00848793983459473" calcext:value-type="float">
            <text:p>0.008487939834595</text:p>
          </table:table-cell>
          <table:table-cell table:style-name="Default" office:value-type="float" office:value="0.000108718872070313" calcext:value-type="float">
            <text:p>0.000108718872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441312789916992" calcext:value-type="float">
            <text:p>0.000441312789917</text:p>
          </table:table-cell>
          <table:table-cell office:value-type="float" office:value="0.00878667831420898" calcext:value-type="float">
            <text:p>0.008786678314209</text:p>
          </table:table-cell>
          <table:table-cell office:value-type="float" office:value="0.00688314437866211" calcext:value-type="float">
            <text:p>0.00688314437866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0.0000789165496826172" calcext:value-type="float">
            <text:p>7.89E-05</text:p>
          </table:table-cell>
          <table:table-cell office:value-type="float" office:value="0.000513076782226563" calcext:value-type="float">
            <text:p>0.000513076782227</text:p>
          </table:table-cell>
          <table:table-cell office:value-type="float" office:value="0.00850677490234375" calcext:value-type="float">
            <text:p>0.008506774902344</text:p>
          </table:table-cell>
          <table:table-cell table:style-name="Default" office:value-type="float" office:value="0.000101566314697266" calcext:value-type="float">
            <text:p>0.00010156631469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494003295898438" calcext:value-type="float">
            <text:p>0.000494003295898</text:p>
          </table:table-cell>
          <table:table-cell office:value-type="float" office:value="0.00892138481140137" calcext:value-type="float">
            <text:p>0.008921384811401</text:p>
          </table:table-cell>
          <table:table-cell office:value-type="float" office:value="0.00733304023742676" calcext:value-type="float">
            <text:p>0.007333040237427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float" office:value="0.000133037567138672" calcext:value-type="float">
            <text:p>0.000133037567139</text:p>
          </table:table-cell>
          <table:table-cell office:value-type="float" office:value="0.000677108764648438" calcext:value-type="float">
            <text:p>0.000677108764648</text:p>
          </table:table-cell>
          <table:table-cell office:value-type="float" office:value="0.00872182846069336" calcext:value-type="float">
            <text:p>0.008721828460693</text:p>
          </table:table-cell>
          <table:table-cell table:style-name="Default" office:value-type="float" office:value="0.000109434127807617" calcext:value-type="float">
            <text:p>0.00010943412780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office:value-type="float" office:value="0.000101089477539063" calcext:value-type="float">
            <text:p>0.000101089477539</text:p>
          </table:table-cell>
          <table:table-cell office:value-type="float" office:value="0.000472545623779297" calcext:value-type="float">
            <text:p>0.000472545623779</text:p>
          </table:table-cell>
          <table:table-cell office:value-type="float" office:value="0.00877213478088379" calcext:value-type="float">
            <text:p>0.008772134780884</text:p>
          </table:table-cell>
          <table:table-cell office:value-type="float" office:value="0.00720286369323731" calcext:value-type="float">
            <text:p>0.007202863693237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0.0000689029693603516" calcext:value-type="float">
            <text:p>6.89E-05</text:p>
          </table:table-cell>
          <table:table-cell office:value-type="float" office:value="0.000404119491577148" calcext:value-type="float">
            <text:p>0.000404119491577</text:p>
          </table:table-cell>
          <table:table-cell office:value-type="float" office:value="0.00846385955810547" calcext:value-type="float">
            <text:p>0.008463859558105</text:p>
          </table:table-cell>
          <table:table-cell office:value-type="float" office:value="0.0000922679901123047" calcext:value-type="float">
            <text:p>9.23E-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660419464111328" calcext:value-type="float">
            <text:p>6.60E-05</text:p>
          </table:table-cell>
          <table:table-cell office:value-type="float" office:value="0.000490903854370117" calcext:value-type="float">
            <text:p>0.00049090385437</text:p>
          </table:table-cell>
          <table:table-cell office:value-type="float" office:value="0.0088803768157959" calcext:value-type="float">
            <text:p>0.008880376815796</text:p>
          </table:table-cell>
          <table:table-cell office:value-type="float" office:value="0.00700569152832031" calcext:value-type="float">
            <text:p>0.00700569152832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float" office:value="0.000108242034912109" calcext:value-type="float">
            <text:p>0.000108242034912</text:p>
          </table:table-cell>
          <table:table-cell office:value-type="float" office:value="0.000423431396484375" calcext:value-type="float">
            <text:p>0.000423431396484</text:p>
          </table:table-cell>
          <table:table-cell office:value-type="float" office:value="0.00848603248596191" calcext:value-type="float">
            <text:p>0.008486032485962</text:p>
          </table:table-cell>
          <table:table-cell table:style-name="Default" office:value-type="float" office:value="0.000106096267700195" calcext:value-type="float">
            <text:p>0.000106096267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917911529541016" calcext:value-type="float">
            <text:p>9.18E-05</text:p>
          </table:table-cell>
          <table:table-cell office:value-type="float" office:value="0.000587224960327148" calcext:value-type="float">
            <text:p>0.000587224960327</text:p>
          </table:table-cell>
          <table:table-cell office:value-type="float" office:value="0.00826525688171387" calcext:value-type="float">
            <text:p>0.008265256881714</text:p>
          </table:table-cell>
          <table:table-cell office:value-type="float" office:value="0.00743651390075684" calcext:value-type="float">
            <text:p>0.007436513900757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float" office:value="0.000113248825073242" calcext:value-type="float">
            <text:p>0.000113248825073</text:p>
          </table:table-cell>
          <table:table-cell office:value-type="float" office:value="0.000457525253295898" calcext:value-type="float">
            <text:p>0.000457525253296</text:p>
          </table:table-cell>
          <table:table-cell office:value-type="float" office:value="0.00872039794921875" calcext:value-type="float">
            <text:p>0.008720397949219</text:p>
          </table:table-cell>
          <table:table-cell office:value-type="float" office:value="0.0000879764556884766" calcext:value-type="float">
            <text:p>8.80E-0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478744506835938" calcext:value-type="float">
            <text:p>0.000478744506836</text:p>
          </table:table-cell>
          <table:table-cell office:value-type="float" office:value="0.00882792472839356" calcext:value-type="float">
            <text:p>0.008827924728394</text:p>
          </table:table-cell>
          <table:table-cell office:value-type="float" office:value="0.00718092918395996" calcext:value-type="float">
            <text:p>0.00718092918396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0.0000936985015869141" calcext:value-type="float">
            <text:p>9.37E-05</text:p>
          </table:table-cell>
          <table:table-cell office:value-type="float" office:value="0.000458240509033203" calcext:value-type="float">
            <text:p>0.000458240509033</text:p>
          </table:table-cell>
          <table:table-cell office:value-type="float" office:value="0.00843882560729981" calcext:value-type="float">
            <text:p>0.0084388256073</text:p>
          </table:table-cell>
          <table:table-cell table:style-name="Default" office:value-type="float" office:value="0.000105619430541992" calcext:value-type="float">
            <text:p>0.00010561943054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office:value-type="float" office:value="0.000101089477539063" calcext:value-type="float">
            <text:p>0.000101089477539</text:p>
          </table:table-cell>
          <table:table-cell office:value-type="float" office:value="0.000482797622680664" calcext:value-type="float">
            <text:p>0.000482797622681</text:p>
          </table:table-cell>
          <table:table-cell office:value-type="float" office:value="0.00983548164367676" calcext:value-type="float">
            <text:p>0.009835481643677</text:p>
          </table:table-cell>
          <table:table-cell office:value-type="float" office:value="0.00719690322875977" calcext:value-type="float">
            <text:p>0.00719690322876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0.0000982284545898438" calcext:value-type="float">
            <text:p>9.82E-05</text:p>
          </table:table-cell>
          <table:table-cell office:value-type="float" office:value="0.00048518180847168" calcext:value-type="float">
            <text:p>0.000485181808472</text:p>
          </table:table-cell>
          <table:table-cell office:value-type="float" office:value="0.00865578651428223" calcext:value-type="float">
            <text:p>0.008655786514282</text:p>
          </table:table-cell>
          <table:table-cell table:style-name="Default" office:value-type="float" office:value="0.000109195709228516" calcext:value-type="float">
            <text:p>0.0001091957092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658988952636719" calcext:value-type="float">
            <text:p>0.000658988952637</text:p>
          </table:table-cell>
          <table:table-cell office:value-type="float" office:value="0.00963830947875977" calcext:value-type="float">
            <text:p>0.00963830947876</text:p>
          </table:table-cell>
          <table:table-cell office:value-type="float" office:value="0.00720357894897461" calcext:value-type="float">
            <text:p>0.007203578948975</text:p>
          </table:table-cell>
          <table:table-cell/>
          <table:table-cell office:value-type="float" office:value="723" calcext:value-type="float">
            <text:p>723</text:p>
          </table:table-cell>
          <table:table-cell table:style-name="Default" office:value-type="float" office:value="0.000101327896118164" calcext:value-type="float">
            <text:p>0.000101327896118</text:p>
          </table:table-cell>
          <table:table-cell office:value-type="float" office:value="0.000481605529785156" calcext:value-type="float">
            <text:p>0.000481605529785</text:p>
          </table:table-cell>
          <table:table-cell office:value-type="float" office:value="0.00829362869262695" calcext:value-type="float">
            <text:p>0.008293628692627</text:p>
          </table:table-cell>
          <table:table-cell office:value-type="float" office:value="0.0000932216644287109" calcext:value-type="float">
            <text:p>9.32E-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office:value-type="float" office:value="0.000124454498291016" calcext:value-type="float">
            <text:p>0.000124454498291</text:p>
          </table:table-cell>
          <table:table-cell office:value-type="float" office:value="0.000735044479370117" calcext:value-type="float">
            <text:p>0.00073504447937</text:p>
          </table:table-cell>
          <table:table-cell office:value-type="float" office:value="0.00829815864562988" calcext:value-type="float">
            <text:p>0.00829815864563</text:p>
          </table:table-cell>
          <table:table-cell office:value-type="float" office:value="0.00723862648010254" calcext:value-type="float">
            <text:p>0.0072386264801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0.0000681877136230469" calcext:value-type="float">
            <text:p>6.82E-05</text:p>
          </table:table-cell>
          <table:table-cell office:value-type="float" office:value="0.000487327575683594" calcext:value-type="float">
            <text:p>0.000487327575684</text:p>
          </table:table-cell>
          <table:table-cell office:value-type="float" office:value="0.00867986679077148" calcext:value-type="float">
            <text:p>0.008679866790771</text:p>
          </table:table-cell>
          <table:table-cell office:value-type="float" office:value="0.000080108642578125" calcext:value-type="float">
            <text:p>8.01E-0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653266906738281" calcext:value-type="float">
            <text:p>6.53E-05</text:p>
          </table:table-cell>
          <table:table-cell office:value-type="float" office:value="0.000502109527587891" calcext:value-type="float">
            <text:p>0.000502109527588</text:p>
          </table:table-cell>
          <table:table-cell office:value-type="float" office:value="0.00940942764282227" calcext:value-type="float">
            <text:p>0.009409427642822</text:p>
          </table:table-cell>
          <table:table-cell office:value-type="float" office:value="0.00747847557067871" calcext:value-type="float">
            <text:p>0.007478475570679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0.0000879764556884766" calcext:value-type="float">
            <text:p>8.80E-05</text:p>
          </table:table-cell>
          <table:table-cell office:value-type="float" office:value="0.000514984130859375" calcext:value-type="float">
            <text:p>0.000514984130859</text:p>
          </table:table-cell>
          <table:table-cell office:value-type="float" office:value="0.00834393501281738" calcext:value-type="float">
            <text:p>0.008343935012817</text:p>
          </table:table-cell>
          <table:table-cell table:style-name="Default" office:value-type="float" office:value="0.00011134147644043" calcext:value-type="float">
            <text:p>0.0001113414764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float" office:value="0.000146865844726563" calcext:value-type="float">
            <text:p>0.000146865844727</text:p>
          </table:table-cell>
          <table:table-cell office:value-type="float" office:value="0.000692367553710938" calcext:value-type="float">
            <text:p>0.000692367553711</text:p>
          </table:table-cell>
          <table:table-cell office:value-type="float" office:value="0.0101900100708008" calcext:value-type="float">
            <text:p>0.010190010070801</text:p>
          </table:table-cell>
          <table:table-cell office:value-type="float" office:value="0.00830364227294922" calcext:value-type="float">
            <text:p>0.008303642272949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0.0000705718994140625" calcext:value-type="float">
            <text:p>7.06E-05</text:p>
          </table:table-cell>
          <table:table-cell office:value-type="float" office:value="0.000456333160400391" calcext:value-type="float">
            <text:p>0.0004563331604</text:p>
          </table:table-cell>
          <table:table-cell office:value-type="float" office:value="0.0087435245513916" calcext:value-type="float">
            <text:p>0.008743524551392</text:p>
          </table:table-cell>
          <table:table-cell office:value-type="float" office:value="0.0000965595245361328" calcext:value-type="float">
            <text:p>9.66E-0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669956207275391" calcext:value-type="float">
            <text:p>6.70E-05</text:p>
          </table:table-cell>
          <table:table-cell office:value-type="float" office:value="0.000434160232543945" calcext:value-type="float">
            <text:p>0.000434160232544</text:p>
          </table:table-cell>
          <table:table-cell office:value-type="float" office:value="0.00804901123046875" calcext:value-type="float">
            <text:p>0.008049011230469</text:p>
          </table:table-cell>
          <table:table-cell office:value-type="float" office:value="0.00826835632324219" calcext:value-type="float">
            <text:p>0.008268356323242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0.0000967979431152344" calcext:value-type="float">
            <text:p>9.68E-05</text:p>
          </table:table-cell>
          <table:table-cell office:value-type="float" office:value="0.000430583953857422" calcext:value-type="float">
            <text:p>0.000430583953857</text:p>
          </table:table-cell>
          <table:table-cell office:value-type="float" office:value="0.00869441032409668" calcext:value-type="float">
            <text:p>0.008694410324097</text:p>
          </table:table-cell>
          <table:table-cell table:style-name="Default" office:value-type="float" office:value="0.000112056732177734" calcext:value-type="float">
            <text:p>0.00011205673217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530719757080078" calcext:value-type="float">
            <text:p>0.00053071975708</text:p>
          </table:table-cell>
          <table:table-cell office:value-type="float" office:value="0.00885558128356934" calcext:value-type="float">
            <text:p>0.008855581283569</text:p>
          </table:table-cell>
          <table:table-cell office:value-type="float" office:value="0.00776219367980957" calcext:value-type="float">
            <text:p>0.00776219367981</text:p>
          </table:table-cell>
          <table:table-cell/>
          <table:table-cell office:value-type="float" office:value="728" calcext:value-type="float">
            <text:p>728</text:p>
          </table:table-cell>
          <table:table-cell table:style-name="Default" office:value-type="float" office:value="0.000100374221801758" calcext:value-type="float">
            <text:p>0.000100374221802</text:p>
          </table:table-cell>
          <table:table-cell office:value-type="float" office:value="0.000477313995361328" calcext:value-type="float">
            <text:p>0.000477313995361</text:p>
          </table:table-cell>
          <table:table-cell office:value-type="float" office:value="0.00835347175598145" calcext:value-type="float">
            <text:p>0.008353471755981</text:p>
          </table:table-cell>
          <table:table-cell table:style-name="Default" office:value-type="float" office:value="0.000110149383544922" calcext:value-type="float">
            <text:p>0.0001101493835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office:value-type="float" office:value="0.0001068115234375" calcext:value-type="float">
            <text:p>0.000106811523438</text:p>
          </table:table-cell>
          <table:table-cell office:value-type="float" office:value="0.000497579574584961" calcext:value-type="float">
            <text:p>0.000497579574585</text:p>
          </table:table-cell>
          <table:table-cell office:value-type="float" office:value="0.00789237022399902" calcext:value-type="float">
            <text:p>0.007892370223999</text:p>
          </table:table-cell>
          <table:table-cell office:value-type="float" office:value="0.00788235664367676" calcext:value-type="float">
            <text:p>0.007882356643677</text:p>
          </table:table-cell>
          <table:table-cell/>
          <table:table-cell office:value-type="float" office:value="729" calcext:value-type="float">
            <text:p>729</text:p>
          </table:table-cell>
          <table:table-cell table:style-name="Default" office:value-type="float" office:value="0.000100851058959961" calcext:value-type="float">
            <text:p>0.00010085105896</text:p>
          </table:table-cell>
          <table:table-cell office:value-type="float" office:value="0.000480890274047852" calcext:value-type="float">
            <text:p>0.000480890274048</text:p>
          </table:table-cell>
          <table:table-cell office:value-type="float" office:value="0.00842142105102539" calcext:value-type="float">
            <text:p>0.008421421051025</text:p>
          </table:table-cell>
          <table:table-cell office:value-type="float" office:value="0.0000956058502197266" calcext:value-type="float">
            <text:p>9.56E-0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6866455078125" calcext:value-type="float">
            <text:p>6.87E-05</text:p>
          </table:table-cell>
          <table:table-cell office:value-type="float" office:value="0.000480175018310547" calcext:value-type="float">
            <text:p>0.000480175018311</text:p>
          </table:table-cell>
          <table:table-cell office:value-type="float" office:value="0.00839996337890625" calcext:value-type="float">
            <text:p>0.008399963378906</text:p>
          </table:table-cell>
          <table:table-cell office:value-type="float" office:value="0.0109560489654541" calcext:value-type="float">
            <text:p>0.010956048965454</text:p>
          </table:table-cell>
          <table:table-cell/>
          <table:table-cell office:value-type="float" office:value="730" calcext:value-type="float">
            <text:p>730</text:p>
          </table:table-cell>
          <table:table-cell table:style-name="Default" office:value-type="float" office:value="0.000105142593383789" calcext:value-type="float">
            <text:p>0.000105142593384</text:p>
          </table:table-cell>
          <table:table-cell office:value-type="float" office:value="0.000472784042358398" calcext:value-type="float">
            <text:p>0.000472784042358</text:p>
          </table:table-cell>
          <table:table-cell office:value-type="float" office:value="0.00813388824462891" calcext:value-type="float">
            <text:p>0.008133888244629</text:p>
          </table:table-cell>
          <table:table-cell office:value-type="float" office:value="0.0000772476196289062" calcext:value-type="float">
            <text:p>7.72E-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office:value-type="float" office:value="0.000128746032714844" calcext:value-type="float">
            <text:p>0.000128746032715</text:p>
          </table:table-cell>
          <table:table-cell office:value-type="float" office:value="0.000636816024780273" calcext:value-type="float">
            <text:p>0.00063681602478</text:p>
          </table:table-cell>
          <table:table-cell office:value-type="float" office:value="0.0135388374328613" calcext:value-type="float">
            <text:p>0.013538837432861</text:p>
          </table:table-cell>
          <table:table-cell office:value-type="float" office:value="0.0129010677337646" calcext:value-type="float">
            <text:p>0.012901067733765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0.0000679492950439453" calcext:value-type="float">
            <text:p>6.79E-05</text:p>
          </table:table-cell>
          <table:table-cell office:value-type="float" office:value="0.000498294830322266" calcext:value-type="float">
            <text:p>0.000498294830322</text:p>
          </table:table-cell>
          <table:table-cell office:value-type="float" office:value="0.00881242752075195" calcext:value-type="float">
            <text:p>0.008812427520752</text:p>
          </table:table-cell>
          <table:table-cell office:value-type="float" office:value="0.0000884532928466797" calcext:value-type="float">
            <text:p>8.85E-0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office:value-type="float" office:value="0.000119447708129883" calcext:value-type="float">
            <text:p>0.00011944770813</text:p>
          </table:table-cell>
          <table:table-cell office:value-type="float" office:value="0.000502347946166992" calcext:value-type="float">
            <text:p>0.000502347946167</text:p>
          </table:table-cell>
          <table:table-cell office:value-type="float" office:value="0.00888752937316895" calcext:value-type="float">
            <text:p>0.008887529373169</text:p>
          </table:table-cell>
          <table:table-cell office:value-type="float" office:value="0.00723052024841309" calcext:value-type="float">
            <text:p>0.007230520248413</text:p>
          </table:table-cell>
          <table:table-cell/>
          <table:table-cell office:value-type="float" office:value="732" calcext:value-type="float">
            <text:p>732</text:p>
          </table:table-cell>
          <table:table-cell table:style-name="Default" office:value-type="float" office:value="0.000131130218505859" calcext:value-type="float">
            <text:p>0.000131130218506</text:p>
          </table:table-cell>
          <table:table-cell office:value-type="float" office:value="0.000463008880615234" calcext:value-type="float">
            <text:p>0.000463008880615</text:p>
          </table:table-cell>
          <table:table-cell office:value-type="float" office:value="0.00817537307739258" calcext:value-type="float">
            <text:p>0.008175373077393</text:p>
          </table:table-cell>
          <table:table-cell table:style-name="Default" office:value-type="float" office:value="0.000109434127807617" calcext:value-type="float">
            <text:p>0.0001094341278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669956207275391" calcext:value-type="float">
            <text:p>6.70E-05</text:p>
          </table:table-cell>
          <table:table-cell office:value-type="float" office:value="0.00040125846862793" calcext:value-type="float">
            <text:p>0.000401258468628</text:p>
          </table:table-cell>
          <table:table-cell office:value-type="float" office:value="0.00829720497131348" calcext:value-type="float">
            <text:p>0.008297204971313</text:p>
          </table:table-cell>
          <table:table-cell office:value-type="float" office:value="0.007171630859375" calcext:value-type="float">
            <text:p>0.007171630859375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0.0000677108764648437" calcext:value-type="float">
            <text:p>6.77E-05</text:p>
          </table:table-cell>
          <table:table-cell office:value-type="float" office:value="0.000452756881713867" calcext:value-type="float">
            <text:p>0.000452756881714</text:p>
          </table:table-cell>
          <table:table-cell office:value-type="float" office:value="0.00853824615478516" calcext:value-type="float">
            <text:p>0.008538246154785</text:p>
          </table:table-cell>
          <table:table-cell office:value-type="float" office:value="0.0000772476196289062" calcext:value-type="float">
            <text:p>7.72E-0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office:value-type="float" office:value="0.000149250030517578" calcext:value-type="float">
            <text:p>0.000149250030518</text:p>
          </table:table-cell>
          <table:table-cell office:value-type="float" office:value="0.000528812408447266" calcext:value-type="float">
            <text:p>0.000528812408447</text:p>
          </table:table-cell>
          <table:table-cell office:value-type="float" office:value="0.00879335403442383" calcext:value-type="float">
            <text:p>0.008793354034424</text:p>
          </table:table-cell>
          <table:table-cell office:value-type="float" office:value="0.00770831108093262" calcext:value-type="float">
            <text:p>0.00770831108093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479459762573242" calcext:value-type="float">
            <text:p>0.000479459762573</text:p>
          </table:table-cell>
          <table:table-cell office:value-type="float" office:value="0.00829935073852539" calcext:value-type="float">
            <text:p>0.008299350738525</text:p>
          </table:table-cell>
          <table:table-cell table:style-name="Default" office:value-type="float" office:value="0.000138521194458008" calcext:value-type="float">
            <text:p>0.00013852119445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573158264160156" calcext:value-type="float">
            <text:p>0.00057315826416</text:p>
          </table:table-cell>
          <table:table-cell office:value-type="float" office:value="0.00850391387939453" calcext:value-type="float">
            <text:p>0.008503913879395</text:p>
          </table:table-cell>
          <table:table-cell office:value-type="float" office:value="0.00782513618469238" calcext:value-type="float">
            <text:p>0.007825136184692</text:p>
          </table:table-cell>
          <table:table-cell/>
          <table:table-cell office:value-type="float" office:value="735" calcext:value-type="float">
            <text:p>735</text:p>
          </table:table-cell>
          <table:table-cell table:style-name="Default" office:value-type="float" office:value="0.000139951705932617" calcext:value-type="float">
            <text:p>0.000139951705933</text:p>
          </table:table-cell>
          <table:table-cell office:value-type="float" office:value="0.000684499740600586" calcext:value-type="float">
            <text:p>0.000684499740601</text:p>
          </table:table-cell>
          <table:table-cell office:value-type="float" office:value="0.00849390029907227" calcext:value-type="float">
            <text:p>0.008493900299072</text:p>
          </table:table-cell>
          <table:table-cell table:style-name="Default" office:value-type="float" office:value="0.000111818313598633" calcext:value-type="float">
            <text:p>0.00011181831359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596046447753906" calcext:value-type="float">
            <text:p>0.000596046447754</text:p>
          </table:table-cell>
          <table:table-cell office:value-type="float" office:value="0.00831151008605957" calcext:value-type="float">
            <text:p>0.00831151008606</text:p>
          </table:table-cell>
          <table:table-cell office:value-type="float" office:value="0.00821685791015625" calcext:value-type="float">
            <text:p>0.008216857910156</text:p>
          </table:table-cell>
          <table:table-cell/>
          <table:table-cell office:value-type="float" office:value="736" calcext:value-type="float">
            <text:p>736</text:p>
          </table:table-cell>
          <table:table-cell table:style-name="Default" office:value-type="float" office:value="0.000128984451293945" calcext:value-type="float">
            <text:p>0.000128984451294</text:p>
          </table:table-cell>
          <table:table-cell office:value-type="float" office:value="0.000505685806274414" calcext:value-type="float">
            <text:p>0.000505685806274</text:p>
          </table:table-cell>
          <table:table-cell office:value-type="float" office:value="0.00887680053710938" calcext:value-type="float">
            <text:p>0.008876800537109</text:p>
          </table:table-cell>
          <table:table-cell office:value-type="float" office:value="0.0000884532928466797" calcext:value-type="float">
            <text:p>8.85E-0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672340393066406" calcext:value-type="float">
            <text:p>6.72E-05</text:p>
          </table:table-cell>
          <table:table-cell office:value-type="float" office:value="0.000576019287109375" calcext:value-type="float">
            <text:p>0.000576019287109</text:p>
          </table:table-cell>
          <table:table-cell office:value-type="float" office:value="0.00854229927062988" calcext:value-type="float">
            <text:p>0.00854229927063</text:p>
          </table:table-cell>
          <table:table-cell office:value-type="float" office:value="0.0084538459777832" calcext:value-type="float">
            <text:p>0.008453845977783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float" office:value="0.000126123428344727" calcext:value-type="float">
            <text:p>0.000126123428345</text:p>
          </table:table-cell>
          <table:table-cell office:value-type="float" office:value="0.000494003295898438" calcext:value-type="float">
            <text:p>0.000494003295898</text:p>
          </table:table-cell>
          <table:table-cell office:value-type="float" office:value="0.00829339027404785" calcext:value-type="float">
            <text:p>0.008293390274048</text:p>
          </table:table-cell>
          <table:table-cell office:value-type="float" office:value="0.0000789165496826172" calcext:value-type="float">
            <text:p>7.89E-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665187835693359" calcext:value-type="float">
            <text:p>6.65E-05</text:p>
          </table:table-cell>
          <table:table-cell office:value-type="float" office:value="0.000557184219360352" calcext:value-type="float">
            <text:p>0.00055718421936</text:p>
          </table:table-cell>
          <table:table-cell office:value-type="float" office:value="0.0083928108215332" calcext:value-type="float">
            <text:p>0.008392810821533</text:p>
          </table:table-cell>
          <table:table-cell office:value-type="float" office:value="0.008270263671875" calcext:value-type="float">
            <text:p>0.008270263671875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0000674724578857422" calcext:value-type="float">
            <text:p>6.75E-05</text:p>
          </table:table-cell>
          <table:table-cell office:value-type="float" office:value="0.000468015670776367" calcext:value-type="float">
            <text:p>0.000468015670776</text:p>
          </table:table-cell>
          <table:table-cell office:value-type="float" office:value="0.00895309448242188" calcext:value-type="float">
            <text:p>0.008953094482422</text:p>
          </table:table-cell>
          <table:table-cell office:value-type="float" office:value="0.0000786781311035156" calcext:value-type="float">
            <text:p>7.87E-0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667572021484375" calcext:value-type="float">
            <text:p>6.68E-05</text:p>
          </table:table-cell>
          <table:table-cell office:value-type="float" office:value="0.000482797622680664" calcext:value-type="float">
            <text:p>0.000482797622681</text:p>
          </table:table-cell>
          <table:table-cell office:value-type="float" office:value="0.0155363082885742" calcext:value-type="float">
            <text:p>0.015536308288574</text:p>
          </table:table-cell>
          <table:table-cell office:value-type="float" office:value="0.00935912132263184" calcext:value-type="float">
            <text:p>0.009359121322632</text:p>
          </table:table-cell>
          <table:table-cell/>
          <table:table-cell office:value-type="float" office:value="739" calcext:value-type="float">
            <text:p>739</text:p>
          </table:table-cell>
          <table:table-cell table:style-name="Default" office:value-type="float" office:value="0.000135660171508789" calcext:value-type="float">
            <text:p>0.000135660171509</text:p>
          </table:table-cell>
          <table:table-cell office:value-type="float" office:value="0.000448226928710938" calcext:value-type="float">
            <text:p>0.000448226928711</text:p>
          </table:table-cell>
          <table:table-cell office:value-type="float" office:value="0.00805044174194336" calcext:value-type="float">
            <text:p>0.008050441741943</text:p>
          </table:table-cell>
          <table:table-cell office:value-type="float" office:value="0.0000972747802734375" calcext:value-type="float">
            <text:p>9.73E-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951290130615234" calcext:value-type="float">
            <text:p>9.51E-05</text:p>
          </table:table-cell>
          <table:table-cell office:value-type="float" office:value="0.000606060028076172" calcext:value-type="float">
            <text:p>0.000606060028076</text:p>
          </table:table-cell>
          <table:table-cell office:value-type="float" office:value="0.0085594654083252" calcext:value-type="float">
            <text:p>0.008559465408325</text:p>
          </table:table-cell>
          <table:table-cell office:value-type="float" office:value="0.0136291980743408" calcext:value-type="float">
            <text:p>0.01362919807434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0.0000822544097900391" calcext:value-type="float">
            <text:p>8.23E-05</text:p>
          </table:table-cell>
          <table:table-cell office:value-type="float" office:value="0.000519037246704102" calcext:value-type="float">
            <text:p>0.000519037246704</text:p>
          </table:table-cell>
          <table:table-cell office:value-type="float" office:value="0.00880312919616699" calcext:value-type="float">
            <text:p>0.008803129196167</text:p>
          </table:table-cell>
          <table:table-cell table:style-name="Default" office:value-type="float" office:value="0.00012516975402832" calcext:value-type="float">
            <text:p>0.00012516975402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float" office:value="0.000146865844726563" calcext:value-type="float">
            <text:p>0.000146865844727</text:p>
          </table:table-cell>
          <table:table-cell office:value-type="float" office:value="0.000856161117553711" calcext:value-type="float">
            <text:p>0.000856161117554</text:p>
          </table:table-cell>
          <table:table-cell office:value-type="float" office:value="0.00862932205200195" calcext:value-type="float">
            <text:p>0.008629322052002</text:p>
          </table:table-cell>
          <table:table-cell office:value-type="float" office:value="0.00795769691467285" calcext:value-type="float">
            <text:p>0.007957696914673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0.0000970363616943359" calcext:value-type="float">
            <text:p>9.70E-05</text:p>
          </table:table-cell>
          <table:table-cell office:value-type="float" office:value="0.000462532043457031" calcext:value-type="float">
            <text:p>0.000462532043457</text:p>
          </table:table-cell>
          <table:table-cell office:value-type="float" office:value="0.0082550048828125" calcext:value-type="float">
            <text:p>0.008255004882813</text:p>
          </table:table-cell>
          <table:table-cell office:value-type="float" office:value="0.0000789165496826172" calcext:value-type="float">
            <text:p>7.89E-0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464200973510742" calcext:value-type="float">
            <text:p>0.000464200973511</text:p>
          </table:table-cell>
          <table:table-cell office:value-type="float" office:value="0.00808095932006836" calcext:value-type="float">
            <text:p>0.008080959320068</text:p>
          </table:table-cell>
          <table:table-cell office:value-type="float" office:value="0.00786781311035156" calcext:value-type="float">
            <text:p>0.00786781311035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510692596435547" calcext:value-type="float">
            <text:p>0.000510692596436</text:p>
          </table:table-cell>
          <table:table-cell office:value-type="float" office:value="0.00870227813720703" calcext:value-type="float">
            <text:p>0.008702278137207</text:p>
          </table:table-cell>
          <table:table-cell table:style-name="Default" office:value-type="float" office:value="0.000111103057861328" calcext:value-type="float">
            <text:p>0.00011110305786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684261322021484" calcext:value-type="float">
            <text:p>6.84E-05</text:p>
          </table:table-cell>
          <table:table-cell office:value-type="float" office:value="0.000526666641235352" calcext:value-type="float">
            <text:p>0.000526666641235</text:p>
          </table:table-cell>
          <table:table-cell office:value-type="float" office:value="0.00850534439086914" calcext:value-type="float">
            <text:p>0.008505344390869</text:p>
          </table:table-cell>
          <table:table-cell office:value-type="float" office:value="0.00858831405639648" calcext:value-type="float">
            <text:p>0.008588314056396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0.0000901222229003906" calcext:value-type="float">
            <text:p>9.01E-05</text:p>
          </table:table-cell>
          <table:table-cell office:value-type="float" office:value="0.000419139862060547" calcext:value-type="float">
            <text:p>0.000419139862061</text:p>
          </table:table-cell>
          <table:table-cell office:value-type="float" office:value="0.00866913795471191" calcext:value-type="float">
            <text:p>0.008669137954712</text:p>
          </table:table-cell>
          <table:table-cell table:style-name="Default" office:value-type="float" office:value="0.000110864639282227" calcext:value-type="float">
            <text:p>0.00011086463928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6866455078125" calcext:value-type="float">
            <text:p>6.87E-05</text:p>
          </table:table-cell>
          <table:table-cell office:value-type="float" office:value="0.000448942184448242" calcext:value-type="float">
            <text:p>0.000448942184448</text:p>
          </table:table-cell>
          <table:table-cell office:value-type="float" office:value="0.00842857360839844" calcext:value-type="float">
            <text:p>0.008428573608398</text:p>
          </table:table-cell>
          <table:table-cell office:value-type="float" office:value="0.00741457939147949" calcext:value-type="float">
            <text:p>0.00741457939148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float" office:value="0.000108718872070313" calcext:value-type="float">
            <text:p>0.00010871887207</text:p>
          </table:table-cell>
          <table:table-cell office:value-type="float" office:value="0.00046539306640625" calcext:value-type="float">
            <text:p>0.000465393066406</text:p>
          </table:table-cell>
          <table:table-cell office:value-type="float" office:value="0.00822162628173828" calcext:value-type="float">
            <text:p>0.008221626281738</text:p>
          </table:table-cell>
          <table:table-cell office:value-type="float" office:value="0.0000784397125244141" calcext:value-type="float">
            <text:p>7.84E-0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979900360107422" calcext:value-type="float">
            <text:p>9.80E-05</text:p>
          </table:table-cell>
          <table:table-cell office:value-type="float" office:value="0.00041961669921875" calcext:value-type="float">
            <text:p>0.000419616699219</text:p>
          </table:table-cell>
          <table:table-cell office:value-type="float" office:value="0.00843119621276856" calcext:value-type="float">
            <text:p>0.008431196212769</text:p>
          </table:table-cell>
          <table:table-cell office:value-type="float" office:value="0.00819540023803711" calcext:value-type="float">
            <text:p>0.008195400238037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0.0000958442687988281" calcext:value-type="float">
            <text:p>9.58E-05</text:p>
          </table:table-cell>
          <table:table-cell office:value-type="float" office:value="0.000460624694824219" calcext:value-type="float">
            <text:p>0.000460624694824</text:p>
          </table:table-cell>
          <table:table-cell office:value-type="float" office:value="0.00854587554931641" calcext:value-type="float">
            <text:p>0.008545875549316</text:p>
          </table:table-cell>
          <table:table-cell office:value-type="float" office:value="0.0000791549682617187" calcext:value-type="float">
            <text:p>7.92E-0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717639923095703" calcext:value-type="float">
            <text:p>7.18E-05</text:p>
          </table:table-cell>
          <table:table-cell office:value-type="float" office:value="0.000506877899169922" calcext:value-type="float">
            <text:p>0.00050687789917</text:p>
          </table:table-cell>
          <table:table-cell office:value-type="float" office:value="0.00832390785217285" calcext:value-type="float">
            <text:p>0.008323907852173</text:p>
          </table:table-cell>
          <table:table-cell office:value-type="float" office:value="0.00818490982055664" calcext:value-type="float">
            <text:p>0.008184909820557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0.0000720024108886719" calcext:value-type="float">
            <text:p>7.20E-05</text:p>
          </table:table-cell>
          <table:table-cell office:value-type="float" office:value="0.000429391860961914" calcext:value-type="float">
            <text:p>0.000429391860962</text:p>
          </table:table-cell>
          <table:table-cell office:value-type="float" office:value="0.00839400291442871" calcext:value-type="float">
            <text:p>0.008394002914429</text:p>
          </table:table-cell>
          <table:table-cell office:value-type="float" office:value="0.0000772476196289062" calcext:value-type="float">
            <text:p>7.72E-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734329223632812" calcext:value-type="float">
            <text:p>7.34E-05</text:p>
          </table:table-cell>
          <table:table-cell office:value-type="float" office:value="0.000581979751586914" calcext:value-type="float">
            <text:p>0.000581979751587</text:p>
          </table:table-cell>
          <table:table-cell office:value-type="float" office:value="0.00833654403686523" calcext:value-type="float">
            <text:p>0.008336544036865</text:p>
          </table:table-cell>
          <table:table-cell office:value-type="float" office:value="0.00814437866210938" calcext:value-type="float">
            <text:p>0.008144378662109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471830368041992" calcext:value-type="float">
            <text:p>0.000471830368042</text:p>
          </table:table-cell>
          <table:table-cell office:value-type="float" office:value="0.00886726379394531" calcext:value-type="float">
            <text:p>0.008867263793945</text:p>
          </table:table-cell>
          <table:table-cell office:value-type="float" office:value="0.0000777244567871094" calcext:value-type="float">
            <text:p>7.77E-0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Default" office:value-type="float" office:value="0.000101089477539063" calcext:value-type="float">
            <text:p>0.000101089477539</text:p>
          </table:table-cell>
          <table:table-cell office:value-type="float" office:value="0.000617027282714844" calcext:value-type="float">
            <text:p>0.000617027282715</text:p>
          </table:table-cell>
          <table:table-cell office:value-type="float" office:value="0.00965976715087891" calcext:value-type="float">
            <text:p>0.009659767150879</text:p>
          </table:table-cell>
          <table:table-cell office:value-type="float" office:value="0.00772571563720703" calcext:value-type="float">
            <text:p>0.0077257156372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0.0000712871551513672" calcext:value-type="float">
            <text:p>7.13E-05</text:p>
          </table:table-cell>
          <table:table-cell office:value-type="float" office:value="0.000415325164794922" calcext:value-type="float">
            <text:p>0.000415325164795</text:p>
          </table:table-cell>
          <table:table-cell office:value-type="float" office:value="0.00809526443481445" calcext:value-type="float">
            <text:p>0.008095264434814</text:p>
          </table:table-cell>
          <table:table-cell table:style-name="Default" office:value-type="float" office:value="0.000119686126708984" calcext:value-type="float">
            <text:p>0.00011968612670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599861145019531" calcext:value-type="float">
            <text:p>0.00059986114502</text:p>
          </table:table-cell>
          <table:table-cell office:value-type="float" office:value="0.00897049903869629" calcext:value-type="float">
            <text:p>0.008970499038696</text:p>
          </table:table-cell>
          <table:table-cell office:value-type="float" office:value="0.00741100311279297" calcext:value-type="float">
            <text:p>0.007411003112793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0.0000698566436767578" calcext:value-type="float">
            <text:p>6.99E-05</text:p>
          </table:table-cell>
          <table:table-cell office:value-type="float" office:value="0.000462770462036133" calcext:value-type="float">
            <text:p>0.000462770462036</text:p>
          </table:table-cell>
          <table:table-cell office:value-type="float" office:value="0.00836348533630371" calcext:value-type="float">
            <text:p>0.008363485336304</text:p>
          </table:table-cell>
          <table:table-cell table:style-name="Default" office:value-type="float" office:value="0.000100612640380859" calcext:value-type="float">
            <text:p>0.0001006126403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5340576171875" calcext:value-type="float">
            <text:p>0.000534057617188</text:p>
          </table:table-cell>
          <table:table-cell office:value-type="float" office:value="0.00882101058959961" calcext:value-type="float">
            <text:p>0.0088210105896</text:p>
          </table:table-cell>
          <table:table-cell office:value-type="float" office:value="0.0077974796295166" calcext:value-type="float">
            <text:p>0.007797479629517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float" office:value="0.000157594680786133" calcext:value-type="float">
            <text:p>0.000157594680786</text:p>
          </table:table-cell>
          <table:table-cell office:value-type="float" office:value="0.000477790832519531" calcext:value-type="float">
            <text:p>0.00047779083252</text:p>
          </table:table-cell>
          <table:table-cell office:value-type="float" office:value="0.00817108154296875" calcext:value-type="float">
            <text:p>0.008171081542969</text:p>
          </table:table-cell>
          <table:table-cell office:value-type="float" office:value="0.0000798702239990234" calcext:value-type="float">
            <text:p>7.99E-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700950622558594" calcext:value-type="float">
            <text:p>7.01E-05</text:p>
          </table:table-cell>
          <table:table-cell office:value-type="float" office:value="0.000643491744995117" calcext:value-type="float">
            <text:p>0.000643491744995</text:p>
          </table:table-cell>
          <table:table-cell office:value-type="float" office:value="0.00898981094360352" calcext:value-type="float">
            <text:p>0.008989810943604</text:p>
          </table:table-cell>
          <table:table-cell office:value-type="float" office:value="0.0077817440032959" calcext:value-type="float">
            <text:p>0.00778174400329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467538833618164" calcext:value-type="float">
            <text:p>0.000467538833618</text:p>
          </table:table-cell>
          <table:table-cell office:value-type="float" office:value="0.00853443145751953" calcext:value-type="float">
            <text:p>0.00853443145752</text:p>
          </table:table-cell>
          <table:table-cell table:style-name="Default" office:value-type="float" office:value="0.000163078308105469" calcext:value-type="float">
            <text:p>0.00016307830810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853538513183594" calcext:value-type="float">
            <text:p>8.54E-05</text:p>
          </table:table-cell>
          <table:table-cell office:value-type="float" office:value="0.000546455383300781" calcext:value-type="float">
            <text:p>0.000546455383301</text:p>
          </table:table-cell>
          <table:table-cell office:value-type="float" office:value="0.00873231887817383" calcext:value-type="float">
            <text:p>0.008732318878174</text:p>
          </table:table-cell>
          <table:table-cell office:value-type="float" office:value="0.00791263580322266" calcext:value-type="float">
            <text:p>0.007912635803223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0.0000982284545898438" calcext:value-type="float">
            <text:p>9.82E-05</text:p>
          </table:table-cell>
          <table:table-cell office:value-type="float" office:value="0.000432014465332031" calcext:value-type="float">
            <text:p>0.000432014465332</text:p>
          </table:table-cell>
          <table:table-cell office:value-type="float" office:value="0.00844526290893555" calcext:value-type="float">
            <text:p>0.008445262908936</text:p>
          </table:table-cell>
          <table:table-cell table:style-name="Default" office:value-type="float" office:value="0.000119924545288086" calcext:value-type="float">
            <text:p>0.0001199245452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720024108886719" calcext:value-type="float">
            <text:p>7.20E-05</text:p>
          </table:table-cell>
          <table:table-cell office:value-type="float" office:value="0.000572919845581055" calcext:value-type="float">
            <text:p>0.000572919845581</text:p>
          </table:table-cell>
          <table:table-cell office:value-type="float" office:value="0.00895285606384277" calcext:value-type="float">
            <text:p>0.008952856063843</text:p>
          </table:table-cell>
          <table:table-cell office:value-type="float" office:value="0.00764822959899902" calcext:value-type="float">
            <text:p>0.007648229598999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0.0000815391540527344" calcext:value-type="float">
            <text:p>8.15E-05</text:p>
          </table:table-cell>
          <table:table-cell office:value-type="float" office:value="0.000559091567993164" calcext:value-type="float">
            <text:p>0.000559091567993</text:p>
          </table:table-cell>
          <table:table-cell office:value-type="float" office:value="0.00877213478088379" calcext:value-type="float">
            <text:p>0.008772134780884</text:p>
          </table:table-cell>
          <table:table-cell office:value-type="float" office:value="0.0000939369201660156" calcext:value-type="float">
            <text:p>9.39E-0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703334808349609" calcext:value-type="float">
            <text:p>7.03E-05</text:p>
          </table:table-cell>
          <table:table-cell office:value-type="float" office:value="0.000658512115478516" calcext:value-type="float">
            <text:p>0.000658512115479</text:p>
          </table:table-cell>
          <table:table-cell office:value-type="float" office:value="0.00840830802917481" calcext:value-type="float">
            <text:p>0.008408308029175</text:p>
          </table:table-cell>
          <table:table-cell office:value-type="float" office:value="0.00782513618469238" calcext:value-type="float">
            <text:p>0.00782513618469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0.0000772476196289062" calcext:value-type="float">
            <text:p>7.72E-05</text:p>
          </table:table-cell>
          <table:table-cell office:value-type="float" office:value="0.000426769256591797" calcext:value-type="float">
            <text:p>0.000426769256592</text:p>
          </table:table-cell>
          <table:table-cell office:value-type="float" office:value="0.00866270065307617" calcext:value-type="float">
            <text:p>0.008662700653076</text:p>
          </table:table-cell>
          <table:table-cell table:style-name="Default" office:value-type="float" office:value="0.000114202499389648" calcext:value-type="float">
            <text:p>0.0001142024993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975131988525391" calcext:value-type="float">
            <text:p>9.75E-05</text:p>
          </table:table-cell>
          <table:table-cell office:value-type="float" office:value="0.000418186187744141" calcext:value-type="float">
            <text:p>0.000418186187744</text:p>
          </table:table-cell>
          <table:table-cell office:value-type="float" office:value="0.00863289833068848" calcext:value-type="float">
            <text:p>0.008632898330688</text:p>
          </table:table-cell>
          <table:table-cell office:value-type="float" office:value="0.00775003433227539" calcext:value-type="float">
            <text:p>0.007750034332275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428915023803711" calcext:value-type="float">
            <text:p>0.000428915023804</text:p>
          </table:table-cell>
          <table:table-cell office:value-type="float" office:value="0.00850915908813477" calcext:value-type="float">
            <text:p>0.008509159088135</text:p>
          </table:table-cell>
          <table:table-cell office:value-type="float" office:value="0.0000779628753662109" calcext:value-type="float">
            <text:p>7.80E-0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758171081542969" calcext:value-type="float">
            <text:p>7.58E-05</text:p>
          </table:table-cell>
          <table:table-cell office:value-type="float" office:value="0.000520706176757813" calcext:value-type="float">
            <text:p>0.000520706176758</text:p>
          </table:table-cell>
          <table:table-cell office:value-type="float" office:value="0.0109646320343018" calcext:value-type="float">
            <text:p>0.010964632034302</text:p>
          </table:table-cell>
          <table:table-cell office:value-type="float" office:value="0.00782299041748047" calcext:value-type="float">
            <text:p>0.00782299041748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0.0000791549682617187" calcext:value-type="float">
            <text:p>7.92E-05</text:p>
          </table:table-cell>
          <table:table-cell office:value-type="float" office:value="0.000431060791015625" calcext:value-type="float">
            <text:p>0.000431060791016</text:p>
          </table:table-cell>
          <table:table-cell office:value-type="float" office:value="0.00856828689575195" calcext:value-type="float">
            <text:p>0.008568286895752</text:p>
          </table:table-cell>
          <table:table-cell table:style-name="Default" office:value-type="float" office:value="0.000131607055664063" calcext:value-type="float">
            <text:p>0.00013160705566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529766082763672" calcext:value-type="float">
            <text:p>0.000529766082764</text:p>
          </table:table-cell>
          <table:table-cell office:value-type="float" office:value="0.00858044624328613" calcext:value-type="float">
            <text:p>0.008580446243286</text:p>
          </table:table-cell>
          <table:table-cell office:value-type="float" office:value="0.0085139274597168" calcext:value-type="float">
            <text:p>0.008513927459717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0.0000836849212646484" calcext:value-type="float">
            <text:p>8.37E-05</text:p>
          </table:table-cell>
          <table:table-cell office:value-type="float" office:value="0.000535964965820313" calcext:value-type="float">
            <text:p>0.00053596496582</text:p>
          </table:table-cell>
          <table:table-cell office:value-type="float" office:value="0.00860357284545898" calcext:value-type="float">
            <text:p>0.008603572845459</text:p>
          </table:table-cell>
          <table:table-cell office:value-type="float" office:value="0.0000793933868408203" calcext:value-type="float">
            <text:p>7.94E-0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455856323242188" calcext:value-type="float">
            <text:p>0.000455856323242</text:p>
          </table:table-cell>
          <table:table-cell office:value-type="float" office:value="0.00845050811767578" calcext:value-type="float">
            <text:p>0.008450508117676</text:p>
          </table:table-cell>
          <table:table-cell office:value-type="float" office:value="0.00866460800170898" calcext:value-type="float">
            <text:p>0.008664608001709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0.0000786781311035156" calcext:value-type="float">
            <text:p>7.87E-05</text:p>
          </table:table-cell>
          <table:table-cell office:value-type="float" office:value="0.000394582748413086" calcext:value-type="float">
            <text:p>0.000394582748413</text:p>
          </table:table-cell>
          <table:table-cell office:value-type="float" office:value="0.00852560997009277" calcext:value-type="float">
            <text:p>0.008525609970093</text:p>
          </table:table-cell>
          <table:table-cell office:value-type="float" office:value="0.0000798702239990234" calcext:value-type="float">
            <text:p>7.99E-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Default" office:value-type="float" office:value="0.000104904174804688" calcext:value-type="float">
            <text:p>0.000104904174805</text:p>
          </table:table-cell>
          <table:table-cell office:value-type="float" office:value="0.000449180603027344" calcext:value-type="float">
            <text:p>0.000449180603027</text:p>
          </table:table-cell>
          <table:table-cell office:value-type="float" office:value="0.00797438621520996" calcext:value-type="float">
            <text:p>0.00797438621521</text:p>
          </table:table-cell>
          <table:table-cell office:value-type="float" office:value="0.00825190544128418" calcext:value-type="float">
            <text:p>0.008251905441284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0.0000934600830078125" calcext:value-type="float">
            <text:p>9.35E-05</text:p>
          </table:table-cell>
          <table:table-cell office:value-type="float" office:value="0.000448465347290039" calcext:value-type="float">
            <text:p>0.00044846534729</text:p>
          </table:table-cell>
          <table:table-cell office:value-type="float" office:value="0.00877189636230469" calcext:value-type="float">
            <text:p>0.008771896362305</text:p>
          </table:table-cell>
          <table:table-cell table:style-name="Default" office:value-type="float" office:value="0.000124692916870117" calcext:value-type="float">
            <text:p>0.0001246929168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693798065185547" calcext:value-type="float">
            <text:p>6.94E-05</text:p>
          </table:table-cell>
          <table:table-cell office:value-type="float" office:value="0.000552177429199219" calcext:value-type="float">
            <text:p>0.000552177429199</text:p>
          </table:table-cell>
          <table:table-cell office:value-type="float" office:value="0.00821399688720703" calcext:value-type="float">
            <text:p>0.008213996887207</text:p>
          </table:table-cell>
          <table:table-cell office:value-type="float" office:value="0.00863122940063477" calcext:value-type="float">
            <text:p>0.00863122940063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0000963211059570313" calcext:value-type="float">
            <text:p>9.63E-05</text:p>
          </table:table-cell>
          <table:table-cell office:value-type="float" office:value="0.000448226928710938" calcext:value-type="float">
            <text:p>0.000448226928711</text:p>
          </table:table-cell>
          <table:table-cell office:value-type="float" office:value="0.00809741020202637" calcext:value-type="float">
            <text:p>0.008097410202026</text:p>
          </table:table-cell>
          <table:table-cell table:style-name="Default" office:value-type="float" office:value="0.000125408172607422" calcext:value-type="float">
            <text:p>0.0001254081726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705718994140625" calcext:value-type="float">
            <text:p>7.06E-05</text:p>
          </table:table-cell>
          <table:table-cell office:value-type="float" office:value="0.000490188598632813" calcext:value-type="float">
            <text:p>0.000490188598633</text:p>
          </table:table-cell>
          <table:table-cell office:value-type="float" office:value="0.00815534591674805" calcext:value-type="float">
            <text:p>0.008155345916748</text:p>
          </table:table-cell>
          <table:table-cell office:value-type="float" office:value="0.00842952728271484" calcext:value-type="float">
            <text:p>0.008429527282715</text:p>
          </table:table-cell>
          <table:table-cell/>
          <table:table-cell office:value-type="float" office:value="761" calcext:value-type="float">
            <text:p>761</text:p>
          </table:table-cell>
          <table:table-cell table:style-name="Default" office:value-type="float" office:value="0.000113487243652344" calcext:value-type="float">
            <text:p>0.000113487243652</text:p>
          </table:table-cell>
          <table:table-cell office:value-type="float" office:value="0.000656366348266602" calcext:value-type="float">
            <text:p>0.000656366348267</text:p>
          </table:table-cell>
          <table:table-cell office:value-type="float" office:value="0.00872898101806641" calcext:value-type="float">
            <text:p>0.008728981018066</text:p>
          </table:table-cell>
          <table:table-cell table:style-name="Default" office:value-type="float" office:value="0.000110864639282227" calcext:value-type="float">
            <text:p>0.00011086463928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712871551513672" calcext:value-type="float">
            <text:p>7.13E-05</text:p>
          </table:table-cell>
          <table:table-cell office:value-type="float" office:value="0.000481843948364258" calcext:value-type="float">
            <text:p>0.000481843948364</text:p>
          </table:table-cell>
          <table:table-cell office:value-type="float" office:value="0.00823521614074707" calcext:value-type="float">
            <text:p>0.008235216140747</text:p>
          </table:table-cell>
          <table:table-cell office:value-type="float" office:value="0.00839543342590332" calcext:value-type="float">
            <text:p>0.008395433425903</text:p>
          </table:table-cell>
          <table:table-cell/>
          <table:table-cell office:value-type="float" office:value="762" calcext:value-type="float">
            <text:p>762</text:p>
          </table:table-cell>
          <table:table-cell table:style-name="Default" office:value-type="float" office:value="0.000133752822875977" calcext:value-type="float">
            <text:p>0.000133752822876</text:p>
          </table:table-cell>
          <table:table-cell office:value-type="float" office:value="0.000456571578979492" calcext:value-type="float">
            <text:p>0.000456571578979</text:p>
          </table:table-cell>
          <table:table-cell office:value-type="float" office:value="0.00838136672973633" calcext:value-type="float">
            <text:p>0.008381366729736</text:p>
          </table:table-cell>
          <table:table-cell office:value-type="float" office:value="0.0000925064086914063" calcext:value-type="float">
            <text:p>9.25E-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691413879394531" calcext:value-type="float">
            <text:p>6.91E-05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898814201354981" calcext:value-type="float">
            <text:p>0.00898814201355</text:p>
          </table:table-cell>
          <table:table-cell office:value-type="float" office:value="0.00775814056396484" calcext:value-type="float">
            <text:p>0.007758140563965</text:p>
          </table:table-cell>
          <table:table-cell/>
          <table:table-cell office:value-type="float" office:value="763" calcext:value-type="float">
            <text:p>763</text:p>
          </table:table-cell>
          <table:table-cell table:style-name="Default" office:value-type="float" office:value="0.000134706497192383" calcext:value-type="float">
            <text:p>0.000134706497192</text:p>
          </table:table-cell>
          <table:table-cell office:value-type="float" office:value="0.000466108322143555" calcext:value-type="float">
            <text:p>0.000466108322144</text:p>
          </table:table-cell>
          <table:table-cell office:value-type="float" office:value="0.00841999053955078" calcext:value-type="float">
            <text:p>0.008419990539551</text:p>
          </table:table-cell>
          <table:table-cell office:value-type="float" office:value="0.0000927448272705078" calcext:value-type="float">
            <text:p>9.27E-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Default" office:value-type="float" office:value="0.000100374221801758" calcext:value-type="float">
            <text:p>0.000100374221802</text:p>
          </table:table-cell>
          <table:table-cell office:value-type="float" office:value="0.000435113906860352" calcext:value-type="float">
            <text:p>0.00043511390686</text:p>
          </table:table-cell>
          <table:table-cell office:value-type="float" office:value="0.00819587707519531" calcext:value-type="float">
            <text:p>0.008195877075195</text:p>
          </table:table-cell>
          <table:table-cell office:value-type="float" office:value="0.00833797454833984" calcext:value-type="float">
            <text:p>0.00833797454834</text:p>
          </table:table-cell>
          <table:table-cell/>
          <table:table-cell office:value-type="float" office:value="764" calcext:value-type="float">
            <text:p>764</text:p>
          </table:table-cell>
          <table:table-cell table:style-name="Default" office:value-type="float" office:value="0.000134468078613281" calcext:value-type="float">
            <text:p>0.000134468078613</text:p>
          </table:table-cell>
          <table:table-cell office:value-type="float" office:value="0.000458478927612305" calcext:value-type="float">
            <text:p>0.000458478927612</text:p>
          </table:table-cell>
          <table:table-cell office:value-type="float" office:value="0.0086972713470459" calcext:value-type="float">
            <text:p>0.008697271347046</text:p>
          </table:table-cell>
          <table:table-cell office:value-type="float" office:value="0.0000810623168945313" calcext:value-type="float">
            <text:p>8.11E-0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Default" office:value-type="float" office:value="0.000103950500488281" calcext:value-type="float">
            <text:p>0.000103950500488</text:p>
          </table:table-cell>
          <table:table-cell office:value-type="float" office:value="0.000728845596313477" calcext:value-type="float">
            <text:p>0.000728845596313</text:p>
          </table:table-cell>
          <table:table-cell office:value-type="float" office:value="0.00788521766662598" calcext:value-type="float">
            <text:p>0.007885217666626</text:p>
          </table:table-cell>
          <table:table-cell office:value-type="float" office:value="0.0090181827545166" calcext:value-type="float">
            <text:p>0.009018182754517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0.0000727176666259766" calcext:value-type="float">
            <text:p>7.27E-05</text:p>
          </table:table-cell>
          <table:table-cell office:value-type="float" office:value="0.000510215759277344" calcext:value-type="float">
            <text:p>0.000510215759277</text:p>
          </table:table-cell>
          <table:table-cell office:value-type="float" office:value="0.00859165191650391" calcext:value-type="float">
            <text:p>0.008591651916504</text:p>
          </table:table-cell>
          <table:table-cell table:style-name="Default" office:value-type="float" office:value="0.000113725662231445" calcext:value-type="float">
            <text:p>0.00011372566223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720024108886719" calcext:value-type="float">
            <text:p>7.20E-05</text:p>
          </table:table-cell>
          <table:table-cell office:value-type="float" office:value="0.000562191009521484" calcext:value-type="float">
            <text:p>0.000562191009521</text:p>
          </table:table-cell>
          <table:table-cell office:value-type="float" office:value="0.00823640823364258" calcext:value-type="float">
            <text:p>0.008236408233643</text:p>
          </table:table-cell>
          <table:table-cell office:value-type="float" office:value="0.00863242149353027" calcext:value-type="float">
            <text:p>0.00863242149353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0.00008392333984375" calcext:value-type="float">
            <text:p>8.39E-05</text:p>
          </table:table-cell>
          <table:table-cell office:value-type="float" office:value="0.000503778457641602" calcext:value-type="float">
            <text:p>0.000503778457642</text:p>
          </table:table-cell>
          <table:table-cell office:value-type="float" office:value="0.0084378719329834" calcext:value-type="float">
            <text:p>0.008437871932983</text:p>
          </table:table-cell>
          <table:table-cell table:style-name="Default" office:value-type="float" office:value="0.000111103057861328" calcext:value-type="float">
            <text:p>0.0001111030578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6866455078125" calcext:value-type="float">
            <text:p>6.87E-05</text:p>
          </table:table-cell>
          <table:table-cell office:value-type="float" office:value="0.000570297241210938" calcext:value-type="float">
            <text:p>0.000570297241211</text:p>
          </table:table-cell>
          <table:table-cell office:value-type="float" office:value="0.00853610038757324" calcext:value-type="float">
            <text:p>0.008536100387573</text:p>
          </table:table-cell>
          <table:table-cell office:value-type="float" office:value="0.00855517387390137" calcext:value-type="float">
            <text:p>0.008555173873901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float" office:value="0.000101089477539063" calcext:value-type="float">
            <text:p>0.000101089477539</text:p>
          </table:table-cell>
          <table:table-cell office:value-type="float" office:value="0.000611543655395508" calcext:value-type="float">
            <text:p>0.000611543655396</text:p>
          </table:table-cell>
          <table:table-cell office:value-type="float" office:value="0.00880694389343262" calcext:value-type="float">
            <text:p>0.008806943893433</text:p>
          </table:table-cell>
          <table:table-cell table:style-name="Default" office:value-type="float" office:value="0.000112771987915039" calcext:value-type="float">
            <text:p>0.0001127719879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844001770019531" calcext:value-type="float">
            <text:p>8.44E-05</text:p>
          </table:table-cell>
          <table:table-cell office:value-type="float" office:value="0.000563621520996094" calcext:value-type="float">
            <text:p>0.000563621520996</text:p>
          </table:table-cell>
          <table:table-cell office:value-type="float" office:value="0.00865888595581055" calcext:value-type="float">
            <text:p>0.008658885955811</text:p>
          </table:table-cell>
          <table:table-cell office:value-type="float" office:value="0.0085601806640625" calcext:value-type="float">
            <text:p>0.00856018066406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000736713409423828" calcext:value-type="float">
            <text:p>7.37E-05</text:p>
          </table:table-cell>
          <table:table-cell office:value-type="float" office:value="0.000470161437988281" calcext:value-type="float">
            <text:p>0.000470161437988</text:p>
          </table:table-cell>
          <table:table-cell office:value-type="float" office:value="0.00872135162353516" calcext:value-type="float">
            <text:p>0.008721351623535</text:p>
          </table:table-cell>
          <table:table-cell office:value-type="float" office:value="0.0000865459442138672" calcext:value-type="float">
            <text:p>8.65E-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731945037841797" calcext:value-type="float">
            <text:p>7.32E-05</text:p>
          </table:table-cell>
          <table:table-cell office:value-type="float" office:value="0.000560283660888672" calcext:value-type="float">
            <text:p>0.000560283660889</text:p>
          </table:table-cell>
          <table:table-cell office:value-type="float" office:value="0.00849342346191406" calcext:value-type="float">
            <text:p>0.008493423461914</text:p>
          </table:table-cell>
          <table:table-cell office:value-type="float" office:value="0.00870156288146973" calcext:value-type="float">
            <text:p>0.0087015628814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0.0000851154327392578" calcext:value-type="float">
            <text:p>8.51E-05</text:p>
          </table:table-cell>
          <table:table-cell office:value-type="float" office:value="0.000568389892578125" calcext:value-type="float">
            <text:p>0.000568389892578</text:p>
          </table:table-cell>
          <table:table-cell office:value-type="float" office:value="0.00833392143249512" calcext:value-type="float">
            <text:p>0.008333921432495</text:p>
          </table:table-cell>
          <table:table-cell office:value-type="float" office:value="0.0000813007354736328" calcext:value-type="float">
            <text:p>8.13E-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Default" office:value-type="float" office:value="0.000102996826171875" calcext:value-type="float">
            <text:p>0.000102996826172</text:p>
          </table:table-cell>
          <table:table-cell office:value-type="float" office:value="0.000562906265258789" calcext:value-type="float">
            <text:p>0.000562906265259</text:p>
          </table:table-cell>
          <table:table-cell office:value-type="float" office:value="0.00871467590332031" calcext:value-type="float">
            <text:p>0.00871467590332</text:p>
          </table:table-cell>
          <table:table-cell office:value-type="float" office:value="0.00880169868469238" calcext:value-type="float">
            <text:p>0.008801698684692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0000927448272705078" calcext:value-type="float">
            <text:p>9.27E-05</text:p>
          </table:table-cell>
          <table:table-cell office:value-type="float" office:value="0.000445842742919922" calcext:value-type="float">
            <text:p>0.00044584274292</text:p>
          </table:table-cell>
          <table:table-cell office:value-type="float" office:value="0.00879049301147461" calcext:value-type="float">
            <text:p>0.008790493011475</text:p>
          </table:table-cell>
          <table:table-cell table:style-name="Default" office:value-type="float" office:value="0.000113248825073242" calcext:value-type="float">
            <text:p>0.0001132488250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715255737304687" calcext:value-type="float">
            <text:p>7.15E-05</text:p>
          </table:table-cell>
          <table:table-cell office:value-type="float" office:value="0.000494956970214844" calcext:value-type="float">
            <text:p>0.000494956970215</text:p>
          </table:table-cell>
          <table:table-cell office:value-type="float" office:value="0.00887942314147949" calcext:value-type="float">
            <text:p>0.00887942314148</text:p>
          </table:table-cell>
          <table:table-cell office:value-type="float" office:value="0.00825119018554688" calcext:value-type="float">
            <text:p>0.008251190185547</text:p>
          </table:table-cell>
          <table:table-cell/>
          <table:table-cell office:value-type="float" office:value="771" calcext:value-type="float">
            <text:p>771</text:p>
          </table:table-cell>
          <table:table-cell table:style-name="Default" office:value-type="float" office:value="0.000116348266601563" calcext:value-type="float">
            <text:p>0.000116348266602</text:p>
          </table:table-cell>
          <table:table-cell office:value-type="float" office:value="0.000595331192016602" calcext:value-type="float">
            <text:p>0.000595331192017</text:p>
          </table:table-cell>
          <table:table-cell office:value-type="float" office:value="0.00821638107299805" calcext:value-type="float">
            <text:p>0.008216381072998</text:p>
          </table:table-cell>
          <table:table-cell office:value-type="float" office:value="0.0000815391540527344" calcext:value-type="float">
            <text:p>8.15E-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743865966796875" calcext:value-type="float">
            <text:p>7.44E-05</text:p>
          </table:table-cell>
          <table:table-cell office:value-type="float" office:value="0.000747442245483398" calcext:value-type="float">
            <text:p>0.000747442245483</text:p>
          </table:table-cell>
          <table:table-cell office:value-type="float" office:value="0.00925755500793457" calcext:value-type="float">
            <text:p>0.009257555007935</text:p>
          </table:table-cell>
          <table:table-cell office:value-type="float" office:value="0.0084233283996582" calcext:value-type="float">
            <text:p>0.008423328399658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0.0000798702239990234" calcext:value-type="float">
            <text:p>7.99E-05</text:p>
          </table:table-cell>
          <table:table-cell office:value-type="float" office:value="0.000683069229125977" calcext:value-type="float">
            <text:p>0.000683069229126</text:p>
          </table:table-cell>
          <table:table-cell office:value-type="float" office:value="0.00863933563232422" calcext:value-type="float">
            <text:p>0.008639335632324</text:p>
          </table:table-cell>
          <table:table-cell office:value-type="float" office:value="0.0000844001770019531" calcext:value-type="float">
            <text:p>8.44E-0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698566436767578" calcext:value-type="float">
            <text:p>6.99E-05</text:p>
          </table:table-cell>
          <table:table-cell office:value-type="float" office:value="0.000496625900268555" calcext:value-type="float">
            <text:p>0.000496625900269</text:p>
          </table:table-cell>
          <table:table-cell office:value-type="float" office:value="0.00897765159606934" calcext:value-type="float">
            <text:p>0.008977651596069</text:p>
          </table:table-cell>
          <table:table-cell office:value-type="float" office:value="0.00855684280395508" calcext:value-type="float">
            <text:p>0.008556842803955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float" office:value="0.00011444091796875" calcext:value-type="float">
            <text:p>0.000114440917969</text:p>
          </table:table-cell>
          <table:table-cell office:value-type="float" office:value="0.000634431838989258" calcext:value-type="float">
            <text:p>0.000634431838989</text:p>
          </table:table-cell>
          <table:table-cell office:value-type="float" office:value="0.00815057754516602" calcext:value-type="float">
            <text:p>0.008150577545166</text:p>
          </table:table-cell>
          <table:table-cell table:style-name="Default" office:value-type="float" office:value="0.000115394592285156" calcext:value-type="float">
            <text:p>0.00011539459228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698566436767578" calcext:value-type="float">
            <text:p>6.99E-05</text:p>
          </table:table-cell>
          <table:table-cell office:value-type="float" office:value="0.000460624694824219" calcext:value-type="float">
            <text:p>0.000460624694824</text:p>
          </table:table-cell>
          <table:table-cell office:value-type="float" office:value="0.00889921188354492" calcext:value-type="float">
            <text:p>0.008899211883545</text:p>
          </table:table-cell>
          <table:table-cell office:value-type="float" office:value="0.00857090950012207" calcext:value-type="float">
            <text:p>0.00857090950012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float" office:value="0.000134706497192383" calcext:value-type="float">
            <text:p>0.000134706497192</text:p>
          </table:table-cell>
          <table:table-cell office:value-type="float" office:value="0.000466823577880859" calcext:value-type="float">
            <text:p>0.000466823577881</text:p>
          </table:table-cell>
          <table:table-cell office:value-type="float" office:value="0.00884819030761719" calcext:value-type="float">
            <text:p>0.008848190307617</text:p>
          </table:table-cell>
          <table:table-cell table:style-name="Default" office:value-type="float" office:value="0.000115394592285156" calcext:value-type="float">
            <text:p>0.00011539459228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979900360107422" calcext:value-type="float">
            <text:p>9.80E-05</text:p>
          </table:table-cell>
          <table:table-cell office:value-type="float" office:value="0.000419855117797852" calcext:value-type="float">
            <text:p>0.000419855117798</text:p>
          </table:table-cell>
          <table:table-cell office:value-type="float" office:value="0.00892114639282227" calcext:value-type="float">
            <text:p>0.008921146392822</text:p>
          </table:table-cell>
          <table:table-cell office:value-type="float" office:value="0.00822162628173828" calcext:value-type="float">
            <text:p>0.00822162628173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0.0000743865966796875" calcext:value-type="float">
            <text:p>7.44E-05</text:p>
          </table:table-cell>
          <table:table-cell office:value-type="float" office:value="0.000459671020507813" calcext:value-type="float">
            <text:p>0.000459671020508</text:p>
          </table:table-cell>
          <table:table-cell office:value-type="float" office:value="0.00873279571533203" calcext:value-type="float">
            <text:p>0.008732795715332</text:p>
          </table:table-cell>
          <table:table-cell table:style-name="Default" office:value-type="float" office:value="0.00011754035949707" calcext:value-type="float">
            <text:p>0.00011754035949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Default" office:value-type="float" office:value="0.000111579895019531" calcext:value-type="float">
            <text:p>0.00011157989502</text:p>
          </table:table-cell>
          <table:table-cell office:value-type="float" office:value="0.000478029251098633" calcext:value-type="float">
            <text:p>0.000478029251099</text:p>
          </table:table-cell>
          <table:table-cell office:value-type="float" office:value="0.00863170623779297" calcext:value-type="float">
            <text:p>0.008631706237793</text:p>
          </table:table-cell>
          <table:table-cell office:value-type="float" office:value="0.00825929641723633" calcext:value-type="float">
            <text:p>0.008259296417236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563859939575195" calcext:value-type="float">
            <text:p>0.000563859939575</text:p>
          </table:table-cell>
          <table:table-cell office:value-type="float" office:value="0.00809788703918457" calcext:value-type="float">
            <text:p>0.008097887039185</text:p>
          </table:table-cell>
          <table:table-cell table:style-name="Default" office:value-type="float" office:value="0.000183343887329102" calcext:value-type="float">
            <text:p>0.00018334388732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Default" office:value-type="float" office:value="0.000117778778076172" calcext:value-type="float">
            <text:p>0.000117778778076</text:p>
          </table:table-cell>
          <table:table-cell office:value-type="float" office:value="0.00056910514831543" calcext:value-type="float">
            <text:p>0.000569105148315</text:p>
          </table:table-cell>
          <table:table-cell office:value-type="float" office:value="0.0084834098815918" calcext:value-type="float">
            <text:p>0.008483409881592</text:p>
          </table:table-cell>
          <table:table-cell office:value-type="float" office:value="0.00868940353393555" calcext:value-type="float">
            <text:p>0.008689403533936</text:p>
          </table:table-cell>
          <table:table-cell/>
          <table:table-cell office:value-type="float" office:value="777" calcext:value-type="float">
            <text:p>777</text:p>
          </table:table-cell>
          <table:table-cell table:style-name="Default" office:value-type="float" office:value="0.000143289566040039" calcext:value-type="float">
            <text:p>0.00014328956604</text:p>
          </table:table-cell>
          <table:table-cell office:value-type="float" office:value="0.000785589218139648" calcext:value-type="float">
            <text:p>0.00078558921814</text:p>
          </table:table-cell>
          <table:table-cell office:value-type="float" office:value="0.00879573822021485" calcext:value-type="float">
            <text:p>0.008795738220215</text:p>
          </table:table-cell>
          <table:table-cell office:value-type="float" office:value="0.0000803470611572266" calcext:value-type="float">
            <text:p>8.03E-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913143157958984" calcext:value-type="float">
            <text:p>9.13E-05</text:p>
          </table:table-cell>
          <table:table-cell office:value-type="float" office:value="0.000417947769165039" calcext:value-type="float">
            <text:p>0.000417947769165</text:p>
          </table:table-cell>
          <table:table-cell office:value-type="float" office:value="0.00855445861816406" calcext:value-type="float">
            <text:p>0.008554458618164</text:p>
          </table:table-cell>
          <table:table-cell office:value-type="float" office:value="0.00867676734924316" calcext:value-type="float">
            <text:p>0.008676767349243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473260879516602" calcext:value-type="float">
            <text:p>0.000473260879517</text:p>
          </table:table-cell>
          <table:table-cell office:value-type="float" office:value="0.00826358795166016" calcext:value-type="float">
            <text:p>0.00826358795166</text:p>
          </table:table-cell>
          <table:table-cell office:value-type="float" office:value="0.0000789165496826172" calcext:value-type="float">
            <text:p>7.89E-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72479248046875" calcext:value-type="float">
            <text:p>7.25E-05</text:p>
          </table:table-cell>
          <table:table-cell office:value-type="float" office:value="0.00059056282043457" calcext:value-type="float">
            <text:p>0.000590562820435</text:p>
          </table:table-cell>
          <table:table-cell office:value-type="float" office:value="0.00852394104003906" calcext:value-type="float">
            <text:p>0.008523941040039</text:p>
          </table:table-cell>
          <table:table-cell office:value-type="float" office:value="0.00909185409545898" calcext:value-type="float">
            <text:p>0.009091854095459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float" office:value="0.000122308731079102" calcext:value-type="float">
            <text:p>0.000122308731079</text:p>
          </table:table-cell>
          <table:table-cell office:value-type="float" office:value="0.00049138069152832" calcext:value-type="float">
            <text:p>0.000491380691528</text:p>
          </table:table-cell>
          <table:table-cell office:value-type="float" office:value="0.00878143310546875" calcext:value-type="float">
            <text:p>0.008781433105469</text:p>
          </table:table-cell>
          <table:table-cell office:value-type="float" office:value="0.0000827312469482422" calcext:value-type="float">
            <text:p>8.27E-0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853538513183594" calcext:value-type="float">
            <text:p>8.54E-05</text:p>
          </table:table-cell>
          <table:table-cell office:value-type="float" office:value="0.000588178634643555" calcext:value-type="float">
            <text:p>0.000588178634644</text:p>
          </table:table-cell>
          <table:table-cell office:value-type="float" office:value="0.00845646858215332" calcext:value-type="float">
            <text:p>0.008456468582153</text:p>
          </table:table-cell>
          <table:table-cell office:value-type="float" office:value="0.0084538459777832" calcext:value-type="float">
            <text:p>0.00845384597778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0.0000855922698974609" calcext:value-type="float">
            <text:p>8.56E-05</text:p>
          </table:table-cell>
          <table:table-cell office:value-type="float" office:value="0.000461101531982422" calcext:value-type="float">
            <text:p>0.000461101531982</text:p>
          </table:table-cell>
          <table:table-cell office:value-type="float" office:value="0.00834155082702637" calcext:value-type="float">
            <text:p>0.008341550827026</text:p>
          </table:table-cell>
          <table:table-cell office:value-type="float" office:value="0.0000846385955810547" calcext:value-type="float">
            <text:p>8.46E-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824928283691406" calcext:value-type="float">
            <text:p>8.25E-05</text:p>
          </table:table-cell>
          <table:table-cell office:value-type="float" office:value="0.000573158264160156" calcext:value-type="float">
            <text:p>0.00057315826416</text:p>
          </table:table-cell>
          <table:table-cell office:value-type="float" office:value="0.0083308219909668" calcext:value-type="float">
            <text:p>0.008330821990967</text:p>
          </table:table-cell>
          <table:table-cell office:value-type="float" office:value="0.00900411605834961" calcext:value-type="float">
            <text:p>0.00900411605835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0.0000712871551513672" calcext:value-type="float">
            <text:p>7.13E-05</text:p>
          </table:table-cell>
          <table:table-cell office:value-type="float" office:value="0.000447511672973633" calcext:value-type="float">
            <text:p>0.000447511672974</text:p>
          </table:table-cell>
          <table:table-cell office:value-type="float" office:value="0.00859975814819336" calcext:value-type="float">
            <text:p>0.008599758148193</text:p>
          </table:table-cell>
          <table:table-cell table:style-name="Default" office:value-type="float" office:value="0.000115156173706055" calcext:value-type="float">
            <text:p>0.00011515617370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727176666259766" calcext:value-type="float">
            <text:p>7.27E-05</text:p>
          </table:table-cell>
          <table:table-cell office:value-type="float" office:value="0.000585317611694336" calcext:value-type="float">
            <text:p>0.000585317611694</text:p>
          </table:table-cell>
          <table:table-cell office:value-type="float" office:value="0.0083465576171875" calcext:value-type="float">
            <text:p>0.008346557617188</text:p>
          </table:table-cell>
          <table:table-cell office:value-type="float" office:value="0.00888347625732422" calcext:value-type="float">
            <text:p>0.008883476257324</text:p>
          </table:table-cell>
          <table:table-cell/>
          <table:table-cell office:value-type="float" office:value="782" calcext:value-type="float">
            <text:p>782</text:p>
          </table:table-cell>
          <table:table-cell table:style-name="Default" office:value-type="float" office:value="0.000118255615234375" calcext:value-type="float">
            <text:p>0.000118255615234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857281684875488" calcext:value-type="float">
            <text:p>0.008572816848755</text:p>
          </table:table-cell>
          <table:table-cell table:style-name="Default" office:value-type="float" office:value="0.000116348266601563" calcext:value-type="float">
            <text:p>0.00011634826660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float" office:value="0.000104665756225586" calcext:value-type="float">
            <text:p>0.000104665756226</text:p>
          </table:table-cell>
          <table:table-cell office:value-type="float" office:value="0.000643730163574219" calcext:value-type="float">
            <text:p>0.000643730163574</text:p>
          </table:table-cell>
          <table:table-cell office:value-type="float" office:value="0.00907158851623535" calcext:value-type="float">
            <text:p>0.009071588516235</text:p>
          </table:table-cell>
          <table:table-cell office:value-type="float" office:value="0.00885176658630371" calcext:value-type="float">
            <text:p>0.008851766586304</text:p>
          </table:table-cell>
          <table:table-cell/>
          <table:table-cell office:value-type="float" office:value="783" calcext:value-type="float">
            <text:p>783</text:p>
          </table:table-cell>
          <table:table-cell table:style-name="Default" office:value-type="float" office:value="0.000106573104858398" calcext:value-type="float">
            <text:p>0.000106573104858</text:p>
          </table:table-cell>
          <table:table-cell office:value-type="float" office:value="0.000525712966918945" calcext:value-type="float">
            <text:p>0.000525712966919</text:p>
          </table:table-cell>
          <table:table-cell office:value-type="float" office:value="0.00844597816467285" calcext:value-type="float">
            <text:p>0.008445978164673</text:p>
          </table:table-cell>
          <table:table-cell table:style-name="Default" office:value-type="float" office:value="0.00018763542175293" calcext:value-type="float">
            <text:p>0.00018763542175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700950622558594" calcext:value-type="float">
            <text:p>7.01E-05</text:p>
          </table:table-cell>
          <table:table-cell office:value-type="float" office:value="0.000655412673950195" calcext:value-type="float">
            <text:p>0.00065541267395</text:p>
          </table:table-cell>
          <table:table-cell office:value-type="float" office:value="0.00889372825622559" calcext:value-type="float">
            <text:p>0.008893728256226</text:p>
          </table:table-cell>
          <table:table-cell office:value-type="float" office:value="0.00858235359191895" calcext:value-type="float">
            <text:p>0.008582353591919</text:p>
          </table:table-cell>
          <table:table-cell/>
          <table:table-cell office:value-type="float" office:value="784" calcext:value-type="float">
            <text:p>784</text:p>
          </table:table-cell>
          <table:table-cell table:style-name="Default" office:value-type="float" office:value="0.000115156173706055" calcext:value-type="float">
            <text:p>0.000115156173706</text:p>
          </table:table-cell>
          <table:table-cell office:value-type="float" office:value="0.000570297241210938" calcext:value-type="float">
            <text:p>0.000570297241211</text:p>
          </table:table-cell>
          <table:table-cell office:value-type="float" office:value="0.00864171981811523" calcext:value-type="float">
            <text:p>0.008641719818115</text:p>
          </table:table-cell>
          <table:table-cell table:style-name="Default" office:value-type="float" office:value="0.000113487243652344" calcext:value-type="float">
            <text:p>0.00011348724365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580787658691406" calcext:value-type="float">
            <text:p>0.000580787658691</text:p>
          </table:table-cell>
          <table:table-cell office:value-type="float" office:value="0.00903058052062988" calcext:value-type="float">
            <text:p>0.00903058052063</text:p>
          </table:table-cell>
          <table:table-cell office:value-type="float" office:value="0.0085594654083252" calcext:value-type="float">
            <text:p>0.008559465408325</text:p>
          </table:table-cell>
          <table:table-cell/>
          <table:table-cell office:value-type="float" office:value="785" calcext:value-type="float">
            <text:p>785</text:p>
          </table:table-cell>
          <table:table-cell table:style-name="Default" office:value-type="float" office:value="0.000106096267700195" calcext:value-type="float">
            <text:p>0.0001060962677</text:p>
          </table:table-cell>
          <table:table-cell office:value-type="float" office:value="0.000511407852172852" calcext:value-type="float">
            <text:p>0.000511407852173</text:p>
          </table:table-cell>
          <table:table-cell office:value-type="float" office:value="0.00833749771118164" calcext:value-type="float">
            <text:p>0.008337497711182</text:p>
          </table:table-cell>
          <table:table-cell table:style-name="Default" office:value-type="float" office:value="0.000137805938720703" calcext:value-type="float">
            <text:p>0.0001378059387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Default" office:value-type="float" office:value="0.000100135803222656" calcext:value-type="float">
            <text:p>0.000100135803223</text:p>
          </table:table-cell>
          <table:table-cell office:value-type="float" office:value="0.000878810882568359" calcext:value-type="float">
            <text:p>0.000878810882568</text:p>
          </table:table-cell>
          <table:table-cell office:value-type="float" office:value="0.00884699821472168" calcext:value-type="float">
            <text:p>0.008846998214722</text:p>
          </table:table-cell>
          <table:table-cell office:value-type="float" office:value="0.00848054885864258" calcext:value-type="float">
            <text:p>0.008480548858643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0.0000879764556884766" calcext:value-type="float">
            <text:p>8.80E-05</text:p>
          </table:table-cell>
          <table:table-cell office:value-type="float" office:value="0.000555992126464844" calcext:value-type="float">
            <text:p>0.000555992126465</text:p>
          </table:table-cell>
          <table:table-cell office:value-type="float" office:value="0.00845074653625488" calcext:value-type="float">
            <text:p>0.008450746536255</text:p>
          </table:table-cell>
          <table:table-cell table:style-name="Default" office:value-type="float" office:value="0.00011754035949707" calcext:value-type="float">
            <text:p>0.00011754035949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731945037841797" calcext:value-type="float">
            <text:p>7.32E-05</text:p>
          </table:table-cell>
          <table:table-cell office:value-type="float" office:value="0.00046992301940918" calcext:value-type="float">
            <text:p>0.000469923019409</text:p>
          </table:table-cell>
          <table:table-cell office:value-type="float" office:value="0.00845956802368164" calcext:value-type="float">
            <text:p>0.008459568023682</text:p>
          </table:table-cell>
          <table:table-cell office:value-type="float" office:value="0.00898909568786621" calcext:value-type="float">
            <text:p>0.008989095687866</text:p>
          </table:table-cell>
          <table:table-cell/>
          <table:table-cell office:value-type="float" office:value="787" calcext:value-type="float">
            <text:p>787</text:p>
          </table:table-cell>
          <table:table-cell table:style-name="Default" office:value-type="float" office:value="0.000113725662231445" calcext:value-type="float">
            <text:p>0.000113725662231</text:p>
          </table:table-cell>
          <table:table-cell office:value-type="float" office:value="0.000552654266357422" calcext:value-type="float">
            <text:p>0.000552654266357</text:p>
          </table:table-cell>
          <table:table-cell office:value-type="float" office:value="0.00805187225341797" calcext:value-type="float">
            <text:p>0.008051872253418</text:p>
          </table:table-cell>
          <table:table-cell table:style-name="Default" office:value-type="float" office:value="0.000118255615234375" calcext:value-type="float">
            <text:p>0.0001182556152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760555267333984" calcext:value-type="float">
            <text:p>7.61E-05</text:p>
          </table:table-cell>
          <table:table-cell office:value-type="float" office:value="0.00049281120300293" calcext:value-type="float">
            <text:p>0.000492811203003</text:p>
          </table:table-cell>
          <table:table-cell office:value-type="float" office:value="0.00835084915161133" calcext:value-type="float">
            <text:p>0.008350849151611</text:p>
          </table:table-cell>
          <table:table-cell office:value-type="float" office:value="0.00920605659484863" calcext:value-type="float">
            <text:p>0.009206056594849</text:p>
          </table:table-cell>
          <table:table-cell/>
          <table:table-cell office:value-type="float" office:value="788" calcext:value-type="float">
            <text:p>788</text:p>
          </table:table-cell>
          <table:table-cell table:style-name="Default" office:value-type="float" office:value="0.000100612640380859" calcext:value-type="float">
            <text:p>0.000100612640381</text:p>
          </table:table-cell>
          <table:table-cell office:value-type="float" office:value="0.000454187393188477" calcext:value-type="float">
            <text:p>0.000454187393188</text:p>
          </table:table-cell>
          <table:table-cell office:value-type="float" office:value="0.00853776931762695" calcext:value-type="float">
            <text:p>0.008537769317627</text:p>
          </table:table-cell>
          <table:table-cell table:style-name="Default" office:value-type="float" office:value="0.000129222869873047" calcext:value-type="float">
            <text:p>0.00012922286987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729560852050781" calcext:value-type="float">
            <text:p>7.30E-05</text:p>
          </table:table-cell>
          <table:table-cell office:value-type="float" office:value="0.000475168228149414" calcext:value-type="float">
            <text:p>0.000475168228149</text:p>
          </table:table-cell>
          <table:table-cell office:value-type="float" office:value="0.00821852684020996" calcext:value-type="float">
            <text:p>0.00821852684021</text:p>
          </table:table-cell>
          <table:table-cell office:value-type="float" office:value="0.00903773307800293" calcext:value-type="float">
            <text:p>0.009037733078003</text:p>
          </table:table-cell>
          <table:table-cell/>
          <table:table-cell office:value-type="float" office:value="789" calcext:value-type="float">
            <text:p>789</text:p>
          </table:table-cell>
          <table:table-cell table:style-name="Default" office:value-type="float" office:value="0.000107765197753906" calcext:value-type="float">
            <text:p>0.000107765197754</text:p>
          </table:table-cell>
          <table:table-cell office:value-type="float" office:value="0.000615119934082031" calcext:value-type="float">
            <text:p>0.000615119934082</text:p>
          </table:table-cell>
          <table:table-cell office:value-type="float" office:value="0.00835680961608887" calcext:value-type="float">
            <text:p>0.008356809616089</text:p>
          </table:table-cell>
          <table:table-cell table:style-name="Default" office:value-type="float" office:value="0.000105857849121094" calcext:value-type="float">
            <text:p>0.0001058578491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858306884765625" calcext:value-type="float">
            <text:p>8.58E-05</text:p>
          </table:table-cell>
          <table:table-cell office:value-type="float" office:value="0.000581741333007813" calcext:value-type="float">
            <text:p>0.000581741333008</text:p>
          </table:table-cell>
          <table:table-cell office:value-type="float" office:value="0.00858521461486816" calcext:value-type="float">
            <text:p>0.008585214614868</text:p>
          </table:table-cell>
          <table:table-cell office:value-type="float" office:value="0.00923728942871094" calcext:value-type="float">
            <text:p>0.00923728942871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0.0000891685485839844" calcext:value-type="float">
            <text:p>8.92E-05</text:p>
          </table:table-cell>
          <table:table-cell office:value-type="float" office:value="0.000824213027954102" calcext:value-type="float">
            <text:p>0.000824213027954</text:p>
          </table:table-cell>
          <table:table-cell office:value-type="float" office:value="0.015812873840332" calcext:value-type="float">
            <text:p>0.015812873840332</text:p>
          </table:table-cell>
          <table:table-cell table:style-name="Default" office:value-type="float" office:value="0.000124692916870117" calcext:value-type="float">
            <text:p>0.0001246929168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922679901123047" calcext:value-type="float">
            <text:p>9.23E-05</text:p>
          </table:table-cell>
          <table:table-cell office:value-type="float" office:value="0.000583171844482422" calcext:value-type="float">
            <text:p>0.000583171844482</text:p>
          </table:table-cell>
          <table:table-cell office:value-type="float" office:value="0.00859284400939941" calcext:value-type="float">
            <text:p>0.008592844009399</text:p>
          </table:table-cell>
          <table:table-cell office:value-type="float" office:value="0.00942635536193848" calcext:value-type="float">
            <text:p>0.009426355361938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0.0000941753387451172" calcext:value-type="float">
            <text:p>9.42E-05</text:p>
          </table:table-cell>
          <table:table-cell office:value-type="float" office:value="0.000720739364624023" calcext:value-type="float">
            <text:p>0.000720739364624</text:p>
          </table:table-cell>
          <table:table-cell office:value-type="float" office:value="0.00875186920166016" calcext:value-type="float">
            <text:p>0.00875186920166</text:p>
          </table:table-cell>
          <table:table-cell office:value-type="float" office:value="0.0000798702239990234" calcext:value-type="float">
            <text:p>7.99E-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729560852050781" calcext:value-type="float">
            <text:p>7.30E-05</text:p>
          </table:table-cell>
          <table:table-cell office:value-type="float" office:value="0.000474691390991211" calcext:value-type="float">
            <text:p>0.000474691390991</text:p>
          </table:table-cell>
          <table:table-cell office:value-type="float" office:value="0.00879931449890137" calcext:value-type="float">
            <text:p>0.008799314498901</text:p>
          </table:table-cell>
          <table:table-cell office:value-type="float" office:value="0.00882673263549805" calcext:value-type="float">
            <text:p>0.00882673263549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0.0000865459442138672" calcext:value-type="float">
            <text:p>8.65E-05</text:p>
          </table:table-cell>
          <table:table-cell office:value-type="float" office:value="0.000634193420410156" calcext:value-type="float">
            <text:p>0.00063419342041</text:p>
          </table:table-cell>
          <table:table-cell office:value-type="float" office:value="0.0110673904418945" calcext:value-type="float">
            <text:p>0.011067390441895</text:p>
          </table:table-cell>
          <table:table-cell table:style-name="Default" office:value-type="float" office:value="0.000208616256713867" calcext:value-type="float">
            <text:p>0.0002086162567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746250152587891" calcext:value-type="float">
            <text:p>7.46E-05</text:p>
          </table:table-cell>
          <table:table-cell office:value-type="float" office:value="0.000566720962524414" calcext:value-type="float">
            <text:p>0.000566720962524</text:p>
          </table:table-cell>
          <table:table-cell office:value-type="float" office:value="0.00880765914916992" calcext:value-type="float">
            <text:p>0.00880765914917</text:p>
          </table:table-cell>
          <table:table-cell office:value-type="float" office:value="0.00857019424438477" calcext:value-type="float">
            <text:p>0.008570194244385</text:p>
          </table:table-cell>
          <table:table-cell/>
          <table:table-cell office:value-type="float" office:value="793" calcext:value-type="float">
            <text:p>793</text:p>
          </table:table-cell>
          <table:table-cell table:style-name="Default" office:value-type="float" office:value="0.000214338302612305" calcext:value-type="float">
            <text:p>0.000214338302612</text:p>
          </table:table-cell>
          <table:table-cell office:value-type="float" office:value="0.000888824462890625" calcext:value-type="float">
            <text:p>0.000888824462891</text:p>
          </table:table-cell>
          <table:table-cell office:value-type="float" office:value="0.0144896507263184" calcext:value-type="float">
            <text:p>0.014489650726318</text:p>
          </table:table-cell>
          <table:table-cell table:style-name="Default" office:value-type="float" office:value="0.000114679336547852" calcext:value-type="float">
            <text:p>0.00011467933654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566005706787109" calcext:value-type="float">
            <text:p>0.000566005706787</text:p>
          </table:table-cell>
          <table:table-cell office:value-type="float" office:value="0.00854182243347168" calcext:value-type="float">
            <text:p>0.008541822433472</text:p>
          </table:table-cell>
          <table:table-cell office:value-type="float" office:value="0.00872468948364258" calcext:value-type="float">
            <text:p>0.008724689483643</text:p>
          </table:table-cell>
          <table:table-cell/>
          <table:table-cell office:value-type="float" office:value="794" calcext:value-type="float">
            <text:p>794</text:p>
          </table:table-cell>
          <table:table-cell table:style-name="Default" office:value-type="float" office:value="0.000136375427246094" calcext:value-type="float">
            <text:p>0.000136375427246</text:p>
          </table:table-cell>
          <table:table-cell office:value-type="float" office:value="0.000660896301269531" calcext:value-type="float">
            <text:p>0.00066089630127</text:p>
          </table:table-cell>
          <table:table-cell office:value-type="float" office:value="0.00870323181152344" calcext:value-type="float">
            <text:p>0.008703231811523</text:p>
          </table:table-cell>
          <table:table-cell table:style-name="Default" office:value-type="float" office:value="0.000147581100463867" calcext:value-type="float">
            <text:p>0.00014758110046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770092010498047" calcext:value-type="float">
            <text:p>7.70E-05</text:p>
          </table:table-cell>
          <table:table-cell office:value-type="float" office:value="0.000455141067504883" calcext:value-type="float">
            <text:p>0.000455141067505</text:p>
          </table:table-cell>
          <table:table-cell office:value-type="float" office:value="0.0086820125579834" calcext:value-type="float">
            <text:p>0.008682012557983</text:p>
          </table:table-cell>
          <table:table-cell office:value-type="float" office:value="0.00876832008361816" calcext:value-type="float">
            <text:p>0.008768320083618</text:p>
          </table:table-cell>
          <table:table-cell/>
          <table:table-cell office:value-type="float" office:value="795" calcext:value-type="float">
            <text:p>795</text:p>
          </table:table-cell>
          <table:table-cell table:style-name="Default" office:value-type="float" office:value="0.0001068115234375" calcext:value-type="float">
            <text:p>0.000106811523438</text:p>
          </table:table-cell>
          <table:table-cell office:value-type="float" office:value="0.000637531280517578" calcext:value-type="float">
            <text:p>0.000637531280518</text:p>
          </table:table-cell>
          <table:table-cell office:value-type="float" office:value="0.0160424709320068" calcext:value-type="float">
            <text:p>0.016042470932007</text:p>
          </table:table-cell>
          <table:table-cell table:style-name="Default" office:value-type="float" office:value="0.000192642211914063" calcext:value-type="float">
            <text:p>0.0001926422119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72479248046875" calcext:value-type="float">
            <text:p>7.25E-05</text:p>
          </table:table-cell>
          <table:table-cell office:value-type="float" office:value="0.000452995300292969" calcext:value-type="float">
            <text:p>0.000452995300293</text:p>
          </table:table-cell>
          <table:table-cell office:value-type="float" office:value="0.00894665718078613" calcext:value-type="float">
            <text:p>0.008946657180786</text:p>
          </table:table-cell>
          <table:table-cell office:value-type="float" office:value="0.00874519348144531" calcext:value-type="float">
            <text:p>0.008745193481445</text:p>
          </table:table-cell>
          <table:table-cell/>
          <table:table-cell office:value-type="float" office:value="796" calcext:value-type="float">
            <text:p>796</text:p>
          </table:table-cell>
          <table:table-cell table:style-name="Default" office:value-type="float" office:value="0.000203847885131836" calcext:value-type="float">
            <text:p>0.000203847885132</text:p>
          </table:table-cell>
          <table:table-cell office:value-type="float" office:value="0.00089263916015625" calcext:value-type="float">
            <text:p>0.000892639160156</text:p>
          </table:table-cell>
          <table:table-cell office:value-type="float" office:value="0.00919771194458008" calcext:value-type="float">
            <text:p>0.00919771194458</text:p>
          </table:table-cell>
          <table:table-cell table:style-name="Default" office:value-type="float" office:value="0.00011754035949707" calcext:value-type="float">
            <text:p>0.0001175403594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982284545898438" calcext:value-type="float">
            <text:p>9.82E-05</text:p>
          </table:table-cell>
          <table:table-cell office:value-type="float" office:value="0.000518083572387695" calcext:value-type="float">
            <text:p>0.000518083572388</text:p>
          </table:table-cell>
          <table:table-cell office:value-type="float" office:value="0.00855684280395508" calcext:value-type="float">
            <text:p>0.008556842803955</text:p>
          </table:table-cell>
          <table:table-cell office:value-type="float" office:value="0.00888919830322266" calcext:value-type="float">
            <text:p>0.008889198303223</text:p>
          </table:table-cell>
          <table:table-cell/>
          <table:table-cell office:value-type="float" office:value="797" calcext:value-type="float">
            <text:p>797</text:p>
          </table:table-cell>
          <table:table-cell table:style-name="Default" office:value-type="float" office:value="0.000128507614135742" calcext:value-type="float">
            <text:p>0.000128507614136</text:p>
          </table:table-cell>
          <table:table-cell office:value-type="float" office:value="0.000559091567993164" calcext:value-type="float">
            <text:p>0.000559091567993</text:p>
          </table:table-cell>
          <table:table-cell office:value-type="float" office:value="0.00792551040649414" calcext:value-type="float">
            <text:p>0.007925510406494</text:p>
          </table:table-cell>
          <table:table-cell table:style-name="Default" office:value-type="float" office:value="0.000113725662231445" calcext:value-type="float">
            <text:p>0.00011372566223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782012939453125" calcext:value-type="float">
            <text:p>7.82E-05</text:p>
          </table:table-cell>
          <table:table-cell office:value-type="float" office:value="0.000435829162597656" calcext:value-type="float">
            <text:p>0.000435829162598</text:p>
          </table:table-cell>
          <table:table-cell office:value-type="float" office:value="0.00825834274291992" calcext:value-type="float">
            <text:p>0.00825834274292</text:p>
          </table:table-cell>
          <table:table-cell office:value-type="float" office:value="0.00923848152160645" calcext:value-type="float">
            <text:p>0.009238481521606</text:p>
          </table:table-cell>
          <table:table-cell/>
          <table:table-cell office:value-type="float" office:value="798" calcext:value-type="float">
            <text:p>798</text:p>
          </table:table-cell>
          <table:table-cell table:style-name="Default" office:value-type="float" office:value="0.000113010406494141" calcext:value-type="float">
            <text:p>0.000113010406494</text:p>
          </table:table-cell>
          <table:table-cell office:value-type="float" office:value="0.000509500503540039" calcext:value-type="float">
            <text:p>0.00050950050354</text:p>
          </table:table-cell>
          <table:table-cell office:value-type="float" office:value="0.00896072387695313" calcext:value-type="float">
            <text:p>0.008960723876953</text:p>
          </table:table-cell>
          <table:table-cell table:style-name="Default" office:value-type="float" office:value="0.000132322311401367" calcext:value-type="float">
            <text:p>0.00013232231140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476598739624023" calcext:value-type="float">
            <text:p>0.000476598739624</text:p>
          </table:table-cell>
          <table:table-cell office:value-type="float" office:value="0.00855040550231934" calcext:value-type="float">
            <text:p>0.008550405502319</text:p>
          </table:table-cell>
          <table:table-cell office:value-type="float" office:value="0.00927257537841797" calcext:value-type="float">
            <text:p>0.0092725753784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0.0000796318054199219" calcext:value-type="float">
            <text:p>7.96E-05</text:p>
          </table:table-cell>
          <table:table-cell office:value-type="float" office:value="0.000599861145019531" calcext:value-type="float">
            <text:p>0.00059986114502</text:p>
          </table:table-cell>
          <table:table-cell office:value-type="float" office:value="0.00810074806213379" calcext:value-type="float">
            <text:p>0.008100748062134</text:p>
          </table:table-cell>
          <table:table-cell table:style-name="Default" office:value-type="float" office:value="0.00014042854309082" calcext:value-type="float">
            <text:p>0.00014042854309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47755241394043" calcext:value-type="float">
            <text:p>0.00047755241394</text:p>
          </table:table-cell>
          <table:table-cell office:value-type="float" office:value="0.00822877883911133" calcext:value-type="float">
            <text:p>0.008228778839111</text:p>
          </table:table-cell>
          <table:table-cell office:value-type="float" office:value="0.00934529304504395" calcext:value-type="float">
            <text:p>0.009345293045044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49591064453125" calcext:value-type="float">
            <text:p>0.000495910644531</text:p>
          </table:table-cell>
          <table:table-cell office:value-type="float" office:value="0.00852870941162109" calcext:value-type="float">
            <text:p>0.008528709411621</text:p>
          </table:table-cell>
          <table:table-cell table:style-name="Default" office:value-type="float" office:value="0.000123500823974609" calcext:value-type="float">
            <text:p>0.0001235008239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929832458496094" calcext:value-type="float">
            <text:p>9.30E-05</text:p>
          </table:table-cell>
          <table:table-cell office:value-type="float" office:value="0.000489950180053711" calcext:value-type="float">
            <text:p>0.000489950180054</text:p>
          </table:table-cell>
          <table:table-cell office:value-type="float" office:value="0.00823855400085449" calcext:value-type="float">
            <text:p>0.008238554000855</text:p>
          </table:table-cell>
          <table:table-cell office:value-type="float" office:value="0.00936698913574219" calcext:value-type="float">
            <text:p>0.00936698913574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0.0000741481781005859" calcext:value-type="float">
            <text:p>7.41E-05</text:p>
          </table:table-cell>
          <table:table-cell office:value-type="float" office:value="0.000504493713378906" calcext:value-type="float">
            <text:p>0.000504493713379</text:p>
          </table:table-cell>
          <table:table-cell office:value-type="float" office:value="0.0080406665802002" calcext:value-type="float">
            <text:p>0.0080406665802</text:p>
          </table:table-cell>
          <table:table-cell table:style-name="Default" office:value-type="float" office:value="0.000145912170410156" calcext:value-type="float">
            <text:p>0.0001459121704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float" office:value="0.000103473663330078" calcext:value-type="float">
            <text:p>0.00010347366333</text:p>
          </table:table-cell>
          <table:table-cell office:value-type="float" office:value="0.000514984130859375" calcext:value-type="float">
            <text:p>0.000514984130859</text:p>
          </table:table-cell>
          <table:table-cell office:value-type="float" office:value="0.00822925567626953" calcext:value-type="float">
            <text:p>0.00822925567627</text:p>
          </table:table-cell>
          <table:table-cell office:value-type="float" office:value="0.00904893875122071" calcext:value-type="float">
            <text:p>0.00904893875122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0.0000832080841064453" calcext:value-type="float">
            <text:p>8.32E-05</text:p>
          </table:table-cell>
          <table:table-cell office:value-type="float" office:value="0.000495433807373047" calcext:value-type="float">
            <text:p>0.000495433807373</text:p>
          </table:table-cell>
          <table:table-cell office:value-type="float" office:value="0.00835514068603516" calcext:value-type="float">
            <text:p>0.008355140686035</text:p>
          </table:table-cell>
          <table:table-cell table:style-name="Default" office:value-type="float" office:value="0.000278949737548828" calcext:value-type="float">
            <text:p>0.00027894973754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Default" office:value-type="float" office:value="0.000142097473144531" calcext:value-type="float">
            <text:p>0.000142097473145</text:p>
          </table:table-cell>
          <table:table-cell office:value-type="float" office:value="0.000508785247802734" calcext:value-type="float">
            <text:p>0.000508785247803</text:p>
          </table:table-cell>
          <table:table-cell office:value-type="float" office:value="0.00868058204650879" calcext:value-type="float">
            <text:p>0.008680582046509</text:p>
          </table:table-cell>
          <table:table-cell office:value-type="float" office:value="0.00890684127807617" calcext:value-type="float">
            <text:p>0.008906841278076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float" office:value="0.000113964080810547" calcext:value-type="float">
            <text:p>0.000113964080811</text:p>
          </table:table-cell>
          <table:table-cell office:value-type="float" office:value="0.00055241584777832" calcext:value-type="float">
            <text:p>0.000552415847778</text:p>
          </table:table-cell>
          <table:table-cell office:value-type="float" office:value="0.0092921257019043" calcext:value-type="float">
            <text:p>0.009292125701904</text:p>
          </table:table-cell>
          <table:table-cell office:value-type="float" office:value="0.0000870227813720703" calcext:value-type="float">
            <text:p>8.70E-0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Default" office:value-type="float" office:value="0.000123262405395508" calcext:value-type="float">
            <text:p>0.000123262405396</text:p>
          </table:table-cell>
          <table:table-cell office:value-type="float" office:value="0.000558853149414063" calcext:value-type="float">
            <text:p>0.000558853149414</text:p>
          </table:table-cell>
          <table:table-cell office:value-type="float" office:value="0.00860953330993652" calcext:value-type="float">
            <text:p>0.008609533309937</text:p>
          </table:table-cell>
          <table:table-cell office:value-type="float" office:value="0.00942254066467285" calcext:value-type="float">
            <text:p>0.009422540664673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0.0000774860382080078" calcext:value-type="float">
            <text:p>7.75E-05</text:p>
          </table:table-cell>
          <table:table-cell office:value-type="float" office:value="0.000530004501342773" calcext:value-type="float">
            <text:p>0.000530004501343</text:p>
          </table:table-cell>
          <table:table-cell office:value-type="float" office:value="0.0119864940643311" calcext:value-type="float">
            <text:p>0.011986494064331</text:p>
          </table:table-cell>
          <table:table-cell table:style-name="Default" office:value-type="float" office:value="0.000161170959472656" calcext:value-type="float">
            <text:p>0.00016117095947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Default" office:value-type="float" office:value="0.0001068115234375" calcext:value-type="float">
            <text:p>0.000106811523438</text:p>
          </table:table-cell>
          <table:table-cell office:value-type="float" office:value="0.000616312026977539" calcext:value-type="float">
            <text:p>0.000616312026978</text:p>
          </table:table-cell>
          <table:table-cell office:value-type="float" office:value="0.00897383689880371" calcext:value-type="float">
            <text:p>0.008973836898804</text:p>
          </table:table-cell>
          <table:table-cell office:value-type="float" office:value="0.00957942008972168" calcext:value-type="float">
            <text:p>0.009579420089722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float" office:value="0.000144004821777344" calcext:value-type="float">
            <text:p>0.000144004821777</text:p>
          </table:table-cell>
          <table:table-cell office:value-type="float" office:value="0.000725269317626953" calcext:value-type="float">
            <text:p>0.000725269317627</text:p>
          </table:table-cell>
          <table:table-cell office:value-type="float" office:value="0.0137779712677002" calcext:value-type="float">
            <text:p>0.0137779712677</text:p>
          </table:table-cell>
          <table:table-cell table:style-name="Default" office:value-type="float" office:value="0.000137567520141602" calcext:value-type="float">
            <text:p>0.00013756752014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Default" office:value-type="float" office:value="0.000106334686279297" calcext:value-type="float">
            <text:p>0.000106334686279</text:p>
          </table:table-cell>
          <table:table-cell office:value-type="float" office:value="0.000604867935180664" calcext:value-type="float">
            <text:p>0.000604867935181</text:p>
          </table:table-cell>
          <table:table-cell office:value-type="float" office:value="0.00859236717224121" calcext:value-type="float">
            <text:p>0.008592367172241</text:p>
          </table:table-cell>
          <table:table-cell office:value-type="float" office:value="0.0091555118560791" calcext:value-type="float">
            <text:p>0.00915551185607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0.0000908374786376953" calcext:value-type="float">
            <text:p>9.08E-05</text:p>
          </table:table-cell>
          <table:table-cell office:value-type="float" office:value="0.000461816787719727" calcext:value-type="float">
            <text:p>0.00046181678772</text:p>
          </table:table-cell>
          <table:table-cell office:value-type="float" office:value="0.00937962532043457" calcext:value-type="float">
            <text:p>0.009379625320435</text:p>
          </table:table-cell>
          <table:table-cell table:style-name="Default" office:value-type="float" office:value="0.000115633010864258" calcext:value-type="float">
            <text:p>0.0001156330108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Default" office:value-type="float" office:value="0.000180959701538086" calcext:value-type="float">
            <text:p>0.000180959701538</text:p>
          </table:table-cell>
          <table:table-cell office:value-type="float" office:value="0.000627994537353516" calcext:value-type="float">
            <text:p>0.000627994537354</text:p>
          </table:table-cell>
          <table:table-cell office:value-type="float" office:value="0.00858736038208008" calcext:value-type="float">
            <text:p>0.00858736038208</text:p>
          </table:table-cell>
          <table:table-cell office:value-type="float" office:value="0.00928282737731934" calcext:value-type="float">
            <text:p>0.009282827377319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0.000087738037109375" calcext:value-type="float">
            <text:p>8.77E-05</text:p>
          </table:table-cell>
          <table:table-cell office:value-type="float" office:value="0.000499725341796875" calcext:value-type="float">
            <text:p>0.000499725341797</text:p>
          </table:table-cell>
          <table:table-cell office:value-type="float" office:value="0.00975894927978516" calcext:value-type="float">
            <text:p>0.009758949279785</text:p>
          </table:table-cell>
          <table:table-cell office:value-type="float" office:value="0.0000903606414794922" calcext:value-type="float">
            <text:p>9.04E-0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Default" office:value-type="float" office:value="0.00012516975402832" calcext:value-type="float">
            <text:p>0.000125169754028</text:p>
          </table:table-cell>
          <table:table-cell office:value-type="float" office:value="0.000524520874023438" calcext:value-type="float">
            <text:p>0.000524520874023</text:p>
          </table:table-cell>
          <table:table-cell office:value-type="float" office:value="0.00850081443786621" calcext:value-type="float">
            <text:p>0.008500814437866</text:p>
          </table:table-cell>
          <table:table-cell office:value-type="float" office:value="0.00926089286804199" calcext:value-type="float">
            <text:p>0.00926089286804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437021255493164" calcext:value-type="float">
            <text:p>0.000437021255493</text:p>
          </table:table-cell>
          <table:table-cell office:value-type="float" office:value="0.00814318656921387" calcext:value-type="float">
            <text:p>0.008143186569214</text:p>
          </table:table-cell>
          <table:table-cell table:style-name="Default" office:value-type="float" office:value="0.000152587890625" calcext:value-type="float">
            <text:p>0.0001525878906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Default" office:value-type="float" office:value="0.000123023986816406" calcext:value-type="float">
            <text:p>0.000123023986816</text:p>
          </table:table-cell>
          <table:table-cell office:value-type="float" office:value="0.000525712966918945" calcext:value-type="float">
            <text:p>0.000525712966919</text:p>
          </table:table-cell>
          <table:table-cell office:value-type="float" office:value="0.00869011878967285" calcext:value-type="float">
            <text:p>0.008690118789673</text:p>
          </table:table-cell>
          <table:table-cell office:value-type="float" office:value="0.00919532775878906" calcext:value-type="float">
            <text:p>0.009195327758789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0.0000784397125244141" calcext:value-type="float">
            <text:p>7.84E-05</text:p>
          </table:table-cell>
          <table:table-cell office:value-type="float" office:value="0.000489950180053711" calcext:value-type="float">
            <text:p>0.000489950180054</text:p>
          </table:table-cell>
          <table:table-cell office:value-type="float" office:value="0.00812578201293945" calcext:value-type="float">
            <text:p>0.008125782012939</text:p>
          </table:table-cell>
          <table:table-cell office:value-type="float" office:value="0.0000874996185302734" calcext:value-type="float">
            <text:p>8.75E-0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Default" office:value-type="float" office:value="0.00012660026550293" calcext:value-type="float">
            <text:p>0.000126600265503</text:p>
          </table:table-cell>
          <table:table-cell office:value-type="float" office:value="0.000579833984375" calcext:value-type="float">
            <text:p>0.000579833984375</text:p>
          </table:table-cell>
          <table:table-cell office:value-type="float" office:value="0.00887274742126465" calcext:value-type="float">
            <text:p>0.008872747421265</text:p>
          </table:table-cell>
          <table:table-cell office:value-type="float" office:value="0.00923490524291992" calcext:value-type="float">
            <text:p>0.0092349052429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.0000770092010498047" calcext:value-type="float">
            <text:p>7.70E-05</text:p>
          </table:table-cell>
          <table:table-cell office:value-type="float" office:value="0.000458240509033203" calcext:value-type="float">
            <text:p>0.000458240509033</text:p>
          </table:table-cell>
          <table:table-cell office:value-type="float" office:value="0.00885128974914551" calcext:value-type="float">
            <text:p>0.008851289749146</text:p>
          </table:table-cell>
          <table:table-cell table:style-name="Default" office:value-type="float" office:value="0.00011754035949707" calcext:value-type="float">
            <text:p>0.00011754035949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Default" office:value-type="float" office:value="0.000155925750732422" calcext:value-type="float">
            <text:p>0.000155925750732</text:p>
          </table:table-cell>
          <table:table-cell office:value-type="float" office:value="0.000522375106811523" calcext:value-type="float">
            <text:p>0.000522375106812</text:p>
          </table:table-cell>
          <table:table-cell office:value-type="float" office:value="0.00858736038208008" calcext:value-type="float">
            <text:p>0.00858736038208</text:p>
          </table:table-cell>
          <table:table-cell office:value-type="float" office:value="0.00906848907470703" calcext:value-type="float">
            <text:p>0.00906848907470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0.0000898838043212891" calcext:value-type="float">
            <text:p>8.99E-05</text:p>
          </table:table-cell>
          <table:table-cell office:value-type="float" office:value="0.000522136688232422" calcext:value-type="float">
            <text:p>0.000522136688232</text:p>
          </table:table-cell>
          <table:table-cell office:value-type="float" office:value="0.00855684280395508" calcext:value-type="float">
            <text:p>0.008556842803955</text:p>
          </table:table-cell>
          <table:table-cell table:style-name="Default" office:value-type="float" office:value="0.000138759613037109" calcext:value-type="float">
            <text:p>0.00013875961303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544309616088867" calcext:value-type="float">
            <text:p>0.000544309616089</text:p>
          </table:table-cell>
          <table:table-cell office:value-type="float" office:value="0.0135097503662109" calcext:value-type="float">
            <text:p>0.013509750366211</text:p>
          </table:table-cell>
          <table:table-cell office:value-type="float" office:value="0.0126020908355713" calcext:value-type="float">
            <text:p>0.01260209083557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0.0000939369201660156" calcext:value-type="float">
            <text:p>9.39E-05</text:p>
          </table:table-cell>
          <table:table-cell office:value-type="float" office:value="0.0005035400390625" calcext:value-type="float">
            <text:p>0.000503540039063</text:p>
          </table:table-cell>
          <table:table-cell office:value-type="float" office:value="0.00835061073303223" calcext:value-type="float">
            <text:p>0.008350610733032</text:p>
          </table:table-cell>
          <table:table-cell table:style-name="Default" office:value-type="float" office:value="0.000107288360595703" calcext:value-type="float">
            <text:p>0.00010728836059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758171081542969" calcext:value-type="float">
            <text:p>7.58E-05</text:p>
          </table:table-cell>
          <table:table-cell office:value-type="float" office:value="0.000735998153686523" calcext:value-type="float">
            <text:p>0.000735998153687</text:p>
          </table:table-cell>
          <table:table-cell office:value-type="float" office:value="0.00839352607727051" calcext:value-type="float">
            <text:p>0.008393526077271</text:p>
          </table:table-cell>
          <table:table-cell office:value-type="float" office:value="0.0093531608581543" calcext:value-type="float">
            <text:p>0.00935316085815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0.0000903606414794922" calcext:value-type="float">
            <text:p>9.04E-05</text:p>
          </table:table-cell>
          <table:table-cell office:value-type="float" office:value="0.000442981719970703" calcext:value-type="float">
            <text:p>0.000442981719971</text:p>
          </table:table-cell>
          <table:table-cell office:value-type="float" office:value="0.00882053375244141" calcext:value-type="float">
            <text:p>0.008820533752441</text:p>
          </table:table-cell>
          <table:table-cell table:style-name="Default" office:value-type="float" office:value="0.000102996826171875" calcext:value-type="float">
            <text:p>0.00010299682617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905990600585938" calcext:value-type="float">
            <text:p>9.06E-05</text:p>
          </table:table-cell>
          <table:table-cell office:value-type="float" office:value="0.000440597534179688" calcext:value-type="float">
            <text:p>0.00044059753418</text:p>
          </table:table-cell>
          <table:table-cell office:value-type="float" office:value="0.00910544395446777" calcext:value-type="float">
            <text:p>0.009105443954468</text:p>
          </table:table-cell>
          <table:table-cell office:value-type="float" office:value="0.00973653793334961" calcext:value-type="float">
            <text:p>0.00973653793335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0.0000882148742675781" calcext:value-type="float">
            <text:p>8.82E-05</text:p>
          </table:table-cell>
          <table:table-cell office:value-type="float" office:value="0.000472545623779297" calcext:value-type="float">
            <text:p>0.000472545623779</text:p>
          </table:table-cell>
          <table:table-cell office:value-type="float" office:value="0.008270263671875" calcext:value-type="float">
            <text:p>0.008270263671875</text:p>
          </table:table-cell>
          <table:table-cell table:style-name="Default" office:value-type="float" office:value="0.000117778778076172" calcext:value-type="float">
            <text:p>0.00011777877807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848770141601563" calcext:value-type="float">
            <text:p>8.49E-05</text:p>
          </table:table-cell>
          <table:table-cell office:value-type="float" office:value="0.000551462173461914" calcext:value-type="float">
            <text:p>0.000551462173462</text:p>
          </table:table-cell>
          <table:table-cell office:value-type="float" office:value="0.00848197937011719" calcext:value-type="float">
            <text:p>0.008481979370117</text:p>
          </table:table-cell>
          <table:table-cell office:value-type="float" office:value="0.0104966163635254" calcext:value-type="float">
            <text:p>0.010496616363525</text:p>
          </table:table-cell>
          <table:table-cell/>
          <table:table-cell office:value-type="float" office:value="815" calcext:value-type="float">
            <text:p>815</text:p>
          </table:table-cell>
          <table:table-cell table:style-name="Default" office:value-type="float" office:value="0.000109195709228516" calcext:value-type="float">
            <text:p>0.000109195709229</text:p>
          </table:table-cell>
          <table:table-cell office:value-type="float" office:value="0.000471115112304688" calcext:value-type="float">
            <text:p>0.000471115112305</text:p>
          </table:table-cell>
          <table:table-cell office:value-type="float" office:value="0.0084078311920166" calcext:value-type="float">
            <text:p>0.008407831192017</text:p>
          </table:table-cell>
          <table:table-cell office:value-type="float" office:value="0.0000855922698974609" calcext:value-type="float">
            <text:p>8.56E-0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739097595214844" calcext:value-type="float">
            <text:p>7.39E-05</text:p>
          </table:table-cell>
          <table:table-cell office:value-type="float" office:value="0.00072169303894043" calcext:value-type="float">
            <text:p>0.00072169303894</text:p>
          </table:table-cell>
          <table:table-cell office:value-type="float" office:value="0.00832819938659668" calcext:value-type="float">
            <text:p>0.008328199386597</text:p>
          </table:table-cell>
          <table:table-cell office:value-type="float" office:value="0.0100507736206055" calcext:value-type="float">
            <text:p>0.010050773620606</text:p>
          </table:table-cell>
          <table:table-cell/>
          <table:table-cell office:value-type="float" office:value="816" calcext:value-type="float">
            <text:p>816</text:p>
          </table:table-cell>
          <table:table-cell table:style-name="Default" office:value-type="float" office:value="0.000120401382446289" calcext:value-type="float">
            <text:p>0.000120401382446</text:p>
          </table:table-cell>
          <table:table-cell office:value-type="float" office:value="0.000496149063110352" calcext:value-type="float">
            <text:p>0.00049614906311</text:p>
          </table:table-cell>
          <table:table-cell office:value-type="float" office:value="0.00812292098999023" calcext:value-type="float">
            <text:p>0.00812292098999</text:p>
          </table:table-cell>
          <table:table-cell office:value-type="float" office:value="0.0000855922698974609" calcext:value-type="float">
            <text:p>8.56E-0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601530075073242" calcext:value-type="float">
            <text:p>0.000601530075073</text:p>
          </table:table-cell>
          <table:table-cell office:value-type="float" office:value="0.00887250900268555" calcext:value-type="float">
            <text:p>0.008872509002686</text:p>
          </table:table-cell>
          <table:table-cell office:value-type="float" office:value="0.00909423828125" calcext:value-type="float">
            <text:p>0.0090942382812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0.0000863075256347656" calcext:value-type="float">
            <text:p>8.63E-05</text:p>
          </table:table-cell>
          <table:table-cell office:value-type="float" office:value="0.000427007675170898" calcext:value-type="float">
            <text:p>0.000427007675171</text:p>
          </table:table-cell>
          <table:table-cell office:value-type="float" office:value="0.00879931449890137" calcext:value-type="float">
            <text:p>0.008799314498901</text:p>
          </table:table-cell>
          <table:table-cell table:style-name="Default" office:value-type="float" office:value="0.000151395797729492" calcext:value-type="float">
            <text:p>0.00015139579772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813007354736328" calcext:value-type="float">
            <text:p>8.13E-05</text:p>
          </table:table-cell>
          <table:table-cell office:value-type="float" office:value="0.000482797622680664" calcext:value-type="float">
            <text:p>0.000482797622681</text:p>
          </table:table-cell>
          <table:table-cell office:value-type="float" office:value="0.00896048545837402" calcext:value-type="float">
            <text:p>0.008960485458374</text:p>
          </table:table-cell>
          <table:table-cell office:value-type="float" office:value="0.00918412208557129" calcext:value-type="float">
            <text:p>0.00918412208557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0.0000779628753662109" calcext:value-type="float">
            <text:p>7.80E-05</text:p>
          </table:table-cell>
          <table:table-cell office:value-type="float" office:value="0.000399351119995117" calcext:value-type="float">
            <text:p>0.000399351119995</text:p>
          </table:table-cell>
          <table:table-cell office:value-type="float" office:value="0.00820326805114746" calcext:value-type="float">
            <text:p>0.008203268051147</text:p>
          </table:table-cell>
          <table:table-cell table:style-name="Default" office:value-type="float" office:value="0.000115633010864258" calcext:value-type="float">
            <text:p>0.0001156330108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867843627929688" calcext:value-type="float">
            <text:p>8.68E-05</text:p>
          </table:table-cell>
          <table:table-cell office:value-type="float" office:value="0.000510215759277344" calcext:value-type="float">
            <text:p>0.000510215759277</text:p>
          </table:table-cell>
          <table:table-cell office:value-type="float" office:value="0.00922250747680664" calcext:value-type="float">
            <text:p>0.009222507476807</text:p>
          </table:table-cell>
          <table:table-cell office:value-type="float" office:value="0.00896573066711426" calcext:value-type="float">
            <text:p>0.008965730667114</text:p>
          </table:table-cell>
          <table:table-cell/>
          <table:table-cell office:value-type="float" office:value="819" calcext:value-type="float">
            <text:p>819</text:p>
          </table:table-cell>
          <table:table-cell table:style-name="Default" office:value-type="float" office:value="0.000139474868774414" calcext:value-type="float">
            <text:p>0.000139474868774</text:p>
          </table:table-cell>
          <table:table-cell office:value-type="float" office:value="0.000472068786621094" calcext:value-type="float">
            <text:p>0.000472068786621</text:p>
          </table:table-cell>
          <table:table-cell office:value-type="float" office:value="0.00866317749023438" calcext:value-type="float">
            <text:p>0.008663177490234</text:p>
          </table:table-cell>
          <table:table-cell office:value-type="float" office:value="0.0000858306884765625" calcext:value-type="float">
            <text:p>8.58E-0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948905944824219" calcext:value-type="float">
            <text:p>9.49E-05</text:p>
          </table:table-cell>
          <table:table-cell office:value-type="float" office:value="0.000497341156005859" calcext:value-type="float">
            <text:p>0.000497341156006</text:p>
          </table:table-cell>
          <table:table-cell office:value-type="float" office:value="0.00893044471740723" calcext:value-type="float">
            <text:p>0.008930444717407</text:p>
          </table:table-cell>
          <table:table-cell office:value-type="float" office:value="0.00931715965270996" calcext:value-type="float">
            <text:p>0.00931715965271</text:p>
          </table:table-cell>
          <table:table-cell/>
          <table:table-cell office:value-type="float" office:value="820" calcext:value-type="float">
            <text:p>820</text:p>
          </table:table-cell>
          <table:table-cell table:style-name="Default" office:value-type="float" office:value="0.000104188919067383" calcext:value-type="float">
            <text:p>0.000104188919067</text:p>
          </table:table-cell>
          <table:table-cell office:value-type="float" office:value="0.000429153442382813" calcext:value-type="float">
            <text:p>0.000429153442383</text:p>
          </table:table-cell>
          <table:table-cell office:value-type="float" office:value="0.00830841064453125" calcext:value-type="float">
            <text:p>0.008308410644531</text:p>
          </table:table-cell>
          <table:table-cell table:style-name="Default" office:value-type="float" office:value="0.000226974487304687" calcext:value-type="float">
            <text:p>0.0002269744873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817775726318359" calcext:value-type="float">
            <text:p>8.18E-05</text:p>
          </table:table-cell>
          <table:table-cell office:value-type="float" office:value="0.000577211380004883" calcext:value-type="float">
            <text:p>0.000577211380005</text:p>
          </table:table-cell>
          <table:table-cell office:value-type="float" office:value="0.0086674690246582" calcext:value-type="float">
            <text:p>0.008667469024658</text:p>
          </table:table-cell>
          <table:table-cell office:value-type="float" office:value="0.0101351737976074" calcext:value-type="float">
            <text:p>0.010135173797608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0.0000905990600585938" calcext:value-type="float">
            <text:p>9.06E-05</text:p>
          </table:table-cell>
          <table:table-cell office:value-type="float" office:value="0.000608682632446289" calcext:value-type="float">
            <text:p>0.000608682632446</text:p>
          </table:table-cell>
          <table:table-cell office:value-type="float" office:value="0.00808072090148926" calcext:value-type="float">
            <text:p>0.008080720901489</text:p>
          </table:table-cell>
          <table:table-cell office:value-type="float" office:value="0.0000853538513183594" calcext:value-type="float">
            <text:p>8.54E-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753402709960937" calcext:value-type="float">
            <text:p>7.53E-05</text:p>
          </table:table-cell>
          <table:table-cell office:value-type="float" office:value="0.000620603561401367" calcext:value-type="float">
            <text:p>0.000620603561401</text:p>
          </table:table-cell>
          <table:table-cell office:value-type="float" office:value="0.0133025646209717" calcext:value-type="float">
            <text:p>0.013302564620972</text:p>
          </table:table-cell>
          <table:table-cell office:value-type="float" office:value="0.0132417678833008" calcext:value-type="float">
            <text:p>0.01324176788330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0.0000970363616943359" calcext:value-type="float">
            <text:p>9.70E-05</text:p>
          </table:table-cell>
          <table:table-cell office:value-type="float" office:value="0.000510931015014648" calcext:value-type="float">
            <text:p>0.000510931015015</text:p>
          </table:table-cell>
          <table:table-cell office:value-type="float" office:value="0.00909876823425293" calcext:value-type="float">
            <text:p>0.009098768234253</text:p>
          </table:table-cell>
          <table:table-cell table:style-name="Default" office:value-type="float" office:value="0.000170469284057617" calcext:value-type="float">
            <text:p>0.00017046928405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739097595214844" calcext:value-type="float">
            <text:p>7.39E-05</text:p>
          </table:table-cell>
          <table:table-cell office:value-type="float" office:value="0.000622034072875977" calcext:value-type="float">
            <text:p>0.000622034072876</text:p>
          </table:table-cell>
          <table:table-cell office:value-type="float" office:value="0.00861096382141113" calcext:value-type="float">
            <text:p>0.008610963821411</text:p>
          </table:table-cell>
          <table:table-cell office:value-type="float" office:value="0.0123858451843262" calcext:value-type="float">
            <text:p>0.012385845184326</text:p>
          </table:table-cell>
          <table:table-cell/>
          <table:table-cell office:value-type="float" office:value="823" calcext:value-type="float">
            <text:p>823</text:p>
          </table:table-cell>
          <table:table-cell table:style-name="Default" office:value-type="float" office:value="0.00020909309387207" calcext:value-type="float">
            <text:p>0.000209093093872</text:p>
          </table:table-cell>
          <table:table-cell office:value-type="float" office:value="0.00044560432434082" calcext:value-type="float">
            <text:p>0.000445604324341</text:p>
          </table:table-cell>
          <table:table-cell office:value-type="float" office:value="0.00803613662719727" calcext:value-type="float">
            <text:p>0.008036136627197</text:p>
          </table:table-cell>
          <table:table-cell table:style-name="Default" office:value-type="float" office:value="0.000142097473144531" calcext:value-type="float">
            <text:p>0.00014209747314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Default" office:value-type="float" office:value="0.000149726867675781" calcext:value-type="float">
            <text:p>0.000149726867676</text:p>
          </table:table-cell>
          <table:table-cell office:value-type="float" office:value="0.000721931457519531" calcext:value-type="float">
            <text:p>0.00072193145752</text:p>
          </table:table-cell>
          <table:table-cell office:value-type="float" office:value="0.00878047943115235" calcext:value-type="float">
            <text:p>0.008780479431152</text:p>
          </table:table-cell>
          <table:table-cell office:value-type="float" office:value="0.0104484558105469" calcext:value-type="float">
            <text:p>0.01044845581054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0.0000817775726318359" calcext:value-type="float">
            <text:p>8.18E-05</text:p>
          </table:table-cell>
          <table:table-cell office:value-type="float" office:value="0.000520944595336914" calcext:value-type="float">
            <text:p>0.000520944595337</text:p>
          </table:table-cell>
          <table:table-cell office:value-type="float" office:value="0.00925540924072266" calcext:value-type="float">
            <text:p>0.009255409240723</text:p>
          </table:table-cell>
          <table:table-cell table:style-name="Default" office:value-type="float" office:value="0.000117063522338867" calcext:value-type="float">
            <text:p>0.00011706352233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767707824707031" calcext:value-type="float">
            <text:p>7.68E-05</text:p>
          </table:table-cell>
          <table:table-cell office:value-type="float" office:value="0.00048375129699707" calcext:value-type="float">
            <text:p>0.000483751296997</text:p>
          </table:table-cell>
          <table:table-cell office:value-type="float" office:value="0.00865864753723145" calcext:value-type="float">
            <text:p>0.008658647537231</text:p>
          </table:table-cell>
          <table:table-cell office:value-type="float" office:value="0.00910806655883789" calcext:value-type="float">
            <text:p>0.009108066558838</text:p>
          </table:table-cell>
          <table:table-cell/>
          <table:table-cell office:value-type="float" office:value="825" calcext:value-type="float">
            <text:p>825</text:p>
          </table:table-cell>
          <table:table-cell table:style-name="Default" office:value-type="float" office:value="0.000128746032714844" calcext:value-type="float">
            <text:p>0.000128746032715</text:p>
          </table:table-cell>
          <table:table-cell office:value-type="float" office:value="0.000613927841186523" calcext:value-type="float">
            <text:p>0.000613927841187</text:p>
          </table:table-cell>
          <table:table-cell office:value-type="float" office:value="0.00785899162292481" calcext:value-type="float">
            <text:p>0.007858991622925</text:p>
          </table:table-cell>
          <table:table-cell table:style-name="Default" office:value-type="float" office:value="0.0001068115234375" calcext:value-type="float">
            <text:p>0.0001068115234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762939453125" calcext:value-type="float">
            <text:p>7.63E-05</text:p>
          </table:table-cell>
          <table:table-cell office:value-type="float" office:value="0.000525712966918945" calcext:value-type="float">
            <text:p>0.000525712966919</text:p>
          </table:table-cell>
          <table:table-cell office:value-type="float" office:value="0.00829410552978516" calcext:value-type="float">
            <text:p>0.008294105529785</text:p>
          </table:table-cell>
          <table:table-cell office:value-type="float" office:value="0.0100033283233643" calcext:value-type="float">
            <text:p>0.010003328323364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0.0000925064086914063" calcext:value-type="float">
            <text:p>9.25E-05</text:p>
          </table:table-cell>
          <table:table-cell office:value-type="float" office:value="0.000496387481689453" calcext:value-type="float">
            <text:p>0.000496387481689</text:p>
          </table:table-cell>
          <table:table-cell office:value-type="float" office:value="0.0083920955657959" calcext:value-type="float">
            <text:p>0.008392095565796</text:p>
          </table:table-cell>
          <table:table-cell table:style-name="Default" office:value-type="float" office:value="0.000151634216308594" calcext:value-type="float">
            <text:p>0.00015163421630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770092010498047" calcext:value-type="float">
            <text:p>7.70E-05</text:p>
          </table:table-cell>
          <table:table-cell office:value-type="float" office:value="0.000497102737426758" calcext:value-type="float">
            <text:p>0.000497102737427</text:p>
          </table:table-cell>
          <table:table-cell office:value-type="float" office:value="0.00934934616088867" calcext:value-type="float">
            <text:p>0.009349346160889</text:p>
          </table:table-cell>
          <table:table-cell office:value-type="float" office:value="0.00947427749633789" calcext:value-type="float">
            <text:p>0.009474277496338</text:p>
          </table:table-cell>
          <table:table-cell/>
          <table:table-cell office:value-type="float" office:value="827" calcext:value-type="float">
            <text:p>827</text:p>
          </table:table-cell>
          <table:table-cell table:style-name="Default" office:value-type="float" office:value="0.000203132629394531" calcext:value-type="float">
            <text:p>0.000203132629395</text:p>
          </table:table-cell>
          <table:table-cell office:value-type="float" office:value="0.000381231307983398" calcext:value-type="float">
            <text:p>0.000381231307983</text:p>
          </table:table-cell>
          <table:table-cell office:value-type="float" office:value="0.00825333595275879" calcext:value-type="float">
            <text:p>0.008253335952759</text:p>
          </table:table-cell>
          <table:table-cell table:style-name="Default" office:value-type="float" office:value="0.000101804733276367" calcext:value-type="float">
            <text:p>0.00010180473327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956058502197266" calcext:value-type="float">
            <text:p>9.56E-05</text:p>
          </table:table-cell>
          <table:table-cell office:value-type="float" office:value="0.000483512878417969" calcext:value-type="float">
            <text:p>0.000483512878418</text:p>
          </table:table-cell>
          <table:table-cell office:value-type="float" office:value="0.009124755859375" calcext:value-type="float">
            <text:p>0.009124755859375</text:p>
          </table:table-cell>
          <table:table-cell office:value-type="float" office:value="0.00942254066467285" calcext:value-type="float">
            <text:p>0.009422540664673</text:p>
          </table:table-cell>
          <table:table-cell/>
          <table:table-cell office:value-type="float" office:value="828" calcext:value-type="float">
            <text:p>828</text:p>
          </table:table-cell>
          <table:table-cell table:style-name="Default" office:value-type="float" office:value="0.000136137008666992" calcext:value-type="float">
            <text:p>0.000136137008667</text:p>
          </table:table-cell>
          <table:table-cell office:value-type="float" office:value="0.000382661819458008" calcext:value-type="float">
            <text:p>0.000382661819458</text:p>
          </table:table-cell>
          <table:table-cell office:value-type="float" office:value="0.00876569747924805" calcext:value-type="float">
            <text:p>0.008765697479248</text:p>
          </table:table-cell>
          <table:table-cell table:style-name="Default" office:value-type="float" office:value="0.000106573104858398" calcext:value-type="float">
            <text:p>0.00010657310485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791549682617187" calcext:value-type="float">
            <text:p>7.92E-05</text:p>
          </table:table-cell>
          <table:table-cell office:value-type="float" office:value="0.00043177604675293" calcext:value-type="float">
            <text:p>0.000431776046753</text:p>
          </table:table-cell>
          <table:table-cell office:value-type="float" office:value="0.00864672660827637" calcext:value-type="float">
            <text:p>0.008646726608276</text:p>
          </table:table-cell>
          <table:table-cell office:value-type="float" office:value="0.00946784019470215" calcext:value-type="float">
            <text:p>0.009467840194702</text:p>
          </table:table-cell>
          <table:table-cell/>
          <table:table-cell office:value-type="float" office:value="829" calcext:value-type="float">
            <text:p>829</text:p>
          </table:table-cell>
          <table:table-cell table:style-name="Default" office:value-type="float" office:value="0.000136613845825195" calcext:value-type="float">
            <text:p>0.000136613845825</text:p>
          </table:table-cell>
          <table:table-cell office:value-type="float" office:value="0.000577449798583984" calcext:value-type="float">
            <text:p>0.000577449798584</text:p>
          </table:table-cell>
          <table:table-cell office:value-type="float" office:value="0.00911450386047363" calcext:value-type="float">
            <text:p>0.009114503860474</text:p>
          </table:table-cell>
          <table:table-cell office:value-type="float" office:value="0.0000832080841064453" calcext:value-type="float">
            <text:p>8.32E-0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941753387451172" calcext:value-type="float">
            <text:p>9.42E-05</text:p>
          </table:table-cell>
          <table:table-cell office:value-type="float" office:value="0.000563621520996094" calcext:value-type="float">
            <text:p>0.000563621520996</text:p>
          </table:table-cell>
          <table:table-cell office:value-type="float" office:value="0.00848722457885742" calcext:value-type="float">
            <text:p>0.008487224578857</text:p>
          </table:table-cell>
          <table:table-cell office:value-type="float" office:value="0.00985574722290039" calcext:value-type="float">
            <text:p>0.0098557472229</text:p>
          </table:table-cell>
          <table:table-cell/>
          <table:table-cell office:value-type="float" office:value="830" calcext:value-type="float">
            <text:p>830</text:p>
          </table:table-cell>
          <table:table-cell table:style-name="Default" office:value-type="float" office:value="0.000136375427246094" calcext:value-type="float">
            <text:p>0.000136375427246</text:p>
          </table:table-cell>
          <table:table-cell office:value-type="float" office:value="0.000631570816040039" calcext:value-type="float">
            <text:p>0.00063157081604</text:p>
          </table:table-cell>
          <table:table-cell office:value-type="float" office:value="0.00836420059204102" calcext:value-type="float">
            <text:p>0.008364200592041</text:p>
          </table:table-cell>
          <table:table-cell table:style-name="Default" office:value-type="float" office:value="0.000105857849121094" calcext:value-type="float">
            <text:p>0.0001058578491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965595245361328" calcext:value-type="float">
            <text:p>9.66E-05</text:p>
          </table:table-cell>
          <table:table-cell office:value-type="float" office:value="0.000481605529785156" calcext:value-type="float">
            <text:p>0.000481605529785</text:p>
          </table:table-cell>
          <table:table-cell office:value-type="float" office:value="0.00857782363891602" calcext:value-type="float">
            <text:p>0.008577823638916</text:p>
          </table:table-cell>
          <table:table-cell office:value-type="float" office:value="0.0101387500762939" calcext:value-type="float">
            <text:p>0.010138750076294</text:p>
          </table:table-cell>
          <table:table-cell/>
          <table:table-cell office:value-type="float" office:value="831" calcext:value-type="float">
            <text:p>831</text:p>
          </table:table-cell>
          <table:table-cell table:style-name="Default" office:value-type="float" office:value="0.000124692916870117" calcext:value-type="float">
            <text:p>0.00012469291687</text:p>
          </table:table-cell>
          <table:table-cell office:value-type="float" office:value="0.000621795654296875" calcext:value-type="float">
            <text:p>0.000621795654297</text:p>
          </table:table-cell>
          <table:table-cell office:value-type="float" office:value="0.00907969474792481" calcext:value-type="float">
            <text:p>0.009079694747925</text:p>
          </table:table-cell>
          <table:table-cell office:value-type="float" office:value="0.0000860691070556641" calcext:value-type="float">
            <text:p>8.61E-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743865966796875" calcext:value-type="float">
            <text:p>7.44E-05</text:p>
          </table:table-cell>
          <table:table-cell office:value-type="float" office:value="0.000468254089355469" calcext:value-type="float">
            <text:p>0.000468254089355</text:p>
          </table:table-cell>
          <table:table-cell office:value-type="float" office:value="0.00897622108459473" calcext:value-type="float">
            <text:p>0.008976221084595</text:p>
          </table:table-cell>
          <table:table-cell office:value-type="float" office:value="0.00947976112365723" calcext:value-type="float">
            <text:p>0.009479761123657</text:p>
          </table:table-cell>
          <table:table-cell/>
          <table:table-cell office:value-type="float" office:value="832" calcext:value-type="float">
            <text:p>832</text:p>
          </table:table-cell>
          <table:table-cell table:style-name="Default" office:value-type="float" office:value="0.000128269195556641" calcext:value-type="float">
            <text:p>0.000128269195557</text:p>
          </table:table-cell>
          <table:table-cell office:value-type="float" office:value="0.000588417053222656" calcext:value-type="float">
            <text:p>0.000588417053223</text:p>
          </table:table-cell>
          <table:table-cell office:value-type="float" office:value="0.00826930999755859" calcext:value-type="float">
            <text:p>0.008269309997559</text:p>
          </table:table-cell>
          <table:table-cell office:value-type="float" office:value="0.0000879764556884766" calcext:value-type="float">
            <text:p>8.80E-0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753402709960937" calcext:value-type="float">
            <text:p>7.53E-05</text:p>
          </table:table-cell>
          <table:table-cell office:value-type="float" office:value="0.000546693801879883" calcext:value-type="float">
            <text:p>0.00054669380188</text:p>
          </table:table-cell>
          <table:table-cell office:value-type="float" office:value="0.00863885879516602" calcext:value-type="float">
            <text:p>0.008638858795166</text:p>
          </table:table-cell>
          <table:table-cell office:value-type="float" office:value="0.00991272926330566" calcext:value-type="float">
            <text:p>0.009912729263306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0.000122785568237305" calcext:value-type="float">
            <text:p>0.000122785568237</text:p>
          </table:table-cell>
          <table:table-cell office:value-type="float" office:value="0.000374078750610352" calcext:value-type="float">
            <text:p>0.00037407875061</text:p>
          </table:table-cell>
          <table:table-cell office:value-type="float" office:value="0.00905609130859375" calcext:value-type="float">
            <text:p>0.009056091308594</text:p>
          </table:table-cell>
          <table:table-cell office:value-type="float" office:value="0.000087738037109375" calcext:value-type="float">
            <text:p>8.77E-0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767707824707031" calcext:value-type="float">
            <text:p>7.68E-05</text:p>
          </table:table-cell>
          <table:table-cell office:value-type="float" office:value="0.000503301620483398" calcext:value-type="float">
            <text:p>0.000503301620483</text:p>
          </table:table-cell>
          <table:table-cell office:value-type="float" office:value="0.00893306732177735" calcext:value-type="float">
            <text:p>0.008933067321777</text:p>
          </table:table-cell>
          <table:table-cell office:value-type="float" office:value="0.00957250595092773" calcext:value-type="float">
            <text:p>0.009572505950928</text:p>
          </table:table-cell>
          <table:table-cell/>
          <table:table-cell office:value-type="float" office:value="834" calcext:value-type="float">
            <text:p>834</text:p>
          </table:table-cell>
          <table:table-cell table:style-name="Default" office:value-type="float" office:value="0.000100374221801758" calcext:value-type="float">
            <text:p>0.000100374221802</text:p>
          </table:table-cell>
          <table:table-cell office:value-type="float" office:value="0.000319480895996094" calcext:value-type="float">
            <text:p>0.000319480895996</text:p>
          </table:table-cell>
          <table:table-cell office:value-type="float" office:value="0.00906896591186523" calcext:value-type="float">
            <text:p>0.009068965911865</text:p>
          </table:table-cell>
          <table:table-cell table:style-name="Default" office:value-type="float" office:value="0.000122308731079102" calcext:value-type="float">
            <text:p>0.00012230873107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Default" office:value-type="float" office:value="0.000166654586791992" calcext:value-type="float">
            <text:p>0.000166654586792</text:p>
          </table:table-cell>
          <table:table-cell office:value-type="float" office:value="0.00051116943359375" calcext:value-type="float">
            <text:p>0.000511169433594</text:p>
          </table:table-cell>
          <table:table-cell office:value-type="float" office:value="0.00955057144165039" calcext:value-type="float">
            <text:p>0.00955057144165</text:p>
          </table:table-cell>
          <table:table-cell office:value-type="float" office:value="0.0102348327636719" calcext:value-type="float">
            <text:p>0.010234832763672</text:p>
          </table:table-cell>
          <table:table-cell/>
          <table:table-cell office:value-type="float" office:value="835" calcext:value-type="float">
            <text:p>835</text:p>
          </table:table-cell>
          <table:table-cell table:style-name="Default" office:value-type="float" office:value="0.000134706497192383" calcext:value-type="float">
            <text:p>0.000134706497192</text:p>
          </table:table-cell>
          <table:table-cell office:value-type="float" office:value="0.000598430633544922" calcext:value-type="float">
            <text:p>0.000598430633545</text:p>
          </table:table-cell>
          <table:table-cell office:value-type="float" office:value="0.00861549377441406" calcext:value-type="float">
            <text:p>0.008615493774414</text:p>
          </table:table-cell>
          <table:table-cell table:style-name="Default" office:value-type="float" office:value="0.000134944915771484" calcext:value-type="float">
            <text:p>0.00013494491577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982284545898438" calcext:value-type="float">
            <text:p>9.82E-05</text:p>
          </table:table-cell>
          <table:table-cell office:value-type="float" office:value="0.000735759735107422" calcext:value-type="float">
            <text:p>0.000735759735107</text:p>
          </table:table-cell>
          <table:table-cell office:value-type="float" office:value="0.00865674018859863" calcext:value-type="float">
            <text:p>0.008656740188599</text:p>
          </table:table-cell>
          <table:table-cell office:value-type="float" office:value="0.0104930400848389" calcext:value-type="float">
            <text:p>0.010493040084839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float" office:value="0.00010371208190918" calcext:value-type="float">
            <text:p>0.000103712081909</text:p>
          </table:table-cell>
          <table:table-cell office:value-type="float" office:value="0.00054168701171875" calcext:value-type="float">
            <text:p>0.000541687011719</text:p>
          </table:table-cell>
          <table:table-cell office:value-type="float" office:value="0.00858092308044434" calcext:value-type="float">
            <text:p>0.008580923080444</text:p>
          </table:table-cell>
          <table:table-cell table:style-name="Default" office:value-type="float" office:value="0.000117301940917969" calcext:value-type="float">
            <text:p>0.0001173019409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751018524169922" calcext:value-type="float">
            <text:p>7.51E-05</text:p>
          </table:table-cell>
          <table:table-cell office:value-type="float" office:value="0.00049138069152832" calcext:value-type="float">
            <text:p>0.000491380691528</text:p>
          </table:table-cell>
          <table:table-cell office:value-type="float" office:value="0.0084686279296875" calcext:value-type="float">
            <text:p>0.008468627929688</text:p>
          </table:table-cell>
          <table:table-cell office:value-type="float" office:value="0.0102190971374512" calcext:value-type="float">
            <text:p>0.010219097137451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698328018188477" calcext:value-type="float">
            <text:p>0.000698328018188</text:p>
          </table:table-cell>
          <table:table-cell office:value-type="float" office:value="0.00840878486633301" calcext:value-type="float">
            <text:p>0.008408784866333</text:p>
          </table:table-cell>
          <table:table-cell table:style-name="Default" office:value-type="float" office:value="0.000120639801025391" calcext:value-type="float">
            <text:p>0.00012063980102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789165496826172" calcext:value-type="float">
            <text:p>7.89E-05</text:p>
          </table:table-cell>
          <table:table-cell office:value-type="float" office:value="0.000525951385498047" calcext:value-type="float">
            <text:p>0.000525951385498</text:p>
          </table:table-cell>
          <table:table-cell office:value-type="float" office:value="0.00854873657226563" calcext:value-type="float">
            <text:p>0.008548736572266</text:p>
          </table:table-cell>
          <table:table-cell office:value-type="float" office:value="0.00969886779785156" calcext:value-type="float">
            <text:p>0.009698867797852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float" office:value="0.000137090682983398" calcext:value-type="float">
            <text:p>0.000137090682983</text:p>
          </table:table-cell>
          <table:table-cell office:value-type="float" office:value="0.000705957412719727" calcext:value-type="float">
            <text:p>0.00070595741272</text:p>
          </table:table-cell>
          <table:table-cell office:value-type="float" office:value="0.0090630054473877" calcext:value-type="float">
            <text:p>0.009063005447388</text:p>
          </table:table-cell>
          <table:table-cell table:style-name="Default" office:value-type="float" office:value="0.000120401382446289" calcext:value-type="float">
            <text:p>0.0001204013824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Default" office:value-type="float" office:value="0.000109672546386719" calcext:value-type="float">
            <text:p>0.000109672546387</text:p>
          </table:table-cell>
          <table:table-cell office:value-type="float" office:value="0.000423669815063477" calcext:value-type="float">
            <text:p>0.000423669815063</text:p>
          </table:table-cell>
          <table:table-cell office:value-type="float" office:value="0.00880932807922363" calcext:value-type="float">
            <text:p>0.008809328079224</text:p>
          </table:table-cell>
          <table:table-cell office:value-type="float" office:value="0.00969433784484863" calcext:value-type="float">
            <text:p>0.009694337844849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float" office:value="0.000112056732177734" calcext:value-type="float">
            <text:p>0.000112056732178</text:p>
          </table:table-cell>
          <table:table-cell office:value-type="float" office:value="0.000466585159301758" calcext:value-type="float">
            <text:p>0.000466585159302</text:p>
          </table:table-cell>
          <table:table-cell office:value-type="float" office:value="0.00846076011657715" calcext:value-type="float">
            <text:p>0.008460760116577</text:p>
          </table:table-cell>
          <table:table-cell table:style-name="Default" office:value-type="float" office:value="0.000120401382446289" calcext:value-type="float">
            <text:p>0.00012040138244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903606414794922" calcext:value-type="float">
            <text:p>9.04E-05</text:p>
          </table:table-cell>
          <table:table-cell office:value-type="float" office:value="0.000516176223754883" calcext:value-type="float">
            <text:p>0.000516176223755</text:p>
          </table:table-cell>
          <table:table-cell office:value-type="float" office:value="0.00884556770324707" calcext:value-type="float">
            <text:p>0.008845567703247</text:p>
          </table:table-cell>
          <table:table-cell office:value-type="float" office:value="0.00966453552246094" calcext:value-type="float">
            <text:p>0.009664535522461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float" office:value="0.000112533569335938" calcext:value-type="float">
            <text:p>0.000112533569336</text:p>
          </table:table-cell>
          <table:table-cell office:value-type="float" office:value="0.000460386276245117" calcext:value-type="float">
            <text:p>0.000460386276245</text:p>
          </table:table-cell>
          <table:table-cell office:value-type="float" office:value="0.0089879035949707" calcext:value-type="float">
            <text:p>0.008987903594971</text:p>
          </table:table-cell>
          <table:table-cell table:style-name="Default" office:value-type="float" office:value="0.000123262405395508" calcext:value-type="float">
            <text:p>0.0001232624053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772476196289062" calcext:value-type="float">
            <text:p>7.72E-05</text:p>
          </table:table-cell>
          <table:table-cell office:value-type="float" office:value="0.000519514083862305" calcext:value-type="float">
            <text:p>0.000519514083862</text:p>
          </table:table-cell>
          <table:table-cell office:value-type="float" office:value="0.00899291038513184" calcext:value-type="float">
            <text:p>0.008992910385132</text:p>
          </table:table-cell>
          <table:table-cell office:value-type="float" office:value="0.0101029872894287" calcext:value-type="float">
            <text:p>0.010102987289429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float" office:value="0.000103950500488281" calcext:value-type="float">
            <text:p>0.000103950500488</text:p>
          </table:table-cell>
          <table:table-cell office:value-type="float" office:value="0.000305652618408203" calcext:value-type="float">
            <text:p>0.000305652618408</text:p>
          </table:table-cell>
          <table:table-cell office:value-type="float" office:value="0.00900864601135254" calcext:value-type="float">
            <text:p>0.009008646011353</text:p>
          </table:table-cell>
          <table:table-cell table:style-name="Default" office:value-type="float" office:value="0.000121355056762695" calcext:value-type="float">
            <text:p>0.00012135505676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970363616943359" calcext:value-type="float">
            <text:p>9.70E-05</text:p>
          </table:table-cell>
          <table:table-cell office:value-type="float" office:value="0.000616788864135742" calcext:value-type="float">
            <text:p>0.000616788864136</text:p>
          </table:table-cell>
          <table:table-cell office:value-type="float" office:value="0.00875258445739746" calcext:value-type="float">
            <text:p>0.008752584457397</text:p>
          </table:table-cell>
          <table:table-cell office:value-type="float" office:value="0.0104267597198486" calcext:value-type="float">
            <text:p>0.010426759719849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float" office:value="0.000107049942016602" calcext:value-type="float">
            <text:p>0.000107049942017</text:p>
          </table:table-cell>
          <table:table-cell office:value-type="float" office:value="0.000231027603149414" calcext:value-type="float">
            <text:p>0.000231027603149</text:p>
          </table:table-cell>
          <table:table-cell office:value-type="float" office:value="0.00851345062255859" calcext:value-type="float">
            <text:p>0.008513450622559</text:p>
          </table:table-cell>
          <table:table-cell table:style-name="Default" office:value-type="float" office:value="0.0001220703125" calcext:value-type="float">
            <text:p>0.00012207031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903606414794922" calcext:value-type="float">
            <text:p>9.04E-05</text:p>
          </table:table-cell>
          <table:table-cell office:value-type="float" office:value="0.000429391860961914" calcext:value-type="float">
            <text:p>0.000429391860962</text:p>
          </table:table-cell>
          <table:table-cell office:value-type="float" office:value="0.00840544700622559" calcext:value-type="float">
            <text:p>0.008405447006226</text:p>
          </table:table-cell>
          <table:table-cell office:value-type="float" office:value="0.0104436874389648" calcext:value-type="float">
            <text:p>0.010443687438965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float" office:value="0.00011134147644043" calcext:value-type="float">
            <text:p>0.00011134147644</text:p>
          </table:table-cell>
          <table:table-cell office:value-type="float" office:value="0.000185012817382813" calcext:value-type="float">
            <text:p>0.000185012817383</text:p>
          </table:table-cell>
          <table:table-cell office:value-type="float" office:value="0.00879406929016113" calcext:value-type="float">
            <text:p>0.008794069290161</text:p>
          </table:table-cell>
          <table:table-cell table:style-name="Default" office:value-type="float" office:value="0.000117778778076172" calcext:value-type="float">
            <text:p>0.00011777877807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815391540527344" calcext:value-type="float">
            <text:p>8.15E-05</text:p>
          </table:table-cell>
          <table:table-cell office:value-type="float" office:value="0.000484228134155273" calcext:value-type="float">
            <text:p>0.000484228134155</text:p>
          </table:table-cell>
          <table:table-cell office:value-type="float" office:value="0.00841164588928223" calcext:value-type="float">
            <text:p>0.008411645889282</text:p>
          </table:table-cell>
          <table:table-cell office:value-type="float" office:value="0.00952434539794922" calcext:value-type="float">
            <text:p>0.00952434539794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float" office:value="0.000119447708129883" calcext:value-type="float">
            <text:p>0.00011944770813</text:p>
          </table:table-cell>
          <table:table-cell office:value-type="float" office:value="0.000182390213012695" calcext:value-type="float">
            <text:p>0.000182390213013</text:p>
          </table:table-cell>
          <table:table-cell office:value-type="float" office:value="0.00855517387390137" calcext:value-type="float">
            <text:p>0.008555173873901</text:p>
          </table:table-cell>
          <table:table-cell table:style-name="Default" office:value-type="float" office:value="0.000125408172607422" calcext:value-type="float">
            <text:p>0.0001254081726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965595245361328" calcext:value-type="float">
            <text:p>9.66E-05</text:p>
          </table:table-cell>
          <table:table-cell office:value-type="float" office:value="0.000500679016113281" calcext:value-type="float">
            <text:p>0.000500679016113</text:p>
          </table:table-cell>
          <table:table-cell office:value-type="float" office:value="0.00854825973510742" calcext:value-type="float">
            <text:p>0.008548259735107</text:p>
          </table:table-cell>
          <table:table-cell office:value-type="float" office:value="0.00979781150817871" calcext:value-type="float">
            <text:p>0.009797811508179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float" office:value="0.00011754035949707" calcext:value-type="float">
            <text:p>0.000117540359497</text:p>
          </table:table-cell>
          <table:table-cell office:value-type="float" office:value="0.000217437744140625" calcext:value-type="float">
            <text:p>0.000217437744141</text:p>
          </table:table-cell>
          <table:table-cell office:value-type="float" office:value="0.00903654098510742" calcext:value-type="float">
            <text:p>0.009036540985107</text:p>
          </table:table-cell>
          <table:table-cell office:value-type="float" office:value="0.0000874996185302734" calcext:value-type="float">
            <text:p>8.75E-0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784397125244141" calcext:value-type="float">
            <text:p>7.84E-05</text:p>
          </table:table-cell>
          <table:table-cell office:value-type="float" office:value="0.000209331512451172" calcext:value-type="float">
            <text:p>0.000209331512451</text:p>
          </table:table-cell>
          <table:table-cell office:value-type="float" office:value="0.00887370109558106" calcext:value-type="float">
            <text:p>0.008873701095581</text:p>
          </table:table-cell>
          <table:table-cell office:value-type="float" office:value="0.00967574119567871" calcext:value-type="float">
            <text:p>0.009675741195679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float" office:value="0.000103235244750977" calcext:value-type="float">
            <text:p>0.000103235244751</text:p>
          </table:table-cell>
          <table:table-cell office:value-type="float" office:value="0.000334501266479492" calcext:value-type="float">
            <text:p>0.000334501266479</text:p>
          </table:table-cell>
          <table:table-cell office:value-type="float" office:value="0.00858044624328613" calcext:value-type="float">
            <text:p>0.008580446243286</text:p>
          </table:table-cell>
          <table:table-cell office:value-type="float" office:value="0.0000901222229003906" calcext:value-type="float">
            <text:p>9.01E-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796318054199219" calcext:value-type="float">
            <text:p>7.96E-05</text:p>
          </table:table-cell>
          <table:table-cell office:value-type="float" office:value="0.000218391418457031" calcext:value-type="float">
            <text:p>0.000218391418457</text:p>
          </table:table-cell>
          <table:table-cell office:value-type="float" office:value="0.00823783874511719" calcext:value-type="float">
            <text:p>0.008237838745117</text:p>
          </table:table-cell>
          <table:table-cell office:value-type="float" office:value="0.0100891590118408" calcext:value-type="float">
            <text:p>0.01008915901184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.0000898838043212891" calcext:value-type="float">
            <text:p>8.99E-05</text:p>
          </table:table-cell>
          <table:table-cell office:value-type="float" office:value="0.000688076019287109" calcext:value-type="float">
            <text:p>0.000688076019287</text:p>
          </table:table-cell>
          <table:table-cell office:value-type="float" office:value="0.00912189483642578" calcext:value-type="float">
            <text:p>0.009121894836426</text:p>
          </table:table-cell>
          <table:table-cell table:style-name="Default" office:value-type="float" office:value="0.000119924545288086" calcext:value-type="float">
            <text:p>0.00011992454528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Default" office:value-type="float" office:value="0.000184535980224609" calcext:value-type="float">
            <text:p>0.000184535980225</text:p>
          </table:table-cell>
          <table:table-cell office:value-type="float" office:value="0.000234127044677734" calcext:value-type="float">
            <text:p>0.000234127044678</text:p>
          </table:table-cell>
          <table:table-cell office:value-type="float" office:value="0.00843310356140137" calcext:value-type="float">
            <text:p>0.008433103561401</text:p>
          </table:table-cell>
          <table:table-cell office:value-type="float" office:value="0.010753870010376" calcext:value-type="float">
            <text:p>0.010753870010376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float" office:value="0.000120878219604492" calcext:value-type="float">
            <text:p>0.000120878219604</text:p>
          </table:table-cell>
          <table:table-cell office:value-type="float" office:value="0.000678777694702148" calcext:value-type="float">
            <text:p>0.000678777694702</text:p>
          </table:table-cell>
          <table:table-cell office:value-type="float" office:value="0.00947618484497071" calcext:value-type="float">
            <text:p>0.009476184844971</text:p>
          </table:table-cell>
          <table:table-cell table:style-name="Default" office:value-type="float" office:value="0.000108003616333008" calcext:value-type="float">
            <text:p>0.00010800361633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753402709960937" calcext:value-type="float">
            <text:p>7.53E-05</text:p>
          </table:table-cell>
          <table:table-cell office:value-type="float" office:value="0.000290393829345703" calcext:value-type="float">
            <text:p>0.000290393829346</text:p>
          </table:table-cell>
          <table:table-cell office:value-type="float" office:value="0.0083622932434082" calcext:value-type="float">
            <text:p>0.008362293243408</text:p>
          </table:table-cell>
          <table:table-cell office:value-type="float" office:value="0.0107836723327637" calcext:value-type="float">
            <text:p>0.01078367233276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float" office:value="0.000138044357299805" calcext:value-type="float">
            <text:p>0.0001380443573</text:p>
          </table:table-cell>
          <table:table-cell office:value-type="float" office:value="0.000748872756958008" calcext:value-type="float">
            <text:p>0.000748872756958</text:p>
          </table:table-cell>
          <table:table-cell office:value-type="float" office:value="0.00925350189208985" calcext:value-type="float">
            <text:p>0.00925350189209</text:p>
          </table:table-cell>
          <table:table-cell office:value-type="float" office:value="0.0000891685485839844" calcext:value-type="float">
            <text:p>8.92E-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765323638916016" calcext:value-type="float">
            <text:p>7.65E-05</text:p>
          </table:table-cell>
          <table:table-cell office:value-type="float" office:value="0.000438451766967773" calcext:value-type="float">
            <text:p>0.000438451766968</text:p>
          </table:table-cell>
          <table:table-cell office:value-type="float" office:value="0.00877690315246582" calcext:value-type="float">
            <text:p>0.008776903152466</text:p>
          </table:table-cell>
          <table:table-cell office:value-type="float" office:value="0.00988078117370606" calcext:value-type="float">
            <text:p>0.009880781173706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float" office:value="0.000123023986816406" calcext:value-type="float">
            <text:p>0.000123023986816</text:p>
          </table:table-cell>
          <table:table-cell office:value-type="float" office:value="0.000560283660888672" calcext:value-type="float">
            <text:p>0.000560283660889</text:p>
          </table:table-cell>
          <table:table-cell office:value-type="float" office:value="0.00972628593444824" calcext:value-type="float">
            <text:p>0.009726285934448</text:p>
          </table:table-cell>
          <table:table-cell table:style-name="Default" office:value-type="float" office:value="0.000102519989013672" calcext:value-type="float">
            <text:p>0.0001025199890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963211059570313" calcext:value-type="float">
            <text:p>9.63E-05</text:p>
          </table:table-cell>
          <table:table-cell office:value-type="float" office:value="0.000436067581176758" calcext:value-type="float">
            <text:p>0.000436067581177</text:p>
          </table:table-cell>
          <table:table-cell office:value-type="float" office:value="0.00917530059814453" calcext:value-type="float">
            <text:p>0.009175300598145</text:p>
          </table:table-cell>
          <table:table-cell office:value-type="float" office:value="0.00986552238464356" calcext:value-type="float">
            <text:p>0.00986552238464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5:56:25.902295838</meta:creation-date>
    <dc:date>2021-05-06T16:16:44.506153657</dc:date>
    <meta:editing-duration>PT20M16S</meta:editing-duration>
    <meta:editing-cycles>4</meta:editing-cycles>
    <meta:generator>LibreOffice/6.4.6.2$Linux_X86_64 LibreOffice_project/40$Build-2</meta:generator>
    <meta:document-statistic meta:table-count="1" meta:cell-count="84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28cm" svg:height="12.896cm" xlink:href=".." xlink:type="simple" chart:class="chart:line" chart:style-name="ch1">
        <chart:legend chart:legend-position="end" svg:x="20.208cm" svg:y="5.402cm" style:legend-expansion="high" chart:style-name="ch2"/>
        <chart:plot-area chart:style-name="ch3" table:cell-range-address="Sheet1.A1:Sheet1.E849" chart:data-source-has-labels="both" svg:x="0.458cm" svg:y="0.257cm" svg:width="19.292cm" svg:height="12.382cm">
          <chartooo:coordinate-region svg:x="1.556cm" svg:y="0.378cm" svg:width="18.182cm" svg:height="11.259cm"/>
          <chart:axis chart:dimension="x" chart:name="primary-x" chart:style-name="ch4" chartooo:axis-type="auto">
            <chartooo:date-scale/>
            <chart:categories table:cell-range-address="Sheet1.A2:Sheet1.A8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49" chart:label-cell-address="Sheet1.B1:Sheet1.B1" chart:class="chart:line">
            <chart:data-point chart:repeated="848"/>
          </chart:series>
          <chart:series chart:style-name="ch7" chart:values-cell-range-address="Sheet1.C2:Sheet1.C849" chart:label-cell-address="Sheet1.C1:Sheet1.C1" chart:class="chart:line">
            <chart:data-point chart:repeated="848"/>
          </chart:series>
          <chart:series chart:style-name="ch8" chart:values-cell-range-address="Sheet1.D2:Sheet1.D849" chart:label-cell-address="Sheet1.D1:Sheet1.D1" chart:class="chart:line">
            <chart:data-point chart:repeated="848"/>
          </chart:series>
          <chart:series chart:style-name="ch9" chart:values-cell-range-address="Sheet1.E2:Sheet1.E849" chart:label-cell-address="Sheet1.E1:Sheet1.E1" chart:class="chart:line">
            <chart:data-point chart:repeated="8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</text:p>
                <draw:g>
                  <svg:desc>Sheet1.B1:Sheet1.B1</svg:desc>
                </draw:g>
              </table:table-cell>
              <table:table-cell office:value-type="string">
                <text:p>convolve</text:p>
                <draw:g>
                  <svg:desc>Sheet1.C1:Sheet1.C1</svg:desc>
                </draw:g>
              </table:table-cell>
              <table:table-cell office:value-type="string">
                <text:p>real</text:p>
                <draw:g>
                  <svg:desc>Sheet1.D1:Sheet1.D1</svg:desc>
                </draw:g>
              </table:table-cell>
              <table:table-cell office:value-type="string">
                <text:p>chec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849</svg:desc>
                </draw:g>
              </table:table-cell>
              <table:table-cell office:value-type="float" office:value="0.0000095367431640625">
                <text:p>0.0000095367431640625</text:p>
                <draw:g>
                  <svg:desc>Sheet1.B2:Sheet1.B849</svg:desc>
                </draw:g>
              </table:table-cell>
              <table:table-cell office:value-type="float" office:value="0.000749588012695313">
                <text:p>0.000749588012695313</text:p>
                <draw:g>
                  <svg:desc>Sheet1.C2:Sheet1.C849</svg:desc>
                </draw:g>
              </table:table-cell>
              <table:table-cell office:value-type="float" office:value="0.00825119018554688">
                <text:p>0.00825119018554688</text:p>
                <draw:g>
                  <svg:desc>Sheet1.D2:Sheet1.D849</svg:desc>
                </draw:g>
              </table:table-cell>
              <table:table-cell office:value-type="float" office:value="0.00000643730163574219">
                <text:p>0.00000643730163574219</text:p>
                <draw:g>
                  <svg:desc>Sheet1.E2:Sheet1.E8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686883926391602">
                <text:p>0.000686883926391602</text:p>
              </table:table-cell>
              <table:table-cell office:value-type="float" office:value="0.00844907760620117">
                <text:p>0.00844907760620117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611543655395508">
                <text:p>0.000611543655395508</text:p>
              </table:table-cell>
              <table:table-cell office:value-type="float" office:value="0.0118508338928223">
                <text:p>0.0118508338928223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46229362487793">
                <text:p>0.00046229362487793</text:p>
              </table:table-cell>
              <table:table-cell office:value-type="float" office:value="0.00927472114562988">
                <text:p>0.00927472114562988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527381896972656">
                <text:p>0.000527381896972656</text:p>
              </table:table-cell>
              <table:table-cell office:value-type="float" office:value="0.00806307792663574">
                <text:p>0.00806307792663574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48065185546875">
                <text:p>0.00048065185546875</text:p>
              </table:table-cell>
              <table:table-cell office:value-type="float" office:value="0.00946617126464844">
                <text:p>0.00946617126464844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709295272827148">
                <text:p>0.000709295272827148</text:p>
              </table:table-cell>
              <table:table-cell office:value-type="float" office:value="0.00862765312194824">
                <text:p>0.00862765312194824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711917877197266">
                <text:p>0.000711917877197266</text:p>
              </table:table-cell>
              <table:table-cell office:value-type="float" office:value="0.00927591323852539">
                <text:p>0.00927591323852539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707149505615234">
                <text:p>0.000707149505615234</text:p>
              </table:table-cell>
              <table:table-cell office:value-type="float" office:value="0.0108890533447266">
                <text:p>0.0108890533447266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746488571166992">
                <text:p>0.000746488571166992</text:p>
              </table:table-cell>
              <table:table-cell office:value-type="float" office:value="0.00911688804626465">
                <text:p>0.00911688804626465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452280044555664">
                <text:p>0.000452280044555664</text:p>
              </table:table-cell>
              <table:table-cell office:value-type="float" office:value="0.00941896438598633">
                <text:p>0.00941896438598633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42724609375">
                <text:p>0.00042724609375</text:p>
              </table:table-cell>
              <table:table-cell office:value-type="float" office:value="0.00871086120605469">
                <text:p>0.00871086120605469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725269317626953">
                <text:p>0.000725269317626953</text:p>
              </table:table-cell>
              <table:table-cell office:value-type="float" office:value="0.00898337364196777">
                <text:p>0.00898337364196777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433683395385742">
                <text:p>0.000433683395385742</text:p>
              </table:table-cell>
              <table:table-cell office:value-type="float" office:value="0.00914859771728516">
                <text:p>0.00914859771728516</text:p>
              </table:table-cell>
              <table:table-cell office:value-type="float" office:value="0.0000157356262207031">
                <text:p>0.00001573562622070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632286071777344">
                <text:p>0.000632286071777344</text:p>
              </table:table-cell>
              <table:table-cell office:value-type="float" office:value="0.00933265686035156">
                <text:p>0.00933265686035156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591039657592773">
                <text:p>0.000591039657592773</text:p>
              </table:table-cell>
              <table:table-cell office:value-type="float" office:value="0.0101613998413086">
                <text:p>0.0101613998413086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629425048828125">
                <text:p>0.000629425048828125</text:p>
              </table:table-cell>
              <table:table-cell office:value-type="float" office:value="0.00934219360351563">
                <text:p>0.00934219360351563</text:p>
              </table:table-cell>
              <table:table-cell office:value-type="float" office:value="0.0000131130218505859">
                <text:p>0.0000131130218505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593185424804688">
                <text:p>0.000593185424804688</text:p>
              </table:table-cell>
              <table:table-cell office:value-type="float" office:value="0.00893592834472656">
                <text:p>0.00893592834472656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442028045654297">
                <text:p>0.000442028045654297</text:p>
              </table:table-cell>
              <table:table-cell office:value-type="float" office:value="0.0106306076049805">
                <text:p>0.0106306076049805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745534896850586">
                <text:p>0.000745534896850586</text:p>
              </table:table-cell>
              <table:table-cell office:value-type="float" office:value="0.00845575332641602">
                <text:p>0.00845575332641602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463485717773438">
                <text:p>0.000463485717773438</text:p>
              </table:table-cell>
              <table:table-cell office:value-type="float" office:value="0.0101087093353271">
                <text:p>0.0101087093353271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445842742919922">
                <text:p>0.000445842742919922</text:p>
              </table:table-cell>
              <table:table-cell office:value-type="float" office:value="0.00877952575683594">
                <text:p>0.00877952575683594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81634521484375">
                <text:p>0.00081634521484375</text:p>
              </table:table-cell>
              <table:table-cell office:value-type="float" office:value="0.0100347995758057">
                <text:p>0.0100347995758057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497817993164063">
                <text:p>0.000497817993164063</text:p>
              </table:table-cell>
              <table:table-cell office:value-type="float" office:value="0.00949597358703613">
                <text:p>0.00949597358703613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501394271850586">
                <text:p>0.000501394271850586</text:p>
              </table:table-cell>
              <table:table-cell office:value-type="float" office:value="0.00855255126953125">
                <text:p>0.00855255126953125</text:p>
              </table:table-cell>
              <table:table-cell office:value-type="float" office:value="0.0000464916229248047">
                <text:p>0.00004649162292480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56147575378418">
                <text:p>0.00056147575378418</text:p>
              </table:table-cell>
              <table:table-cell office:value-type="float" office:value="0.00934791564941406">
                <text:p>0.00934791564941406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514745712280273">
                <text:p>0.000514745712280273</text:p>
              </table:table-cell>
              <table:table-cell office:value-type="float" office:value="0.00917577743530273">
                <text:p>0.00917577743530273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742912292480469">
                <text:p>0.000742912292480469</text:p>
              </table:table-cell>
              <table:table-cell office:value-type="float" office:value="0.00858759880065918">
                <text:p>0.00858759880065918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542640686035156">
                <text:p>0.000542640686035156</text:p>
              </table:table-cell>
              <table:table-cell office:value-type="float" office:value="0.00918912887573242">
                <text:p>0.00918912887573242</text:p>
              </table:table-cell>
              <table:table-cell office:value-type="float" office:value="0.0000329017639160156">
                <text:p>0.0000329017639160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625371932983398">
                <text:p>0.000625371932983398</text:p>
              </table:table-cell>
              <table:table-cell office:value-type="float" office:value="0.00829958915710449">
                <text:p>0.00829958915710449</text:p>
              </table:table-cell>
              <table:table-cell office:value-type="float" office:value="0.0000469684600830078">
                <text:p>0.00004696846008300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704288482666016">
                <text:p>0.000704288482666016</text:p>
              </table:table-cell>
              <table:table-cell office:value-type="float" office:value="0.00972557067871094">
                <text:p>0.00972557067871094</text:p>
              </table:table-cell>
              <table:table-cell office:value-type="float" office:value="0.0000450611114501953">
                <text:p>0.00004506111145019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449657440185547">
                <text:p>0.000449657440185547</text:p>
              </table:table-cell>
              <table:table-cell office:value-type="float" office:value="0.00883769989013672">
                <text:p>0.00883769989013672</text:p>
              </table:table-cell>
              <table:table-cell office:value-type="float" office:value="0.0000388622283935547">
                <text:p>0.00003886222839355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747919082641602">
                <text:p>0.000747919082641602</text:p>
              </table:table-cell>
              <table:table-cell office:value-type="float" office:value="0.00872659683227539">
                <text:p>0.00872659683227539</text:p>
              </table:table-cell>
              <table:table-cell office:value-type="float" office:value="0.0000662803649902344">
                <text:p>0.00006628036499023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44703483581543">
                <text:p>0.00044703483581543</text:p>
              </table:table-cell>
              <table:table-cell office:value-type="float" office:value="0.00927853584289551">
                <text:p>0.00927853584289551</text:p>
              </table:table-cell>
              <table:table-cell office:value-type="float" office:value="0.0000503063201904297">
                <text:p>0.00005030632019042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66007804870606">
                <text:p>0.00866007804870606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447750091552734">
                <text:p>0.000447750091552734</text:p>
              </table:table-cell>
              <table:table-cell office:value-type="float" office:value="0.0125734806060791">
                <text:p>0.0125734806060791</text:p>
              </table:table-cell>
              <table:table-cell office:value-type="float" office:value="0.0000529289245605469">
                <text:p>0.00005292892456054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464439392089844">
                <text:p>0.000464439392089844</text:p>
              </table:table-cell>
              <table:table-cell office:value-type="float" office:value="0.0106596946716309">
                <text:p>0.0106596946716309</text:p>
              </table:table-cell>
              <table:table-cell office:value-type="float" office:value="0.0000529289245605469">
                <text:p>0.00005292892456054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432968139648438">
                <text:p>0.000432968139648438</text:p>
              </table:table-cell>
              <table:table-cell office:value-type="float" office:value="0.00893187522888184">
                <text:p>0.00893187522888184</text:p>
              </table:table-cell>
              <table:table-cell office:value-type="float" office:value="0.0000803470611572266">
                <text:p>0.0000803470611572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458955764770508">
                <text:p>0.000458955764770508</text:p>
              </table:table-cell>
              <table:table-cell office:value-type="float" office:value="0.0112986564636231">
                <text:p>0.0112986564636231</text:p>
              </table:table-cell>
              <table:table-cell office:value-type="float" office:value="0.000100851058959961">
                <text:p>0.0001008510589599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796794891357422">
                <text:p>0.000796794891357422</text:p>
              </table:table-cell>
              <table:table-cell office:value-type="float" office:value="0.0157167911529541">
                <text:p>0.0157167911529541</text:p>
              </table:table-cell>
              <table:table-cell office:value-type="float" office:value="0.0000522136688232422">
                <text:p>0.00005221366882324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514030456542969">
                <text:p>0.000514030456542969</text:p>
              </table:table-cell>
              <table:table-cell office:value-type="float" office:value="0.00825905799865723">
                <text:p>0.00825905799865723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522375106811523">
                <text:p>0.000522375106811523</text:p>
              </table:table-cell>
              <table:table-cell office:value-type="float" office:value="0.00821161270141602">
                <text:p>0.00821161270141602</text:p>
              </table:table-cell>
              <table:table-cell office:value-type="float" office:value="0.0000743865966796875">
                <text:p>0.00007438659667968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663995742797852">
                <text:p>0.000663995742797852</text:p>
              </table:table-cell>
              <table:table-cell office:value-type="float" office:value="0.0113892555236816">
                <text:p>0.0113892555236816</text:p>
              </table:table-cell>
              <table:table-cell office:value-type="float" office:value="0.0000448226928710938">
                <text:p>0.00004482269287109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557184219360352">
                <text:p>0.000557184219360352</text:p>
              </table:table-cell>
              <table:table-cell office:value-type="float" office:value="0.00832724571228027">
                <text:p>0.00832724571228027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603199005126953">
                <text:p>0.000603199005126953</text:p>
              </table:table-cell>
              <table:table-cell office:value-type="float" office:value="0.00930619239807129">
                <text:p>0.00930619239807129</text:p>
              </table:table-cell>
              <table:table-cell office:value-type="float" office:value="0.0000452995300292969">
                <text:p>0.00004529953002929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628232955932617">
                <text:p>0.000628232955932617</text:p>
              </table:table-cell>
              <table:table-cell office:value-type="float" office:value="0.00945305824279785">
                <text:p>0.00945305824279785</text:p>
              </table:table-cell>
              <table:table-cell office:value-type="float" office:value="0.0000581741333007813">
                <text:p>0.00005817413330078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630855560302734">
                <text:p>0.000630855560302734</text:p>
              </table:table-cell>
              <table:table-cell office:value-type="float" office:value="0.00855803489685059">
                <text:p>0.00855803489685059</text:p>
              </table:table-cell>
              <table:table-cell office:value-type="float" office:value="0.0000467300415039063">
                <text:p>0.0000467300415039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566005706787109">
                <text:p>0.000566005706787109</text:p>
              </table:table-cell>
              <table:table-cell office:value-type="float" office:value="0.00980901718139648">
                <text:p>0.00980901718139648</text:p>
              </table:table-cell>
              <table:table-cell office:value-type="float" office:value="0.0000703334808349609">
                <text:p>0.00007033348083496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52332878112793">
                <text:p>0.00052332878112793</text:p>
              </table:table-cell>
              <table:table-cell office:value-type="float" office:value="0.00813364982604981">
                <text:p>0.00813364982604981</text:p>
              </table:table-cell>
              <table:table-cell office:value-type="float" office:value="0.000115633010864258">
                <text:p>0.0001156330108642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522136688232422">
                <text:p>0.000522136688232422</text:p>
              </table:table-cell>
              <table:table-cell office:value-type="float" office:value="0.00928306579589844">
                <text:p>0.00928306579589844</text:p>
              </table:table-cell>
              <table:table-cell office:value-type="float" office:value="0.0000529289245605469">
                <text:p>0.00005292892456054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444889068603516">
                <text:p>0.000444889068603516</text:p>
              </table:table-cell>
              <table:table-cell office:value-type="float" office:value="0.00845813751220703">
                <text:p>0.00845813751220703</text:p>
              </table:table-cell>
              <table:table-cell office:value-type="float" office:value="0.0000948905944824219">
                <text:p>0.00009489059448242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50663948059082">
                <text:p>0.00050663948059082</text:p>
              </table:table-cell>
              <table:table-cell office:value-type="float" office:value="0.00835847854614258">
                <text:p>0.00835847854614258</text:p>
              </table:table-cell>
              <table:table-cell office:value-type="float" office:value="0.0000731945037841797">
                <text:p>0.00007319450378417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451564788818359">
                <text:p>0.000451564788818359</text:p>
              </table:table-cell>
              <table:table-cell office:value-type="float" office:value="0.00941681861877441">
                <text:p>0.00941681861877441</text:p>
              </table:table-cell>
              <table:table-cell office:value-type="float" office:value="0.000171422958374023">
                <text:p>0.0001714229583740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760793685913086">
                <text:p>0.000760793685913086</text:p>
              </table:table-cell>
              <table:table-cell office:value-type="float" office:value="0.0100328922271729">
                <text:p>0.0100328922271729</text:p>
              </table:table-cell>
              <table:table-cell office:value-type="float" office:value="0.0000586509704589844">
                <text:p>0.00005865097045898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633478164672852">
                <text:p>0.000633478164672852</text:p>
              </table:table-cell>
              <table:table-cell office:value-type="float" office:value="0.0112965106964111">
                <text:p>0.0112965106964111</text:p>
              </table:table-cell>
              <table:table-cell office:value-type="float" office:value="0.0000603199005126953">
                <text:p>0.000060319900512695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485897064208984">
                <text:p>0.000485897064208984</text:p>
              </table:table-cell>
              <table:table-cell office:value-type="float" office:value="0.00922393798828125">
                <text:p>0.00922393798828125</text:p>
              </table:table-cell>
              <table:table-cell office:value-type="float" office:value="0.000105142593383789">
                <text:p>0.0001051425933837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550508499145508">
                <text:p>0.000550508499145508</text:p>
              </table:table-cell>
              <table:table-cell office:value-type="float" office:value="0.00879716873168945">
                <text:p>0.00879716873168945</text:p>
              </table:table-cell>
              <table:table-cell office:value-type="float" office:value="0.000118732452392578">
                <text:p>0.0001187324523925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555992126464844">
                <text:p>0.000555992126464844</text:p>
              </table:table-cell>
              <table:table-cell office:value-type="float" office:value="0.00957870483398438">
                <text:p>0.00957870483398438</text:p>
              </table:table-cell>
              <table:table-cell office:value-type="float" office:value="0.0000681877136230469">
                <text:p>0.000068187713623046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51116943359375">
                <text:p>0.00051116943359375</text:p>
              </table:table-cell>
              <table:table-cell office:value-type="float" office:value="0.00840353965759277">
                <text:p>0.00840353965759277</text:p>
              </table:table-cell>
              <table:table-cell office:value-type="float" office:value="0.0000996589660644531">
                <text:p>0.00009965896606445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493288040161133">
                <text:p>0.000493288040161133</text:p>
              </table:table-cell>
              <table:table-cell office:value-type="float" office:value="0.00887322425842285">
                <text:p>0.00887322425842285</text:p>
              </table:table-cell>
              <table:table-cell office:value-type="float" office:value="0.000100851058959961">
                <text:p>0.0001008510589599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472545623779297">
                <text:p>0.000472545623779297</text:p>
              </table:table-cell>
              <table:table-cell office:value-type="float" office:value="0.00851750373840332">
                <text:p>0.00851750373840332</text:p>
              </table:table-cell>
              <table:table-cell office:value-type="float" office:value="0.000140190124511719">
                <text:p>0.0001401901245117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740528106689453">
                <text:p>0.000740528106689453</text:p>
              </table:table-cell>
              <table:table-cell office:value-type="float" office:value="0.0138313770294189">
                <text:p>0.0138313770294189</text:p>
              </table:table-cell>
              <table:table-cell office:value-type="float" office:value="0.000118494033813477">
                <text:p>0.00011849403381347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802993774414063">
                <text:p>0.000802993774414063</text:p>
              </table:table-cell>
              <table:table-cell office:value-type="float" office:value="0.0133557319641113">
                <text:p>0.0133557319641113</text:p>
              </table:table-cell>
              <table:table-cell office:value-type="float" office:value="0.000106334686279297">
                <text:p>0.0001063346862792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544548034667969">
                <text:p>0.000544548034667969</text:p>
              </table:table-cell>
              <table:table-cell office:value-type="float" office:value="0.00846433639526367">
                <text:p>0.00846433639526367</text:p>
              </table:table-cell>
              <table:table-cell office:value-type="float" office:value="0.000159740447998047">
                <text:p>0.0001597404479980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664710998535156">
                <text:p>0.000664710998535156</text:p>
              </table:table-cell>
              <table:table-cell office:value-type="float" office:value="0.0159227848052979">
                <text:p>0.0159227848052979</text:p>
              </table:table-cell>
              <table:table-cell office:value-type="float" office:value="0.000221014022827148">
                <text:p>0.0002210140228271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843286514282227">
                <text:p>0.000843286514282227</text:p>
              </table:table-cell>
              <table:table-cell office:value-type="float" office:value="0.00972771644592285">
                <text:p>0.00972771644592285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388860702514648">
                <text:p>0.000388860702514648</text:p>
              </table:table-cell>
              <table:table-cell office:value-type="float" office:value="0.011991024017334">
                <text:p>0.011991024017334</text:p>
              </table:table-cell>
              <table:table-cell office:value-type="float" office:value="0.000188350677490234">
                <text:p>0.0001883506774902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870943069458008">
                <text:p>0.000870943069458008</text:p>
              </table:table-cell>
              <table:table-cell office:value-type="float" office:value="0.0115692615509033">
                <text:p>0.0115692615509033</text:p>
              </table:table-cell>
              <table:table-cell office:value-type="float" office:value="0.000121831893920898">
                <text:p>0.00012183189392089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68151473999023">
                <text:p>0.000568151473999023</text:p>
              </table:table-cell>
              <table:table-cell office:value-type="float" office:value="0.00835943222045898">
                <text:p>0.00835943222045898</text:p>
              </table:table-cell>
              <table:table-cell office:value-type="float" office:value="0.0000853538513183594">
                <text:p>0.00008535385131835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601768493652344">
                <text:p>0.000601768493652344</text:p>
              </table:table-cell>
              <table:table-cell office:value-type="float" office:value="0.00798106193542481">
                <text:p>0.00798106193542481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613927841186523">
                <text:p>0.000613927841186523</text:p>
              </table:table-cell>
              <table:table-cell office:value-type="float" office:value="0.00944042205810547">
                <text:p>0.00944042205810547</text:p>
              </table:table-cell>
              <table:table-cell office:value-type="float" office:value="0.000126361846923828">
                <text:p>0.0001263618469238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594377517700195">
                <text:p>0.000594377517700195</text:p>
              </table:table-cell>
              <table:table-cell office:value-type="float" office:value="0.00828456878662109">
                <text:p>0.00828456878662109</text:p>
              </table:table-cell>
              <table:table-cell office:value-type="float" office:value="0.000172615051269531">
                <text:p>0.00017261505126953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56004524230957">
                <text:p>0.00056004524230957</text:p>
              </table:table-cell>
              <table:table-cell office:value-type="float" office:value="0.00994038581848145">
                <text:p>0.00994038581848145</text:p>
              </table:table-cell>
              <table:table-cell office:value-type="float" office:value="0.000140905380249023">
                <text:p>0.0001409053802490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624418258666992">
                <text:p>0.000624418258666992</text:p>
              </table:table-cell>
              <table:table-cell office:value-type="float" office:value="0.009368896484375">
                <text:p>0.009368896484375</text:p>
              </table:table-cell>
              <table:table-cell office:value-type="float" office:value="0.000135660171508789">
                <text:p>0.0001356601715087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724077224731445">
                <text:p>0.000724077224731445</text:p>
              </table:table-cell>
              <table:table-cell office:value-type="float" office:value="0.0086512565612793">
                <text:p>0.0086512565612793</text:p>
              </table:table-cell>
              <table:table-cell office:value-type="float" office:value="0.00010228157043457">
                <text:p>0.000102281570434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734090805053711">
                <text:p>0.000734090805053711</text:p>
              </table:table-cell>
              <table:table-cell office:value-type="float" office:value="0.00990128517150879">
                <text:p>0.00990128517150879</text:p>
              </table:table-cell>
              <table:table-cell office:value-type="float" office:value="0.000102996826171875">
                <text:p>0.00010299682617187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805139541625977">
                <text:p>0.000805139541625977</text:p>
              </table:table-cell>
              <table:table-cell office:value-type="float" office:value="0.00853776931762695">
                <text:p>0.00853776931762695</text:p>
              </table:table-cell>
              <table:table-cell office:value-type="float" office:value="0.000139474868774414">
                <text:p>0.0001394748687744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682353973388672">
                <text:p>0.000682353973388672</text:p>
              </table:table-cell>
              <table:table-cell office:value-type="float" office:value="0.00957751274108887">
                <text:p>0.00957751274108887</text:p>
              </table:table-cell>
              <table:table-cell office:value-type="float" office:value="0.000141143798828125">
                <text:p>0.0001411437988281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52189826965332">
                <text:p>0.00052189826965332</text:p>
              </table:table-cell>
              <table:table-cell office:value-type="float" office:value="0.00943207740783691">
                <text:p>0.00943207740783691</text:p>
              </table:table-cell>
              <table:table-cell office:value-type="float" office:value="0.000130176544189453">
                <text:p>0.0001301765441894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681877136230469">
                <text:p>0.000681877136230469</text:p>
              </table:table-cell>
              <table:table-cell office:value-type="float" office:value="0.00843644142150879">
                <text:p>0.00843644142150879</text:p>
              </table:table-cell>
              <table:table-cell office:value-type="float" office:value="0.000143766403198242">
                <text:p>0.00014376640319824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551700592041016">
                <text:p>0.000551700592041016</text:p>
              </table:table-cell>
              <table:table-cell office:value-type="float" office:value="0.00935149192810059">
                <text:p>0.00935149192810059</text:p>
              </table:table-cell>
              <table:table-cell office:value-type="float" office:value="0.00016021728515625">
                <text:p>0.000160217285156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542879104614258">
                <text:p>0.000542879104614258</text:p>
              </table:table-cell>
              <table:table-cell office:value-type="float" office:value="0.00809931755065918">
                <text:p>0.00809931755065918</text:p>
              </table:table-cell>
              <table:table-cell office:value-type="float" office:value="0.000122547149658203">
                <text:p>0.0001225471496582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444889068603516">
                <text:p>0.000444889068603516</text:p>
              </table:table-cell>
              <table:table-cell office:value-type="float" office:value="0.00905942916870117">
                <text:p>0.00905942916870117</text:p>
              </table:table-cell>
              <table:table-cell office:value-type="float" office:value="0.000119447708129883">
                <text:p>0.0001194477081298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447750091552734">
                <text:p>0.000447750091552734</text:p>
              </table:table-cell>
              <table:table-cell office:value-type="float" office:value="0.00870203971862793">
                <text:p>0.00870203971862793</text:p>
              </table:table-cell>
              <table:table-cell office:value-type="float" office:value="0.000203371047973633">
                <text:p>0.00020337104797363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639200210571289">
                <text:p>0.000639200210571289</text:p>
              </table:table-cell>
              <table:table-cell office:value-type="float" office:value="0.00908756256103516">
                <text:p>0.00908756256103516</text:p>
              </table:table-cell>
              <table:table-cell office:value-type="float" office:value="0.00020289421081543">
                <text:p>0.000202894210815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592231750488281">
                <text:p>0.000592231750488281</text:p>
              </table:table-cell>
              <table:table-cell office:value-type="float" office:value="0.00953054428100586">
                <text:p>0.00953054428100586</text:p>
              </table:table-cell>
              <table:table-cell office:value-type="float" office:value="0.000203371047973633">
                <text:p>0.0002033710479736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617027282714844">
                <text:p>0.000617027282714844</text:p>
              </table:table-cell>
              <table:table-cell office:value-type="float" office:value="0.00858783721923828">
                <text:p>0.00858783721923828</text:p>
              </table:table-cell>
              <table:table-cell office:value-type="float" office:value="0.000227451324462891">
                <text:p>0.0002274513244628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5645751953125">
                <text:p>0.0005645751953125</text:p>
              </table:table-cell>
              <table:table-cell office:value-type="float" office:value="0.0100231170654297">
                <text:p>0.0100231170654297</text:p>
              </table:table-cell>
              <table:table-cell office:value-type="float" office:value="0.000192642211914063">
                <text:p>0.0001926422119140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621557235717773">
                <text:p>0.000621557235717773</text:p>
              </table:table-cell>
              <table:table-cell office:value-type="float" office:value="0.00844693183898926">
                <text:p>0.00844693183898926</text:p>
              </table:table-cell>
              <table:table-cell office:value-type="float" office:value="0.00022125244140625">
                <text:p>0.000221252441406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535011291503906">
                <text:p>0.000535011291503906</text:p>
              </table:table-cell>
              <table:table-cell office:value-type="float" office:value="0.0136368274688721">
                <text:p>0.0136368274688721</text:p>
              </table:table-cell>
              <table:table-cell office:value-type="float" office:value="0.000335693359375">
                <text:p>0.00033569335937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763416290283203">
                <text:p>0.000763416290283203</text:p>
              </table:table-cell>
              <table:table-cell office:value-type="float" office:value="0.011754035949707">
                <text:p>0.011754035949707</text:p>
              </table:table-cell>
              <table:table-cell office:value-type="float" office:value="0.00017094612121582">
                <text:p>0.0001709461212158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639915466308594">
                <text:p>0.000639915466308594</text:p>
              </table:table-cell>
              <table:table-cell office:value-type="float" office:value="0.00820207595825195">
                <text:p>0.00820207595825195</text:p>
              </table:table-cell>
              <table:table-cell office:value-type="float" office:value="0.000207901000976562">
                <text:p>0.0002079010009765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471591949462891">
                <text:p>0.000471591949462891</text:p>
              </table:table-cell>
              <table:table-cell office:value-type="float" office:value="0.00879478454589844">
                <text:p>0.00879478454589844</text:p>
              </table:table-cell>
              <table:table-cell office:value-type="float" office:value="0.000186681747436523">
                <text:p>0.00018668174743652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476837158203125">
                <text:p>0.000476837158203125</text:p>
              </table:table-cell>
              <table:table-cell office:value-type="float" office:value="0.0117478370666504">
                <text:p>0.0117478370666504</text:p>
              </table:table-cell>
              <table:table-cell office:value-type="float" office:value="0.000284194946289062">
                <text:p>0.0002841949462890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632286071777344">
                <text:p>0.000632286071777344</text:p>
              </table:table-cell>
              <table:table-cell office:value-type="float" office:value="0.0130236148834229">
                <text:p>0.0130236148834229</text:p>
              </table:table-cell>
              <table:table-cell office:value-type="float" office:value="0.000178337097167969">
                <text:p>0.0001783370971679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411510467529297">
                <text:p>0.000411510467529297</text:p>
              </table:table-cell>
              <table:table-cell office:value-type="float" office:value="0.00937318801879883">
                <text:p>0.00937318801879883</text:p>
              </table:table-cell>
              <table:table-cell office:value-type="float" office:value="0.000301599502563477">
                <text:p>0.0003015995025634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689506530761719">
                <text:p>0.000689506530761719</text:p>
              </table:table-cell>
              <table:table-cell office:value-type="float" office:value="0.0152759552001953">
                <text:p>0.0152759552001953</text:p>
              </table:table-cell>
              <table:table-cell office:value-type="float" office:value="0.00030827522277832">
                <text:p>0.000308275222778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685453414916992">
                <text:p>0.000685453414916992</text:p>
              </table:table-cell>
              <table:table-cell office:value-type="float" office:value="0.0157091617584229">
                <text:p>0.0157091617584229</text:p>
              </table:table-cell>
              <table:table-cell office:value-type="float" office:value="0.000321388244628906">
                <text:p>0.00032138824462890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806093215942383">
                <text:p>0.000806093215942383</text:p>
              </table:table-cell>
              <table:table-cell office:value-type="float" office:value="0.0108311176300049">
                <text:p>0.0108311176300049</text:p>
              </table:table-cell>
              <table:table-cell office:value-type="float" office:value="0.000233650207519531">
                <text:p>0.0002336502075195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421524047851563">
                <text:p>0.000421524047851563</text:p>
              </table:table-cell>
              <table:table-cell office:value-type="float" office:value="0.0111169815063477">
                <text:p>0.0111169815063477</text:p>
              </table:table-cell>
              <table:table-cell office:value-type="float" office:value="0.000341653823852539">
                <text:p>0.00034165382385253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530004501342773">
                <text:p>0.000530004501342773</text:p>
              </table:table-cell>
              <table:table-cell office:value-type="float" office:value="0.00992369651794434">
                <text:p>0.00992369651794434</text:p>
              </table:table-cell>
              <table:table-cell office:value-type="float" office:value="0.000352144241333008">
                <text:p>0.0003521442413330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774860382080078">
                <text:p>0.000774860382080078</text:p>
              </table:table-cell>
              <table:table-cell office:value-type="float" office:value="0.00965714454650879">
                <text:p>0.00965714454650879</text:p>
              </table:table-cell>
              <table:table-cell office:value-type="float" office:value="0.000174283981323242">
                <text:p>0.000174283981323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112254619598389">
                <text:p>0.0112254619598389</text:p>
              </table:table-cell>
              <table:table-cell office:value-type="float" office:value="0.000210285186767578">
                <text:p>0.00021028518676757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514030456542969">
                <text:p>0.000514030456542969</text:p>
              </table:table-cell>
              <table:table-cell office:value-type="float" office:value="0.00967669486999512">
                <text:p>0.00967669486999512</text:p>
              </table:table-cell>
              <table:table-cell office:value-type="float" office:value="0.000400781631469727">
                <text:p>0.00040078163146972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797271728515625">
                <text:p>0.000797271728515625</text:p>
              </table:table-cell>
              <table:table-cell office:value-type="float" office:value="0.00941848754882813">
                <text:p>0.00941848754882813</text:p>
              </table:table-cell>
              <table:table-cell office:value-type="float" office:value="0.000215530395507812">
                <text:p>0.00021553039550781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489234924316406">
                <text:p>0.000489234924316406</text:p>
              </table:table-cell>
              <table:table-cell office:value-type="float" office:value="0.0107989311218262">
                <text:p>0.0107989311218262</text:p>
              </table:table-cell>
              <table:table-cell office:value-type="float" office:value="0.000236749649047852">
                <text:p>0.00023674964904785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410795211791992">
                <text:p>0.000410795211791992</text:p>
              </table:table-cell>
              <table:table-cell office:value-type="float" office:value="0.00890874862670898">
                <text:p>0.00890874862670898</text:p>
              </table:table-cell>
              <table:table-cell office:value-type="float" office:value="0.000377655029296875">
                <text:p>0.0003776550292968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715017318725586">
                <text:p>0.000715017318725586</text:p>
              </table:table-cell>
              <table:table-cell office:value-type="float" office:value="0.0152626037597656">
                <text:p>0.0152626037597656</text:p>
              </table:table-cell>
              <table:table-cell office:value-type="float" office:value="0.000417470932006836">
                <text:p>0.0004174709320068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789642333984375">
                <text:p>0.000789642333984375</text:p>
              </table:table-cell>
              <table:table-cell office:value-type="float" office:value="0.0107326507568359">
                <text:p>0.0107326507568359</text:p>
              </table:table-cell>
              <table:table-cell office:value-type="float" office:value="0.00034785270690918">
                <text:p>0.000347852706909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65159797668457">
                <text:p>0.00065159797668457</text:p>
              </table:table-cell>
              <table:table-cell office:value-type="float" office:value="0.00822019577026367">
                <text:p>0.00822019577026367</text:p>
              </table:table-cell>
              <table:table-cell office:value-type="float" office:value="0.000269174575805664">
                <text:p>0.00026917457580566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64396858215332">
                <text:p>0.00064396858215332</text:p>
              </table:table-cell>
              <table:table-cell office:value-type="float" office:value="0.00845074653625488">
                <text:p>0.00845074653625488</text:p>
              </table:table-cell>
              <table:table-cell office:value-type="float" office:value="0.000252723693847656">
                <text:p>0.00025272369384765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511884689331055">
                <text:p>0.000511884689331055</text:p>
              </table:table-cell>
              <table:table-cell office:value-type="float" office:value="0.00884151458740235">
                <text:p>0.00884151458740235</text:p>
              </table:table-cell>
              <table:table-cell office:value-type="float" office:value="0.000337362289428711">
                <text:p>0.0003373622894287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46992301940918">
                <text:p>0.00046992301940918</text:p>
              </table:table-cell>
              <table:table-cell office:value-type="float" office:value="0.0089106559753418">
                <text:p>0.0089106559753418</text:p>
              </table:table-cell>
              <table:table-cell office:value-type="float" office:value="0.000336408615112305">
                <text:p>0.00033640861511230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527858734130859">
                <text:p>0.000527858734130859</text:p>
              </table:table-cell>
              <table:table-cell office:value-type="float" office:value="0.00863242149353027">
                <text:p>0.00863242149353027</text:p>
              </table:table-cell>
              <table:table-cell office:value-type="float" office:value="0.000354766845703125">
                <text:p>0.00035476684570312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528812408447266">
                <text:p>0.000528812408447266</text:p>
              </table:table-cell>
              <table:table-cell office:value-type="float" office:value="0.0112929344177246">
                <text:p>0.0112929344177246</text:p>
              </table:table-cell>
              <table:table-cell office:value-type="float" office:value="0.000332832336425781">
                <text:p>0.00033283233642578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497341156005859">
                <text:p>0.000497341156005859</text:p>
              </table:table-cell>
              <table:table-cell office:value-type="float" office:value="0.0090169906616211">
                <text:p>0.0090169906616211</text:p>
              </table:table-cell>
              <table:table-cell office:value-type="float" office:value="0.000337123870849609">
                <text:p>0.00033712387084960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620841979980469">
                <text:p>0.000620841979980469</text:p>
              </table:table-cell>
              <table:table-cell office:value-type="float" office:value="0.00857186317443848">
                <text:p>0.00857186317443848</text:p>
              </table:table-cell>
              <table:table-cell office:value-type="float" office:value="0.000339984893798828">
                <text:p>0.0003399848937988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639915466308594">
                <text:p>0.000639915466308594</text:p>
              </table:table-cell>
              <table:table-cell office:value-type="float" office:value="0.00967049598693848">
                <text:p>0.00967049598693848</text:p>
              </table:table-cell>
              <table:table-cell office:value-type="float" office:value="0.000360965728759766">
                <text:p>0.00036096572875976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487804412841797">
                <text:p>0.000487804412841797</text:p>
              </table:table-cell>
              <table:table-cell office:value-type="float" office:value="0.00824713706970215">
                <text:p>0.00824713706970215</text:p>
              </table:table-cell>
              <table:table-cell office:value-type="float" office:value="0.000333070755004883">
                <text:p>0.00033307075500488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573396682739258">
                <text:p>0.000573396682739258</text:p>
              </table:table-cell>
              <table:table-cell office:value-type="float" office:value="0.00956916809082031">
                <text:p>0.00956916809082031</text:p>
              </table:table-cell>
              <table:table-cell office:value-type="float" office:value="0.000329494476318359">
                <text:p>0.0003294944763183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46539306640625">
                <text:p>0.00046539306640625</text:p>
              </table:table-cell>
              <table:table-cell office:value-type="float" office:value="0.00933670997619629">
                <text:p>0.00933670997619629</text:p>
              </table:table-cell>
              <table:table-cell office:value-type="float" office:value="0.000317096710205078">
                <text:p>0.00031709671020507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464677810668945">
                <text:p>0.000464677810668945</text:p>
              </table:table-cell>
              <table:table-cell office:value-type="float" office:value="0.00829958915710449">
                <text:p>0.00829958915710449</text:p>
              </table:table-cell>
              <table:table-cell office:value-type="float" office:value="0.000333547592163086">
                <text:p>0.0003335475921630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947809219360352">
                <text:p>0.00947809219360352</text:p>
              </table:table-cell>
              <table:table-cell office:value-type="float" office:value="0.000293254852294922">
                <text:p>0.00029325485229492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696897506713867">
                <text:p>0.000696897506713867</text:p>
              </table:table-cell>
              <table:table-cell office:value-type="float" office:value="0.00843667984008789">
                <text:p>0.00843667984008789</text:p>
              </table:table-cell>
              <table:table-cell office:value-type="float" office:value="0.000308752059936523">
                <text:p>0.00030875205993652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612020492553711">
                <text:p>0.000612020492553711</text:p>
              </table:table-cell>
              <table:table-cell office:value-type="float" office:value="0.00967597961425781">
                <text:p>0.00967597961425781</text:p>
              </table:table-cell>
              <table:table-cell office:value-type="float" office:value="0.000331640243530273">
                <text:p>0.0003316402435302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509500503540039">
                <text:p>0.000509500503540039</text:p>
              </table:table-cell>
              <table:table-cell office:value-type="float" office:value="0.00899839401245117">
                <text:p>0.00899839401245117</text:p>
              </table:table-cell>
              <table:table-cell office:value-type="float" office:value="0.000339269638061523">
                <text:p>0.0003392696380615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655412673950195">
                <text:p>0.000655412673950195</text:p>
              </table:table-cell>
              <table:table-cell office:value-type="float" office:value="0.00865530967712402">
                <text:p>0.00865530967712402</text:p>
              </table:table-cell>
              <table:table-cell office:value-type="float" office:value="0.000345468521118164">
                <text:p>0.00034546852111816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502586364746094">
                <text:p>0.000502586364746094</text:p>
              </table:table-cell>
              <table:table-cell office:value-type="float" office:value="0.0093379020690918">
                <text:p>0.0093379020690918</text:p>
              </table:table-cell>
              <table:table-cell office:value-type="float" office:value="0.000309944152832031">
                <text:p>0.0003099441528320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48518180847168">
                <text:p>0.00048518180847168</text:p>
              </table:table-cell>
              <table:table-cell office:value-type="float" office:value="0.00834369659423828">
                <text:p>0.00834369659423828</text:p>
              </table:table-cell>
              <table:table-cell office:value-type="float" office:value="0.000323057174682617">
                <text:p>0.00032305717468261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422477722167969">
                <text:p>0.000422477722167969</text:p>
              </table:table-cell>
              <table:table-cell office:value-type="float" office:value="0.00990748405456543">
                <text:p>0.00990748405456543</text:p>
              </table:table-cell>
              <table:table-cell office:value-type="float" office:value="0.000304937362670898">
                <text:p>0.00030493736267089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427961349487305">
                <text:p>0.000427961349487305</text:p>
              </table:table-cell>
              <table:table-cell office:value-type="float" office:value="0.00931572914123535">
                <text:p>0.00931572914123535</text:p>
              </table:table-cell>
              <table:table-cell office:value-type="float" office:value="0.000331640243530273">
                <text:p>0.00033164024353027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476360321044922">
                <text:p>0.000476360321044922</text:p>
              </table:table-cell>
              <table:table-cell office:value-type="float" office:value="0.00861406326293945">
                <text:p>0.00861406326293945</text:p>
              </table:table-cell>
              <table:table-cell office:value-type="float" office:value="0.000345468521118164">
                <text:p>0.0003454685211181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399589538574219">
                <text:p>0.000399589538574219</text:p>
              </table:table-cell>
              <table:table-cell office:value-type="float" office:value="0.00977134704589844">
                <text:p>0.00977134704589844</text:p>
              </table:table-cell>
              <table:table-cell office:value-type="float" office:value="0.000333547592163086">
                <text:p>0.0003335475921630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2642822265625">
                <text:p>0.00052642822265625</text:p>
              </table:table-cell>
              <table:table-cell office:value-type="float" office:value="0.00820708274841309">
                <text:p>0.00820708274841309</text:p>
              </table:table-cell>
              <table:table-cell office:value-type="float" office:value="0.000403642654418945">
                <text:p>0.00040364265441894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457763671875">
                <text:p>0.000457763671875</text:p>
              </table:table-cell>
              <table:table-cell office:value-type="float" office:value="0.00967717170715332">
                <text:p>0.00967717170715332</text:p>
              </table:table-cell>
              <table:table-cell office:value-type="float" office:value="0.000338315963745117">
                <text:p>0.00033831596374511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432252883911133">
                <text:p>0.000432252883911133</text:p>
              </table:table-cell>
              <table:table-cell office:value-type="float" office:value="0.00941300392150879">
                <text:p>0.00941300392150879</text:p>
              </table:table-cell>
              <table:table-cell office:value-type="float" office:value="0.000328779220581055">
                <text:p>0.0003287792205810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512599945068359">
                <text:p>0.000512599945068359</text:p>
              </table:table-cell>
              <table:table-cell office:value-type="float" office:value="0.00852608680725098">
                <text:p>0.00852608680725098</text:p>
              </table:table-cell>
              <table:table-cell office:value-type="float" office:value="0.000385284423828125">
                <text:p>0.000385284423828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42724609375">
                <text:p>0.00042724609375</text:p>
              </table:table-cell>
              <table:table-cell office:value-type="float" office:value="0.00950908660888672">
                <text:p>0.00950908660888672</text:p>
              </table:table-cell>
              <table:table-cell office:value-type="float" office:value="0.00034332275390625">
                <text:p>0.000343322753906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527620315551758">
                <text:p>0.000527620315551758</text:p>
              </table:table-cell>
              <table:table-cell office:value-type="float" office:value="0.00883150100708008">
                <text:p>0.00883150100708008</text:p>
              </table:table-cell>
              <table:table-cell office:value-type="float" office:value="0.000539541244506836">
                <text:p>0.0005395412445068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759124755859375">
                <text:p>0.000759124755859375</text:p>
              </table:table-cell>
              <table:table-cell office:value-type="float" office:value="0.0086662769317627">
                <text:p>0.0086662769317627</text:p>
              </table:table-cell>
              <table:table-cell office:value-type="float" office:value="0.000337362289428711">
                <text:p>0.00033736228942871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474452972412109">
                <text:p>0.000474452972412109</text:p>
              </table:table-cell>
              <table:table-cell office:value-type="float" office:value="0.00994205474853516">
                <text:p>0.00994205474853516</text:p>
              </table:table-cell>
              <table:table-cell office:value-type="float" office:value="0.000473737716674805">
                <text:p>0.00047373771667480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446796417236328">
                <text:p>0.000446796417236328</text:p>
              </table:table-cell>
              <table:table-cell office:value-type="float" office:value="0.00821828842163086">
                <text:p>0.00821828842163086</text:p>
              </table:table-cell>
              <table:table-cell office:value-type="float" office:value="0.000370502471923828">
                <text:p>0.0003705024719238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545740127563477">
                <text:p>0.000545740127563477</text:p>
              </table:table-cell>
              <table:table-cell office:value-type="float" office:value="0.0117485523223877">
                <text:p>0.0117485523223877</text:p>
              </table:table-cell>
              <table:table-cell office:value-type="float" office:value="0.000828742980957031">
                <text:p>0.0008287429809570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856161117553711">
                <text:p>0.000856161117553711</text:p>
              </table:table-cell>
              <table:table-cell office:value-type="float" office:value="0.0154044628143311">
                <text:p>0.0154044628143311</text:p>
              </table:table-cell>
              <table:table-cell office:value-type="float" office:value="0.000377655029296875">
                <text:p>0.0003776550292968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641822814941406">
                <text:p>0.000641822814941406</text:p>
              </table:table-cell>
              <table:table-cell office:value-type="float" office:value="0.0082390308380127">
                <text:p>0.0082390308380127</text:p>
              </table:table-cell>
              <table:table-cell office:value-type="float" office:value="0.000401496887207031">
                <text:p>0.00040149688720703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560522079467773">
                <text:p>0.000560522079467773</text:p>
              </table:table-cell>
              <table:table-cell office:value-type="float" office:value="0.00923442840576172">
                <text:p>0.00923442840576172</text:p>
              </table:table-cell>
              <table:table-cell office:value-type="float" office:value="0.000497817993164063">
                <text:p>0.00049781799316406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628471374511719">
                <text:p>0.000628471374511719</text:p>
              </table:table-cell>
              <table:table-cell office:value-type="float" office:value="0.0113921165466309">
                <text:p>0.0113921165466309</text:p>
              </table:table-cell>
              <table:table-cell office:value-type="float" office:value="0.000402212142944336">
                <text:p>0.0004022121429443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44560432434082">
                <text:p>0.00044560432434082</text:p>
              </table:table-cell>
              <table:table-cell office:value-type="float" office:value="0.0111865997314453">
                <text:p>0.0111865997314453</text:p>
              </table:table-cell>
              <table:table-cell office:value-type="float" office:value="0.00037837028503418">
                <text:p>0.0003783702850341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463485717773438">
                <text:p>0.000463485717773438</text:p>
              </table:table-cell>
              <table:table-cell office:value-type="float" office:value="0.00863194465637207">
                <text:p>0.00863194465637207</text:p>
              </table:table-cell>
              <table:table-cell office:value-type="float" office:value="0.000554323196411133">
                <text:p>0.00055432319641113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524282455444336">
                <text:p>0.000524282455444336</text:p>
              </table:table-cell>
              <table:table-cell office:value-type="float" office:value="0.00957560539245606">
                <text:p>0.00957560539245606</text:p>
              </table:table-cell>
              <table:table-cell office:value-type="float" office:value="0.000380516052246094">
                <text:p>0.0003805160522460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470638275146484">
                <text:p>0.000470638275146484</text:p>
              </table:table-cell>
              <table:table-cell office:value-type="float" office:value="0.0091545581817627">
                <text:p>0.0091545581817627</text:p>
              </table:table-cell>
              <table:table-cell office:value-type="float" office:value="0.000395059585571289">
                <text:p>0.0003950595855712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551939010620117">
                <text:p>0.000551939010620117</text:p>
              </table:table-cell>
              <table:table-cell office:value-type="float" office:value="0.00890374183654785">
                <text:p>0.00890374183654785</text:p>
              </table:table-cell>
              <table:table-cell office:value-type="float" office:value="0.000489473342895508">
                <text:p>0.00048947334289550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754833221435547">
                <text:p>0.000754833221435547</text:p>
              </table:table-cell>
              <table:table-cell office:value-type="float" office:value="0.0095365047454834">
                <text:p>0.0095365047454834</text:p>
              </table:table-cell>
              <table:table-cell office:value-type="float" office:value="0.000479459762573242">
                <text:p>0.00047945976257324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536203384399414">
                <text:p>0.000536203384399414</text:p>
              </table:table-cell>
              <table:table-cell office:value-type="float" office:value="0.0086064338684082">
                <text:p>0.0086064338684082</text:p>
              </table:table-cell>
              <table:table-cell office:value-type="float" office:value="0.000507593154907227">
                <text:p>0.00050759315490722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594854354858398">
                <text:p>0.000594854354858398</text:p>
              </table:table-cell>
              <table:table-cell office:value-type="float" office:value="0.00888180732727051">
                <text:p>0.00888180732727051</text:p>
              </table:table-cell>
              <table:table-cell office:value-type="float" office:value="0.000608444213867188">
                <text:p>0.0006084442138671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588417053222656">
                <text:p>0.000588417053222656</text:p>
              </table:table-cell>
              <table:table-cell office:value-type="float" office:value="0.0109488964080811">
                <text:p>0.0109488964080811</text:p>
              </table:table-cell>
              <table:table-cell office:value-type="float" office:value="0.000777006149291992">
                <text:p>0.00077700614929199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602006912231445">
                <text:p>0.000602006912231445</text:p>
              </table:table-cell>
              <table:table-cell office:value-type="float" office:value="0.00870704650878906">
                <text:p>0.00870704650878906</text:p>
              </table:table-cell>
              <table:table-cell office:value-type="float" office:value="0.000457286834716797">
                <text:p>0.0004572868347167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710010528564453">
                <text:p>0.000710010528564453</text:p>
              </table:table-cell>
              <table:table-cell office:value-type="float" office:value="0.00900125503540039">
                <text:p>0.00900125503540039</text:p>
              </table:table-cell>
              <table:table-cell office:value-type="float" office:value="0.000474452972412109">
                <text:p>0.0004744529724121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464916229248047">
                <text:p>0.000464916229248047</text:p>
              </table:table-cell>
              <table:table-cell office:value-type="float" office:value="0.0103247165679932">
                <text:p>0.0103247165679932</text:p>
              </table:table-cell>
              <table:table-cell office:value-type="float" office:value="0.000508546829223633">
                <text:p>0.0005085468292236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476837158203125">
                <text:p>0.000476837158203125</text:p>
              </table:table-cell>
              <table:table-cell office:value-type="float" office:value="0.00860595703125">
                <text:p>0.00860595703125</text:p>
              </table:table-cell>
              <table:table-cell office:value-type="float" office:value="0.000454187393188477">
                <text:p>0.00045418739318847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49138069152832">
                <text:p>0.00049138069152832</text:p>
              </table:table-cell>
              <table:table-cell office:value-type="float" office:value="0.0093836784362793">
                <text:p>0.0093836784362793</text:p>
              </table:table-cell>
              <table:table-cell office:value-type="float" office:value="0.000428915023803711">
                <text:p>0.00042891502380371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396013259887695">
                <text:p>0.000396013259887695</text:p>
              </table:table-cell>
              <table:table-cell office:value-type="float" office:value="0.00925397872924805">
                <text:p>0.00925397872924805</text:p>
              </table:table-cell>
              <table:table-cell office:value-type="float" office:value="0.000534296035766602">
                <text:p>0.0005342960357666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607967376708984">
                <text:p>0.000607967376708984</text:p>
              </table:table-cell>
              <table:table-cell office:value-type="float" office:value="0.01418137550354">
                <text:p>0.01418137550354</text:p>
              </table:table-cell>
              <table:table-cell office:value-type="float" office:value="0.000913381576538086">
                <text:p>0.00091338157653808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814199447631836">
                <text:p>0.000814199447631836</text:p>
              </table:table-cell>
              <table:table-cell office:value-type="float" office:value="0.0111873149871826">
                <text:p>0.0111873149871826</text:p>
              </table:table-cell>
              <table:table-cell office:value-type="float" office:value="0.000445127487182617">
                <text:p>0.00044512748718261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602245330810547">
                <text:p>0.000602245330810547</text:p>
              </table:table-cell>
              <table:table-cell office:value-type="float" office:value="0.0081634521484375">
                <text:p>0.0081634521484375</text:p>
              </table:table-cell>
              <table:table-cell office:value-type="float" office:value="0.000487327575683594">
                <text:p>0.00048732757568359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483512878417969">
                <text:p>0.000483512878417969</text:p>
              </table:table-cell>
              <table:table-cell office:value-type="float" office:value="0.00840830802917481">
                <text:p>0.00840830802917481</text:p>
              </table:table-cell>
              <table:table-cell office:value-type="float" office:value="0.000562191009521484">
                <text:p>0.0005621910095214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71263313293457">
                <text:p>0.00071263313293457</text:p>
              </table:table-cell>
              <table:table-cell office:value-type="float" office:value="0.00918459892272949">
                <text:p>0.00918459892272949</text:p>
              </table:table-cell>
              <table:table-cell office:value-type="float" office:value="0.000507593154907227">
                <text:p>0.00050759315490722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470638275146484">
                <text:p>0.000470638275146484</text:p>
              </table:table-cell>
              <table:table-cell office:value-type="float" office:value="0.00942611694335938">
                <text:p>0.00942611694335938</text:p>
              </table:table-cell>
              <table:table-cell office:value-type="float" office:value="0.000617742538452148">
                <text:p>0.0006177425384521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496387481689453">
                <text:p>0.000496387481689453</text:p>
              </table:table-cell>
              <table:table-cell office:value-type="float" office:value="0.00851130485534668">
                <text:p>0.00851130485534668</text:p>
              </table:table-cell>
              <table:table-cell office:value-type="float" office:value="0.000591754913330078">
                <text:p>0.00059175491333007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468730926513672">
                <text:p>0.000468730926513672</text:p>
              </table:table-cell>
              <table:table-cell office:value-type="float" office:value="0.0109126567840576">
                <text:p>0.0109126567840576</text:p>
              </table:table-cell>
              <table:table-cell office:value-type="float" office:value="0.000565052032470703">
                <text:p>0.0005650520324707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570058822631836">
                <text:p>0.000570058822631836</text:p>
              </table:table-cell>
              <table:table-cell office:value-type="float" office:value="0.00966787338256836">
                <text:p>0.00966787338256836</text:p>
              </table:table-cell>
              <table:table-cell office:value-type="float" office:value="0.000654220581054688">
                <text:p>0.00065422058105468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791549682617188">
                <text:p>0.000791549682617188</text:p>
              </table:table-cell>
              <table:table-cell office:value-type="float" office:value="0.0162932872772217">
                <text:p>0.0162932872772217</text:p>
              </table:table-cell>
              <table:table-cell office:value-type="float" office:value="0.00102925300598145">
                <text:p>0.0010292530059814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0742435455322266">
                <text:p>0.000742435455322266</text:p>
              </table:table-cell>
              <table:table-cell office:value-type="float" office:value="0.0144238471984863">
                <text:p>0.0144238471984863</text:p>
              </table:table-cell>
              <table:table-cell office:value-type="float" office:value="0.000623226165771484">
                <text:p>0.00062322616577148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58293342590332">
                <text:p>0.00058293342590332</text:p>
              </table:table-cell>
              <table:table-cell office:value-type="float" office:value="0.0113019943237305">
                <text:p>0.0113019943237305</text:p>
              </table:table-cell>
              <table:table-cell office:value-type="float" office:value="0.000492334365844727">
                <text:p>0.00049233436584472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412940979003906">
                <text:p>0.000412940979003906</text:p>
              </table:table-cell>
              <table:table-cell office:value-type="float" office:value="0.00816226005554199">
                <text:p>0.00816226005554199</text:p>
              </table:table-cell>
              <table:table-cell office:value-type="float" office:value="0.000510931015014648">
                <text:p>0.0005109310150146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426292419433594">
                <text:p>0.000426292419433594</text:p>
              </table:table-cell>
              <table:table-cell office:value-type="float" office:value="0.011343240737915">
                <text:p>0.011343240737915</text:p>
              </table:table-cell>
              <table:table-cell office:value-type="float" office:value="0.000542640686035156">
                <text:p>0.00054264068603515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50663948059082">
                <text:p>0.00050663948059082</text:p>
              </table:table-cell>
              <table:table-cell office:value-type="float" office:value="0.00840616226196289">
                <text:p>0.00840616226196289</text:p>
              </table:table-cell>
              <table:table-cell office:value-type="float" office:value="0.000573873519897461">
                <text:p>0.0005738735198974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702142715454102">
                <text:p>0.000702142715454102</text:p>
              </table:table-cell>
              <table:table-cell office:value-type="float" office:value="0.00897407531738281">
                <text:p>0.00897407531738281</text:p>
              </table:table-cell>
              <table:table-cell office:value-type="float" office:value="0.000551462173461914">
                <text:p>0.00055146217346191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493049621582031">
                <text:p>0.000493049621582031</text:p>
              </table:table-cell>
              <table:table-cell office:value-type="float" office:value="0.0096580982208252">
                <text:p>0.0096580982208252</text:p>
              </table:table-cell>
              <table:table-cell office:value-type="float" office:value="0.000877618789672852">
                <text:p>0.00087761878967285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486373901367188">
                <text:p>0.000486373901367188</text:p>
              </table:table-cell>
              <table:table-cell office:value-type="float" office:value="0.00815701484680176">
                <text:p>0.00815701484680176</text:p>
              </table:table-cell>
              <table:table-cell office:value-type="float" office:value="0.000741481781005859">
                <text:p>0.00074148178100585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867128372192383">
                <text:p>0.000867128372192383</text:p>
              </table:table-cell>
              <table:table-cell office:value-type="float" office:value="0.0101158618927002">
                <text:p>0.0101158618927002</text:p>
              </table:table-cell>
              <table:table-cell office:value-type="float" office:value="0.000607728958129883">
                <text:p>0.00060772895812988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509977340698242">
                <text:p>0.000509977340698242</text:p>
              </table:table-cell>
              <table:table-cell office:value-type="float" office:value="0.00839757919311523">
                <text:p>0.00839757919311523</text:p>
              </table:table-cell>
              <table:table-cell office:value-type="float" office:value="0.000908374786376953">
                <text:p>0.0009083747863769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682830810546875">
                <text:p>0.000682830810546875</text:p>
              </table:table-cell>
              <table:table-cell office:value-type="float" office:value="0.00861811637878418">
                <text:p>0.00861811637878418</text:p>
              </table:table-cell>
              <table:table-cell office:value-type="float" office:value="0.000723600387573242">
                <text:p>0.0007236003875732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577926635742188">
                <text:p>0.000577926635742188</text:p>
              </table:table-cell>
              <table:table-cell office:value-type="float" office:value="0.00913214683532715">
                <text:p>0.00913214683532715</text:p>
              </table:table-cell>
              <table:table-cell office:value-type="float" office:value="0.000681400299072266">
                <text:p>0.00068140029907226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653266906738281">
                <text:p>0.000653266906738281</text:p>
              </table:table-cell>
              <table:table-cell office:value-type="float" office:value="0.00893950462341309">
                <text:p>0.00893950462341309</text:p>
              </table:table-cell>
              <table:table-cell office:value-type="float" office:value="0.000837564468383789">
                <text:p>0.00083756446838378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778913497924805">
                <text:p>0.000778913497924805</text:p>
              </table:table-cell>
              <table:table-cell office:value-type="float" office:value="0.00867414474487305">
                <text:p>0.00867414474487305</text:p>
              </table:table-cell>
              <table:table-cell office:value-type="float" office:value="0.000650882720947266">
                <text:p>0.00065088272094726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569581985473633">
                <text:p>0.000569581985473633</text:p>
              </table:table-cell>
              <table:table-cell office:value-type="float" office:value="0.00922179222106934">
                <text:p>0.00922179222106934</text:p>
              </table:table-cell>
              <table:table-cell office:value-type="float" office:value="0.000713586807250977">
                <text:p>0.0007135868072509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527858734130859">
                <text:p>0.000527858734130859</text:p>
              </table:table-cell>
              <table:table-cell office:value-type="float" office:value="0.00842547416687012">
                <text:p>0.00842547416687012</text:p>
              </table:table-cell>
              <table:table-cell office:value-type="float" office:value="0.000706672668457031">
                <text:p>0.00070667266845703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748634338378906">
                <text:p>0.000748634338378906</text:p>
              </table:table-cell>
              <table:table-cell office:value-type="float" office:value="0.00918126106262207">
                <text:p>0.00918126106262207</text:p>
              </table:table-cell>
              <table:table-cell office:value-type="float" office:value="0.000600814819335938">
                <text:p>0.00060081481933593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410556793212891">
                <text:p>0.000410556793212891</text:p>
              </table:table-cell>
              <table:table-cell office:value-type="float" office:value="0.00939011573791504">
                <text:p>0.00939011573791504</text:p>
              </table:table-cell>
              <table:table-cell office:value-type="float" office:value="0.000667572021484375">
                <text:p>0.00066757202148437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493049621582031">
                <text:p>0.000493049621582031</text:p>
              </table:table-cell>
              <table:table-cell office:value-type="float" office:value="0.00834727287292481">
                <text:p>0.00834727287292481</text:p>
              </table:table-cell>
              <table:table-cell office:value-type="float" office:value="0.000654935836791992">
                <text:p>0.0006549358367919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49138069152832">
                <text:p>0.00049138069152832</text:p>
              </table:table-cell>
              <table:table-cell office:value-type="float" office:value="0.00948643684387207">
                <text:p>0.00948643684387207</text:p>
              </table:table-cell>
              <table:table-cell office:value-type="float" office:value="0.000831127166748047">
                <text:p>0.000831127166748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487565994262695">
                <text:p>0.000487565994262695</text:p>
              </table:table-cell>
              <table:table-cell office:value-type="float" office:value="0.00812935829162598">
                <text:p>0.00812935829162598</text:p>
              </table:table-cell>
              <table:table-cell office:value-type="float" office:value="0.000966787338256836">
                <text:p>0.0009667873382568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556707382202148">
                <text:p>0.000556707382202148</text:p>
              </table:table-cell>
              <table:table-cell office:value-type="float" office:value="0.0094747543334961">
                <text:p>0.0094747543334961</text:p>
              </table:table-cell>
              <table:table-cell office:value-type="float" office:value="0.000641584396362305">
                <text:p>0.00064158439636230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463008880615234">
                <text:p>0.000463008880615234</text:p>
              </table:table-cell>
              <table:table-cell office:value-type="float" office:value="0.00938558578491211">
                <text:p>0.00938558578491211</text:p>
              </table:table-cell>
              <table:table-cell office:value-type="float" office:value="0.000698566436767578">
                <text:p>0.00069856643676757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693559646606445">
                <text:p>0.000693559646606445</text:p>
              </table:table-cell>
              <table:table-cell office:value-type="float" office:value="0.0161440372467041">
                <text:p>0.0161440372467041</text:p>
              </table:table-cell>
              <table:table-cell office:value-type="float" office:value="0.00126361846923828">
                <text:p>0.0012636184692382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642061233520508">
                <text:p>0.000642061233520508</text:p>
              </table:table-cell>
              <table:table-cell office:value-type="float" office:value="0.0138576030731201">
                <text:p>0.0138576030731201</text:p>
              </table:table-cell>
              <table:table-cell office:value-type="float" office:value="0.000687599182128906">
                <text:p>0.0006875991821289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496864318847656">
                <text:p>0.000496864318847656</text:p>
              </table:table-cell>
              <table:table-cell office:value-type="float" office:value="0.0112974643707275">
                <text:p>0.0112974643707275</text:p>
              </table:table-cell>
              <table:table-cell office:value-type="float" office:value="0.000847578048706055">
                <text:p>0.00084757804870605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471353530883789">
                <text:p>0.000471353530883789</text:p>
              </table:table-cell>
              <table:table-cell office:value-type="float" office:value="0.00813627243041992">
                <text:p>0.00813627243041992</text:p>
              </table:table-cell>
              <table:table-cell office:value-type="float" office:value="0.000753879547119141">
                <text:p>0.0007538795471191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820159912109375">
                <text:p>0.000820159912109375</text:p>
              </table:table-cell>
              <table:table-cell office:value-type="float" office:value="0.0098416805267334">
                <text:p>0.0098416805267334</text:p>
              </table:table-cell>
              <table:table-cell office:value-type="float" office:value="0.000687599182128906">
                <text:p>0.00068759918212890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578880310058594">
                <text:p>0.000578880310058594</text:p>
              </table:table-cell>
              <table:table-cell office:value-type="float" office:value="0.0085289478302002">
                <text:p>0.0085289478302002</text:p>
              </table:table-cell>
              <table:table-cell office:value-type="float" office:value="0.0008087158203125">
                <text:p>0.000808715820312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685453414916992">
                <text:p>0.000685453414916992</text:p>
              </table:table-cell>
              <table:table-cell office:value-type="float" office:value="0.00928544998168945">
                <text:p>0.00928544998168945</text:p>
              </table:table-cell>
              <table:table-cell office:value-type="float" office:value="0.000839948654174805">
                <text:p>0.00083994865417480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631570816040039">
                <text:p>0.000631570816040039</text:p>
              </table:table-cell>
              <table:table-cell office:value-type="float" office:value="0.0107998847961426">
                <text:p>0.0107998847961426</text:p>
              </table:table-cell>
              <table:table-cell office:value-type="float" office:value="0.00108909606933594">
                <text:p>0.0010890960693359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531435012817383">
                <text:p>0.000531435012817383</text:p>
              </table:table-cell>
              <table:table-cell office:value-type="float" office:value="0.00847601890563965">
                <text:p>0.00847601890563965</text:p>
              </table:table-cell>
              <table:table-cell office:value-type="float" office:value="0.000712156295776367">
                <text:p>0.00071215629577636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664234161376953">
                <text:p>0.000664234161376953</text:p>
              </table:table-cell>
              <table:table-cell office:value-type="float" office:value="0.0109686851501465">
                <text:p>0.0109686851501465</text:p>
              </table:table-cell>
              <table:table-cell office:value-type="float" office:value="0.000704288482666016">
                <text:p>0.00070428848266601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604391098022461">
                <text:p>0.000604391098022461</text:p>
              </table:table-cell>
              <table:table-cell office:value-type="float" office:value="0.0102148056030273">
                <text:p>0.0102148056030273</text:p>
              </table:table-cell>
              <table:table-cell office:value-type="float" office:value="0.000714540481567383">
                <text:p>0.00071454048156738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493526458740234">
                <text:p>0.000493526458740234</text:p>
              </table:table-cell>
              <table:table-cell office:value-type="float" office:value="0.00848960876464844">
                <text:p>0.00848960876464844</text:p>
              </table:table-cell>
              <table:table-cell office:value-type="float" office:value="0.0010221004486084">
                <text:p>0.00102210044860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537872314453125">
                <text:p>0.000537872314453125</text:p>
              </table:table-cell>
              <table:table-cell office:value-type="float" office:value="0.00879430770874023">
                <text:p>0.00879430770874023</text:p>
              </table:table-cell>
              <table:table-cell office:value-type="float" office:value="0.000720977783203125">
                <text:p>0.00072097778320312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449895858764648">
                <text:p>0.000449895858764648</text:p>
              </table:table-cell>
              <table:table-cell office:value-type="float" office:value="0.00924110412597656">
                <text:p>0.00924110412597656</text:p>
              </table:table-cell>
              <table:table-cell office:value-type="float" office:value="0.000772237777709961">
                <text:p>0.00077223777770996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563859939575195">
                <text:p>0.000563859939575195</text:p>
              </table:table-cell>
              <table:table-cell office:value-type="float" office:value="0.00846338272094727">
                <text:p>0.00846338272094727</text:p>
              </table:table-cell>
              <table:table-cell office:value-type="float" office:value="0.00086212158203125">
                <text:p>0.0008621215820312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533819198608398">
                <text:p>0.000533819198608398</text:p>
              </table:table-cell>
              <table:table-cell office:value-type="float" office:value="0.00966572761535645">
                <text:p>0.00966572761535645</text:p>
              </table:table-cell>
              <table:table-cell office:value-type="float" office:value="0.000735282897949219">
                <text:p>0.00073528289794921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467061996459961">
                <text:p>0.000467061996459961</text:p>
              </table:table-cell>
              <table:table-cell office:value-type="float" office:value="0.00952243804931641">
                <text:p>0.00952243804931641</text:p>
              </table:table-cell>
              <table:table-cell office:value-type="float" office:value="0.000761985778808594">
                <text:p>0.00076198577880859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498294830322266">
                <text:p>0.000498294830322266</text:p>
              </table:table-cell>
              <table:table-cell office:value-type="float" office:value="0.00832033157348633">
                <text:p>0.00832033157348633</text:p>
              </table:table-cell>
              <table:table-cell office:value-type="float" office:value="0.000703811645507813">
                <text:p>0.00070381164550781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518798828125">
                <text:p>0.000518798828125</text:p>
              </table:table-cell>
              <table:table-cell office:value-type="float" office:value="0.00963354110717773">
                <text:p>0.00963354110717773</text:p>
              </table:table-cell>
              <table:table-cell office:value-type="float" office:value="0.000931501388549805">
                <text:p>0.00093150138854980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650405883789063">
                <text:p>0.000650405883789063</text:p>
              </table:table-cell>
              <table:table-cell office:value-type="float" office:value="0.0094602108001709">
                <text:p>0.0094602108001709</text:p>
              </table:table-cell>
              <table:table-cell office:value-type="float" office:value="0.00104117393493652">
                <text:p>0.0010411739349365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472068786621094">
                <text:p>0.000472068786621094</text:p>
              </table:table-cell>
              <table:table-cell office:value-type="float" office:value="0.00822854042053223">
                <text:p>0.00822854042053223</text:p>
              </table:table-cell>
              <table:table-cell office:value-type="float" office:value="0.000768661499023438">
                <text:p>0.00076866149902343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444889068603516">
                <text:p>0.000444889068603516</text:p>
              </table:table-cell>
              <table:table-cell office:value-type="float" office:value="0.00956368446350098">
                <text:p>0.00956368446350098</text:p>
              </table:table-cell>
              <table:table-cell office:value-type="float" office:value="0.00084996223449707">
                <text:p>0.000849962234497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541448593139648">
                <text:p>0.000541448593139648</text:p>
              </table:table-cell>
              <table:table-cell office:value-type="float" office:value="0.00837922096252441">
                <text:p>0.00837922096252441</text:p>
              </table:table-cell>
              <table:table-cell office:value-type="float" office:value="0.000899314880371094">
                <text:p>0.00089931488037109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721454620361328">
                <text:p>0.000721454620361328</text:p>
              </table:table-cell>
              <table:table-cell office:value-type="float" office:value="0.0108716487884521">
                <text:p>0.0108716487884521</text:p>
              </table:table-cell>
              <table:table-cell office:value-type="float" office:value="0.000827789306640625">
                <text:p>0.00082778930664062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474452972412109">
                <text:p>0.000474452972412109</text:p>
              </table:table-cell>
              <table:table-cell office:value-type="float" office:value="0.0115790367126465">
                <text:p>0.0115790367126465</text:p>
              </table:table-cell>
              <table:table-cell office:value-type="float" office:value="0.000832557678222656">
                <text:p>0.00083255767822265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541925430297852">
                <text:p>0.000541925430297852</text:p>
              </table:table-cell>
              <table:table-cell office:value-type="float" office:value="0.00990986824035645">
                <text:p>0.00990986824035645</text:p>
              </table:table-cell>
              <table:table-cell office:value-type="float" office:value="0.000957727432250977">
                <text:p>0.00095772743225097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606536865234375">
                <text:p>0.000606536865234375</text:p>
              </table:table-cell>
              <table:table-cell office:value-type="float" office:value="0.0158722400665283">
                <text:p>0.0158722400665283</text:p>
              </table:table-cell>
              <table:table-cell office:value-type="float" office:value="0.00167059898376465">
                <text:p>0.0016705989837646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705242156982422">
                <text:p>0.000705242156982422</text:p>
              </table:table-cell>
              <table:table-cell office:value-type="float" office:value="0.0102920532226563">
                <text:p>0.0102920532226563</text:p>
              </table:table-cell>
              <table:table-cell office:value-type="float" office:value="0.00089716911315918">
                <text:p>0.0008971691131591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578165054321289">
                <text:p>0.000578165054321289</text:p>
              </table:table-cell>
              <table:table-cell office:value-type="float" office:value="0.0129332542419434">
                <text:p>0.0129332542419434</text:p>
              </table:table-cell>
              <table:table-cell office:value-type="float" office:value="0.00124526023864746">
                <text:p>0.0012452602386474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709295272827148">
                <text:p>0.000709295272827148</text:p>
              </table:table-cell>
              <table:table-cell office:value-type="float" office:value="0.0143723487854004">
                <text:p>0.0143723487854004</text:p>
              </table:table-cell>
              <table:table-cell office:value-type="float" office:value="0.00143671035766602">
                <text:p>0.0014367103576660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0642538070678711">
                <text:p>0.000642538070678711</text:p>
              </table:table-cell>
              <table:table-cell office:value-type="float" office:value="0.0145771503448486">
                <text:p>0.0145771503448486</text:p>
              </table:table-cell>
              <table:table-cell office:value-type="float" office:value="0.000940084457397461">
                <text:p>0.00094008445739746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504016876220703">
                <text:p>0.000504016876220703</text:p>
              </table:table-cell>
              <table:table-cell office:value-type="float" office:value="0.0083460807800293">
                <text:p>0.0083460807800293</text:p>
              </table:table-cell>
              <table:table-cell office:value-type="float" office:value="0.000856399536132813">
                <text:p>0.0008563995361328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531673431396484">
                <text:p>0.000531673431396484</text:p>
              </table:table-cell>
              <table:table-cell office:value-type="float" office:value="0.0126206874847412">
                <text:p>0.0126206874847412</text:p>
              </table:table-cell>
              <table:table-cell office:value-type="float" office:value="0.00170636177062988">
                <text:p>0.0017063617706298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661373138427734">
                <text:p>0.000661373138427734</text:p>
              </table:table-cell>
              <table:table-cell office:value-type="float" office:value="0.00911736488342285">
                <text:p>0.00911736488342285</text:p>
              </table:table-cell>
              <table:table-cell office:value-type="float" office:value="0.00129175186157227">
                <text:p>0.0012917518615722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506401062011719">
                <text:p>0.000506401062011719</text:p>
              </table:table-cell>
              <table:table-cell office:value-type="float" office:value="0.00838923454284668">
                <text:p>0.00838923454284668</text:p>
              </table:table-cell>
              <table:table-cell office:value-type="float" office:value="0.000899791717529297">
                <text:p>0.00089979171752929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586509704589844">
                <text:p>0.000586509704589844</text:p>
              </table:table-cell>
              <table:table-cell office:value-type="float" office:value="0.0097804069519043">
                <text:p>0.0097804069519043</text:p>
              </table:table-cell>
              <table:table-cell office:value-type="float" office:value="0.00101780891418457">
                <text:p>0.0010178089141845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547170639038086">
                <text:p>0.000547170639038086</text:p>
              </table:table-cell>
              <table:table-cell office:value-type="float" office:value="0.00852155685424805">
                <text:p>0.00852155685424805</text:p>
              </table:table-cell>
              <table:table-cell office:value-type="float" office:value="0.00136637687683105">
                <text:p>0.0013663768768310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72932243347168">
                <text:p>0.00072932243347168</text:p>
              </table:table-cell>
              <table:table-cell office:value-type="float" office:value="0.008514404296875">
                <text:p>0.008514404296875</text:p>
              </table:table-cell>
              <table:table-cell office:value-type="float" office:value="0.000876665115356445">
                <text:p>0.0008766651153564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0955367088317871">
                <text:p>0.00955367088317871</text:p>
              </table:table-cell>
              <table:table-cell office:value-type="float" office:value="0.000965595245361328">
                <text:p>0.00096559524536132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566482543945313">
                <text:p>0.000566482543945313</text:p>
              </table:table-cell>
              <table:table-cell office:value-type="float" office:value="0.00834441184997559">
                <text:p>0.00834441184997559</text:p>
              </table:table-cell>
              <table:table-cell office:value-type="float" office:value="0.00107526779174805">
                <text:p>0.0010752677917480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572681427001953">
                <text:p>0.000572681427001953</text:p>
              </table:table-cell>
              <table:table-cell office:value-type="float" office:value="0.00919795036315918">
                <text:p>0.00919795036315918</text:p>
              </table:table-cell>
              <table:table-cell office:value-type="float" office:value="0.000891923904418945">
                <text:p>0.00089192390441894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460624694824219">
                <text:p>0.000460624694824219</text:p>
              </table:table-cell>
              <table:table-cell office:value-type="float" office:value="0.00965380668640137">
                <text:p>0.00965380668640137</text:p>
              </table:table-cell>
              <table:table-cell office:value-type="float" office:value="0.00110197067260742">
                <text:p>0.0011019706726074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516653060913086">
                <text:p>0.000516653060913086</text:p>
              </table:table-cell>
              <table:table-cell office:value-type="float" office:value="0.00811338424682617">
                <text:p>0.00811338424682617</text:p>
              </table:table-cell>
              <table:table-cell office:value-type="float" office:value="0.00083160400390625">
                <text:p>0.0008316040039062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571966171264648">
                <text:p>0.000571966171264648</text:p>
              </table:table-cell>
              <table:table-cell office:value-type="float" office:value="0.00907444953918457">
                <text:p>0.00907444953918457</text:p>
              </table:table-cell>
              <table:table-cell office:value-type="float" office:value="0.00113487243652344">
                <text:p>0.0011348724365234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483036041259766">
                <text:p>0.000483036041259766</text:p>
              </table:table-cell>
              <table:table-cell office:value-type="float" office:value="0.00913619995117188">
                <text:p>0.00913619995117188</text:p>
              </table:table-cell>
              <table:table-cell office:value-type="float" office:value="0.00118160247802734">
                <text:p>0.0011816024780273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715017318725586">
                <text:p>0.000715017318725586</text:p>
              </table:table-cell>
              <table:table-cell office:value-type="float" office:value="0.00844311714172363">
                <text:p>0.00844311714172363</text:p>
              </table:table-cell>
              <table:table-cell office:value-type="float" office:value="0.000950813293457031">
                <text:p>0.00095081329345703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52952766418457">
                <text:p>0.00052952766418457</text:p>
              </table:table-cell>
              <table:table-cell office:value-type="float" office:value="0.00955724716186523">
                <text:p>0.00955724716186523</text:p>
              </table:table-cell>
              <table:table-cell office:value-type="float" office:value="0.00100898742675781">
                <text:p>0.0010089874267578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597715377807617">
                <text:p>0.000597715377807617</text:p>
              </table:table-cell>
              <table:table-cell office:value-type="float" office:value="0.00914573669433594">
                <text:p>0.00914573669433594</text:p>
              </table:table-cell>
              <table:table-cell office:value-type="float" office:value="0.00112700462341309">
                <text:p>0.0011270046234130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571012496948242">
                <text:p>0.000571012496948242</text:p>
              </table:table-cell>
              <table:table-cell office:value-type="float" office:value="0.00847339630126953">
                <text:p>0.00847339630126953</text:p>
              </table:table-cell>
              <table:table-cell office:value-type="float" office:value="0.00104546546936035">
                <text:p>0.0010454654693603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578403472900391">
                <text:p>0.000578403472900391</text:p>
              </table:table-cell>
              <table:table-cell office:value-type="float" office:value="0.00944924354553223">
                <text:p>0.00944924354553223</text:p>
              </table:table-cell>
              <table:table-cell office:value-type="float" office:value="0.00102615356445313">
                <text:p>0.0010261535644531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518560409545898">
                <text:p>0.000518560409545898</text:p>
              </table:table-cell>
              <table:table-cell office:value-type="float" office:value="0.00927591323852539">
                <text:p>0.00927591323852539</text:p>
              </table:table-cell>
              <table:table-cell office:value-type="float" office:value="0.00143742561340332">
                <text:p>0.0014374256134033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819921493530273">
                <text:p>0.000819921493530273</text:p>
              </table:table-cell>
              <table:table-cell office:value-type="float" office:value="0.00840616226196289">
                <text:p>0.00840616226196289</text:p>
              </table:table-cell>
              <table:table-cell office:value-type="float" office:value="0.0010068416595459">
                <text:p>0.00100684165954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539541244506836">
                <text:p>0.000539541244506836</text:p>
              </table:table-cell>
              <table:table-cell office:value-type="float" office:value="0.00977683067321777">
                <text:p>0.00977683067321777</text:p>
              </table:table-cell>
              <table:table-cell office:value-type="float" office:value="0.00102901458740234">
                <text:p>0.0010290145874023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462532043457031">
                <text:p>0.000462532043457031</text:p>
              </table:table-cell>
              <table:table-cell office:value-type="float" office:value="0.00898957252502441">
                <text:p>0.00898957252502441</text:p>
              </table:table-cell>
              <table:table-cell office:value-type="float" office:value="0.00120782852172852">
                <text:p>0.001207828521728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622749328613281">
                <text:p>0.000622749328613281</text:p>
              </table:table-cell>
              <table:table-cell office:value-type="float" office:value="0.0138165950775146">
                <text:p>0.0138165950775146</text:p>
              </table:table-cell>
              <table:table-cell office:value-type="float" office:value="0.00180697441101074">
                <text:p>0.0018069744110107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799655914306641">
                <text:p>0.000799655914306641</text:p>
              </table:table-cell>
              <table:table-cell office:value-type="float" office:value="0.00912737846374512">
                <text:p>0.00912737846374512</text:p>
              </table:table-cell>
              <table:table-cell office:value-type="float" office:value="0.00112509727478027">
                <text:p>0.0011250972747802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474214553833008">
                <text:p>0.000474214553833008</text:p>
              </table:table-cell>
              <table:table-cell office:value-type="float" office:value="0.00805401802062988">
                <text:p>0.00805401802062988</text:p>
              </table:table-cell>
              <table:table-cell office:value-type="float" office:value="0.00121068954467773">
                <text:p>0.0012106895446777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452280044555664">
                <text:p>0.000452280044555664</text:p>
              </table:table-cell>
              <table:table-cell office:value-type="float" office:value="0.00775218009948731">
                <text:p>0.00775218009948731</text:p>
              </table:table-cell>
              <table:table-cell office:value-type="float" office:value="0.00137138366699219">
                <text:p>0.001371383666992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56767463684082">
                <text:p>0.00056767463684082</text:p>
              </table:table-cell>
              <table:table-cell office:value-type="float" office:value="0.00968766212463379">
                <text:p>0.00968766212463379</text:p>
              </table:table-cell>
              <table:table-cell office:value-type="float" office:value="0.00105857849121094">
                <text:p>0.0010585784912109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472068786621094">
                <text:p>0.000472068786621094</text:p>
              </table:table-cell>
              <table:table-cell office:value-type="float" office:value="0.00942564010620117">
                <text:p>0.00942564010620117</text:p>
              </table:table-cell>
              <table:table-cell office:value-type="float" office:value="0.00108480453491211">
                <text:p>0.0010848045349121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474214553833008">
                <text:p>0.000474214553833008</text:p>
              </table:table-cell>
              <table:table-cell office:value-type="float" office:value="0.00833439826965332">
                <text:p>0.00833439826965332</text:p>
              </table:table-cell>
              <table:table-cell office:value-type="float" office:value="0.00104093551635742">
                <text:p>0.0010409355163574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418663024902344">
                <text:p>0.000418663024902344</text:p>
              </table:table-cell>
              <table:table-cell office:value-type="float" office:value="0.00981640815734863">
                <text:p>0.00981640815734863</text:p>
              </table:table-cell>
              <table:table-cell office:value-type="float" office:value="0.000988960266113281">
                <text:p>0.00098896026611328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440359115600586">
                <text:p>0.000440359115600586</text:p>
              </table:table-cell>
              <table:table-cell office:value-type="float" office:value="0.00931119918823242">
                <text:p>0.00931119918823242</text:p>
              </table:table-cell>
              <table:table-cell office:value-type="float" office:value="0.00108098983764648">
                <text:p>0.0010809898376464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494718551635742">
                <text:p>0.000494718551635742</text:p>
              </table:table-cell>
              <table:table-cell office:value-type="float" office:value="0.00846552848815918">
                <text:p>0.00846552848815918</text:p>
              </table:table-cell>
              <table:table-cell office:value-type="float" office:value="0.00104141235351563">
                <text:p>0.0010414123535156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423908233642578">
                <text:p>0.000423908233642578</text:p>
              </table:table-cell>
              <table:table-cell office:value-type="float" office:value="0.0124738216400146">
                <text:p>0.0124738216400146</text:p>
              </table:table-cell>
              <table:table-cell office:value-type="float" office:value="0.00197553634643555">
                <text:p>0.0019755363464355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755071640014648">
                <text:p>0.000755071640014648</text:p>
              </table:table-cell>
              <table:table-cell office:value-type="float" office:value="0.0125010013580322">
                <text:p>0.0125010013580322</text:p>
              </table:table-cell>
              <table:table-cell office:value-type="float" office:value="0.00116682052612305">
                <text:p>0.001166820526123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554561614990234">
                <text:p>0.000554561614990234</text:p>
              </table:table-cell>
              <table:table-cell office:value-type="float" office:value="0.00821375846862793">
                <text:p>0.00821375846862793</text:p>
              </table:table-cell>
              <table:table-cell office:value-type="float" office:value="0.00103545188903809">
                <text:p>0.0010354518890380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530481338500977">
                <text:p>0.000530481338500977</text:p>
              </table:table-cell>
              <table:table-cell office:value-type="float" office:value="0.0082402229309082">
                <text:p>0.0082402229309082</text:p>
              </table:table-cell>
              <table:table-cell office:value-type="float" office:value="0.00114536285400391">
                <text:p>0.001145362854003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483274459838867">
                <text:p>0.000483274459838867</text:p>
              </table:table-cell>
              <table:table-cell office:value-type="float" office:value="0.00972199440002441">
                <text:p>0.00972199440002441</text:p>
              </table:table-cell>
              <table:table-cell office:value-type="float" office:value="0.00122737884521484">
                <text:p>0.0012273788452148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640630722045898">
                <text:p>0.000640630722045898</text:p>
              </table:table-cell>
              <table:table-cell office:value-type="float" office:value="0.00980615615844727">
                <text:p>0.00980615615844727</text:p>
              </table:table-cell>
              <table:table-cell office:value-type="float" office:value="0.00125813484191895">
                <text:p>0.0012581348419189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736474990844727">
                <text:p>0.000736474990844727</text:p>
              </table:table-cell>
              <table:table-cell office:value-type="float" office:value="0.00847601890563965">
                <text:p>0.00847601890563965</text:p>
              </table:table-cell>
              <table:table-cell office:value-type="float" office:value="0.00128865242004395">
                <text:p>0.0012886524200439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640869140625">
                <text:p>0.000640869140625</text:p>
              </table:table-cell>
              <table:table-cell office:value-type="float" office:value="0.0110952854156494">
                <text:p>0.0110952854156494</text:p>
              </table:table-cell>
              <table:table-cell office:value-type="float" office:value="0.00109195709228516">
                <text:p>0.001091957092285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468969345092773">
                <text:p>0.000468969345092773</text:p>
              </table:table-cell>
              <table:table-cell office:value-type="float" office:value="0.00928902626037598">
                <text:p>0.00928902626037598</text:p>
              </table:table-cell>
              <table:table-cell office:value-type="float" office:value="0.00120806694030762">
                <text:p>0.0012080669403076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487565994262695">
                <text:p>0.000487565994262695</text:p>
              </table:table-cell>
              <table:table-cell office:value-type="float" office:value="0.00837349891662598">
                <text:p>0.00837349891662598</text:p>
              </table:table-cell>
              <table:table-cell office:value-type="float" office:value="0.00116324424743652">
                <text:p>0.0011632442474365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525712966918945">
                <text:p>0.000525712966918945</text:p>
              </table:table-cell>
              <table:table-cell office:value-type="float" office:value="0.0134909152984619">
                <text:p>0.0134909152984619</text:p>
              </table:table-cell>
              <table:table-cell office:value-type="float" office:value="0.00197839736938477">
                <text:p>0.0019783973693847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733375549316406">
                <text:p>0.000733375549316406</text:p>
              </table:table-cell>
              <table:table-cell office:value-type="float" office:value="0.0127949714660645">
                <text:p>0.0127949714660645</text:p>
              </table:table-cell>
              <table:table-cell office:value-type="float" office:value="0.00125694274902344">
                <text:p>0.0012569427490234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541210174560547">
                <text:p>0.000541210174560547</text:p>
              </table:table-cell>
              <table:table-cell office:value-type="float" office:value="0.00801444053649902">
                <text:p>0.00801444053649902</text:p>
              </table:table-cell>
              <table:table-cell office:value-type="float" office:value="0.0012507438659668">
                <text:p>0.001250743865966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576496124267578">
                <text:p>0.000576496124267578</text:p>
              </table:table-cell>
              <table:table-cell office:value-type="float" office:value="0.0088801383972168">
                <text:p>0.0088801383972168</text:p>
              </table:table-cell>
              <table:table-cell office:value-type="float" office:value="0.00148296356201172">
                <text:p>0.0014829635620117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519275665283203">
                <text:p>0.000519275665283203</text:p>
              </table:table-cell>
              <table:table-cell office:value-type="float" office:value="0.0083768367767334">
                <text:p>0.0083768367767334</text:p>
              </table:table-cell>
              <table:table-cell office:value-type="float" office:value="0.00123143196105957">
                <text:p>0.0012314319610595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527620315551758">
                <text:p>0.000527620315551758</text:p>
              </table:table-cell>
              <table:table-cell office:value-type="float" office:value="0.00977802276611328">
                <text:p>0.00977802276611328</text:p>
              </table:table-cell>
              <table:table-cell office:value-type="float" office:value="0.00128722190856934">
                <text:p>0.0012872219085693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544071197509766">
                <text:p>0.000544071197509766</text:p>
              </table:table-cell>
              <table:table-cell office:value-type="float" office:value="0.00892734527587891">
                <text:p>0.00892734527587891</text:p>
              </table:table-cell>
              <table:table-cell office:value-type="float" office:value="0.00147533416748047">
                <text:p>0.0014753341674804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527381896972656">
                <text:p>0.000527381896972656</text:p>
              </table:table-cell>
              <table:table-cell office:value-type="float" office:value="0.00842928886413574">
                <text:p>0.00842928886413574</text:p>
              </table:table-cell>
              <table:table-cell office:value-type="float" office:value="0.00120711326599121">
                <text:p>0.0012071132659912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497817993164063">
                <text:p>0.000497817993164063</text:p>
              </table:table-cell>
              <table:table-cell office:value-type="float" office:value="0.0107729434967041">
                <text:p>0.0107729434967041</text:p>
              </table:table-cell>
              <table:table-cell office:value-type="float" office:value="0.00118160247802734">
                <text:p>0.0011816024780273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54621696472168">
                <text:p>0.00054621696472168</text:p>
              </table:table-cell>
              <table:table-cell office:value-type="float" office:value="0.0092611312866211">
                <text:p>0.0092611312866211</text:p>
              </table:table-cell>
              <table:table-cell office:value-type="float" office:value="0.00229191780090332">
                <text:p>0.002291917800903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819683074951172">
                <text:p>0.000819683074951172</text:p>
              </table:table-cell>
              <table:table-cell office:value-type="float" office:value="0.00918292999267578">
                <text:p>0.00918292999267578</text:p>
              </table:table-cell>
              <table:table-cell office:value-type="float" office:value="0.00138616561889648">
                <text:p>0.0013861656188964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507354736328125">
                <text:p>0.000507354736328125</text:p>
              </table:table-cell>
              <table:table-cell office:value-type="float" office:value="0.00944566726684571">
                <text:p>0.00944566726684571</text:p>
              </table:table-cell>
              <table:table-cell office:value-type="float" office:value="0.00130605697631836">
                <text:p>0.0013060569763183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638961791992187">
                <text:p>0.0000638961791992187</text:p>
              </table:table-cell>
              <table:table-cell office:value-type="float" office:value="0.000534534454345703">
                <text:p>0.000534534454345703</text:p>
              </table:table-cell>
              <table:table-cell office:value-type="float" office:value="0.0100839138031006">
                <text:p>0.0100839138031006</text:p>
              </table:table-cell>
              <table:table-cell office:value-type="float" office:value="0.00141000747680664">
                <text:p>0.0014100074768066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494241714477539">
                <text:p>0.000494241714477539</text:p>
              </table:table-cell>
              <table:table-cell office:value-type="float" office:value="0.00850820541381836">
                <text:p>0.00850820541381836</text:p>
              </table:table-cell>
              <table:table-cell office:value-type="float" office:value="0.00206756591796875">
                <text:p>0.0020675659179687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649690628051758">
                <text:p>0.000649690628051758</text:p>
              </table:table-cell>
              <table:table-cell office:value-type="float" office:value="0.0138115882873535">
                <text:p>0.0138115882873535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841140747070313">
                <text:p>0.000841140747070313</text:p>
              </table:table-cell>
              <table:table-cell office:value-type="float" office:value="0.0116426944732666">
                <text:p>0.0116426944732666</text:p>
              </table:table-cell>
              <table:table-cell office:value-type="float" office:value="0.0015416145324707">
                <text:p>0.001541614532470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528812408447266">
                <text:p>0.000528812408447266</text:p>
              </table:table-cell>
              <table:table-cell office:value-type="float" office:value="0.0115621089935303">
                <text:p>0.0115621089935303</text:p>
              </table:table-cell>
              <table:table-cell office:value-type="float" office:value="0.00246977806091309">
                <text:p>0.0024697780609130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732421875">
                <text:p>0.000732421875</text:p>
              </table:table-cell>
              <table:table-cell office:value-type="float" office:value="0.0143060684204102">
                <text:p>0.0143060684204102</text:p>
              </table:table-cell>
              <table:table-cell office:value-type="float" office:value="0.00144720077514648">
                <text:p>0.0014472007751464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611066818237305">
                <text:p>0.000611066818237305</text:p>
              </table:table-cell>
              <table:table-cell office:value-type="float" office:value="0.0090935230255127">
                <text:p>0.0090935230255127</text:p>
              </table:table-cell>
              <table:table-cell office:value-type="float" office:value="0.00235843658447266">
                <text:p>0.0023584365844726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758171081542969">
                <text:p>0.000758171081542969</text:p>
              </table:table-cell>
              <table:table-cell office:value-type="float" office:value="0.0149028301239014">
                <text:p>0.0149028301239014</text:p>
              </table:table-cell>
              <table:table-cell office:value-type="float" office:value="0.00127339363098145">
                <text:p>0.0012733936309814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4730224609375">
                <text:p>0.0004730224609375</text:p>
              </table:table-cell>
              <table:table-cell office:value-type="float" office:value="0.00843667984008789">
                <text:p>0.00843667984008789</text:p>
              </table:table-cell>
              <table:table-cell office:value-type="float" office:value="0.00128173828125">
                <text:p>0.0012817382812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39614868164063">
                <text:p>0.00839614868164063</text:p>
              </table:table-cell>
              <table:table-cell office:value-type="float" office:value="0.00144052505493164">
                <text:p>0.0014405250549316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499248504638672">
                <text:p>0.000499248504638672</text:p>
              </table:table-cell>
              <table:table-cell office:value-type="float" office:value="0.0115728378295898">
                <text:p>0.0115728378295898</text:p>
              </table:table-cell>
              <table:table-cell office:value-type="float" office:value="0.00128459930419922">
                <text:p>0.0012845993041992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497341156005859">
                <text:p>0.000497341156005859</text:p>
              </table:table-cell>
              <table:table-cell office:value-type="float" office:value="0.0117435455322266">
                <text:p>0.0117435455322266</text:p>
              </table:table-cell>
              <table:table-cell office:value-type="float" office:value="0.0014030933380127">
                <text:p>0.001403093338012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451087951660156">
                <text:p>0.000451087951660156</text:p>
              </table:table-cell>
              <table:table-cell office:value-type="float" office:value="0.00976634025573731">
                <text:p>0.00976634025573731</text:p>
              </table:table-cell>
              <table:table-cell office:value-type="float" office:value="0.00156354904174805">
                <text:p>0.0015635490417480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476598739624023">
                <text:p>0.000476598739624023</text:p>
              </table:table-cell>
              <table:table-cell office:value-type="float" office:value="0.00838065147399902">
                <text:p>0.00838065147399902</text:p>
              </table:table-cell>
              <table:table-cell office:value-type="float" office:value="0.00130081176757813">
                <text:p>0.0013008117675781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654935836791992">
                <text:p>0.000654935836791992</text:p>
              </table:table-cell>
              <table:table-cell office:value-type="float" office:value="0.0110759735107422">
                <text:p>0.0110759735107422</text:p>
              </table:table-cell>
              <table:table-cell office:value-type="float" office:value="0.00131034851074219">
                <text:p>0.0013103485107421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484466552734375">
                <text:p>0.000484466552734375</text:p>
              </table:table-cell>
              <table:table-cell office:value-type="float" office:value="0.00935244560241699">
                <text:p>0.00935244560241699</text:p>
              </table:table-cell>
              <table:table-cell office:value-type="float" office:value="0.00172948837280273">
                <text:p>0.001729488372802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567436218261719">
                <text:p>0.000567436218261719</text:p>
              </table:table-cell>
              <table:table-cell office:value-type="float" office:value="0.00857615470886231">
                <text:p>0.00857615470886231</text:p>
              </table:table-cell>
              <table:table-cell office:value-type="float" office:value="0.00144672393798828">
                <text:p>0.0014467239379882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483989715576172">
                <text:p>0.000483989715576172</text:p>
              </table:table-cell>
              <table:table-cell office:value-type="float" office:value="0.00972151756286621">
                <text:p>0.00972151756286621</text:p>
              </table:table-cell>
              <table:table-cell office:value-type="float" office:value="0.00155782699584961">
                <text:p>0.001557826995849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535011291503906">
                <text:p>0.000535011291503906</text:p>
              </table:table-cell>
              <table:table-cell office:value-type="float" office:value="0.0093531608581543">
                <text:p>0.0093531608581543</text:p>
              </table:table-cell>
              <table:table-cell office:value-type="float" office:value="0.00148487091064453">
                <text:p>0.0014848709106445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089106559753418">
                <text:p>0.0089106559753418</text:p>
              </table:table-cell>
              <table:table-cell office:value-type="float" office:value="0.00151824951171875">
                <text:p>0.0015182495117187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100288391113281">
                <text:p>0.0100288391113281</text:p>
              </table:table-cell>
              <table:table-cell office:value-type="float" office:value="0.00188827514648438">
                <text:p>0.0018882751464843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604152679443359">
                <text:p>0.000604152679443359</text:p>
              </table:table-cell>
              <table:table-cell office:value-type="float" office:value="0.0116100311279297">
                <text:p>0.0116100311279297</text:p>
              </table:table-cell>
              <table:table-cell office:value-type="float" office:value="0.00138473510742188">
                <text:p>0.0013847351074218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473499298095703">
                <text:p>0.000473499298095703</text:p>
              </table:table-cell>
              <table:table-cell office:value-type="float" office:value="0.00945854187011719">
                <text:p>0.00945854187011719</text:p>
              </table:table-cell>
              <table:table-cell office:value-type="float" office:value="0.00245022773742676">
                <text:p>0.0024502277374267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759363174438477">
                <text:p>0.000759363174438477</text:p>
              </table:table-cell>
              <table:table-cell office:value-type="float" office:value="0.0109348297119141">
                <text:p>0.0109348297119141</text:p>
              </table:table-cell>
              <table:table-cell office:value-type="float" office:value="0.00264286994934082">
                <text:p>0.0026428699493408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77509880065918">
                <text:p>0.00077509880065918</text:p>
              </table:table-cell>
              <table:table-cell office:value-type="float" office:value="0.00933980941772461">
                <text:p>0.00933980941772461</text:p>
              </table:table-cell>
              <table:table-cell office:value-type="float" office:value="0.0016632080078125">
                <text:p>0.001663208007812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646114349365234">
                <text:p>0.000646114349365234</text:p>
              </table:table-cell>
              <table:table-cell office:value-type="float" office:value="0.00911974906921387">
                <text:p>0.00911974906921387</text:p>
              </table:table-cell>
              <table:table-cell office:value-type="float" office:value="0.0014801025390625">
                <text:p>0.00148010253906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438213348388672">
                <text:p>0.000438213348388672</text:p>
              </table:table-cell>
              <table:table-cell office:value-type="float" office:value="0.00886869430541992">
                <text:p>0.00886869430541992</text:p>
              </table:table-cell>
              <table:table-cell office:value-type="float" office:value="0.00229692459106445">
                <text:p>0.0022969245910644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992298126220703">
                <text:p>0.000992298126220703</text:p>
              </table:table-cell>
              <table:table-cell office:value-type="float" office:value="0.0118498802185059">
                <text:p>0.0118498802185059</text:p>
              </table:table-cell>
              <table:table-cell office:value-type="float" office:value="0.00168704986572266">
                <text:p>0.0016870498657226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577449798583984">
                <text:p>0.000577449798583984</text:p>
              </table:table-cell>
              <table:table-cell office:value-type="float" office:value="0.00856947898864746">
                <text:p>0.00856947898864746</text:p>
              </table:table-cell>
              <table:table-cell office:value-type="float" office:value="0.00162720680236816">
                <text:p>0.0016272068023681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607490539550781">
                <text:p>0.000607490539550781</text:p>
              </table:table-cell>
              <table:table-cell office:value-type="float" office:value="0.00935006141662598">
                <text:p>0.00935006141662598</text:p>
              </table:table-cell>
              <table:table-cell office:value-type="float" office:value="0.0014948844909668">
                <text:p>0.001494884490966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632524490356445">
                <text:p>0.000632524490356445</text:p>
              </table:table-cell>
              <table:table-cell office:value-type="float" office:value="0.00951051712036133">
                <text:p>0.00951051712036133</text:p>
              </table:table-cell>
              <table:table-cell office:value-type="float" office:value="0.00186514854431152">
                <text:p>0.0018651485443115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06188583374023">
                <text:p>0.00806188583374023</text:p>
              </table:table-cell>
              <table:table-cell office:value-type="float" office:value="0.00177621841430664">
                <text:p>0.001776218414306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512123107910156">
                <text:p>0.000512123107910156</text:p>
              </table:table-cell>
              <table:table-cell office:value-type="float" office:value="0.0121378898620606">
                <text:p>0.0121378898620606</text:p>
              </table:table-cell>
              <table:table-cell office:value-type="float" office:value="0.00166177749633789">
                <text:p>0.0016617774963378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581264495849609">
                <text:p>0.000581264495849609</text:p>
              </table:table-cell>
              <table:table-cell office:value-type="float" office:value="0.00944209098815918">
                <text:p>0.00944209098815918</text:p>
              </table:table-cell>
              <table:table-cell office:value-type="float" office:value="0.00155925750732422">
                <text:p>0.0015592575073242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510692596435547">
                <text:p>0.000510692596435547</text:p>
              </table:table-cell>
              <table:table-cell office:value-type="float" office:value="0.00909519195556641">
                <text:p>0.00909519195556641</text:p>
              </table:table-cell>
              <table:table-cell office:value-type="float" office:value="0.00157546997070313">
                <text:p>0.0015754699707031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698566436767578">
                <text:p>0.000698566436767578</text:p>
              </table:table-cell>
              <table:table-cell office:value-type="float" office:value="0.00821065902709961">
                <text:p>0.00821065902709961</text:p>
              </table:table-cell>
              <table:table-cell office:value-type="float" office:value="0.00180649757385254">
                <text:p>0.0018064975738525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624418258666992">
                <text:p>0.000624418258666992</text:p>
              </table:table-cell>
              <table:table-cell office:value-type="float" office:value="0.00949954986572266">
                <text:p>0.00949954986572266</text:p>
              </table:table-cell>
              <table:table-cell office:value-type="float" office:value="0.00162506103515625">
                <text:p>0.0016250610351562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59199333190918">
                <text:p>0.00059199333190918</text:p>
              </table:table-cell>
              <table:table-cell office:value-type="float" office:value="0.00931024551391602">
                <text:p>0.00931024551391602</text:p>
              </table:table-cell>
              <table:table-cell office:value-type="float" office:value="0.00185084342956543">
                <text:p>0.0018508434295654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586032867431641">
                <text:p>0.000586032867431641</text:p>
              </table:table-cell>
              <table:table-cell office:value-type="float" office:value="0.00890874862670898">
                <text:p>0.00890874862670898</text:p>
              </table:table-cell>
              <table:table-cell office:value-type="float" office:value="0.00206255912780762">
                <text:p>0.0020625591278076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575065612792969">
                <text:p>0.000575065612792969</text:p>
              </table:table-cell>
              <table:table-cell office:value-type="float" office:value="0.0143594741821289">
                <text:p>0.0143594741821289</text:p>
              </table:table-cell>
              <table:table-cell office:value-type="float" office:value="0.0029900074005127">
                <text:p>0.002990007400512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753879547119141">
                <text:p>0.000753879547119141</text:p>
              </table:table-cell>
              <table:table-cell office:value-type="float" office:value="0.00998282432556153">
                <text:p>0.00998282432556153</text:p>
              </table:table-cell>
              <table:table-cell office:value-type="float" office:value="0.00161457061767578">
                <text:p>0.0016145706176757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595808029174805">
                <text:p>0.000595808029174805</text:p>
              </table:table-cell>
              <table:table-cell office:value-type="float" office:value="0.0104155540466309">
                <text:p>0.0104155540466309</text:p>
              </table:table-cell>
              <table:table-cell office:value-type="float" office:value="0.00150942802429199">
                <text:p>0.001509428024291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450372695922852">
                <text:p>0.000450372695922852</text:p>
              </table:table-cell>
              <table:table-cell office:value-type="float" office:value="0.0108387470245361">
                <text:p>0.0108387470245361</text:p>
              </table:table-cell>
              <table:table-cell office:value-type="float" office:value="0.00206303596496582">
                <text:p>0.0020630359649658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504255294799805">
                <text:p>0.000504255294799805</text:p>
              </table:table-cell>
              <table:table-cell office:value-type="float" office:value="0.00932502746582031">
                <text:p>0.00932502746582031</text:p>
              </table:table-cell>
              <table:table-cell office:value-type="float" office:value="0.00286483764648437">
                <text:p>0.0028648376464843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692129135131836">
                <text:p>0.000692129135131836</text:p>
              </table:table-cell>
              <table:table-cell office:value-type="float" office:value="0.00871992111206055">
                <text:p>0.00871992111206055</text:p>
              </table:table-cell>
              <table:table-cell office:value-type="float" office:value="0.00228309631347656">
                <text:p>0.0022830963134765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707149505615234">
                <text:p>0.000707149505615234</text:p>
              </table:table-cell>
              <table:table-cell office:value-type="float" office:value="0.0141682624816895">
                <text:p>0.0141682624816895</text:p>
              </table:table-cell>
              <table:table-cell office:value-type="float" office:value="0.00281715393066406">
                <text:p>0.002817153930664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745534896850586">
                <text:p>0.000745534896850586</text:p>
              </table:table-cell>
              <table:table-cell office:value-type="float" office:value="0.0118803977966309">
                <text:p>0.0118803977966309</text:p>
              </table:table-cell>
              <table:table-cell office:value-type="float" office:value="0.00178647041320801">
                <text:p>0.0017864704132080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579833984375">
                <text:p>0.000579833984375</text:p>
              </table:table-cell>
              <table:table-cell office:value-type="float" office:value="0.0119185447692871">
                <text:p>0.0119185447692871</text:p>
              </table:table-cell>
              <table:table-cell office:value-type="float" office:value="0.0031735897064209">
                <text:p>0.003173589706420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574588775634766">
                <text:p>0.0000574588775634766</text:p>
              </table:table-cell>
              <table:table-cell office:value-type="float" office:value="0.00071263313293457">
                <text:p>0.00071263313293457</text:p>
              </table:table-cell>
              <table:table-cell office:value-type="float" office:value="0.0126895904541016">
                <text:p>0.0126895904541016</text:p>
              </table:table-cell>
              <table:table-cell office:value-type="float" office:value="0.00182080268859863">
                <text:p>0.0018208026885986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571250915527344">
                <text:p>0.000571250915527344</text:p>
              </table:table-cell>
              <table:table-cell office:value-type="float" office:value="0.00850915908813477">
                <text:p>0.00850915908813477</text:p>
              </table:table-cell>
              <table:table-cell office:value-type="float" office:value="0.00163364410400391">
                <text:p>0.0016336441040039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442266464233398">
                <text:p>0.000442266464233398</text:p>
              </table:table-cell>
              <table:table-cell office:value-type="float" office:value="0.00885176658630371">
                <text:p>0.00885176658630371</text:p>
              </table:table-cell>
              <table:table-cell office:value-type="float" office:value="0.00216579437255859">
                <text:p>0.0021657943725585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533342361450195">
                <text:p>0.000533342361450195</text:p>
              </table:table-cell>
              <table:table-cell office:value-type="float" office:value="0.0081779956817627">
                <text:p>0.0081779956817627</text:p>
              </table:table-cell>
              <table:table-cell office:value-type="float" office:value="0.00197553634643555">
                <text:p>0.0019755363464355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517368316650391">
                <text:p>0.000517368316650391</text:p>
              </table:table-cell>
              <table:table-cell office:value-type="float" office:value="0.00988030433654785">
                <text:p>0.00988030433654785</text:p>
              </table:table-cell>
              <table:table-cell office:value-type="float" office:value="0.00168132781982422">
                <text:p>0.0016813278198242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481128692626953">
                <text:p>0.000481128692626953</text:p>
              </table:table-cell>
              <table:table-cell office:value-type="float" office:value="0.00943732261657715">
                <text:p>0.00943732261657715</text:p>
              </table:table-cell>
              <table:table-cell office:value-type="float" office:value="0.00243234634399414">
                <text:p>0.0024323463439941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803470611572266">
                <text:p>0.0000803470611572266</text:p>
              </table:table-cell>
              <table:table-cell office:value-type="float" office:value="0.000773429870605469">
                <text:p>0.000773429870605469</text:p>
              </table:table-cell>
              <table:table-cell office:value-type="float" office:value="0.0158743858337402">
                <text:p>0.0158743858337402</text:p>
              </table:table-cell>
              <table:table-cell office:value-type="float" office:value="0.00321245193481445">
                <text:p>0.0032124519348144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822305679321289">
                <text:p>0.000822305679321289</text:p>
              </table:table-cell>
              <table:table-cell office:value-type="float" office:value="0.0152440071105957">
                <text:p>0.0152440071105957</text:p>
              </table:table-cell>
              <table:table-cell office:value-type="float" office:value="0.00183415412902832">
                <text:p>0.0018341541290283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519752502441406">
                <text:p>0.000519752502441406</text:p>
              </table:table-cell>
              <table:table-cell office:value-type="float" office:value="0.0086216926574707">
                <text:p>0.0086216926574707</text:p>
              </table:table-cell>
              <table:table-cell office:value-type="float" office:value="0.00177121162414551">
                <text:p>0.0017712116241455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520229339599609">
                <text:p>0.000520229339599609</text:p>
              </table:table-cell>
              <table:table-cell office:value-type="float" office:value="0.00814652442932129">
                <text:p>0.00814652442932129</text:p>
              </table:table-cell>
              <table:table-cell office:value-type="float" office:value="0.00181245803833008">
                <text:p>0.0018124580383300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537395477294922">
                <text:p>0.000537395477294922</text:p>
              </table:table-cell>
              <table:table-cell office:value-type="float" office:value="0.00915622711181641">
                <text:p>0.00915622711181641</text:p>
              </table:table-cell>
              <table:table-cell office:value-type="float" office:value="0.0020744800567627">
                <text:p>0.002074480056762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570058822631836">
                <text:p>0.000570058822631836</text:p>
              </table:table-cell>
              <table:table-cell office:value-type="float" office:value="0.00954413414001465">
                <text:p>0.00954413414001465</text:p>
              </table:table-cell>
              <table:table-cell office:value-type="float" office:value="0.00188255310058594">
                <text:p>0.0018825531005859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585794448852539">
                <text:p>0.000585794448852539</text:p>
              </table:table-cell>
              <table:table-cell office:value-type="float" office:value="0.00862264633178711">
                <text:p>0.00862264633178711</text:p>
              </table:table-cell>
              <table:table-cell office:value-type="float" office:value="0.00209784507751465">
                <text:p>0.0020978450775146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657796859741211">
                <text:p>0.000657796859741211</text:p>
              </table:table-cell>
              <table:table-cell office:value-type="float" office:value="0.0142946243286133">
                <text:p>0.0142946243286133</text:p>
              </table:table-cell>
              <table:table-cell office:value-type="float" office:value="0.00378608703613281">
                <text:p>0.0037860870361328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883340835571289">
                <text:p>0.000883340835571289</text:p>
              </table:table-cell>
              <table:table-cell office:value-type="float" office:value="0.00978255271911621">
                <text:p>0.00978255271911621</text:p>
              </table:table-cell>
              <table:table-cell office:value-type="float" office:value="0.00183558464050293">
                <text:p>0.0018355846405029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480890274047852">
                <text:p>0.000480890274047852</text:p>
              </table:table-cell>
              <table:table-cell office:value-type="float" office:value="0.012258768081665">
                <text:p>0.012258768081665</text:p>
              </table:table-cell>
              <table:table-cell office:value-type="float" office:value="0.00313162803649902">
                <text:p>0.0031316280364990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743865966796875">
                <text:p>0.000743865966796875</text:p>
              </table:table-cell>
              <table:table-cell office:value-type="float" office:value="0.0123810768127441">
                <text:p>0.0123810768127441</text:p>
              </table:table-cell>
              <table:table-cell office:value-type="float" office:value="0.00192523002624512">
                <text:p>0.0019252300262451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578880310058594">
                <text:p>0.000578880310058594</text:p>
              </table:table-cell>
              <table:table-cell office:value-type="float" office:value="0.0142087936401367">
                <text:p>0.0142087936401367</text:p>
              </table:table-cell>
              <table:table-cell office:value-type="float" office:value="0.00298905372619629">
                <text:p>0.002989053726196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627756118774414">
                <text:p>0.000627756118774414</text:p>
              </table:table-cell>
              <table:table-cell office:value-type="float" office:value="0.0159010887145996">
                <text:p>0.0159010887145996</text:p>
              </table:table-cell>
              <table:table-cell office:value-type="float" office:value="0.00343823432922363">
                <text:p>0.0034382343292236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113248825073242">
                <text:p>0.000113248825073242</text:p>
              </table:table-cell>
              <table:table-cell office:value-type="float" office:value="0.000689029693603516">
                <text:p>0.000689029693603516</text:p>
              </table:table-cell>
              <table:table-cell office:value-type="float" office:value="0.0130062103271484">
                <text:p>0.0130062103271484</text:p>
              </table:table-cell>
              <table:table-cell office:value-type="float" office:value="0.00194478034973145">
                <text:p>0.0019447803497314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524997711181641">
                <text:p>0.000524997711181641</text:p>
              </table:table-cell>
              <table:table-cell office:value-type="float" office:value="0.0149765014648438">
                <text:p>0.0149765014648438</text:p>
              </table:table-cell>
              <table:table-cell office:value-type="float" office:value="0.00188374519348145">
                <text:p>0.0018837451934814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668048858642578">
                <text:p>0.000668048858642578</text:p>
              </table:table-cell>
              <table:table-cell office:value-type="float" office:value="0.00889229774475098">
                <text:p>0.00889229774475098</text:p>
              </table:table-cell>
              <table:table-cell office:value-type="float" office:value="0.00186848640441895">
                <text:p>0.0018684864044189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574588775634766">
                <text:p>0.000574588775634766</text:p>
              </table:table-cell>
              <table:table-cell office:value-type="float" office:value="0.00809073448181152">
                <text:p>0.00809073448181152</text:p>
              </table:table-cell>
              <table:table-cell office:value-type="float" office:value="0.00186491012573242">
                <text:p>0.0018649101257324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576257705688477">
                <text:p>0.000576257705688477</text:p>
              </table:table-cell>
              <table:table-cell office:value-type="float" office:value="0.0096282958984375">
                <text:p>0.0096282958984375</text:p>
              </table:table-cell>
              <table:table-cell office:value-type="float" office:value="0.00192904472351074">
                <text:p>0.0019290447235107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476598739624023">
                <text:p>0.000476598739624023</text:p>
              </table:table-cell>
              <table:table-cell office:value-type="float" office:value="0.00822854042053223">
                <text:p>0.00822854042053223</text:p>
              </table:table-cell>
              <table:table-cell office:value-type="float" office:value="0.00189709663391113">
                <text:p>0.001897096633911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687360763549805">
                <text:p>0.000687360763549805</text:p>
              </table:table-cell>
              <table:table-cell office:value-type="float" office:value="0.00905370712280273">
                <text:p>0.00905370712280273</text:p>
              </table:table-cell>
              <table:table-cell office:value-type="float" office:value="0.00218939781188965">
                <text:p>0.0021893978118896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12123107910156">
                <text:p>0.000512123107910156</text:p>
              </table:table-cell>
              <table:table-cell office:value-type="float" office:value="0.00998187065124512">
                <text:p>0.00998187065124512</text:p>
              </table:table-cell>
              <table:table-cell office:value-type="float" office:value="0.00204229354858398">
                <text:p>0.0020422935485839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604629516601563">
                <text:p>0.000604629516601563</text:p>
              </table:table-cell>
              <table:table-cell office:value-type="float" office:value="0.00847887992858887">
                <text:p>0.00847887992858887</text:p>
              </table:table-cell>
              <table:table-cell office:value-type="float" office:value="0.00257015228271484">
                <text:p>0.002570152282714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639915466308594">
                <text:p>0.000639915466308594</text:p>
              </table:table-cell>
              <table:table-cell office:value-type="float" office:value="0.0154099464416504">
                <text:p>0.0154099464416504</text:p>
              </table:table-cell>
              <table:table-cell office:value-type="float" office:value="0.00384283065795898">
                <text:p>0.0038428306579589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743389129638672">
                <text:p>0.000743389129638672</text:p>
              </table:table-cell>
              <table:table-cell office:value-type="float" office:value="0.00950241088867188">
                <text:p>0.00950241088867188</text:p>
              </table:table-cell>
              <table:table-cell office:value-type="float" office:value="0.00207424163818359">
                <text:p>0.0020742416381835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675678253173828">
                <text:p>0.000675678253173828</text:p>
              </table:table-cell>
              <table:table-cell office:value-type="float" office:value="0.00814175605773926">
                <text:p>0.00814175605773926</text:p>
              </table:table-cell>
              <table:table-cell office:value-type="float" office:value="0.0023503303527832">
                <text:p>0.00235033035278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483036041259766">
                <text:p>0.000483036041259766</text:p>
              </table:table-cell>
              <table:table-cell office:value-type="float" office:value="0.00966238975524903">
                <text:p>0.00966238975524903</text:p>
              </table:table-cell>
              <table:table-cell office:value-type="float" office:value="0.00195550918579102">
                <text:p>0.0019555091857910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529766082763672">
                <text:p>0.000529766082763672</text:p>
              </table:table-cell>
              <table:table-cell office:value-type="float" office:value="0.0100908279418945">
                <text:p>0.0100908279418945</text:p>
              </table:table-cell>
              <table:table-cell office:value-type="float" office:value="0.00215864181518555">
                <text:p>0.002158641815185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481605529785156">
                <text:p>0.000481605529785156</text:p>
              </table:table-cell>
              <table:table-cell office:value-type="float" office:value="0.00861048698425293">
                <text:p>0.00861048698425293</text:p>
              </table:table-cell>
              <table:table-cell office:value-type="float" office:value="0.00225234031677246">
                <text:p>0.0022523403167724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797271728515625">
                <text:p>0.000797271728515625</text:p>
              </table:table-cell>
              <table:table-cell office:value-type="float" office:value="0.00873661041259766">
                <text:p>0.00873661041259766</text:p>
              </table:table-cell>
              <table:table-cell office:value-type="float" office:value="0.0023806095123291">
                <text:p>0.002380609512329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488996505737305">
                <text:p>0.000488996505737305</text:p>
              </table:table-cell>
              <table:table-cell office:value-type="float" office:value="0.00989198684692383">
                <text:p>0.00989198684692383</text:p>
              </table:table-cell>
              <table:table-cell office:value-type="float" office:value="0.00205397605895996">
                <text:p>0.0020539760589599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416755676269531">
                <text:p>0.000416755676269531</text:p>
              </table:table-cell>
              <table:table-cell office:value-type="float" office:value="0.00918984413146973">
                <text:p>0.00918984413146973</text:p>
              </table:table-cell>
              <table:table-cell office:value-type="float" office:value="0.00212502479553223">
                <text:p>0.0021250247955322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475406646728516">
                <text:p>0.000475406646728516</text:p>
              </table:table-cell>
              <table:table-cell office:value-type="float" office:value="0.00830364227294922">
                <text:p>0.00830364227294922</text:p>
              </table:table-cell>
              <table:table-cell office:value-type="float" office:value="0.00215458869934082">
                <text:p>0.0021545886993408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579595565795898">
                <text:p>0.000579595565795898</text:p>
              </table:table-cell>
              <table:table-cell office:value-type="float" office:value="0.00939083099365235">
                <text:p>0.00939083099365235</text:p>
              </table:table-cell>
              <table:table-cell office:value-type="float" office:value="0.00231361389160156">
                <text:p>0.0023136138916015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124216079711914">
                <text:p>0.000124216079711914</text:p>
              </table:table-cell>
              <table:table-cell office:value-type="float" office:value="0.000565767288208008">
                <text:p>0.000565767288208008</text:p>
              </table:table-cell>
              <table:table-cell office:value-type="float" office:value="0.0100164413452148">
                <text:p>0.0100164413452148</text:p>
              </table:table-cell>
              <table:table-cell office:value-type="float" office:value="0.00219964981079102">
                <text:p>0.0021996498107910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0586271286010742">
                <text:p>0.000586271286010742</text:p>
              </table:table-cell>
              <table:table-cell office:value-type="float" office:value="0.00902366638183594">
                <text:p>0.00902366638183594</text:p>
              </table:table-cell>
              <table:table-cell office:value-type="float" office:value="0.00245428085327148">
                <text:p>0.0024542808532714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592708587646484">
                <text:p>0.000592708587646484</text:p>
              </table:table-cell>
              <table:table-cell office:value-type="float" office:value="0.0144319534301758">
                <text:p>0.0144319534301758</text:p>
              </table:table-cell>
              <table:table-cell office:value-type="float" office:value="0.00219416618347168">
                <text:p>0.0021941661834716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780344009399414">
                <text:p>0.000780344009399414</text:p>
              </table:table-cell>
              <table:table-cell office:value-type="float" office:value="0.00903749465942383">
                <text:p>0.00903749465942383</text:p>
              </table:table-cell>
              <table:table-cell office:value-type="float" office:value="0.00230288505554199">
                <text:p>0.002302885055541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534534454345703">
                <text:p>0.000534534454345703</text:p>
              </table:table-cell>
              <table:table-cell office:value-type="float" office:value="0.0079498291015625">
                <text:p>0.0079498291015625</text:p>
              </table:table-cell>
              <table:table-cell office:value-type="float" office:value="0.00224041938781738">
                <text:p>0.0022404193878173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402212142944336">
                <text:p>0.000402212142944336</text:p>
              </table:table-cell>
              <table:table-cell office:value-type="float" office:value="0.00905060768127441">
                <text:p>0.00905060768127441</text:p>
              </table:table-cell>
              <table:table-cell office:value-type="float" office:value="0.00411009788513184">
                <text:p>0.0041100978851318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743389129638672">
                <text:p>0.000743389129638672</text:p>
              </table:table-cell>
              <table:table-cell office:value-type="float" office:value="0.011962890625">
                <text:p>0.011962890625</text:p>
              </table:table-cell>
              <table:table-cell office:value-type="float" office:value="0.0024864673614502">
                <text:p>0.002486467361450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461101531982422">
                <text:p>0.000461101531982422</text:p>
              </table:table-cell>
              <table:table-cell office:value-type="float" office:value="0.00828886032104492">
                <text:p>0.00828886032104492</text:p>
              </table:table-cell>
              <table:table-cell office:value-type="float" office:value="0.00262999534606934">
                <text:p>0.0026299953460693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600576400756836">
                <text:p>0.000600576400756836</text:p>
              </table:table-cell>
              <table:table-cell office:value-type="float" office:value="0.00868010520935059">
                <text:p>0.00868010520935059</text:p>
              </table:table-cell>
              <table:table-cell office:value-type="float" office:value="0.0022425651550293">
                <text:p>0.002242565155029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617504119873047">
                <text:p>0.000617504119873047</text:p>
              </table:table-cell>
              <table:table-cell office:value-type="float" office:value="0.0107500553131104">
                <text:p>0.0107500553131104</text:p>
              </table:table-cell>
              <table:table-cell office:value-type="float" office:value="0.00417327880859375">
                <text:p>0.0041732788085937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654697418212891">
                <text:p>0.000654697418212891</text:p>
              </table:table-cell>
              <table:table-cell office:value-type="float" office:value="0.0140457153320313">
                <text:p>0.0140457153320313</text:p>
              </table:table-cell>
              <table:table-cell office:value-type="float" office:value="0.00249457359313965">
                <text:p>0.0024945735931396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762939453125">
                <text:p>0.000762939453125</text:p>
              </table:table-cell>
              <table:table-cell office:value-type="float" office:value="0.00921702384948731">
                <text:p>0.00921702384948731</text:p>
              </table:table-cell>
              <table:table-cell office:value-type="float" office:value="0.00416302680969238">
                <text:p>0.0041630268096923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814676284790039">
                <text:p>0.000814676284790039</text:p>
              </table:table-cell>
              <table:table-cell office:value-type="float" office:value="0.0142731666564941">
                <text:p>0.0142731666564941</text:p>
              </table:table-cell>
              <table:table-cell office:value-type="float" office:value="0.0023198127746582">
                <text:p>0.002319812774658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644207000732422">
                <text:p>0.000644207000732422</text:p>
              </table:table-cell>
              <table:table-cell office:value-type="float" office:value="0.00799393653869629">
                <text:p>0.00799393653869629</text:p>
              </table:table-cell>
              <table:table-cell office:value-type="float" office:value="0.00243663787841797">
                <text:p>0.0024366378784179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522136688232422">
                <text:p>0.000522136688232422</text:p>
              </table:table-cell>
              <table:table-cell office:value-type="float" office:value="0.00864601135253906">
                <text:p>0.00864601135253906</text:p>
              </table:table-cell>
              <table:table-cell office:value-type="float" office:value="0.00300192832946777">
                <text:p>0.0030019283294677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104188919067383">
                <text:p>0.000104188919067383</text:p>
              </table:table-cell>
              <table:table-cell office:value-type="float" office:value="0.000567436218261719">
                <text:p>0.000567436218261719</text:p>
              </table:table-cell>
              <table:table-cell office:value-type="float" office:value="0.00916481018066406">
                <text:p>0.00916481018066406</text:p>
              </table:table-cell>
              <table:table-cell office:value-type="float" office:value="0.00255227088928223">
                <text:p>0.0025522708892822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554323196411133">
                <text:p>0.000554323196411133</text:p>
              </table:table-cell>
              <table:table-cell office:value-type="float" office:value="0.00954174995422363">
                <text:p>0.00954174995422363</text:p>
              </table:table-cell>
              <table:table-cell office:value-type="float" office:value="0.00226593017578125">
                <text:p>0.0022659301757812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46539306640625">
                <text:p>0.00046539306640625</text:p>
              </table:table-cell>
              <table:table-cell office:value-type="float" office:value="0.0100102424621582">
                <text:p>0.0100102424621582</text:p>
              </table:table-cell>
              <table:table-cell office:value-type="float" office:value="0.0023343563079834">
                <text:p>0.002334356307983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48518180847168">
                <text:p>0.00048518180847168</text:p>
              </table:table-cell>
              <table:table-cell office:value-type="float" office:value="0.00910139083862305">
                <text:p>0.00910139083862305</text:p>
              </table:table-cell>
              <table:table-cell office:value-type="float" office:value="0.00405979156494141">
                <text:p>0.0040597915649414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738859176635742">
                <text:p>0.000738859176635742</text:p>
              </table:table-cell>
              <table:table-cell office:value-type="float" office:value="0.00931167602539063">
                <text:p>0.00931167602539063</text:p>
              </table:table-cell>
              <table:table-cell office:value-type="float" office:value="0.00252914428710937">
                <text:p>0.0025291442871093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617504119873047">
                <text:p>0.000617504119873047</text:p>
              </table:table-cell>
              <table:table-cell office:value-type="float" office:value="0.00890660285949707">
                <text:p>0.00890660285949707</text:p>
              </table:table-cell>
              <table:table-cell office:value-type="float" office:value="0.00223851203918457">
                <text:p>0.0022385120391845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549554824829102">
                <text:p>0.000549554824829102</text:p>
              </table:table-cell>
              <table:table-cell office:value-type="float" office:value="0.0096888542175293">
                <text:p>0.0096888542175293</text:p>
              </table:table-cell>
              <table:table-cell office:value-type="float" office:value="0.00237202644348145">
                <text:p>0.0023720264434814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499486923217773">
                <text:p>0.000499486923217773</text:p>
              </table:table-cell>
              <table:table-cell office:value-type="float" office:value="0.00897383689880371">
                <text:p>0.00897383689880371</text:p>
              </table:table-cell>
              <table:table-cell office:value-type="float" office:value="0.00276947021484375">
                <text:p>0.0027694702148437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457525253295898">
                <text:p>0.000457525253295898</text:p>
              </table:table-cell>
              <table:table-cell office:value-type="float" office:value="0.00843954086303711">
                <text:p>0.00843954086303711</text:p>
              </table:table-cell>
              <table:table-cell office:value-type="float" office:value="0.00244641304016113">
                <text:p>0.0024464130401611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645160675048828">
                <text:p>0.000645160675048828</text:p>
              </table:table-cell>
              <table:table-cell office:value-type="float" office:value="0.00995373725891113">
                <text:p>0.00995373725891113</text:p>
              </table:table-cell>
              <table:table-cell office:value-type="float" office:value="0.00231552124023437">
                <text:p>0.0023155212402343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498056411743164">
                <text:p>0.000498056411743164</text:p>
              </table:table-cell>
              <table:table-cell office:value-type="float" office:value="0.00954699516296387">
                <text:p>0.00954699516296387</text:p>
              </table:table-cell>
              <table:table-cell office:value-type="float" office:value="0.00232768058776855">
                <text:p>0.0023276805877685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710487365722656">
                <text:p>0.0000710487365722656</text:p>
              </table:table-cell>
              <table:table-cell office:value-type="float" office:value="0.000586271286010742">
                <text:p>0.000586271286010742</text:p>
              </table:table-cell>
              <table:table-cell office:value-type="float" office:value="0.00908684730529785">
                <text:p>0.00908684730529785</text:p>
              </table:table-cell>
              <table:table-cell office:value-type="float" office:value="0.0025179386138916">
                <text:p>0.002517938613891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651836395263672">
                <text:p>0.000651836395263672</text:p>
              </table:table-cell>
              <table:table-cell office:value-type="float" office:value="0.0146369934082031">
                <text:p>0.0146369934082031</text:p>
              </table:table-cell>
              <table:table-cell office:value-type="float" office:value="0.00310349464416504">
                <text:p>0.0031034946441650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51569938659668">
                <text:p>0.00051569938659668</text:p>
              </table:table-cell>
              <table:table-cell office:value-type="float" office:value="0.00876760482788086">
                <text:p>0.00876760482788086</text:p>
              </table:table-cell>
              <table:table-cell office:value-type="float" office:value="0.00269269943237305">
                <text:p>0.002692699432373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573396682739258">
                <text:p>0.000573396682739258</text:p>
              </table:table-cell>
              <table:table-cell office:value-type="float" office:value="0.0101966857910156">
                <text:p>0.0101966857910156</text:p>
              </table:table-cell>
              <table:table-cell office:value-type="float" office:value="0.0024569034576416">
                <text:p>0.002456903457641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416755676269531">
                <text:p>0.000416755676269531</text:p>
              </table:table-cell>
              <table:table-cell office:value-type="float" office:value="0.0111403465270996">
                <text:p>0.0111403465270996</text:p>
              </table:table-cell>
              <table:table-cell office:value-type="float" office:value="0.00268220901489258">
                <text:p>0.0026822090148925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52189826965332">
                <text:p>0.00052189826965332</text:p>
              </table:table-cell>
              <table:table-cell office:value-type="float" office:value="0.00972199440002441">
                <text:p>0.00972199440002441</text:p>
              </table:table-cell>
              <table:table-cell office:value-type="float" office:value="0.00242924690246582">
                <text:p>0.0024292469024658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53715705871582">
                <text:p>0.00053715705871582</text:p>
              </table:table-cell>
              <table:table-cell office:value-type="float" office:value="0.0101571083068848">
                <text:p>0.0101571083068848</text:p>
              </table:table-cell>
              <table:table-cell office:value-type="float" office:value="0.00272130966186523">
                <text:p>0.00272130966186523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60582160949707">
                <text:p>0.00060582160949707</text:p>
              </table:table-cell>
              <table:table-cell office:value-type="float" office:value="0.00843477249145508">
                <text:p>0.00843477249145508</text:p>
              </table:table-cell>
              <table:table-cell office:value-type="float" office:value="0.00402522087097168">
                <text:p>0.0040252208709716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730514526367188">
                <text:p>0.000730514526367188</text:p>
              </table:table-cell>
              <table:table-cell office:value-type="float" office:value="0.00886893272399902">
                <text:p>0.00886893272399902</text:p>
              </table:table-cell>
              <table:table-cell office:value-type="float" office:value="0.00249409675598145">
                <text:p>0.0024940967559814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594139099121094">
                <text:p>0.000594139099121094</text:p>
              </table:table-cell>
              <table:table-cell office:value-type="float" office:value="0.00956463813781738">
                <text:p>0.00956463813781738</text:p>
              </table:table-cell>
              <table:table-cell office:value-type="float" office:value="0.00245356559753418">
                <text:p>0.0024535655975341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54478645324707">
                <text:p>0.00054478645324707</text:p>
              </table:table-cell>
              <table:table-cell office:value-type="float" office:value="0.00909972190856934">
                <text:p>0.00909972190856934</text:p>
              </table:table-cell>
              <table:table-cell office:value-type="float" office:value="0.00292205810546875">
                <text:p>0.0029220581054687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514030456542969">
                <text:p>0.000514030456542969</text:p>
              </table:table-cell>
              <table:table-cell office:value-type="float" office:value="0.00909233093261719">
                <text:p>0.00909233093261719</text:p>
              </table:table-cell>
              <table:table-cell office:value-type="float" office:value="0.0024569034576416">
                <text:p>0.002456903457641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627756118774414">
                <text:p>0.000627756118774414</text:p>
              </table:table-cell>
              <table:table-cell office:value-type="float" office:value="0.0160679817199707">
                <text:p>0.0160679817199707</text:p>
              </table:table-cell>
              <table:table-cell office:value-type="float" office:value="0.0031132698059082">
                <text:p>0.00311326980590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685930252075195">
                <text:p>0.000685930252075195</text:p>
              </table:table-cell>
              <table:table-cell office:value-type="float" office:value="0.00871634483337402">
                <text:p>0.00871634483337402</text:p>
              </table:table-cell>
              <table:table-cell office:value-type="float" office:value="0.0027165412902832">
                <text:p>0.002716541290283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708580017089844">
                <text:p>0.000708580017089844</text:p>
              </table:table-cell>
              <table:table-cell office:value-type="float" office:value="0.00852632522583008">
                <text:p>0.00852632522583008</text:p>
              </table:table-cell>
              <table:table-cell office:value-type="float" office:value="0.00269722938537598">
                <text:p>0.0026972293853759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952887535095215">
                <text:p>0.00952887535095215</text:p>
              </table:table-cell>
              <table:table-cell office:value-type="float" office:value="0.00271129608154297">
                <text:p>0.0027112960815429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481843948364258">
                <text:p>0.000481843948364258</text:p>
              </table:table-cell>
              <table:table-cell office:value-type="float" office:value="0.00967645645141602">
                <text:p>0.00967645645141602</text:p>
              </table:table-cell>
              <table:table-cell office:value-type="float" office:value="0.00270605087280273">
                <text:p>0.0027060508728027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588178634643555">
                <text:p>0.000588178634643555</text:p>
              </table:table-cell>
              <table:table-cell office:value-type="float" office:value="0.00897359848022461">
                <text:p>0.00897359848022461</text:p>
              </table:table-cell>
              <table:table-cell office:value-type="float" office:value="0.00261282920837402">
                <text:p>0.0026128292083740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604629516601563">
                <text:p>0.000604629516601563</text:p>
              </table:table-cell>
              <table:table-cell office:value-type="float" office:value="0.00861358642578125">
                <text:p>0.00861358642578125</text:p>
              </table:table-cell>
              <table:table-cell office:value-type="float" office:value="0.0030524730682373">
                <text:p>0.003052473068237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644922256469727">
                <text:p>0.000644922256469727</text:p>
              </table:table-cell>
              <table:table-cell office:value-type="float" office:value="0.00920200347900391">
                <text:p>0.00920200347900391</text:p>
              </table:table-cell>
              <table:table-cell office:value-type="float" office:value="0.00259566307067871">
                <text:p>0.0025956630706787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591278076171875">
                <text:p>0.000591278076171875</text:p>
              </table:table-cell>
              <table:table-cell office:value-type="float" office:value="0.0098564624786377">
                <text:p>0.0098564624786377</text:p>
              </table:table-cell>
              <table:table-cell office:value-type="float" office:value="0.00267457962036133">
                <text:p>0.0026745796203613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429868698120117">
                <text:p>0.000429868698120117</text:p>
              </table:table-cell>
              <table:table-cell office:value-type="float" office:value="0.00941681861877441">
                <text:p>0.00941681861877441</text:p>
              </table:table-cell>
              <table:table-cell office:value-type="float" office:value="0.00314140319824219">
                <text:p>0.0031414031982421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649213790893555">
                <text:p>0.000649213790893555</text:p>
              </table:table-cell>
              <table:table-cell office:value-type="float" office:value="0.00843453407287598">
                <text:p>0.00843453407287598</text:p>
              </table:table-cell>
              <table:table-cell office:value-type="float" office:value="0.00302672386169434">
                <text:p>0.0030267238616943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612020492553711">
                <text:p>0.000612020492553711</text:p>
              </table:table-cell>
              <table:table-cell office:value-type="float" office:value="0.0104517936706543">
                <text:p>0.0104517936706543</text:p>
              </table:table-cell>
              <table:table-cell office:value-type="float" office:value="0.00287747383117676">
                <text:p>0.0028774738311767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536918640136719">
                <text:p>0.000536918640136719</text:p>
              </table:table-cell>
              <table:table-cell office:value-type="float" office:value="0.00922584533691406">
                <text:p>0.00922584533691406</text:p>
              </table:table-cell>
              <table:table-cell office:value-type="float" office:value="0.00277066230773926">
                <text:p>0.0027706623077392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475406646728516">
                <text:p>0.000475406646728516</text:p>
              </table:table-cell>
              <table:table-cell office:value-type="float" office:value="0.00940394401550293">
                <text:p>0.00940394401550293</text:p>
              </table:table-cell>
              <table:table-cell office:value-type="float" office:value="0.00309491157531738">
                <text:p>0.0030949115753173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589609146118164">
                <text:p>0.000589609146118164</text:p>
              </table:table-cell>
              <table:table-cell office:value-type="float" office:value="0.00946640968322754">
                <text:p>0.00946640968322754</text:p>
              </table:table-cell>
              <table:table-cell office:value-type="float" office:value="0.00267839431762695">
                <text:p>0.0026783943176269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687599182128906">
                <text:p>0.000687599182128906</text:p>
              </table:table-cell>
              <table:table-cell office:value-type="float" office:value="0.0133049488067627">
                <text:p>0.0133049488067627</text:p>
              </table:table-cell>
              <table:table-cell office:value-type="float" office:value="0.00314593315124512">
                <text:p>0.0031459331512451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570535659790039">
                <text:p>0.000570535659790039</text:p>
              </table:table-cell>
              <table:table-cell office:value-type="float" office:value="0.00886106491088867">
                <text:p>0.00886106491088867</text:p>
              </table:table-cell>
              <table:table-cell office:value-type="float" office:value="0.00290894508361816">
                <text:p>0.0029089450836181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768661499023438">
                <text:p>0.000768661499023438</text:p>
              </table:table-cell>
              <table:table-cell office:value-type="float" office:value="0.00807356834411621">
                <text:p>0.00807356834411621</text:p>
              </table:table-cell>
              <table:table-cell office:value-type="float" office:value="0.00282526016235352">
                <text:p>0.0028252601623535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449657440185547">
                <text:p>0.000449657440185547</text:p>
              </table:table-cell>
              <table:table-cell office:value-type="float" office:value="0.0101511478424072">
                <text:p>0.0101511478424072</text:p>
              </table:table-cell>
              <table:table-cell office:value-type="float" office:value="0.00260066986083984">
                <text:p>0.0026006698608398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506401062011719">
                <text:p>0.000506401062011719</text:p>
              </table:table-cell>
              <table:table-cell office:value-type="float" office:value="0.00965476036071777">
                <text:p>0.00965476036071777</text:p>
              </table:table-cell>
              <table:table-cell office:value-type="float" office:value="0.00277352333068848">
                <text:p>0.0027735233306884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547885894775391">
                <text:p>0.000547885894775391</text:p>
              </table:table-cell>
              <table:table-cell office:value-type="float" office:value="0.00866985321044922">
                <text:p>0.00866985321044922</text:p>
              </table:table-cell>
              <table:table-cell office:value-type="float" office:value="0.00347590446472168">
                <text:p>0.0034759044647216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559091567993164">
                <text:p>0.000559091567993164</text:p>
              </table:table-cell>
              <table:table-cell office:value-type="float" office:value="0.010028600692749">
                <text:p>0.010028600692749</text:p>
              </table:table-cell>
              <table:table-cell office:value-type="float" office:value="0.00288248062133789">
                <text:p>0.0028824806213378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605583190917969">
                <text:p>0.000605583190917969</text:p>
              </table:table-cell>
              <table:table-cell office:value-type="float" office:value="0.00903987884521485">
                <text:p>0.00903987884521485</text:p>
              </table:table-cell>
              <table:table-cell office:value-type="float" office:value="0.00276017189025879">
                <text:p>0.0027601718902587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539779663085938">
                <text:p>0.000539779663085938</text:p>
              </table:table-cell>
              <table:table-cell office:value-type="float" office:value="0.00998687744140625">
                <text:p>0.00998687744140625</text:p>
              </table:table-cell>
              <table:table-cell office:value-type="float" office:value="0.00270414352416992">
                <text:p>0.0027041435241699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494003295898438">
                <text:p>0.000494003295898438</text:p>
              </table:table-cell>
              <table:table-cell office:value-type="float" office:value="0.00919890403747559">
                <text:p>0.00919890403747559</text:p>
              </table:table-cell>
              <table:table-cell office:value-type="float" office:value="0.00285840034484863">
                <text:p>0.0028584003448486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639677047729492">
                <text:p>0.000639677047729492</text:p>
              </table:table-cell>
              <table:table-cell office:value-type="float" office:value="0.00848841667175293">
                <text:p>0.00848841667175293</text:p>
              </table:table-cell>
              <table:table-cell office:value-type="float" office:value="0.00342869758605957">
                <text:p>0.0034286975860595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620126724243164">
                <text:p>0.000620126724243164</text:p>
              </table:table-cell>
              <table:table-cell office:value-type="float" office:value="0.0117447376251221">
                <text:p>0.0117447376251221</text:p>
              </table:table-cell>
              <table:table-cell office:value-type="float" office:value="0.00330662727355957">
                <text:p>0.0033066272735595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658750534057617">
                <text:p>0.000658750534057617</text:p>
              </table:table-cell>
              <table:table-cell office:value-type="float" office:value="0.0113761425018311">
                <text:p>0.0113761425018311</text:p>
              </table:table-cell>
              <table:table-cell office:value-type="float" office:value="0.00323843955993652">
                <text:p>0.0032384395599365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699996948242188">
                <text:p>0.000699996948242188</text:p>
              </table:table-cell>
              <table:table-cell office:value-type="float" office:value="0.00853562355041504">
                <text:p>0.00853562355041504</text:p>
              </table:table-cell>
              <table:table-cell office:value-type="float" office:value="0.0029604434967041">
                <text:p>0.002960443496704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668764114379883">
                <text:p>0.000668764114379883</text:p>
              </table:table-cell>
              <table:table-cell office:value-type="float" office:value="0.0117833614349365">
                <text:p>0.0117833614349365</text:p>
              </table:table-cell>
              <table:table-cell office:value-type="float" office:value="0.00289082527160645">
                <text:p>0.0028908252716064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519990921020508">
                <text:p>0.000519990921020508</text:p>
              </table:table-cell>
              <table:table-cell office:value-type="float" office:value="0.0117015838623047">
                <text:p>0.0117015838623047</text:p>
              </table:table-cell>
              <table:table-cell office:value-type="float" office:value="0.00287485122680664">
                <text:p>0.0028748512268066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502824783325195">
                <text:p>0.000502824783325195</text:p>
              </table:table-cell>
              <table:table-cell office:value-type="float" office:value="0.0105822086334229">
                <text:p>0.0105822086334229</text:p>
              </table:table-cell>
              <table:table-cell office:value-type="float" office:value="0.00369715690612793">
                <text:p>0.0036971569061279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491857528686523">
                <text:p>0.000491857528686523</text:p>
              </table:table-cell>
              <table:table-cell office:value-type="float" office:value="0.00863504409790039">
                <text:p>0.00863504409790039</text:p>
              </table:table-cell>
              <table:table-cell office:value-type="float" office:value="0.00475621223449707">
                <text:p>0.0047562122344970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713586807250977">
                <text:p>0.000713586807250977</text:p>
              </table:table-cell>
              <table:table-cell office:value-type="float" office:value="0.00867128372192383">
                <text:p>0.00867128372192383</text:p>
              </table:table-cell>
              <table:table-cell office:value-type="float" office:value="0.00397968292236328">
                <text:p>0.0039796829223632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582695007324219">
                <text:p>0.000582695007324219</text:p>
              </table:table-cell>
              <table:table-cell office:value-type="float" office:value="0.00857877731323242">
                <text:p>0.00857877731323242</text:p>
              </table:table-cell>
              <table:table-cell office:value-type="float" office:value="0.00293874740600586">
                <text:p>0.0029387474060058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529766082763672">
                <text:p>0.000529766082763672</text:p>
              </table:table-cell>
              <table:table-cell office:value-type="float" office:value="0.00950217247009277">
                <text:p>0.00950217247009277</text:p>
              </table:table-cell>
              <table:table-cell office:value-type="float" office:value="0.0028834342956543">
                <text:p>0.002883434295654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533103942871094">
                <text:p>0.000533103942871094</text:p>
              </table:table-cell>
              <table:table-cell office:value-type="float" office:value="0.00910234451293945">
                <text:p>0.00910234451293945</text:p>
              </table:table-cell>
              <table:table-cell office:value-type="float" office:value="0.00309610366821289">
                <text:p>0.0030961036682128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480413436889648">
                <text:p>0.000480413436889648</text:p>
              </table:table-cell>
              <table:table-cell office:value-type="float" office:value="0.00922322273254395">
                <text:p>0.00922322273254395</text:p>
              </table:table-cell>
              <table:table-cell office:value-type="float" office:value="0.00345921516418457">
                <text:p>0.00345921516418457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57530403137207">
                <text:p>0.00057530403137207</text:p>
              </table:table-cell>
              <table:table-cell office:value-type="float" office:value="0.00826764106750488">
                <text:p>0.00826764106750488</text:p>
              </table:table-cell>
              <table:table-cell office:value-type="float" office:value="0.00303745269775391">
                <text:p>0.0030374526977539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581026077270508">
                <text:p>0.000581026077270508</text:p>
              </table:table-cell>
              <table:table-cell office:value-type="float" office:value="0.00880503654479981">
                <text:p>0.00880503654479981</text:p>
              </table:table-cell>
              <table:table-cell office:value-type="float" office:value="0.00310564041137695">
                <text:p>0.0031056404113769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550270080566406">
                <text:p>0.000550270080566406</text:p>
              </table:table-cell>
              <table:table-cell office:value-type="float" office:value="0.00932931900024414">
                <text:p>0.00932931900024414</text:p>
              </table:table-cell>
              <table:table-cell office:value-type="float" office:value="0.00299334526062012">
                <text:p>0.0029933452606201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28573989868164">
                <text:p>0.000528573989868164</text:p>
              </table:table-cell>
              <table:table-cell office:value-type="float" office:value="0.0102829933166504">
                <text:p>0.0102829933166504</text:p>
              </table:table-cell>
              <table:table-cell office:value-type="float" office:value="0.00303101539611816">
                <text:p>0.0030310153961181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467300415039063">
                <text:p>0.000467300415039063</text:p>
              </table:table-cell>
              <table:table-cell office:value-type="float" office:value="0.00833868980407715">
                <text:p>0.00833868980407715</text:p>
              </table:table-cell>
              <table:table-cell office:value-type="float" office:value="0.00403833389282227">
                <text:p>0.00403833389282227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43177604675293">
                <text:p>0.00043177604675293</text:p>
              </table:table-cell>
              <table:table-cell office:value-type="float" office:value="0.00863242149353027">
                <text:p>0.00863242149353027</text:p>
              </table:table-cell>
              <table:table-cell office:value-type="float" office:value="0.00329852104187012">
                <text:p>0.0032985210418701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61345100402832">
                <text:p>0.00061345100402832</text:p>
              </table:table-cell>
              <table:table-cell office:value-type="float" office:value="0.00973892211914063">
                <text:p>0.00973892211914063</text:p>
              </table:table-cell>
              <table:table-cell office:value-type="float" office:value="0.00311613082885742">
                <text:p>0.0031161308288574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425100326538086">
                <text:p>0.000425100326538086</text:p>
              </table:table-cell>
              <table:table-cell office:value-type="float" office:value="0.00945806503295898">
                <text:p>0.00945806503295898</text:p>
              </table:table-cell>
              <table:table-cell office:value-type="float" office:value="0.00317859649658203">
                <text:p>0.00317859649658203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490665435791016">
                <text:p>0.000490665435791016</text:p>
              </table:table-cell>
              <table:table-cell office:value-type="float" office:value="0.00884389877319336">
                <text:p>0.00884389877319336</text:p>
              </table:table-cell>
              <table:table-cell office:value-type="float" office:value="0.00359559059143066">
                <text:p>0.0035955905914306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470638275146484">
                <text:p>0.000470638275146484</text:p>
              </table:table-cell>
              <table:table-cell office:value-type="float" office:value="0.00856781005859375">
                <text:p>0.00856781005859375</text:p>
              </table:table-cell>
              <table:table-cell office:value-type="float" office:value="0.00357317924499512">
                <text:p>0.0035731792449951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553607940673828">
                <text:p>0.000553607940673828</text:p>
              </table:table-cell>
              <table:table-cell office:value-type="float" office:value="0.0141370296478271">
                <text:p>0.0141370296478271</text:p>
              </table:table-cell>
              <table:table-cell office:value-type="float" office:value="0.00583863258361816">
                <text:p>0.0058386325836181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558614730834961">
                <text:p>0.000558614730834961</text:p>
              </table:table-cell>
              <table:table-cell office:value-type="float" office:value="0.0109121799468994">
                <text:p>0.0109121799468994</text:p>
              </table:table-cell>
              <table:table-cell office:value-type="float" office:value="0.00291848182678223">
                <text:p>0.0029184818267822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0844931602478027">
                <text:p>0.00844931602478027</text:p>
              </table:table-cell>
              <table:table-cell office:value-type="float" office:value="0.00313067436218262">
                <text:p>0.003130674362182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618696212768555">
                <text:p>0.000618696212768555</text:p>
              </table:table-cell>
              <table:table-cell office:value-type="float" office:value="0.00900840759277344">
                <text:p>0.00900840759277344</text:p>
              </table:table-cell>
              <table:table-cell office:value-type="float" office:value="0.00306391716003418">
                <text:p>0.0030639171600341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473499298095703">
                <text:p>0.000473499298095703</text:p>
              </table:table-cell>
              <table:table-cell office:value-type="float" office:value="0.0116403102874756">
                <text:p>0.0116403102874756</text:p>
              </table:table-cell>
              <table:table-cell office:value-type="float" office:value="0.00302338600158691">
                <text:p>0.00302338600158691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535726547241211">
                <text:p>0.000535726547241211</text:p>
              </table:table-cell>
              <table:table-cell office:value-type="float" office:value="0.0114457607269287">
                <text:p>0.0114457607269287</text:p>
              </table:table-cell>
              <table:table-cell office:value-type="float" office:value="0.00333333015441895">
                <text:p>0.0033333301544189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665187835693359">
                <text:p>0.0000665187835693359</text:p>
              </table:table-cell>
              <table:table-cell office:value-type="float" office:value="0.000482082366943359">
                <text:p>0.000482082366943359</text:p>
              </table:table-cell>
              <table:table-cell office:value-type="float" office:value="0.0113208293914795">
                <text:p>0.0113208293914795</text:p>
              </table:table-cell>
              <table:table-cell office:value-type="float" office:value="0.00323796272277832">
                <text:p>0.0032379627227783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528097152709961">
                <text:p>0.000528097152709961</text:p>
              </table:table-cell>
              <table:table-cell office:value-type="float" office:value="0.0100274085998535">
                <text:p>0.0100274085998535</text:p>
              </table:table-cell>
              <table:table-cell office:value-type="float" office:value="0.00344538688659668">
                <text:p>0.003445386886596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574827194213867">
                <text:p>0.000574827194213867</text:p>
              </table:table-cell>
              <table:table-cell office:value-type="float" office:value="0.0089716911315918">
                <text:p>0.0089716911315918</text:p>
              </table:table-cell>
              <table:table-cell office:value-type="float" office:value="0.00361514091491699">
                <text:p>0.0036151409149169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616312026977539">
                <text:p>0.000616312026977539</text:p>
              </table:table-cell>
              <table:table-cell office:value-type="float" office:value="0.0151762962341309">
                <text:p>0.0151762962341309</text:p>
              </table:table-cell>
              <table:table-cell office:value-type="float" office:value="0.00536704063415527">
                <text:p>0.0053670406341552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680208206176758">
                <text:p>0.000680208206176758</text:p>
              </table:table-cell>
              <table:table-cell office:value-type="float" office:value="0.00832605361938477">
                <text:p>0.00832605361938477</text:p>
              </table:table-cell>
              <table:table-cell office:value-type="float" office:value="0.00301170349121094">
                <text:p>0.0030117034912109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499486923217773">
                <text:p>0.000499486923217773</text:p>
              </table:table-cell>
              <table:table-cell office:value-type="float" office:value="0.00818514823913574">
                <text:p>0.00818514823913574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813007354736328">
                <text:p>0.0000813007354736328</text:p>
              </table:table-cell>
              <table:table-cell office:value-type="float" office:value="0.000744104385375977">
                <text:p>0.000744104385375977</text:p>
              </table:table-cell>
              <table:table-cell office:value-type="float" office:value="0.00917720794677735">
                <text:p>0.00917720794677735</text:p>
              </table:table-cell>
              <table:table-cell office:value-type="float" office:value="0.00321817398071289">
                <text:p>0.0032181739807128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62251091003418">
                <text:p>0.00062251091003418</text:p>
              </table:table-cell>
              <table:table-cell office:value-type="float" office:value="0.00966095924377441">
                <text:p>0.00966095924377441</text:p>
              </table:table-cell>
              <table:table-cell office:value-type="float" office:value="0.00319600105285645">
                <text:p>0.0031960010528564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683307647705078">
                <text:p>0.000683307647705078</text:p>
              </table:table-cell>
              <table:table-cell office:value-type="float" office:value="0.011744499206543">
                <text:p>0.011744499206543</text:p>
              </table:table-cell>
              <table:table-cell office:value-type="float" office:value="0.0032649040222168">
                <text:p>0.003264904022216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473260879516602">
                <text:p>0.000473260879516602</text:p>
              </table:table-cell>
              <table:table-cell office:value-type="float" office:value="0.00979089736938477">
                <text:p>0.00979089736938477</text:p>
              </table:table-cell>
              <table:table-cell office:value-type="float" office:value="0.00342130661010742">
                <text:p>0.0034213066101074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500679016113281">
                <text:p>0.000500679016113281</text:p>
              </table:table-cell>
              <table:table-cell office:value-type="float" office:value="0.00857901573181152">
                <text:p>0.00857901573181152</text:p>
              </table:table-cell>
              <table:table-cell office:value-type="float" office:value="0.00419735908508301">
                <text:p>0.0041973590850830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533819198608398">
                <text:p>0.000533819198608398</text:p>
              </table:table-cell>
              <table:table-cell office:value-type="float" office:value="0.00856232643127441">
                <text:p>0.00856232643127441</text:p>
              </table:table-cell>
              <table:table-cell office:value-type="float" office:value="0.00342226028442383">
                <text:p>0.0034222602844238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514507293701172">
                <text:p>0.000514507293701172</text:p>
              </table:table-cell>
              <table:table-cell office:value-type="float" office:value="0.00937962532043457">
                <text:p>0.00937962532043457</text:p>
              </table:table-cell>
              <table:table-cell office:value-type="float" office:value="0.00322341918945313">
                <text:p>0.0032234191894531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46849250793457">
                <text:p>0.00046849250793457</text:p>
              </table:table-cell>
              <table:table-cell office:value-type="float" office:value="0.0100886821746826">
                <text:p>0.0100886821746826</text:p>
              </table:table-cell>
              <table:table-cell office:value-type="float" office:value="0.00337815284729004">
                <text:p>0.0033781528472900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570535659790039">
                <text:p>0.000570535659790039</text:p>
              </table:table-cell>
              <table:table-cell office:value-type="float" office:value="0.0111424922943115">
                <text:p>0.0111424922943115</text:p>
              </table:table-cell>
              <table:table-cell office:value-type="float" office:value="0.00615119934082031">
                <text:p>0.0061511993408203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626564025878906">
                <text:p>0.000626564025878906</text:p>
              </table:table-cell>
              <table:table-cell office:value-type="float" office:value="0.0113434791564941">
                <text:p>0.0113434791564941</text:p>
              </table:table-cell>
              <table:table-cell office:value-type="float" office:value="0.00351309776306152">
                <text:p>0.0035130977630615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692844390869141">
                <text:p>0.000692844390869141</text:p>
              </table:table-cell>
              <table:table-cell office:value-type="float" office:value="0.00995278358459473">
                <text:p>0.00995278358459473</text:p>
              </table:table-cell>
              <table:table-cell office:value-type="float" office:value="0.00338840484619141">
                <text:p>0.0033884048461914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665426254272461">
                <text:p>0.000665426254272461</text:p>
              </table:table-cell>
              <table:table-cell office:value-type="float" office:value="0.00993227958679199">
                <text:p>0.00993227958679199</text:p>
              </table:table-cell>
              <table:table-cell office:value-type="float" office:value="0.00550985336303711">
                <text:p>0.0055098533630371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679492950439453">
                <text:p>0.000679492950439453</text:p>
              </table:table-cell>
              <table:table-cell office:value-type="float" office:value="0.0125739574432373">
                <text:p>0.0125739574432373</text:p>
              </table:table-cell>
              <table:table-cell office:value-type="float" office:value="0.00379657745361328">
                <text:p>0.0037965774536132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497579574584961">
                <text:p>0.000497579574584961</text:p>
              </table:table-cell>
              <table:table-cell office:value-type="float" office:value="0.0111815929412842">
                <text:p>0.0111815929412842</text:p>
              </table:table-cell>
              <table:table-cell office:value-type="float" office:value="0.00426506996154785">
                <text:p>0.0042650699615478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485897064208984">
                <text:p>0.000485897064208984</text:p>
              </table:table-cell>
              <table:table-cell office:value-type="float" office:value="0.0100734233856201">
                <text:p>0.0100734233856201</text:p>
              </table:table-cell>
              <table:table-cell office:value-type="float" office:value="0.00366616249084473">
                <text:p>0.0036661624908447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123262405395508">
                <text:p>0.000123262405395508</text:p>
              </table:table-cell>
              <table:table-cell office:value-type="float" office:value="0.00064396858215332">
                <text:p>0.00064396858215332</text:p>
              </table:table-cell>
              <table:table-cell office:value-type="float" office:value="0.00797605514526367">
                <text:p>0.00797605514526367</text:p>
              </table:table-cell>
              <table:table-cell office:value-type="float" office:value="0.00574970245361328">
                <text:p>0.0057497024536132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928878784179688">
                <text:p>0.000928878784179688</text:p>
              </table:table-cell>
              <table:table-cell office:value-type="float" office:value="0.00962948799133301">
                <text:p>0.00962948799133301</text:p>
              </table:table-cell>
              <table:table-cell office:value-type="float" office:value="0.00461030006408691">
                <text:p>0.00461030006408691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44703483581543">
                <text:p>0.00044703483581543</text:p>
              </table:table-cell>
              <table:table-cell office:value-type="float" office:value="0.00846576690673828">
                <text:p>0.00846576690673828</text:p>
              </table:table-cell>
              <table:table-cell office:value-type="float" office:value="0.00371003150939941">
                <text:p>0.0037100315093994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665426254272461">
                <text:p>0.000665426254272461</text:p>
              </table:table-cell>
              <table:table-cell office:value-type="float" office:value="0.00934004783630371">
                <text:p>0.00934004783630371</text:p>
              </table:table-cell>
              <table:table-cell office:value-type="float" office:value="0.00336074829101563">
                <text:p>0.00336074829101563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628948211669922">
                <text:p>0.000628948211669922</text:p>
              </table:table-cell>
              <table:table-cell office:value-type="float" office:value="0.00990891456604004">
                <text:p>0.00990891456604004</text:p>
              </table:table-cell>
              <table:table-cell office:value-type="float" office:value="0.00351166725158691">
                <text:p>0.00351166725158691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532150268554688">
                <text:p>0.000532150268554688</text:p>
              </table:table-cell>
              <table:table-cell office:value-type="float" office:value="0.00928235054016113">
                <text:p>0.00928235054016113</text:p>
              </table:table-cell>
              <table:table-cell office:value-type="float" office:value="0.00562334060668945">
                <text:p>0.0056233406066894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762462615966797">
                <text:p>0.000762462615966797</text:p>
              </table:table-cell>
              <table:table-cell office:value-type="float" office:value="0.0145032405853271">
                <text:p>0.0145032405853271</text:p>
              </table:table-cell>
              <table:table-cell office:value-type="float" office:value="0.0036776065826416">
                <text:p>0.003677606582641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546932220458984">
                <text:p>0.000546932220458984</text:p>
              </table:table-cell>
              <table:table-cell office:value-type="float" office:value="0.00934815406799316">
                <text:p>0.00934815406799316</text:p>
              </table:table-cell>
              <table:table-cell office:value-type="float" office:value="0.00392413139343262">
                <text:p>0.0039241313934326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526189804077148">
                <text:p>0.000526189804077148</text:p>
              </table:table-cell>
              <table:table-cell office:value-type="float" office:value="0.0091238021850586">
                <text:p>0.0091238021850586</text:p>
              </table:table-cell>
              <table:table-cell office:value-type="float" office:value="0.00404930114746094">
                <text:p>0.0040493011474609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557661056518555">
                <text:p>0.000557661056518555</text:p>
              </table:table-cell>
              <table:table-cell office:value-type="float" office:value="0.00841736793518066">
                <text:p>0.00841736793518066</text:p>
              </table:table-cell>
              <table:table-cell office:value-type="float" office:value="0.00433564186096191">
                <text:p>0.00433564186096191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610589981079102">
                <text:p>0.000610589981079102</text:p>
              </table:table-cell>
              <table:table-cell office:value-type="float" office:value="0.0125045776367188">
                <text:p>0.0125045776367188</text:p>
              </table:table-cell>
              <table:table-cell office:value-type="float" office:value="0.00420665740966797">
                <text:p>0.0042066574096679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541925430297852">
                <text:p>0.000541925430297852</text:p>
              </table:table-cell>
              <table:table-cell office:value-type="float" office:value="0.00832939147949219">
                <text:p>0.00832939147949219</text:p>
              </table:table-cell>
              <table:table-cell office:value-type="float" office:value="0.00426626205444336">
                <text:p>0.00426626205444336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591516494750977">
                <text:p>0.000591516494750977</text:p>
              </table:table-cell>
              <table:table-cell office:value-type="float" office:value="0.00893020629882813">
                <text:p>0.00893020629882813</text:p>
              </table:table-cell>
              <table:table-cell office:value-type="float" office:value="0.00345039367675781">
                <text:p>0.0034503936767578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561952590942383">
                <text:p>0.000561952590942383</text:p>
              </table:table-cell>
              <table:table-cell office:value-type="float" office:value="0.00963163375854492">
                <text:p>0.00963163375854492</text:p>
              </table:table-cell>
              <table:table-cell office:value-type="float" office:value="0.00388145446777344">
                <text:p>0.0038814544677734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53858757019043">
                <text:p>0.00053858757019043</text:p>
              </table:table-cell>
              <table:table-cell office:value-type="float" office:value="0.00920343399047852">
                <text:p>0.00920343399047852</text:p>
              </table:table-cell>
              <table:table-cell office:value-type="float" office:value="0.00390720367431641">
                <text:p>0.0039072036743164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457763671875">
                <text:p>0.000457763671875</text:p>
              </table:table-cell>
              <table:table-cell office:value-type="float" office:value="0.00935745239257813">
                <text:p>0.00935745239257813</text:p>
              </table:table-cell>
              <table:table-cell office:value-type="float" office:value="0.00399088859558106">
                <text:p>0.003990888595581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479698181152344">
                <text:p>0.000479698181152344</text:p>
              </table:table-cell>
              <table:table-cell office:value-type="float" office:value="0.00849747657775879">
                <text:p>0.00849747657775879</text:p>
              </table:table-cell>
              <table:table-cell office:value-type="float" office:value="0.00452589988708496">
                <text:p>0.0045258998870849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490665435791016">
                <text:p>0.000490665435791016</text:p>
              </table:table-cell>
              <table:table-cell office:value-type="float" office:value="0.00866532325744629">
                <text:p>0.00866532325744629</text:p>
              </table:table-cell>
              <table:table-cell office:value-type="float" office:value="0.00448799133300781">
                <text:p>0.0044879913330078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545024871826172">
                <text:p>0.000545024871826172</text:p>
              </table:table-cell>
              <table:table-cell office:value-type="float" office:value="0.0089411735534668">
                <text:p>0.0089411735534668</text:p>
              </table:table-cell>
              <table:table-cell office:value-type="float" office:value="0.0036773681640625">
                <text:p>0.003677368164062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102043151855469">
                <text:p>0.000102043151855469</text:p>
              </table:table-cell>
              <table:table-cell office:value-type="float" office:value="0.000574588775634766">
                <text:p>0.000574588775634766</text:p>
              </table:table-cell>
              <table:table-cell office:value-type="float" office:value="0.00970530509948731">
                <text:p>0.00970530509948731</text:p>
              </table:table-cell>
              <table:table-cell office:value-type="float" office:value="0.0036318302154541">
                <text:p>0.003631830215454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541448593139648">
                <text:p>0.000541448593139648</text:p>
              </table:table-cell>
              <table:table-cell office:value-type="float" office:value="0.00928902626037598">
                <text:p>0.00928902626037598</text:p>
              </table:table-cell>
              <table:table-cell office:value-type="float" office:value="0.00401830673217773">
                <text:p>0.0040183067321777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569581985473633">
                <text:p>0.000569581985473633</text:p>
              </table:table-cell>
              <table:table-cell office:value-type="float" office:value="0.009521484375">
                <text:p>0.009521484375</text:p>
              </table:table-cell>
              <table:table-cell office:value-type="float" office:value="0.00406169891357422">
                <text:p>0.0040616989135742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709772109985352">
                <text:p>0.000709772109985352</text:p>
              </table:table-cell>
              <table:table-cell office:value-type="float" office:value="0.00952887535095215">
                <text:p>0.00952887535095215</text:p>
              </table:table-cell>
              <table:table-cell office:value-type="float" office:value="0.00377368927001953">
                <text:p>0.00377368927001953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511884689331055">
                <text:p>0.000511884689331055</text:p>
              </table:table-cell>
              <table:table-cell office:value-type="float" office:value="0.00847554206848145">
                <text:p>0.00847554206848145</text:p>
              </table:table-cell>
              <table:table-cell office:value-type="float" office:value="0.0045018196105957">
                <text:p>0.004501819610595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502586364746094">
                <text:p>0.000502586364746094</text:p>
              </table:table-cell>
              <table:table-cell office:value-type="float" office:value="0.00892138481140137">
                <text:p>0.00892138481140137</text:p>
              </table:table-cell>
              <table:table-cell office:value-type="float" office:value="0.00389766693115234">
                <text:p>0.0038976669311523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575542449951172">
                <text:p>0.000575542449951172</text:p>
              </table:table-cell>
              <table:table-cell office:value-type="float" office:value="0.00961446762084961">
                <text:p>0.00961446762084961</text:p>
              </table:table-cell>
              <table:table-cell office:value-type="float" office:value="0.0039525032043457">
                <text:p>0.003952503204345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477075576782227">
                <text:p>0.000477075576782227</text:p>
              </table:table-cell>
              <table:table-cell office:value-type="float" office:value="0.00972318649291992">
                <text:p>0.00972318649291992</text:p>
              </table:table-cell>
              <table:table-cell office:value-type="float" office:value="0.0037078857421875">
                <text:p>0.0037078857421875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528335571289063">
                <text:p>0.000528335571289063</text:p>
              </table:table-cell>
              <table:table-cell office:value-type="float" office:value="0.00919985771179199">
                <text:p>0.00919985771179199</text:p>
              </table:table-cell>
              <table:table-cell office:value-type="float" office:value="0.00397062301635742">
                <text:p>0.003970623016357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546693801879883">
                <text:p>0.000546693801879883</text:p>
              </table:table-cell>
              <table:table-cell office:value-type="float" office:value="0.00892376899719238">
                <text:p>0.00892376899719238</text:p>
              </table:table-cell>
              <table:table-cell office:value-type="float" office:value="0.00423550605773926">
                <text:p>0.0042355060577392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674724578857422">
                <text:p>0.000674724578857422</text:p>
              </table:table-cell>
              <table:table-cell office:value-type="float" office:value="0.00839853286743164">
                <text:p>0.00839853286743164</text:p>
              </table:table-cell>
              <table:table-cell office:value-type="float" office:value="0.00464773178100586">
                <text:p>0.0046477317810058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646829605102539">
                <text:p>0.000646829605102539</text:p>
              </table:table-cell>
              <table:table-cell office:value-type="float" office:value="0.00849437713623047">
                <text:p>0.00849437713623047</text:p>
              </table:table-cell>
              <table:table-cell office:value-type="float" office:value="0.00445461273193359">
                <text:p>0.00445461273193359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699281692504883">
                <text:p>0.000699281692504883</text:p>
              </table:table-cell>
              <table:table-cell office:value-type="float" office:value="0.00891447067260742">
                <text:p>0.00891447067260742</text:p>
              </table:table-cell>
              <table:table-cell office:value-type="float" office:value="0.0038447380065918">
                <text:p>0.0038447380065918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502586364746094">
                <text:p>0.000502586364746094</text:p>
              </table:table-cell>
              <table:table-cell office:value-type="float" office:value="0.0095515251159668">
                <text:p>0.0095515251159668</text:p>
              </table:table-cell>
              <table:table-cell office:value-type="float" office:value="0.00385808944702148">
                <text:p>0.00385808944702148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530004501342773">
                <text:p>0.000530004501342773</text:p>
              </table:table-cell>
              <table:table-cell office:value-type="float" office:value="0.00920414924621582">
                <text:p>0.00920414924621582</text:p>
              </table:table-cell>
              <table:table-cell office:value-type="float" office:value="0.00392913818359375">
                <text:p>0.00392913818359375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458002090454102">
                <text:p>0.000458002090454102</text:p>
              </table:table-cell>
              <table:table-cell office:value-type="float" office:value="0.00933170318603516">
                <text:p>0.00933170318603516</text:p>
              </table:table-cell>
              <table:table-cell office:value-type="float" office:value="0.0040733814239502">
                <text:p>0.004073381423950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54931640625">
                <text:p>0.00054931640625</text:p>
              </table:table-cell>
              <table:table-cell office:value-type="float" office:value="0.00861859321594238">
                <text:p>0.00861859321594238</text:p>
              </table:table-cell>
              <table:table-cell office:value-type="float" office:value="0.00472044944763184">
                <text:p>0.0047204494476318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502109527587891">
                <text:p>0.000502109527587891</text:p>
              </table:table-cell>
              <table:table-cell office:value-type="float" office:value="0.00872421264648438">
                <text:p>0.00872421264648438</text:p>
              </table:table-cell>
              <table:table-cell office:value-type="float" office:value="0.00448322296142578">
                <text:p>0.0044832229614257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588893890380859">
                <text:p>0.000588893890380859</text:p>
              </table:table-cell>
              <table:table-cell office:value-type="float" office:value="0.00858378410339356">
                <text:p>0.00858378410339356</text:p>
              </table:table-cell>
              <table:table-cell office:value-type="float" office:value="0.00399899482727051">
                <text:p>0.00399899482727051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506877899169922">
                <text:p>0.000506877899169922</text:p>
              </table:table-cell>
              <table:table-cell office:value-type="float" office:value="0.00947928428649903">
                <text:p>0.00947928428649903</text:p>
              </table:table-cell>
              <table:table-cell office:value-type="float" office:value="0.0036625862121582">
                <text:p>0.003662586212158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559806823730469">
                <text:p>0.000559806823730469</text:p>
              </table:table-cell>
              <table:table-cell office:value-type="float" office:value="0.00903105735778809">
                <text:p>0.00903105735778809</text:p>
              </table:table-cell>
              <table:table-cell office:value-type="float" office:value="0.0066838264465332">
                <text:p>0.006683826446533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111818313598633">
                <text:p>0.000111818313598633</text:p>
              </table:table-cell>
              <table:table-cell office:value-type="float" office:value="0.000839471817016602">
                <text:p>0.000839471817016602</text:p>
              </table:table-cell>
              <table:table-cell office:value-type="float" office:value="0.0125100612640381">
                <text:p>0.0125100612640381</text:p>
              </table:table-cell>
              <table:table-cell office:value-type="float" office:value="0.00386285781860352">
                <text:p>0.0038628578186035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523090362548828">
                <text:p>0.000523090362548828</text:p>
              </table:table-cell>
              <table:table-cell office:value-type="float" office:value="0.00976014137268066">
                <text:p>0.00976014137268066</text:p>
              </table:table-cell>
              <table:table-cell office:value-type="float" office:value="0.00392389297485352">
                <text:p>0.0039238929748535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861907005310059">
                <text:p>0.00861907005310059</text:p>
              </table:table-cell>
              <table:table-cell office:value-type="float" office:value="0.00406980514526367">
                <text:p>0.0040698051452636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580787658691406">
                <text:p>0.000580787658691406</text:p>
              </table:table-cell>
              <table:table-cell office:value-type="float" office:value="0.00854396820068359">
                <text:p>0.00854396820068359</text:p>
              </table:table-cell>
              <table:table-cell office:value-type="float" office:value="0.00406718254089356">
                <text:p>0.0040671825408935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116586685180664">
                <text:p>0.000116586685180664</text:p>
              </table:table-cell>
              <table:table-cell office:value-type="float" office:value="0.000619888305664063">
                <text:p>0.000619888305664063</text:p>
              </table:table-cell>
              <table:table-cell office:value-type="float" office:value="0.00874042510986328">
                <text:p>0.00874042510986328</text:p>
              </table:table-cell>
              <table:table-cell office:value-type="float" office:value="0.00415182113647461">
                <text:p>0.0041518211364746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504970550537109">
                <text:p>0.000504970550537109</text:p>
              </table:table-cell>
              <table:table-cell office:value-type="float" office:value="0.00893616676330566">
                <text:p>0.00893616676330566</text:p>
              </table:table-cell>
              <table:table-cell office:value-type="float" office:value="0.0041346549987793">
                <text:p>0.004134654998779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946521759033203">
                <text:p>0.0000946521759033203</text:p>
              </table:table-cell>
              <table:table-cell office:value-type="float" office:value="0.000614404678344727">
                <text:p>0.000614404678344727</text:p>
              </table:table-cell>
              <table:table-cell office:value-type="float" office:value="0.00868010520935059">
                <text:p>0.00868010520935059</text:p>
              </table:table-cell>
              <table:table-cell office:value-type="float" office:value="0.00389289855957031">
                <text:p>0.00389289855957031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465869903564453">
                <text:p>0.000465869903564453</text:p>
              </table:table-cell>
              <table:table-cell office:value-type="float" office:value="0.0084688663482666">
                <text:p>0.0084688663482666</text:p>
              </table:table-cell>
              <table:table-cell office:value-type="float" office:value="0.00426173210144043">
                <text:p>0.00426173210144043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479221343994141">
                <text:p>0.000479221343994141</text:p>
              </table:table-cell>
              <table:table-cell office:value-type="float" office:value="0.00827169418334961">
                <text:p>0.00827169418334961</text:p>
              </table:table-cell>
              <table:table-cell office:value-type="float" office:value="0.00397372245788574">
                <text:p>0.0039737224578857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119209289550781">
                <text:p>0.000119209289550781</text:p>
              </table:table-cell>
              <table:table-cell office:value-type="float" office:value="0.000452995300292969">
                <text:p>0.000452995300292969</text:p>
              </table:table-cell>
              <table:table-cell office:value-type="float" office:value="0.00799345970153809">
                <text:p>0.00799345970153809</text:p>
              </table:table-cell>
              <table:table-cell office:value-type="float" office:value="0.00442075729370117">
                <text:p>0.0044207572937011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583410263061523">
                <text:p>0.000583410263061523</text:p>
              </table:table-cell>
              <table:table-cell office:value-type="float" office:value="0.00856828689575195">
                <text:p>0.00856828689575195</text:p>
              </table:table-cell>
              <table:table-cell office:value-type="float" office:value="0.00389671325683594">
                <text:p>0.0038967132568359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762939453125">
                <text:p>0.0000762939453125</text:p>
              </table:table-cell>
              <table:table-cell office:value-type="float" office:value="0.000602245330810547">
                <text:p>0.000602245330810547</text:p>
              </table:table-cell>
              <table:table-cell office:value-type="float" office:value="0.00822973251342773">
                <text:p>0.00822973251342773</text:p>
              </table:table-cell>
              <table:table-cell office:value-type="float" office:value="0.00423574447631836">
                <text:p>0.00423574447631836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536680221557617">
                <text:p>0.000536680221557617</text:p>
              </table:table-cell>
              <table:table-cell office:value-type="float" office:value="0.00872087478637695">
                <text:p>0.00872087478637695</text:p>
              </table:table-cell>
              <table:table-cell office:value-type="float" office:value="0.00438475608825684">
                <text:p>0.0043847560882568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527620315551758">
                <text:p>0.000527620315551758</text:p>
              </table:table-cell>
              <table:table-cell office:value-type="float" office:value="0.00847077369689941">
                <text:p>0.00847077369689941</text:p>
              </table:table-cell>
              <table:table-cell office:value-type="float" office:value="0.00397348403930664">
                <text:p>0.0039734840393066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565528869628906">
                <text:p>0.000565528869628906</text:p>
              </table:table-cell>
              <table:table-cell office:value-type="float" office:value="0.0083622932434082">
                <text:p>0.0083622932434082</text:p>
              </table:table-cell>
              <table:table-cell office:value-type="float" office:value="0.00429201126098633">
                <text:p>0.0042920112609863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635147094726563">
                <text:p>0.000635147094726563</text:p>
              </table:table-cell>
              <table:table-cell office:value-type="float" office:value="0.00872039794921875">
                <text:p>0.00872039794921875</text:p>
              </table:table-cell>
              <table:table-cell office:value-type="float" office:value="0.00406193733215332">
                <text:p>0.0040619373321533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620365142822266">
                <text:p>0.000620365142822266</text:p>
              </table:table-cell>
              <table:table-cell office:value-type="float" office:value="0.00891804695129395">
                <text:p>0.00891804695129395</text:p>
              </table:table-cell>
              <table:table-cell office:value-type="float" office:value="0.00430440902709961">
                <text:p>0.0043044090270996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.000502586364746094">
                <text:p>0.000502586364746094</text:p>
              </table:table-cell>
              <table:table-cell office:value-type="float" office:value="0.00840854644775391">
                <text:p>0.00840854644775391</text:p>
              </table:table-cell>
              <table:table-cell office:value-type="float" office:value="0.00410079956054688">
                <text:p>0.0041007995605468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91552734375">
                <text:p>0.000091552734375</text:p>
              </table:table-cell>
              <table:table-cell office:value-type="float" office:value="0.00051116943359375">
                <text:p>0.00051116943359375</text:p>
              </table:table-cell>
              <table:table-cell office:value-type="float" office:value="0.00853371620178223">
                <text:p>0.00853371620178223</text:p>
              </table:table-cell>
              <table:table-cell office:value-type="float" office:value="0.00433111190795898">
                <text:p>0.0043311119079589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48375129699707">
                <text:p>0.00048375129699707</text:p>
              </table:table-cell>
              <table:table-cell office:value-type="float" office:value="0.00775742530822754">
                <text:p>0.00775742530822754</text:p>
              </table:table-cell>
              <table:table-cell office:value-type="float" office:value="0.00453686714172363">
                <text:p>0.0045368671417236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553607940673828">
                <text:p>0.000553607940673828</text:p>
              </table:table-cell>
              <table:table-cell office:value-type="float" office:value="0.00841903686523438">
                <text:p>0.00841903686523438</text:p>
              </table:table-cell>
              <table:table-cell office:value-type="float" office:value="0.00448322296142578">
                <text:p>0.00448322296142578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936985015869141">
                <text:p>0.0000936985015869141</text:p>
              </table:table-cell>
              <table:table-cell office:value-type="float" office:value="0.000554800033569336">
                <text:p>0.000554800033569336</text:p>
              </table:table-cell>
              <table:table-cell office:value-type="float" office:value="0.00871992111206055">
                <text:p>0.00871992111206055</text:p>
              </table:table-cell>
              <table:table-cell office:value-type="float" office:value="0.00437211990356445">
                <text:p>0.0043721199035644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110149383544922">
                <text:p>0.000110149383544922</text:p>
              </table:table-cell>
              <table:table-cell office:value-type="float" office:value="0.000498771667480469">
                <text:p>0.000498771667480469</text:p>
              </table:table-cell>
              <table:table-cell office:value-type="float" office:value="0.01177978515625">
                <text:p>0.01177978515625</text:p>
              </table:table-cell>
              <table:table-cell office:value-type="float" office:value="0.00470614433288574">
                <text:p>0.0047061443328857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615358352661133">
                <text:p>0.000615358352661133</text:p>
              </table:table-cell>
              <table:table-cell office:value-type="float" office:value="0.00890421867370606">
                <text:p>0.00890421867370606</text:p>
              </table:table-cell>
              <table:table-cell office:value-type="float" office:value="0.00429964065551758">
                <text:p>0.0042996406555175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540256500244141">
                <text:p>0.000540256500244141</text:p>
              </table:table-cell>
              <table:table-cell office:value-type="float" office:value="0.00909018516540527">
                <text:p>0.00909018516540527</text:p>
              </table:table-cell>
              <table:table-cell office:value-type="float" office:value="0.00427842140197754">
                <text:p>0.0042784214019775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642538070678711">
                <text:p>0.000642538070678711</text:p>
              </table:table-cell>
              <table:table-cell office:value-type="float" office:value="0.00899267196655273">
                <text:p>0.00899267196655273</text:p>
              </table:table-cell>
              <table:table-cell office:value-type="float" office:value="0.00475788116455078">
                <text:p>0.004757881164550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704050064086914">
                <text:p>0.000704050064086914</text:p>
              </table:table-cell>
              <table:table-cell office:value-type="float" office:value="0.00881290435791016">
                <text:p>0.00881290435791016</text:p>
              </table:table-cell>
              <table:table-cell office:value-type="float" office:value="0.00440716743469238">
                <text:p>0.00440716743469238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734090805053711">
                <text:p>0.000734090805053711</text:p>
              </table:table-cell>
              <table:table-cell office:value-type="float" office:value="0.00932145118713379">
                <text:p>0.00932145118713379</text:p>
              </table:table-cell>
              <table:table-cell office:value-type="float" office:value="0.00464510917663574">
                <text:p>0.0046451091766357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520706176757813">
                <text:p>0.000520706176757813</text:p>
              </table:table-cell>
              <table:table-cell office:value-type="float" office:value="0.00900363922119141">
                <text:p>0.00900363922119141</text:p>
              </table:table-cell>
              <table:table-cell office:value-type="float" office:value="0.00431036949157715">
                <text:p>0.0043103694915771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625371932983398">
                <text:p>0.000625371932983398</text:p>
              </table:table-cell>
              <table:table-cell office:value-type="float" office:value="0.00870990753173828">
                <text:p>0.00870990753173828</text:p>
              </table:table-cell>
              <table:table-cell office:value-type="float" office:value="0.00436687469482422">
                <text:p>0.0043668746948242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601530075073242">
                <text:p>0.000601530075073242</text:p>
              </table:table-cell>
              <table:table-cell office:value-type="float" office:value="0.00829601287841797">
                <text:p>0.00829601287841797</text:p>
              </table:table-cell>
              <table:table-cell office:value-type="float" office:value="0.00428962707519531">
                <text:p>0.0042896270751953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634431838989258">
                <text:p>0.000634431838989258</text:p>
              </table:table-cell>
              <table:table-cell office:value-type="float" office:value="0.0084068775177002">
                <text:p>0.0084068775177002</text:p>
              </table:table-cell>
              <table:table-cell office:value-type="float" office:value="0.00476288795471191">
                <text:p>0.0047628879547119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688076019287109">
                <text:p>0.000688076019287109</text:p>
              </table:table-cell>
              <table:table-cell office:value-type="float" office:value="0.0084843635559082">
                <text:p>0.0084843635559082</text:p>
              </table:table-cell>
              <table:table-cell office:value-type="float" office:value="0.00430417060852051">
                <text:p>0.0043041706085205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659942626953125">
                <text:p>0.000659942626953125</text:p>
              </table:table-cell>
              <table:table-cell office:value-type="float" office:value="0.00877094268798828">
                <text:p>0.00877094268798828</text:p>
              </table:table-cell>
              <table:table-cell office:value-type="float" office:value="0.00431632995605469">
                <text:p>0.00431632995605469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806570053100586">
                <text:p>0.000806570053100586</text:p>
              </table:table-cell>
              <table:table-cell office:value-type="float" office:value="0.00836515426635742">
                <text:p>0.00836515426635742</text:p>
              </table:table-cell>
              <table:table-cell office:value-type="float" office:value="0.00462937355041504">
                <text:p>0.0046293735504150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536203384399414">
                <text:p>0.000536203384399414</text:p>
              </table:table-cell>
              <table:table-cell office:value-type="float" office:value="0.00895833969116211">
                <text:p>0.00895833969116211</text:p>
              </table:table-cell>
              <table:table-cell office:value-type="float" office:value="0.00429654121398926">
                <text:p>0.0042965412139892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129473209381104">
                <text:p>0.0129473209381104</text:p>
              </table:table-cell>
              <table:table-cell office:value-type="float" office:value="0.00444531440734863">
                <text:p>0.0044453144073486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451326370239258">
                <text:p>0.000451326370239258</text:p>
              </table:table-cell>
              <table:table-cell office:value-type="float" office:value="0.00962281227111816">
                <text:p>0.00962281227111816</text:p>
              </table:table-cell>
              <table:table-cell office:value-type="float" office:value="0.00479221343994141">
                <text:p>0.0047922134399414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447750091552734">
                <text:p>0.000447750091552734</text:p>
              </table:table-cell>
              <table:table-cell office:value-type="float" office:value="0.00934886932373047">
                <text:p>0.00934886932373047</text:p>
              </table:table-cell>
              <table:table-cell office:value-type="float" office:value="0.00417733192443848">
                <text:p>0.0041773319244384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475645065307617">
                <text:p>0.000475645065307617</text:p>
              </table:table-cell>
              <table:table-cell office:value-type="float" office:value="0.0087277889251709">
                <text:p>0.0087277889251709</text:p>
              </table:table-cell>
              <table:table-cell office:value-type="float" office:value="0.00490021705627441">
                <text:p>0.00490021705627441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499963760375977">
                <text:p>0.000499963760375977</text:p>
              </table:table-cell>
              <table:table-cell office:value-type="float" office:value="0.0107188224792481">
                <text:p>0.0107188224792481</text:p>
              </table:table-cell>
              <table:table-cell office:value-type="float" office:value="0.00513911247253418">
                <text:p>0.0051391124725341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499248504638672">
                <text:p>0.000499248504638672</text:p>
              </table:table-cell>
              <table:table-cell office:value-type="float" office:value="0.00876975059509277">
                <text:p>0.00876975059509277</text:p>
              </table:table-cell>
              <table:table-cell office:value-type="float" office:value="0.0050196647644043">
                <text:p>0.005019664764404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407218933105469">
                <text:p>0.000407218933105469</text:p>
              </table:table-cell>
              <table:table-cell office:value-type="float" office:value="0.00871992111206055">
                <text:p>0.00871992111206055</text:p>
              </table:table-cell>
              <table:table-cell office:value-type="float" office:value="0.00421595573425293">
                <text:p>0.0042159557342529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634908676147461">
                <text:p>0.000634908676147461</text:p>
              </table:table-cell>
              <table:table-cell office:value-type="float" office:value="0.0086972713470459">
                <text:p>0.0086972713470459</text:p>
              </table:table-cell>
              <table:table-cell office:value-type="float" office:value="0.00490808486938477">
                <text:p>0.0049080848693847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705718994140625">
                <text:p>0.000705718994140625</text:p>
              </table:table-cell>
              <table:table-cell office:value-type="float" office:value="0.00843644142150879">
                <text:p>0.00843644142150879</text:p>
              </table:table-cell>
              <table:table-cell office:value-type="float" office:value="0.00500631332397461">
                <text:p>0.005006313323974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611066818237305">
                <text:p>0.000611066818237305</text:p>
              </table:table-cell>
              <table:table-cell office:value-type="float" office:value="0.00869083404541016">
                <text:p>0.00869083404541016</text:p>
              </table:table-cell>
              <table:table-cell office:value-type="float" office:value="0.0047760009765625">
                <text:p>0.004776000976562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0808954238891602">
                <text:p>0.000808954238891602</text:p>
              </table:table-cell>
              <table:table-cell office:value-type="float" office:value="0.0080873966217041">
                <text:p>0.0080873966217041</text:p>
              </table:table-cell>
              <table:table-cell office:value-type="float" office:value="0.00475001335144043">
                <text:p>0.0047500133514404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55694580078125">
                <text:p>0.00055694580078125</text:p>
              </table:table-cell>
              <table:table-cell office:value-type="float" office:value="0.0084679126739502">
                <text:p>0.0084679126739502</text:p>
              </table:table-cell>
              <table:table-cell office:value-type="float" office:value="0.00497651100158691">
                <text:p>0.0049765110015869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543832778930664">
                <text:p>0.000543832778930664</text:p>
              </table:table-cell>
              <table:table-cell office:value-type="float" office:value="0.0082848072052002">
                <text:p>0.0082848072052002</text:p>
              </table:table-cell>
              <table:table-cell office:value-type="float" office:value="0.00490999221801758">
                <text:p>0.0049099922180175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546932220458984">
                <text:p>0.000546932220458984</text:p>
              </table:table-cell>
              <table:table-cell office:value-type="float" office:value="0.00810456275939941">
                <text:p>0.00810456275939941</text:p>
              </table:table-cell>
              <table:table-cell office:value-type="float" office:value="0.00457119941711426">
                <text:p>0.0045711994171142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554323196411133">
                <text:p>0.000554323196411133</text:p>
              </table:table-cell>
              <table:table-cell office:value-type="float" office:value="0.00854396820068359">
                <text:p>0.00854396820068359</text:p>
              </table:table-cell>
              <table:table-cell office:value-type="float" office:value="0.00507545471191406">
                <text:p>0.0050754547119140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511884689331055">
                <text:p>0.000511884689331055</text:p>
              </table:table-cell>
              <table:table-cell office:value-type="float" office:value="0.00830793380737305">
                <text:p>0.00830793380737305</text:p>
              </table:table-cell>
              <table:table-cell office:value-type="float" office:value="0.00479388236999512">
                <text:p>0.0047938823699951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504255294799805">
                <text:p>0.000504255294799805</text:p>
              </table:table-cell>
              <table:table-cell office:value-type="float" office:value="0.00851583480834961">
                <text:p>0.00851583480834961</text:p>
              </table:table-cell>
              <table:table-cell office:value-type="float" office:value="0.00441217422485352">
                <text:p>0.0044121742248535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101327896118164">
                <text:p>0.000101327896118164</text:p>
              </table:table-cell>
              <table:table-cell office:value-type="float" office:value="0.000575542449951172">
                <text:p>0.000575542449951172</text:p>
              </table:table-cell>
              <table:table-cell office:value-type="float" office:value="0.00848507881164551">
                <text:p>0.00848507881164551</text:p>
              </table:table-cell>
              <table:table-cell office:value-type="float" office:value="0.0050501823425293">
                <text:p>0.0050501823425293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861859321594238">
                <text:p>0.00861859321594238</text:p>
              </table:table-cell>
              <table:table-cell office:value-type="float" office:value="0.00480413436889648">
                <text:p>0.0048041343688964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508785247802734">
                <text:p>0.000508785247802734</text:p>
              </table:table-cell>
              <table:table-cell office:value-type="float" office:value="0.00855922698974609">
                <text:p>0.00855922698974609</text:p>
              </table:table-cell>
              <table:table-cell office:value-type="float" office:value="0.00455713272094727">
                <text:p>0.0045571327209472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448465347290039">
                <text:p>0.000448465347290039</text:p>
              </table:table-cell>
              <table:table-cell office:value-type="float" office:value="0.00865006446838379">
                <text:p>0.00865006446838379</text:p>
              </table:table-cell>
              <table:table-cell office:value-type="float" office:value="0.00485587120056152">
                <text:p>0.0048558712005615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54168701171875">
                <text:p>0.00054168701171875</text:p>
              </table:table-cell>
              <table:table-cell office:value-type="float" office:value="0.0087118148803711">
                <text:p>0.0087118148803711</text:p>
              </table:table-cell>
              <table:table-cell office:value-type="float" office:value="0.00486516952514648">
                <text:p>0.0048651695251464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478744506835938">
                <text:p>0.000478744506835938</text:p>
              </table:table-cell>
              <table:table-cell office:value-type="float" office:value="0.00938272476196289">
                <text:p>0.00938272476196289</text:p>
              </table:table-cell>
              <table:table-cell office:value-type="float" office:value="0.00460600852966309">
                <text:p>0.00460600852966309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31196594238281">
                <text:p>0.000531196594238281</text:p>
              </table:table-cell>
              <table:table-cell office:value-type="float" office:value="0.00944781303405762">
                <text:p>0.00944781303405762</text:p>
              </table:table-cell>
              <table:table-cell office:value-type="float" office:value="0.00496673583984375">
                <text:p>0.00496673583984375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507593154907227">
                <text:p>0.000507593154907227</text:p>
              </table:table-cell>
              <table:table-cell office:value-type="float" office:value="0.00866079330444336">
                <text:p>0.00866079330444336</text:p>
              </table:table-cell>
              <table:table-cell office:value-type="float" office:value="0.00512909889221191">
                <text:p>0.0051290988922119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475406646728516">
                <text:p>0.000475406646728516</text:p>
              </table:table-cell>
              <table:table-cell office:value-type="float" office:value="0.0086970329284668">
                <text:p>0.0086970329284668</text:p>
              </table:table-cell>
              <table:table-cell office:value-type="float" office:value="0.00539922714233398">
                <text:p>0.0053992271423339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511646270751953">
                <text:p>0.000511646270751953</text:p>
              </table:table-cell>
              <table:table-cell office:value-type="float" office:value="0.00815296173095703">
                <text:p>0.00815296173095703</text:p>
              </table:table-cell>
              <table:table-cell office:value-type="float" office:value="0.00512862205505371">
                <text:p>0.0051286220550537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775575637817383">
                <text:p>0.000775575637817383</text:p>
              </table:table-cell>
              <table:table-cell office:value-type="float" office:value="0.00844955444335938">
                <text:p>0.00844955444335938</text:p>
              </table:table-cell>
              <table:table-cell office:value-type="float" office:value="0.00466012954711914">
                <text:p>0.0046601295471191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101566314697266">
                <text:p>0.000101566314697266</text:p>
              </table:table-cell>
              <table:table-cell office:value-type="float" office:value="0.000486612319946289">
                <text:p>0.000486612319946289</text:p>
              </table:table-cell>
              <table:table-cell office:value-type="float" office:value="0.00863170623779297">
                <text:p>0.00863170623779297</text:p>
              </table:table-cell>
              <table:table-cell office:value-type="float" office:value="0.0051424503326416">
                <text:p>0.0051424503326416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463962554931641">
                <text:p>0.000463962554931641</text:p>
              </table:table-cell>
              <table:table-cell office:value-type="float" office:value="0.00855660438537598">
                <text:p>0.00855660438537598</text:p>
              </table:table-cell>
              <table:table-cell office:value-type="float" office:value="0.00527000427246094">
                <text:p>0.0052700042724609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555753707885742">
                <text:p>0.000555753707885742</text:p>
              </table:table-cell>
              <table:table-cell office:value-type="float" office:value="0.00874638557434082">
                <text:p>0.00874638557434082</text:p>
              </table:table-cell>
              <table:table-cell office:value-type="float" office:value="0.00493454933166504">
                <text:p>0.0049345493316650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109434127807617">
                <text:p>0.000109434127807617</text:p>
              </table:table-cell>
              <table:table-cell office:value-type="float" office:value="0.000548362731933594">
                <text:p>0.000548362731933594</text:p>
              </table:table-cell>
              <table:table-cell office:value-type="float" office:value="0.00863051414489746">
                <text:p>0.00863051414489746</text:p>
              </table:table-cell>
              <table:table-cell office:value-type="float" office:value="0.00490999221801758">
                <text:p>0.0049099922180175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558376312255859">
                <text:p>0.000558376312255859</text:p>
              </table:table-cell>
              <table:table-cell office:value-type="float" office:value="0.00850820541381836">
                <text:p>0.00850820541381836</text:p>
              </table:table-cell>
              <table:table-cell office:value-type="float" office:value="0.00537300109863281">
                <text:p>0.0053730010986328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118494033813477">
                <text:p>0.000118494033813477</text:p>
              </table:table-cell>
              <table:table-cell office:value-type="float" office:value="0.000524044036865234">
                <text:p>0.000524044036865234</text:p>
              </table:table-cell>
              <table:table-cell office:value-type="float" office:value="0.0087888240814209">
                <text:p>0.0087888240814209</text:p>
              </table:table-cell>
              <table:table-cell office:value-type="float" office:value="0.00518417358398438">
                <text:p>0.0051841735839843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29863548278809">
                <text:p>0.00829863548278809</text:p>
              </table:table-cell>
              <table:table-cell office:value-type="float" office:value="0.00486493110656738">
                <text:p>0.00486493110656738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10228157043457">
                <text:p>0.00010228157043457</text:p>
              </table:table-cell>
              <table:table-cell office:value-type="float" office:value="0.000624656677246094">
                <text:p>0.000624656677246094</text:p>
              </table:table-cell>
              <table:table-cell office:value-type="float" office:value="0.00835037231445313">
                <text:p>0.00835037231445313</text:p>
              </table:table-cell>
              <table:table-cell office:value-type="float" office:value="0.0052490234375">
                <text:p>0.005249023437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131607055664063">
                <text:p>0.000131607055664063</text:p>
              </table:table-cell>
              <table:table-cell office:value-type="float" office:value="0.000587940216064453">
                <text:p>0.000587940216064453</text:p>
              </table:table-cell>
              <table:table-cell office:value-type="float" office:value="0.00856804847717285">
                <text:p>0.00856804847717285</text:p>
              </table:table-cell>
              <table:table-cell office:value-type="float" office:value="0.00517392158508301">
                <text:p>0.00517392158508301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979900360107422">
                <text:p>0.0000979900360107422</text:p>
              </table:table-cell>
              <table:table-cell office:value-type="float" office:value="0.000599384307861328">
                <text:p>0.000599384307861328</text:p>
              </table:table-cell>
              <table:table-cell office:value-type="float" office:value="0.00854325294494629">
                <text:p>0.00854325294494629</text:p>
              </table:table-cell>
              <table:table-cell office:value-type="float" office:value="0.00498676300048828">
                <text:p>0.0049867630004882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977516174316406">
                <text:p>0.0000977516174316406</text:p>
              </table:table-cell>
              <table:table-cell office:value-type="float" office:value="0.000587224960327148">
                <text:p>0.000587224960327148</text:p>
              </table:table-cell>
              <table:table-cell office:value-type="float" office:value="0.0083458423614502">
                <text:p>0.0083458423614502</text:p>
              </table:table-cell>
              <table:table-cell office:value-type="float" office:value="0.00510478019714356">
                <text:p>0.00510478019714356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101804733276367">
                <text:p>0.000101804733276367</text:p>
              </table:table-cell>
              <table:table-cell office:value-type="float" office:value="0.000552654266357422">
                <text:p>0.000552654266357422</text:p>
              </table:table-cell>
              <table:table-cell office:value-type="float" office:value="0.00866961479187012">
                <text:p>0.00866961479187012</text:p>
              </table:table-cell>
              <table:table-cell office:value-type="float" office:value="0.00497889518737793">
                <text:p>0.004978895187377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550985336303711">
                <text:p>0.000550985336303711</text:p>
              </table:table-cell>
              <table:table-cell office:value-type="float" office:value="0.0128328800201416">
                <text:p>0.0128328800201416</text:p>
              </table:table-cell>
              <table:table-cell office:value-type="float" office:value="0.00884056091308594">
                <text:p>0.0088405609130859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107526779174805">
                <text:p>0.000107526779174805</text:p>
              </table:table-cell>
              <table:table-cell office:value-type="float" office:value="0.000645637512207031">
                <text:p>0.000645637512207031</text:p>
              </table:table-cell>
              <table:table-cell office:value-type="float" office:value="0.00922369956970215">
                <text:p>0.00922369956970215</text:p>
              </table:table-cell>
              <table:table-cell office:value-type="float" office:value="0.00576686859130859">
                <text:p>0.00576686859130859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677347183227539">
                <text:p>0.000677347183227539</text:p>
              </table:table-cell>
              <table:table-cell office:value-type="float" office:value="0.0127525329589844">
                <text:p>0.0127525329589844</text:p>
              </table:table-cell>
              <table:table-cell office:value-type="float" office:value="0.00923705101013184">
                <text:p>0.0092370510101318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103473663330078">
                <text:p>0.000103473663330078</text:p>
              </table:table-cell>
              <table:table-cell office:value-type="float" office:value="0.000533342361450195">
                <text:p>0.000533342361450195</text:p>
              </table:table-cell>
              <table:table-cell office:value-type="float" office:value="0.0082707405090332">
                <text:p>0.0082707405090332</text:p>
              </table:table-cell>
              <table:table-cell office:value-type="float" office:value="0.00577497482299805">
                <text:p>0.00577497482299805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538349151611328">
                <text:p>0.000538349151611328</text:p>
              </table:table-cell>
              <table:table-cell office:value-type="float" office:value="0.00897526741027832">
                <text:p>0.00897526741027832</text:p>
              </table:table-cell>
              <table:table-cell office:value-type="float" office:value="0.00494217872619629">
                <text:p>0.0049421787261962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485897064208984">
                <text:p>0.000485897064208984</text:p>
              </table:table-cell>
              <table:table-cell office:value-type="float" office:value="0.00813937187194824">
                <text:p>0.00813937187194824</text:p>
              </table:table-cell>
              <table:table-cell office:value-type="float" office:value="0.00633811950683594">
                <text:p>0.0063381195068359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543117523193359">
                <text:p>0.000543117523193359</text:p>
              </table:table-cell>
              <table:table-cell office:value-type="float" office:value="0.00810647010803223">
                <text:p>0.00810647010803223</text:p>
              </table:table-cell>
              <table:table-cell office:value-type="float" office:value="0.00528883934020996">
                <text:p>0.0052888393402099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719308853149414">
                <text:p>0.000719308853149414</text:p>
              </table:table-cell>
              <table:table-cell office:value-type="float" office:value="0.00811290740966797">
                <text:p>0.00811290740966797</text:p>
              </table:table-cell>
              <table:table-cell office:value-type="float" office:value="0.0052943229675293">
                <text:p>0.005294322967529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613689422607422">
                <text:p>0.000613689422607422</text:p>
              </table:table-cell>
              <table:table-cell office:value-type="float" office:value="0.00902843475341797">
                <text:p>0.00902843475341797</text:p>
              </table:table-cell>
              <table:table-cell office:value-type="float" office:value="0.00500345230102539">
                <text:p>0.0050034523010253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520706176757813">
                <text:p>0.000520706176757813</text:p>
              </table:table-cell>
              <table:table-cell office:value-type="float" office:value="0.00891327857971191">
                <text:p>0.00891327857971191</text:p>
              </table:table-cell>
              <table:table-cell office:value-type="float" office:value="0.00527501106262207">
                <text:p>0.0052750110626220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598430633544922">
                <text:p>0.000598430633544922</text:p>
              </table:table-cell>
              <table:table-cell office:value-type="float" office:value="0.00911211967468262">
                <text:p>0.00911211967468262</text:p>
              </table:table-cell>
              <table:table-cell office:value-type="float" office:value="0.00610780715942383">
                <text:p>0.0061078071594238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550508499145508">
                <text:p>0.000550508499145508</text:p>
              </table:table-cell>
              <table:table-cell office:value-type="float" office:value="0.00840449333190918">
                <text:p>0.00840449333190918</text:p>
              </table:table-cell>
              <table:table-cell office:value-type="float" office:value="0.00592541694641113">
                <text:p>0.00592541694641113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607490539550781">
                <text:p>0.000607490539550781</text:p>
              </table:table-cell>
              <table:table-cell office:value-type="float" office:value="0.00875544548034668">
                <text:p>0.00875544548034668</text:p>
              </table:table-cell>
              <table:table-cell office:value-type="float" office:value="0.00517439842224121">
                <text:p>0.00517439842224121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768184661865234">
                <text:p>0.000768184661865234</text:p>
              </table:table-cell>
              <table:table-cell office:value-type="float" office:value="0.00831985473632813">
                <text:p>0.00831985473632813</text:p>
              </table:table-cell>
              <table:table-cell office:value-type="float" office:value="0.00554394721984863">
                <text:p>0.00554394721984863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0597000122070313">
                <text:p>0.000597000122070313</text:p>
              </table:table-cell>
              <table:table-cell office:value-type="float" office:value="0.00860452651977539">
                <text:p>0.00860452651977539</text:p>
              </table:table-cell>
              <table:table-cell office:value-type="float" office:value="0.00583481788635254">
                <text:p>0.0058348178863525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589847564697266">
                <text:p>0.000589847564697266</text:p>
              </table:table-cell>
              <table:table-cell office:value-type="float" office:value="0.00835895538330078">
                <text:p>0.00835895538330078</text:p>
              </table:table-cell>
              <table:table-cell office:value-type="float" office:value="0.00590586662292481">
                <text:p>0.0059058666229248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737905502319336">
                <text:p>0.000737905502319336</text:p>
              </table:table-cell>
              <table:table-cell office:value-type="float" office:value="0.00823664665222168">
                <text:p>0.00823664665222168</text:p>
              </table:table-cell>
              <table:table-cell office:value-type="float" office:value="0.00532388687133789">
                <text:p>0.0053238868713378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66685676574707">
                <text:p>0.00066685676574707</text:p>
              </table:table-cell>
              <table:table-cell office:value-type="float" office:value="0.00817346572875977">
                <text:p>0.00817346572875977</text:p>
              </table:table-cell>
              <table:table-cell office:value-type="float" office:value="0.00538182258605957">
                <text:p>0.00538182258605957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630855560302734">
                <text:p>0.000630855560302734</text:p>
              </table:table-cell>
              <table:table-cell office:value-type="float" office:value="0.00894761085510254">
                <text:p>0.00894761085510254</text:p>
              </table:table-cell>
              <table:table-cell office:value-type="float" office:value="0.0050814151763916">
                <text:p>0.005081415176391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826358795166016">
                <text:p>0.000826358795166016</text:p>
              </table:table-cell>
              <table:table-cell office:value-type="float" office:value="0.0085902214050293">
                <text:p>0.0085902214050293</text:p>
              </table:table-cell>
              <table:table-cell office:value-type="float" office:value="0.00554299354553223">
                <text:p>0.0055429935455322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647544860839844">
                <text:p>0.000647544860839844</text:p>
              </table:table-cell>
              <table:table-cell office:value-type="float" office:value="0.0087277889251709">
                <text:p>0.0087277889251709</text:p>
              </table:table-cell>
              <table:table-cell office:value-type="float" office:value="0.00519752502441406">
                <text:p>0.0051975250244140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633001327514648">
                <text:p>0.000633001327514648</text:p>
              </table:table-cell>
              <table:table-cell office:value-type="float" office:value="0.0083920955657959">
                <text:p>0.0083920955657959</text:p>
              </table:table-cell>
              <table:table-cell office:value-type="float" office:value="0.00553369522094727">
                <text:p>0.00553369522094727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569343566894531">
                <text:p>0.000569343566894531</text:p>
              </table:table-cell>
              <table:table-cell office:value-type="float" office:value="0.00825715065002441">
                <text:p>0.00825715065002441</text:p>
              </table:table-cell>
              <table:table-cell office:value-type="float" office:value="0.00567698478698731">
                <text:p>0.0056769847869873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751972198486328">
                <text:p>0.000751972198486328</text:p>
              </table:table-cell>
              <table:table-cell office:value-type="float" office:value="0.00799894332885742">
                <text:p>0.00799894332885742</text:p>
              </table:table-cell>
              <table:table-cell office:value-type="float" office:value="0.00576114654541016">
                <text:p>0.0057611465454101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844001770019531">
                <text:p>0.0000844001770019531</text:p>
              </table:table-cell>
              <table:table-cell office:value-type="float" office:value="0.000525951385498047">
                <text:p>0.000525951385498047</text:p>
              </table:table-cell>
              <table:table-cell office:value-type="float" office:value="0.00829982757568359">
                <text:p>0.00829982757568359</text:p>
              </table:table-cell>
              <table:table-cell office:value-type="float" office:value="0.00612616539001465">
                <text:p>0.0061261653900146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108718872070313">
                <text:p>0.000108718872070313</text:p>
              </table:table-cell>
              <table:table-cell office:value-type="float" office:value="0.000774860382080078">
                <text:p>0.000774860382080078</text:p>
              </table:table-cell>
              <table:table-cell office:value-type="float" office:value="0.0079643726348877">
                <text:p>0.0079643726348877</text:p>
              </table:table-cell>
              <table:table-cell office:value-type="float" office:value="0.00603318214416504">
                <text:p>0.0060331821441650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534772872924805">
                <text:p>0.000534772872924805</text:p>
              </table:table-cell>
              <table:table-cell office:value-type="float" office:value="0.00831270217895508">
                <text:p>0.00831270217895508</text:p>
              </table:table-cell>
              <table:table-cell office:value-type="float" office:value="0.00542926788330078">
                <text:p>0.00542926788330078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0551700592041016">
                <text:p>0.000551700592041016</text:p>
              </table:table-cell>
              <table:table-cell office:value-type="float" office:value="0.0083153247833252">
                <text:p>0.0083153247833252</text:p>
              </table:table-cell>
              <table:table-cell office:value-type="float" office:value="0.00542807579040527">
                <text:p>0.00542807579040527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104904174804688">
                <text:p>0.000104904174804688</text:p>
              </table:table-cell>
              <table:table-cell office:value-type="float" office:value="0.000494718551635742">
                <text:p>0.000494718551635742</text:p>
              </table:table-cell>
              <table:table-cell office:value-type="float" office:value="0.00857281684875488">
                <text:p>0.00857281684875488</text:p>
              </table:table-cell>
              <table:table-cell office:value-type="float" office:value="0.00541067123413086">
                <text:p>0.00541067123413086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104188919067383">
                <text:p>0.000104188919067383</text:p>
              </table:table-cell>
              <table:table-cell office:value-type="float" office:value="0.000660896301269531">
                <text:p>0.000660896301269531</text:p>
              </table:table-cell>
              <table:table-cell office:value-type="float" office:value="0.00865030288696289">
                <text:p>0.00865030288696289</text:p>
              </table:table-cell>
              <table:table-cell office:value-type="float" office:value="0.00550389289855957">
                <text:p>0.0055038928985595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106334686279297">
                <text:p>0.000106334686279297</text:p>
              </table:table-cell>
              <table:table-cell office:value-type="float" office:value="0.000482082366943359">
                <text:p>0.000482082366943359</text:p>
              </table:table-cell>
              <table:table-cell office:value-type="float" office:value="0.00895309448242188">
                <text:p>0.00895309448242188</text:p>
              </table:table-cell>
              <table:table-cell office:value-type="float" office:value="0.00681805610656738">
                <text:p>0.0068180561065673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432968139648438">
                <text:p>0.000432968139648438</text:p>
              </table:table-cell>
              <table:table-cell office:value-type="float" office:value="0.00938463211059571">
                <text:p>0.00938463211059571</text:p>
              </table:table-cell>
              <table:table-cell office:value-type="float" office:value="0.00559043884277344">
                <text:p>0.0055904388427734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0919008255004883">
                <text:p>0.00919008255004883</text:p>
              </table:table-cell>
              <table:table-cell office:value-type="float" office:value="0.00586676597595215">
                <text:p>0.0058667659759521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563383102416992">
                <text:p>0.000563383102416992</text:p>
              </table:table-cell>
              <table:table-cell office:value-type="float" office:value="0.00835442543029785">
                <text:p>0.00835442543029785</text:p>
              </table:table-cell>
              <table:table-cell office:value-type="float" office:value="0.00628185272216797">
                <text:p>0.0062818527221679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611066818237305">
                <text:p>0.000611066818237305</text:p>
              </table:table-cell>
              <table:table-cell office:value-type="float" office:value="0.0086214542388916">
                <text:p>0.0086214542388916</text:p>
              </table:table-cell>
              <table:table-cell office:value-type="float" office:value="0.00595378875732422">
                <text:p>0.0059537887573242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568389892578125">
                <text:p>0.000568389892578125</text:p>
              </table:table-cell>
              <table:table-cell office:value-type="float" office:value="0.00826072692871094">
                <text:p>0.00826072692871094</text:p>
              </table:table-cell>
              <table:table-cell office:value-type="float" office:value="0.00694847106933594">
                <text:p>0.0069484710693359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604152679443359">
                <text:p>0.000604152679443359</text:p>
              </table:table-cell>
              <table:table-cell office:value-type="float" office:value="0.00809383392333984">
                <text:p>0.00809383392333984</text:p>
              </table:table-cell>
              <table:table-cell office:value-type="float" office:value="0.00658512115478516">
                <text:p>0.0065851211547851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510931015014648">
                <text:p>0.000510931015014648</text:p>
              </table:table-cell>
              <table:table-cell office:value-type="float" office:value="0.00826048851013184">
                <text:p>0.00826048851013184</text:p>
              </table:table-cell>
              <table:table-cell office:value-type="float" office:value="0.00683903694152832">
                <text:p>0.0068390369415283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050806999206543">
                <text:p>0.00050806999206543</text:p>
              </table:table-cell>
              <table:table-cell office:value-type="float" office:value="0.00811529159545898">
                <text:p>0.00811529159545898</text:p>
              </table:table-cell>
              <table:table-cell office:value-type="float" office:value="0.00638461112976074">
                <text:p>0.00638461112976074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106334686279297">
                <text:p>0.000106334686279297</text:p>
              </table:table-cell>
              <table:table-cell office:value-type="float" office:value="0.00052332878112793">
                <text:p>0.00052332878112793</text:p>
              </table:table-cell>
              <table:table-cell office:value-type="float" office:value="0.00832796096801758">
                <text:p>0.00832796096801758</text:p>
              </table:table-cell>
              <table:table-cell office:value-type="float" office:value="0.0061647891998291">
                <text:p>0.006164789199829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785112380981445">
                <text:p>0.000785112380981445</text:p>
              </table:table-cell>
              <table:table-cell office:value-type="float" office:value="0.00871157646179199">
                <text:p>0.00871157646179199</text:p>
              </table:table-cell>
              <table:table-cell office:value-type="float" office:value="0.00561594963073731">
                <text:p>0.0056159496307373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641345977783203">
                <text:p>0.000641345977783203</text:p>
              </table:table-cell>
              <table:table-cell office:value-type="float" office:value="0.00895023345947266">
                <text:p>0.00895023345947266</text:p>
              </table:table-cell>
              <table:table-cell office:value-type="float" office:value="0.00567245483398438">
                <text:p>0.00567245483398438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48065185546875">
                <text:p>0.00048065185546875</text:p>
              </table:table-cell>
              <table:table-cell office:value-type="float" office:value="0.00953006744384766">
                <text:p>0.00953006744384766</text:p>
              </table:table-cell>
              <table:table-cell office:value-type="float" office:value="0.00557780265808106">
                <text:p>0.0055778026580810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476598739624023">
                <text:p>0.000476598739624023</text:p>
              </table:table-cell>
              <table:table-cell office:value-type="float" office:value="0.00887584686279297">
                <text:p>0.00887584686279297</text:p>
              </table:table-cell>
              <table:table-cell office:value-type="float" office:value="0.00974535942077637">
                <text:p>0.00974535942077637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12660026550293">
                <text:p>0.00012660026550293</text:p>
              </table:table-cell>
              <table:table-cell office:value-type="float" office:value="0.000813007354736328">
                <text:p>0.000813007354736328</text:p>
              </table:table-cell>
              <table:table-cell office:value-type="float" office:value="0.0161237716674805">
                <text:p>0.0161237716674805</text:p>
              </table:table-cell>
              <table:table-cell office:value-type="float" office:value="0.00904703140258789">
                <text:p>0.00904703140258789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610113143920898">
                <text:p>0.000610113143920898</text:p>
              </table:table-cell>
              <table:table-cell office:value-type="float" office:value="0.00848913192749023">
                <text:p>0.00848913192749023</text:p>
              </table:table-cell>
              <table:table-cell office:value-type="float" office:value="0.00661802291870117">
                <text:p>0.0066180229187011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174760818481445">
                <text:p>0.000174760818481445</text:p>
              </table:table-cell>
              <table:table-cell office:value-type="float" office:value="0.000746965408325195">
                <text:p>0.000746965408325195</text:p>
              </table:table-cell>
              <table:table-cell office:value-type="float" office:value="0.0159058570861816">
                <text:p>0.0159058570861816</text:p>
              </table:table-cell>
              <table:table-cell office:value-type="float" office:value="0.00972795486450195">
                <text:p>0.00972795486450195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554323196411133">
                <text:p>0.000554323196411133</text:p>
              </table:table-cell>
              <table:table-cell office:value-type="float" office:value="0.00889921188354492">
                <text:p>0.00889921188354492</text:p>
              </table:table-cell>
              <table:table-cell office:value-type="float" office:value="0.0061497688293457">
                <text:p>0.0061497688293457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507116317749023">
                <text:p>0.000507116317749023</text:p>
              </table:table-cell>
              <table:table-cell office:value-type="float" office:value="0.00829243659973145">
                <text:p>0.00829243659973145</text:p>
              </table:table-cell>
              <table:table-cell office:value-type="float" office:value="0.00630664825439453">
                <text:p>0.00630664825439453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436782836914063">
                <text:p>0.000436782836914063</text:p>
              </table:table-cell>
              <table:table-cell office:value-type="float" office:value="0.00818181037902832">
                <text:p>0.00818181037902832</text:p>
              </table:table-cell>
              <table:table-cell office:value-type="float" office:value="0.00580883026123047">
                <text:p>0.0058088302612304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513792037963867">
                <text:p>0.000513792037963867</text:p>
              </table:table-cell>
              <table:table-cell office:value-type="float" office:value="0.00896263122558594">
                <text:p>0.00896263122558594</text:p>
              </table:table-cell>
              <table:table-cell office:value-type="float" office:value="0.00585770606994629">
                <text:p>0.00585770606994629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428438186645508">
                <text:p>0.000428438186645508</text:p>
              </table:table-cell>
              <table:table-cell office:value-type="float" office:value="0.00851130485534668">
                <text:p>0.00851130485534668</text:p>
              </table:table-cell>
              <table:table-cell office:value-type="float" office:value="0.00602984428405762">
                <text:p>0.0060298442840576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416994094848633">
                <text:p>0.000416994094848633</text:p>
              </table:table-cell>
              <table:table-cell office:value-type="float" office:value="0.00867676734924316">
                <text:p>0.00867676734924316</text:p>
              </table:table-cell>
              <table:table-cell office:value-type="float" office:value="0.0057981014251709">
                <text:p>0.005798101425170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462055206298828">
                <text:p>0.000462055206298828</text:p>
              </table:table-cell>
              <table:table-cell office:value-type="float" office:value="0.00907278060913086">
                <text:p>0.00907278060913086</text:p>
              </table:table-cell>
              <table:table-cell office:value-type="float" office:value="0.00608205795288086">
                <text:p>0.0060820579528808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571966171264648">
                <text:p>0.000571966171264648</text:p>
              </table:table-cell>
              <table:table-cell office:value-type="float" office:value="0.00906586647033691">
                <text:p>0.00906586647033691</text:p>
              </table:table-cell>
              <table:table-cell office:value-type="float" office:value="0.00701904296875">
                <text:p>0.0070190429687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212192535400391">
                <text:p>0.000212192535400391</text:p>
              </table:table-cell>
              <table:table-cell office:value-type="float" office:value="0.000702381134033203">
                <text:p>0.000702381134033203</text:p>
              </table:table-cell>
              <table:table-cell office:value-type="float" office:value="0.0144155025482178">
                <text:p>0.0144155025482178</text:p>
              </table:table-cell>
              <table:table-cell office:value-type="float" office:value="0.0061647891998291">
                <text:p>0.006164789199829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590085983276367">
                <text:p>0.000590085983276367</text:p>
              </table:table-cell>
              <table:table-cell office:value-type="float" office:value="0.0090181827545166">
                <text:p>0.0090181827545166</text:p>
              </table:table-cell>
              <table:table-cell office:value-type="float" office:value="0.0110292434692383">
                <text:p>0.0110292434692383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823259353637695">
                <text:p>0.000823259353637695</text:p>
              </table:table-cell>
              <table:table-cell office:value-type="float" office:value="0.01029372215271">
                <text:p>0.01029372215271</text:p>
              </table:table-cell>
              <table:table-cell office:value-type="float" office:value="0.00659036636352539">
                <text:p>0.00659036636352539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493288040161133">
                <text:p>0.000493288040161133</text:p>
              </table:table-cell>
              <table:table-cell office:value-type="float" office:value="0.00817465782165527">
                <text:p>0.00817465782165527</text:p>
              </table:table-cell>
              <table:table-cell office:value-type="float" office:value="0.00657916069030762">
                <text:p>0.0065791606903076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28814506530762">
                <text:p>0.00828814506530762</text:p>
              </table:table-cell>
              <table:table-cell office:value-type="float" office:value="0.00641655921936035">
                <text:p>0.0064165592193603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579357147216797">
                <text:p>0.000579357147216797</text:p>
              </table:table-cell>
              <table:table-cell office:value-type="float" office:value="0.00820803642272949">
                <text:p>0.00820803642272949</text:p>
              </table:table-cell>
              <table:table-cell office:value-type="float" office:value="0.00612854957580566">
                <text:p>0.0061285495758056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688314437866211">
                <text:p>0.000688314437866211</text:p>
              </table:table-cell>
              <table:table-cell office:value-type="float" office:value="0.00848221778869629">
                <text:p>0.00848221778869629</text:p>
              </table:table-cell>
              <table:table-cell office:value-type="float" office:value="0.0061492919921875">
                <text:p>0.0061492919921875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552177429199219">
                <text:p>0.000552177429199219</text:p>
              </table:table-cell>
              <table:table-cell office:value-type="float" office:value="0.00849246978759766">
                <text:p>0.00849246978759766</text:p>
              </table:table-cell>
              <table:table-cell office:value-type="float" office:value="0.00618720054626465">
                <text:p>0.0061872005462646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49901008605957">
                <text:p>0.00049901008605957</text:p>
              </table:table-cell>
              <table:table-cell office:value-type="float" office:value="0.00868535041809082">
                <text:p>0.00868535041809082</text:p>
              </table:table-cell>
              <table:table-cell office:value-type="float" office:value="0.00612998008728027">
                <text:p>0.00612998008728027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523805618286133">
                <text:p>0.000523805618286133</text:p>
              </table:table-cell>
              <table:table-cell office:value-type="float" office:value="0.00849747657775879">
                <text:p>0.00849747657775879</text:p>
              </table:table-cell>
              <table:table-cell office:value-type="float" office:value="0.00630903244018555">
                <text:p>0.0063090324401855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484466552734375">
                <text:p>0.000484466552734375</text:p>
              </table:table-cell>
              <table:table-cell office:value-type="float" office:value="0.00903606414794922">
                <text:p>0.00903606414794922</text:p>
              </table:table-cell>
              <table:table-cell office:value-type="float" office:value="0.00584769248962402">
                <text:p>0.0058476924896240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536203384399414">
                <text:p>0.000536203384399414</text:p>
              </table:table-cell>
              <table:table-cell office:value-type="float" office:value="0.00888419151306152">
                <text:p>0.00888419151306152</text:p>
              </table:table-cell>
              <table:table-cell office:value-type="float" office:value="0.00626921653747559">
                <text:p>0.0062692165374755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461101531982422">
                <text:p>0.000461101531982422</text:p>
              </table:table-cell>
              <table:table-cell office:value-type="float" office:value="0.00952959060668945">
                <text:p>0.00952959060668945</text:p>
              </table:table-cell>
              <table:table-cell office:value-type="float" office:value="0.00617265701293945">
                <text:p>0.00617265701293945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412464141845703">
                <text:p>0.000412464141845703</text:p>
              </table:table-cell>
              <table:table-cell office:value-type="float" office:value="0.00897741317749023">
                <text:p>0.00897741317749023</text:p>
              </table:table-cell>
              <table:table-cell office:value-type="float" office:value="0.00591921806335449">
                <text:p>0.00591921806335449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453948974609375">
                <text:p>0.000453948974609375</text:p>
              </table:table-cell>
              <table:table-cell office:value-type="float" office:value="0.00877881050109863">
                <text:p>0.00877881050109863</text:p>
              </table:table-cell>
              <table:table-cell office:value-type="float" office:value="0.006134033203125">
                <text:p>0.00613403320312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418901443481445">
                <text:p>0.000418901443481445</text:p>
              </table:table-cell>
              <table:table-cell office:value-type="float" office:value="0.00856757164001465">
                <text:p>0.00856757164001465</text:p>
              </table:table-cell>
              <table:table-cell office:value-type="float" office:value="0.00624418258666992">
                <text:p>0.0062441825866699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524282455444336">
                <text:p>0.000524282455444336</text:p>
              </table:table-cell>
              <table:table-cell office:value-type="float" office:value="0.0078732967376709">
                <text:p>0.0078732967376709</text:p>
              </table:table-cell>
              <table:table-cell office:value-type="float" office:value="0.00693297386169434">
                <text:p>0.0069329738616943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524044036865234">
                <text:p>0.000524044036865234</text:p>
              </table:table-cell>
              <table:table-cell office:value-type="float" office:value="0.00854682922363281">
                <text:p>0.00854682922363281</text:p>
              </table:table-cell>
              <table:table-cell office:value-type="float" office:value="0.00648355484008789">
                <text:p>0.0064835548400878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813007354736328">
                <text:p>0.0000813007354736328</text:p>
              </table:table-cell>
              <table:table-cell office:value-type="float" office:value="0.000548362731933594">
                <text:p>0.000548362731933594</text:p>
              </table:table-cell>
              <table:table-cell office:value-type="float" office:value="0.00827717781066895">
                <text:p>0.00827717781066895</text:p>
              </table:table-cell>
              <table:table-cell office:value-type="float" office:value="0.00705027580261231">
                <text:p>0.0070502758026123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497341156005859">
                <text:p>0.000497341156005859</text:p>
              </table:table-cell>
              <table:table-cell office:value-type="float" office:value="0.00816917419433594">
                <text:p>0.00816917419433594</text:p>
              </table:table-cell>
              <table:table-cell office:value-type="float" office:value="0.00732755661010742">
                <text:p>0.0073275566101074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2395076751709">
                <text:p>0.0082395076751709</text:p>
              </table:table-cell>
              <table:table-cell office:value-type="float" office:value="0.00739812850952148">
                <text:p>0.0073981285095214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42271614074707">
                <text:p>0.00042271614074707</text:p>
              </table:table-cell>
              <table:table-cell office:value-type="float" office:value="0.00851511955261231">
                <text:p>0.00851511955261231</text:p>
              </table:table-cell>
              <table:table-cell office:value-type="float" office:value="0.00751781463623047">
                <text:p>0.00751781463623047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528573989868164">
                <text:p>0.000528573989868164</text:p>
              </table:table-cell>
              <table:table-cell office:value-type="float" office:value="0.00801920890808106">
                <text:p>0.00801920890808106</text:p>
              </table:table-cell>
              <table:table-cell office:value-type="float" office:value="0.00731682777404785">
                <text:p>0.0073168277740478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119209289550781">
                <text:p>0.000119209289550781</text:p>
              </table:table-cell>
              <table:table-cell office:value-type="float" office:value="0.000545740127563477">
                <text:p>0.000545740127563477</text:p>
              </table:table-cell>
              <table:table-cell office:value-type="float" office:value="0.00850939750671387">
                <text:p>0.00850939750671387</text:p>
              </table:table-cell>
              <table:table-cell office:value-type="float" office:value="0.00757384300231934">
                <text:p>0.0075738430023193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467061996459961">
                <text:p>0.000467061996459961</text:p>
              </table:table-cell>
              <table:table-cell office:value-type="float" office:value="0.00831890106201172">
                <text:p>0.00831890106201172</text:p>
              </table:table-cell>
              <table:table-cell office:value-type="float" office:value="0.00754857063293457">
                <text:p>0.0075485706329345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53715705871582">
                <text:p>0.00053715705871582</text:p>
              </table:table-cell>
              <table:table-cell office:value-type="float" office:value="0.00802230834960938">
                <text:p>0.00802230834960938</text:p>
              </table:table-cell>
              <table:table-cell office:value-type="float" office:value="0.00794553756713867">
                <text:p>0.00794553756713867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499248504638672">
                <text:p>0.000499248504638672</text:p>
              </table:table-cell>
              <table:table-cell office:value-type="float" office:value="0.00843095779418945">
                <text:p>0.00843095779418945</text:p>
              </table:table-cell>
              <table:table-cell office:value-type="float" office:value="0.00770068168640137">
                <text:p>0.0077006816864013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526189804077148">
                <text:p>0.000526189804077148</text:p>
              </table:table-cell>
              <table:table-cell office:value-type="float" office:value="0.0085606575012207">
                <text:p>0.0085606575012207</text:p>
              </table:table-cell>
              <table:table-cell office:value-type="float" office:value="0.00788211822509766">
                <text:p>0.0078821182250976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403642654418945">
                <text:p>0.000403642654418945</text:p>
              </table:table-cell>
              <table:table-cell office:value-type="float" office:value="0.00808334350585938">
                <text:p>0.00808334350585938</text:p>
              </table:table-cell>
              <table:table-cell office:value-type="float" office:value="0.00745701789855957">
                <text:p>0.0074570178985595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73552131652832">
                <text:p>0.00073552131652832</text:p>
              </table:table-cell>
              <table:table-cell office:value-type="float" office:value="0.01534104347229">
                <text:p>0.01534104347229</text:p>
              </table:table-cell>
              <table:table-cell office:value-type="float" office:value="0.00845599174499512">
                <text:p>0.0084559917449951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516176223754883">
                <text:p>0.000516176223754883</text:p>
              </table:table-cell>
              <table:table-cell office:value-type="float" office:value="0.00822949409484863">
                <text:p>0.00822949409484863</text:p>
              </table:table-cell>
              <table:table-cell office:value-type="float" office:value="0.00682973861694336">
                <text:p>0.00682973861694336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504732131958008">
                <text:p>0.000504732131958008</text:p>
              </table:table-cell>
              <table:table-cell office:value-type="float" office:value="0.0091249942779541">
                <text:p>0.0091249942779541</text:p>
              </table:table-cell>
              <table:table-cell office:value-type="float" office:value="0.00639128684997559">
                <text:p>0.00639128684997559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841617584228516">
                <text:p>0.0000841617584228516</text:p>
              </table:table-cell>
              <table:table-cell office:value-type="float" office:value="0.000575542449951172">
                <text:p>0.000575542449951172</text:p>
              </table:table-cell>
              <table:table-cell office:value-type="float" office:value="0.00943136215209961">
                <text:p>0.00943136215209961</text:p>
              </table:table-cell>
              <table:table-cell office:value-type="float" office:value="0.00676536560058594">
                <text:p>0.0067653656005859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0976347923278809">
                <text:p>0.00976347923278809</text:p>
              </table:table-cell>
              <table:table-cell office:value-type="float" office:value="0.0065758228302002">
                <text:p>0.006575822830200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480413436889648">
                <text:p>0.000480413436889648</text:p>
              </table:table-cell>
              <table:table-cell office:value-type="float" office:value="0.00911927223205566">
                <text:p>0.00911927223205566</text:p>
              </table:table-cell>
              <table:table-cell office:value-type="float" office:value="0.00637364387512207">
                <text:p>0.0063736438751220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505924224853516">
                <text:p>0.000505924224853516</text:p>
              </table:table-cell>
              <table:table-cell office:value-type="float" office:value="0.0091392993927002">
                <text:p>0.0091392993927002</text:p>
              </table:table-cell>
              <table:table-cell office:value-type="float" office:value="0.00649428367614746">
                <text:p>0.0064942836761474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106573104858398">
                <text:p>0.000106573104858398</text:p>
              </table:table-cell>
              <table:table-cell office:value-type="float" office:value="0.000409841537475586">
                <text:p>0.000409841537475586</text:p>
              </table:table-cell>
              <table:table-cell office:value-type="float" office:value="0.00924086570739746">
                <text:p>0.00924086570739746</text:p>
              </table:table-cell>
              <table:table-cell office:value-type="float" office:value="0.00676846504211426">
                <text:p>0.0067684650421142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522375106811523">
                <text:p>0.000522375106811523</text:p>
              </table:table-cell>
              <table:table-cell office:value-type="float" office:value="0.00956249237060547">
                <text:p>0.00956249237060547</text:p>
              </table:table-cell>
              <table:table-cell office:value-type="float" office:value="0.00695514678955078">
                <text:p>0.00695514678955078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583887100219727">
                <text:p>0.000583887100219727</text:p>
              </table:table-cell>
              <table:table-cell office:value-type="float" office:value="0.00885200500488281">
                <text:p>0.00885200500488281</text:p>
              </table:table-cell>
              <table:table-cell office:value-type="float" office:value="0.00661873817443848">
                <text:p>0.0066187381744384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541925430297852">
                <text:p>0.000541925430297852</text:p>
              </table:table-cell>
              <table:table-cell office:value-type="float" office:value="0.00897431373596191">
                <text:p>0.00897431373596191</text:p>
              </table:table-cell>
              <table:table-cell office:value-type="float" office:value="0.00691771507263184">
                <text:p>0.00691771507263184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550270080566406">
                <text:p>0.000550270080566406</text:p>
              </table:table-cell>
              <table:table-cell office:value-type="float" office:value="0.00913500785827637">
                <text:p>0.00913500785827637</text:p>
              </table:table-cell>
              <table:table-cell office:value-type="float" office:value="0.00667881965637207">
                <text:p>0.0066788196563720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533342361450195">
                <text:p>0.000533342361450195</text:p>
              </table:table-cell>
              <table:table-cell office:value-type="float" office:value="0.00957798957824707">
                <text:p>0.00957798957824707</text:p>
              </table:table-cell>
              <table:table-cell office:value-type="float" office:value="0.00709080696105957">
                <text:p>0.00709080696105957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555038452148438">
                <text:p>0.000555038452148438</text:p>
              </table:table-cell>
              <table:table-cell office:value-type="float" office:value="0.00972032546997071">
                <text:p>0.00972032546997071</text:p>
              </table:table-cell>
              <table:table-cell office:value-type="float" office:value="0.00661945343017578">
                <text:p>0.0066194534301757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638723373413086">
                <text:p>0.000638723373413086</text:p>
              </table:table-cell>
              <table:table-cell office:value-type="float" office:value="0.00916886329650879">
                <text:p>0.00916886329650879</text:p>
              </table:table-cell>
              <table:table-cell office:value-type="float" office:value="0.00691676139831543">
                <text:p>0.00691676139831543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507116317749023">
                <text:p>0.000507116317749023</text:p>
              </table:table-cell>
              <table:table-cell office:value-type="float" office:value="0.00914955139160156">
                <text:p>0.00914955139160156</text:p>
              </table:table-cell>
              <table:table-cell office:value-type="float" office:value="0.00680279731750488">
                <text:p>0.006802797317504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501871109008789">
                <text:p>0.000501871109008789</text:p>
              </table:table-cell>
              <table:table-cell office:value-type="float" office:value="0.00963830947875977">
                <text:p>0.00963830947875977</text:p>
              </table:table-cell>
              <table:table-cell office:value-type="float" office:value="0.00687980651855469">
                <text:p>0.0068798065185546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55898857116699">
                <text:p>0.00855898857116699</text:p>
              </table:table-cell>
              <table:table-cell office:value-type="float" office:value="0.00678682327270508">
                <text:p>0.0067868232727050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984668731689453">
                <text:p>0.0000984668731689453</text:p>
              </table:table-cell>
              <table:table-cell office:value-type="float" office:value="0.00052642822265625">
                <text:p>0.00052642822265625</text:p>
              </table:table-cell>
              <table:table-cell office:value-type="float" office:value="0.00875449180603027">
                <text:p>0.00875449180603027</text:p>
              </table:table-cell>
              <table:table-cell office:value-type="float" office:value="0.00696563720703125">
                <text:p>0.0069656372070312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803470611572266">
                <text:p>0.0000803470611572266</text:p>
              </table:table-cell>
              <table:table-cell office:value-type="float" office:value="0.000502347946166992">
                <text:p>0.000502347946166992</text:p>
              </table:table-cell>
              <table:table-cell office:value-type="float" office:value="0.00888776779174805">
                <text:p>0.00888776779174805</text:p>
              </table:table-cell>
              <table:table-cell office:value-type="float" office:value="0.00686812400817871">
                <text:p>0.0068681240081787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468254089355469">
                <text:p>0.000468254089355469</text:p>
              </table:table-cell>
              <table:table-cell office:value-type="float" office:value="0.0089256763458252">
                <text:p>0.0089256763458252</text:p>
              </table:table-cell>
              <table:table-cell office:value-type="float" office:value="0.00689148902893066">
                <text:p>0.0068914890289306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851154327392578">
                <text:p>0.0000851154327392578</text:p>
              </table:table-cell>
              <table:table-cell office:value-type="float" office:value="0.00050044059753418">
                <text:p>0.00050044059753418</text:p>
              </table:table-cell>
              <table:table-cell office:value-type="float" office:value="0.00868034362792969">
                <text:p>0.00868034362792969</text:p>
              </table:table-cell>
              <table:table-cell office:value-type="float" office:value="0.00705242156982422">
                <text:p>0.0070524215698242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516653060913086">
                <text:p>0.000516653060913086</text:p>
              </table:table-cell>
              <table:table-cell office:value-type="float" office:value="0.00860881805419922">
                <text:p>0.00860881805419922</text:p>
              </table:table-cell>
              <table:table-cell office:value-type="float" office:value="0.00704407691955567">
                <text:p>0.0070440769195556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543832778930664">
                <text:p>0.000543832778930664</text:p>
              </table:table-cell>
              <table:table-cell office:value-type="float" office:value="0.00899028778076172">
                <text:p>0.00899028778076172</text:p>
              </table:table-cell>
              <table:table-cell office:value-type="float" office:value="0.00703501701354981">
                <text:p>0.00703501701354981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781774520874023">
                <text:p>0.000781774520874023</text:p>
              </table:table-cell>
              <table:table-cell office:value-type="float" office:value="0.00853848457336426">
                <text:p>0.00853848457336426</text:p>
              </table:table-cell>
              <table:table-cell office:value-type="float" office:value="0.00702142715454102">
                <text:p>0.0070214271545410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994205474853516">
                <text:p>0.0000994205474853516</text:p>
              </table:table-cell>
              <table:table-cell office:value-type="float" office:value="0.000706672668457031">
                <text:p>0.000706672668457031</text:p>
              </table:table-cell>
              <table:table-cell office:value-type="float" office:value="0.00890374183654785">
                <text:p>0.00890374183654785</text:p>
              </table:table-cell>
              <table:table-cell office:value-type="float" office:value="0.00710606575012207">
                <text:p>0.0071060657501220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665187835693359">
                <text:p>0.0000665187835693359</text:p>
              </table:table-cell>
              <table:table-cell office:value-type="float" office:value="0.000512361526489258">
                <text:p>0.000512361526489258</text:p>
              </table:table-cell>
              <table:table-cell office:value-type="float" office:value="0.00863504409790039">
                <text:p>0.00863504409790039</text:p>
              </table:table-cell>
              <table:table-cell office:value-type="float" office:value="0.00714826583862305">
                <text:p>0.0071482658386230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573635101318359">
                <text:p>0.000573635101318359</text:p>
              </table:table-cell>
              <table:table-cell office:value-type="float" office:value="0.00881290435791016">
                <text:p>0.00881290435791016</text:p>
              </table:table-cell>
              <table:table-cell office:value-type="float" office:value="0.00692057609558106">
                <text:p>0.00692057609558106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558614730834961">
                <text:p>0.000558614730834961</text:p>
              </table:table-cell>
              <table:table-cell office:value-type="float" office:value="0.00881576538085938">
                <text:p>0.00881576538085938</text:p>
              </table:table-cell>
              <table:table-cell office:value-type="float" office:value="0.00696849822998047">
                <text:p>0.00696849822998047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425815582275391">
                <text:p>0.000425815582275391</text:p>
              </table:table-cell>
              <table:table-cell office:value-type="float" office:value="0.00927829742431641">
                <text:p>0.00927829742431641</text:p>
              </table:table-cell>
              <table:table-cell office:value-type="float" office:value="0.00711679458618164">
                <text:p>0.0071167945861816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665187835693359">
                <text:p>0.0000665187835693359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0898313522338867">
                <text:p>0.00898313522338867</text:p>
              </table:table-cell>
              <table:table-cell office:value-type="float" office:value="0.00719189643859863">
                <text:p>0.00719189643859863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441312789916992">
                <text:p>0.000441312789916992</text:p>
              </table:table-cell>
              <table:table-cell office:value-type="float" office:value="0.00878667831420898">
                <text:p>0.00878667831420898</text:p>
              </table:table-cell>
              <table:table-cell office:value-type="float" office:value="0.00688314437866211">
                <text:p>0.00688314437866211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494003295898438">
                <text:p>0.000494003295898438</text:p>
              </table:table-cell>
              <table:table-cell office:value-type="float" office:value="0.00892138481140137">
                <text:p>0.00892138481140137</text:p>
              </table:table-cell>
              <table:table-cell office:value-type="float" office:value="0.00733304023742676">
                <text:p>0.00733304023742676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472545623779297">
                <text:p>0.000472545623779297</text:p>
              </table:table-cell>
              <table:table-cell office:value-type="float" office:value="0.00877213478088379">
                <text:p>0.00877213478088379</text:p>
              </table:table-cell>
              <table:table-cell office:value-type="float" office:value="0.00720286369323731">
                <text:p>0.0072028636932373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490903854370117">
                <text:p>0.000490903854370117</text:p>
              </table:table-cell>
              <table:table-cell office:value-type="float" office:value="0.0088803768157959">
                <text:p>0.0088803768157959</text:p>
              </table:table-cell>
              <table:table-cell office:value-type="float" office:value="0.00700569152832031">
                <text:p>0.0070056915283203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917911529541016">
                <text:p>0.0000917911529541016</text:p>
              </table:table-cell>
              <table:table-cell office:value-type="float" office:value="0.000587224960327148">
                <text:p>0.000587224960327148</text:p>
              </table:table-cell>
              <table:table-cell office:value-type="float" office:value="0.00826525688171387">
                <text:p>0.00826525688171387</text:p>
              </table:table-cell>
              <table:table-cell office:value-type="float" office:value="0.00743651390075684">
                <text:p>0.007436513900756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478744506835938">
                <text:p>0.000478744506835938</text:p>
              </table:table-cell>
              <table:table-cell office:value-type="float" office:value="0.00882792472839356">
                <text:p>0.00882792472839356</text:p>
              </table:table-cell>
              <table:table-cell office:value-type="float" office:value="0.00718092918395996">
                <text:p>0.00718092918395996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482797622680664">
                <text:p>0.000482797622680664</text:p>
              </table:table-cell>
              <table:table-cell office:value-type="float" office:value="0.00983548164367676">
                <text:p>0.00983548164367676</text:p>
              </table:table-cell>
              <table:table-cell office:value-type="float" office:value="0.00719690322875977">
                <text:p>0.00719690322875977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963830947875977">
                <text:p>0.00963830947875977</text:p>
              </table:table-cell>
              <table:table-cell office:value-type="float" office:value="0.00720357894897461">
                <text:p>0.00720357894897461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0735044479370117">
                <text:p>0.000735044479370117</text:p>
              </table:table-cell>
              <table:table-cell office:value-type="float" office:value="0.00829815864562988">
                <text:p>0.00829815864562988</text:p>
              </table:table-cell>
              <table:table-cell office:value-type="float" office:value="0.00723862648010254">
                <text:p>0.0072386264801025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502109527587891">
                <text:p>0.000502109527587891</text:p>
              </table:table-cell>
              <table:table-cell office:value-type="float" office:value="0.00940942764282227">
                <text:p>0.00940942764282227</text:p>
              </table:table-cell>
              <table:table-cell office:value-type="float" office:value="0.00747847557067871">
                <text:p>0.0074784755706787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692367553710938">
                <text:p>0.000692367553710938</text:p>
              </table:table-cell>
              <table:table-cell office:value-type="float" office:value="0.0101900100708008">
                <text:p>0.0101900100708008</text:p>
              </table:table-cell>
              <table:table-cell office:value-type="float" office:value="0.00830364227294922">
                <text:p>0.0083036422729492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434160232543945">
                <text:p>0.000434160232543945</text:p>
              </table:table-cell>
              <table:table-cell office:value-type="float" office:value="0.00804901123046875">
                <text:p>0.00804901123046875</text:p>
              </table:table-cell>
              <table:table-cell office:value-type="float" office:value="0.00826835632324219">
                <text:p>0.00826835632324219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530719757080078">
                <text:p>0.000530719757080078</text:p>
              </table:table-cell>
              <table:table-cell office:value-type="float" office:value="0.00885558128356934">
                <text:p>0.00885558128356934</text:p>
              </table:table-cell>
              <table:table-cell office:value-type="float" office:value="0.00776219367980957">
                <text:p>0.00776219367980957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497579574584961">
                <text:p>0.000497579574584961</text:p>
              </table:table-cell>
              <table:table-cell office:value-type="float" office:value="0.00789237022399902">
                <text:p>0.00789237022399902</text:p>
              </table:table-cell>
              <table:table-cell office:value-type="float" office:value="0.00788235664367676">
                <text:p>0.0078823566436767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480175018310547">
                <text:p>0.000480175018310547</text:p>
              </table:table-cell>
              <table:table-cell office:value-type="float" office:value="0.00839996337890625">
                <text:p>0.00839996337890625</text:p>
              </table:table-cell>
              <table:table-cell office:value-type="float" office:value="0.0109560489654541">
                <text:p>0.010956048965454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636816024780273">
                <text:p>0.000636816024780273</text:p>
              </table:table-cell>
              <table:table-cell office:value-type="float" office:value="0.0135388374328613">
                <text:p>0.0135388374328613</text:p>
              </table:table-cell>
              <table:table-cell office:value-type="float" office:value="0.0129010677337646">
                <text:p>0.0129010677337646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502347946166992">
                <text:p>0.000502347946166992</text:p>
              </table:table-cell>
              <table:table-cell office:value-type="float" office:value="0.00888752937316895">
                <text:p>0.00888752937316895</text:p>
              </table:table-cell>
              <table:table-cell office:value-type="float" office:value="0.00723052024841309">
                <text:p>0.0072305202484130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40125846862793">
                <text:p>0.00040125846862793</text:p>
              </table:table-cell>
              <table:table-cell office:value-type="float" office:value="0.00829720497131348">
                <text:p>0.00829720497131348</text:p>
              </table:table-cell>
              <table:table-cell office:value-type="float" office:value="0.007171630859375">
                <text:p>0.00717163085937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149250030517578">
                <text:p>0.000149250030517578</text:p>
              </table:table-cell>
              <table:table-cell office:value-type="float" office:value="0.000528812408447266">
                <text:p>0.000528812408447266</text:p>
              </table:table-cell>
              <table:table-cell office:value-type="float" office:value="0.00879335403442383">
                <text:p>0.00879335403442383</text:p>
              </table:table-cell>
              <table:table-cell office:value-type="float" office:value="0.00770831108093262">
                <text:p>0.0077083110809326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573158264160156">
                <text:p>0.000573158264160156</text:p>
              </table:table-cell>
              <table:table-cell office:value-type="float" office:value="0.00850391387939453">
                <text:p>0.00850391387939453</text:p>
              </table:table-cell>
              <table:table-cell office:value-type="float" office:value="0.00782513618469238">
                <text:p>0.00782513618469238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596046447753906">
                <text:p>0.000596046447753906</text:p>
              </table:table-cell>
              <table:table-cell office:value-type="float" office:value="0.00831151008605957">
                <text:p>0.00831151008605957</text:p>
              </table:table-cell>
              <table:table-cell office:value-type="float" office:value="0.00821685791015625">
                <text:p>0.0082168579101562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576019287109375">
                <text:p>0.000576019287109375</text:p>
              </table:table-cell>
              <table:table-cell office:value-type="float" office:value="0.00854229927062988">
                <text:p>0.00854229927062988</text:p>
              </table:table-cell>
              <table:table-cell office:value-type="float" office:value="0.0084538459777832">
                <text:p>0.008453845977783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665187835693359">
                <text:p>0.0000665187835693359</text:p>
              </table:table-cell>
              <table:table-cell office:value-type="float" office:value="0.000557184219360352">
                <text:p>0.000557184219360352</text:p>
              </table:table-cell>
              <table:table-cell office:value-type="float" office:value="0.0083928108215332">
                <text:p>0.0083928108215332</text:p>
              </table:table-cell>
              <table:table-cell office:value-type="float" office:value="0.008270263671875">
                <text:p>0.00827026367187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482797622680664">
                <text:p>0.000482797622680664</text:p>
              </table:table-cell>
              <table:table-cell office:value-type="float" office:value="0.0155363082885742">
                <text:p>0.0155363082885742</text:p>
              </table:table-cell>
              <table:table-cell office:value-type="float" office:value="0.00935912132263184">
                <text:p>0.0093591213226318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0606060028076172">
                <text:p>0.000606060028076172</text:p>
              </table:table-cell>
              <table:table-cell office:value-type="float" office:value="0.0085594654083252">
                <text:p>0.0085594654083252</text:p>
              </table:table-cell>
              <table:table-cell office:value-type="float" office:value="0.0136291980743408">
                <text:p>0.013629198074340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856161117553711">
                <text:p>0.000856161117553711</text:p>
              </table:table-cell>
              <table:table-cell office:value-type="float" office:value="0.00862932205200195">
                <text:p>0.00862932205200195</text:p>
              </table:table-cell>
              <table:table-cell office:value-type="float" office:value="0.00795769691467285">
                <text:p>0.0079576969146728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464200973510742">
                <text:p>0.000464200973510742</text:p>
              </table:table-cell>
              <table:table-cell office:value-type="float" office:value="0.00808095932006836">
                <text:p>0.00808095932006836</text:p>
              </table:table-cell>
              <table:table-cell office:value-type="float" office:value="0.00786781311035156">
                <text:p>0.0078678131103515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50534439086914">
                <text:p>0.00850534439086914</text:p>
              </table:table-cell>
              <table:table-cell office:value-type="float" office:value="0.00858831405639648">
                <text:p>0.0085883140563964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448942184448242">
                <text:p>0.000448942184448242</text:p>
              </table:table-cell>
              <table:table-cell office:value-type="float" office:value="0.00842857360839844">
                <text:p>0.00842857360839844</text:p>
              </table:table-cell>
              <table:table-cell office:value-type="float" office:value="0.00741457939147949">
                <text:p>0.0074145793914794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979900360107422">
                <text:p>0.0000979900360107422</text:p>
              </table:table-cell>
              <table:table-cell office:value-type="float" office:value="0.00041961669921875">
                <text:p>0.00041961669921875</text:p>
              </table:table-cell>
              <table:table-cell office:value-type="float" office:value="0.00843119621276856">
                <text:p>0.00843119621276856</text:p>
              </table:table-cell>
              <table:table-cell office:value-type="float" office:value="0.00819540023803711">
                <text:p>0.00819540023803711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506877899169922">
                <text:p>0.000506877899169922</text:p>
              </table:table-cell>
              <table:table-cell office:value-type="float" office:value="0.00832390785217285">
                <text:p>0.00832390785217285</text:p>
              </table:table-cell>
              <table:table-cell office:value-type="float" office:value="0.00818490982055664">
                <text:p>0.0081849098205566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734329223632812">
                <text:p>0.0000734329223632812</text:p>
              </table:table-cell>
              <table:table-cell office:value-type="float" office:value="0.000581979751586914">
                <text:p>0.000581979751586914</text:p>
              </table:table-cell>
              <table:table-cell office:value-type="float" office:value="0.00833654403686523">
                <text:p>0.00833654403686523</text:p>
              </table:table-cell>
              <table:table-cell office:value-type="float" office:value="0.00814437866210938">
                <text:p>0.0081443786621093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617027282714844">
                <text:p>0.000617027282714844</text:p>
              </table:table-cell>
              <table:table-cell office:value-type="float" office:value="0.00965976715087891">
                <text:p>0.00965976715087891</text:p>
              </table:table-cell>
              <table:table-cell office:value-type="float" office:value="0.00772571563720703">
                <text:p>0.0077257156372070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599861145019531">
                <text:p>0.000599861145019531</text:p>
              </table:table-cell>
              <table:table-cell office:value-type="float" office:value="0.00897049903869629">
                <text:p>0.00897049903869629</text:p>
              </table:table-cell>
              <table:table-cell office:value-type="float" office:value="0.00741100311279297">
                <text:p>0.0074110031127929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5340576171875">
                <text:p>0.0005340576171875</text:p>
              </table:table-cell>
              <table:table-cell office:value-type="float" office:value="0.00882101058959961">
                <text:p>0.00882101058959961</text:p>
              </table:table-cell>
              <table:table-cell office:value-type="float" office:value="0.0077974796295166">
                <text:p>0.00779747962951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643491744995117">
                <text:p>0.000643491744995117</text:p>
              </table:table-cell>
              <table:table-cell office:value-type="float" office:value="0.00898981094360352">
                <text:p>0.00898981094360352</text:p>
              </table:table-cell>
              <table:table-cell office:value-type="float" office:value="0.0077817440032959">
                <text:p>0.0077817440032959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546455383300781">
                <text:p>0.000546455383300781</text:p>
              </table:table-cell>
              <table:table-cell office:value-type="float" office:value="0.00873231887817383">
                <text:p>0.00873231887817383</text:p>
              </table:table-cell>
              <table:table-cell office:value-type="float" office:value="0.00791263580322266">
                <text:p>0.00791263580322266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572919845581055">
                <text:p>0.000572919845581055</text:p>
              </table:table-cell>
              <table:table-cell office:value-type="float" office:value="0.00895285606384277">
                <text:p>0.00895285606384277</text:p>
              </table:table-cell>
              <table:table-cell office:value-type="float" office:value="0.00764822959899902">
                <text:p>0.0076482295989990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658512115478516">
                <text:p>0.000658512115478516</text:p>
              </table:table-cell>
              <table:table-cell office:value-type="float" office:value="0.00840830802917481">
                <text:p>0.00840830802917481</text:p>
              </table:table-cell>
              <table:table-cell office:value-type="float" office:value="0.00782513618469238">
                <text:p>0.0078251361846923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975131988525391">
                <text:p>0.0000975131988525391</text:p>
              </table:table-cell>
              <table:table-cell office:value-type="float" office:value="0.000418186187744141">
                <text:p>0.000418186187744141</text:p>
              </table:table-cell>
              <table:table-cell office:value-type="float" office:value="0.00863289833068848">
                <text:p>0.00863289833068848</text:p>
              </table:table-cell>
              <table:table-cell office:value-type="float" office:value="0.00775003433227539">
                <text:p>0.00775003433227539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520706176757813">
                <text:p>0.000520706176757813</text:p>
              </table:table-cell>
              <table:table-cell office:value-type="float" office:value="0.0109646320343018">
                <text:p>0.0109646320343018</text:p>
              </table:table-cell>
              <table:table-cell office:value-type="float" office:value="0.00782299041748047">
                <text:p>0.0078229904174804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529766082763672">
                <text:p>0.000529766082763672</text:p>
              </table:table-cell>
              <table:table-cell office:value-type="float" office:value="0.00858044624328613">
                <text:p>0.00858044624328613</text:p>
              </table:table-cell>
              <table:table-cell office:value-type="float" office:value="0.0085139274597168">
                <text:p>0.0085139274597168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455856323242188">
                <text:p>0.000455856323242188</text:p>
              </table:table-cell>
              <table:table-cell office:value-type="float" office:value="0.00845050811767578">
                <text:p>0.00845050811767578</text:p>
              </table:table-cell>
              <table:table-cell office:value-type="float" office:value="0.00866460800170898">
                <text:p>0.00866460800170898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104904174804688">
                <text:p>0.000104904174804688</text:p>
              </table:table-cell>
              <table:table-cell office:value-type="float" office:value="0.000449180603027344">
                <text:p>0.000449180603027344</text:p>
              </table:table-cell>
              <table:table-cell office:value-type="float" office:value="0.00797438621520996">
                <text:p>0.00797438621520996</text:p>
              </table:table-cell>
              <table:table-cell office:value-type="float" office:value="0.00825190544128418">
                <text:p>0.00825190544128418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552177429199219">
                <text:p>0.000552177429199219</text:p>
              </table:table-cell>
              <table:table-cell office:value-type="float" office:value="0.00821399688720703">
                <text:p>0.00821399688720703</text:p>
              </table:table-cell>
              <table:table-cell office:value-type="float" office:value="0.00863122940063477">
                <text:p>0.0086312294006347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815534591674805">
                <text:p>0.00815534591674805</text:p>
              </table:table-cell>
              <table:table-cell office:value-type="float" office:value="0.00842952728271484">
                <text:p>0.0084295272827148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481843948364258">
                <text:p>0.000481843948364258</text:p>
              </table:table-cell>
              <table:table-cell office:value-type="float" office:value="0.00823521614074707">
                <text:p>0.00823521614074707</text:p>
              </table:table-cell>
              <table:table-cell office:value-type="float" office:value="0.00839543342590332">
                <text:p>0.0083954334259033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518798828125">
                <text:p>0.000518798828125</text:p>
              </table:table-cell>
              <table:table-cell office:value-type="float" office:value="0.00898814201354981">
                <text:p>0.00898814201354981</text:p>
              </table:table-cell>
              <table:table-cell office:value-type="float" office:value="0.00775814056396484">
                <text:p>0.00775814056396484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100374221801758">
                <text:p>0.000100374221801758</text:p>
              </table:table-cell>
              <table:table-cell office:value-type="float" office:value="0.000435113906860352">
                <text:p>0.000435113906860352</text:p>
              </table:table-cell>
              <table:table-cell office:value-type="float" office:value="0.00819587707519531">
                <text:p>0.00819587707519531</text:p>
              </table:table-cell>
              <table:table-cell office:value-type="float" office:value="0.00833797454833984">
                <text:p>0.0083379745483398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103950500488281">
                <text:p>0.000103950500488281</text:p>
              </table:table-cell>
              <table:table-cell office:value-type="float" office:value="0.000728845596313477">
                <text:p>0.000728845596313477</text:p>
              </table:table-cell>
              <table:table-cell office:value-type="float" office:value="0.00788521766662598">
                <text:p>0.00788521766662598</text:p>
              </table:table-cell>
              <table:table-cell office:value-type="float" office:value="0.0090181827545166">
                <text:p>0.009018182754516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562191009521484">
                <text:p>0.000562191009521484</text:p>
              </table:table-cell>
              <table:table-cell office:value-type="float" office:value="0.00823640823364258">
                <text:p>0.00823640823364258</text:p>
              </table:table-cell>
              <table:table-cell office:value-type="float" office:value="0.00863242149353027">
                <text:p>0.0086324214935302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570297241210938">
                <text:p>0.000570297241210938</text:p>
              </table:table-cell>
              <table:table-cell office:value-type="float" office:value="0.00853610038757324">
                <text:p>0.00853610038757324</text:p>
              </table:table-cell>
              <table:table-cell office:value-type="float" office:value="0.00855517387390137">
                <text:p>0.0085551738739013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844001770019531">
                <text:p>0.0000844001770019531</text:p>
              </table:table-cell>
              <table:table-cell office:value-type="float" office:value="0.000563621520996094">
                <text:p>0.000563621520996094</text:p>
              </table:table-cell>
              <table:table-cell office:value-type="float" office:value="0.00865888595581055">
                <text:p>0.00865888595581055</text:p>
              </table:table-cell>
              <table:table-cell office:value-type="float" office:value="0.0085601806640625">
                <text:p>0.00856018066406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560283660888672">
                <text:p>0.000560283660888672</text:p>
              </table:table-cell>
              <table:table-cell office:value-type="float" office:value="0.00849342346191406">
                <text:p>0.00849342346191406</text:p>
              </table:table-cell>
              <table:table-cell office:value-type="float" office:value="0.00870156288146973">
                <text:p>0.00870156288146973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102996826171875">
                <text:p>0.000102996826171875</text:p>
              </table:table-cell>
              <table:table-cell office:value-type="float" office:value="0.000562906265258789">
                <text:p>0.000562906265258789</text:p>
              </table:table-cell>
              <table:table-cell office:value-type="float" office:value="0.00871467590332031">
                <text:p>0.00871467590332031</text:p>
              </table:table-cell>
              <table:table-cell office:value-type="float" office:value="0.00880169868469238">
                <text:p>0.0088016986846923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715255737304687">
                <text:p>0.0000715255737304687</text:p>
              </table:table-cell>
              <table:table-cell office:value-type="float" office:value="0.000494956970214844">
                <text:p>0.000494956970214844</text:p>
              </table:table-cell>
              <table:table-cell office:value-type="float" office:value="0.00887942314147949">
                <text:p>0.00887942314147949</text:p>
              </table:table-cell>
              <table:table-cell office:value-type="float" office:value="0.00825119018554688">
                <text:p>0.0082511901855468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747442245483398">
                <text:p>0.000747442245483398</text:p>
              </table:table-cell>
              <table:table-cell office:value-type="float" office:value="0.00925755500793457">
                <text:p>0.00925755500793457</text:p>
              </table:table-cell>
              <table:table-cell office:value-type="float" office:value="0.0084233283996582">
                <text:p>0.008423328399658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496625900268555">
                <text:p>0.000496625900268555</text:p>
              </table:table-cell>
              <table:table-cell office:value-type="float" office:value="0.00897765159606934">
                <text:p>0.00897765159606934</text:p>
              </table:table-cell>
              <table:table-cell office:value-type="float" office:value="0.00855684280395508">
                <text:p>0.00855684280395508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460624694824219">
                <text:p>0.000460624694824219</text:p>
              </table:table-cell>
              <table:table-cell office:value-type="float" office:value="0.00889921188354492">
                <text:p>0.00889921188354492</text:p>
              </table:table-cell>
              <table:table-cell office:value-type="float" office:value="0.00857090950012207">
                <text:p>0.00857090950012207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979900360107422">
                <text:p>0.0000979900360107422</text:p>
              </table:table-cell>
              <table:table-cell office:value-type="float" office:value="0.000419855117797852">
                <text:p>0.000419855117797852</text:p>
              </table:table-cell>
              <table:table-cell office:value-type="float" office:value="0.00892114639282227">
                <text:p>0.00892114639282227</text:p>
              </table:table-cell>
              <table:table-cell office:value-type="float" office:value="0.00822162628173828">
                <text:p>0.0082216262817382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111579895019531">
                <text:p>0.000111579895019531</text:p>
              </table:table-cell>
              <table:table-cell office:value-type="float" office:value="0.000478029251098633">
                <text:p>0.000478029251098633</text:p>
              </table:table-cell>
              <table:table-cell office:value-type="float" office:value="0.00863170623779297">
                <text:p>0.00863170623779297</text:p>
              </table:table-cell>
              <table:table-cell office:value-type="float" office:value="0.00825929641723633">
                <text:p>0.00825929641723633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117778778076172">
                <text:p>0.000117778778076172</text:p>
              </table:table-cell>
              <table:table-cell office:value-type="float" office:value="0.00056910514831543">
                <text:p>0.00056910514831543</text:p>
              </table:table-cell>
              <table:table-cell office:value-type="float" office:value="0.0084834098815918">
                <text:p>0.0084834098815918</text:p>
              </table:table-cell>
              <table:table-cell office:value-type="float" office:value="0.00868940353393555">
                <text:p>0.0086894035339355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913143157958984">
                <text:p>0.0000913143157958984</text:p>
              </table:table-cell>
              <table:table-cell office:value-type="float" office:value="0.000417947769165039">
                <text:p>0.000417947769165039</text:p>
              </table:table-cell>
              <table:table-cell office:value-type="float" office:value="0.00855445861816406">
                <text:p>0.00855445861816406</text:p>
              </table:table-cell>
              <table:table-cell office:value-type="float" office:value="0.00867676734924316">
                <text:p>0.0086767673492431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59056282043457">
                <text:p>0.00059056282043457</text:p>
              </table:table-cell>
              <table:table-cell office:value-type="float" office:value="0.00852394104003906">
                <text:p>0.00852394104003906</text:p>
              </table:table-cell>
              <table:table-cell office:value-type="float" office:value="0.00909185409545898">
                <text:p>0.00909185409545898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588178634643555">
                <text:p>0.000588178634643555</text:p>
              </table:table-cell>
              <table:table-cell office:value-type="float" office:value="0.00845646858215332">
                <text:p>0.00845646858215332</text:p>
              </table:table-cell>
              <table:table-cell office:value-type="float" office:value="0.0084538459777832">
                <text:p>0.008453845977783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824928283691406">
                <text:p>0.0000824928283691406</text:p>
              </table:table-cell>
              <table:table-cell office:value-type="float" office:value="0.000573158264160156">
                <text:p>0.000573158264160156</text:p>
              </table:table-cell>
              <table:table-cell office:value-type="float" office:value="0.0083308219909668">
                <text:p>0.0083308219909668</text:p>
              </table:table-cell>
              <table:table-cell office:value-type="float" office:value="0.00900411605834961">
                <text:p>0.00900411605834961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585317611694336">
                <text:p>0.000585317611694336</text:p>
              </table:table-cell>
              <table:table-cell office:value-type="float" office:value="0.0083465576171875">
                <text:p>0.0083465576171875</text:p>
              </table:table-cell>
              <table:table-cell office:value-type="float" office:value="0.00888347625732422">
                <text:p>0.0088834762573242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104665756225586">
                <text:p>0.000104665756225586</text:p>
              </table:table-cell>
              <table:table-cell office:value-type="float" office:value="0.000643730163574219">
                <text:p>0.000643730163574219</text:p>
              </table:table-cell>
              <table:table-cell office:value-type="float" office:value="0.00907158851623535">
                <text:p>0.00907158851623535</text:p>
              </table:table-cell>
              <table:table-cell office:value-type="float" office:value="0.00885176658630371">
                <text:p>0.00885176658630371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655412673950195">
                <text:p>0.000655412673950195</text:p>
              </table:table-cell>
              <table:table-cell office:value-type="float" office:value="0.00889372825622559">
                <text:p>0.00889372825622559</text:p>
              </table:table-cell>
              <table:table-cell office:value-type="float" office:value="0.00858235359191895">
                <text:p>0.0085823535919189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580787658691406">
                <text:p>0.000580787658691406</text:p>
              </table:table-cell>
              <table:table-cell office:value-type="float" office:value="0.00903058052062988">
                <text:p>0.00903058052062988</text:p>
              </table:table-cell>
              <table:table-cell office:value-type="float" office:value="0.0085594654083252">
                <text:p>0.008559465408325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0878810882568359">
                <text:p>0.000878810882568359</text:p>
              </table:table-cell>
              <table:table-cell office:value-type="float" office:value="0.00884699821472168">
                <text:p>0.00884699821472168</text:p>
              </table:table-cell>
              <table:table-cell office:value-type="float" office:value="0.00848054885864258">
                <text:p>0.00848054885864258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46992301940918">
                <text:p>0.00046992301940918</text:p>
              </table:table-cell>
              <table:table-cell office:value-type="float" office:value="0.00845956802368164">
                <text:p>0.00845956802368164</text:p>
              </table:table-cell>
              <table:table-cell office:value-type="float" office:value="0.00898909568786621">
                <text:p>0.00898909568786621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49281120300293">
                <text:p>0.00049281120300293</text:p>
              </table:table-cell>
              <table:table-cell office:value-type="float" office:value="0.00835084915161133">
                <text:p>0.00835084915161133</text:p>
              </table:table-cell>
              <table:table-cell office:value-type="float" office:value="0.00920605659484863">
                <text:p>0.00920605659484863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0475168228149414">
                <text:p>0.000475168228149414</text:p>
              </table:table-cell>
              <table:table-cell office:value-type="float" office:value="0.00821852684020996">
                <text:p>0.00821852684020996</text:p>
              </table:table-cell>
              <table:table-cell office:value-type="float" office:value="0.00903773307800293">
                <text:p>0.00903773307800293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0581741333007813">
                <text:p>0.000581741333007813</text:p>
              </table:table-cell>
              <table:table-cell office:value-type="float" office:value="0.00858521461486816">
                <text:p>0.00858521461486816</text:p>
              </table:table-cell>
              <table:table-cell office:value-type="float" office:value="0.00923728942871094">
                <text:p>0.0092372894287109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922679901123047">
                <text:p>0.0000922679901123047</text:p>
              </table:table-cell>
              <table:table-cell office:value-type="float" office:value="0.000583171844482422">
                <text:p>0.000583171844482422</text:p>
              </table:table-cell>
              <table:table-cell office:value-type="float" office:value="0.00859284400939941">
                <text:p>0.00859284400939941</text:p>
              </table:table-cell>
              <table:table-cell office:value-type="float" office:value="0.00942635536193848">
                <text:p>0.00942635536193848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0474691390991211">
                <text:p>0.000474691390991211</text:p>
              </table:table-cell>
              <table:table-cell office:value-type="float" office:value="0.00879931449890137">
                <text:p>0.00879931449890137</text:p>
              </table:table-cell>
              <table:table-cell office:value-type="float" office:value="0.00882673263549805">
                <text:p>0.0088267326354980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566720962524414">
                <text:p>0.000566720962524414</text:p>
              </table:table-cell>
              <table:table-cell office:value-type="float" office:value="0.00880765914916992">
                <text:p>0.00880765914916992</text:p>
              </table:table-cell>
              <table:table-cell office:value-type="float" office:value="0.00857019424438477">
                <text:p>0.00857019424438477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566005706787109">
                <text:p>0.000566005706787109</text:p>
              </table:table-cell>
              <table:table-cell office:value-type="float" office:value="0.00854182243347168">
                <text:p>0.00854182243347168</text:p>
              </table:table-cell>
              <table:table-cell office:value-type="float" office:value="0.00872468948364258">
                <text:p>0.00872468948364258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455141067504883">
                <text:p>0.000455141067504883</text:p>
              </table:table-cell>
              <table:table-cell office:value-type="float" office:value="0.0086820125579834">
                <text:p>0.0086820125579834</text:p>
              </table:table-cell>
              <table:table-cell office:value-type="float" office:value="0.00876832008361816">
                <text:p>0.00876832008361816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452995300292969">
                <text:p>0.000452995300292969</text:p>
              </table:table-cell>
              <table:table-cell office:value-type="float" office:value="0.00894665718078613">
                <text:p>0.00894665718078613</text:p>
              </table:table-cell>
              <table:table-cell office:value-type="float" office:value="0.00874519348144531">
                <text:p>0.00874519348144531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982284545898438">
                <text:p>0.0000982284545898438</text:p>
              </table:table-cell>
              <table:table-cell office:value-type="float" office:value="0.000518083572387695">
                <text:p>0.000518083572387695</text:p>
              </table:table-cell>
              <table:table-cell office:value-type="float" office:value="0.00855684280395508">
                <text:p>0.00855684280395508</text:p>
              </table:table-cell>
              <table:table-cell office:value-type="float" office:value="0.00888919830322266">
                <text:p>0.0088891983032226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435829162597656">
                <text:p>0.000435829162597656</text:p>
              </table:table-cell>
              <table:table-cell office:value-type="float" office:value="0.00825834274291992">
                <text:p>0.00825834274291992</text:p>
              </table:table-cell>
              <table:table-cell office:value-type="float" office:value="0.00923848152160645">
                <text:p>0.0092384815216064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476598739624023">
                <text:p>0.000476598739624023</text:p>
              </table:table-cell>
              <table:table-cell office:value-type="float" office:value="0.00855040550231934">
                <text:p>0.00855040550231934</text:p>
              </table:table-cell>
              <table:table-cell office:value-type="float" office:value="0.00927257537841797">
                <text:p>0.0092725753784179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47755241394043">
                <text:p>0.00047755241394043</text:p>
              </table:table-cell>
              <table:table-cell office:value-type="float" office:value="0.00822877883911133">
                <text:p>0.00822877883911133</text:p>
              </table:table-cell>
              <table:table-cell office:value-type="float" office:value="0.00934529304504395">
                <text:p>0.0093452930450439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489950180053711">
                <text:p>0.000489950180053711</text:p>
              </table:table-cell>
              <table:table-cell office:value-type="float" office:value="0.00823855400085449">
                <text:p>0.00823855400085449</text:p>
              </table:table-cell>
              <table:table-cell office:value-type="float" office:value="0.00936698913574219">
                <text:p>0.0093669891357421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103473663330078">
                <text:p>0.000103473663330078</text:p>
              </table:table-cell>
              <table:table-cell office:value-type="float" office:value="0.000514984130859375">
                <text:p>0.000514984130859375</text:p>
              </table:table-cell>
              <table:table-cell office:value-type="float" office:value="0.00822925567626953">
                <text:p>0.00822925567626953</text:p>
              </table:table-cell>
              <table:table-cell office:value-type="float" office:value="0.00904893875122071">
                <text:p>0.00904893875122071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142097473144531">
                <text:p>0.000142097473144531</text:p>
              </table:table-cell>
              <table:table-cell office:value-type="float" office:value="0.000508785247802734">
                <text:p>0.000508785247802734</text:p>
              </table:table-cell>
              <table:table-cell office:value-type="float" office:value="0.00868058204650879">
                <text:p>0.00868058204650879</text:p>
              </table:table-cell>
              <table:table-cell office:value-type="float" office:value="0.00890684127807617">
                <text:p>0.0089068412780761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123262405395508">
                <text:p>0.000123262405395508</text:p>
              </table:table-cell>
              <table:table-cell office:value-type="float" office:value="0.000558853149414063">
                <text:p>0.000558853149414063</text:p>
              </table:table-cell>
              <table:table-cell office:value-type="float" office:value="0.00860953330993652">
                <text:p>0.00860953330993652</text:p>
              </table:table-cell>
              <table:table-cell office:value-type="float" office:value="0.00942254066467285">
                <text:p>0.0094225406646728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616312026977539">
                <text:p>0.000616312026977539</text:p>
              </table:table-cell>
              <table:table-cell office:value-type="float" office:value="0.00897383689880371">
                <text:p>0.00897383689880371</text:p>
              </table:table-cell>
              <table:table-cell office:value-type="float" office:value="0.00957942008972168">
                <text:p>0.0095794200897216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106334686279297">
                <text:p>0.000106334686279297</text:p>
              </table:table-cell>
              <table:table-cell office:value-type="float" office:value="0.000604867935180664">
                <text:p>0.000604867935180664</text:p>
              </table:table-cell>
              <table:table-cell office:value-type="float" office:value="0.00859236717224121">
                <text:p>0.00859236717224121</text:p>
              </table:table-cell>
              <table:table-cell office:value-type="float" office:value="0.0091555118560791">
                <text:p>0.0091555118560791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180959701538086">
                <text:p>0.000180959701538086</text:p>
              </table:table-cell>
              <table:table-cell office:value-type="float" office:value="0.000627994537353516">
                <text:p>0.000627994537353516</text:p>
              </table:table-cell>
              <table:table-cell office:value-type="float" office:value="0.00858736038208008">
                <text:p>0.00858736038208008</text:p>
              </table:table-cell>
              <table:table-cell office:value-type="float" office:value="0.00928282737731934">
                <text:p>0.0092828273773193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12516975402832">
                <text:p>0.00012516975402832</text:p>
              </table:table-cell>
              <table:table-cell office:value-type="float" office:value="0.000524520874023438">
                <text:p>0.000524520874023438</text:p>
              </table:table-cell>
              <table:table-cell office:value-type="float" office:value="0.00850081443786621">
                <text:p>0.00850081443786621</text:p>
              </table:table-cell>
              <table:table-cell office:value-type="float" office:value="0.00926089286804199">
                <text:p>0.00926089286804199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123023986816406">
                <text:p>0.000123023986816406</text:p>
              </table:table-cell>
              <table:table-cell office:value-type="float" office:value="0.000525712966918945">
                <text:p>0.000525712966918945</text:p>
              </table:table-cell>
              <table:table-cell office:value-type="float" office:value="0.00869011878967285">
                <text:p>0.00869011878967285</text:p>
              </table:table-cell>
              <table:table-cell office:value-type="float" office:value="0.00919532775878906">
                <text:p>0.00919532775878906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12660026550293">
                <text:p>0.00012660026550293</text:p>
              </table:table-cell>
              <table:table-cell office:value-type="float" office:value="0.000579833984375">
                <text:p>0.000579833984375</text:p>
              </table:table-cell>
              <table:table-cell office:value-type="float" office:value="0.00887274742126465">
                <text:p>0.00887274742126465</text:p>
              </table:table-cell>
              <table:table-cell office:value-type="float" office:value="0.00923490524291992">
                <text:p>0.0092349052429199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155925750732422">
                <text:p>0.000155925750732422</text:p>
              </table:table-cell>
              <table:table-cell office:value-type="float" office:value="0.000522375106811523">
                <text:p>0.000522375106811523</text:p>
              </table:table-cell>
              <table:table-cell office:value-type="float" office:value="0.00858736038208008">
                <text:p>0.00858736038208008</text:p>
              </table:table-cell>
              <table:table-cell office:value-type="float" office:value="0.00906848907470703">
                <text:p>0.00906848907470703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544309616088867">
                <text:p>0.000544309616088867</text:p>
              </table:table-cell>
              <table:table-cell office:value-type="float" office:value="0.0135097503662109">
                <text:p>0.0135097503662109</text:p>
              </table:table-cell>
              <table:table-cell office:value-type="float" office:value="0.0126020908355713">
                <text:p>0.0126020908355713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735998153686523">
                <text:p>0.000735998153686523</text:p>
              </table:table-cell>
              <table:table-cell office:value-type="float" office:value="0.00839352607727051">
                <text:p>0.00839352607727051</text:p>
              </table:table-cell>
              <table:table-cell office:value-type="float" office:value="0.0093531608581543">
                <text:p>0.0093531608581543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440597534179688">
                <text:p>0.000440597534179688</text:p>
              </table:table-cell>
              <table:table-cell office:value-type="float" office:value="0.00910544395446777">
                <text:p>0.00910544395446777</text:p>
              </table:table-cell>
              <table:table-cell office:value-type="float" office:value="0.00973653793334961">
                <text:p>0.00973653793334961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551462173461914">
                <text:p>0.000551462173461914</text:p>
              </table:table-cell>
              <table:table-cell office:value-type="float" office:value="0.00848197937011719">
                <text:p>0.00848197937011719</text:p>
              </table:table-cell>
              <table:table-cell office:value-type="float" office:value="0.0104966163635254">
                <text:p>0.010496616363525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739097595214844">
                <text:p>0.0000739097595214844</text:p>
              </table:table-cell>
              <table:table-cell office:value-type="float" office:value="0.00072169303894043">
                <text:p>0.00072169303894043</text:p>
              </table:table-cell>
              <table:table-cell office:value-type="float" office:value="0.00832819938659668">
                <text:p>0.00832819938659668</text:p>
              </table:table-cell>
              <table:table-cell office:value-type="float" office:value="0.0100507736206055">
                <text:p>0.0100507736206055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601530075073242">
                <text:p>0.000601530075073242</text:p>
              </table:table-cell>
              <table:table-cell office:value-type="float" office:value="0.00887250900268555">
                <text:p>0.00887250900268555</text:p>
              </table:table-cell>
              <table:table-cell office:value-type="float" office:value="0.00909423828125">
                <text:p>0.0090942382812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813007354736328">
                <text:p>0.0000813007354736328</text:p>
              </table:table-cell>
              <table:table-cell office:value-type="float" office:value="0.000482797622680664">
                <text:p>0.000482797622680664</text:p>
              </table:table-cell>
              <table:table-cell office:value-type="float" office:value="0.00896048545837402">
                <text:p>0.00896048545837402</text:p>
              </table:table-cell>
              <table:table-cell office:value-type="float" office:value="0.00918412208557129">
                <text:p>0.00918412208557129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867843627929688">
                <text:p>0.0000867843627929688</text:p>
              </table:table-cell>
              <table:table-cell office:value-type="float" office:value="0.000510215759277344">
                <text:p>0.000510215759277344</text:p>
              </table:table-cell>
              <table:table-cell office:value-type="float" office:value="0.00922250747680664">
                <text:p>0.00922250747680664</text:p>
              </table:table-cell>
              <table:table-cell office:value-type="float" office:value="0.00896573066711426">
                <text:p>0.00896573066711426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948905944824219">
                <text:p>0.0000948905944824219</text:p>
              </table:table-cell>
              <table:table-cell office:value-type="float" office:value="0.000497341156005859">
                <text:p>0.000497341156005859</text:p>
              </table:table-cell>
              <table:table-cell office:value-type="float" office:value="0.00893044471740723">
                <text:p>0.00893044471740723</text:p>
              </table:table-cell>
              <table:table-cell office:value-type="float" office:value="0.00931715965270996">
                <text:p>0.0093171596527099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577211380004883">
                <text:p>0.000577211380004883</text:p>
              </table:table-cell>
              <table:table-cell office:value-type="float" office:value="0.0086674690246582">
                <text:p>0.0086674690246582</text:p>
              </table:table-cell>
              <table:table-cell office:value-type="float" office:value="0.0101351737976074">
                <text:p>0.010135173797607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620603561401367">
                <text:p>0.000620603561401367</text:p>
              </table:table-cell>
              <table:table-cell office:value-type="float" office:value="0.0133025646209717">
                <text:p>0.0133025646209717</text:p>
              </table:table-cell>
              <table:table-cell office:value-type="float" office:value="0.0132417678833008">
                <text:p>0.0132417678833008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739097595214844">
                <text:p>0.0000739097595214844</text:p>
              </table:table-cell>
              <table:table-cell office:value-type="float" office:value="0.000622034072875977">
                <text:p>0.000622034072875977</text:p>
              </table:table-cell>
              <table:table-cell office:value-type="float" office:value="0.00861096382141113">
                <text:p>0.00861096382141113</text:p>
              </table:table-cell>
              <table:table-cell office:value-type="float" office:value="0.0123858451843262">
                <text:p>0.012385845184326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149726867675781">
                <text:p>0.000149726867675781</text:p>
              </table:table-cell>
              <table:table-cell office:value-type="float" office:value="0.000721931457519531">
                <text:p>0.000721931457519531</text:p>
              </table:table-cell>
              <table:table-cell office:value-type="float" office:value="0.00878047943115235">
                <text:p>0.00878047943115235</text:p>
              </table:table-cell>
              <table:table-cell office:value-type="float" office:value="0.0104484558105469">
                <text:p>0.010448455810546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48375129699707">
                <text:p>0.00048375129699707</text:p>
              </table:table-cell>
              <table:table-cell office:value-type="float" office:value="0.00865864753723145">
                <text:p>0.00865864753723145</text:p>
              </table:table-cell>
              <table:table-cell office:value-type="float" office:value="0.00910806655883789">
                <text:p>0.0091080665588378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762939453125">
                <text:p>0.0000762939453125</text:p>
              </table:table-cell>
              <table:table-cell office:value-type="float" office:value="0.000525712966918945">
                <text:p>0.000525712966918945</text:p>
              </table:table-cell>
              <table:table-cell office:value-type="float" office:value="0.00829410552978516">
                <text:p>0.00829410552978516</text:p>
              </table:table-cell>
              <table:table-cell office:value-type="float" office:value="0.0100033283233643">
                <text:p>0.0100033283233643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497102737426758">
                <text:p>0.000497102737426758</text:p>
              </table:table-cell>
              <table:table-cell office:value-type="float" office:value="0.00934934616088867">
                <text:p>0.00934934616088867</text:p>
              </table:table-cell>
              <table:table-cell office:value-type="float" office:value="0.00947427749633789">
                <text:p>0.00947427749633789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483512878417969">
                <text:p>0.000483512878417969</text:p>
              </table:table-cell>
              <table:table-cell office:value-type="float" office:value="0.009124755859375">
                <text:p>0.009124755859375</text:p>
              </table:table-cell>
              <table:table-cell office:value-type="float" office:value="0.00942254066467285">
                <text:p>0.00942254066467285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43177604675293">
                <text:p>0.00043177604675293</text:p>
              </table:table-cell>
              <table:table-cell office:value-type="float" office:value="0.00864672660827637">
                <text:p>0.00864672660827637</text:p>
              </table:table-cell>
              <table:table-cell office:value-type="float" office:value="0.00946784019470215">
                <text:p>0.00946784019470215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0563621520996094">
                <text:p>0.000563621520996094</text:p>
              </table:table-cell>
              <table:table-cell office:value-type="float" office:value="0.00848722457885742">
                <text:p>0.00848722457885742</text:p>
              </table:table-cell>
              <table:table-cell office:value-type="float" office:value="0.00985574722290039">
                <text:p>0.0098557472229003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481605529785156">
                <text:p>0.000481605529785156</text:p>
              </table:table-cell>
              <table:table-cell office:value-type="float" office:value="0.00857782363891602">
                <text:p>0.00857782363891602</text:p>
              </table:table-cell>
              <table:table-cell office:value-type="float" office:value="0.0101387500762939">
                <text:p>0.010138750076293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468254089355469">
                <text:p>0.000468254089355469</text:p>
              </table:table-cell>
              <table:table-cell office:value-type="float" office:value="0.00897622108459473">
                <text:p>0.00897622108459473</text:p>
              </table:table-cell>
              <table:table-cell office:value-type="float" office:value="0.00947976112365723">
                <text:p>0.0094797611236572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546693801879883">
                <text:p>0.000546693801879883</text:p>
              </table:table-cell>
              <table:table-cell office:value-type="float" office:value="0.00863885879516602">
                <text:p>0.00863885879516602</text:p>
              </table:table-cell>
              <table:table-cell office:value-type="float" office:value="0.00991272926330566">
                <text:p>0.0099127292633056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503301620483398">
                <text:p>0.000503301620483398</text:p>
              </table:table-cell>
              <table:table-cell office:value-type="float" office:value="0.00893306732177735">
                <text:p>0.00893306732177735</text:p>
              </table:table-cell>
              <table:table-cell office:value-type="float" office:value="0.00957250595092773">
                <text:p>0.0095725059509277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166654586791992">
                <text:p>0.000166654586791992</text:p>
              </table:table-cell>
              <table:table-cell office:value-type="float" office:value="0.00051116943359375">
                <text:p>0.00051116943359375</text:p>
              </table:table-cell>
              <table:table-cell office:value-type="float" office:value="0.00955057144165039">
                <text:p>0.00955057144165039</text:p>
              </table:table-cell>
              <table:table-cell office:value-type="float" office:value="0.0102348327636719">
                <text:p>0.010234832763671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982284545898438">
                <text:p>0.0000982284545898438</text:p>
              </table:table-cell>
              <table:table-cell office:value-type="float" office:value="0.000735759735107422">
                <text:p>0.000735759735107422</text:p>
              </table:table-cell>
              <table:table-cell office:value-type="float" office:value="0.00865674018859863">
                <text:p>0.00865674018859863</text:p>
              </table:table-cell>
              <table:table-cell office:value-type="float" office:value="0.0104930400848389">
                <text:p>0.010493040084838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49138069152832">
                <text:p>0.00049138069152832</text:p>
              </table:table-cell>
              <table:table-cell office:value-type="float" office:value="0.0084686279296875">
                <text:p>0.0084686279296875</text:p>
              </table:table-cell>
              <table:table-cell office:value-type="float" office:value="0.0102190971374512">
                <text:p>0.010219097137451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789165496826172">
                <text:p>0.0000789165496826172</text:p>
              </table:table-cell>
              <table:table-cell office:value-type="float" office:value="0.000525951385498047">
                <text:p>0.000525951385498047</text:p>
              </table:table-cell>
              <table:table-cell office:value-type="float" office:value="0.00854873657226563">
                <text:p>0.00854873657226563</text:p>
              </table:table-cell>
              <table:table-cell office:value-type="float" office:value="0.00969886779785156">
                <text:p>0.0096988677978515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423669815063477">
                <text:p>0.000423669815063477</text:p>
              </table:table-cell>
              <table:table-cell office:value-type="float" office:value="0.00880932807922363">
                <text:p>0.00880932807922363</text:p>
              </table:table-cell>
              <table:table-cell office:value-type="float" office:value="0.00969433784484863">
                <text:p>0.00969433784484863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516176223754883">
                <text:p>0.000516176223754883</text:p>
              </table:table-cell>
              <table:table-cell office:value-type="float" office:value="0.00884556770324707">
                <text:p>0.00884556770324707</text:p>
              </table:table-cell>
              <table:table-cell office:value-type="float" office:value="0.00966453552246094">
                <text:p>0.0096645355224609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99291038513184">
                <text:p>0.00899291038513184</text:p>
              </table:table-cell>
              <table:table-cell office:value-type="float" office:value="0.0101029872894287">
                <text:p>0.0101029872894287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616788864135742">
                <text:p>0.000616788864135742</text:p>
              </table:table-cell>
              <table:table-cell office:value-type="float" office:value="0.00875258445739746">
                <text:p>0.00875258445739746</text:p>
              </table:table-cell>
              <table:table-cell office:value-type="float" office:value="0.0104267597198486">
                <text:p>0.0104267597198486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429391860961914">
                <text:p>0.000429391860961914</text:p>
              </table:table-cell>
              <table:table-cell office:value-type="float" office:value="0.00840544700622559">
                <text:p>0.00840544700622559</text:p>
              </table:table-cell>
              <table:table-cell office:value-type="float" office:value="0.0104436874389648">
                <text:p>0.0104436874389648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484228134155273">
                <text:p>0.000484228134155273</text:p>
              </table:table-cell>
              <table:table-cell office:value-type="float" office:value="0.00841164588928223">
                <text:p>0.00841164588928223</text:p>
              </table:table-cell>
              <table:table-cell office:value-type="float" office:value="0.00952434539794922">
                <text:p>0.0095243453979492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500679016113281">
                <text:p>0.000500679016113281</text:p>
              </table:table-cell>
              <table:table-cell office:value-type="float" office:value="0.00854825973510742">
                <text:p>0.00854825973510742</text:p>
              </table:table-cell>
              <table:table-cell office:value-type="float" office:value="0.00979781150817871">
                <text:p>0.00979781150817871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209331512451172">
                <text:p>0.000209331512451172</text:p>
              </table:table-cell>
              <table:table-cell office:value-type="float" office:value="0.00887370109558106">
                <text:p>0.00887370109558106</text:p>
              </table:table-cell>
              <table:table-cell office:value-type="float" office:value="0.00967574119567871">
                <text:p>0.00967574119567871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218391418457031">
                <text:p>0.000218391418457031</text:p>
              </table:table-cell>
              <table:table-cell office:value-type="float" office:value="0.00823783874511719">
                <text:p>0.00823783874511719</text:p>
              </table:table-cell>
              <table:table-cell office:value-type="float" office:value="0.0100891590118408">
                <text:p>0.010089159011840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184535980224609">
                <text:p>0.000184535980224609</text:p>
              </table:table-cell>
              <table:table-cell office:value-type="float" office:value="0.000234127044677734">
                <text:p>0.000234127044677734</text:p>
              </table:table-cell>
              <table:table-cell office:value-type="float" office:value="0.00843310356140137">
                <text:p>0.00843310356140137</text:p>
              </table:table-cell>
              <table:table-cell office:value-type="float" office:value="0.010753870010376">
                <text:p>0.01075387001037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290393829345703">
                <text:p>0.000290393829345703</text:p>
              </table:table-cell>
              <table:table-cell office:value-type="float" office:value="0.0083622932434082">
                <text:p>0.0083622932434082</text:p>
              </table:table-cell>
              <table:table-cell office:value-type="float" office:value="0.0107836723327637">
                <text:p>0.010783672332763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438451766967773">
                <text:p>0.000438451766967773</text:p>
              </table:table-cell>
              <table:table-cell office:value-type="float" office:value="0.00877690315246582">
                <text:p>0.00877690315246582</text:p>
              </table:table-cell>
              <table:table-cell office:value-type="float" office:value="0.00988078117370606">
                <text:p>0.0098807811737060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436067581176758">
                <text:p>0.000436067581176758</text:p>
              </table:table-cell>
              <table:table-cell office:value-type="float" office:value="0.00917530059814453">
                <text:p>0.00917530059814453</text:p>
              </table:table-cell>
              <table:table-cell office:value-type="float" office:value="0.00986552238464356">
                <text:p>0.00986552238464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28cm" svg:height="12.897cm" xlink:href=".." xlink:type="simple" chart:class="chart:line" chart:style-name="ch1">
        <chart:legend chart:legend-position="end" svg:x="20.208cm" svg:y="5.402cm" style:legend-expansion="high" chart:style-name="ch2"/>
        <chart:plot-area chart:style-name="ch3" table:cell-range-address="Sheet1.G1:Sheet1.K848" chart:data-source-has-labels="both" svg:x="0.458cm" svg:y="0.257cm" svg:width="19.292cm" svg:height="12.383cm">
          <chartooo:coordinate-region svg:x="1.556cm" svg:y="0.378cm" svg:width="18.161cm" svg:height="11.26cm"/>
          <chart:axis chart:dimension="x" chart:name="primary-x" chart:style-name="ch4" chartooo:axis-type="auto">
            <chartooo:date-scale/>
            <chart:categories table:cell-range-address="Sheet1.G2:Sheet1.G8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848" chart:label-cell-address="Sheet1.H1:Sheet1.H1" chart:class="chart:line">
            <chart:data-point chart:repeated="847"/>
          </chart:series>
          <chart:series chart:style-name="ch7" chart:values-cell-range-address="Sheet1.I2:Sheet1.I848" chart:label-cell-address="Sheet1.I1:Sheet1.I1" chart:class="chart:line">
            <chart:data-point chart:repeated="847"/>
          </chart:series>
          <chart:series chart:style-name="ch8" chart:values-cell-range-address="Sheet1.J2:Sheet1.J848" chart:label-cell-address="Sheet1.J1:Sheet1.J1" chart:class="chart:line">
            <chart:data-point chart:repeated="847"/>
          </chart:series>
          <chart:series chart:style-name="ch9" chart:values-cell-range-address="Sheet1.K2:Sheet1.K848" chart:label-cell-address="Sheet1.K1:Sheet1.K1" chart:class="chart:line">
            <chart:data-point chart:repeated="8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dary</text:p>
                <draw:g>
                  <svg:desc>Sheet1.H1:Sheet1.H1</svg:desc>
                </draw:g>
              </table:table-cell>
              <table:table-cell office:value-type="string">
                <text:p>convolve</text:p>
                <draw:g>
                  <svg:desc>Sheet1.I1:Sheet1.I1</svg:desc>
                </draw:g>
              </table:table-cell>
              <table:table-cell office:value-type="string">
                <text:p>real</text:p>
                <draw:g>
                  <svg:desc>Sheet1.J1:Sheet1.J1</svg:desc>
                </draw:g>
              </table:table-cell>
              <table:table-cell office:value-type="string">
                <text:p>check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G2:Sheet1.G848</svg:desc>
                </draw:g>
              </table:table-cell>
              <table:table-cell office:value-type="float" office:value="0.00000691413879394531">
                <text:p>0.00000691413879394531</text:p>
                <draw:g>
                  <svg:desc>Sheet1.H2:Sheet1.H848</svg:desc>
                </draw:g>
              </table:table-cell>
              <table:table-cell office:value-type="float" office:value="0.000680446624755859">
                <text:p>0.000680446624755859</text:p>
                <draw:g>
                  <svg:desc>Sheet1.I2:Sheet1.I848</svg:desc>
                </draw:g>
              </table:table-cell>
              <table:table-cell office:value-type="float" office:value="0.00821423530578613">
                <text:p>0.00821423530578613</text:p>
                <draw:g>
                  <svg:desc>Sheet1.J2:Sheet1.J848</svg:desc>
                </draw:g>
              </table:table-cell>
              <table:table-cell office:value-type="float" office:value="0.00000405311584472656">
                <text:p>0.00000405311584472656</text:p>
                <draw:g>
                  <svg:desc>Sheet1.K2:Sheet1.K8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649690628051758">
                <text:p>0.000649690628051758</text:p>
              </table:table-cell>
              <table:table-cell office:value-type="float" office:value="0.00835514068603516">
                <text:p>0.00835514068603516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646591186523438">
                <text:p>0.000646591186523438</text:p>
              </table:table-cell>
              <table:table-cell office:value-type="float" office:value="0.00819063186645508">
                <text:p>0.00819063186645508</text:p>
              </table:table-cell>
              <table:table-cell office:value-type="float" office:value="0.00000262260437011719">
                <text:p>0.000002622604370117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632286071777344">
                <text:p>0.000632286071777344</text:p>
              </table:table-cell>
              <table:table-cell office:value-type="float" office:value="0.00870656967163086">
                <text:p>0.00870656967163086</text:p>
              </table:table-cell>
              <table:table-cell office:value-type="float" office:value="0.00000262260437011719">
                <text:p>0.000002622604370117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639438629150391">
                <text:p>0.000639438629150391</text:p>
              </table:table-cell>
              <table:table-cell office:value-type="float" office:value="0.00912928581237793">
                <text:p>0.00912928581237793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691652297973633">
                <text:p>0.000691652297973633</text:p>
              </table:table-cell>
              <table:table-cell office:value-type="float" office:value="0.00797629356384277">
                <text:p>0.00797629356384277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591278076171875">
                <text:p>0.000591278076171875</text:p>
              </table:table-cell>
              <table:table-cell office:value-type="float" office:value="0.00853157043457031">
                <text:p>0.00853157043457031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738859176635742">
                <text:p>0.000738859176635742</text:p>
              </table:table-cell>
              <table:table-cell office:value-type="float" office:value="0.00817108154296875">
                <text:p>0.00817108154296875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571012496948242">
                <text:p>0.000571012496948242</text:p>
              </table:table-cell>
              <table:table-cell office:value-type="float" office:value="0.00926709175109863">
                <text:p>0.00926709175109863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10122489929199">
                <text:p>0.00810122489929199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919222831726074">
                <text:p>0.00919222831726074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532865524291992">
                <text:p>0.000532865524291992</text:p>
              </table:table-cell>
              <table:table-cell office:value-type="float" office:value="0.00799727439880371">
                <text:p>0.00799727439880371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62108039855957">
                <text:p>0.00062108039855957</text:p>
              </table:table-cell>
              <table:table-cell office:value-type="float" office:value="0.00873851776123047">
                <text:p>0.00873851776123047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569581985473633">
                <text:p>0.000569581985473633</text:p>
              </table:table-cell>
              <table:table-cell office:value-type="float" office:value="0.00823760032653809">
                <text:p>0.0082376003265380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569343566894531">
                <text:p>0.000569343566894531</text:p>
              </table:table-cell>
              <table:table-cell office:value-type="float" office:value="0.00983905792236328">
                <text:p>0.00983905792236328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540494918823242">
                <text:p>0.000540494918823242</text:p>
              </table:table-cell>
              <table:table-cell office:value-type="float" office:value="0.00900483131408691">
                <text:p>0.00900483131408691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656843185424805">
                <text:p>0.000656843185424805</text:p>
              </table:table-cell>
              <table:table-cell office:value-type="float" office:value="0.00844407081604004">
                <text:p>0.00844407081604004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597000122070313">
                <text:p>0.000597000122070313</text:p>
              </table:table-cell>
              <table:table-cell office:value-type="float" office:value="0.00813722610473633">
                <text:p>0.00813722610473633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662803649902344">
                <text:p>0.000662803649902344</text:p>
              </table:table-cell>
              <table:table-cell office:value-type="float" office:value="0.00859475135803223">
                <text:p>0.00859475135803223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554084777832031">
                <text:p>0.000554084777832031</text:p>
              </table:table-cell>
              <table:table-cell office:value-type="float" office:value="0.00817775726318359">
                <text:p>0.00817775726318359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808954238891602">
                <text:p>0.000808954238891602</text:p>
              </table:table-cell>
              <table:table-cell office:value-type="float" office:value="0.00815439224243164">
                <text:p>0.00815439224243164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557899475097656">
                <text:p>0.000557899475097656</text:p>
              </table:table-cell>
              <table:table-cell office:value-type="float" office:value="0.00828266143798828">
                <text:p>0.00828266143798828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604152679443359">
                <text:p>0.000604152679443359</text:p>
              </table:table-cell>
              <table:table-cell office:value-type="float" office:value="0.00818514823913574">
                <text:p>0.00818514823913574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723600387573242">
                <text:p>0.000723600387573242</text:p>
              </table:table-cell>
              <table:table-cell office:value-type="float" office:value="0.00866103172302246">
                <text:p>0.00866103172302246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674962997436523">
                <text:p>0.000674962997436523</text:p>
              </table:table-cell>
              <table:table-cell office:value-type="float" office:value="0.00844073295593262">
                <text:p>0.00844073295593262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723361968994141">
                <text:p>0.000723361968994141</text:p>
              </table:table-cell>
              <table:table-cell office:value-type="float" office:value="0.00857210159301758">
                <text:p>0.00857210159301758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54168701171875">
                <text:p>0.00054168701171875</text:p>
              </table:table-cell>
              <table:table-cell office:value-type="float" office:value="0.00805783271789551">
                <text:p>0.00805783271789551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819921493530273">
                <text:p>0.000819921493530273</text:p>
              </table:table-cell>
              <table:table-cell office:value-type="float" office:value="0.0153882503509521">
                <text:p>0.0153882503509521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102782249450684">
                <text:p>0.00102782249450684</text:p>
              </table:table-cell>
              <table:table-cell office:value-type="float" office:value="0.00946474075317383">
                <text:p>0.00946474075317383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771999359130859">
                <text:p>0.000771999359130859</text:p>
              </table:table-cell>
              <table:table-cell office:value-type="float" office:value="0.00869035720825195">
                <text:p>0.00869035720825195</text:p>
              </table:table-cell>
              <table:table-cell office:value-type="float" office:value="0.00000596046447753906">
                <text:p>0.0000059604644775390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588417053222656">
                <text:p>0.000588417053222656</text:p>
              </table:table-cell>
              <table:table-cell office:value-type="float" office:value="0.00812888145446777">
                <text:p>0.00812888145446777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708818435668945">
                <text:p>0.000708818435668945</text:p>
              </table:table-cell>
              <table:table-cell office:value-type="float" office:value="0.00866103172302246">
                <text:p>0.00866103172302246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830650329589844">
                <text:p>0.000830650329589844</text:p>
              </table:table-cell>
              <table:table-cell office:value-type="float" office:value="0.00915694236755371">
                <text:p>0.00915694236755371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756263732910156">
                <text:p>0.000756263732910156</text:p>
              </table:table-cell>
              <table:table-cell office:value-type="float" office:value="0.00824761390686035">
                <text:p>0.00824761390686035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621557235717773">
                <text:p>0.000621557235717773</text:p>
              </table:table-cell>
              <table:table-cell office:value-type="float" office:value="0.00939583778381348">
                <text:p>0.00939583778381348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689983367919922">
                <text:p>0.000689983367919922</text:p>
              </table:table-cell>
              <table:table-cell office:value-type="float" office:value="0.00846505165100098">
                <text:p>0.00846505165100098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603437423706055">
                <text:p>0.000603437423706055</text:p>
              </table:table-cell>
              <table:table-cell office:value-type="float" office:value="0.0086517333984375">
                <text:p>0.0086517333984375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650405883789063">
                <text:p>0.000650405883789063</text:p>
              </table:table-cell>
              <table:table-cell office:value-type="float" office:value="0.00820589065551758">
                <text:p>0.00820589065551758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53715705871582">
                <text:p>0.00053715705871582</text:p>
              </table:table-cell>
              <table:table-cell office:value-type="float" office:value="0.00903654098510742">
                <text:p>0.00903654098510742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534772872924805">
                <text:p>0.000534772872924805</text:p>
              </table:table-cell>
              <table:table-cell office:value-type="float" office:value="0.00903487205505371">
                <text:p>0.00903487205505371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659942626953125">
                <text:p>0.000659942626953125</text:p>
              </table:table-cell>
              <table:table-cell office:value-type="float" office:value="0.00822830200195313">
                <text:p>0.00822830200195313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612497329711914">
                <text:p>0.000612497329711914</text:p>
              </table:table-cell>
              <table:table-cell office:value-type="float" office:value="0.00865650177001953">
                <text:p>0.00865650177001953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619649887084961">
                <text:p>0.000619649887084961</text:p>
              </table:table-cell>
              <table:table-cell office:value-type="float" office:value="0.00938034057617188">
                <text:p>0.00938034057617188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599145889282227">
                <text:p>0.000599145889282227</text:p>
              </table:table-cell>
              <table:table-cell office:value-type="float" office:value="0.00844955444335938">
                <text:p>0.00844955444335938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700473785400391">
                <text:p>0.000700473785400391</text:p>
              </table:table-cell>
              <table:table-cell office:value-type="float" office:value="0.00829625129699707">
                <text:p>0.00829625129699707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641345977783203">
                <text:p>0.000641345977783203</text:p>
              </table:table-cell>
              <table:table-cell office:value-type="float" office:value="0.00876832008361816">
                <text:p>0.00876832008361816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65922737121582">
                <text:p>0.00065922737121582</text:p>
              </table:table-cell>
              <table:table-cell office:value-type="float" office:value="0.00865340232849121">
                <text:p>0.0086534023284912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581264495849609">
                <text:p>0.000581264495849609</text:p>
              </table:table-cell>
              <table:table-cell office:value-type="float" office:value="0.00814652442932129">
                <text:p>0.00814652442932129</text:p>
              </table:table-cell>
              <table:table-cell office:value-type="float" office:value="0.00000762939453125">
                <text:p>0.00000762939453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63633918762207">
                <text:p>0.00063633918762207</text:p>
              </table:table-cell>
              <table:table-cell office:value-type="float" office:value="0.00888657569885254">
                <text:p>0.0088865756988525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566005706787109">
                <text:p>0.000566005706787109</text:p>
              </table:table-cell>
              <table:table-cell office:value-type="float" office:value="0.0080263614654541">
                <text:p>0.0080263614654541</text:p>
              </table:table-cell>
              <table:table-cell office:value-type="float" office:value="0.00000762939453125">
                <text:p>0.000007629394531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555515289306641">
                <text:p>0.000555515289306641</text:p>
              </table:table-cell>
              <table:table-cell office:value-type="float" office:value="0.00837230682373047">
                <text:p>0.00837230682373047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868082046508789">
                <text:p>0.000868082046508789</text:p>
              </table:table-cell>
              <table:table-cell office:value-type="float" office:value="0.00794410705566406">
                <text:p>0.00794410705566406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542163848876953">
                <text:p>0.000542163848876953</text:p>
              </table:table-cell>
              <table:table-cell office:value-type="float" office:value="0.00867724418640137">
                <text:p>0.00867724418640137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541210174560547">
                <text:p>0.000541210174560547</text:p>
              </table:table-cell>
              <table:table-cell office:value-type="float" office:value="0.00826001167297363">
                <text:p>0.00826001167297363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555276870727539">
                <text:p>0.000555276870727539</text:p>
              </table:table-cell>
              <table:table-cell office:value-type="float" office:value="0.00890135765075684">
                <text:p>0.00890135765075684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872063636779785">
                <text:p>0.00872063636779785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573873519897461">
                <text:p>0.000573873519897461</text:p>
              </table:table-cell>
              <table:table-cell office:value-type="float" office:value="0.00828194618225098">
                <text:p>0.00828194618225098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608921051025391">
                <text:p>0.000608921051025391</text:p>
              </table:table-cell>
              <table:table-cell office:value-type="float" office:value="0.00835013389587402">
                <text:p>0.00835013389587402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632047653198242">
                <text:p>0.000632047653198242</text:p>
              </table:table-cell>
              <table:table-cell office:value-type="float" office:value="0.00823736190795898">
                <text:p>0.00823736190795898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612258911132813">
                <text:p>0.000612258911132813</text:p>
              </table:table-cell>
              <table:table-cell office:value-type="float" office:value="0.00885200500488281">
                <text:p>0.00885200500488281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593662261962891">
                <text:p>0.000593662261962891</text:p>
              </table:table-cell>
              <table:table-cell office:value-type="float" office:value="0.00806045532226563">
                <text:p>0.00806045532226563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635147094726563">
                <text:p>0.000635147094726563</text:p>
              </table:table-cell>
              <table:table-cell office:value-type="float" office:value="0.00855088233947754">
                <text:p>0.00855088233947754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702857971191406">
                <text:p>0.000702857971191406</text:p>
              </table:table-cell>
              <table:table-cell office:value-type="float" office:value="0.00818300247192383">
                <text:p>0.00818300247192383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639677047729492">
                <text:p>0.000639677047729492</text:p>
              </table:table-cell>
              <table:table-cell office:value-type="float" office:value="0.00835537910461426">
                <text:p>0.00835537910461426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653982162475586">
                <text:p>0.000653982162475586</text:p>
              </table:table-cell>
              <table:table-cell office:value-type="float" office:value="0.00809001922607422">
                <text:p>0.00809001922607422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619173049926758">
                <text:p>0.000619173049926758</text:p>
              </table:table-cell>
              <table:table-cell office:value-type="float" office:value="0.0081171989440918">
                <text:p>0.0081171989440918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867033004760742">
                <text:p>0.00867033004760742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469207763671875">
                <text:p>0.000469207763671875</text:p>
              </table:table-cell>
              <table:table-cell office:value-type="float" office:value="0.00835061073303223">
                <text:p>0.00835061073303223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497102737426758">
                <text:p>0.000497102737426758</text:p>
              </table:table-cell>
              <table:table-cell office:value-type="float" office:value="0.00883102416992188">
                <text:p>0.00883102416992188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536203384399414">
                <text:p>0.000536203384399414</text:p>
              </table:table-cell>
              <table:table-cell office:value-type="float" office:value="0.00830268859863281">
                <text:p>0.00830268859863281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494480133056641">
                <text:p>0.000494480133056641</text:p>
              </table:table-cell>
              <table:table-cell office:value-type="float" office:value="0.00870275497436523">
                <text:p>0.00870275497436523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58746337890625">
                <text:p>0.00058746337890625</text:p>
              </table:table-cell>
              <table:table-cell office:value-type="float" office:value="0.0080866813659668">
                <text:p>0.0080866813659668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627994537353516">
                <text:p>0.000627994537353516</text:p>
              </table:table-cell>
              <table:table-cell office:value-type="float" office:value="0.00918006896972656">
                <text:p>0.00918006896972656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503301620483398">
                <text:p>0.000503301620483398</text:p>
              </table:table-cell>
              <table:table-cell office:value-type="float" office:value="0.00824952125549316">
                <text:p>0.00824952125549316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493764877319336">
                <text:p>0.000493764877319336</text:p>
              </table:table-cell>
              <table:table-cell office:value-type="float" office:value="0.00827240943908691">
                <text:p>0.00827240943908691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558137893676758">
                <text:p>0.000558137893676758</text:p>
              </table:table-cell>
              <table:table-cell office:value-type="float" office:value="0.00867128372192383">
                <text:p>0.00867128372192383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506162643432617">
                <text:p>0.000506162643432617</text:p>
              </table:table-cell>
              <table:table-cell office:value-type="float" office:value="0.00840115547180176">
                <text:p>0.00840115547180176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452041625976563">
                <text:p>0.000452041625976563</text:p>
              </table:table-cell>
              <table:table-cell office:value-type="float" office:value="0.00878238677978516">
                <text:p>0.00878238677978516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486373901367188">
                <text:p>0.000486373901367188</text:p>
              </table:table-cell>
              <table:table-cell office:value-type="float" office:value="0.00858163833618164">
                <text:p>0.00858163833618164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429868698120117">
                <text:p>0.000429868698120117</text:p>
              </table:table-cell>
              <table:table-cell office:value-type="float" office:value="0.00908446311950684">
                <text:p>0.00908446311950684</text:p>
              </table:table-cell>
              <table:table-cell office:value-type="float" office:value="0.0000104904174804688">
                <text:p>0.00001049041748046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563621520996094">
                <text:p>0.000563621520996094</text:p>
              </table:table-cell>
              <table:table-cell office:value-type="float" office:value="0.0081477165222168">
                <text:p>0.0081477165222168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609636306762695">
                <text:p>0.000609636306762695</text:p>
              </table:table-cell>
              <table:table-cell office:value-type="float" office:value="0.00813484191894531">
                <text:p>0.00813484191894531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18276405334473">
                <text:p>0.00818276405334473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634908676147461">
                <text:p>0.000634908676147461</text:p>
              </table:table-cell>
              <table:table-cell office:value-type="float" office:value="0.00837159156799316">
                <text:p>0.00837159156799316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502347946166992">
                <text:p>0.000502347946166992</text:p>
              </table:table-cell>
              <table:table-cell office:value-type="float" office:value="0.00870394706726074">
                <text:p>0.00870394706726074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627279281616211">
                <text:p>0.000627279281616211</text:p>
              </table:table-cell>
              <table:table-cell office:value-type="float" office:value="0.00872492790222168">
                <text:p>0.00872492790222168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591278076171875">
                <text:p>0.000591278076171875</text:p>
              </table:table-cell>
              <table:table-cell office:value-type="float" office:value="0.00892829895019531">
                <text:p>0.00892829895019531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574111938476563">
                <text:p>0.000574111938476563</text:p>
              </table:table-cell>
              <table:table-cell office:value-type="float" office:value="0.00818562507629395">
                <text:p>0.00818562507629395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508785247802734">
                <text:p>0.000508785247802734</text:p>
              </table:table-cell>
              <table:table-cell office:value-type="float" office:value="0.0088493824005127">
                <text:p>0.0088493824005127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606298446655273">
                <text:p>0.000606298446655273</text:p>
              </table:table-cell>
              <table:table-cell office:value-type="float" office:value="0.00830888748168945">
                <text:p>0.00830888748168945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519752502441406">
                <text:p>0.000519752502441406</text:p>
              </table:table-cell>
              <table:table-cell office:value-type="float" office:value="0.00821375846862793">
                <text:p>0.00821375846862793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486135482788086">
                <text:p>0.000486135482788086</text:p>
              </table:table-cell>
              <table:table-cell office:value-type="float" office:value="0.00797629356384277">
                <text:p>0.00797629356384277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461578369140625">
                <text:p>0.000461578369140625</text:p>
              </table:table-cell>
              <table:table-cell office:value-type="float" office:value="0.0079035758972168">
                <text:p>0.0079035758972168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72026252746582">
                <text:p>0.00072026252746582</text:p>
              </table:table-cell>
              <table:table-cell office:value-type="float" office:value="0.00783181190490723">
                <text:p>0.00783181190490723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591278076171875">
                <text:p>0.000591278076171875</text:p>
              </table:table-cell>
              <table:table-cell office:value-type="float" office:value="0.00890827178955078">
                <text:p>0.00890827178955078</text:p>
              </table:table-cell>
              <table:table-cell office:value-type="float" office:value="0.0000150203704833984">
                <text:p>0.000015020370483398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648021697998047">
                <text:p>0.000648021697998047</text:p>
              </table:table-cell>
              <table:table-cell office:value-type="float" office:value="0.00847029685974121">
                <text:p>0.00847029685974121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610589981079102">
                <text:p>0.000610589981079102</text:p>
              </table:table-cell>
              <table:table-cell office:value-type="float" office:value="0.00833201408386231">
                <text:p>0.00833201408386231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666618347167969">
                <text:p>0.000666618347167969</text:p>
              </table:table-cell>
              <table:table-cell office:value-type="float" office:value="0.00925517082214356">
                <text:p>0.00925517082214356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652074813842773">
                <text:p>0.000652074813842773</text:p>
              </table:table-cell>
              <table:table-cell office:value-type="float" office:value="0.00823831558227539">
                <text:p>0.00823831558227539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57220458984375">
                <text:p>0.00057220458984375</text:p>
              </table:table-cell>
              <table:table-cell office:value-type="float" office:value="0.00956320762634277">
                <text:p>0.00956320762634277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570535659790039">
                <text:p>0.000570535659790039</text:p>
              </table:table-cell>
              <table:table-cell office:value-type="float" office:value="0.00825142860412598">
                <text:p>0.00825142860412598</text:p>
              </table:table-cell>
              <table:table-cell office:value-type="float" office:value="0.0000150203704833984">
                <text:p>0.00001502037048339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572681427001953">
                <text:p>0.000572681427001953</text:p>
              </table:table-cell>
              <table:table-cell office:value-type="float" office:value="0.00929856300354004">
                <text:p>0.00929856300354004</text:p>
              </table:table-cell>
              <table:table-cell office:value-type="float" office:value="0.0000157356262207031">
                <text:p>0.00001573562622070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604867935180664">
                <text:p>0.000604867935180664</text:p>
              </table:table-cell>
              <table:table-cell office:value-type="float" office:value="0.00871419906616211">
                <text:p>0.00871419906616211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733852386474609">
                <text:p>0.000733852386474609</text:p>
              </table:table-cell>
              <table:table-cell office:value-type="float" office:value="0.00838351249694824">
                <text:p>0.00838351249694824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588417053222656">
                <text:p>0.000588417053222656</text:p>
              </table:table-cell>
              <table:table-cell office:value-type="float" office:value="0.00866150856018066">
                <text:p>0.00866150856018066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497579574584961">
                <text:p>0.000497579574584961</text:p>
              </table:table-cell>
              <table:table-cell office:value-type="float" office:value="0.00820207595825195">
                <text:p>0.00820207595825195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534534454345703">
                <text:p>0.000534534454345703</text:p>
              </table:table-cell>
              <table:table-cell office:value-type="float" office:value="0.00872111320495606">
                <text:p>0.00872111320495606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54621696472168">
                <text:p>0.00054621696472168</text:p>
              </table:table-cell>
              <table:table-cell office:value-type="float" office:value="0.00807929039001465">
                <text:p>0.00807929039001465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561952590942383">
                <text:p>0.000561952590942383</text:p>
              </table:table-cell>
              <table:table-cell office:value-type="float" office:value="0.00920271873474121">
                <text:p>0.00920271873474121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459909439086914">
                <text:p>0.000459909439086914</text:p>
              </table:table-cell>
              <table:table-cell office:value-type="float" office:value="0.00830388069152832">
                <text:p>0.00830388069152832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510931015014648">
                <text:p>0.000510931015014648</text:p>
              </table:table-cell>
              <table:table-cell office:value-type="float" office:value="0.00912022590637207">
                <text:p>0.00912022590637207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545978546142578">
                <text:p>0.000545978546142578</text:p>
              </table:table-cell>
              <table:table-cell office:value-type="float" office:value="0.00872087478637695">
                <text:p>0.00872087478637695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620126724243164">
                <text:p>0.000620126724243164</text:p>
              </table:table-cell>
              <table:table-cell office:value-type="float" office:value="0.00838613510131836">
                <text:p>0.00838613510131836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500679016113281">
                <text:p>0.000500679016113281</text:p>
              </table:table-cell>
              <table:table-cell office:value-type="float" office:value="0.00862360000610352">
                <text:p>0.00862360000610352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557899475097656">
                <text:p>0.000557899475097656</text:p>
              </table:table-cell>
              <table:table-cell office:value-type="float" office:value="0.00816059112548828">
                <text:p>0.00816059112548828</text:p>
              </table:table-cell>
              <table:table-cell office:value-type="float" office:value="0.0000412464141845703">
                <text:p>0.000041246414184570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571727752685547">
                <text:p>0.000571727752685547</text:p>
              </table:table-cell>
              <table:table-cell office:value-type="float" office:value="0.00838732719421387">
                <text:p>0.00838732719421387</text:p>
              </table:table-cell>
              <table:table-cell office:value-type="float" office:value="0.0000145435333251953">
                <text:p>0.000014543533325195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539779663085938">
                <text:p>0.000539779663085938</text:p>
              </table:table-cell>
              <table:table-cell office:value-type="float" office:value="0.00827836990356445">
                <text:p>0.00827836990356445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517845153808594">
                <text:p>0.000517845153808594</text:p>
              </table:table-cell>
              <table:table-cell office:value-type="float" office:value="0.00864887237548828">
                <text:p>0.00864887237548828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59962272644043">
                <text:p>0.00059962272644043</text:p>
              </table:table-cell>
              <table:table-cell office:value-type="float" office:value="0.00826573371887207">
                <text:p>0.00826573371887207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557661056518555">
                <text:p>0.000557661056518555</text:p>
              </table:table-cell>
              <table:table-cell office:value-type="float" office:value="0.00908374786376953">
                <text:p>0.00908374786376953</text:p>
              </table:table-cell>
              <table:table-cell office:value-type="float" office:value="0.0000355243682861328">
                <text:p>0.00003552436828613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558614730834961">
                <text:p>0.000558614730834961</text:p>
              </table:table-cell>
              <table:table-cell office:value-type="float" office:value="0.00817775726318359">
                <text:p>0.00817775726318359</text:p>
              </table:table-cell>
              <table:table-cell office:value-type="float" office:value="0.0000464916229248047">
                <text:p>0.00004649162292480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492334365844727">
                <text:p>0.000492334365844727</text:p>
              </table:table-cell>
              <table:table-cell office:value-type="float" office:value="0.0105233192443848">
                <text:p>0.0105233192443848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555753707885742">
                <text:p>0.000555753707885742</text:p>
              </table:table-cell>
              <table:table-cell office:value-type="float" office:value="0.00849747657775879">
                <text:p>0.00849747657775879</text:p>
              </table:table-cell>
              <table:table-cell office:value-type="float" office:value="0.0000152587890625">
                <text:p>0.00001525878906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475168228149414">
                <text:p>0.000475168228149414</text:p>
              </table:table-cell>
              <table:table-cell office:value-type="float" office:value="0.00834131240844727">
                <text:p>0.00834131240844727</text:p>
              </table:table-cell>
              <table:table-cell office:value-type="float" office:value="0.0000357627868652344">
                <text:p>0.00003576278686523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578641891479492">
                <text:p>0.000578641891479492</text:p>
              </table:table-cell>
              <table:table-cell office:value-type="float" office:value="0.00824117660522461">
                <text:p>0.00824117660522461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557422637939453">
                <text:p>0.000557422637939453</text:p>
              </table:table-cell>
              <table:table-cell office:value-type="float" office:value="0.00855898857116699">
                <text:p>0.00855898857116699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601053237915039">
                <text:p>0.000601053237915039</text:p>
              </table:table-cell>
              <table:table-cell office:value-type="float" office:value="0.00908136367797852">
                <text:p>0.00908136367797852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602245330810547">
                <text:p>0.000602245330810547</text:p>
              </table:table-cell>
              <table:table-cell office:value-type="float" office:value="0.00822758674621582">
                <text:p>0.00822758674621582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442266464233398">
                <text:p>0.000442266464233398</text:p>
              </table:table-cell>
              <table:table-cell office:value-type="float" office:value="0.00822067260742188">
                <text:p>0.00822067260742188</text:p>
              </table:table-cell>
              <table:table-cell office:value-type="float" office:value="0.0000340938568115234">
                <text:p>0.000034093856811523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472068786621094">
                <text:p>0.000472068786621094</text:p>
              </table:table-cell>
              <table:table-cell office:value-type="float" office:value="0.0083773136138916">
                <text:p>0.0083773136138916</text:p>
              </table:table-cell>
              <table:table-cell office:value-type="float" office:value="0.0000154972076416016">
                <text:p>0.000015497207641601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45323371887207">
                <text:p>0.00045323371887207</text:p>
              </table:table-cell>
              <table:table-cell office:value-type="float" office:value="0.00873565673828125">
                <text:p>0.00873565673828125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450611114501953">
                <text:p>0.000450611114501953</text:p>
              </table:table-cell>
              <table:table-cell office:value-type="float" office:value="0.00854134559631348">
                <text:p>0.00854134559631348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512838363647461">
                <text:p>0.000512838363647461</text:p>
              </table:table-cell>
              <table:table-cell office:value-type="float" office:value="0.0087738037109375">
                <text:p>0.0087738037109375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22782516479492">
                <text:p>0.00822782516479492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465631484985352">
                <text:p>0.000465631484985352</text:p>
              </table:table-cell>
              <table:table-cell office:value-type="float" office:value="0.00835943222045898">
                <text:p>0.00835943222045898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501871109008789">
                <text:p>0.000501871109008789</text:p>
              </table:table-cell>
              <table:table-cell office:value-type="float" office:value="0.00881338119506836">
                <text:p>0.00881338119506836</text:p>
              </table:table-cell>
              <table:table-cell office:value-type="float" office:value="0.0000350475311279297">
                <text:p>0.00003504753112792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545263290405273">
                <text:p>0.000545263290405273</text:p>
              </table:table-cell>
              <table:table-cell office:value-type="float" office:value="0.00854277610778809">
                <text:p>0.00854277610778809</text:p>
              </table:table-cell>
              <table:table-cell office:value-type="float" office:value="0.0000355243682861328">
                <text:p>0.000035524368286132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632524490356445">
                <text:p>0.000632524490356445</text:p>
              </table:table-cell>
              <table:table-cell office:value-type="float" office:value="0.0089874267578125">
                <text:p>0.0089874267578125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668525695800781">
                <text:p>0.000668525695800781</text:p>
              </table:table-cell>
              <table:table-cell office:value-type="float" office:value="0.00857901573181152">
                <text:p>0.00857901573181152</text:p>
              </table:table-cell>
              <table:table-cell office:value-type="float" office:value="0.0000162124633789062">
                <text:p>0.00001621246337890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562191009521484">
                <text:p>0.000562191009521484</text:p>
              </table:table-cell>
              <table:table-cell office:value-type="float" office:value="0.00852441787719727">
                <text:p>0.00852441787719727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45013427734375">
                <text:p>0.00045013427734375</text:p>
              </table:table-cell>
              <table:table-cell office:value-type="float" office:value="0.00812602043151856">
                <text:p>0.00812602043151856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506401062011719">
                <text:p>0.000506401062011719</text:p>
              </table:table-cell>
              <table:table-cell office:value-type="float" office:value="0.00894784927368164">
                <text:p>0.00894784927368164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551700592041016">
                <text:p>0.000551700592041016</text:p>
              </table:table-cell>
              <table:table-cell office:value-type="float" office:value="0.00844573974609375">
                <text:p>0.00844573974609375</text:p>
              </table:table-cell>
              <table:table-cell office:value-type="float" office:value="0.0000586509704589844">
                <text:p>0.00005865097045898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553369522094727">
                <text:p>0.000553369522094727</text:p>
              </table:table-cell>
              <table:table-cell office:value-type="float" office:value="0.00846099853515625">
                <text:p>0.00846099853515625</text:p>
              </table:table-cell>
              <table:table-cell office:value-type="float" office:value="0.0000367164611816406">
                <text:p>0.000036716461181640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477075576782227">
                <text:p>0.000477075576782227</text:p>
              </table:table-cell>
              <table:table-cell office:value-type="float" office:value="0.00890874862670898">
                <text:p>0.00890874862670898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698089599609375">
                <text:p>0.000698089599609375</text:p>
              </table:table-cell>
              <table:table-cell office:value-type="float" office:value="0.00864148139953613">
                <text:p>0.00864148139953613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582456588745117">
                <text:p>0.000582456588745117</text:p>
              </table:table-cell>
              <table:table-cell office:value-type="float" office:value="0.00869345664978027">
                <text:p>0.00869345664978027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693798065185547">
                <text:p>0.000693798065185547</text:p>
              </table:table-cell>
              <table:table-cell office:value-type="float" office:value="0.00845026969909668">
                <text:p>0.00845026969909668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534772872924805">
                <text:p>0.000534772872924805</text:p>
              </table:table-cell>
              <table:table-cell office:value-type="float" office:value="0.00897026062011719">
                <text:p>0.00897026062011719</text:p>
              </table:table-cell>
              <table:table-cell office:value-type="float" office:value="0.0000402927398681641">
                <text:p>0.000040292739868164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548124313354492">
                <text:p>0.000548124313354492</text:p>
              </table:table-cell>
              <table:table-cell office:value-type="float" office:value="0.00849246978759766">
                <text:p>0.00849246978759766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57673454284668">
                <text:p>0.00057673454284668</text:p>
              </table:table-cell>
              <table:table-cell office:value-type="float" office:value="0.00876188278198242">
                <text:p>0.00876188278198242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484943389892578">
                <text:p>0.000484943389892578</text:p>
              </table:table-cell>
              <table:table-cell office:value-type="float" office:value="0.00854229927062988">
                <text:p>0.00854229927062988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502586364746094">
                <text:p>0.000502586364746094</text:p>
              </table:table-cell>
              <table:table-cell office:value-type="float" office:value="0.00829768180847168">
                <text:p>0.00829768180847168</text:p>
              </table:table-cell>
              <table:table-cell office:value-type="float" office:value="0.0000362396240234375">
                <text:p>0.000036239624023437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506401062011719">
                <text:p>0.000506401062011719</text:p>
              </table:table-cell>
              <table:table-cell office:value-type="float" office:value="0.0114574432373047">
                <text:p>0.0114574432373047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424861907958984">
                <text:p>0.000424861907958984</text:p>
              </table:table-cell>
              <table:table-cell office:value-type="float" office:value="0.0103836059570313">
                <text:p>0.0103836059570313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632286071777344">
                <text:p>0.000632286071777344</text:p>
              </table:table-cell>
              <table:table-cell office:value-type="float" office:value="0.0143167972564697">
                <text:p>0.0143167972564697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688314437866211">
                <text:p>0.000688314437866211</text:p>
              </table:table-cell>
              <table:table-cell office:value-type="float" office:value="0.0104615688323975">
                <text:p>0.0104615688323975</text:p>
              </table:table-cell>
              <table:table-cell office:value-type="float" office:value="0.00003814697265625">
                <text:p>0.0000381469726562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41651725769043">
                <text:p>0.00041651725769043</text:p>
              </table:table-cell>
              <table:table-cell office:value-type="float" office:value="0.0091555118560791">
                <text:p>0.0091555118560791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471353530883789">
                <text:p>0.000471353530883789</text:p>
              </table:table-cell>
              <table:table-cell office:value-type="float" office:value="0.0100874900817871">
                <text:p>0.0100874900817871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475168228149414">
                <text:p>0.000475168228149414</text:p>
              </table:table-cell>
              <table:table-cell office:value-type="float" office:value="0.00932550430297852">
                <text:p>0.00932550430297852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495433807373047">
                <text:p>0.000495433807373047</text:p>
              </table:table-cell>
              <table:table-cell office:value-type="float" office:value="0.00813055038452148">
                <text:p>0.00813055038452148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480890274047852">
                <text:p>0.000480890274047852</text:p>
              </table:table-cell>
              <table:table-cell office:value-type="float" office:value="0.00878763198852539">
                <text:p>0.00878763198852539</text:p>
              </table:table-cell>
              <table:table-cell office:value-type="float" office:value="0.0000388622283935547">
                <text:p>0.000038862228393554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508308410644531">
                <text:p>0.000508308410644531</text:p>
              </table:table-cell>
              <table:table-cell office:value-type="float" office:value="0.00894260406494141">
                <text:p>0.00894260406494141</text:p>
              </table:table-cell>
              <table:table-cell office:value-type="float" office:value="0.0000386238098144531">
                <text:p>0.000038623809814453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509500503540039">
                <text:p>0.000509500503540039</text:p>
              </table:table-cell>
              <table:table-cell office:value-type="float" office:value="0.00831699371337891">
                <text:p>0.00831699371337891</text:p>
              </table:table-cell>
              <table:table-cell office:value-type="float" office:value="0.0000615119934082031">
                <text:p>0.000061511993408203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765085220336914">
                <text:p>0.000765085220336914</text:p>
              </table:table-cell>
              <table:table-cell office:value-type="float" office:value="0.0089104175567627">
                <text:p>0.0089104175567627</text:p>
              </table:table-cell>
              <table:table-cell office:value-type="float" office:value="0.0000579357147216797">
                <text:p>0.00005793571472167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637531280517578">
                <text:p>0.000637531280517578</text:p>
              </table:table-cell>
              <table:table-cell office:value-type="float" office:value="0.00871801376342773">
                <text:p>0.00871801376342773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619888305664063">
                <text:p>0.000619888305664063</text:p>
              </table:table-cell>
              <table:table-cell office:value-type="float" office:value="0.00872206687927246">
                <text:p>0.00872206687927246</text:p>
              </table:table-cell>
              <table:table-cell office:value-type="float" office:value="0.0000388622283935547">
                <text:p>0.000038862228393554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633716583251953">
                <text:p>0.000633716583251953</text:p>
              </table:table-cell>
              <table:table-cell office:value-type="float" office:value="0.00881409645080566">
                <text:p>0.00881409645080566</text:p>
              </table:table-cell>
              <table:table-cell office:value-type="float" office:value="0.0000813007354736328">
                <text:p>0.00008130073547363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425338745117188">
                <text:p>0.000425338745117188</text:p>
              </table:table-cell>
              <table:table-cell office:value-type="float" office:value="0.00862002372741699">
                <text:p>0.00862002372741699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627279281616211">
                <text:p>0.000627279281616211</text:p>
              </table:table-cell>
              <table:table-cell office:value-type="float" office:value="0.00886058807373047">
                <text:p>0.00886058807373047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874757766723633">
                <text:p>0.000874757766723633</text:p>
              </table:table-cell>
              <table:table-cell office:value-type="float" office:value="0.00834202766418457">
                <text:p>0.00834202766418457</text:p>
              </table:table-cell>
              <table:table-cell office:value-type="float" office:value="0.0000405311584472656">
                <text:p>0.000040531158447265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613212585449219">
                <text:p>0.000613212585449219</text:p>
              </table:table-cell>
              <table:table-cell office:value-type="float" office:value="0.00835275650024414">
                <text:p>0.00835275650024414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682592391967773">
                <text:p>0.000682592391967773</text:p>
              </table:table-cell>
              <table:table-cell office:value-type="float" office:value="0.00877189636230469">
                <text:p>0.00877189636230469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492572784423828">
                <text:p>0.000492572784423828</text:p>
              </table:table-cell>
              <table:table-cell office:value-type="float" office:value="0.00839614868164063">
                <text:p>0.00839614868164063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521659851074219">
                <text:p>0.000521659851074219</text:p>
              </table:table-cell>
              <table:table-cell office:value-type="float" office:value="0.00835442543029785">
                <text:p>0.00835442543029785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566720962524414">
                <text:p>0.000566720962524414</text:p>
              </table:table-cell>
              <table:table-cell office:value-type="float" office:value="0.00831031799316406">
                <text:p>0.00831031799316406</text:p>
              </table:table-cell>
              <table:table-cell office:value-type="float" office:value="0.0000526905059814453">
                <text:p>0.0000526905059814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578403472900391">
                <text:p>0.000578403472900391</text:p>
              </table:table-cell>
              <table:table-cell office:value-type="float" office:value="0.00851202011108398">
                <text:p>0.00851202011108398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544071197509766">
                <text:p>0.000544071197509766</text:p>
              </table:table-cell>
              <table:table-cell office:value-type="float" office:value="0.00869965553283691">
                <text:p>0.00869965553283691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586271286010742">
                <text:p>0.000586271286010742</text:p>
              </table:table-cell>
              <table:table-cell office:value-type="float" office:value="0.00907540321350098">
                <text:p>0.00907540321350098</text:p>
              </table:table-cell>
              <table:table-cell office:value-type="float" office:value="0.0000405311584472656">
                <text:p>0.000040531158447265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460624694824219">
                <text:p>0.000460624694824219</text:p>
              </table:table-cell>
              <table:table-cell office:value-type="float" office:value="0.00881314277648926">
                <text:p>0.00881314277648926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466108322143555">
                <text:p>0.000466108322143555</text:p>
              </table:table-cell>
              <table:table-cell office:value-type="float" office:value="0.00859212875366211">
                <text:p>0.00859212875366211</text:p>
              </table:table-cell>
              <table:table-cell office:value-type="float" office:value="0.0000581741333007813">
                <text:p>0.000058174133300781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449657440185547">
                <text:p>0.000449657440185547</text:p>
              </table:table-cell>
              <table:table-cell office:value-type="float" office:value="0.00848913192749023">
                <text:p>0.00848913192749023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445127487182617">
                <text:p>0.000445127487182617</text:p>
              </table:table-cell>
              <table:table-cell office:value-type="float" office:value="0.00865888595581055">
                <text:p>0.00865888595581055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471353530883789">
                <text:p>0.000471353530883789</text:p>
              </table:table-cell>
              <table:table-cell office:value-type="float" office:value="0.00801563262939453">
                <text:p>0.00801563262939453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392436981201172">
                <text:p>0.000392436981201172</text:p>
              </table:table-cell>
              <table:table-cell office:value-type="float" office:value="0.00835967063903809">
                <text:p>0.00835967063903809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487565994262695">
                <text:p>0.000487565994262695</text:p>
              </table:table-cell>
              <table:table-cell office:value-type="float" office:value="0.00882506370544434">
                <text:p>0.00882506370544434</text:p>
              </table:table-cell>
              <table:table-cell office:value-type="float" office:value="0.0000469684600830078">
                <text:p>0.00004696846008300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498294830322266">
                <text:p>0.000498294830322266</text:p>
              </table:table-cell>
              <table:table-cell office:value-type="float" office:value="0.00838708877563477">
                <text:p>0.00838708877563477</text:p>
              </table:table-cell>
              <table:table-cell office:value-type="float" office:value="0.0000402927398681641">
                <text:p>0.000040292739868164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0924277305603027">
                <text:p>0.00924277305603027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459909439086914">
                <text:p>0.000459909439086914</text:p>
              </table:table-cell>
              <table:table-cell office:value-type="float" office:value="0.00907516479492188">
                <text:p>0.00907516479492188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571966171264648">
                <text:p>0.000571966171264648</text:p>
              </table:table-cell>
              <table:table-cell office:value-type="float" office:value="0.00885772705078125">
                <text:p>0.00885772705078125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444650650024414">
                <text:p>0.000444650650024414</text:p>
              </table:table-cell>
              <table:table-cell office:value-type="float" office:value="0.00826787948608398">
                <text:p>0.00826787948608398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653505325317383">
                <text:p>0.000653505325317383</text:p>
              </table:table-cell>
              <table:table-cell office:value-type="float" office:value="0.00847029685974121">
                <text:p>0.00847029685974121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573635101318359">
                <text:p>0.000573635101318359</text:p>
              </table:table-cell>
              <table:table-cell office:value-type="float" office:value="0.00845885276794434">
                <text:p>0.00845885276794434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599861145019531">
                <text:p>0.000599861145019531</text:p>
              </table:table-cell>
              <table:table-cell office:value-type="float" office:value="0.00835514068603516">
                <text:p>0.00835514068603516</text:p>
              </table:table-cell>
              <table:table-cell office:value-type="float" office:value="0.0000371932983398437">
                <text:p>0.00003719329833984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453472137451172">
                <text:p>0.000453472137451172</text:p>
              </table:table-cell>
              <table:table-cell office:value-type="float" office:value="0.00851082801818848">
                <text:p>0.00851082801818848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2952766418457">
                <text:p>0.00052952766418457</text:p>
              </table:table-cell>
              <table:table-cell office:value-type="float" office:value="0.00803685188293457">
                <text:p>0.00803685188293457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458240509033203">
                <text:p>0.000458240509033203</text:p>
              </table:table-cell>
              <table:table-cell office:value-type="float" office:value="0.00864291191101074">
                <text:p>0.00864291191101074</text:p>
              </table:table-cell>
              <table:table-cell office:value-type="float" office:value="0.0000581741333007813">
                <text:p>0.000058174133300781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46229362487793">
                <text:p>0.00046229362487793</text:p>
              </table:table-cell>
              <table:table-cell office:value-type="float" office:value="0.00822043418884277">
                <text:p>0.00822043418884277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380277633666992">
                <text:p>0.000380277633666992</text:p>
              </table:table-cell>
              <table:table-cell office:value-type="float" office:value="0.00822973251342773">
                <text:p>0.00822973251342773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414371490478516">
                <text:p>0.000414371490478516</text:p>
              </table:table-cell>
              <table:table-cell office:value-type="float" office:value="0.00844407081604004">
                <text:p>0.00844407081604004</text:p>
              </table:table-cell>
              <table:table-cell office:value-type="float" office:value="0.0000517368316650391">
                <text:p>0.000051736831665039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536680221557617">
                <text:p>0.000536680221557617</text:p>
              </table:table-cell>
              <table:table-cell office:value-type="float" office:value="0.00844240188598633">
                <text:p>0.00844240188598633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516414642333984">
                <text:p>0.000516414642333984</text:p>
              </table:table-cell>
              <table:table-cell office:value-type="float" office:value="0.00805187225341797">
                <text:p>0.00805187225341797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628948211669922">
                <text:p>0.000628948211669922</text:p>
              </table:table-cell>
              <table:table-cell office:value-type="float" office:value="0.00824308395385742">
                <text:p>0.00824308395385742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537395477294922">
                <text:p>0.000537395477294922</text:p>
              </table:table-cell>
              <table:table-cell office:value-type="float" office:value="0.00841069221496582">
                <text:p>0.00841069221496582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563383102416992">
                <text:p>0.000563383102416992</text:p>
              </table:table-cell>
              <table:table-cell office:value-type="float" office:value="0.00841069221496582">
                <text:p>0.00841069221496582</text:p>
              </table:table-cell>
              <table:table-cell office:value-type="float" office:value="0.0000422000885009766">
                <text:p>0.000042200088500976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486135482788086">
                <text:p>0.000486135482788086</text:p>
              </table:table-cell>
              <table:table-cell office:value-type="float" office:value="0.00862336158752441">
                <text:p>0.00862336158752441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545501708984375">
                <text:p>0.000545501708984375</text:p>
              </table:table-cell>
              <table:table-cell office:value-type="float" office:value="0.00822067260742188">
                <text:p>0.00822067260742188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64539909362793">
                <text:p>0.00064539909362793</text:p>
              </table:table-cell>
              <table:table-cell office:value-type="float" office:value="0.0085444450378418">
                <text:p>0.0085444450378418</text:p>
              </table:table-cell>
              <table:table-cell office:value-type="float" office:value="0.0000422000885009766">
                <text:p>0.000042200088500976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41961669921875">
                <text:p>0.00041961669921875</text:p>
              </table:table-cell>
              <table:table-cell office:value-type="float" office:value="0.00892138481140137">
                <text:p>0.00892138481140137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496625900268555">
                <text:p>0.000496625900268555</text:p>
              </table:table-cell>
              <table:table-cell office:value-type="float" office:value="0.00841832160949707">
                <text:p>0.00841832160949707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470161437988281">
                <text:p>0.000470161437988281</text:p>
              </table:table-cell>
              <table:table-cell office:value-type="float" office:value="0.00831151008605957">
                <text:p>0.00831151008605957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458002090454102">
                <text:p>0.000458002090454102</text:p>
              </table:table-cell>
              <table:table-cell office:value-type="float" office:value="0.00851273536682129">
                <text:p>0.00851273536682129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46229362487793">
                <text:p>0.00046229362487793</text:p>
              </table:table-cell>
              <table:table-cell office:value-type="float" office:value="0.00882434844970703">
                <text:p>0.00882434844970703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478744506835938">
                <text:p>0.000478744506835938</text:p>
              </table:table-cell>
              <table:table-cell office:value-type="float" office:value="0.00855183601379395">
                <text:p>0.00855183601379395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440359115600586">
                <text:p>0.000440359115600586</text:p>
              </table:table-cell>
              <table:table-cell office:value-type="float" office:value="0.00914430618286133">
                <text:p>0.00914430618286133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461578369140625">
                <text:p>0.000461578369140625</text:p>
              </table:table-cell>
              <table:table-cell office:value-type="float" office:value="0.00823640823364258">
                <text:p>0.00823640823364258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550985336303711">
                <text:p>0.000550985336303711</text:p>
              </table:table-cell>
              <table:table-cell office:value-type="float" office:value="0.0111312866210938">
                <text:p>0.0111312866210938</text:p>
              </table:table-cell>
              <table:table-cell office:value-type="float" office:value="0.0000669956207275391">
                <text:p>0.000066995620727539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735998153686523">
                <text:p>0.000735998153686523</text:p>
              </table:table-cell>
              <table:table-cell office:value-type="float" office:value="0.014209508895874">
                <text:p>0.014209508895874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596284866333008">
                <text:p>0.000596284866333008</text:p>
              </table:table-cell>
              <table:table-cell office:value-type="float" office:value="0.0084226131439209">
                <text:p>0.0084226131439209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625848770141602">
                <text:p>0.000625848770141602</text:p>
              </table:table-cell>
              <table:table-cell office:value-type="float" office:value="0.0154731273651123">
                <text:p>0.0154731273651123</text:p>
              </table:table-cell>
              <table:table-cell office:value-type="float" office:value="0.0000677108764648437">
                <text:p>0.000067710876464843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730514526367188">
                <text:p>0.000730514526367188</text:p>
              </table:table-cell>
              <table:table-cell office:value-type="float" office:value="0.0111896991729736">
                <text:p>0.0111896991729736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599384307861328">
                <text:p>0.000599384307861328</text:p>
              </table:table-cell>
              <table:table-cell office:value-type="float" office:value="0.00885224342346191">
                <text:p>0.00885224342346191</text:p>
              </table:table-cell>
              <table:table-cell office:value-type="float" office:value="0.0000555515289306641">
                <text:p>0.000055551528930664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700473785400391">
                <text:p>0.000700473785400391</text:p>
              </table:table-cell>
              <table:table-cell office:value-type="float" office:value="0.0165295600891113">
                <text:p>0.0165295600891113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622034072875977">
                <text:p>0.000622034072875977</text:p>
              </table:table-cell>
              <table:table-cell office:value-type="float" office:value="0.00870561599731445">
                <text:p>0.00870561599731445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49591064453125">
                <text:p>0.00049591064453125</text:p>
              </table:table-cell>
              <table:table-cell office:value-type="float" office:value="0.0115237236022949">
                <text:p>0.0115237236022949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709056854248047">
                <text:p>0.000709056854248047</text:p>
              </table:table-cell>
              <table:table-cell office:value-type="float" office:value="0.015880823135376">
                <text:p>0.015880823135376</text:p>
              </table:table-cell>
              <table:table-cell office:value-type="float" office:value="0.0000464916229248047">
                <text:p>0.00004649162292480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634670257568359">
                <text:p>0.000634670257568359</text:p>
              </table:table-cell>
              <table:table-cell office:value-type="float" office:value="0.00926566123962403">
                <text:p>0.00926566123962403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712871551513672">
                <text:p>0.000712871551513672</text:p>
              </table:table-cell>
              <table:table-cell office:value-type="float" office:value="0.015291690826416">
                <text:p>0.015291690826416</text:p>
              </table:table-cell>
              <table:table-cell office:value-type="float" office:value="0.0000483989715576172">
                <text:p>0.000048398971557617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678300857543945">
                <text:p>0.000678300857543945</text:p>
              </table:table-cell>
              <table:table-cell office:value-type="float" office:value="0.0103886127471924">
                <text:p>0.0103886127471924</text:p>
              </table:table-cell>
              <table:table-cell office:value-type="float" office:value="0.0000629425048828125">
                <text:p>0.000062942504882812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554800033569336">
                <text:p>0.000554800033569336</text:p>
              </table:table-cell>
              <table:table-cell office:value-type="float" office:value="0.00884199142456055">
                <text:p>0.00884199142456055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500202178955078">
                <text:p>0.000500202178955078</text:p>
              </table:table-cell>
              <table:table-cell office:value-type="float" office:value="0.00876379013061523">
                <text:p>0.00876379013061523</text:p>
              </table:table-cell>
              <table:table-cell office:value-type="float" office:value="0.0000433921813964844">
                <text:p>0.000043392181396484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544548034667969">
                <text:p>0.000544548034667969</text:p>
              </table:table-cell>
              <table:table-cell office:value-type="float" office:value="0.00866532325744629">
                <text:p>0.00866532325744629</text:p>
              </table:table-cell>
              <table:table-cell office:value-type="float" office:value="0.0000402927398681641">
                <text:p>0.000040292739868164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441074371337891">
                <text:p>0.000441074371337891</text:p>
              </table:table-cell>
              <table:table-cell office:value-type="float" office:value="0.00790214538574219">
                <text:p>0.00790214538574219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771284103393555">
                <text:p>0.000771284103393555</text:p>
              </table:table-cell>
              <table:table-cell office:value-type="float" office:value="0.00813984870910645">
                <text:p>0.00813984870910645</text:p>
              </table:table-cell>
              <table:table-cell office:value-type="float" office:value="0.0000634193420410156">
                <text:p>0.00006341934204101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460386276245117">
                <text:p>0.000460386276245117</text:p>
              </table:table-cell>
              <table:table-cell office:value-type="float" office:value="0.00855517387390137">
                <text:p>0.00855517387390137</text:p>
              </table:table-cell>
              <table:table-cell office:value-type="float" office:value="0.0000846385955810547">
                <text:p>0.000084638595581054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451326370239258">
                <text:p>0.000451326370239258</text:p>
              </table:table-cell>
              <table:table-cell office:value-type="float" office:value="0.0084230899810791">
                <text:p>0.0084230899810791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64396858215332">
                <text:p>0.00064396858215332</text:p>
              </table:table-cell>
              <table:table-cell office:value-type="float" office:value="0.00891184806823731">
                <text:p>0.00891184806823731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675201416015625">
                <text:p>0.000675201416015625</text:p>
              </table:table-cell>
              <table:table-cell office:value-type="float" office:value="0.00906825065612793">
                <text:p>0.00906825065612793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637292861938477">
                <text:p>0.000637292861938477</text:p>
              </table:table-cell>
              <table:table-cell office:value-type="float" office:value="0.00895857810974121">
                <text:p>0.00895857810974121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577449798583984">
                <text:p>0.000577449798583984</text:p>
              </table:table-cell>
              <table:table-cell office:value-type="float" office:value="0.00826358795166016">
                <text:p>0.00826358795166016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545024871826172">
                <text:p>0.000545024871826172</text:p>
              </table:table-cell>
              <table:table-cell office:value-type="float" office:value="0.00881552696228027">
                <text:p>0.00881552696228027</text:p>
              </table:table-cell>
              <table:table-cell office:value-type="float" office:value="0.0000457763671875">
                <text:p>0.000045776367187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607490539550781">
                <text:p>0.000607490539550781</text:p>
              </table:table-cell>
              <table:table-cell office:value-type="float" office:value="0.00872468948364258">
                <text:p>0.00872468948364258</text:p>
              </table:table-cell>
              <table:table-cell office:value-type="float" office:value="0.0000469684600830078">
                <text:p>0.000046968460083007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619888305664063">
                <text:p>0.000619888305664063</text:p>
              </table:table-cell>
              <table:table-cell office:value-type="float" office:value="0.00870656967163086">
                <text:p>0.00870656967163086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620603561401367">
                <text:p>0.000620603561401367</text:p>
              </table:table-cell>
              <table:table-cell office:value-type="float" office:value="0.00855875015258789">
                <text:p>0.00855875015258789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656366348266602">
                <text:p>0.000656366348266602</text:p>
              </table:table-cell>
              <table:table-cell office:value-type="float" office:value="0.00845813751220703">
                <text:p>0.00845813751220703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571250915527344">
                <text:p>0.000571250915527344</text:p>
              </table:table-cell>
              <table:table-cell office:value-type="float" office:value="0.00858497619628906">
                <text:p>0.00858497619628906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634431838989258">
                <text:p>0.000634431838989258</text:p>
              </table:table-cell>
              <table:table-cell office:value-type="float" office:value="0.00818419456481934">
                <text:p>0.00818419456481934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682353973388672">
                <text:p>0.000682353973388672</text:p>
              </table:table-cell>
              <table:table-cell office:value-type="float" office:value="0.00896906852722168">
                <text:p>0.00896906852722168</text:p>
              </table:table-cell>
              <table:table-cell office:value-type="float" office:value="0.0000474452972412109">
                <text:p>0.000047445297241210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623464584350586">
                <text:p>0.000623464584350586</text:p>
              </table:table-cell>
              <table:table-cell office:value-type="float" office:value="0.00867414474487305">
                <text:p>0.00867414474487305</text:p>
              </table:table-cell>
              <table:table-cell office:value-type="float" office:value="0.0000476837158203125">
                <text:p>0.000047683715820312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656843185424805">
                <text:p>0.000656843185424805</text:p>
              </table:table-cell>
              <table:table-cell office:value-type="float" office:value="0.00854849815368652">
                <text:p>0.00854849815368652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448465347290039">
                <text:p>0.000448465347290039</text:p>
              </table:table-cell>
              <table:table-cell office:value-type="float" office:value="0.00855445861816406">
                <text:p>0.00855445861816406</text:p>
              </table:table-cell>
              <table:table-cell office:value-type="float" office:value="0.0000438690185546875">
                <text:p>0.000043869018554687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532150268554688">
                <text:p>0.000532150268554688</text:p>
              </table:table-cell>
              <table:table-cell office:value-type="float" office:value="0.0084836483001709">
                <text:p>0.0084836483001709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536203384399414">
                <text:p>0.000536203384399414</text:p>
              </table:table-cell>
              <table:table-cell office:value-type="float" office:value="0.00884890556335449">
                <text:p>0.00884890556335449</text:p>
              </table:table-cell>
              <table:table-cell office:value-type="float" office:value="0.0000622272491455078">
                <text:p>0.000062227249145507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490665435791016">
                <text:p>0.000490665435791016</text:p>
              </table:table-cell>
              <table:table-cell office:value-type="float" office:value="0.00833463668823242">
                <text:p>0.00833463668823242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414848327636719">
                <text:p>0.000414848327636719</text:p>
              </table:table-cell>
              <table:table-cell office:value-type="float" office:value="0.0087590217590332">
                <text:p>0.0087590217590332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489473342895508">
                <text:p>0.000489473342895508</text:p>
              </table:table-cell>
              <table:table-cell office:value-type="float" office:value="0.00853109359741211">
                <text:p>0.00853109359741211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486612319946289">
                <text:p>0.000486612319946289</text:p>
              </table:table-cell>
              <table:table-cell office:value-type="float" office:value="0.0087132453918457">
                <text:p>0.0087132453918457</text:p>
              </table:table-cell>
              <table:table-cell office:value-type="float" office:value="0.0000422000885009766">
                <text:p>0.000042200088500976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475168228149414">
                <text:p>0.000475168228149414</text:p>
              </table:table-cell>
              <table:table-cell office:value-type="float" office:value="0.00849294662475586">
                <text:p>0.00849294662475586</text:p>
              </table:table-cell>
              <table:table-cell office:value-type="float" office:value="0.0000512599945068359">
                <text:p>0.000051259994506835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496625900268555">
                <text:p>0.000496625900268555</text:p>
              </table:table-cell>
              <table:table-cell office:value-type="float" office:value="0.00848269462585449">
                <text:p>0.00848269462585449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433444976806641">
                <text:p>0.000433444976806641</text:p>
              </table:table-cell>
              <table:table-cell office:value-type="float" office:value="0.00910472869873047">
                <text:p>0.00910472869873047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429153442382813">
                <text:p>0.000429153442382813</text:p>
              </table:table-cell>
              <table:table-cell office:value-type="float" office:value="0.00876450538635254">
                <text:p>0.00876450538635254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474929809570313">
                <text:p>0.000474929809570313</text:p>
              </table:table-cell>
              <table:table-cell office:value-type="float" office:value="0.00863218307495117">
                <text:p>0.00863218307495117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571966171264648">
                <text:p>0.000571966171264648</text:p>
              </table:table-cell>
              <table:table-cell office:value-type="float" office:value="0.00853323936462402">
                <text:p>0.00853323936462402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402688980102539">
                <text:p>0.000402688980102539</text:p>
              </table:table-cell>
              <table:table-cell office:value-type="float" office:value="0.00894975662231445">
                <text:p>0.00894975662231445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533580780029297">
                <text:p>0.000533580780029297</text:p>
              </table:table-cell>
              <table:table-cell office:value-type="float" office:value="0.00916576385498047">
                <text:p>0.00916576385498047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608921051025391">
                <text:p>0.000608921051025391</text:p>
              </table:table-cell>
              <table:table-cell office:value-type="float" office:value="0.00866532325744629">
                <text:p>0.00866532325744629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420331954956055">
                <text:p>0.000420331954956055</text:p>
              </table:table-cell>
              <table:table-cell office:value-type="float" office:value="0.00927829742431641">
                <text:p>0.00927829742431641</text:p>
              </table:table-cell>
              <table:table-cell office:value-type="float" office:value="0.0000329017639160156">
                <text:p>0.000032901763916015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511407852172852">
                <text:p>0.000511407852172852</text:p>
              </table:table-cell>
              <table:table-cell office:value-type="float" office:value="0.00833630561828613">
                <text:p>0.00833630561828613</text:p>
              </table:table-cell>
              <table:table-cell office:value-type="float" office:value="0.0000593662261962891">
                <text:p>0.000059366226196289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518798828125">
                <text:p>0.000518798828125</text:p>
              </table:table-cell>
              <table:table-cell office:value-type="float" office:value="0.00846481323242188">
                <text:p>0.00846481323242188</text:p>
              </table:table-cell>
              <table:table-cell office:value-type="float" office:value="0.000049591064453125">
                <text:p>0.00004959106445312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722646713256836">
                <text:p>0.000722646713256836</text:p>
              </table:table-cell>
              <table:table-cell office:value-type="float" office:value="0.00832414627075195">
                <text:p>0.00832414627075195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559329986572266">
                <text:p>0.000559329986572266</text:p>
              </table:table-cell>
              <table:table-cell office:value-type="float" office:value="0.00911521911621094">
                <text:p>0.00911521911621094</text:p>
              </table:table-cell>
              <table:table-cell office:value-type="float" office:value="0.0000684261322021484">
                <text:p>0.000068426132202148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70643424987793">
                <text:p>0.00070643424987793</text:p>
              </table:table-cell>
              <table:table-cell office:value-type="float" office:value="0.00870037078857422">
                <text:p>0.00870037078857422</text:p>
              </table:table-cell>
              <table:table-cell office:value-type="float" office:value="0.000049591064453125">
                <text:p>0.00004959106445312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671863555908203">
                <text:p>0.000671863555908203</text:p>
              </table:table-cell>
              <table:table-cell office:value-type="float" office:value="0.00836682319641113">
                <text:p>0.00836682319641113</text:p>
              </table:table-cell>
              <table:table-cell office:value-type="float" office:value="0.0000722408294677734">
                <text:p>0.000072240829467773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466346740722656">
                <text:p>0.000466346740722656</text:p>
              </table:table-cell>
              <table:table-cell office:value-type="float" office:value="0.00981760025024414">
                <text:p>0.00981760025024414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536680221557617">
                <text:p>0.000536680221557617</text:p>
              </table:table-cell>
              <table:table-cell office:value-type="float" office:value="0.00863742828369141">
                <text:p>0.00863742828369141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664710998535156">
                <text:p>0.000664710998535156</text:p>
              </table:table-cell>
              <table:table-cell office:value-type="float" office:value="0.00934433937072754">
                <text:p>0.00934433937072754</text:p>
              </table:table-cell>
              <table:table-cell office:value-type="float" office:value="0.0000615119934082031">
                <text:p>0.00006151199340820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616073608398438">
                <text:p>0.000616073608398438</text:p>
              </table:table-cell>
              <table:table-cell office:value-type="float" office:value="0.00844979286193848">
                <text:p>0.00844979286193848</text:p>
              </table:table-cell>
              <table:table-cell office:value-type="float" office:value="0.0000324249267578125">
                <text:p>0.000032424926757812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464677810668945">
                <text:p>0.000464677810668945</text:p>
              </table:table-cell>
              <table:table-cell office:value-type="float" office:value="0.00857281684875488">
                <text:p>0.00857281684875488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611066818237305">
                <text:p>0.000611066818237305</text:p>
              </table:table-cell>
              <table:table-cell office:value-type="float" office:value="0.00858139991760254">
                <text:p>0.00858139991760254</text:p>
              </table:table-cell>
              <table:table-cell office:value-type="float" office:value="0.0000514984130859375">
                <text:p>0.000051498413085937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6004524230957">
                <text:p>0.00056004524230957</text:p>
              </table:table-cell>
              <table:table-cell office:value-type="float" office:value="0.00897216796875">
                <text:p>0.00897216796875</text:p>
              </table:table-cell>
              <table:table-cell office:value-type="float" office:value="0.00008392333984375">
                <text:p>0.0000839233398437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574588775634766">
                <text:p>0.000574588775634766</text:p>
              </table:table-cell>
              <table:table-cell office:value-type="float" office:value="0.00956034660339356">
                <text:p>0.00956034660339356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444889068603516">
                <text:p>0.000444889068603516</text:p>
              </table:table-cell>
              <table:table-cell office:value-type="float" office:value="0.00842928886413574">
                <text:p>0.00842928886413574</text:p>
              </table:table-cell>
              <table:table-cell office:value-type="float" office:value="0.0000662803649902344">
                <text:p>0.000066280364990234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30481338500977">
                <text:p>0.000530481338500977</text:p>
              </table:table-cell>
              <table:table-cell office:value-type="float" office:value="0.00874018669128418">
                <text:p>0.00874018669128418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433683395385742">
                <text:p>0.000433683395385742</text:p>
              </table:table-cell>
              <table:table-cell office:value-type="float" office:value="0.00850486755371094">
                <text:p>0.00850486755371094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699996948242188">
                <text:p>0.000699996948242188</text:p>
              </table:table-cell>
              <table:table-cell office:value-type="float" office:value="0.00899863243103027">
                <text:p>0.00899863243103027</text:p>
              </table:table-cell>
              <table:table-cell office:value-type="float" office:value="0.0000483989715576172">
                <text:p>0.000048398971557617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643014907836914">
                <text:p>0.000643014907836914</text:p>
              </table:table-cell>
              <table:table-cell office:value-type="float" office:value="0.00946307182312012">
                <text:p>0.00946307182312012</text:p>
              </table:table-cell>
              <table:table-cell office:value-type="float" office:value="0.000087738037109375">
                <text:p>0.0000877380371093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553607940673828">
                <text:p>0.000553607940673828</text:p>
              </table:table-cell>
              <table:table-cell office:value-type="float" office:value="0.00850462913513184">
                <text:p>0.00850462913513184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520944595336914">
                <text:p>0.000520944595336914</text:p>
              </table:table-cell>
              <table:table-cell office:value-type="float" office:value="0.00865530967712402">
                <text:p>0.00865530967712402</text:p>
              </table:table-cell>
              <table:table-cell office:value-type="float" office:value="0.00008392333984375">
                <text:p>0.0000839233398437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485658645629883">
                <text:p>0.000485658645629883</text:p>
              </table:table-cell>
              <table:table-cell office:value-type="float" office:value="0.00850462913513184">
                <text:p>0.00850462913513184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487089157104492">
                <text:p>0.000487089157104492</text:p>
              </table:table-cell>
              <table:table-cell office:value-type="float" office:value="0.00848746299743652">
                <text:p>0.00848746299743652</text:p>
              </table:table-cell>
              <table:table-cell office:value-type="float" office:value="0.0000658035278320312">
                <text:p>0.000065803527832031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604867935180664">
                <text:p>0.000604867935180664</text:p>
              </table:table-cell>
              <table:table-cell office:value-type="float" office:value="0.00837898254394531">
                <text:p>0.00837898254394531</text:p>
              </table:table-cell>
              <table:table-cell office:value-type="float" office:value="0.0000505447387695313">
                <text:p>0.000050544738769531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746011734008789">
                <text:p>0.000746011734008789</text:p>
              </table:table-cell>
              <table:table-cell office:value-type="float" office:value="0.00887203216552735">
                <text:p>0.00887203216552735</text:p>
              </table:table-cell>
              <table:table-cell office:value-type="float" office:value="0.000072479248046875">
                <text:p>0.0000724792480468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646591186523438">
                <text:p>0.000646591186523438</text:p>
              </table:table-cell>
              <table:table-cell office:value-type="float" office:value="0.00967955589294434">
                <text:p>0.00967955589294434</text:p>
              </table:table-cell>
              <table:table-cell office:value-type="float" office:value="0.0000653266906738281">
                <text:p>0.000065326690673828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467538833618164">
                <text:p>0.000467538833618164</text:p>
              </table:table-cell>
              <table:table-cell office:value-type="float" office:value="0.00824189186096191">
                <text:p>0.00824189186096191</text:p>
              </table:table-cell>
              <table:table-cell office:value-type="float" office:value="0.0000326633453369141">
                <text:p>0.000032663345336914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451087951660156">
                <text:p>0.000451087951660156</text:p>
              </table:table-cell>
              <table:table-cell office:value-type="float" office:value="0.00877046585083008">
                <text:p>0.00877046585083008</text:p>
              </table:table-cell>
              <table:table-cell office:value-type="float" office:value="0.0000514984130859375">
                <text:p>0.000051498413085937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496864318847656">
                <text:p>0.000496864318847656</text:p>
              </table:table-cell>
              <table:table-cell office:value-type="float" office:value="0.00854873657226563">
                <text:p>0.00854873657226563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59199333190918">
                <text:p>0.00059199333190918</text:p>
              </table:table-cell>
              <table:table-cell office:value-type="float" office:value="0.00884628295898438">
                <text:p>0.00884628295898438</text:p>
              </table:table-cell>
              <table:table-cell office:value-type="float" office:value="0.0000517368316650391">
                <text:p>0.000051736831665039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427961349487305">
                <text:p>0.000427961349487305</text:p>
              </table:table-cell>
              <table:table-cell office:value-type="float" office:value="0.00899338722229004">
                <text:p>0.00899338722229004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620126724243164">
                <text:p>0.000620126724243164</text:p>
              </table:table-cell>
              <table:table-cell office:value-type="float" office:value="0.00904345512390137">
                <text:p>0.00904345512390137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0525712966918945">
                <text:p>0.000525712966918945</text:p>
              </table:table-cell>
              <table:table-cell office:value-type="float" office:value="0.00863957405090332">
                <text:p>0.00863957405090332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557184219360352">
                <text:p>0.000557184219360352</text:p>
              </table:table-cell>
              <table:table-cell office:value-type="float" office:value="0.00870728492736816">
                <text:p>0.00870728492736816</text:p>
              </table:table-cell>
              <table:table-cell office:value-type="float" office:value="0.0000481605529785156">
                <text:p>0.000048160552978515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680446624755859">
                <text:p>0.000680446624755859</text:p>
              </table:table-cell>
              <table:table-cell office:value-type="float" office:value="0.00916481018066406">
                <text:p>0.00916481018066406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658035278320313">
                <text:p>0.000658035278320313</text:p>
              </table:table-cell>
              <table:table-cell office:value-type="float" office:value="0.00823020935058594">
                <text:p>0.00823020935058594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618934631347656">
                <text:p>0.000618934631347656</text:p>
              </table:table-cell>
              <table:table-cell office:value-type="float" office:value="0.00849008560180664">
                <text:p>0.00849008560180664</text:p>
              </table:table-cell>
              <table:table-cell office:value-type="float" office:value="0.0000522136688232422">
                <text:p>0.00005221366882324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580787658691406">
                <text:p>0.000580787658691406</text:p>
              </table:table-cell>
              <table:table-cell office:value-type="float" office:value="0.00813889503479004">
                <text:p>0.00813889503479004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636577606201172">
                <text:p>0.000636577606201172</text:p>
              </table:table-cell>
              <table:table-cell office:value-type="float" office:value="0.00841736793518066">
                <text:p>0.00841736793518066</text:p>
              </table:table-cell>
              <table:table-cell office:value-type="float" office:value="0.0000677108764648437">
                <text:p>0.000067710876464843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537872314453125">
                <text:p>0.000537872314453125</text:p>
              </table:table-cell>
              <table:table-cell office:value-type="float" office:value="0.00802087783813477">
                <text:p>0.00802087783813477</text:p>
              </table:table-cell>
              <table:table-cell office:value-type="float" office:value="0.0000555515289306641">
                <text:p>0.000055551528930664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613212585449219">
                <text:p>0.000613212585449219</text:p>
              </table:table-cell>
              <table:table-cell office:value-type="float" office:value="0.00790166854858398">
                <text:p>0.00790166854858398</text:p>
              </table:table-cell>
              <table:table-cell office:value-type="float" office:value="0.0000350475311279297">
                <text:p>0.000035047531127929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474691390991211">
                <text:p>0.000474691390991211</text:p>
              </table:table-cell>
              <table:table-cell office:value-type="float" office:value="0.00834965705871582">
                <text:p>0.00834965705871582</text:p>
              </table:table-cell>
              <table:table-cell office:value-type="float" office:value="0.0000665187835693359">
                <text:p>0.000066518783569335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603437423706055">
                <text:p>0.000603437423706055</text:p>
              </table:table-cell>
              <table:table-cell office:value-type="float" office:value="0.00856637954711914">
                <text:p>0.00856637954711914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599145889282227">
                <text:p>0.000599145889282227</text:p>
              </table:table-cell>
              <table:table-cell office:value-type="float" office:value="0.00877976417541504">
                <text:p>0.00877976417541504</text:p>
              </table:table-cell>
              <table:table-cell office:value-type="float" office:value="0.0000691413879394531">
                <text:p>0.000069141387939453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58746337890625">
                <text:p>0.00058746337890625</text:p>
              </table:table-cell>
              <table:table-cell office:value-type="float" office:value="0.00843906402587891">
                <text:p>0.00843906402587891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696897506713867">
                <text:p>0.000696897506713867</text:p>
              </table:table-cell>
              <table:table-cell office:value-type="float" office:value="0.00867509841918945">
                <text:p>0.00867509841918945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619173049926758">
                <text:p>0.000619173049926758</text:p>
              </table:table-cell>
              <table:table-cell office:value-type="float" office:value="0.00842738151550293">
                <text:p>0.00842738151550293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686407089233398">
                <text:p>0.000686407089233398</text:p>
              </table:table-cell>
              <table:table-cell office:value-type="float" office:value="0.00819993019104004">
                <text:p>0.00819993019104004</text:p>
              </table:table-cell>
              <table:table-cell office:value-type="float" office:value="0.0000512599945068359">
                <text:p>0.000051259994506835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605106353759766">
                <text:p>0.000605106353759766</text:p>
              </table:table-cell>
              <table:table-cell office:value-type="float" office:value="0.0141746997833252">
                <text:p>0.0141746997833252</text:p>
              </table:table-cell>
              <table:table-cell office:value-type="float" office:value="0.0000684261322021484">
                <text:p>0.00006842613220214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617504119873047">
                <text:p>0.000617504119873047</text:p>
              </table:table-cell>
              <table:table-cell office:value-type="float" office:value="0.0124297142028809">
                <text:p>0.0124297142028809</text:p>
              </table:table-cell>
              <table:table-cell office:value-type="float" office:value="0.0000507831573486328">
                <text:p>0.000050783157348632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463247299194336">
                <text:p>0.000463247299194336</text:p>
              </table:table-cell>
              <table:table-cell office:value-type="float" office:value="0.010246753692627">
                <text:p>0.010246753692627</text:p>
              </table:table-cell>
              <table:table-cell office:value-type="float" office:value="0.0000700950622558594">
                <text:p>0.000070095062255859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687360763549805">
                <text:p>0.000687360763549805</text:p>
              </table:table-cell>
              <table:table-cell office:value-type="float" office:value="0.00851893424987793">
                <text:p>0.00851893424987793</text:p>
              </table:table-cell>
              <table:table-cell office:value-type="float" office:value="0.0000550746917724609">
                <text:p>0.000055074691772460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526189804077148">
                <text:p>0.000526189804077148</text:p>
              </table:table-cell>
              <table:table-cell office:value-type="float" office:value="0.00941228866577148">
                <text:p>0.00941228866577148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499725341796875">
                <text:p>0.000499725341796875</text:p>
              </table:table-cell>
              <table:table-cell office:value-type="float" office:value="0.00840663909912109">
                <text:p>0.00840663909912109</text:p>
              </table:table-cell>
              <table:table-cell office:value-type="float" office:value="0.0000386238098144531">
                <text:p>0.000038623809814453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461816787719727">
                <text:p>0.000461816787719727</text:p>
              </table:table-cell>
              <table:table-cell office:value-type="float" office:value="0.00878524780273438">
                <text:p>0.00878524780273438</text:p>
              </table:table-cell>
              <table:table-cell office:value-type="float" office:value="0.0000348091125488281">
                <text:p>0.00003480911254882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463008880615234">
                <text:p>0.000463008880615234</text:p>
              </table:table-cell>
              <table:table-cell office:value-type="float" office:value="0.0087425708770752">
                <text:p>0.0087425708770752</text:p>
              </table:table-cell>
              <table:table-cell office:value-type="float" office:value="0.0000700950622558594">
                <text:p>0.000070095062255859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543117523193359">
                <text:p>0.000543117523193359</text:p>
              </table:table-cell>
              <table:table-cell office:value-type="float" office:value="0.00811266899108887">
                <text:p>0.00811266899108887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48065185546875">
                <text:p>0.00048065185546875</text:p>
              </table:table-cell>
              <table:table-cell office:value-type="float" office:value="0.00882172584533691">
                <text:p>0.00882172584533691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480890274047852">
                <text:p>0.000480890274047852</text:p>
              </table:table-cell>
              <table:table-cell office:value-type="float" office:value="0.00835037231445313">
                <text:p>0.00835037231445313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605106353759766">
                <text:p>0.000605106353759766</text:p>
              </table:table-cell>
              <table:table-cell office:value-type="float" office:value="0.00944304466247559">
                <text:p>0.00944304466247559</text:p>
              </table:table-cell>
              <table:table-cell office:value-type="float" office:value="0.0000746250152587891">
                <text:p>0.000074625015258789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585079193115234">
                <text:p>0.000585079193115234</text:p>
              </table:table-cell>
              <table:table-cell office:value-type="float" office:value="0.00929450988769531">
                <text:p>0.00929450988769531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574111938476563">
                <text:p>0.000574111938476563</text:p>
              </table:table-cell>
              <table:table-cell office:value-type="float" office:value="0.00865864753723145">
                <text:p>0.00865864753723145</text:p>
              </table:table-cell>
              <table:table-cell office:value-type="float" office:value="0.000087738037109375">
                <text:p>0.000087738037109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582456588745117">
                <text:p>0.000582456588745117</text:p>
              </table:table-cell>
              <table:table-cell office:value-type="float" office:value="0.00945234298706055">
                <text:p>0.00945234298706055</text:p>
              </table:table-cell>
              <table:table-cell office:value-type="float" office:value="0.0000538825988769531">
                <text:p>0.000053882598876953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630855560302734">
                <text:p>0.000630855560302734</text:p>
              </table:table-cell>
              <table:table-cell office:value-type="float" office:value="0.00828647613525391">
                <text:p>0.00828647613525391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54931640625">
                <text:p>0.00054931640625</text:p>
              </table:table-cell>
              <table:table-cell office:value-type="float" office:value="0.00922083854675293">
                <text:p>0.00922083854675293</text:p>
              </table:table-cell>
              <table:table-cell office:value-type="float" office:value="0.0000541210174560547">
                <text:p>0.000054121017456054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602960586547852">
                <text:p>0.000602960586547852</text:p>
              </table:table-cell>
              <table:table-cell office:value-type="float" office:value="0.00889754295349121">
                <text:p>0.00889754295349121</text:p>
              </table:table-cell>
              <table:table-cell office:value-type="float" office:value="0.0000553131103515625">
                <text:p>0.000055313110351562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709295272827148">
                <text:p>0.000709295272827148</text:p>
              </table:table-cell>
              <table:table-cell office:value-type="float" office:value="0.00901031494140625">
                <text:p>0.00901031494140625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569581985473633">
                <text:p>0.000569581985473633</text:p>
              </table:table-cell>
              <table:table-cell office:value-type="float" office:value="0.00921225547790527">
                <text:p>0.00921225547790527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692844390869141">
                <text:p>0.000692844390869141</text:p>
              </table:table-cell>
              <table:table-cell office:value-type="float" office:value="0.00905466079711914">
                <text:p>0.00905466079711914</text:p>
              </table:table-cell>
              <table:table-cell office:value-type="float" office:value="0.0000696182250976562">
                <text:p>0.00006961822509765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630617141723633">
                <text:p>0.000630617141723633</text:p>
              </table:table-cell>
              <table:table-cell office:value-type="float" office:value="0.00852823257446289">
                <text:p>0.00852823257446289</text:p>
              </table:table-cell>
              <table:table-cell office:value-type="float" office:value="0.0000374317169189453">
                <text:p>0.000037431716918945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522613525390625">
                <text:p>0.000522613525390625</text:p>
              </table:table-cell>
              <table:table-cell office:value-type="float" office:value="0.00815963745117188">
                <text:p>0.00815963745117188</text:p>
              </table:table-cell>
              <table:table-cell office:value-type="float" office:value="0.0000567436218261719">
                <text:p>0.00005674362182617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595808029174805">
                <text:p>0.000595808029174805</text:p>
              </table:table-cell>
              <table:table-cell office:value-type="float" office:value="0.00876069068908691">
                <text:p>0.00876069068908691</text:p>
              </table:table-cell>
              <table:table-cell office:value-type="float" office:value="0.0000681877136230469">
                <text:p>0.000068187713623046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486612319946289">
                <text:p>0.000486612319946289</text:p>
              </table:table-cell>
              <table:table-cell office:value-type="float" office:value="0.00802230834960938">
                <text:p>0.00802230834960938</text:p>
              </table:table-cell>
              <table:table-cell office:value-type="float" office:value="0.0000717639923095703">
                <text:p>0.000071763992309570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429630279541016">
                <text:p>0.000429630279541016</text:p>
              </table:table-cell>
              <table:table-cell office:value-type="float" office:value="0.00905752182006836">
                <text:p>0.00905752182006836</text:p>
              </table:table-cell>
              <table:table-cell office:value-type="float" office:value="0.0000371932983398437">
                <text:p>0.000037193298339843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432014465332031">
                <text:p>0.000432014465332031</text:p>
              </table:table-cell>
              <table:table-cell office:value-type="float" office:value="0.00926995277404785">
                <text:p>0.00926995277404785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49901008605957">
                <text:p>0.00049901008605957</text:p>
              </table:table-cell>
              <table:table-cell office:value-type="float" office:value="0.00855135917663574">
                <text:p>0.00855135917663574</text:p>
              </table:table-cell>
              <table:table-cell office:value-type="float" office:value="0.0000560283660888672">
                <text:p>0.000056028366088867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518798828125">
                <text:p>0.000518798828125</text:p>
              </table:table-cell>
              <table:table-cell office:value-type="float" office:value="0.00909924507141113">
                <text:p>0.00909924507141113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660896301269531">
                <text:p>0.000660896301269531</text:p>
              </table:table-cell>
              <table:table-cell office:value-type="float" office:value="0.0088803768157959">
                <text:p>0.0088803768157959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846385955810547">
                <text:p>0.0000846385955810547</text:p>
              </table:table-cell>
              <table:table-cell office:value-type="float" office:value="0.000660181045532227">
                <text:p>0.000660181045532227</text:p>
              </table:table-cell>
              <table:table-cell office:value-type="float" office:value="0.00923728942871094">
                <text:p>0.00923728942871094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591278076171875">
                <text:p>0.000591278076171875</text:p>
              </table:table-cell>
              <table:table-cell office:value-type="float" office:value="0.00992202758789063">
                <text:p>0.00992202758789063</text:p>
              </table:table-cell>
              <table:table-cell office:value-type="float" office:value="0.0000720024108886719">
                <text:p>0.000072002410888671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486612319946289">
                <text:p>0.000486612319946289</text:p>
              </table:table-cell>
              <table:table-cell office:value-type="float" office:value="0.00838375091552734">
                <text:p>0.00838375091552734</text:p>
              </table:table-cell>
              <table:table-cell office:value-type="float" office:value="0.0000734329223632812">
                <text:p>0.000073432922363281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63409042358398">
                <text:p>0.00863409042358398</text:p>
              </table:table-cell>
              <table:table-cell office:value-type="float" office:value="0.0000531673431396484">
                <text:p>0.000053167343139648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734329223632812">
                <text:p>0.0000734329223632812</text:p>
              </table:table-cell>
              <table:table-cell office:value-type="float" office:value="0.000690698623657227">
                <text:p>0.000690698623657227</text:p>
              </table:table-cell>
              <table:table-cell office:value-type="float" office:value="0.0151376724243164">
                <text:p>0.0151376724243164</text:p>
              </table:table-cell>
              <table:table-cell office:value-type="float" office:value="0.0000770092010498047">
                <text:p>0.000077009201049804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699043273925781">
                <text:p>0.000699043273925781</text:p>
              </table:table-cell>
              <table:table-cell office:value-type="float" office:value="0.0108935832977295">
                <text:p>0.0108935832977295</text:p>
              </table:table-cell>
              <table:table-cell office:value-type="float" office:value="0.00003814697265625">
                <text:p>0.0000381469726562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579357147216797">
                <text:p>0.000579357147216797</text:p>
              </table:table-cell>
              <table:table-cell office:value-type="float" office:value="0.00832915306091309">
                <text:p>0.00832915306091309</text:p>
              </table:table-cell>
              <table:table-cell office:value-type="float" office:value="0.0000522136688232422">
                <text:p>0.000052213668823242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467061996459961">
                <text:p>0.000467061996459961</text:p>
              </table:table-cell>
              <table:table-cell office:value-type="float" office:value="0.00849080085754395">
                <text:p>0.00849080085754395</text:p>
              </table:table-cell>
              <table:table-cell office:value-type="float" office:value="0.0000541210174560547">
                <text:p>0.000054121017456054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533342361450195">
                <text:p>0.000533342361450195</text:p>
              </table:table-cell>
              <table:table-cell office:value-type="float" office:value="0.00852060317993164">
                <text:p>0.00852060317993164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467300415039063">
                <text:p>0.000467300415039063</text:p>
              </table:table-cell>
              <table:table-cell office:value-type="float" office:value="0.00871944427490235">
                <text:p>0.00871944427490235</text:p>
              </table:table-cell>
              <table:table-cell office:value-type="float" office:value="0.0000395774841308594">
                <text:p>0.000039577484130859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394105911254883">
                <text:p>0.000394105911254883</text:p>
              </table:table-cell>
              <table:table-cell office:value-type="float" office:value="0.00797724723815918">
                <text:p>0.00797724723815918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461339950561523">
                <text:p>0.000461339950561523</text:p>
              </table:table-cell>
              <table:table-cell office:value-type="float" office:value="0.00889873504638672">
                <text:p>0.00889873504638672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499725341796875">
                <text:p>0.000499725341796875</text:p>
              </table:table-cell>
              <table:table-cell office:value-type="float" office:value="0.0089406967163086">
                <text:p>0.0089406967163086</text:p>
              </table:table-cell>
              <table:table-cell office:value-type="float" office:value="0.0000634193420410156">
                <text:p>0.000063419342041015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929021835327148">
                <text:p>0.00929021835327148</text:p>
              </table:table-cell>
              <table:table-cell office:value-type="float" office:value="0.0000553131103515625">
                <text:p>0.00005531311035156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459671020507813">
                <text:p>0.000459671020507813</text:p>
              </table:table-cell>
              <table:table-cell office:value-type="float" office:value="0.00843954086303711">
                <text:p>0.00843954086303711</text:p>
              </table:table-cell>
              <table:table-cell office:value-type="float" office:value="0.0000584125518798828">
                <text:p>0.000058412551879882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731945037841797">
                <text:p>0.000731945037841797</text:p>
              </table:table-cell>
              <table:table-cell office:value-type="float" office:value="0.00886678695678711">
                <text:p>0.00886678695678711</text:p>
              </table:table-cell>
              <table:table-cell office:value-type="float" office:value="0.0000581741333007813">
                <text:p>0.000058174133300781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46992301940918">
                <text:p>0.00046992301940918</text:p>
              </table:table-cell>
              <table:table-cell office:value-type="float" office:value="0.00908851623535156">
                <text:p>0.00908851623535156</text:p>
              </table:table-cell>
              <table:table-cell office:value-type="float" office:value="0.0000584125518798828">
                <text:p>0.000058412551879882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527143478393555">
                <text:p>0.000527143478393555</text:p>
              </table:table-cell>
              <table:table-cell office:value-type="float" office:value="0.00848484039306641">
                <text:p>0.00848484039306641</text:p>
              </table:table-cell>
              <table:table-cell office:value-type="float" office:value="0.0000388622283935547">
                <text:p>0.000038862228393554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451803207397461">
                <text:p>0.000451803207397461</text:p>
              </table:table-cell>
              <table:table-cell office:value-type="float" office:value="0.00863099098205566">
                <text:p>0.00863099098205566</text:p>
              </table:table-cell>
              <table:table-cell office:value-type="float" office:value="0.0000395774841308594">
                <text:p>0.000039577484130859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459671020507813">
                <text:p>0.000459671020507813</text:p>
              </table:table-cell>
              <table:table-cell office:value-type="float" office:value="0.0086214542388916">
                <text:p>0.0086214542388916</text:p>
              </table:table-cell>
              <table:table-cell office:value-type="float" office:value="0.0000712871551513672">
                <text:p>0.000071287155151367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513792037963867">
                <text:p>0.000513792037963867</text:p>
              </table:table-cell>
              <table:table-cell office:value-type="float" office:value="0.00900840759277344">
                <text:p>0.00900840759277344</text:p>
              </table:table-cell>
              <table:table-cell office:value-type="float" office:value="0.0000424385070800781">
                <text:p>0.000042438507080078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415325164794922">
                <text:p>0.000415325164794922</text:p>
              </table:table-cell>
              <table:table-cell office:value-type="float" office:value="0.00843334197998047">
                <text:p>0.00843334197998047</text:p>
              </table:table-cell>
              <table:table-cell office:value-type="float" office:value="0.0000751018524169922">
                <text:p>0.000075101852416992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527143478393555">
                <text:p>0.000527143478393555</text:p>
              </table:table-cell>
              <table:table-cell office:value-type="float" office:value="0.0089409351348877">
                <text:p>0.0089409351348877</text:p>
              </table:table-cell>
              <table:table-cell office:value-type="float" office:value="0.0000593662261962891">
                <text:p>0.000059366226196289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17129898071289">
                <text:p>0.000517129898071289</text:p>
              </table:table-cell>
              <table:table-cell office:value-type="float" office:value="0.00869560241699219">
                <text:p>0.00869560241699219</text:p>
              </table:table-cell>
              <table:table-cell office:value-type="float" office:value="0.0000731945037841797">
                <text:p>0.000073194503784179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578880310058594">
                <text:p>0.000578880310058594</text:p>
              </table:table-cell>
              <table:table-cell office:value-type="float" office:value="0.00858521461486816">
                <text:p>0.00858521461486816</text:p>
              </table:table-cell>
              <table:table-cell office:value-type="float" office:value="0.0000586509704589844">
                <text:p>0.00005865097045898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440120697021484">
                <text:p>0.000440120697021484</text:p>
              </table:table-cell>
              <table:table-cell office:value-type="float" office:value="0.00855779647827148">
                <text:p>0.00855779647827148</text:p>
              </table:table-cell>
              <table:table-cell office:value-type="float" office:value="0.0000407695770263672">
                <text:p>0.00004076957702636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467538833618164">
                <text:p>0.000467538833618164</text:p>
              </table:table-cell>
              <table:table-cell office:value-type="float" office:value="0.00836086273193359">
                <text:p>0.00836086273193359</text:p>
              </table:table-cell>
              <table:table-cell office:value-type="float" office:value="0.0000472068786621094">
                <text:p>0.000047206878662109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3095817565918">
                <text:p>0.00053095817565918</text:p>
              </table:table-cell>
              <table:table-cell office:value-type="float" office:value="0.00869131088256836">
                <text:p>0.00869131088256836</text:p>
              </table:table-cell>
              <table:table-cell office:value-type="float" office:value="0.0000452995300292969">
                <text:p>0.000045299530029296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557184219360352">
                <text:p>0.000557184219360352</text:p>
              </table:table-cell>
              <table:table-cell office:value-type="float" office:value="0.00836968421936035">
                <text:p>0.00836968421936035</text:p>
              </table:table-cell>
              <table:table-cell office:value-type="float" office:value="0.0000786781311035156">
                <text:p>0.000078678131103515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798702239990234">
                <text:p>0.0000798702239990234</text:p>
              </table:table-cell>
              <table:table-cell office:value-type="float" office:value="0.000530719757080078">
                <text:p>0.000530719757080078</text:p>
              </table:table-cell>
              <table:table-cell office:value-type="float" office:value="0.00871419906616211">
                <text:p>0.00871419906616211</text:p>
              </table:table-cell>
              <table:table-cell office:value-type="float" office:value="0.0000569820404052734">
                <text:p>0.000056982040405273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512599945068359">
                <text:p>0.000512599945068359</text:p>
              </table:table-cell>
              <table:table-cell office:value-type="float" office:value="0.00852036476135254">
                <text:p>0.00852036476135254</text:p>
              </table:table-cell>
              <table:table-cell office:value-type="float" office:value="0.000115871429443359">
                <text:p>0.0001158714294433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474929809570313">
                <text:p>0.000474929809570313</text:p>
              </table:table-cell>
              <table:table-cell office:value-type="float" office:value="0.00846195220947266">
                <text:p>0.00846195220947266</text:p>
              </table:table-cell>
              <table:table-cell office:value-type="float" office:value="0.0000619888305664062">
                <text:p>0.000061988830566406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577926635742188">
                <text:p>0.000577926635742188</text:p>
              </table:table-cell>
              <table:table-cell office:value-type="float" office:value="0.0108137130737305">
                <text:p>0.0108137130737305</text:p>
              </table:table-cell>
              <table:table-cell office:value-type="float" office:value="0.0000464916229248047">
                <text:p>0.000046491622924804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454902648925781">
                <text:p>0.000454902648925781</text:p>
              </table:table-cell>
              <table:table-cell office:value-type="float" office:value="0.00844526290893555">
                <text:p>0.00844526290893555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567197799682617">
                <text:p>0.000567197799682617</text:p>
              </table:table-cell>
              <table:table-cell office:value-type="float" office:value="0.0086674690246582">
                <text:p>0.0086674690246582</text:p>
              </table:table-cell>
              <table:table-cell office:value-type="float" office:value="0.0000469684600830078">
                <text:p>0.000046968460083007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531911849975586">
                <text:p>0.000531911849975586</text:p>
              </table:table-cell>
              <table:table-cell office:value-type="float" office:value="0.00832033157348633">
                <text:p>0.00832033157348633</text:p>
              </table:table-cell>
              <table:table-cell office:value-type="float" office:value="0.000133991241455078">
                <text:p>0.00013399124145507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434637069702148">
                <text:p>0.000434637069702148</text:p>
              </table:table-cell>
              <table:table-cell office:value-type="float" office:value="0.00872039794921875">
                <text:p>0.00872039794921875</text:p>
              </table:table-cell>
              <table:table-cell office:value-type="float" office:value="0.0000448226928710938">
                <text:p>0.000044822692871093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541210174560547">
                <text:p>0.000541210174560547</text:p>
              </table:table-cell>
              <table:table-cell office:value-type="float" office:value="0.00872421264648438">
                <text:p>0.00872421264648438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594854354858398">
                <text:p>0.000594854354858398</text:p>
              </table:table-cell>
              <table:table-cell office:value-type="float" office:value="0.00824642181396484">
                <text:p>0.00824642181396484</text:p>
              </table:table-cell>
              <table:table-cell office:value-type="float" office:value="0.0000934600830078125">
                <text:p>0.000093460083007812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475168228149414">
                <text:p>0.000475168228149414</text:p>
              </table:table-cell>
              <table:table-cell office:value-type="float" office:value="0.00905871391296387">
                <text:p>0.00905871391296387</text:p>
              </table:table-cell>
              <table:table-cell office:value-type="float" office:value="0.0000751018524169922">
                <text:p>0.000075101852416992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650405883789063">
                <text:p>0.000650405883789063</text:p>
              </table:table-cell>
              <table:table-cell office:value-type="float" office:value="0.00815272331237793">
                <text:p>0.00815272331237793</text:p>
              </table:table-cell>
              <table:table-cell office:value-type="float" office:value="0.0000817775726318359">
                <text:p>0.00008177757263183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0871515274047852">
                <text:p>0.00871515274047852</text:p>
              </table:table-cell>
              <table:table-cell office:value-type="float" office:value="0.0000414848327636719">
                <text:p>0.000041484832763671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445842742919922">
                <text:p>0.000445842742919922</text:p>
              </table:table-cell>
              <table:table-cell office:value-type="float" office:value="0.00811958312988281">
                <text:p>0.00811958312988281</text:p>
              </table:table-cell>
              <table:table-cell office:value-type="float" office:value="0.0000746250152587891">
                <text:p>0.000074625015258789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564098358154297">
                <text:p>0.000564098358154297</text:p>
              </table:table-cell>
              <table:table-cell office:value-type="float" office:value="0.00858044624328613">
                <text:p>0.00858044624328613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479221343994141">
                <text:p>0.000479221343994141</text:p>
              </table:table-cell>
              <table:table-cell office:value-type="float" office:value="0.00835156440734863">
                <text:p>0.00835156440734863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499248504638672">
                <text:p>0.000499248504638672</text:p>
              </table:table-cell>
              <table:table-cell office:value-type="float" office:value="0.0086214542388916">
                <text:p>0.0086214542388916</text:p>
              </table:table-cell>
              <table:table-cell office:value-type="float" office:value="0.000041961669921875">
                <text:p>0.00004196166992187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495433807373047">
                <text:p>0.000495433807373047</text:p>
              </table:table-cell>
              <table:table-cell office:value-type="float" office:value="0.00861835479736328">
                <text:p>0.00861835479736328</text:p>
              </table:table-cell>
              <table:table-cell office:value-type="float" office:value="0.0000774860382080078">
                <text:p>0.000077486038208007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531673431396484">
                <text:p>0.000531673431396484</text:p>
              </table:table-cell>
              <table:table-cell office:value-type="float" office:value="0.00807428359985352">
                <text:p>0.00807428359985352</text:p>
              </table:table-cell>
              <table:table-cell office:value-type="float" office:value="0.0000569820404052734">
                <text:p>0.000056982040405273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0872373580932617">
                <text:p>0.00872373580932617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592470169067383">
                <text:p>0.000592470169067383</text:p>
              </table:table-cell>
              <table:table-cell office:value-type="float" office:value="0.00840997695922852">
                <text:p>0.00840997695922852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506877899169922">
                <text:p>0.000506877899169922</text:p>
              </table:table-cell>
              <table:table-cell office:value-type="float" office:value="0.00891184806823731">
                <text:p>0.00891184806823731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539302825927734">
                <text:p>0.000539302825927734</text:p>
              </table:table-cell>
              <table:table-cell office:value-type="float" office:value="0.00845146179199219">
                <text:p>0.00845146179199219</text:p>
              </table:table-cell>
              <table:table-cell office:value-type="float" office:value="0.0000605583190917969">
                <text:p>0.00006055831909179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568151473999023">
                <text:p>0.000568151473999023</text:p>
              </table:table-cell>
              <table:table-cell office:value-type="float" office:value="0.00904631614685059">
                <text:p>0.00904631614685059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715255737304687">
                <text:p>0.0000715255737304687</text:p>
              </table:table-cell>
              <table:table-cell office:value-type="float" office:value="0.000463724136352539">
                <text:p>0.000463724136352539</text:p>
              </table:table-cell>
              <table:table-cell office:value-type="float" office:value="0.00882959365844727">
                <text:p>0.00882959365844727</text:p>
              </table:table-cell>
              <table:table-cell office:value-type="float" office:value="0.0000753402709960937">
                <text:p>0.000075340270996093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467538833618164">
                <text:p>0.000467538833618164</text:p>
              </table:table-cell>
              <table:table-cell office:value-type="float" office:value="0.00876045227050781">
                <text:p>0.00876045227050781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527858734130859">
                <text:p>0.000527858734130859</text:p>
              </table:table-cell>
              <table:table-cell office:value-type="float" office:value="0.00887203216552735">
                <text:p>0.00887203216552735</text:p>
              </table:table-cell>
              <table:table-cell office:value-type="float" office:value="0.0000436305999755859">
                <text:p>0.000043630599975585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453472137451172">
                <text:p>0.000453472137451172</text:p>
              </table:table-cell>
              <table:table-cell office:value-type="float" office:value="0.00844407081604004">
                <text:p>0.00844407081604004</text:p>
              </table:table-cell>
              <table:table-cell office:value-type="float" office:value="0.000057220458984375">
                <text:p>0.00005722045898437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518321990966797">
                <text:p>0.000518321990966797</text:p>
              </table:table-cell>
              <table:table-cell office:value-type="float" office:value="0.00926089286804199">
                <text:p>0.00926089286804199</text:p>
              </table:table-cell>
              <table:table-cell office:value-type="float" office:value="0.0000765323638916016">
                <text:p>0.000076532363891601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715255737304687">
                <text:p>0.0000715255737304687</text:p>
              </table:table-cell>
              <table:table-cell office:value-type="float" office:value="0.000467300415039063">
                <text:p>0.000467300415039063</text:p>
              </table:table-cell>
              <table:table-cell office:value-type="float" office:value="0.00783443450927734">
                <text:p>0.00783443450927734</text:p>
              </table:table-cell>
              <table:table-cell office:value-type="float" office:value="0.0000710487365722656">
                <text:p>0.000071048736572265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641822814941406">
                <text:p>0.000641822814941406</text:p>
              </table:table-cell>
              <table:table-cell office:value-type="float" office:value="0.00812697410583496">
                <text:p>0.00812697410583496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472545623779297">
                <text:p>0.000472545623779297</text:p>
              </table:table-cell>
              <table:table-cell office:value-type="float" office:value="0.00831270217895508">
                <text:p>0.00831270217895508</text:p>
              </table:table-cell>
              <table:table-cell office:value-type="float" office:value="0.000115633010864258">
                <text:p>0.0001156330108642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803470611572266">
                <text:p>0.0000803470611572266</text:p>
              </table:table-cell>
              <table:table-cell office:value-type="float" office:value="0.000559806823730469">
                <text:p>0.000559806823730469</text:p>
              </table:table-cell>
              <table:table-cell office:value-type="float" office:value="0.0082390308380127">
                <text:p>0.0082390308380127</text:p>
              </table:table-cell>
              <table:table-cell office:value-type="float" office:value="0.0000486373901367188">
                <text:p>0.000048637390136718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450849533081055">
                <text:p>0.000450849533081055</text:p>
              </table:table-cell>
              <table:table-cell office:value-type="float" office:value="0.00900673866271973">
                <text:p>0.00900673866271973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501871109008789">
                <text:p>0.000501871109008789</text:p>
              </table:table-cell>
              <table:table-cell office:value-type="float" office:value="0.00818443298339844">
                <text:p>0.00818443298339844</text:p>
              </table:table-cell>
              <table:table-cell office:value-type="float" office:value="0.0000438690185546875">
                <text:p>0.000043869018554687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478744506835938">
                <text:p>0.000478744506835938</text:p>
              </table:table-cell>
              <table:table-cell office:value-type="float" office:value="0.00865817070007324">
                <text:p>0.00865817070007324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454902648925781">
                <text:p>0.000454902648925781</text:p>
              </table:table-cell>
              <table:table-cell office:value-type="float" office:value="0.0143251419067383">
                <text:p>0.0143251419067383</text:p>
              </table:table-cell>
              <table:table-cell office:value-type="float" office:value="0.000116109848022461">
                <text:p>0.00011610984802246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108003616333008">
                <text:p>0.000108003616333008</text:p>
              </table:table-cell>
              <table:table-cell office:value-type="float" office:value="0.00074315071105957">
                <text:p>0.00074315071105957</text:p>
              </table:table-cell>
              <table:table-cell office:value-type="float" office:value="0.0161798000335693">
                <text:p>0.0161798000335693</text:p>
              </table:table-cell>
              <table:table-cell office:value-type="float" office:value="0.000157594680786133">
                <text:p>0.00015759468078613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110864639282227">
                <text:p>0.000110864639282227</text:p>
              </table:table-cell>
              <table:table-cell office:value-type="float" office:value="0.000813484191894531">
                <text:p>0.000813484191894531</text:p>
              </table:table-cell>
              <table:table-cell office:value-type="float" office:value="0.0114517211914063">
                <text:p>0.0114517211914063</text:p>
              </table:table-cell>
              <table:table-cell office:value-type="float" office:value="0.0000431537628173828">
                <text:p>0.000043153762817382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616550445556641">
                <text:p>0.000616550445556641</text:p>
              </table:table-cell>
              <table:table-cell office:value-type="float" office:value="0.00912928581237793">
                <text:p>0.00912928581237793</text:p>
              </table:table-cell>
              <table:table-cell office:value-type="float" office:value="0.000121831893920898">
                <text:p>0.00012183189392089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106573104858398">
                <text:p>0.000106573104858398</text:p>
              </table:table-cell>
              <table:table-cell office:value-type="float" office:value="0.000739574432373047">
                <text:p>0.000739574432373047</text:p>
              </table:table-cell>
              <table:table-cell office:value-type="float" office:value="0.0155036449432373">
                <text:p>0.0155036449432373</text:p>
              </table:table-cell>
              <table:table-cell office:value-type="float" office:value="0.0000588893890380859">
                <text:p>0.000058889389038085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936985015869141">
                <text:p>0.0000936985015869141</text:p>
              </table:table-cell>
              <table:table-cell office:value-type="float" office:value="0.000737190246582031">
                <text:p>0.000737190246582031</text:p>
              </table:table-cell>
              <table:table-cell office:value-type="float" office:value="0.00809335708618164">
                <text:p>0.00809335708618164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553131103515625">
                <text:p>0.000553131103515625</text:p>
              </table:table-cell>
              <table:table-cell office:value-type="float" office:value="0.0126008987426758">
                <text:p>0.0126008987426758</text:p>
              </table:table-cell>
              <table:table-cell office:value-type="float" office:value="0.000118732452392578">
                <text:p>0.00011873245239257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776052474975586">
                <text:p>0.000776052474975586</text:p>
              </table:table-cell>
              <table:table-cell office:value-type="float" office:value="0.0123081207275391">
                <text:p>0.0123081207275391</text:p>
              </table:table-cell>
              <table:table-cell office:value-type="float" office:value="0.0000963211059570313">
                <text:p>0.000096321105957031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474452972412109">
                <text:p>0.000474452972412109</text:p>
              </table:table-cell>
              <table:table-cell office:value-type="float" office:value="0.00919914245605469">
                <text:p>0.00919914245605469</text:p>
              </table:table-cell>
              <table:table-cell office:value-type="float" office:value="0.0000455379486083984">
                <text:p>0.000045537948608398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34178924560547">
                <text:p>0.00834178924560547</text:p>
              </table:table-cell>
              <table:table-cell office:value-type="float" office:value="0.0000972747802734375">
                <text:p>0.000097274780273437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563144683837891">
                <text:p>0.000563144683837891</text:p>
              </table:table-cell>
              <table:table-cell office:value-type="float" office:value="0.0086052417755127">
                <text:p>0.0086052417755127</text:p>
              </table:table-cell>
              <table:table-cell office:value-type="float" office:value="0.0000629425048828125">
                <text:p>0.000062942504882812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600576400756836">
                <text:p>0.000600576400756836</text:p>
              </table:table-cell>
              <table:table-cell office:value-type="float" office:value="0.00854849815368652">
                <text:p>0.00854849815368652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473499298095703">
                <text:p>0.000473499298095703</text:p>
              </table:table-cell>
              <table:table-cell office:value-type="float" office:value="0.00925827026367188">
                <text:p>0.00925827026367188</text:p>
              </table:table-cell>
              <table:table-cell office:value-type="float" office:value="0.0000464916229248047">
                <text:p>0.000046491622924804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0877833366394043">
                <text:p>0.00877833366394043</text:p>
              </table:table-cell>
              <table:table-cell office:value-type="float" office:value="0.0000445842742919922">
                <text:p>0.000044584274291992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47315788269043">
                <text:p>0.00847315788269043</text:p>
              </table:table-cell>
              <table:table-cell office:value-type="float" office:value="0.0000462532043457031">
                <text:p>0.000046253204345703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51426887512207">
                <text:p>0.00051426887512207</text:p>
              </table:table-cell>
              <table:table-cell office:value-type="float" office:value="0.00901579856872559">
                <text:p>0.00901579856872559</text:p>
              </table:table-cell>
              <table:table-cell office:value-type="float" office:value="0.0000591278076171875">
                <text:p>0.000059127807617187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463962554931641">
                <text:p>0.000463962554931641</text:p>
              </table:table-cell>
              <table:table-cell office:value-type="float" office:value="0.00875115394592285">
                <text:p>0.00875115394592285</text:p>
              </table:table-cell>
              <table:table-cell office:value-type="float" office:value="0.0000469684600830078">
                <text:p>0.0000469684600830078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442981719970703">
                <text:p>0.000442981719970703</text:p>
              </table:table-cell>
              <table:table-cell office:value-type="float" office:value="0.00861740112304688">
                <text:p>0.00861740112304688</text:p>
              </table:table-cell>
              <table:table-cell office:value-type="float" office:value="0.0000457763671875">
                <text:p>0.000045776367187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465869903564453">
                <text:p>0.000465869903564453</text:p>
              </table:table-cell>
              <table:table-cell office:value-type="float" office:value="0.00849103927612305">
                <text:p>0.00849103927612305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441551208496094">
                <text:p>0.000441551208496094</text:p>
              </table:table-cell>
              <table:table-cell office:value-type="float" office:value="0.00899291038513184">
                <text:p>0.00899291038513184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478982925415039">
                <text:p>0.000478982925415039</text:p>
              </table:table-cell>
              <table:table-cell office:value-type="float" office:value="0.00847744941711426">
                <text:p>0.00847744941711426</text:p>
              </table:table-cell>
              <table:table-cell office:value-type="float" office:value="0.0000767707824707031">
                <text:p>0.000076770782470703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453948974609375">
                <text:p>0.000453948974609375</text:p>
              </table:table-cell>
              <table:table-cell office:value-type="float" office:value="0.00850796699523926">
                <text:p>0.00850796699523926</text:p>
              </table:table-cell>
              <table:table-cell office:value-type="float" office:value="0.0000660419464111328">
                <text:p>0.000066041946411132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493288040161133">
                <text:p>0.000493288040161133</text:p>
              </table:table-cell>
              <table:table-cell office:value-type="float" office:value="0.00908589363098145">
                <text:p>0.00908589363098145</text:p>
              </table:table-cell>
              <table:table-cell office:value-type="float" office:value="0.0000591278076171875">
                <text:p>0.000059127807617187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491619110107422">
                <text:p>0.000491619110107422</text:p>
              </table:table-cell>
              <table:table-cell office:value-type="float" office:value="0.00816702842712402">
                <text:p>0.00816702842712402</text:p>
              </table:table-cell>
              <table:table-cell office:value-type="float" office:value="0.0000791549682617187">
                <text:p>0.000079154968261718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601053237915039">
                <text:p>0.000601053237915039</text:p>
              </table:table-cell>
              <table:table-cell office:value-type="float" office:value="0.00890207290649414">
                <text:p>0.00890207290649414</text:p>
              </table:table-cell>
              <table:table-cell office:value-type="float" office:value="0.0000684261322021484">
                <text:p>0.000068426132202148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711441040039063">
                <text:p>0.000711441040039063</text:p>
              </table:table-cell>
              <table:table-cell office:value-type="float" office:value="0.00813889503479004">
                <text:p>0.00813889503479004</text:p>
              </table:table-cell>
              <table:table-cell office:value-type="float" office:value="0.0000832080841064453">
                <text:p>0.000083208084106445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439167022705078">
                <text:p>0.000439167022705078</text:p>
              </table:table-cell>
              <table:table-cell office:value-type="float" office:value="0.00910139083862305">
                <text:p>0.00910139083862305</text:p>
              </table:table-cell>
              <table:table-cell office:value-type="float" office:value="0.000080108642578125">
                <text:p>0.00008010864257812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404119491577148">
                <text:p>0.000404119491577148</text:p>
              </table:table-cell>
              <table:table-cell office:value-type="float" office:value="0.00879669189453125">
                <text:p>0.00879669189453125</text:p>
              </table:table-cell>
              <table:table-cell office:value-type="float" office:value="0.000147104263305664">
                <text:p>0.00014710426330566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523567199707031">
                <text:p>0.000523567199707031</text:p>
              </table:table-cell>
              <table:table-cell office:value-type="float" office:value="0.00832152366638184">
                <text:p>0.00832152366638184</text:p>
              </table:table-cell>
              <table:table-cell office:value-type="float" office:value="0.0000474452972412109">
                <text:p>0.0000474452972412109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507593154907227">
                <text:p>0.000507593154907227</text:p>
              </table:table-cell>
              <table:table-cell office:value-type="float" office:value="0.00872230529785156">
                <text:p>0.00872230529785156</text:p>
              </table:table-cell>
              <table:table-cell office:value-type="float" office:value="0.0000486373901367188">
                <text:p>0.0000486373901367188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474691390991211">
                <text:p>0.000474691390991211</text:p>
              </table:table-cell>
              <table:table-cell office:value-type="float" office:value="0.00828409194946289">
                <text:p>0.00828409194946289</text:p>
              </table:table-cell>
              <table:table-cell office:value-type="float" office:value="0.0000483989715576172">
                <text:p>0.000048398971557617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51426887512207">
                <text:p>0.00051426887512207</text:p>
              </table:table-cell>
              <table:table-cell office:value-type="float" office:value="0.00879883766174316">
                <text:p>0.00879883766174316</text:p>
              </table:table-cell>
              <table:table-cell office:value-type="float" office:value="0.0000481605529785156">
                <text:p>0.0000481605529785156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832486152648926">
                <text:p>0.00832486152648926</text:p>
              </table:table-cell>
              <table:table-cell office:value-type="float" office:value="0.0000472068786621094">
                <text:p>0.000047206878662109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511646270751953">
                <text:p>0.000511646270751953</text:p>
              </table:table-cell>
              <table:table-cell office:value-type="float" office:value="0.00898575782775879">
                <text:p>0.00898575782775879</text:p>
              </table:table-cell>
              <table:table-cell office:value-type="float" office:value="0.0000848770141601563">
                <text:p>0.000084877014160156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118494033813477">
                <text:p>0.000118494033813477</text:p>
              </table:table-cell>
              <table:table-cell office:value-type="float" office:value="0.000543355941772461">
                <text:p>0.000543355941772461</text:p>
              </table:table-cell>
              <table:table-cell office:value-type="float" office:value="0.00823116302490234">
                <text:p>0.00823116302490234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657081604003906">
                <text:p>0.000657081604003906</text:p>
              </table:table-cell>
              <table:table-cell office:value-type="float" office:value="0.0091097354888916">
                <text:p>0.0091097354888916</text:p>
              </table:table-cell>
              <table:table-cell office:value-type="float" office:value="0.0000898838043212891">
                <text:p>0.000089883804321289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95367431640625">
                <text:p>0.000095367431640625</text:p>
              </table:table-cell>
              <table:table-cell office:value-type="float" office:value="0.000507354736328125">
                <text:p>0.000507354736328125</text:p>
              </table:table-cell>
              <table:table-cell office:value-type="float" office:value="0.00902915000915527">
                <text:p>0.00902915000915527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491857528686523">
                <text:p>0.000491857528686523</text:p>
              </table:table-cell>
              <table:table-cell office:value-type="float" office:value="0.00827360153198242">
                <text:p>0.00827360153198242</text:p>
              </table:table-cell>
              <table:table-cell office:value-type="float" office:value="0.0000679492950439453">
                <text:p>0.000067949295043945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478029251098633">
                <text:p>0.000478029251098633</text:p>
              </table:table-cell>
              <table:table-cell office:value-type="float" office:value="0.00855708122253418">
                <text:p>0.00855708122253418</text:p>
              </table:table-cell>
              <table:table-cell office:value-type="float" office:value="0.0000622272491455078">
                <text:p>0.000062227249145507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531196594238281">
                <text:p>0.000531196594238281</text:p>
              </table:table-cell>
              <table:table-cell office:value-type="float" office:value="0.00839519500732422">
                <text:p>0.00839519500732422</text:p>
              </table:table-cell>
              <table:table-cell office:value-type="float" office:value="0.0000624656677246094">
                <text:p>0.000062465667724609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505447387695313">
                <text:p>0.000505447387695313</text:p>
              </table:table-cell>
              <table:table-cell office:value-type="float" office:value="0.00880908966064453">
                <text:p>0.00880908966064453</text:p>
              </table:table-cell>
              <table:table-cell office:value-type="float" office:value="0.0000808238983154297">
                <text:p>0.000080823898315429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409364700317383">
                <text:p>0.000409364700317383</text:p>
              </table:table-cell>
              <table:table-cell office:value-type="float" office:value="0.012739896774292">
                <text:p>0.012739896774292</text:p>
              </table:table-cell>
              <table:table-cell office:value-type="float" office:value="0.0000672340393066406">
                <text:p>0.000067234039306640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571966171264648">
                <text:p>0.000571966171264648</text:p>
              </table:table-cell>
              <table:table-cell office:value-type="float" office:value="0.00826787948608398">
                <text:p>0.00826787948608398</text:p>
              </table:table-cell>
              <table:table-cell office:value-type="float" office:value="0.0000689029693603516">
                <text:p>0.000068902969360351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544309616088867">
                <text:p>0.000544309616088867</text:p>
              </table:table-cell>
              <table:table-cell office:value-type="float" office:value="0.00882506370544434">
                <text:p>0.00882506370544434</text:p>
              </table:table-cell>
              <table:table-cell office:value-type="float" office:value="0.000049591064453125">
                <text:p>0.00004959106445312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488519668579102">
                <text:p>0.000488519668579102</text:p>
              </table:table-cell>
              <table:table-cell office:value-type="float" office:value="0.00829982757568359">
                <text:p>0.00829982757568359</text:p>
              </table:table-cell>
              <table:table-cell office:value-type="float" office:value="0.0000889301300048828">
                <text:p>0.000088930130004882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430107116699219">
                <text:p>0.000430107116699219</text:p>
              </table:table-cell>
              <table:table-cell office:value-type="float" office:value="0.00887656211853027">
                <text:p>0.00887656211853027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526905059814453">
                <text:p>0.000526905059814453</text:p>
              </table:table-cell>
              <table:table-cell office:value-type="float" office:value="0.0104403495788574">
                <text:p>0.0104403495788574</text:p>
              </table:table-cell>
              <table:table-cell office:value-type="float" office:value="0.0000684261322021484">
                <text:p>0.000068426132202148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440835952758789">
                <text:p>0.000440835952758789</text:p>
              </table:table-cell>
              <table:table-cell office:value-type="float" office:value="0.00878667831420898">
                <text:p>0.00878667831420898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424861907958984">
                <text:p>0.000424861907958984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0000500679016113281">
                <text:p>0.000050067901611328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44560432434082">
                <text:p>0.00044560432434082</text:p>
              </table:table-cell>
              <table:table-cell office:value-type="float" office:value="0.00823211669921875">
                <text:p>0.00823211669921875</text:p>
              </table:table-cell>
              <table:table-cell office:value-type="float" office:value="0.0000486373901367188">
                <text:p>0.000048637390136718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112009048461914">
                <text:p>0.00112009048461914</text:p>
              </table:table-cell>
              <table:table-cell office:value-type="float" office:value="0.00860404968261719">
                <text:p>0.00860404968261719</text:p>
              </table:table-cell>
              <table:table-cell office:value-type="float" office:value="0.0000817775726318359">
                <text:p>0.000081777572631835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0489473342895508">
                <text:p>0.000489473342895508</text:p>
              </table:table-cell>
              <table:table-cell office:value-type="float" office:value="0.00874137878417969">
                <text:p>0.00874137878417969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511407852172852">
                <text:p>0.000511407852172852</text:p>
              </table:table-cell>
              <table:table-cell office:value-type="float" office:value="0.00878238677978516">
                <text:p>0.00878238677978516</text:p>
              </table:table-cell>
              <table:table-cell office:value-type="float" office:value="0.0000700950622558594">
                <text:p>0.000070095062255859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66460800170898">
                <text:p>0.00866460800170898</text:p>
              </table:table-cell>
              <table:table-cell office:value-type="float" office:value="0.0000703334808349609">
                <text:p>0.000070333480834960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665187835693359">
                <text:p>0.000665187835693359</text:p>
              </table:table-cell>
              <table:table-cell office:value-type="float" office:value="0.00870943069458008">
                <text:p>0.00870943069458008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739097595214844">
                <text:p>0.0000739097595214844</text:p>
              </table:table-cell>
              <table:table-cell office:value-type="float" office:value="0.00042271614074707">
                <text:p>0.00042271614074707</text:p>
              </table:table-cell>
              <table:table-cell office:value-type="float" office:value="0.00966429710388184">
                <text:p>0.00966429710388184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558614730834961">
                <text:p>0.000558614730834961</text:p>
              </table:table-cell>
              <table:table-cell office:value-type="float" office:value="0.00849747657775879">
                <text:p>0.00849747657775879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507354736328125">
                <text:p>0.000507354736328125</text:p>
              </table:table-cell>
              <table:table-cell office:value-type="float" office:value="0.00900912284851074">
                <text:p>0.00900912284851074</text:p>
              </table:table-cell>
              <table:table-cell office:value-type="float" office:value="0.000101089477539063">
                <text:p>0.00010108947753906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494956970214844">
                <text:p>0.000494956970214844</text:p>
              </table:table-cell>
              <table:table-cell office:value-type="float" office:value="0.00888800621032715">
                <text:p>0.00888800621032715</text:p>
              </table:table-cell>
              <table:table-cell office:value-type="float" office:value="0.0000920295715332031">
                <text:p>0.000092029571533203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567436218261719">
                <text:p>0.0000567436218261719</text:p>
              </table:table-cell>
              <table:table-cell office:value-type="float" office:value="0.000618457794189453">
                <text:p>0.000618457794189453</text:p>
              </table:table-cell>
              <table:table-cell office:value-type="float" office:value="0.00822329521179199">
                <text:p>0.00822329521179199</text:p>
              </table:table-cell>
              <table:table-cell office:value-type="float" office:value="0.0000503063201904297">
                <text:p>0.000050306320190429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486850738525391">
                <text:p>0.000486850738525391</text:p>
              </table:table-cell>
              <table:table-cell office:value-type="float" office:value="0.00904226303100586">
                <text:p>0.00904226303100586</text:p>
              </table:table-cell>
              <table:table-cell office:value-type="float" office:value="0.0000500679016113281">
                <text:p>0.000050067901611328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561714172363281">
                <text:p>0.000561714172363281</text:p>
              </table:table-cell>
              <table:table-cell office:value-type="float" office:value="0.00811576843261719">
                <text:p>0.00811576843261719</text:p>
              </table:table-cell>
              <table:table-cell office:value-type="float" office:value="0.0000729560852050781">
                <text:p>0.000072956085205078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466108322143555">
                <text:p>0.000466108322143555</text:p>
              </table:table-cell>
              <table:table-cell office:value-type="float" office:value="0.0094606876373291">
                <text:p>0.0094606876373291</text:p>
              </table:table-cell>
              <table:table-cell office:value-type="float" office:value="0.000049591064453125">
                <text:p>0.00004959106445312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550031661987305">
                <text:p>0.000550031661987305</text:p>
              </table:table-cell>
              <table:table-cell office:value-type="float" office:value="0.0083010196685791">
                <text:p>0.0083010196685791</text:p>
              </table:table-cell>
              <table:table-cell office:value-type="float" office:value="0.0000517368316650391">
                <text:p>0.000051736831665039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438928604125977">
                <text:p>0.000438928604125977</text:p>
              </table:table-cell>
              <table:table-cell office:value-type="float" office:value="0.00882148742675781">
                <text:p>0.00882148742675781</text:p>
              </table:table-cell>
              <table:table-cell office:value-type="float" office:value="0.0000531673431396484">
                <text:p>0.000053167343139648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446319580078125">
                <text:p>0.000446319580078125</text:p>
              </table:table-cell>
              <table:table-cell office:value-type="float" office:value="0.00803732872009277">
                <text:p>0.00803732872009277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052642822265625">
                <text:p>0.00052642822265625</text:p>
              </table:table-cell>
              <table:table-cell office:value-type="float" office:value="0.00913715362548828">
                <text:p>0.00913715362548828</text:p>
              </table:table-cell>
              <table:table-cell office:value-type="float" office:value="0.0000908374786376953">
                <text:p>0.0000908374786376953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891685485839844">
                <text:p>0.0000891685485839844</text:p>
              </table:table-cell>
              <table:table-cell office:value-type="float" office:value="0.000521659851074219">
                <text:p>0.000521659851074219</text:p>
              </table:table-cell>
              <table:table-cell office:value-type="float" office:value="0.00871086120605469">
                <text:p>0.00871086120605469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739097595214844">
                <text:p>0.0000739097595214844</text:p>
              </table:table-cell>
              <table:table-cell office:value-type="float" office:value="0.000509500503540039">
                <text:p>0.000509500503540039</text:p>
              </table:table-cell>
              <table:table-cell office:value-type="float" office:value="0.00805115699768066">
                <text:p>0.00805115699768066</text:p>
              </table:table-cell>
              <table:table-cell office:value-type="float" office:value="0.0000503063201904297">
                <text:p>0.0000503063201904297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678539276123047">
                <text:p>0.000678539276123047</text:p>
              </table:table-cell>
              <table:table-cell office:value-type="float" office:value="0.00845980644226074">
                <text:p>0.00845980644226074</text:p>
              </table:table-cell>
              <table:table-cell office:value-type="float" office:value="0.0000500679016113281">
                <text:p>0.0000500679016113281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660896301269531">
                <text:p>0.000660896301269531</text:p>
              </table:table-cell>
              <table:table-cell office:value-type="float" office:value="0.00801205635070801">
                <text:p>0.00801205635070801</text:p>
              </table:table-cell>
              <table:table-cell office:value-type="float" office:value="0.0000851154327392578">
                <text:p>0.000085115432739257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525951385498047">
                <text:p>0.000525951385498047</text:p>
              </table:table-cell>
              <table:table-cell office:value-type="float" office:value="0.0108647346496582">
                <text:p>0.0108647346496582</text:p>
              </table:table-cell>
              <table:table-cell office:value-type="float" office:value="0.0000531673431396484">
                <text:p>0.000053167343139648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403642654418945">
                <text:p>0.000403642654418945</text:p>
              </table:table-cell>
              <table:table-cell office:value-type="float" office:value="0.00825214385986328">
                <text:p>0.00825214385986328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501632690429688">
                <text:p>0.000501632690429688</text:p>
              </table:table-cell>
              <table:table-cell office:value-type="float" office:value="0.0114326477050781">
                <text:p>0.0114326477050781</text:p>
              </table:table-cell>
              <table:table-cell office:value-type="float" office:value="0.0000846385955810547">
                <text:p>0.000084638595581054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798702239990234">
                <text:p>0.0000798702239990234</text:p>
              </table:table-cell>
              <table:table-cell office:value-type="float" office:value="0.000542640686035156">
                <text:p>0.000542640686035156</text:p>
              </table:table-cell>
              <table:table-cell office:value-type="float" office:value="0.0119540691375732">
                <text:p>0.0119540691375732</text:p>
              </table:table-cell>
              <table:table-cell office:value-type="float" office:value="0.000104188919067383">
                <text:p>0.000104188919067383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619649887084961">
                <text:p>0.000619649887084961</text:p>
              </table:table-cell>
              <table:table-cell office:value-type="float" office:value="0.0144345760345459">
                <text:p>0.0144345760345459</text:p>
              </table:table-cell>
              <table:table-cell office:value-type="float" office:value="0.0000894069671630859">
                <text:p>0.000089406967163085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860691070556641">
                <text:p>0.0000860691070556641</text:p>
              </table:table-cell>
              <table:table-cell office:value-type="float" office:value="0.000543117523193359">
                <text:p>0.000543117523193359</text:p>
              </table:table-cell>
              <table:table-cell office:value-type="float" office:value="0.00884747505187988">
                <text:p>0.00884747505187988</text:p>
              </table:table-cell>
              <table:table-cell office:value-type="float" office:value="0.000104427337646484">
                <text:p>0.00010442733764648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526189804077148">
                <text:p>0.000526189804077148</text:p>
              </table:table-cell>
              <table:table-cell office:value-type="float" office:value="0.0092005729675293">
                <text:p>0.0092005729675293</text:p>
              </table:table-cell>
              <table:table-cell office:value-type="float" office:value="0.0000946521759033203">
                <text:p>0.0000946521759033203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655174255371094">
                <text:p>0.000655174255371094</text:p>
              </table:table-cell>
              <table:table-cell office:value-type="float" office:value="0.00904965400695801">
                <text:p>0.00904965400695801</text:p>
              </table:table-cell>
              <table:table-cell office:value-type="float" office:value="0.000106573104858398">
                <text:p>0.00010657310485839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532865524291992">
                <text:p>0.000532865524291992</text:p>
              </table:table-cell>
              <table:table-cell office:value-type="float" office:value="0.00852060317993164">
                <text:p>0.00852060317993164</text:p>
              </table:table-cell>
              <table:table-cell office:value-type="float" office:value="0.0000863075256347656">
                <text:p>0.000086307525634765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487327575683594">
                <text:p>0.000487327575683594</text:p>
              </table:table-cell>
              <table:table-cell office:value-type="float" office:value="0.00914478302001953">
                <text:p>0.00914478302001953</text:p>
              </table:table-cell>
              <table:table-cell office:value-type="float" office:value="0.0000934600830078125">
                <text:p>0.000093460083007812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944137573242188">
                <text:p>0.0000944137573242188</text:p>
              </table:table-cell>
              <table:table-cell office:value-type="float" office:value="0.000457048416137695">
                <text:p>0.000457048416137695</text:p>
              </table:table-cell>
              <table:table-cell office:value-type="float" office:value="0.00845789909362793">
                <text:p>0.00845789909362793</text:p>
              </table:table-cell>
              <table:table-cell office:value-type="float" office:value="0.0000658035278320312">
                <text:p>0.000065803527832031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429868698120117">
                <text:p>0.000429868698120117</text:p>
              </table:table-cell>
              <table:table-cell office:value-type="float" office:value="0.0113201141357422">
                <text:p>0.0113201141357422</text:p>
              </table:table-cell>
              <table:table-cell office:value-type="float" office:value="0.000132083892822266">
                <text:p>0.00013208389282226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982284545898438">
                <text:p>0.0000982284545898438</text:p>
              </table:table-cell>
              <table:table-cell office:value-type="float" office:value="0.000992059707641602">
                <text:p>0.000992059707641602</text:p>
              </table:table-cell>
              <table:table-cell office:value-type="float" office:value="0.0119144916534424">
                <text:p>0.0119144916534424</text:p>
              </table:table-cell>
              <table:table-cell office:value-type="float" office:value="0.0000863075256347656">
                <text:p>0.000086307525634765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586748123168945">
                <text:p>0.000586748123168945</text:p>
              </table:table-cell>
              <table:table-cell office:value-type="float" office:value="0.00818634033203125">
                <text:p>0.00818634033203125</text:p>
              </table:table-cell>
              <table:table-cell office:value-type="float" office:value="0.0000829696655273438">
                <text:p>0.000082969665527343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555276870727539">
                <text:p>0.000555276870727539</text:p>
              </table:table-cell>
              <table:table-cell office:value-type="float" office:value="0.00868582725524902">
                <text:p>0.00868582725524902</text:p>
              </table:table-cell>
              <table:table-cell office:value-type="float" office:value="0.0000674724578857422">
                <text:p>0.00006747245788574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455856323242188">
                <text:p>0.000455856323242188</text:p>
              </table:table-cell>
              <table:table-cell office:value-type="float" office:value="0.00834918022155762">
                <text:p>0.00834918022155762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484228134155273">
                <text:p>0.000484228134155273</text:p>
              </table:table-cell>
              <table:table-cell office:value-type="float" office:value="0.00823211669921875">
                <text:p>0.00823211669921875</text:p>
              </table:table-cell>
              <table:table-cell office:value-type="float" office:value="0.0000557899475097656">
                <text:p>0.0000557899475097656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488758087158203">
                <text:p>0.000488758087158203</text:p>
              </table:table-cell>
              <table:table-cell office:value-type="float" office:value="0.0081484317779541">
                <text:p>0.0081484317779541</text:p>
              </table:table-cell>
              <table:table-cell office:value-type="float" office:value="0.0000863075256347656">
                <text:p>0.000086307525634765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496864318847656">
                <text:p>0.000496864318847656</text:p>
              </table:table-cell>
              <table:table-cell office:value-type="float" office:value="0.00773501396179199">
                <text:p>0.00773501396179199</text:p>
              </table:table-cell>
              <table:table-cell office:value-type="float" office:value="0.000105619430541992">
                <text:p>0.00010561943054199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507354736328125">
                <text:p>0.000507354736328125</text:p>
              </table:table-cell>
              <table:table-cell office:value-type="float" office:value="0.00861978530883789">
                <text:p>0.00861978530883789</text:p>
              </table:table-cell>
              <table:table-cell office:value-type="float" office:value="0.0000548362731933594">
                <text:p>0.000054836273193359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434637069702148">
                <text:p>0.000434637069702148</text:p>
              </table:table-cell>
              <table:table-cell office:value-type="float" office:value="0.00792002677917481">
                <text:p>0.00792002677917481</text:p>
              </table:table-cell>
              <table:table-cell office:value-type="float" office:value="0.0000874996185302734">
                <text:p>0.000087499618530273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507116317749023">
                <text:p>0.000507116317749023</text:p>
              </table:table-cell>
              <table:table-cell office:value-type="float" office:value="0.00870752334594727">
                <text:p>0.00870752334594727</text:p>
              </table:table-cell>
              <table:table-cell office:value-type="float" office:value="0.00005340576171875">
                <text:p>0.0000534057617187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410318374633789">
                <text:p>0.000410318374633789</text:p>
              </table:table-cell>
              <table:table-cell office:value-type="float" office:value="0.00849127769470215">
                <text:p>0.00849127769470215</text:p>
              </table:table-cell>
              <table:table-cell office:value-type="float" office:value="0.0000536441802978516">
                <text:p>0.000053644180297851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481128692626953">
                <text:p>0.000481128692626953</text:p>
              </table:table-cell>
              <table:table-cell office:value-type="float" office:value="0.0089254379272461">
                <text:p>0.0089254379272461</text:p>
              </table:table-cell>
              <table:table-cell office:value-type="float" office:value="0.0000553131103515625">
                <text:p>0.000055313110351562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551939010620117">
                <text:p>0.000551939010620117</text:p>
              </table:table-cell>
              <table:table-cell office:value-type="float" office:value="0.00886821746826172">
                <text:p>0.00886821746826172</text:p>
              </table:table-cell>
              <table:table-cell office:value-type="float" office:value="0.000126838684082031">
                <text:p>0.00012683868408203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834465026855469">
                <text:p>0.0000834465026855469</text:p>
              </table:table-cell>
              <table:table-cell office:value-type="float" office:value="0.000742673873901367">
                <text:p>0.000742673873901367</text:p>
              </table:table-cell>
              <table:table-cell office:value-type="float" office:value="0.00838971138000488">
                <text:p>0.00838971138000488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612735748291016">
                <text:p>0.0000612735748291016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928783416748047">
                <text:p>0.00928783416748047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468015670776367">
                <text:p>0.000468015670776367</text:p>
              </table:table-cell>
              <table:table-cell office:value-type="float" office:value="0.00811314582824707">
                <text:p>0.00811314582824707</text:p>
              </table:table-cell>
              <table:table-cell office:value-type="float" office:value="0.0000865459442138672">
                <text:p>0.000086545944213867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0504732131958008">
                <text:p>0.000504732131958008</text:p>
              </table:table-cell>
              <table:table-cell office:value-type="float" office:value="0.00844049453735352">
                <text:p>0.00844049453735352</text:p>
              </table:table-cell>
              <table:table-cell office:value-type="float" office:value="0.0000951290130615234">
                <text:p>0.000095129013061523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0807452201843262">
                <text:p>0.00807452201843262</text:p>
              </table:table-cell>
              <table:table-cell office:value-type="float" office:value="0.0000884532928466797">
                <text:p>0.000088453292846679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459194183349609">
                <text:p>0.000459194183349609</text:p>
              </table:table-cell>
              <table:table-cell office:value-type="float" office:value="0.00880742073059082">
                <text:p>0.00880742073059082</text:p>
              </table:table-cell>
              <table:table-cell office:value-type="float" office:value="0.0000691413879394531">
                <text:p>0.0000691413879394531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478267669677734">
                <text:p>0.000478267669677734</text:p>
              </table:table-cell>
              <table:table-cell office:value-type="float" office:value="0.00831127166748047">
                <text:p>0.00831127166748047</text:p>
              </table:table-cell>
              <table:table-cell office:value-type="float" office:value="0.000138759613037109">
                <text:p>0.00013875961303710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478506088256836">
                <text:p>0.000478506088256836</text:p>
              </table:table-cell>
              <table:table-cell office:value-type="float" office:value="0.00843667984008789">
                <text:p>0.00843667984008789</text:p>
              </table:table-cell>
              <table:table-cell office:value-type="float" office:value="0.0000550746917724609">
                <text:p>0.000055074691772460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461101531982422">
                <text:p>0.000461101531982422</text:p>
              </table:table-cell>
              <table:table-cell office:value-type="float" office:value="0.00881075859069824">
                <text:p>0.00881075859069824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505924224853516">
                <text:p>0.000505924224853516</text:p>
              </table:table-cell>
              <table:table-cell office:value-type="float" office:value="0.0127580165863037">
                <text:p>0.0127580165863037</text:p>
              </table:table-cell>
              <table:table-cell office:value-type="float" office:value="0.000104665756225586">
                <text:p>0.00010466575622558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103473663330078">
                <text:p>0.000103473663330078</text:p>
              </table:table-cell>
              <table:table-cell office:value-type="float" office:value="0.000791311264038086">
                <text:p>0.000791311264038086</text:p>
              </table:table-cell>
              <table:table-cell office:value-type="float" office:value="0.0123653411865234">
                <text:p>0.0123653411865234</text:p>
              </table:table-cell>
              <table:table-cell office:value-type="float" office:value="0.000087738037109375">
                <text:p>0.00008773803710937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0691652297973633">
                <text:p>0.000691652297973633</text:p>
              </table:table-cell>
              <table:table-cell office:value-type="float" office:value="0.00818681716918945">
                <text:p>0.00818681716918945</text:p>
              </table:table-cell>
              <table:table-cell office:value-type="float" office:value="0.0000524520874023438">
                <text:p>0.000052452087402343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586748123168945">
                <text:p>0.000586748123168945</text:p>
              </table:table-cell>
              <table:table-cell office:value-type="float" office:value="0.0157699584960938">
                <text:p>0.0157699584960938</text:p>
              </table:table-cell>
              <table:table-cell office:value-type="float" office:value="0.000132560729980469">
                <text:p>0.000132560729980469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734329223632812">
                <text:p>0.0000734329223632812</text:p>
              </table:table-cell>
              <table:table-cell office:value-type="float" office:value="0.000781059265136719">
                <text:p>0.000781059265136719</text:p>
              </table:table-cell>
              <table:table-cell office:value-type="float" office:value="0.00917649269104004">
                <text:p>0.00917649269104004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584602355957031">
                <text:p>0.000584602355957031</text:p>
              </table:table-cell>
              <table:table-cell office:value-type="float" office:value="0.00876855850219727">
                <text:p>0.00876855850219727</text:p>
              </table:table-cell>
              <table:table-cell office:value-type="float" office:value="0.0000910758972167969">
                <text:p>0.000091075897216796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587224960327148">
                <text:p>0.000587224960327148</text:p>
              </table:table-cell>
              <table:table-cell office:value-type="float" office:value="0.00847649574279785">
                <text:p>0.00847649574279785</text:p>
              </table:table-cell>
              <table:table-cell office:value-type="float" office:value="0.0000774860382080078">
                <text:p>0.0000774860382080078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0649452209472656">
                <text:p>0.000649452209472656</text:p>
              </table:table-cell>
              <table:table-cell office:value-type="float" office:value="0.0081629753112793">
                <text:p>0.0081629753112793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626087188720703">
                <text:p>0.000626087188720703</text:p>
              </table:table-cell>
              <table:table-cell office:value-type="float" office:value="0.00879693031311035">
                <text:p>0.00879693031311035</text:p>
              </table:table-cell>
              <table:table-cell office:value-type="float" office:value="0.0000541210174560547">
                <text:p>0.000054121017456054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633478164672852">
                <text:p>0.000633478164672852</text:p>
              </table:table-cell>
              <table:table-cell office:value-type="float" office:value="0.00832676887512207">
                <text:p>0.00832676887512207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476837158203125">
                <text:p>0.000476837158203125</text:p>
              </table:table-cell>
              <table:table-cell office:value-type="float" office:value="0.00878190994262695">
                <text:p>0.00878190994262695</text:p>
              </table:table-cell>
              <table:table-cell office:value-type="float" office:value="0.0000874996185302734">
                <text:p>0.000087499618530273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451326370239258">
                <text:p>0.000451326370239258</text:p>
              </table:table-cell>
              <table:table-cell office:value-type="float" office:value="0.00818657875061035">
                <text:p>0.00818657875061035</text:p>
              </table:table-cell>
              <table:table-cell office:value-type="float" office:value="0.0000569820404052734">
                <text:p>0.000056982040405273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52642822265625">
                <text:p>0.00052642822265625</text:p>
              </table:table-cell>
              <table:table-cell office:value-type="float" office:value="0.0082852840423584">
                <text:p>0.0082852840423584</text:p>
              </table:table-cell>
              <table:table-cell office:value-type="float" office:value="0.0000960826873779297">
                <text:p>0.000096082687377929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827312469482422">
                <text:p>0.0000827312469482422</text:p>
              </table:table-cell>
              <table:table-cell office:value-type="float" office:value="0.000459909439086914">
                <text:p>0.000459909439086914</text:p>
              </table:table-cell>
              <table:table-cell office:value-type="float" office:value="0.0081789493560791">
                <text:p>0.0081789493560791</text:p>
              </table:table-cell>
              <table:table-cell office:value-type="float" office:value="0.0000596046447753906">
                <text:p>0.000059604644775390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426530838012695">
                <text:p>0.000426530838012695</text:p>
              </table:table-cell>
              <table:table-cell office:value-type="float" office:value="0.00874733924865723">
                <text:p>0.00874733924865723</text:p>
              </table:table-cell>
              <table:table-cell office:value-type="float" office:value="0.0000748634338378906">
                <text:p>0.000074863433837890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440597534179688">
                <text:p>0.000440597534179688</text:p>
              </table:table-cell>
              <table:table-cell office:value-type="float" office:value="0.00840568542480469">
                <text:p>0.00840568542480469</text:p>
              </table:table-cell>
              <table:table-cell office:value-type="float" office:value="0.000136852264404297">
                <text:p>0.00013685226440429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548362731933594">
                <text:p>0.000548362731933594</text:p>
              </table:table-cell>
              <table:table-cell office:value-type="float" office:value="0.00781345367431641">
                <text:p>0.00781345367431641</text:p>
              </table:table-cell>
              <table:table-cell office:value-type="float" office:value="0.0000767707824707031">
                <text:p>0.000076770782470703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674962997436523">
                <text:p>0.000674962997436523</text:p>
              </table:table-cell>
              <table:table-cell office:value-type="float" office:value="0.00884509086608887">
                <text:p>0.00884509086608887</text:p>
              </table:table-cell>
              <table:table-cell office:value-type="float" office:value="0.0000753402709960937">
                <text:p>0.0000753402709960937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675439834594727">
                <text:p>0.000675439834594727</text:p>
              </table:table-cell>
              <table:table-cell office:value-type="float" office:value="0.00807952880859375">
                <text:p>0.00807952880859375</text:p>
              </table:table-cell>
              <table:table-cell office:value-type="float" office:value="0.0000889301300048828">
                <text:p>0.000088930130004882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602960586547852">
                <text:p>0.000602960586547852</text:p>
              </table:table-cell>
              <table:table-cell office:value-type="float" office:value="0.00870060920715332">
                <text:p>0.00870060920715332</text:p>
              </table:table-cell>
              <table:table-cell office:value-type="float" office:value="0.0000910758972167969">
                <text:p>0.000091075897216796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680685043334961">
                <text:p>0.000680685043334961</text:p>
              </table:table-cell>
              <table:table-cell office:value-type="float" office:value="0.00892281532287598">
                <text:p>0.00892281532287598</text:p>
              </table:table-cell>
              <table:table-cell office:value-type="float" office:value="0.0000936985015869141">
                <text:p>0.000093698501586914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587701797485352">
                <text:p>0.000587701797485352</text:p>
              </table:table-cell>
              <table:table-cell office:value-type="float" office:value="0.00844931602478027">
                <text:p>0.00844931602478027</text:p>
              </table:table-cell>
              <table:table-cell office:value-type="float" office:value="0.00009918212890625">
                <text:p>0.0000991821289062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623703002929688">
                <text:p>0.000623703002929688</text:p>
              </table:table-cell>
              <table:table-cell office:value-type="float" office:value="0.00807094573974609">
                <text:p>0.00807094573974609</text:p>
              </table:table-cell>
              <table:table-cell office:value-type="float" office:value="0.0000772476196289062">
                <text:p>0.000077247619628906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676155090332031">
                <text:p>0.000676155090332031</text:p>
              </table:table-cell>
              <table:table-cell office:value-type="float" office:value="0.00959849357604981">
                <text:p>0.00959849357604981</text:p>
              </table:table-cell>
              <table:table-cell office:value-type="float" office:value="0.0000603199005126953">
                <text:p>0.0000603199005126953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618934631347656">
                <text:p>0.000618934631347656</text:p>
              </table:table-cell>
              <table:table-cell office:value-type="float" office:value="0.00904703140258789">
                <text:p>0.00904703140258789</text:p>
              </table:table-cell>
              <table:table-cell office:value-type="float" office:value="0.0000910758972167969">
                <text:p>0.000091075897216796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0612974166870117">
                <text:p>0.000612974166870117</text:p>
              </table:table-cell>
              <table:table-cell office:value-type="float" office:value="0.00844836235046387">
                <text:p>0.00844836235046387</text:p>
              </table:table-cell>
              <table:table-cell office:value-type="float" office:value="0.0000710487365722656">
                <text:p>0.000071048736572265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827312469482422">
                <text:p>0.0000827312469482422</text:p>
              </table:table-cell>
              <table:table-cell office:value-type="float" office:value="0.000651121139526367">
                <text:p>0.000651121139526367</text:p>
              </table:table-cell>
              <table:table-cell office:value-type="float" office:value="0.00884771347045898">
                <text:p>0.00884771347045898</text:p>
              </table:table-cell>
              <table:table-cell office:value-type="float" office:value="0.0000972747802734375">
                <text:p>0.000097274780273437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857114791870117">
                <text:p>0.000857114791870117</text:p>
              </table:table-cell>
              <table:table-cell office:value-type="float" office:value="0.00830578804016113">
                <text:p>0.00830578804016113</text:p>
              </table:table-cell>
              <table:table-cell office:value-type="float" office:value="0.0000901222229003906">
                <text:p>0.0000901222229003906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827312469482422">
                <text:p>0.0000827312469482422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854682922363281">
                <text:p>0.00854682922363281</text:p>
              </table:table-cell>
              <table:table-cell office:value-type="float" office:value="0.0000803470611572266">
                <text:p>0.000080347061157226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518083572387695">
                <text:p>0.000518083572387695</text:p>
              </table:table-cell>
              <table:table-cell office:value-type="float" office:value="0.00891566276550293">
                <text:p>0.00891566276550293</text:p>
              </table:table-cell>
              <table:table-cell office:value-type="float" office:value="0.000123023986816406">
                <text:p>0.00012302398681640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489711761474609">
                <text:p>0.000489711761474609</text:p>
              </table:table-cell>
              <table:table-cell office:value-type="float" office:value="0.0083310604095459">
                <text:p>0.0083310604095459</text:p>
              </table:table-cell>
              <table:table-cell office:value-type="float" office:value="0.0000946521759033203">
                <text:p>0.000094652175903320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447750091552734">
                <text:p>0.000447750091552734</text:p>
              </table:table-cell>
              <table:table-cell office:value-type="float" office:value="0.00852727890014648">
                <text:p>0.00852727890014648</text:p>
              </table:table-cell>
              <table:table-cell office:value-type="float" office:value="0.0000758171081542969">
                <text:p>0.0000758171081542969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466346740722656">
                <text:p>0.000466346740722656</text:p>
              </table:table-cell>
              <table:table-cell office:value-type="float" office:value="0.00891256332397461">
                <text:p>0.00891256332397461</text:p>
              </table:table-cell>
              <table:table-cell office:value-type="float" office:value="0.000119686126708984">
                <text:p>0.00011968612670898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111103057861328">
                <text:p>0.000111103057861328</text:p>
              </table:table-cell>
              <table:table-cell office:value-type="float" office:value="0.000428438186645508">
                <text:p>0.000428438186645508</text:p>
              </table:table-cell>
              <table:table-cell office:value-type="float" office:value="0.00856471061706543">
                <text:p>0.00856471061706543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424385070800781">
                <text:p>0.000424385070800781</text:p>
              </table:table-cell>
              <table:table-cell office:value-type="float" office:value="0.00824332237243652">
                <text:p>0.00824332237243652</text:p>
              </table:table-cell>
              <table:table-cell office:value-type="float" office:value="0.000124216079711914">
                <text:p>0.00012421607971191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473737716674805">
                <text:p>0.000473737716674805</text:p>
              </table:table-cell>
              <table:table-cell office:value-type="float" office:value="0.00879740715026856">
                <text:p>0.00879740715026856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427961349487305">
                <text:p>0.000427961349487305</text:p>
              </table:table-cell>
              <table:table-cell office:value-type="float" office:value="0.00848817825317383">
                <text:p>0.00848817825317383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508785247802734">
                <text:p>0.000508785247802734</text:p>
              </table:table-cell>
              <table:table-cell office:value-type="float" office:value="0.0133829116821289">
                <text:p>0.0133829116821289</text:p>
              </table:table-cell>
              <table:table-cell office:value-type="float" office:value="0.000113964080810547">
                <text:p>0.00011396408081054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129938125610352">
                <text:p>0.000129938125610352</text:p>
              </table:table-cell>
              <table:table-cell office:value-type="float" office:value="0.000803947448730469">
                <text:p>0.000803947448730469</text:p>
              </table:table-cell>
              <table:table-cell office:value-type="float" office:value="0.0138781070709229">
                <text:p>0.0138781070709229</text:p>
              </table:table-cell>
              <table:table-cell office:value-type="float" office:value="0.0000886917114257813">
                <text:p>0.000088691711425781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46539306640625">
                <text:p>0.00046539306640625</text:p>
              </table:table-cell>
              <table:table-cell office:value-type="float" office:value="0.00837779045104981">
                <text:p>0.00837779045104981</text:p>
              </table:table-cell>
              <table:table-cell office:value-type="float" office:value="0.0000581741333007813">
                <text:p>0.0000581741333007813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550270080566406">
                <text:p>0.000550270080566406</text:p>
              </table:table-cell>
              <table:table-cell office:value-type="float" office:value="0.0159194469451904">
                <text:p>0.0159194469451904</text:p>
              </table:table-cell>
              <table:table-cell office:value-type="float" office:value="0.000213861465454102">
                <text:p>0.00021386146545410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124216079711914">
                <text:p>0.000124216079711914</text:p>
              </table:table-cell>
              <table:table-cell office:value-type="float" office:value="0.000659465789794922">
                <text:p>0.000659465789794922</text:p>
              </table:table-cell>
              <table:table-cell office:value-type="float" office:value="0.0166015625">
                <text:p>0.0166015625</text:p>
              </table:table-cell>
              <table:table-cell office:value-type="float" office:value="0.000187397003173828">
                <text:p>0.00018739700317382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680923461914063">
                <text:p>0.000680923461914063</text:p>
              </table:table-cell>
              <table:table-cell office:value-type="float" office:value="0.00838112831115723">
                <text:p>0.00838112831115723</text:p>
              </table:table-cell>
              <table:table-cell office:value-type="float" office:value="0.0000891685485839844">
                <text:p>0.000089168548583984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834465026855469">
                <text:p>0.0000834465026855469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62002372741699">
                <text:p>0.00862002372741699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946521759033203">
                <text:p>0.0000946521759033203</text:p>
              </table:table-cell>
              <table:table-cell office:value-type="float" office:value="0.000687599182128906">
                <text:p>0.000687599182128906</text:p>
              </table:table-cell>
              <table:table-cell office:value-type="float" office:value="0.00867104530334473">
                <text:p>0.00867104530334473</text:p>
              </table:table-cell>
              <table:table-cell office:value-type="float" office:value="0.0000932216644287109">
                <text:p>0.000093221664428710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457286834716797">
                <text:p>0.000457286834716797</text:p>
              </table:table-cell>
              <table:table-cell office:value-type="float" office:value="0.00822949409484863">
                <text:p>0.00822949409484863</text:p>
              </table:table-cell>
              <table:table-cell office:value-type="float" office:value="0.0000791549682617187">
                <text:p>0.000079154968261718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414848327636719">
                <text:p>0.000414848327636719</text:p>
              </table:table-cell>
              <table:table-cell office:value-type="float" office:value="0.00881075859069824">
                <text:p>0.00881075859069824</text:p>
              </table:table-cell>
              <table:table-cell office:value-type="float" office:value="0.0000889301300048828">
                <text:p>0.000088930130004882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520467758178711">
                <text:p>0.000520467758178711</text:p>
              </table:table-cell>
              <table:table-cell office:value-type="float" office:value="0.00871515274047852">
                <text:p>0.00871515274047852</text:p>
              </table:table-cell>
              <table:table-cell office:value-type="float" office:value="0.00011897087097168">
                <text:p>0.00011897087097168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135660171508789">
                <text:p>0.000135660171508789</text:p>
              </table:table-cell>
              <table:table-cell office:value-type="float" office:value="0.000557899475097656">
                <text:p>0.000557899475097656</text:p>
              </table:table-cell>
              <table:table-cell office:value-type="float" office:value="0.00883936882019043">
                <text:p>0.00883936882019043</text:p>
              </table:table-cell>
              <table:table-cell office:value-type="float" office:value="0.0000941753387451172">
                <text:p>0.000094175338745117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483512878417969">
                <text:p>0.000483512878417969</text:p>
              </table:table-cell>
              <table:table-cell office:value-type="float" office:value="0.00816893577575684">
                <text:p>0.00816893577575684</text:p>
              </table:table-cell>
              <table:table-cell office:value-type="float" office:value="0.0000939369201660156">
                <text:p>0.000093936920166015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461101531982422">
                <text:p>0.000461101531982422</text:p>
              </table:table-cell>
              <table:table-cell office:value-type="float" office:value="0.00843501091003418">
                <text:p>0.00843501091003418</text:p>
              </table:table-cell>
              <table:table-cell office:value-type="float" office:value="0.000107526779174805">
                <text:p>0.00010752677917480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567436218261719">
                <text:p>0.0000567436218261719</text:p>
              </table:table-cell>
              <table:table-cell office:value-type="float" office:value="0.000433921813964844">
                <text:p>0.000433921813964844</text:p>
              </table:table-cell>
              <table:table-cell office:value-type="float" office:value="0.00821924209594727">
                <text:p>0.00821924209594727</text:p>
              </table:table-cell>
              <table:table-cell office:value-type="float" office:value="0.0000767707824707031">
                <text:p>0.0000767707824707031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731945037841797">
                <text:p>0.000731945037841797</text:p>
              </table:table-cell>
              <table:table-cell office:value-type="float" office:value="0.00851202011108398">
                <text:p>0.00851202011108398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671625137329102">
                <text:p>0.000671625137329102</text:p>
              </table:table-cell>
              <table:table-cell office:value-type="float" office:value="0.00921010971069336">
                <text:p>0.00921010971069336</text:p>
              </table:table-cell>
              <table:table-cell office:value-type="float" office:value="0.0000932216644287109">
                <text:p>0.000093221664428710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550031661987305">
                <text:p>0.000550031661987305</text:p>
              </table:table-cell>
              <table:table-cell office:value-type="float" office:value="0.00854778289794922">
                <text:p>0.00854778289794922</text:p>
              </table:table-cell>
              <table:table-cell office:value-type="float" office:value="0.0000605583190917969">
                <text:p>0.0000605583190917969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536918640136719">
                <text:p>0.000536918640136719</text:p>
              </table:table-cell>
              <table:table-cell office:value-type="float" office:value="0.00857019424438477">
                <text:p>0.00857019424438477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609636306762695">
                <text:p>0.000609636306762695</text:p>
              </table:table-cell>
              <table:table-cell office:value-type="float" office:value="0.0087435245513916">
                <text:p>0.0087435245513916</text:p>
              </table:table-cell>
              <table:table-cell office:value-type="float" office:value="0.0000631809234619141">
                <text:p>0.000063180923461914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133037567138672">
                <text:p>0.000133037567138672</text:p>
              </table:table-cell>
              <table:table-cell office:value-type="float" office:value="0.000562191009521484">
                <text:p>0.000562191009521484</text:p>
              </table:table-cell>
              <table:table-cell office:value-type="float" office:value="0.00886344909667969">
                <text:p>0.00886344909667969</text:p>
              </table:table-cell>
              <table:table-cell office:value-type="float" office:value="0.0000927448272705078">
                <text:p>0.000092744827270507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646829605102539">
                <text:p>0.000646829605102539</text:p>
              </table:table-cell>
              <table:table-cell office:value-type="float" office:value="0.00858044624328613">
                <text:p>0.00858044624328613</text:p>
              </table:table-cell>
              <table:table-cell office:value-type="float" office:value="0.0000967979431152344">
                <text:p>0.000096797943115234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621795654296875">
                <text:p>0.000621795654296875</text:p>
              </table:table-cell>
              <table:table-cell office:value-type="float" office:value="0.00880599021911621">
                <text:p>0.00880599021911621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578641891479492">
                <text:p>0.000578641891479492</text:p>
              </table:table-cell>
              <table:table-cell office:value-type="float" office:value="0.00855255126953125">
                <text:p>0.00855255126953125</text:p>
              </table:table-cell>
              <table:table-cell office:value-type="float" office:value="0.00006103515625">
                <text:p>0.0000610351562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488519668579102">
                <text:p>0.000488519668579102</text:p>
              </table:table-cell>
              <table:table-cell office:value-type="float" office:value="0.00855040550231934">
                <text:p>0.00855040550231934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734329223632812">
                <text:p>0.0000734329223632812</text:p>
              </table:table-cell>
              <table:table-cell office:value-type="float" office:value="0.000512838363647461">
                <text:p>0.000512838363647461</text:p>
              </table:table-cell>
              <table:table-cell office:value-type="float" office:value="0.00860810279846191">
                <text:p>0.00860810279846191</text:p>
              </table:table-cell>
              <table:table-cell office:value-type="float" office:value="0.000216007232666016">
                <text:p>0.000216007232666016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922679901123047">
                <text:p>0.0000922679901123047</text:p>
              </table:table-cell>
              <table:table-cell office:value-type="float" office:value="0.000643014907836914">
                <text:p>0.000643014907836914</text:p>
              </table:table-cell>
              <table:table-cell office:value-type="float" office:value="0.00831913948059082">
                <text:p>0.00831913948059082</text:p>
              </table:table-cell>
              <table:table-cell office:value-type="float" office:value="0.00010228157043457">
                <text:p>0.0001022815704345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580072402954102">
                <text:p>0.000580072402954102</text:p>
              </table:table-cell>
              <table:table-cell office:value-type="float" office:value="0.00845503807067871">
                <text:p>0.00845503807067871</text:p>
              </table:table-cell>
              <table:table-cell office:value-type="float" office:value="0.000114202499389648">
                <text:p>0.000114202499389648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575780868530273">
                <text:p>0.000575780868530273</text:p>
              </table:table-cell>
              <table:table-cell office:value-type="float" office:value="0.00845241546630859">
                <text:p>0.00845241546630859</text:p>
              </table:table-cell>
              <table:table-cell office:value-type="float" office:value="0.000128030776977539">
                <text:p>0.00012803077697753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922679901123047">
                <text:p>0.0000922679901123047</text:p>
              </table:table-cell>
              <table:table-cell office:value-type="float" office:value="0.0005035400390625">
                <text:p>0.0005035400390625</text:p>
              </table:table-cell>
              <table:table-cell office:value-type="float" office:value="0.00850915908813477">
                <text:p>0.00850915908813477</text:p>
              </table:table-cell>
              <table:table-cell office:value-type="float" office:value="0.0000636577606201172">
                <text:p>0.000063657760620117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499963760375977">
                <text:p>0.000499963760375977</text:p>
              </table:table-cell>
              <table:table-cell office:value-type="float" office:value="0.00925159454345703">
                <text:p>0.00925159454345703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860691070556641">
                <text:p>0.0000860691070556641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841236114501953">
                <text:p>0.00841236114501953</text:p>
              </table:table-cell>
              <table:table-cell office:value-type="float" office:value="0.0000958442687988281">
                <text:p>0.0000958442687988281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139713287353516">
                <text:p>0.000139713287353516</text:p>
              </table:table-cell>
              <table:table-cell office:value-type="float" office:value="0.000505208969116211">
                <text:p>0.000505208969116211</text:p>
              </table:table-cell>
              <table:table-cell office:value-type="float" office:value="0.00858926773071289">
                <text:p>0.00858926773071289</text:p>
              </table:table-cell>
              <table:table-cell office:value-type="float" office:value="0.0000641345977783203">
                <text:p>0.000064134597778320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479698181152344">
                <text:p>0.000479698181152344</text:p>
              </table:table-cell>
              <table:table-cell office:value-type="float" office:value="0.00829267501831055">
                <text:p>0.00829267501831055</text:p>
              </table:table-cell>
              <table:table-cell office:value-type="float" office:value="0.0000739097595214844">
                <text:p>0.000073909759521484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542640686035156">
                <text:p>0.000542640686035156</text:p>
              </table:table-cell>
              <table:table-cell office:value-type="float" office:value="0.00876474380493164">
                <text:p>0.00876474380493164</text:p>
              </table:table-cell>
              <table:table-cell office:value-type="float" office:value="0.000114202499389648">
                <text:p>0.00011420249938964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519752502441406">
                <text:p>0.000519752502441406</text:p>
              </table:table-cell>
              <table:table-cell office:value-type="float" office:value="0.00826144218444824">
                <text:p>0.00826144218444824</text:p>
              </table:table-cell>
              <table:table-cell office:value-type="float" office:value="0.0000979900360107422">
                <text:p>0.000097990036010742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0540971755981445">
                <text:p>0.000540971755981445</text:p>
              </table:table-cell>
              <table:table-cell office:value-type="float" office:value="0.00830411911010742">
                <text:p>0.00830411911010742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404834747314453">
                <text:p>0.000404834747314453</text:p>
              </table:table-cell>
              <table:table-cell office:value-type="float" office:value="0.00865912437438965">
                <text:p>0.00865912437438965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948905944824219">
                <text:p>0.0000948905944824219</text:p>
              </table:table-cell>
              <table:table-cell office:value-type="float" office:value="0.000583410263061523">
                <text:p>0.000583410263061523</text:p>
              </table:table-cell>
              <table:table-cell office:value-type="float" office:value="0.00819778442382813">
                <text:p>0.00819778442382813</text:p>
              </table:table-cell>
              <table:table-cell office:value-type="float" office:value="0.0000958442687988281">
                <text:p>0.000095844268798828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436544418334961">
                <text:p>0.000436544418334961</text:p>
              </table:table-cell>
              <table:table-cell office:value-type="float" office:value="0.00868368148803711">
                <text:p>0.00868368148803711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0827455520629883">
                <text:p>0.00827455520629883</text:p>
              </table:table-cell>
              <table:table-cell office:value-type="float" office:value="0.0000829696655273438">
                <text:p>0.0000829696655273438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500917434692383">
                <text:p>0.000500917434692383</text:p>
              </table:table-cell>
              <table:table-cell office:value-type="float" office:value="0.00926923751831055">
                <text:p>0.00926923751831055</text:p>
              </table:table-cell>
              <table:table-cell office:value-type="float" office:value="0.0000841617584228516">
                <text:p>0.000084161758422851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917911529541016">
                <text:p>0.0000917911529541016</text:p>
              </table:table-cell>
              <table:table-cell office:value-type="float" office:value="0.000515937805175781">
                <text:p>0.000515937805175781</text:p>
              </table:table-cell>
              <table:table-cell office:value-type="float" office:value="0.00861215591430664">
                <text:p>0.00861215591430664</text:p>
              </table:table-cell>
              <table:table-cell office:value-type="float" office:value="0.000123262405395508">
                <text:p>0.00012326240539550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658750534057617">
                <text:p>0.000658750534057617</text:p>
              </table:table-cell>
              <table:table-cell office:value-type="float" office:value="0.00945377349853516">
                <text:p>0.0094537734985351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439643859863281">
                <text:p>0.000439643859863281</text:p>
              </table:table-cell>
              <table:table-cell office:value-type="float" office:value="0.00876903533935547">
                <text:p>0.00876903533935547</text:p>
              </table:table-cell>
              <table:table-cell office:value-type="float" office:value="0.000104904174804688">
                <text:p>0.00010490417480468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32247734069824">
                <text:p>0.00832247734069824</text:p>
              </table:table-cell>
              <table:table-cell office:value-type="float" office:value="0.0000646114349365234">
                <text:p>0.000064611434936523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459671020507813">
                <text:p>0.000459671020507813</text:p>
              </table:table-cell>
              <table:table-cell office:value-type="float" office:value="0.00909590721130371">
                <text:p>0.00909590721130371</text:p>
              </table:table-cell>
              <table:table-cell office:value-type="float" office:value="0.000105619430541992">
                <text:p>0.00010561943054199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489950180053711">
                <text:p>0.000489950180053711</text:p>
              </table:table-cell>
              <table:table-cell office:value-type="float" office:value="0.00848054885864258">
                <text:p>0.00848054885864258</text:p>
              </table:table-cell>
              <table:table-cell office:value-type="float" office:value="0.0000956058502197266">
                <text:p>0.000095605850219726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460147857666016">
                <text:p>0.000460147857666016</text:p>
              </table:table-cell>
              <table:table-cell office:value-type="float" office:value="0.00880074501037598">
                <text:p>0.00880074501037598</text:p>
              </table:table-cell>
              <table:table-cell office:value-type="float" office:value="0.0000643730163574219">
                <text:p>0.000064373016357421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416994094848633">
                <text:p>0.000416994094848633</text:p>
              </table:table-cell>
              <table:table-cell office:value-type="float" office:value="0.00807738304138184">
                <text:p>0.00807738304138184</text:p>
              </table:table-cell>
              <table:table-cell office:value-type="float" office:value="0.0000631809234619141">
                <text:p>0.0000631809234619141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648736953735352">
                <text:p>0.000648736953735352</text:p>
              </table:table-cell>
              <table:table-cell office:value-type="float" office:value="0.00887560844421387">
                <text:p>0.00887560844421387</text:p>
              </table:table-cell>
              <table:table-cell office:value-type="float" office:value="0.0000827312469482422">
                <text:p>0.000082731246948242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762939453125">
                <text:p>0.0000762939453125</text:p>
              </table:table-cell>
              <table:table-cell office:value-type="float" office:value="0.000468969345092773">
                <text:p>0.000468969345092773</text:p>
              </table:table-cell>
              <table:table-cell office:value-type="float" office:value="0.00882625579833985">
                <text:p>0.00882625579833985</text:p>
              </table:table-cell>
              <table:table-cell office:value-type="float" office:value="0.0000863075256347656">
                <text:p>0.000086307525634765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517845153808594">
                <text:p>0.000517845153808594</text:p>
              </table:table-cell>
              <table:table-cell office:value-type="float" office:value="0.00824737548828125">
                <text:p>0.00824737548828125</text:p>
              </table:table-cell>
              <table:table-cell office:value-type="float" office:value="0.000110387802124023">
                <text:p>0.000110387802124023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8392333984375">
                <text:p>0.00008392333984375</text:p>
              </table:table-cell>
              <table:table-cell office:value-type="float" office:value="0.000536918640136719">
                <text:p>0.000536918640136719</text:p>
              </table:table-cell>
              <table:table-cell office:value-type="float" office:value="0.00897622108459473">
                <text:p>0.00897622108459473</text:p>
              </table:table-cell>
              <table:table-cell office:value-type="float" office:value="0.00011444091796875">
                <text:p>0.0001144409179687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67901611328125">
                <text:p>0.00067901611328125</text:p>
              </table:table-cell>
              <table:table-cell office:value-type="float" office:value="0.00786590576171875">
                <text:p>0.00786590576171875</text:p>
              </table:table-cell>
              <table:table-cell office:value-type="float" office:value="0.0000970363616943359">
                <text:p>0.000097036361694335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581741333007813">
                <text:p>0.000581741333007813</text:p>
              </table:table-cell>
              <table:table-cell office:value-type="float" office:value="0.00866532325744629">
                <text:p>0.00866532325744629</text:p>
              </table:table-cell>
              <table:table-cell office:value-type="float" office:value="0.0000951290130615234">
                <text:p>0.000095129013061523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934600830078125">
                <text:p>0.0000934600830078125</text:p>
              </table:table-cell>
              <table:table-cell office:value-type="float" office:value="0.000478982925415039">
                <text:p>0.000478982925415039</text:p>
              </table:table-cell>
              <table:table-cell office:value-type="float" office:value="0.00808382034301758">
                <text:p>0.00808382034301758</text:p>
              </table:table-cell>
              <table:table-cell office:value-type="float" office:value="0.0000970363616943359">
                <text:p>0.000097036361694335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489950180053711">
                <text:p>0.000489950180053711</text:p>
              </table:table-cell>
              <table:table-cell office:value-type="float" office:value="0.00876808166503906">
                <text:p>0.00876808166503906</text:p>
              </table:table-cell>
              <table:table-cell office:value-type="float" office:value="0.0000646114349365234">
                <text:p>0.000064611434936523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403404235839844">
                <text:p>0.000403404235839844</text:p>
              </table:table-cell>
              <table:table-cell office:value-type="float" office:value="0.00887060165405273">
                <text:p>0.00887060165405273</text:p>
              </table:table-cell>
              <table:table-cell office:value-type="float" office:value="0.0000667572021484375">
                <text:p>0.000066757202148437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471591949462891">
                <text:p>0.000471591949462891</text:p>
              </table:table-cell>
              <table:table-cell office:value-type="float" office:value="0.00842881202697754">
                <text:p>0.00842881202697754</text:p>
              </table:table-cell>
              <table:table-cell office:value-type="float" office:value="0.0000982284545898438">
                <text:p>0.000098228454589843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52332878112793">
                <text:p>0.00052332878112793</text:p>
              </table:table-cell>
              <table:table-cell office:value-type="float" office:value="0.00880646705627441">
                <text:p>0.00880646705627441</text:p>
              </table:table-cell>
              <table:table-cell office:value-type="float" office:value="0.0000641345977783203">
                <text:p>0.0000641345977783203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45013427734375">
                <text:p>0.00045013427734375</text:p>
              </table:table-cell>
              <table:table-cell office:value-type="float" office:value="0.0082242488861084">
                <text:p>0.0082242488861084</text:p>
              </table:table-cell>
              <table:table-cell office:value-type="float" office:value="0.0000970363616943359">
                <text:p>0.0000970363616943359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487804412841797">
                <text:p>0.000487804412841797</text:p>
              </table:table-cell>
              <table:table-cell office:value-type="float" office:value="0.00874567031860352">
                <text:p>0.00874567031860352</text:p>
              </table:table-cell>
              <table:table-cell office:value-type="float" office:value="0.0000641345977783203">
                <text:p>0.0000641345977783203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47755241394043">
                <text:p>0.00047755241394043</text:p>
              </table:table-cell>
              <table:table-cell office:value-type="float" office:value="0.00820469856262207">
                <text:p>0.00820469856262207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486850738525391">
                <text:p>0.000486850738525391</text:p>
              </table:table-cell>
              <table:table-cell office:value-type="float" office:value="0.00845050811767578">
                <text:p>0.00845050811767578</text:p>
              </table:table-cell>
              <table:table-cell office:value-type="float" office:value="0.0000848770141601563">
                <text:p>0.000084877014160156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151157379150391">
                <text:p>0.000151157379150391</text:p>
              </table:table-cell>
              <table:table-cell office:value-type="float" office:value="0.000611305236816406">
                <text:p>0.000611305236816406</text:p>
              </table:table-cell>
              <table:table-cell office:value-type="float" office:value="0.00826907157897949">
                <text:p>0.00826907157897949</text:p>
              </table:table-cell>
              <table:table-cell office:value-type="float" office:value="0.0000658035278320312">
                <text:p>0.000065803527832031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605106353759766">
                <text:p>0.000605106353759766</text:p>
              </table:table-cell>
              <table:table-cell office:value-type="float" office:value="0.00876808166503906">
                <text:p>0.00876808166503906</text:p>
              </table:table-cell>
              <table:table-cell office:value-type="float" office:value="0.0000653266906738281">
                <text:p>0.000065326690673828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486850738525391">
                <text:p>0.000486850738525391</text:p>
              </table:table-cell>
              <table:table-cell office:value-type="float" office:value="0.00889897346496582">
                <text:p>0.00889897346496582</text:p>
              </table:table-cell>
              <table:table-cell office:value-type="float" office:value="0.0000998973846435547">
                <text:p>0.000099897384643554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927448272705078">
                <text:p>0.0000927448272705078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49795341491699">
                <text:p>0.00849795341491699</text:p>
              </table:table-cell>
              <table:table-cell office:value-type="float" office:value="0.0000987052917480469">
                <text:p>0.0000987052917480469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0490427017211914">
                <text:p>0.000490427017211914</text:p>
              </table:table-cell>
              <table:table-cell office:value-type="float" office:value="0.0084538459777832">
                <text:p>0.0084538459777832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52189826965332">
                <text:p>0.00052189826965332</text:p>
              </table:table-cell>
              <table:table-cell office:value-type="float" office:value="0.0083622932434082">
                <text:p>0.0083622932434082</text:p>
              </table:table-cell>
              <table:table-cell office:value-type="float" office:value="0.0000975131988525391">
                <text:p>0.0000975131988525391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491619110107422">
                <text:p>0.000491619110107422</text:p>
              </table:table-cell>
              <table:table-cell office:value-type="float" office:value="0.00861001014709473">
                <text:p>0.00861001014709473</text:p>
              </table:table-cell>
              <table:table-cell office:value-type="float" office:value="0.0000650882720947266">
                <text:p>0.0000650882720947266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479221343994141">
                <text:p>0.000479221343994141</text:p>
              </table:table-cell>
              <table:table-cell office:value-type="float" office:value="0.00864982604980469">
                <text:p>0.00864982604980469</text:p>
              </table:table-cell>
              <table:table-cell office:value-type="float" office:value="0.0000982284545898438">
                <text:p>0.000098228454589843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710487365722656">
                <text:p>0.0000710487365722656</text:p>
              </table:table-cell>
              <table:table-cell office:value-type="float" office:value="0.000519037246704102">
                <text:p>0.000519037246704102</text:p>
              </table:table-cell>
              <table:table-cell office:value-type="float" office:value="0.00902271270751953">
                <text:p>0.00902271270751953</text:p>
              </table:table-cell>
              <table:table-cell office:value-type="float" office:value="0.0000677108764648437">
                <text:p>0.000067710876464843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846385955810547">
                <text:p>0.0000846385955810547</text:p>
              </table:table-cell>
              <table:table-cell office:value-type="float" office:value="0.000612974166870117">
                <text:p>0.000612974166870117</text:p>
              </table:table-cell>
              <table:table-cell office:value-type="float" office:value="0.00835514068603516">
                <text:p>0.00835514068603516</text:p>
              </table:table-cell>
              <table:table-cell office:value-type="float" office:value="0.000165700912475586">
                <text:p>0.00016570091247558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66685676574707">
                <text:p>0.00066685676574707</text:p>
              </table:table-cell>
              <table:table-cell office:value-type="float" office:value="0.0131568908691406">
                <text:p>0.0131568908691406</text:p>
              </table:table-cell>
              <table:table-cell office:value-type="float" office:value="0.00012969970703125">
                <text:p>0.0001296997070312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678300857543945">
                <text:p>0.000678300857543945</text:p>
              </table:table-cell>
              <table:table-cell office:value-type="float" office:value="0.0132522583007813">
                <text:p>0.0132522583007813</text:p>
              </table:table-cell>
              <table:table-cell office:value-type="float" office:value="0.0000660419464111328">
                <text:p>0.0000660419464111328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508546829223633">
                <text:p>0.000508546829223633</text:p>
              </table:table-cell>
              <table:table-cell office:value-type="float" office:value="0.00831055641174316">
                <text:p>0.00831055641174316</text:p>
              </table:table-cell>
              <table:table-cell office:value-type="float" office:value="0.0000858306884765625">
                <text:p>0.0000858306884765625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722408294677734">
                <text:p>0.0000722408294677734</text:p>
              </table:table-cell>
              <table:table-cell office:value-type="float" office:value="0.000536918640136719">
                <text:p>0.000536918640136719</text:p>
              </table:table-cell>
              <table:table-cell office:value-type="float" office:value="0.0157022476196289">
                <text:p>0.0157022476196289</text:p>
              </table:table-cell>
              <table:table-cell office:value-type="float" office:value="0.000162363052368164">
                <text:p>0.00016236305236816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825405120849609">
                <text:p>0.000825405120849609</text:p>
              </table:table-cell>
              <table:table-cell office:value-type="float" office:value="0.0097041130065918">
                <text:p>0.0097041130065918</text:p>
              </table:table-cell>
              <table:table-cell office:value-type="float" office:value="0.00009918212890625">
                <text:p>0.0000991821289062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587940216064453">
                <text:p>0.000587940216064453</text:p>
              </table:table-cell>
              <table:table-cell office:value-type="float" office:value="0.0113909244537354">
                <text:p>0.0113909244537354</text:p>
              </table:table-cell>
              <table:table-cell office:value-type="float" office:value="0.000143051147460938">
                <text:p>0.00014305114746093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167369842529297">
                <text:p>0.000167369842529297</text:p>
              </table:table-cell>
              <table:table-cell office:value-type="float" office:value="0.000760555267333984">
                <text:p>0.000760555267333984</text:p>
              </table:table-cell>
              <table:table-cell office:value-type="float" office:value="0.0152542591094971">
                <text:p>0.0152542591094971</text:p>
              </table:table-cell>
              <table:table-cell office:value-type="float" office:value="0.0000982284545898438">
                <text:p>0.0000982284545898438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603675842285156">
                <text:p>0.000603675842285156</text:p>
              </table:table-cell>
              <table:table-cell office:value-type="float" office:value="0.00823736190795898">
                <text:p>0.00823736190795898</text:p>
              </table:table-cell>
              <table:table-cell office:value-type="float" office:value="0.0000674724578857422">
                <text:p>0.0000674724578857422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3467960357666">
                <text:p>0.0083467960357666</text:p>
              </table:table-cell>
              <table:table-cell office:value-type="float" office:value="0.000100612640380859">
                <text:p>0.0001006126403808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530481338500977">
                <text:p>0.000530481338500977</text:p>
              </table:table-cell>
              <table:table-cell office:value-type="float" office:value="0.00911617279052735">
                <text:p>0.00911617279052735</text:p>
              </table:table-cell>
              <table:table-cell office:value-type="float" office:value="0.0000681877136230469">
                <text:p>0.000068187713623046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413656234741211">
                <text:p>0.000413656234741211</text:p>
              </table:table-cell>
              <table:table-cell office:value-type="float" office:value="0.00831699371337891">
                <text:p>0.00831699371337891</text:p>
              </table:table-cell>
              <table:table-cell office:value-type="float" office:value="0.000117778778076172">
                <text:p>0.00011777877807617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827312469482422">
                <text:p>0.0000827312469482422</text:p>
              </table:table-cell>
              <table:table-cell office:value-type="float" office:value="0.000517606735229492">
                <text:p>0.000517606735229492</text:p>
              </table:table-cell>
              <table:table-cell office:value-type="float" office:value="0.00953817367553711">
                <text:p>0.00953817367553711</text:p>
              </table:table-cell>
              <table:table-cell office:value-type="float" office:value="0.000137805938720703">
                <text:p>0.000137805938720703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58436393737793">
                <text:p>0.00058436393737793</text:p>
              </table:table-cell>
              <table:table-cell office:value-type="float" office:value="0.0085444450378418">
                <text:p>0.0085444450378418</text:p>
              </table:table-cell>
              <table:table-cell office:value-type="float" office:value="0.000125646591186523">
                <text:p>0.000125646591186523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522851943969727">
                <text:p>0.000522851943969727</text:p>
              </table:table-cell>
              <table:table-cell office:value-type="float" office:value="0.00829958915710449">
                <text:p>0.00829958915710449</text:p>
              </table:table-cell>
              <table:table-cell office:value-type="float" office:value="0.0000979900360107422">
                <text:p>0.000097990036010742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996589660644531">
                <text:p>0.0000996589660644531</text:p>
              </table:table-cell>
              <table:table-cell office:value-type="float" office:value="0.000513076782226563">
                <text:p>0.000513076782226563</text:p>
              </table:table-cell>
              <table:table-cell office:value-type="float" office:value="0.00891351699829102">
                <text:p>0.00891351699829102</text:p>
              </table:table-cell>
              <table:table-cell office:value-type="float" office:value="0.000105619430541992">
                <text:p>0.00010561943054199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431299209594727">
                <text:p>0.000431299209594727</text:p>
              </table:table-cell>
              <table:table-cell office:value-type="float" office:value="0.00823974609375">
                <text:p>0.00823974609375</text:p>
              </table:table-cell>
              <table:table-cell office:value-type="float" office:value="0.000116586685180664">
                <text:p>0.000116586685180664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565290451049805">
                <text:p>0.000565290451049805</text:p>
              </table:table-cell>
              <table:table-cell office:value-type="float" office:value="0.013033390045166">
                <text:p>0.013033390045166</text:p>
              </table:table-cell>
              <table:table-cell office:value-type="float" office:value="0.000128984451293945">
                <text:p>0.00012898445129394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121831893920898">
                <text:p>0.000121831893920898</text:p>
              </table:table-cell>
              <table:table-cell office:value-type="float" office:value="0.000631093978881836">
                <text:p>0.000631093978881836</text:p>
              </table:table-cell>
              <table:table-cell office:value-type="float" office:value="0.0131416320800781">
                <text:p>0.0131416320800781</text:p>
              </table:table-cell>
              <table:table-cell office:value-type="float" office:value="0.000119924545288086">
                <text:p>0.00011992454528808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894069671630859">
                <text:p>0.0000894069671630859</text:p>
              </table:table-cell>
              <table:table-cell office:value-type="float" office:value="0.000546693801879883">
                <text:p>0.000546693801879883</text:p>
              </table:table-cell>
              <table:table-cell office:value-type="float" office:value="0.0094904899597168">
                <text:p>0.0094904899597168</text:p>
              </table:table-cell>
              <table:table-cell office:value-type="float" office:value="0.0000715255737304687">
                <text:p>0.000071525573730468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518321990966797">
                <text:p>0.000518321990966797</text:p>
              </table:table-cell>
              <table:table-cell office:value-type="float" office:value="0.00899934768676758">
                <text:p>0.00899934768676758</text:p>
              </table:table-cell>
              <table:table-cell office:value-type="float" office:value="0.000104665756225586">
                <text:p>0.00010466575622558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110149383544922">
                <text:p>0.000110149383544922</text:p>
              </table:table-cell>
              <table:table-cell office:value-type="float" office:value="0.000564813613891602">
                <text:p>0.000564813613891602</text:p>
              </table:table-cell>
              <table:table-cell office:value-type="float" office:value="0.00861358642578125">
                <text:p>0.00861358642578125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645160675048828">
                <text:p>0.000645160675048828</text:p>
              </table:table-cell>
              <table:table-cell office:value-type="float" office:value="0.00886321067810059">
                <text:p>0.00886321067810059</text:p>
              </table:table-cell>
              <table:table-cell office:value-type="float" office:value="0.0000898838043212891">
                <text:p>0.0000898838043212891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597000122070313">
                <text:p>0.000597000122070313</text:p>
              </table:table-cell>
              <table:table-cell office:value-type="float" office:value="0.0089418888092041">
                <text:p>0.0089418888092041</text:p>
              </table:table-cell>
              <table:table-cell office:value-type="float" office:value="0.000103473663330078">
                <text:p>0.00010347366333007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714540481567383">
                <text:p>0.000714540481567383</text:p>
              </table:table-cell>
              <table:table-cell office:value-type="float" office:value="0.00849318504333496">
                <text:p>0.00849318504333496</text:p>
              </table:table-cell>
              <table:table-cell office:value-type="float" office:value="0.0000729560852050781">
                <text:p>0.000072956085205078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49901008605957">
                <text:p>0.00049901008605957</text:p>
              </table:table-cell>
              <table:table-cell office:value-type="float" office:value="0.00836348533630371">
                <text:p>0.00836348533630371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509977340698242">
                <text:p>0.000509977340698242</text:p>
              </table:table-cell>
              <table:table-cell office:value-type="float" office:value="0.00847244262695313">
                <text:p>0.00847244262695313</text:p>
              </table:table-cell>
              <table:table-cell office:value-type="float" office:value="0.0000965595245361328">
                <text:p>0.000096559524536132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10371208190918">
                <text:p>0.00010371208190918</text:p>
              </table:table-cell>
              <table:table-cell office:value-type="float" office:value="0.000571250915527344">
                <text:p>0.000571250915527344</text:p>
              </table:table-cell>
              <table:table-cell office:value-type="float" office:value="0.00884199142456055">
                <text:p>0.00884199142456055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103473663330078">
                <text:p>0.000103473663330078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820016860961914">
                <text:p>0.00820016860961914</text:p>
              </table:table-cell>
              <table:table-cell office:value-type="float" office:value="0.000105142593383789">
                <text:p>0.000105142593383789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834465026855469">
                <text:p>0.0000834465026855469</text:p>
              </table:table-cell>
              <table:table-cell office:value-type="float" office:value="0.000617504119873047">
                <text:p>0.000617504119873047</text:p>
              </table:table-cell>
              <table:table-cell office:value-type="float" office:value="0.00858926773071289">
                <text:p>0.00858926773071289</text:p>
              </table:table-cell>
              <table:table-cell office:value-type="float" office:value="0.000122308731079102">
                <text:p>0.00012230873107910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116586685180664">
                <text:p>0.000116586685180664</text:p>
              </table:table-cell>
              <table:table-cell office:value-type="float" office:value="0.000657081604003906">
                <text:p>0.000657081604003906</text:p>
              </table:table-cell>
              <table:table-cell office:value-type="float" office:value="0.00818586349487305">
                <text:p>0.00818586349487305</text:p>
              </table:table-cell>
              <table:table-cell office:value-type="float" office:value="0.000116348266601563">
                <text:p>0.00011634826660156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707387924194336">
                <text:p>0.000707387924194336</text:p>
              </table:table-cell>
              <table:table-cell office:value-type="float" office:value="0.00819849967956543">
                <text:p>0.00819849967956543</text:p>
              </table:table-cell>
              <table:table-cell office:value-type="float" office:value="0.000111103057861328">
                <text:p>0.000111103057861328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975131988525391">
                <text:p>0.0000975131988525391</text:p>
              </table:table-cell>
              <table:table-cell office:value-type="float" office:value="0.000525474548339844">
                <text:p>0.000525474548339844</text:p>
              </table:table-cell>
              <table:table-cell office:value-type="float" office:value="0.00862669944763184">
                <text:p>0.00862669944763184</text:p>
              </table:table-cell>
              <table:table-cell office:value-type="float" office:value="0.0000731945037841797">
                <text:p>0.000073194503784179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517129898071289">
                <text:p>0.000517129898071289</text:p>
              </table:table-cell>
              <table:table-cell office:value-type="float" office:value="0.00818037986755371">
                <text:p>0.00818037986755371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121831893920898">
                <text:p>0.000121831893920898</text:p>
              </table:table-cell>
              <table:table-cell office:value-type="float" office:value="0.000676155090332031">
                <text:p>0.000676155090332031</text:p>
              </table:table-cell>
              <table:table-cell office:value-type="float" office:value="0.00851631164550781">
                <text:p>0.00851631164550781</text:p>
              </table:table-cell>
              <table:table-cell office:value-type="float" office:value="0.000116348266601563">
                <text:p>0.000116348266601563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559806823730469">
                <text:p>0.000559806823730469</text:p>
              </table:table-cell>
              <table:table-cell office:value-type="float" office:value="0.00822877883911133">
                <text:p>0.00822877883911133</text:p>
              </table:table-cell>
              <table:table-cell office:value-type="float" office:value="0.000136852264404297">
                <text:p>0.000136852264404297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104665756225586">
                <text:p>0.000104665756225586</text:p>
              </table:table-cell>
              <table:table-cell office:value-type="float" office:value="0.000482559204101563">
                <text:p>0.000482559204101563</text:p>
              </table:table-cell>
              <table:table-cell office:value-type="float" office:value="0.00852322578430176">
                <text:p>0.00852322578430176</text:p>
              </table:table-cell>
              <table:table-cell office:value-type="float" office:value="0.000118732452392578">
                <text:p>0.00011873245239257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841617584228516">
                <text:p>0.0000841617584228516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0864720344543457">
                <text:p>0.00864720344543457</text:p>
              </table:table-cell>
              <table:table-cell office:value-type="float" office:value="0.0000963211059570313">
                <text:p>0.0000963211059570313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104665756225586">
                <text:p>0.000104665756225586</text:p>
              </table:table-cell>
              <table:table-cell office:value-type="float" office:value="0.000563859939575195">
                <text:p>0.000563859939575195</text:p>
              </table:table-cell>
              <table:table-cell office:value-type="float" office:value="0.00862789154052734">
                <text:p>0.00862789154052734</text:p>
              </table:table-cell>
              <table:table-cell office:value-type="float" office:value="0.000123023986816406">
                <text:p>0.00012302398681640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519514083862305">
                <text:p>0.000519514083862305</text:p>
              </table:table-cell>
              <table:table-cell office:value-type="float" office:value="0.00876069068908691">
                <text:p>0.00876069068908691</text:p>
              </table:table-cell>
              <table:table-cell office:value-type="float" office:value="0.0000758171081542969">
                <text:p>0.000075817108154296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57220458984375">
                <text:p>0.00057220458984375</text:p>
              </table:table-cell>
              <table:table-cell office:value-type="float" office:value="0.00837159156799316">
                <text:p>0.00837159156799316</text:p>
              </table:table-cell>
              <table:table-cell office:value-type="float" office:value="0.0000703334808349609">
                <text:p>0.0000703334808349609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465154647827148">
                <text:p>0.000465154647827148</text:p>
              </table:table-cell>
              <table:table-cell office:value-type="float" office:value="0.00856280326843262">
                <text:p>0.00856280326843262</text:p>
              </table:table-cell>
              <table:table-cell office:value-type="float" office:value="0.000103235244750977">
                <text:p>0.000103235244750977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0489711761474609">
                <text:p>0.000489711761474609</text:p>
              </table:table-cell>
              <table:table-cell office:value-type="float" office:value="0.00823211669921875">
                <text:p>0.00823211669921875</text:p>
              </table:table-cell>
              <table:table-cell office:value-type="float" office:value="0.0000715255737304687">
                <text:p>0.0000715255737304687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526666641235352">
                <text:p>0.000526666641235352</text:p>
              </table:table-cell>
              <table:table-cell office:value-type="float" office:value="0.00870251655578613">
                <text:p>0.00870251655578613</text:p>
              </table:table-cell>
              <table:table-cell office:value-type="float" office:value="0.0000705718994140625">
                <text:p>0.0000705718994140625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573396682739258">
                <text:p>0.000573396682739258</text:p>
              </table:table-cell>
              <table:table-cell office:value-type="float" office:value="0.0085141658782959">
                <text:p>0.0085141658782959</text:p>
              </table:table-cell>
              <table:table-cell office:value-type="float" office:value="0.0000896453857421875">
                <text:p>0.000089645385742187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529289245605469">
                <text:p>0.000529289245605469</text:p>
              </table:table-cell>
              <table:table-cell office:value-type="float" office:value="0.00902056694030762">
                <text:p>0.00902056694030762</text:p>
              </table:table-cell>
              <table:table-cell office:value-type="float" office:value="0.0000739097595214844">
                <text:p>0.000073909759521484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513076782226563">
                <text:p>0.000513076782226563</text:p>
              </table:table-cell>
              <table:table-cell office:value-type="float" office:value="0.00822067260742188">
                <text:p>0.00822067260742188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492095947265625">
                <text:p>0.000492095947265625</text:p>
              </table:table-cell>
              <table:table-cell office:value-type="float" office:value="0.00828886032104492">
                <text:p>0.00828886032104492</text:p>
              </table:table-cell>
              <table:table-cell office:value-type="float" office:value="0.000125646591186523">
                <text:p>0.000125646591186523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413179397583008">
                <text:p>0.000413179397583008</text:p>
              </table:table-cell>
              <table:table-cell office:value-type="float" office:value="0.00887823104858398">
                <text:p>0.00887823104858398</text:p>
              </table:table-cell>
              <table:table-cell office:value-type="float" office:value="0.000141382217407227">
                <text:p>0.00014138221740722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46849250793457">
                <text:p>0.00046849250793457</text:p>
              </table:table-cell>
              <table:table-cell office:value-type="float" office:value="0.00842952728271484">
                <text:p>0.00842952728271484</text:p>
              </table:table-cell>
              <table:table-cell office:value-type="float" office:value="0.0000970363616943359">
                <text:p>0.000097036361694335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836849212646484">
                <text:p>0.0000836849212646484</text:p>
              </table:table-cell>
              <table:table-cell office:value-type="float" office:value="0.000509023666381836">
                <text:p>0.000509023666381836</text:p>
              </table:table-cell>
              <table:table-cell office:value-type="float" office:value="0.0088033676147461">
                <text:p>0.0088033676147461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39982795715332">
                <text:p>0.00039982795715332</text:p>
              </table:table-cell>
              <table:table-cell office:value-type="float" office:value="0.00823330879211426">
                <text:p>0.00823330879211426</text:p>
              </table:table-cell>
              <table:table-cell office:value-type="float" office:value="0.0000717639923095703">
                <text:p>0.000071763992309570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598669052124023">
                <text:p>0.000598669052124023</text:p>
              </table:table-cell>
              <table:table-cell office:value-type="float" office:value="0.00848484039306641">
                <text:p>0.00848484039306641</text:p>
              </table:table-cell>
              <table:table-cell office:value-type="float" office:value="0.00010371208190918">
                <text:p>0.0001037120819091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984668731689453">
                <text:p>0.0000984668731689453</text:p>
              </table:table-cell>
              <table:table-cell office:value-type="float" office:value="0.000488519668579102">
                <text:p>0.000488519668579102</text:p>
              </table:table-cell>
              <table:table-cell office:value-type="float" office:value="0.00837469100952148">
                <text:p>0.00837469100952148</text:p>
              </table:table-cell>
              <table:table-cell office:value-type="float" office:value="0.000102043151855469">
                <text:p>0.00010204315185546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946521759033203">
                <text:p>0.0000946521759033203</text:p>
              </table:table-cell>
              <table:table-cell office:value-type="float" office:value="0.00050806999206543">
                <text:p>0.00050806999206543</text:p>
              </table:table-cell>
              <table:table-cell office:value-type="float" office:value="0.00904011726379395">
                <text:p>0.00904011726379395</text:p>
              </table:table-cell>
              <table:table-cell office:value-type="float" office:value="0.0000743865966796875">
                <text:p>0.0000743865966796875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132083892822266">
                <text:p>0.000132083892822266</text:p>
              </table:table-cell>
              <table:table-cell office:value-type="float" office:value="0.00049281120300293">
                <text:p>0.00049281120300293</text:p>
              </table:table-cell>
              <table:table-cell office:value-type="float" office:value="0.00916862487792969">
                <text:p>0.00916862487792969</text:p>
              </table:table-cell>
              <table:table-cell office:value-type="float" office:value="0.000183582305908203">
                <text:p>0.000183582305908203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552892684936523">
                <text:p>0.000552892684936523</text:p>
              </table:table-cell>
              <table:table-cell office:value-type="float" office:value="0.00850081443786621">
                <text:p>0.00850081443786621</text:p>
              </table:table-cell>
              <table:table-cell office:value-type="float" office:value="0.0000722408294677734">
                <text:p>0.000072240829467773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424861907958984">
                <text:p>0.000424861907958984</text:p>
              </table:table-cell>
              <table:table-cell office:value-type="float" office:value="0.00868630409240723">
                <text:p>0.00868630409240723</text:p>
              </table:table-cell>
              <table:table-cell office:value-type="float" office:value="0.000124216079711914">
                <text:p>0.00012421607971191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473499298095703">
                <text:p>0.000473499298095703</text:p>
              </table:table-cell>
              <table:table-cell office:value-type="float" office:value="0.0085759162902832">
                <text:p>0.0085759162902832</text:p>
              </table:table-cell>
              <table:table-cell office:value-type="float" office:value="0.0000710487365722656">
                <text:p>0.0000710487365722656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915765762329102">
                <text:p>0.00915765762329102</text:p>
              </table:table-cell>
              <table:table-cell office:value-type="float" office:value="0.000105381011962891">
                <text:p>0.00010538101196289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514984130859375">
                <text:p>0.000514984130859375</text:p>
              </table:table-cell>
              <table:table-cell office:value-type="float" office:value="0.00856542587280273">
                <text:p>0.00856542587280273</text:p>
              </table:table-cell>
              <table:table-cell office:value-type="float" office:value="0.000128507614135742">
                <text:p>0.00012850761413574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.000608682632446289">
                <text:p>0.000608682632446289</text:p>
              </table:table-cell>
              <table:table-cell office:value-type="float" office:value="0.00898933410644531">
                <text:p>0.00898933410644531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493049621582031">
                <text:p>0.000493049621582031</text:p>
              </table:table-cell>
              <table:table-cell office:value-type="float" office:value="0.0090935230255127">
                <text:p>0.0090935230255127</text:p>
              </table:table-cell>
              <table:table-cell office:value-type="float" office:value="0.000152826309204102">
                <text:p>0.00015282630920410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860691070556641">
                <text:p>0.0000860691070556641</text:p>
              </table:table-cell>
              <table:table-cell office:value-type="float" office:value="0.000446081161499023">
                <text:p>0.000446081161499023</text:p>
              </table:table-cell>
              <table:table-cell office:value-type="float" office:value="0.00843715667724609">
                <text:p>0.00843715667724609</text:p>
              </table:table-cell>
              <table:table-cell office:value-type="float" office:value="0.00015711784362793">
                <text:p>0.00015711784362793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684022903442383">
                <text:p>0.000684022903442383</text:p>
              </table:table-cell>
              <table:table-cell office:value-type="float" office:value="0.00901651382446289">
                <text:p>0.00901651382446289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846385955810547">
                <text:p>0.0000846385955810547</text:p>
              </table:table-cell>
              <table:table-cell office:value-type="float" office:value="0.000458240509033203">
                <text:p>0.000458240509033203</text:p>
              </table:table-cell>
              <table:table-cell office:value-type="float" office:value="0.00848150253295898">
                <text:p>0.00848150253295898</text:p>
              </table:table-cell>
              <table:table-cell office:value-type="float" office:value="0.0000951290130615234">
                <text:p>0.000095129013061523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146627426147461">
                <text:p>0.000146627426147461</text:p>
              </table:table-cell>
              <table:table-cell office:value-type="float" office:value="0.000574588775634766">
                <text:p>0.000574588775634766</text:p>
              </table:table-cell>
              <table:table-cell office:value-type="float" office:value="0.00863504409790039">
                <text:p>0.00863504409790039</text:p>
              </table:table-cell>
              <table:table-cell office:value-type="float" office:value="0.0000994205474853516">
                <text:p>0.000099420547485351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125885009765625">
                <text:p>0.000125885009765625</text:p>
              </table:table-cell>
              <table:table-cell office:value-type="float" office:value="0.000494241714477539">
                <text:p>0.000494241714477539</text:p>
              </table:table-cell>
              <table:table-cell office:value-type="float" office:value="0.00867819786071777">
                <text:p>0.00867819786071777</text:p>
              </table:table-cell>
              <table:table-cell office:value-type="float" office:value="0.000128269195556641">
                <text:p>0.00012826919555664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846385955810547">
                <text:p>0.0000846385955810547</text:p>
              </table:table-cell>
              <table:table-cell office:value-type="float" office:value="0.000550746917724609">
                <text:p>0.000550746917724609</text:p>
              </table:table-cell>
              <table:table-cell office:value-type="float" office:value="0.00830817222595215">
                <text:p>0.00830817222595215</text:p>
              </table:table-cell>
              <table:table-cell office:value-type="float" office:value="0.000124216079711914">
                <text:p>0.000124216079711914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843524932861328">
                <text:p>0.000843524932861328</text:p>
              </table:table-cell>
              <table:table-cell office:value-type="float" office:value="0.00923919677734375">
                <text:p>0.00923919677734375</text:p>
              </table:table-cell>
              <table:table-cell office:value-type="float" office:value="0.000139236450195313">
                <text:p>0.00013923645019531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836849212646484">
                <text:p>0.0000836849212646484</text:p>
              </table:table-cell>
              <table:table-cell office:value-type="float" office:value="0.000596761703491211">
                <text:p>0.000596761703491211</text:p>
              </table:table-cell>
              <table:table-cell office:value-type="float" office:value="0.00867366790771485">
                <text:p>0.00867366790771485</text:p>
              </table:table-cell>
              <table:table-cell office:value-type="float" office:value="0.0000982284545898438">
                <text:p>0.000098228454589843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576257705688477">
                <text:p>0.000576257705688477</text:p>
              </table:table-cell>
              <table:table-cell office:value-type="float" office:value="0.00898838043212891">
                <text:p>0.00898838043212891</text:p>
              </table:table-cell>
              <table:table-cell office:value-type="float" office:value="0.000123977661132813">
                <text:p>0.00012397766113281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578165054321289">
                <text:p>0.000578165054321289</text:p>
              </table:table-cell>
              <table:table-cell office:value-type="float" office:value="0.00875449180603027">
                <text:p>0.00875449180603027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715017318725586">
                <text:p>0.000715017318725586</text:p>
              </table:table-cell>
              <table:table-cell office:value-type="float" office:value="0.00885820388793945">
                <text:p>0.00885820388793945</text:p>
              </table:table-cell>
              <table:table-cell office:value-type="float" office:value="0.000110387802124023">
                <text:p>0.00011038780212402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612258911132813">
                <text:p>0.000612258911132813</text:p>
              </table:table-cell>
              <table:table-cell office:value-type="float" office:value="0.00894260406494141">
                <text:p>0.00894260406494141</text:p>
              </table:table-cell>
              <table:table-cell office:value-type="float" office:value="0.000138998031616211">
                <text:p>0.00013899803161621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53715705871582">
                <text:p>0.00053715705871582</text:p>
              </table:table-cell>
              <table:table-cell office:value-type="float" office:value="0.00866341590881348">
                <text:p>0.00866341590881348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123023986816406">
                <text:p>0.000123023986816406</text:p>
              </table:table-cell>
              <table:table-cell office:value-type="float" office:value="0.000653982162475586">
                <text:p>0.000653982162475586</text:p>
              </table:table-cell>
              <table:table-cell office:value-type="float" office:value="0.00859308242797852">
                <text:p>0.00859308242797852</text:p>
              </table:table-cell>
              <table:table-cell office:value-type="float" office:value="0.0000753402709960937">
                <text:p>0.000075340270996093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528335571289063">
                <text:p>0.000528335571289063</text:p>
              </table:table-cell>
              <table:table-cell office:value-type="float" office:value="0.00825190544128418">
                <text:p>0.00825190544128418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50044059753418">
                <text:p>0.00050044059753418</text:p>
              </table:table-cell>
              <table:table-cell office:value-type="float" office:value="0.00821566581726074">
                <text:p>0.00821566581726074</text:p>
              </table:table-cell>
              <table:table-cell office:value-type="float" office:value="0.000106573104858398">
                <text:p>0.000106573104858398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538349151611328">
                <text:p>0.000538349151611328</text:p>
              </table:table-cell>
              <table:table-cell office:value-type="float" office:value="0.00852346420288086">
                <text:p>0.00852346420288086</text:p>
              </table:table-cell>
              <table:table-cell office:value-type="float" office:value="0.000142335891723633">
                <text:p>0.0001423358917236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660181045532227">
                <text:p>0.000660181045532227</text:p>
              </table:table-cell>
              <table:table-cell office:value-type="float" office:value="0.00838422775268555">
                <text:p>0.00838422775268555</text:p>
              </table:table-cell>
              <table:table-cell office:value-type="float" office:value="0.000108003616333008">
                <text:p>0.00010800361633300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803470611572266">
                <text:p>0.0000803470611572266</text:p>
              </table:table-cell>
              <table:table-cell office:value-type="float" office:value="0.000600099563598633">
                <text:p>0.000600099563598633</text:p>
              </table:table-cell>
              <table:table-cell office:value-type="float" office:value="0.00884103775024414">
                <text:p>0.00884103775024414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111818313598633">
                <text:p>0.000111818313598633</text:p>
              </table:table-cell>
              <table:table-cell office:value-type="float" office:value="0.000477075576782227">
                <text:p>0.000477075576782227</text:p>
              </table:table-cell>
              <table:table-cell office:value-type="float" office:value="0.00837492942810059">
                <text:p>0.00837492942810059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499725341796875">
                <text:p>0.000499725341796875</text:p>
              </table:table-cell>
              <table:table-cell office:value-type="float" office:value="0.00865936279296875">
                <text:p>0.00865936279296875</text:p>
              </table:table-cell>
              <table:table-cell office:value-type="float" office:value="0.000107049942016602">
                <text:p>0.00010704994201660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490188598632813">
                <text:p>0.000490188598632813</text:p>
              </table:table-cell>
              <table:table-cell office:value-type="float" office:value="0.00861620903015137">
                <text:p>0.00861620903015137</text:p>
              </table:table-cell>
              <table:table-cell office:value-type="float" office:value="0.0000958442687988281">
                <text:p>0.0000958442687988281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491142272949219">
                <text:p>0.000491142272949219</text:p>
              </table:table-cell>
              <table:table-cell office:value-type="float" office:value="0.00848793983459473">
                <text:p>0.00848793983459473</text:p>
              </table:table-cell>
              <table:table-cell office:value-type="float" office:value="0.000108718872070313">
                <text:p>0.000108718872070313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789165496826172">
                <text:p>0.0000789165496826172</text:p>
              </table:table-cell>
              <table:table-cell office:value-type="float" office:value="0.000513076782226563">
                <text:p>0.000513076782226563</text:p>
              </table:table-cell>
              <table:table-cell office:value-type="float" office:value="0.00850677490234375">
                <text:p>0.00850677490234375</text:p>
              </table:table-cell>
              <table:table-cell office:value-type="float" office:value="0.000101566314697266">
                <text:p>0.000101566314697266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133037567138672">
                <text:p>0.000133037567138672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872182846069336">
                <text:p>0.00872182846069336</text:p>
              </table:table-cell>
              <table:table-cell office:value-type="float" office:value="0.000109434127807617">
                <text:p>0.000109434127807617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404119491577148">
                <text:p>0.000404119491577148</text:p>
              </table:table-cell>
              <table:table-cell office:value-type="float" office:value="0.00846385955810547">
                <text:p>0.00846385955810547</text:p>
              </table:table-cell>
              <table:table-cell office:value-type="float" office:value="0.0000922679901123047">
                <text:p>0.000092267990112304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423431396484375">
                <text:p>0.000423431396484375</text:p>
              </table:table-cell>
              <table:table-cell office:value-type="float" office:value="0.00848603248596191">
                <text:p>0.00848603248596191</text:p>
              </table:table-cell>
              <table:table-cell office:value-type="float" office:value="0.000106096267700195">
                <text:p>0.00010609626770019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113248825073242">
                <text:p>0.000113248825073242</text:p>
              </table:table-cell>
              <table:table-cell office:value-type="float" office:value="0.000457525253295898">
                <text:p>0.000457525253295898</text:p>
              </table:table-cell>
              <table:table-cell office:value-type="float" office:value="0.00872039794921875">
                <text:p>0.00872039794921875</text:p>
              </table:table-cell>
              <table:table-cell office:value-type="float" office:value="0.0000879764556884766">
                <text:p>0.0000879764556884766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936985015869141">
                <text:p>0.0000936985015869141</text:p>
              </table:table-cell>
              <table:table-cell office:value-type="float" office:value="0.000458240509033203">
                <text:p>0.000458240509033203</text:p>
              </table:table-cell>
              <table:table-cell office:value-type="float" office:value="0.00843882560729981">
                <text:p>0.00843882560729981</text:p>
              </table:table-cell>
              <table:table-cell office:value-type="float" office:value="0.000105619430541992">
                <text:p>0.00010561943054199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982284545898438">
                <text:p>0.0000982284545898438</text:p>
              </table:table-cell>
              <table:table-cell office:value-type="float" office:value="0.00048518180847168">
                <text:p>0.00048518180847168</text:p>
              </table:table-cell>
              <table:table-cell office:value-type="float" office:value="0.00865578651428223">
                <text:p>0.00865578651428223</text:p>
              </table:table-cell>
              <table:table-cell office:value-type="float" office:value="0.000109195709228516">
                <text:p>0.00010919570922851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101327896118164">
                <text:p>0.000101327896118164</text:p>
              </table:table-cell>
              <table:table-cell office:value-type="float" office:value="0.000481605529785156">
                <text:p>0.000481605529785156</text:p>
              </table:table-cell>
              <table:table-cell office:value-type="float" office:value="0.00829362869262695">
                <text:p>0.00829362869262695</text:p>
              </table:table-cell>
              <table:table-cell office:value-type="float" office:value="0.0000932216644287109">
                <text:p>0.000093221664428710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487327575683594">
                <text:p>0.000487327575683594</text:p>
              </table:table-cell>
              <table:table-cell office:value-type="float" office:value="0.00867986679077148">
                <text:p>0.00867986679077148</text:p>
              </table:table-cell>
              <table:table-cell office:value-type="float" office:value="0.000080108642578125">
                <text:p>0.00008010864257812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514984130859375">
                <text:p>0.000514984130859375</text:p>
              </table:table-cell>
              <table:table-cell office:value-type="float" office:value="0.00834393501281738">
                <text:p>0.00834393501281738</text:p>
              </table:table-cell>
              <table:table-cell office:value-type="float" office:value="0.00011134147644043">
                <text:p>0.00011134147644043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456333160400391">
                <text:p>0.000456333160400391</text:p>
              </table:table-cell>
              <table:table-cell office:value-type="float" office:value="0.0087435245513916">
                <text:p>0.0087435245513916</text:p>
              </table:table-cell>
              <table:table-cell office:value-type="float" office:value="0.0000965595245361328">
                <text:p>0.000096559524536132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967979431152344">
                <text:p>0.0000967979431152344</text:p>
              </table:table-cell>
              <table:table-cell office:value-type="float" office:value="0.000430583953857422">
                <text:p>0.000430583953857422</text:p>
              </table:table-cell>
              <table:table-cell office:value-type="float" office:value="0.00869441032409668">
                <text:p>0.00869441032409668</text:p>
              </table:table-cell>
              <table:table-cell office:value-type="float" office:value="0.000112056732177734">
                <text:p>0.00011205673217773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100374221801758">
                <text:p>0.000100374221801758</text:p>
              </table:table-cell>
              <table:table-cell office:value-type="float" office:value="0.000477313995361328">
                <text:p>0.000477313995361328</text:p>
              </table:table-cell>
              <table:table-cell office:value-type="float" office:value="0.00835347175598145">
                <text:p>0.00835347175598145</text:p>
              </table:table-cell>
              <table:table-cell office:value-type="float" office:value="0.000110149383544922">
                <text:p>0.00011014938354492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100851058959961">
                <text:p>0.000100851058959961</text:p>
              </table:table-cell>
              <table:table-cell office:value-type="float" office:value="0.000480890274047852">
                <text:p>0.000480890274047852</text:p>
              </table:table-cell>
              <table:table-cell office:value-type="float" office:value="0.00842142105102539">
                <text:p>0.00842142105102539</text:p>
              </table:table-cell>
              <table:table-cell office:value-type="float" office:value="0.0000956058502197266">
                <text:p>0.000095605850219726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00472784042358398">
                <text:p>0.000472784042358398</text:p>
              </table:table-cell>
              <table:table-cell office:value-type="float" office:value="0.00813388824462891">
                <text:p>0.00813388824462891</text:p>
              </table:table-cell>
              <table:table-cell office:value-type="float" office:value="0.0000772476196289062">
                <text:p>0.000077247619628906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498294830322266">
                <text:p>0.000498294830322266</text:p>
              </table:table-cell>
              <table:table-cell office:value-type="float" office:value="0.00881242752075195">
                <text:p>0.00881242752075195</text:p>
              </table:table-cell>
              <table:table-cell office:value-type="float" office:value="0.0000884532928466797">
                <text:p>0.0000884532928466797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131130218505859">
                <text:p>0.000131130218505859</text:p>
              </table:table-cell>
              <table:table-cell office:value-type="float" office:value="0.000463008880615234">
                <text:p>0.000463008880615234</text:p>
              </table:table-cell>
              <table:table-cell office:value-type="float" office:value="0.00817537307739258">
                <text:p>0.00817537307739258</text:p>
              </table:table-cell>
              <table:table-cell office:value-type="float" office:value="0.000109434127807617">
                <text:p>0.00010943412780761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452756881713867">
                <text:p>0.000452756881713867</text:p>
              </table:table-cell>
              <table:table-cell office:value-type="float" office:value="0.00853824615478516">
                <text:p>0.00853824615478516</text:p>
              </table:table-cell>
              <table:table-cell office:value-type="float" office:value="0.0000772476196289062">
                <text:p>0.000077247619628906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479459762573242">
                <text:p>0.000479459762573242</text:p>
              </table:table-cell>
              <table:table-cell office:value-type="float" office:value="0.00829935073852539">
                <text:p>0.00829935073852539</text:p>
              </table:table-cell>
              <table:table-cell office:value-type="float" office:value="0.000138521194458008">
                <text:p>0.000138521194458008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139951705932617">
                <text:p>0.000139951705932617</text:p>
              </table:table-cell>
              <table:table-cell office:value-type="float" office:value="0.000684499740600586">
                <text:p>0.000684499740600586</text:p>
              </table:table-cell>
              <table:table-cell office:value-type="float" office:value="0.00849390029907227">
                <text:p>0.00849390029907227</text:p>
              </table:table-cell>
              <table:table-cell office:value-type="float" office:value="0.000111818313598633">
                <text:p>0.000111818313598633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128984451293945">
                <text:p>0.000128984451293945</text:p>
              </table:table-cell>
              <table:table-cell office:value-type="float" office:value="0.000505685806274414">
                <text:p>0.000505685806274414</text:p>
              </table:table-cell>
              <table:table-cell office:value-type="float" office:value="0.00887680053710938">
                <text:p>0.00887680053710938</text:p>
              </table:table-cell>
              <table:table-cell office:value-type="float" office:value="0.0000884532928466797">
                <text:p>0.0000884532928466797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126123428344727">
                <text:p>0.000126123428344727</text:p>
              </table:table-cell>
              <table:table-cell office:value-type="float" office:value="0.000494003295898438">
                <text:p>0.000494003295898438</text:p>
              </table:table-cell>
              <table:table-cell office:value-type="float" office:value="0.00829339027404785">
                <text:p>0.00829339027404785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468015670776367">
                <text:p>0.000468015670776367</text:p>
              </table:table-cell>
              <table:table-cell office:value-type="float" office:value="0.00895309448242188">
                <text:p>0.00895309448242188</text:p>
              </table:table-cell>
              <table:table-cell office:value-type="float" office:value="0.0000786781311035156">
                <text:p>0.0000786781311035156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135660171508789">
                <text:p>0.000135660171508789</text:p>
              </table:table-cell>
              <table:table-cell office:value-type="float" office:value="0.000448226928710938">
                <text:p>0.000448226928710938</text:p>
              </table:table-cell>
              <table:table-cell office:value-type="float" office:value="0.00805044174194336">
                <text:p>0.00805044174194336</text:p>
              </table:table-cell>
              <table:table-cell office:value-type="float" office:value="0.0000972747802734375">
                <text:p>0.000097274780273437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519037246704102">
                <text:p>0.000519037246704102</text:p>
              </table:table-cell>
              <table:table-cell office:value-type="float" office:value="0.00880312919616699">
                <text:p>0.00880312919616699</text:p>
              </table:table-cell>
              <table:table-cell office:value-type="float" office:value="0.00012516975402832">
                <text:p>0.0001251697540283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462532043457031">
                <text:p>0.000462532043457031</text:p>
              </table:table-cell>
              <table:table-cell office:value-type="float" office:value="0.0082550048828125">
                <text:p>0.0082550048828125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510692596435547">
                <text:p>0.000510692596435547</text:p>
              </table:table-cell>
              <table:table-cell office:value-type="float" office:value="0.00870227813720703">
                <text:p>0.00870227813720703</text:p>
              </table:table-cell>
              <table:table-cell office:value-type="float" office:value="0.000111103057861328">
                <text:p>0.00011110305786132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419139862060547">
                <text:p>0.000419139862060547</text:p>
              </table:table-cell>
              <table:table-cell office:value-type="float" office:value="0.00866913795471191">
                <text:p>0.00866913795471191</text:p>
              </table:table-cell>
              <table:table-cell office:value-type="float" office:value="0.000110864639282227">
                <text:p>0.00011086463928222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108718872070313">
                <text:p>0.000108718872070313</text:p>
              </table:table-cell>
              <table:table-cell office:value-type="float" office:value="0.00046539306640625">
                <text:p>0.00046539306640625</text:p>
              </table:table-cell>
              <table:table-cell office:value-type="float" office:value="0.00822162628173828">
                <text:p>0.00822162628173828</text:p>
              </table:table-cell>
              <table:table-cell office:value-type="float" office:value="0.0000784397125244141">
                <text:p>0.0000784397125244141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958442687988281">
                <text:p>0.0000958442687988281</text:p>
              </table:table-cell>
              <table:table-cell office:value-type="float" office:value="0.000460624694824219">
                <text:p>0.000460624694824219</text:p>
              </table:table-cell>
              <table:table-cell office:value-type="float" office:value="0.00854587554931641">
                <text:p>0.00854587554931641</text:p>
              </table:table-cell>
              <table:table-cell office:value-type="float" office:value="0.0000791549682617187">
                <text:p>0.000079154968261718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429391860961914">
                <text:p>0.000429391860961914</text:p>
              </table:table-cell>
              <table:table-cell office:value-type="float" office:value="0.00839400291442871">
                <text:p>0.00839400291442871</text:p>
              </table:table-cell>
              <table:table-cell office:value-type="float" office:value="0.0000772476196289062">
                <text:p>0.000077247619628906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703334808349609">
                <text:p>0.0000703334808349609</text:p>
              </table:table-cell>
              <table:table-cell office:value-type="float" office:value="0.000471830368041992">
                <text:p>0.000471830368041992</text:p>
              </table:table-cell>
              <table:table-cell office:value-type="float" office:value="0.00886726379394531">
                <text:p>0.00886726379394531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415325164794922">
                <text:p>0.000415325164794922</text:p>
              </table:table-cell>
              <table:table-cell office:value-type="float" office:value="0.00809526443481445">
                <text:p>0.00809526443481445</text:p>
              </table:table-cell>
              <table:table-cell office:value-type="float" office:value="0.000119686126708984">
                <text:p>0.00011968612670898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462770462036133">
                <text:p>0.000462770462036133</text:p>
              </table:table-cell>
              <table:table-cell office:value-type="float" office:value="0.00836348533630371">
                <text:p>0.00836348533630371</text:p>
              </table:table-cell>
              <table:table-cell office:value-type="float" office:value="0.000100612640380859">
                <text:p>0.00010061264038085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477790832519531">
                <text:p>0.000477790832519531</text:p>
              </table:table-cell>
              <table:table-cell office:value-type="float" office:value="0.00817108154296875">
                <text:p>0.00817108154296875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467538833618164">
                <text:p>0.000467538833618164</text:p>
              </table:table-cell>
              <table:table-cell office:value-type="float" office:value="0.00853443145751953">
                <text:p>0.00853443145751953</text:p>
              </table:table-cell>
              <table:table-cell office:value-type="float" office:value="0.000163078308105469">
                <text:p>0.00016307830810546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982284545898438">
                <text:p>0.0000982284545898438</text:p>
              </table:table-cell>
              <table:table-cell office:value-type="float" office:value="0.000432014465332031">
                <text:p>0.000432014465332031</text:p>
              </table:table-cell>
              <table:table-cell office:value-type="float" office:value="0.00844526290893555">
                <text:p>0.00844526290893555</text:p>
              </table:table-cell>
              <table:table-cell office:value-type="float" office:value="0.000119924545288086">
                <text:p>0.0001199245452880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559091567993164">
                <text:p>0.000559091567993164</text:p>
              </table:table-cell>
              <table:table-cell office:value-type="float" office:value="0.00877213478088379">
                <text:p>0.00877213478088379</text:p>
              </table:table-cell>
              <table:table-cell office:value-type="float" office:value="0.0000939369201660156">
                <text:p>0.000093936920166015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426769256591797">
                <text:p>0.000426769256591797</text:p>
              </table:table-cell>
              <table:table-cell office:value-type="float" office:value="0.00866270065307617">
                <text:p>0.00866270065307617</text:p>
              </table:table-cell>
              <table:table-cell office:value-type="float" office:value="0.000114202499389648">
                <text:p>0.000114202499389648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428915023803711">
                <text:p>0.000428915023803711</text:p>
              </table:table-cell>
              <table:table-cell office:value-type="float" office:value="0.00850915908813477">
                <text:p>0.00850915908813477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431060791015625">
                <text:p>0.000431060791015625</text:p>
              </table:table-cell>
              <table:table-cell office:value-type="float" office:value="0.00856828689575195">
                <text:p>0.00856828689575195</text:p>
              </table:table-cell>
              <table:table-cell office:value-type="float" office:value="0.000131607055664063">
                <text:p>0.000131607055664063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836849212646484">
                <text:p>0.0000836849212646484</text:p>
              </table:table-cell>
              <table:table-cell office:value-type="float" office:value="0.000535964965820313">
                <text:p>0.000535964965820313</text:p>
              </table:table-cell>
              <table:table-cell office:value-type="float" office:value="0.00860357284545898">
                <text:p>0.00860357284545898</text:p>
              </table:table-cell>
              <table:table-cell office:value-type="float" office:value="0.0000793933868408203">
                <text:p>0.0000793933868408203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394582748413086">
                <text:p>0.000394582748413086</text:p>
              </table:table-cell>
              <table:table-cell office:value-type="float" office:value="0.00852560997009277">
                <text:p>0.00852560997009277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934600830078125">
                <text:p>0.0000934600830078125</text:p>
              </table:table-cell>
              <table:table-cell office:value-type="float" office:value="0.000448465347290039">
                <text:p>0.000448465347290039</text:p>
              </table:table-cell>
              <table:table-cell office:value-type="float" office:value="0.00877189636230469">
                <text:p>0.00877189636230469</text:p>
              </table:table-cell>
              <table:table-cell office:value-type="float" office:value="0.000124692916870117">
                <text:p>0.0001246929168701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448226928710938">
                <text:p>0.000448226928710938</text:p>
              </table:table-cell>
              <table:table-cell office:value-type="float" office:value="0.00809741020202637">
                <text:p>0.00809741020202637</text:p>
              </table:table-cell>
              <table:table-cell office:value-type="float" office:value="0.000125408172607422">
                <text:p>0.00012540817260742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656366348266602">
                <text:p>0.000656366348266602</text:p>
              </table:table-cell>
              <table:table-cell office:value-type="float" office:value="0.00872898101806641">
                <text:p>0.00872898101806641</text:p>
              </table:table-cell>
              <table:table-cell office:value-type="float" office:value="0.000110864639282227">
                <text:p>0.000110864639282227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133752822875977">
                <text:p>0.000133752822875977</text:p>
              </table:table-cell>
              <table:table-cell office:value-type="float" office:value="0.000456571578979492">
                <text:p>0.000456571578979492</text:p>
              </table:table-cell>
              <table:table-cell office:value-type="float" office:value="0.00838136672973633">
                <text:p>0.00838136672973633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466108322143555">
                <text:p>0.000466108322143555</text:p>
              </table:table-cell>
              <table:table-cell office:value-type="float" office:value="0.00841999053955078">
                <text:p>0.00841999053955078</text:p>
              </table:table-cell>
              <table:table-cell office:value-type="float" office:value="0.0000927448272705078">
                <text:p>0.000092744827270507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134468078613281">
                <text:p>0.000134468078613281</text:p>
              </table:table-cell>
              <table:table-cell office:value-type="float" office:value="0.000458478927612305">
                <text:p>0.000458478927612305</text:p>
              </table:table-cell>
              <table:table-cell office:value-type="float" office:value="0.0086972713470459">
                <text:p>0.0086972713470459</text:p>
              </table:table-cell>
              <table:table-cell office:value-type="float" office:value="0.0000810623168945313">
                <text:p>0.000081062316894531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510215759277344">
                <text:p>0.000510215759277344</text:p>
              </table:table-cell>
              <table:table-cell office:value-type="float" office:value="0.00859165191650391">
                <text:p>0.00859165191650391</text:p>
              </table:table-cell>
              <table:table-cell office:value-type="float" office:value="0.000113725662231445">
                <text:p>0.00011372566223144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8392333984375">
                <text:p>0.00008392333984375</text:p>
              </table:table-cell>
              <table:table-cell office:value-type="float" office:value="0.000503778457641602">
                <text:p>0.000503778457641602</text:p>
              </table:table-cell>
              <table:table-cell office:value-type="float" office:value="0.0084378719329834">
                <text:p>0.0084378719329834</text:p>
              </table:table-cell>
              <table:table-cell office:value-type="float" office:value="0.000111103057861328">
                <text:p>0.00011110305786132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611543655395508">
                <text:p>0.000611543655395508</text:p>
              </table:table-cell>
              <table:table-cell office:value-type="float" office:value="0.00880694389343262">
                <text:p>0.00880694389343262</text:p>
              </table:table-cell>
              <table:table-cell office:value-type="float" office:value="0.000112771987915039">
                <text:p>0.00011277198791503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470161437988281">
                <text:p>0.000470161437988281</text:p>
              </table:table-cell>
              <table:table-cell office:value-type="float" office:value="0.00872135162353516">
                <text:p>0.00872135162353516</text:p>
              </table:table-cell>
              <table:table-cell office:value-type="float" office:value="0.0000865459442138672">
                <text:p>0.000086545944213867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851154327392578">
                <text:p>0.0000851154327392578</text:p>
              </table:table-cell>
              <table:table-cell office:value-type="float" office:value="0.000568389892578125">
                <text:p>0.000568389892578125</text:p>
              </table:table-cell>
              <table:table-cell office:value-type="float" office:value="0.00833392143249512">
                <text:p>0.00833392143249512</text:p>
              </table:table-cell>
              <table:table-cell office:value-type="float" office:value="0.0000813007354736328">
                <text:p>0.000081300735473632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927448272705078">
                <text:p>0.0000927448272705078</text:p>
              </table:table-cell>
              <table:table-cell office:value-type="float" office:value="0.000445842742919922">
                <text:p>0.000445842742919922</text:p>
              </table:table-cell>
              <table:table-cell office:value-type="float" office:value="0.00879049301147461">
                <text:p>0.00879049301147461</text:p>
              </table:table-cell>
              <table:table-cell office:value-type="float" office:value="0.000113248825073242">
                <text:p>0.000113248825073242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116348266601563">
                <text:p>0.000116348266601563</text:p>
              </table:table-cell>
              <table:table-cell office:value-type="float" office:value="0.000595331192016602">
                <text:p>0.000595331192016602</text:p>
              </table:table-cell>
              <table:table-cell office:value-type="float" office:value="0.00821638107299805">
                <text:p>0.00821638107299805</text:p>
              </table:table-cell>
              <table:table-cell office:value-type="float" office:value="0.0000815391540527344">
                <text:p>0.000081539154052734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798702239990234">
                <text:p>0.0000798702239990234</text:p>
              </table:table-cell>
              <table:table-cell office:value-type="float" office:value="0.000683069229125977">
                <text:p>0.000683069229125977</text:p>
              </table:table-cell>
              <table:table-cell office:value-type="float" office:value="0.00863933563232422">
                <text:p>0.00863933563232422</text:p>
              </table:table-cell>
              <table:table-cell office:value-type="float" office:value="0.0000844001770019531">
                <text:p>0.0000844001770019531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634431838989258">
                <text:p>0.000634431838989258</text:p>
              </table:table-cell>
              <table:table-cell office:value-type="float" office:value="0.00815057754516602">
                <text:p>0.00815057754516602</text:p>
              </table:table-cell>
              <table:table-cell office:value-type="float" office:value="0.000115394592285156">
                <text:p>0.000115394592285156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466823577880859">
                <text:p>0.000466823577880859</text:p>
              </table:table-cell>
              <table:table-cell office:value-type="float" office:value="0.00884819030761719">
                <text:p>0.00884819030761719</text:p>
              </table:table-cell>
              <table:table-cell office:value-type="float" office:value="0.000115394592285156">
                <text:p>0.00011539459228515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459671020507813">
                <text:p>0.000459671020507813</text:p>
              </table:table-cell>
              <table:table-cell office:value-type="float" office:value="0.00873279571533203">
                <text:p>0.00873279571533203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563859939575195">
                <text:p>0.000563859939575195</text:p>
              </table:table-cell>
              <table:table-cell office:value-type="float" office:value="0.00809788703918457">
                <text:p>0.00809788703918457</text:p>
              </table:table-cell>
              <table:table-cell office:value-type="float" office:value="0.000183343887329102">
                <text:p>0.00018334388732910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143289566040039">
                <text:p>0.000143289566040039</text:p>
              </table:table-cell>
              <table:table-cell office:value-type="float" office:value="0.000785589218139648">
                <text:p>0.000785589218139648</text:p>
              </table:table-cell>
              <table:table-cell office:value-type="float" office:value="0.00879573822021485">
                <text:p>0.00879573822021485</text:p>
              </table:table-cell>
              <table:table-cell office:value-type="float" office:value="0.0000803470611572266">
                <text:p>0.000080347061157226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473260879516602">
                <text:p>0.000473260879516602</text:p>
              </table:table-cell>
              <table:table-cell office:value-type="float" office:value="0.00826358795166016">
                <text:p>0.00826358795166016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122308731079102">
                <text:p>0.000122308731079102</text:p>
              </table:table-cell>
              <table:table-cell office:value-type="float" office:value="0.00049138069152832">
                <text:p>0.00049138069152832</text:p>
              </table:table-cell>
              <table:table-cell office:value-type="float" office:value="0.00878143310546875">
                <text:p>0.00878143310546875</text:p>
              </table:table-cell>
              <table:table-cell office:value-type="float" office:value="0.0000827312469482422">
                <text:p>0.000082731246948242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461101531982422">
                <text:p>0.000461101531982422</text:p>
              </table:table-cell>
              <table:table-cell office:value-type="float" office:value="0.00834155082702637">
                <text:p>0.00834155082702637</text:p>
              </table:table-cell>
              <table:table-cell office:value-type="float" office:value="0.0000846385955810547">
                <text:p>0.0000846385955810547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447511672973633">
                <text:p>0.000447511672973633</text:p>
              </table:table-cell>
              <table:table-cell office:value-type="float" office:value="0.00859975814819336">
                <text:p>0.00859975814819336</text:p>
              </table:table-cell>
              <table:table-cell office:value-type="float" office:value="0.000115156173706055">
                <text:p>0.000115156173706055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118255615234375">
                <text:p>0.000118255615234375</text:p>
              </table:table-cell>
              <table:table-cell office:value-type="float" office:value="0.000518798828125">
                <text:p>0.000518798828125</text:p>
              </table:table-cell>
              <table:table-cell office:value-type="float" office:value="0.00857281684875488">
                <text:p>0.00857281684875488</text:p>
              </table:table-cell>
              <table:table-cell office:value-type="float" office:value="0.000116348266601563">
                <text:p>0.00011634826660156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106573104858398">
                <text:p>0.000106573104858398</text:p>
              </table:table-cell>
              <table:table-cell office:value-type="float" office:value="0.000525712966918945">
                <text:p>0.000525712966918945</text:p>
              </table:table-cell>
              <table:table-cell office:value-type="float" office:value="0.00844597816467285">
                <text:p>0.00844597816467285</text:p>
              </table:table-cell>
              <table:table-cell office:value-type="float" office:value="0.00018763542175293">
                <text:p>0.00018763542175293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115156173706055">
                <text:p>0.000115156173706055</text:p>
              </table:table-cell>
              <table:table-cell office:value-type="float" office:value="0.000570297241210938">
                <text:p>0.000570297241210938</text:p>
              </table:table-cell>
              <table:table-cell office:value-type="float" office:value="0.00864171981811523">
                <text:p>0.00864171981811523</text:p>
              </table:table-cell>
              <table:table-cell office:value-type="float" office:value="0.000113487243652344">
                <text:p>0.000113487243652344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106096267700195">
                <text:p>0.000106096267700195</text:p>
              </table:table-cell>
              <table:table-cell office:value-type="float" office:value="0.000511407852172852">
                <text:p>0.000511407852172852</text:p>
              </table:table-cell>
              <table:table-cell office:value-type="float" office:value="0.00833749771118164">
                <text:p>0.00833749771118164</text:p>
              </table:table-cell>
              <table:table-cell office:value-type="float" office:value="0.000137805938720703">
                <text:p>0.00013780593872070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555992126464844">
                <text:p>0.000555992126464844</text:p>
              </table:table-cell>
              <table:table-cell office:value-type="float" office:value="0.00845074653625488">
                <text:p>0.00845074653625488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113725662231445">
                <text:p>0.000113725662231445</text:p>
              </table:table-cell>
              <table:table-cell office:value-type="float" office:value="0.000552654266357422">
                <text:p>0.000552654266357422</text:p>
              </table:table-cell>
              <table:table-cell office:value-type="float" office:value="0.00805187225341797">
                <text:p>0.00805187225341797</text:p>
              </table:table-cell>
              <table:table-cell office:value-type="float" office:value="0.000118255615234375">
                <text:p>0.00011825561523437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100612640380859">
                <text:p>0.000100612640380859</text:p>
              </table:table-cell>
              <table:table-cell office:value-type="float" office:value="0.000454187393188477">
                <text:p>0.000454187393188477</text:p>
              </table:table-cell>
              <table:table-cell office:value-type="float" office:value="0.00853776931762695">
                <text:p>0.00853776931762695</text:p>
              </table:table-cell>
              <table:table-cell office:value-type="float" office:value="0.000129222869873047">
                <text:p>0.000129222869873047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615119934082031">
                <text:p>0.000615119934082031</text:p>
              </table:table-cell>
              <table:table-cell office:value-type="float" office:value="0.00835680961608887">
                <text:p>0.00835680961608887</text:p>
              </table:table-cell>
              <table:table-cell office:value-type="float" office:value="0.000105857849121094">
                <text:p>0.00010585784912109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891685485839844">
                <text:p>0.0000891685485839844</text:p>
              </table:table-cell>
              <table:table-cell office:value-type="float" office:value="0.000824213027954102">
                <text:p>0.000824213027954102</text:p>
              </table:table-cell>
              <table:table-cell office:value-type="float" office:value="0.015812873840332">
                <text:p>0.015812873840332</text:p>
              </table:table-cell>
              <table:table-cell office:value-type="float" office:value="0.000124692916870117">
                <text:p>0.00012469291687011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0720739364624023">
                <text:p>0.000720739364624023</text:p>
              </table:table-cell>
              <table:table-cell office:value-type="float" office:value="0.00875186920166016">
                <text:p>0.00875186920166016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634193420410156">
                <text:p>0.000634193420410156</text:p>
              </table:table-cell>
              <table:table-cell office:value-type="float" office:value="0.0110673904418945">
                <text:p>0.0110673904418945</text:p>
              </table:table-cell>
              <table:table-cell office:value-type="float" office:value="0.000208616256713867">
                <text:p>0.000208616256713867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214338302612305">
                <text:p>0.000214338302612305</text:p>
              </table:table-cell>
              <table:table-cell office:value-type="float" office:value="0.000888824462890625">
                <text:p>0.000888824462890625</text:p>
              </table:table-cell>
              <table:table-cell office:value-type="float" office:value="0.0144896507263184">
                <text:p>0.0144896507263184</text:p>
              </table:table-cell>
              <table:table-cell office:value-type="float" office:value="0.000114679336547852">
                <text:p>0.00011467933654785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660896301269531">
                <text:p>0.000660896301269531</text:p>
              </table:table-cell>
              <table:table-cell office:value-type="float" office:value="0.00870323181152344">
                <text:p>0.00870323181152344</text:p>
              </table:table-cell>
              <table:table-cell office:value-type="float" office:value="0.000147581100463867">
                <text:p>0.00014758110046386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637531280517578">
                <text:p>0.000637531280517578</text:p>
              </table:table-cell>
              <table:table-cell office:value-type="float" office:value="0.0160424709320068">
                <text:p>0.0160424709320068</text:p>
              </table:table-cell>
              <table:table-cell office:value-type="float" office:value="0.000192642211914063">
                <text:p>0.000192642211914063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203847885131836">
                <text:p>0.000203847885131836</text:p>
              </table:table-cell>
              <table:table-cell office:value-type="float" office:value="0.00089263916015625">
                <text:p>0.00089263916015625</text:p>
              </table:table-cell>
              <table:table-cell office:value-type="float" office:value="0.00919771194458008">
                <text:p>0.00919771194458008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128507614135742">
                <text:p>0.000128507614135742</text:p>
              </table:table-cell>
              <table:table-cell office:value-type="float" office:value="0.000559091567993164">
                <text:p>0.000559091567993164</text:p>
              </table:table-cell>
              <table:table-cell office:value-type="float" office:value="0.00792551040649414">
                <text:p>0.00792551040649414</text:p>
              </table:table-cell>
              <table:table-cell office:value-type="float" office:value="0.000113725662231445">
                <text:p>0.00011372566223144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509500503540039">
                <text:p>0.000509500503540039</text:p>
              </table:table-cell>
              <table:table-cell office:value-type="float" office:value="0.00896072387695313">
                <text:p>0.00896072387695313</text:p>
              </table:table-cell>
              <table:table-cell office:value-type="float" office:value="0.000132322311401367">
                <text:p>0.00013232231140136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599861145019531">
                <text:p>0.000599861145019531</text:p>
              </table:table-cell>
              <table:table-cell office:value-type="float" office:value="0.00810074806213379">
                <text:p>0.00810074806213379</text:p>
              </table:table-cell>
              <table:table-cell office:value-type="float" office:value="0.00014042854309082">
                <text:p>0.000140428543090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49591064453125">
                <text:p>0.00049591064453125</text:p>
              </table:table-cell>
              <table:table-cell office:value-type="float" office:value="0.00852870941162109">
                <text:p>0.00852870941162109</text:p>
              </table:table-cell>
              <table:table-cell office:value-type="float" office:value="0.000123500823974609">
                <text:p>0.00012350082397460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504493713378906">
                <text:p>0.000504493713378906</text:p>
              </table:table-cell>
              <table:table-cell office:value-type="float" office:value="0.0080406665802002">
                <text:p>0.0080406665802002</text:p>
              </table:table-cell>
              <table:table-cell office:value-type="float" office:value="0.000145912170410156">
                <text:p>0.000145912170410156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495433807373047">
                <text:p>0.000495433807373047</text:p>
              </table:table-cell>
              <table:table-cell office:value-type="float" office:value="0.00835514068603516">
                <text:p>0.00835514068603516</text:p>
              </table:table-cell>
              <table:table-cell office:value-type="float" office:value="0.000278949737548828">
                <text:p>0.00027894973754882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55241584777832">
                <text:p>0.00055241584777832</text:p>
              </table:table-cell>
              <table:table-cell office:value-type="float" office:value="0.0092921257019043">
                <text:p>0.0092921257019043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530004501342773">
                <text:p>0.000530004501342773</text:p>
              </table:table-cell>
              <table:table-cell office:value-type="float" office:value="0.0119864940643311">
                <text:p>0.0119864940643311</text:p>
              </table:table-cell>
              <table:table-cell office:value-type="float" office:value="0.000161170959472656">
                <text:p>0.000161170959472656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144004821777344">
                <text:p>0.000144004821777344</text:p>
              </table:table-cell>
              <table:table-cell office:value-type="float" office:value="0.000725269317626953">
                <text:p>0.000725269317626953</text:p>
              </table:table-cell>
              <table:table-cell office:value-type="float" office:value="0.0137779712677002">
                <text:p>0.0137779712677002</text:p>
              </table:table-cell>
              <table:table-cell office:value-type="float" office:value="0.000137567520141602">
                <text:p>0.00013756752014160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461816787719727">
                <text:p>0.000461816787719727</text:p>
              </table:table-cell>
              <table:table-cell office:value-type="float" office:value="0.00937962532043457">
                <text:p>0.00937962532043457</text:p>
              </table:table-cell>
              <table:table-cell office:value-type="float" office:value="0.000115633010864258">
                <text:p>0.00011563301086425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499725341796875">
                <text:p>0.000499725341796875</text:p>
              </table:table-cell>
              <table:table-cell office:value-type="float" office:value="0.00975894927978516">
                <text:p>0.00975894927978516</text:p>
              </table:table-cell>
              <table:table-cell office:value-type="float" office:value="0.0000903606414794922">
                <text:p>0.000090360641479492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437021255493164">
                <text:p>0.000437021255493164</text:p>
              </table:table-cell>
              <table:table-cell office:value-type="float" office:value="0.00814318656921387">
                <text:p>0.00814318656921387</text:p>
              </table:table-cell>
              <table:table-cell office:value-type="float" office:value="0.000152587890625">
                <text:p>0.00015258789062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489950180053711">
                <text:p>0.000489950180053711</text:p>
              </table:table-cell>
              <table:table-cell office:value-type="float" office:value="0.00812578201293945">
                <text:p>0.00812578201293945</text:p>
              </table:table-cell>
              <table:table-cell office:value-type="float" office:value="0.0000874996185302734">
                <text:p>0.000087499618530273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458240509033203">
                <text:p>0.000458240509033203</text:p>
              </table:table-cell>
              <table:table-cell office:value-type="float" office:value="0.00885128974914551">
                <text:p>0.00885128974914551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522136688232422">
                <text:p>0.000522136688232422</text:p>
              </table:table-cell>
              <table:table-cell office:value-type="float" office:value="0.00855684280395508">
                <text:p>0.00855684280395508</text:p>
              </table:table-cell>
              <table:table-cell office:value-type="float" office:value="0.000138759613037109">
                <text:p>0.00013875961303710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939369201660156">
                <text:p>0.0000939369201660156</text:p>
              </table:table-cell>
              <table:table-cell office:value-type="float" office:value="0.0005035400390625">
                <text:p>0.0005035400390625</text:p>
              </table:table-cell>
              <table:table-cell office:value-type="float" office:value="0.00835061073303223">
                <text:p>0.00835061073303223</text:p>
              </table:table-cell>
              <table:table-cell office:value-type="float" office:value="0.000107288360595703">
                <text:p>0.000107288360595703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903606414794922">
                <text:p>0.0000903606414794922</text:p>
              </table:table-cell>
              <table:table-cell office:value-type="float" office:value="0.000442981719970703">
                <text:p>0.000442981719970703</text:p>
              </table:table-cell>
              <table:table-cell office:value-type="float" office:value="0.00882053375244141">
                <text:p>0.00882053375244141</text:p>
              </table:table-cell>
              <table:table-cell office:value-type="float" office:value="0.000102996826171875">
                <text:p>0.00010299682617187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472545623779297">
                <text:p>0.000472545623779297</text:p>
              </table:table-cell>
              <table:table-cell office:value-type="float" office:value="0.008270263671875">
                <text:p>0.008270263671875</text:p>
              </table:table-cell>
              <table:table-cell office:value-type="float" office:value="0.000117778778076172">
                <text:p>0.00011777877807617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109195709228516">
                <text:p>0.000109195709228516</text:p>
              </table:table-cell>
              <table:table-cell office:value-type="float" office:value="0.000471115112304688">
                <text:p>0.000471115112304688</text:p>
              </table:table-cell>
              <table:table-cell office:value-type="float" office:value="0.0084078311920166">
                <text:p>0.0084078311920166</text:p>
              </table:table-cell>
              <table:table-cell office:value-type="float" office:value="0.0000855922698974609">
                <text:p>0.0000855922698974609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120401382446289">
                <text:p>0.000120401382446289</text:p>
              </table:table-cell>
              <table:table-cell office:value-type="float" office:value="0.000496149063110352">
                <text:p>0.000496149063110352</text:p>
              </table:table-cell>
              <table:table-cell office:value-type="float" office:value="0.00812292098999023">
                <text:p>0.00812292098999023</text:p>
              </table:table-cell>
              <table:table-cell office:value-type="float" office:value="0.0000855922698974609">
                <text:p>0.0000855922698974609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863075256347656">
                <text:p>0.0000863075256347656</text:p>
              </table:table-cell>
              <table:table-cell office:value-type="float" office:value="0.000427007675170898">
                <text:p>0.000427007675170898</text:p>
              </table:table-cell>
              <table:table-cell office:value-type="float" office:value="0.00879931449890137">
                <text:p>0.00879931449890137</text:p>
              </table:table-cell>
              <table:table-cell office:value-type="float" office:value="0.000151395797729492">
                <text:p>0.00015139579772949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399351119995117">
                <text:p>0.000399351119995117</text:p>
              </table:table-cell>
              <table:table-cell office:value-type="float" office:value="0.00820326805114746">
                <text:p>0.00820326805114746</text:p>
              </table:table-cell>
              <table:table-cell office:value-type="float" office:value="0.000115633010864258">
                <text:p>0.000115633010864258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139474868774414">
                <text:p>0.000139474868774414</text:p>
              </table:table-cell>
              <table:table-cell office:value-type="float" office:value="0.000472068786621094">
                <text:p>0.000472068786621094</text:p>
              </table:table-cell>
              <table:table-cell office:value-type="float" office:value="0.00866317749023438">
                <text:p>0.00866317749023438</text:p>
              </table:table-cell>
              <table:table-cell office:value-type="float" office:value="0.0000858306884765625">
                <text:p>0.000085830688476562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104188919067383">
                <text:p>0.000104188919067383</text:p>
              </table:table-cell>
              <table:table-cell office:value-type="float" office:value="0.000429153442382813">
                <text:p>0.000429153442382813</text:p>
              </table:table-cell>
              <table:table-cell office:value-type="float" office:value="0.00830841064453125">
                <text:p>0.00830841064453125</text:p>
              </table:table-cell>
              <table:table-cell office:value-type="float" office:value="0.000226974487304687">
                <text:p>0.000226974487304687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608682632446289">
                <text:p>0.000608682632446289</text:p>
              </table:table-cell>
              <table:table-cell office:value-type="float" office:value="0.00808072090148926">
                <text:p>0.00808072090148926</text:p>
              </table:table-cell>
              <table:table-cell office:value-type="float" office:value="0.0000853538513183594">
                <text:p>0.000085353851318359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510931015014648">
                <text:p>0.000510931015014648</text:p>
              </table:table-cell>
              <table:table-cell office:value-type="float" office:value="0.00909876823425293">
                <text:p>0.00909876823425293</text:p>
              </table:table-cell>
              <table:table-cell office:value-type="float" office:value="0.000170469284057617">
                <text:p>0.00017046928405761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20909309387207">
                <text:p>0.00020909309387207</text:p>
              </table:table-cell>
              <table:table-cell office:value-type="float" office:value="0.00044560432434082">
                <text:p>0.00044560432434082</text:p>
              </table:table-cell>
              <table:table-cell office:value-type="float" office:value="0.00803613662719727">
                <text:p>0.00803613662719727</text:p>
              </table:table-cell>
              <table:table-cell office:value-type="float" office:value="0.000142097473144531">
                <text:p>0.00014209747314453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520944595336914">
                <text:p>0.000520944595336914</text:p>
              </table:table-cell>
              <table:table-cell office:value-type="float" office:value="0.00925540924072266">
                <text:p>0.00925540924072266</text:p>
              </table:table-cell>
              <table:table-cell office:value-type="float" office:value="0.000117063522338867">
                <text:p>0.00011706352233886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613927841186523">
                <text:p>0.000613927841186523</text:p>
              </table:table-cell>
              <table:table-cell office:value-type="float" office:value="0.00785899162292481">
                <text:p>0.00785899162292481</text:p>
              </table:table-cell>
              <table:table-cell office:value-type="float" office:value="0.0001068115234375">
                <text:p>0.000106811523437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496387481689453">
                <text:p>0.000496387481689453</text:p>
              </table:table-cell>
              <table:table-cell office:value-type="float" office:value="0.0083920955657959">
                <text:p>0.0083920955657959</text:p>
              </table:table-cell>
              <table:table-cell office:value-type="float" office:value="0.000151634216308594">
                <text:p>0.00015163421630859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203132629394531">
                <text:p>0.000203132629394531</text:p>
              </table:table-cell>
              <table:table-cell office:value-type="float" office:value="0.000381231307983398">
                <text:p>0.000381231307983398</text:p>
              </table:table-cell>
              <table:table-cell office:value-type="float" office:value="0.00825333595275879">
                <text:p>0.00825333595275879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136137008666992">
                <text:p>0.000136137008666992</text:p>
              </table:table-cell>
              <table:table-cell office:value-type="float" office:value="0.000382661819458008">
                <text:p>0.000382661819458008</text:p>
              </table:table-cell>
              <table:table-cell office:value-type="float" office:value="0.00876569747924805">
                <text:p>0.00876569747924805</text:p>
              </table:table-cell>
              <table:table-cell office:value-type="float" office:value="0.000106573104858398">
                <text:p>0.00010657310485839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136613845825195">
                <text:p>0.000136613845825195</text:p>
              </table:table-cell>
              <table:table-cell office:value-type="float" office:value="0.000577449798583984">
                <text:p>0.000577449798583984</text:p>
              </table:table-cell>
              <table:table-cell office:value-type="float" office:value="0.00911450386047363">
                <text:p>0.00911450386047363</text:p>
              </table:table-cell>
              <table:table-cell office:value-type="float" office:value="0.0000832080841064453">
                <text:p>0.000083208084106445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631570816040039">
                <text:p>0.000631570816040039</text:p>
              </table:table-cell>
              <table:table-cell office:value-type="float" office:value="0.00836420059204102">
                <text:p>0.00836420059204102</text:p>
              </table:table-cell>
              <table:table-cell office:value-type="float" office:value="0.000105857849121094">
                <text:p>0.00010585784912109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124692916870117">
                <text:p>0.000124692916870117</text:p>
              </table:table-cell>
              <table:table-cell office:value-type="float" office:value="0.000621795654296875">
                <text:p>0.000621795654296875</text:p>
              </table:table-cell>
              <table:table-cell office:value-type="float" office:value="0.00907969474792481">
                <text:p>0.00907969474792481</text:p>
              </table:table-cell>
              <table:table-cell office:value-type="float" office:value="0.0000860691070556641">
                <text:p>0.000086069107055664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128269195556641">
                <text:p>0.000128269195556641</text:p>
              </table:table-cell>
              <table:table-cell office:value-type="float" office:value="0.000588417053222656">
                <text:p>0.000588417053222656</text:p>
              </table:table-cell>
              <table:table-cell office:value-type="float" office:value="0.00826930999755859">
                <text:p>0.00826930999755859</text:p>
              </table:table-cell>
              <table:table-cell office:value-type="float" office:value="0.0000879764556884766">
                <text:p>0.000087976455688476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122785568237305">
                <text:p>0.000122785568237305</text:p>
              </table:table-cell>
              <table:table-cell office:value-type="float" office:value="0.000374078750610352">
                <text:p>0.000374078750610352</text:p>
              </table:table-cell>
              <table:table-cell office:value-type="float" office:value="0.00905609130859375">
                <text:p>0.00905609130859375</text:p>
              </table:table-cell>
              <table:table-cell office:value-type="float" office:value="0.000087738037109375">
                <text:p>0.00008773803710937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100374221801758">
                <text:p>0.000100374221801758</text:p>
              </table:table-cell>
              <table:table-cell office:value-type="float" office:value="0.000319480895996094">
                <text:p>0.000319480895996094</text:p>
              </table:table-cell>
              <table:table-cell office:value-type="float" office:value="0.00906896591186523">
                <text:p>0.00906896591186523</text:p>
              </table:table-cell>
              <table:table-cell office:value-type="float" office:value="0.000122308731079102">
                <text:p>0.00012230873107910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598430633544922">
                <text:p>0.000598430633544922</text:p>
              </table:table-cell>
              <table:table-cell office:value-type="float" office:value="0.00861549377441406">
                <text:p>0.00861549377441406</text:p>
              </table:table-cell>
              <table:table-cell office:value-type="float" office:value="0.000134944915771484">
                <text:p>0.000134944915771484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10371208190918">
                <text:p>0.00010371208190918</text:p>
              </table:table-cell>
              <table:table-cell office:value-type="float" office:value="0.00054168701171875">
                <text:p>0.00054168701171875</text:p>
              </table:table-cell>
              <table:table-cell office:value-type="float" office:value="0.00858092308044434">
                <text:p>0.00858092308044434</text:p>
              </table:table-cell>
              <table:table-cell office:value-type="float" office:value="0.000117301940917969">
                <text:p>0.000117301940917969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109672546386719">
                <text:p>0.000109672546386719</text:p>
              </table:table-cell>
              <table:table-cell office:value-type="float" office:value="0.000698328018188477">
                <text:p>0.000698328018188477</text:p>
              </table:table-cell>
              <table:table-cell office:value-type="float" office:value="0.00840878486633301">
                <text:p>0.00840878486633301</text:p>
              </table:table-cell>
              <table:table-cell office:value-type="float" office:value="0.000120639801025391">
                <text:p>0.00012063980102539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705957412719727">
                <text:p>0.000705957412719727</text:p>
              </table:table-cell>
              <table:table-cell office:value-type="float" office:value="0.0090630054473877">
                <text:p>0.0090630054473877</text:p>
              </table:table-cell>
              <table:table-cell office:value-type="float" office:value="0.000120401382446289">
                <text:p>0.000120401382446289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466585159301758">
                <text:p>0.000466585159301758</text:p>
              </table:table-cell>
              <table:table-cell office:value-type="float" office:value="0.00846076011657715">
                <text:p>0.00846076011657715</text:p>
              </table:table-cell>
              <table:table-cell office:value-type="float" office:value="0.000120401382446289">
                <text:p>0.00012040138244628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460386276245117">
                <text:p>0.000460386276245117</text:p>
              </table:table-cell>
              <table:table-cell office:value-type="float" office:value="0.0089879035949707">
                <text:p>0.0089879035949707</text:p>
              </table:table-cell>
              <table:table-cell office:value-type="float" office:value="0.000123262405395508">
                <text:p>0.00012326240539550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103950500488281">
                <text:p>0.000103950500488281</text:p>
              </table:table-cell>
              <table:table-cell office:value-type="float" office:value="0.000305652618408203">
                <text:p>0.000305652618408203</text:p>
              </table:table-cell>
              <table:table-cell office:value-type="float" office:value="0.00900864601135254">
                <text:p>0.00900864601135254</text:p>
              </table:table-cell>
              <table:table-cell office:value-type="float" office:value="0.000121355056762695">
                <text:p>0.00012135505676269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231027603149414">
                <text:p>0.000231027603149414</text:p>
              </table:table-cell>
              <table:table-cell office:value-type="float" office:value="0.00851345062255859">
                <text:p>0.00851345062255859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11134147644043">
                <text:p>0.00011134147644043</text:p>
              </table:table-cell>
              <table:table-cell office:value-type="float" office:value="0.000185012817382813">
                <text:p>0.000185012817382813</text:p>
              </table:table-cell>
              <table:table-cell office:value-type="float" office:value="0.00879406929016113">
                <text:p>0.00879406929016113</text:p>
              </table:table-cell>
              <table:table-cell office:value-type="float" office:value="0.000117778778076172">
                <text:p>0.00011777877807617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182390213012695">
                <text:p>0.000182390213012695</text:p>
              </table:table-cell>
              <table:table-cell office:value-type="float" office:value="0.00855517387390137">
                <text:p>0.00855517387390137</text:p>
              </table:table-cell>
              <table:table-cell office:value-type="float" office:value="0.000125408172607422">
                <text:p>0.00012540817260742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217437744140625">
                <text:p>0.000217437744140625</text:p>
              </table:table-cell>
              <table:table-cell office:value-type="float" office:value="0.00903654098510742">
                <text:p>0.00903654098510742</text:p>
              </table:table-cell>
              <table:table-cell office:value-type="float" office:value="0.0000874996185302734">
                <text:p>0.000087499618530273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103235244750977">
                <text:p>0.000103235244750977</text:p>
              </table:table-cell>
              <table:table-cell office:value-type="float" office:value="0.000334501266479492">
                <text:p>0.000334501266479492</text:p>
              </table:table-cell>
              <table:table-cell office:value-type="float" office:value="0.00858044624328613">
                <text:p>0.00858044624328613</text:p>
              </table:table-cell>
              <table:table-cell office:value-type="float" office:value="0.0000901222229003906">
                <text:p>0.0000901222229003906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688076019287109">
                <text:p>0.000688076019287109</text:p>
              </table:table-cell>
              <table:table-cell office:value-type="float" office:value="0.00912189483642578">
                <text:p>0.00912189483642578</text:p>
              </table:table-cell>
              <table:table-cell office:value-type="float" office:value="0.000119924545288086">
                <text:p>0.00011992454528808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120878219604492">
                <text:p>0.000120878219604492</text:p>
              </table:table-cell>
              <table:table-cell office:value-type="float" office:value="0.000678777694702148">
                <text:p>0.000678777694702148</text:p>
              </table:table-cell>
              <table:table-cell office:value-type="float" office:value="0.00947618484497071">
                <text:p>0.00947618484497071</text:p>
              </table:table-cell>
              <table:table-cell office:value-type="float" office:value="0.000108003616333008">
                <text:p>0.000108003616333008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138044357299805">
                <text:p>0.000138044357299805</text:p>
              </table:table-cell>
              <table:table-cell office:value-type="float" office:value="0.000748872756958008">
                <text:p>0.000748872756958008</text:p>
              </table:table-cell>
              <table:table-cell office:value-type="float" office:value="0.00925350189208985">
                <text:p>0.00925350189208985</text:p>
              </table:table-cell>
              <table:table-cell office:value-type="float" office:value="0.0000891685485839844">
                <text:p>0.00008916854858398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123023986816406">
                <text:p>0.000123023986816406</text:p>
              </table:table-cell>
              <table:table-cell office:value-type="float" office:value="0.000560283660888672">
                <text:p>0.000560283660888672</text:p>
              </table:table-cell>
              <table:table-cell office:value-type="float" office:value="0.00972628593444824">
                <text:p>0.00972628593444824</text:p>
              </table:table-cell>
              <table:table-cell office:value-type="float" office:value="0.000102519989013672">
                <text:p>0.000102519989013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